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42cm" svg:height="15.247cm" svg:x="12.927cm" svg:y="0.478cm">
            <draw:object draw:notify-on-update-of-ranges="LOGGER00.B2:LOGGER00.B2232 LOGGER00.C1:LOGGER00.C1 LOGGER00.C2:LOGGER00.C22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265.4" calcext:value-type="float">
            <text:p>265.4</text:p>
          </table:table-cell>
          <table:table-cell office:value-type="float" office:value="356.31" calcext:value-type="float">
            <text:p>356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table:style-name="ce1" table:formula="of:=[.A3]/1000/(60*60*24)" office:value-type="time" office:time-value="PT00H00M15.5S" calcext:value-type="time">
            <text:p>00:00:16</text:p>
          </table:table-cell>
          <table:table-cell office:value-type="float" office:value="1.34" calcext:value-type="float">
            <text:p>1.34</text:p>
          </table:table-cell>
          <table:table-cell office:value-type="float" office:value="264.7" calcext:value-type="float">
            <text:p>264.7</text:p>
          </table:table-cell>
          <table:table-cell office:value-type="float" office:value="354.3" calcext:value-type="float">
            <text:p>354.3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table:style-name="ce1" table:formula="of:=[.A4]/1000/(60*60*24)" office:value-type="time" office:time-value="PT00H00M31.501S" calcext:value-type="time">
            <text:p>00:00:32</text:p>
          </table:table-cell>
          <table:table-cell office:value-type="float" office:value="1.34" calcext:value-type="float">
            <text:p>1.34</text:p>
          </table:table-cell>
          <table:table-cell office:value-type="float" office:value="264.4" calcext:value-type="float">
            <text:p>264.4</text:p>
          </table:table-cell>
          <table:table-cell office:value-type="float" office:value="353.88" calcext:value-type="float">
            <text:p>353.88</text:p>
          </table:table-cell>
          <table:table-cell office:value-type="float" office:value="2.32" calcext:value-type="float">
            <text:p>2.3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7501" calcext:value-type="float">
            <text:p>47501</text:p>
          </table:table-cell>
          <table:table-cell table:style-name="ce1" table:formula="of:=[.A5]/1000/(60*60*24)" office:value-type="time" office:time-value="PT00H00M47.501S" calcext:value-type="time">
            <text:p>00:00:48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3.49" calcext:value-type="float">
            <text:p>3.49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63501" calcext:value-type="float">
            <text:p>63501</text:p>
          </table:table-cell>
          <table:table-cell table:style-name="ce1" table:formula="of:=[.A6]/1000/(60*60*24)" office:value-type="time" office:time-value="PT00H01M03.501S" calcext:value-type="time">
            <text:p>00:01:04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2.01" calcext:value-type="float">
            <text:p>352.01</text:p>
          </table:table-cell>
          <table:table-cell office:value-type="float" office:value="4.66" calcext:value-type="float">
            <text:p>4.6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79501" calcext:value-type="float">
            <text:p>79501</text:p>
          </table:table-cell>
          <table:table-cell table:style-name="ce1" table:formula="of:=[.A7]/1000/(60*60*24)" office:value-type="time" office:time-value="PT00H01M19.501S" calcext:value-type="time">
            <text:p>00:01:20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1.6" calcext:value-type="float">
            <text:p>351.6</text:p>
          </table:table-cell>
          <table:table-cell office:value-type="float" office:value="5.84" calcext:value-type="float">
            <text:p>5.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5501" calcext:value-type="float">
            <text:p>95501</text:p>
          </table:table-cell>
          <table:table-cell table:style-name="ce1" table:formula="of:=[.A8]/1000/(60*60*24)" office:value-type="time" office:time-value="PT00H01M35.501S" calcext:value-type="time">
            <text:p>00:01:36</text:p>
          </table:table-cell>
          <table:table-cell office:value-type="float" office:value="1.33" calcext:value-type="float">
            <text:p>1.33</text:p>
          </table:table-cell>
          <table:table-cell office:value-type="float" office:value="263.3" calcext:value-type="float">
            <text:p>263.3</text:p>
          </table:table-cell>
          <table:table-cell office:value-type="float" office:value="350.28" calcext:value-type="float">
            <text:p>350.28</text:p>
          </table:table-cell>
          <table:table-cell office:value-type="float" office:value="7.01" calcext:value-type="float">
            <text:p>7.01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111501" calcext:value-type="float">
            <text:p>111501</text:p>
          </table:table-cell>
          <table:table-cell table:style-name="ce1" table:formula="of:=[.A9]/1000/(60*60*24)" office:value-type="time" office:time-value="PT00H01M51.501S" calcext:value-type="time">
            <text:p>00:01:52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8.18" calcext:value-type="float">
            <text:p>8.18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27501" calcext:value-type="float">
            <text:p>127501</text:p>
          </table:table-cell>
          <table:table-cell table:style-name="ce1" table:formula="of:=[.A10]/1000/(60*60*24)" office:value-type="time" office:time-value="PT00H02M07.501S" calcext:value-type="time">
            <text:p>00:02:08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3" calcext:value-type="float">
            <text:p>349.73</text:p>
          </table:table-cell>
          <table:table-cell office:value-type="float" office:value="9.35" calcext:value-type="float">
            <text:p>9.35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143501" calcext:value-type="float">
            <text:p>143501</text:p>
          </table:table-cell>
          <table:table-cell table:style-name="ce1" table:formula="of:=[.A11]/1000/(60*60*24)" office:value-type="time" office:time-value="PT00H02M23.501S" calcext:value-type="time">
            <text:p>00:02:24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9.46" calcext:value-type="float">
            <text:p>349.46</text:p>
          </table:table-cell>
          <table:table-cell office:value-type="float" office:value="10.51" calcext:value-type="float">
            <text:p>10.51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159501" calcext:value-type="float">
            <text:p>159501</text:p>
          </table:table-cell>
          <table:table-cell table:style-name="ce1" table:formula="of:=[.A12]/1000/(60*60*24)" office:value-type="time" office:time-value="PT00H02M39.501S" calcext:value-type="time">
            <text:p>00:02:40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7" calcext:value-type="float">
            <text:p>348.27</text:p>
          </table:table-cell>
          <table:table-cell office:value-type="float" office:value="11.68" calcext:value-type="float">
            <text:p>11.68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175501" calcext:value-type="float">
            <text:p>175501</text:p>
          </table:table-cell>
          <table:table-cell table:style-name="ce1" table:formula="of:=[.A13]/1000/(60*60*24)" office:value-type="time" office:time-value="PT00H02M55.501S" calcext:value-type="time">
            <text:p>00:02:56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12.85" calcext:value-type="float">
            <text:p>12.85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191501" calcext:value-type="float">
            <text:p>191501</text:p>
          </table:table-cell>
          <table:table-cell table:style-name="ce1" table:formula="of:=[.A14]/1000/(60*60*24)" office:value-type="time" office:time-value="PT00H03M11.501S" calcext:value-type="time">
            <text:p>00:03:12</text:p>
          </table:table-cell>
          <table:table-cell office:value-type="float" office:value="1.32" calcext:value-type="float">
            <text:p>1.32</text:p>
          </table:table-cell>
          <table:table-cell office:value-type="float" office:value="262.2" calcext:value-type="float">
            <text:p>262.2</text:p>
          </table:table-cell>
          <table:table-cell office:value-type="float" office:value="346.69" calcext:value-type="float">
            <text:p>346.69</text:p>
          </table:table-cell>
          <table:table-cell office:value-type="float" office:value="14.01" calcext:value-type="float">
            <text:p>14.01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207501" calcext:value-type="float">
            <text:p>207501</text:p>
          </table:table-cell>
          <table:table-cell table:style-name="ce1" table:formula="of:=[.A15]/1000/(60*60*24)" office:value-type="time" office:time-value="PT00H03M27.501S" calcext:value-type="time">
            <text:p>00:03:28</text:p>
          </table:table-cell>
          <table:table-cell office:value-type="float" office:value="1.33" calcext:value-type="float">
            <text:p>1.33</text:p>
          </table:table-cell>
          <table:table-cell office:value-type="float" office:value="262" calcext:value-type="float">
            <text:p>262</text:p>
          </table:table-cell>
          <table:table-cell office:value-type="float" office:value="347.47" calcext:value-type="float">
            <text:p>347.47</text:p>
          </table:table-cell>
          <table:table-cell office:value-type="float" office:value="15.18" calcext:value-type="float">
            <text:p>15.18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float" office:value="223501" calcext:value-type="float">
            <text:p>223501</text:p>
          </table:table-cell>
          <table:table-cell table:style-name="ce1" table:formula="of:=[.A16]/1000/(60*60*24)" office:value-type="time" office:time-value="PT00H03M43.501S" calcext:value-type="time">
            <text:p>00:03:44</text:p>
          </table:table-cell>
          <table:table-cell office:value-type="float" office:value="1.33" calcext:value-type="float">
            <text:p>1.33</text:p>
          </table:table-cell>
          <table:table-cell office:value-type="float" office:value="261.9" calcext:value-type="float">
            <text:p>261.9</text:p>
          </table:table-cell>
          <table:table-cell office:value-type="float" office:value="347.33" calcext:value-type="float">
            <text:p>347.33</text:p>
          </table:table-cell>
          <table:table-cell office:value-type="float" office:value="16.34" calcext:value-type="float">
            <text:p>16.3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office:value-type="float" office:value="239501" calcext:value-type="float">
            <text:p>239501</text:p>
          </table:table-cell>
          <table:table-cell table:style-name="ce1" table:formula="of:=[.A17]/1000/(60*60*24)" office:value-type="time" office:time-value="PT00H03M59.501S" calcext:value-type="time">
            <text:p>00:04:00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4" calcext:value-type="float">
            <text:p>346.14</text:p>
          </table:table-cell>
          <table:table-cell office:value-type="float" office:value="17.51" calcext:value-type="float">
            <text:p>17.51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float" office:value="255501" calcext:value-type="float">
            <text:p>255501</text:p>
          </table:table-cell>
          <table:table-cell table:style-name="ce1" table:formula="of:=[.A18]/1000/(60*60*24)" office:value-type="time" office:time-value="PT00H04M15.501S" calcext:value-type="time">
            <text:p>00:04:16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18.67" calcext:value-type="float">
            <text:p>18.67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float" office:value="271501" calcext:value-type="float">
            <text:p>271501</text:p>
          </table:table-cell>
          <table:table-cell table:style-name="ce1" table:formula="of:=[.A19]/1000/(60*60*24)" office:value-type="time" office:time-value="PT00H04M31.501S" calcext:value-type="time">
            <text:p>00:04:32</text:p>
          </table:table-cell>
          <table:table-cell office:value-type="float" office:value="1.32" calcext:value-type="float">
            <text:p>1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45.74" calcext:value-type="float">
            <text:p>345.74</text:p>
          </table:table-cell>
          <table:table-cell office:value-type="float" office:value="19.83" calcext:value-type="float">
            <text:p>19.83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287501" calcext:value-type="float">
            <text:p>287501</text:p>
          </table:table-cell>
          <table:table-cell table:style-name="ce1" table:formula="of:=[.A20]/1000/(60*60*24)" office:value-type="time" office:time-value="PT00H04M47.501S" calcext:value-type="time">
            <text:p>00:04:48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5.47" calcext:value-type="float">
            <text:p>345.47</text:p>
          </table:table-cell>
          <table:table-cell office:value-type="float" office:value="20.99" calcext:value-type="float">
            <text:p>20.9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03501" calcext:value-type="float">
            <text:p>303501</text:p>
          </table:table-cell>
          <table:table-cell table:style-name="ce1" table:formula="of:=[.A21]/1000/(60*60*24)" office:value-type="time" office:time-value="PT00H05M03.501S" calcext:value-type="time">
            <text:p>00:05:04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5.34" calcext:value-type="float">
            <text:p>345.34</text:p>
          </table:table-cell>
          <table:table-cell office:value-type="float" office:value="22.15" calcext:value-type="float">
            <text:p>22.15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float" office:value="319501" calcext:value-type="float">
            <text:p>319501</text:p>
          </table:table-cell>
          <table:table-cell table:style-name="ce1" table:formula="of:=[.A22]/1000/(60*60*24)" office:value-type="time" office:time-value="PT00H05M19.501S" calcext:value-type="time">
            <text:p>00:05:20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23.31" calcext:value-type="float">
            <text:p>23.31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float" office:value="335501" calcext:value-type="float">
            <text:p>335501</text:p>
          </table:table-cell>
          <table:table-cell table:style-name="ce1" table:formula="of:=[.A23]/1000/(60*60*24)" office:value-type="time" office:time-value="PT00H05M35.501S" calcext:value-type="time">
            <text:p>00:05:36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24.47" calcext:value-type="float">
            <text:p>24.47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1501" calcext:value-type="float">
            <text:p>351501</text:p>
          </table:table-cell>
          <table:table-cell table:style-name="ce1" table:formula="of:=[.A24]/1000/(60*60*24)" office:value-type="time" office:time-value="PT00H05M51.501S" calcext:value-type="time">
            <text:p>00:05:52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25.63" calcext:value-type="float">
            <text:p>25.63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1">
          <table:table-cell office:value-type="float" office:value="367501" calcext:value-type="float">
            <text:p>367501</text:p>
          </table:table-cell>
          <table:table-cell table:style-name="ce1" table:formula="of:=[.A25]/1000/(60*60*24)" office:value-type="time" office:time-value="PT00H06M07.501S" calcext:value-type="time">
            <text:p>00:06:08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26.79" calcext:value-type="float">
            <text:p>26.79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383501" calcext:value-type="float">
            <text:p>383501</text:p>
          </table:table-cell>
          <table:table-cell table:style-name="ce1" table:formula="of:=[.A26]/1000/(60*60*24)" office:value-type="time" office:time-value="PT00H06M23.501S" calcext:value-type="time">
            <text:p>00:06:24</text:p>
          </table:table-cell>
          <table:table-cell office:value-type="float" office:value="1.32" calcext:value-type="float">
            <text:p>1.32</text:p>
          </table:table-cell>
          <table:table-cell office:value-type="float" office:value="260.5" calcext:value-type="float">
            <text:p>260.5</text:p>
          </table:table-cell>
          <table:table-cell office:value-type="float" office:value="343.35" calcext:value-type="float">
            <text:p>343.35</text:p>
          </table:table-cell>
          <table:table-cell office:value-type="float" office:value="27.95" calcext:value-type="float">
            <text:p>27.95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399501" calcext:value-type="float">
            <text:p>399501</text:p>
          </table:table-cell>
          <table:table-cell table:style-name="ce1" table:formula="of:=[.A27]/1000/(60*60*24)" office:value-type="time" office:time-value="PT00H06M39.501S" calcext:value-type="time">
            <text:p>00:06:40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office:value-type="float" office:value="29.11" calcext:value-type="float">
            <text:p>29.11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415501" calcext:value-type="float">
            <text:p>415501</text:p>
          </table:table-cell>
          <table:table-cell table:style-name="ce1" table:formula="of:=[.A28]/1000/(60*60*24)" office:value-type="time" office:time-value="PT00H06M55.501S" calcext:value-type="time">
            <text:p>00:06:56</text:p>
          </table:table-cell>
          <table:table-cell office:value-type="float" office:value="1.32" calcext:value-type="float">
            <text:p>1.32</text:p>
          </table:table-cell>
          <table:table-cell office:value-type="float" office:value="260.3" calcext:value-type="float">
            <text:p>260.3</text:p>
          </table:table-cell>
          <table:table-cell office:value-type="float" office:value="343.08" calcext:value-type="float">
            <text:p>343.08</text:p>
          </table:table-cell>
          <table:table-cell office:value-type="float" office:value="30.26" calcext:value-type="float">
            <text:p>30.26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float" office:value="431501" calcext:value-type="float">
            <text:p>431501</text:p>
          </table:table-cell>
          <table:table-cell table:style-name="ce1" table:formula="of:=[.A29]/1000/(60*60*24)" office:value-type="time" office:time-value="PT00H07M11.501S" calcext:value-type="time">
            <text:p>00:07:12</text:p>
          </table:table-cell>
          <table:table-cell office:value-type="float" office:value="1.32" calcext:value-type="float">
            <text:p>1.32</text:p>
          </table:table-cell>
          <table:table-cell office:value-type="float" office:value="260.2" calcext:value-type="float">
            <text:p>260.2</text:p>
          </table:table-cell>
          <table:table-cell office:value-type="float" office:value="342.95" calcext:value-type="float">
            <text:p>342.95</text:p>
          </table:table-cell>
          <table:table-cell office:value-type="float" office:value="31.42" calcext:value-type="float">
            <text:p>31.42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1">
          <table:table-cell office:value-type="float" office:value="447501" calcext:value-type="float">
            <text:p>447501</text:p>
          </table:table-cell>
          <table:table-cell table:style-name="ce1" table:formula="of:=[.A30]/1000/(60*60*24)" office:value-type="time" office:time-value="PT00H07M27.501S" calcext:value-type="time">
            <text:p>00:07:28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32.58" calcext:value-type="float">
            <text:p>32.58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463501" calcext:value-type="float">
            <text:p>463501</text:p>
          </table:table-cell>
          <table:table-cell table:style-name="ce1" table:formula="of:=[.A31]/1000/(60*60*24)" office:value-type="time" office:time-value="PT00H07M43.501S" calcext:value-type="time">
            <text:p>00:07:44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33.73" calcext:value-type="float">
            <text:p>33.73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479501" calcext:value-type="float">
            <text:p>479501</text:p>
          </table:table-cell>
          <table:table-cell table:style-name="ce1" table:formula="of:=[.A32]/1000/(60*60*24)" office:value-type="time" office:time-value="PT00H07M59.501S" calcext:value-type="time">
            <text:p>00:08:00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" calcext:value-type="float">
            <text:p>341.5</text:p>
          </table:table-cell>
          <table:table-cell office:value-type="float" office:value="34.89" calcext:value-type="float">
            <text:p>34.89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495501" calcext:value-type="float">
            <text:p>495501</text:p>
          </table:table-cell>
          <table:table-cell table:style-name="ce1" table:formula="of:=[.A33]/1000/(60*60*24)" office:value-type="time" office:time-value="PT00H08M15.501S" calcext:value-type="time">
            <text:p>00:08:16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36.04" calcext:value-type="float">
            <text:p>36.04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float" office:value="511501" calcext:value-type="float">
            <text:p>511501</text:p>
          </table:table-cell>
          <table:table-cell table:style-name="ce1" table:formula="of:=[.A34]/1000/(60*60*24)" office:value-type="time" office:time-value="PT00H08M31.501S" calcext:value-type="time">
            <text:p>00:08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1.1" calcext:value-type="float">
            <text:p>341.1</text:p>
          </table:table-cell>
          <table:table-cell office:value-type="float" office:value="37.2" calcext:value-type="float">
            <text:p>37.2</text:p>
          </table:table-cell>
          <table:table-cell office:value-type="float" office:value="49.23" calcext:value-type="float">
            <text:p>49.23</text:p>
          </table:table-cell>
        </table:table-row>
        <table:table-row table:style-name="ro1">
          <table:table-cell office:value-type="float" office:value="527501" calcext:value-type="float">
            <text:p>527501</text:p>
          </table:table-cell>
          <table:table-cell table:style-name="ce1" table:formula="of:=[.A35]/1000/(60*60*24)" office:value-type="time" office:time-value="PT00H08M47.501S" calcext:value-type="time">
            <text:p>00:08:48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1.1" calcext:value-type="float">
            <text:p>341.1</text:p>
          </table:table-cell>
          <table:table-cell office:value-type="float" office:value="38.35" calcext:value-type="float">
            <text:p>38.35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543501" calcext:value-type="float">
            <text:p>543501</text:p>
          </table:table-cell>
          <table:table-cell table:style-name="ce1" table:formula="of:=[.A36]/1000/(60*60*24)" office:value-type="time" office:time-value="PT00H09M03.501S" calcext:value-type="time">
            <text:p>00:09:04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9.93" calcext:value-type="float">
            <text:p>339.93</text:p>
          </table:table-cell>
          <table:table-cell office:value-type="float" office:value="39.5" calcext:value-type="float">
            <text:p>39.5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float" office:value="559501" calcext:value-type="float">
            <text:p>559501</text:p>
          </table:table-cell>
          <table:table-cell table:style-name="ce1" table:formula="of:=[.A37]/1000/(60*60*24)" office:value-type="time" office:time-value="PT00H09M19.501S" calcext:value-type="time">
            <text:p>00:09:20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40.66" calcext:value-type="float">
            <text:p>40.66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float" office:value="575501" calcext:value-type="float">
            <text:p>575501</text:p>
          </table:table-cell>
          <table:table-cell table:style-name="ce1" table:formula="of:=[.A38]/1000/(60*60*24)" office:value-type="time" office:time-value="PT00H09M35.501S" calcext:value-type="time">
            <text:p>00:09:36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41.81" calcext:value-type="float">
            <text:p>41.81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office:value-type="float" office:value="591501" calcext:value-type="float">
            <text:p>591501</text:p>
          </table:table-cell>
          <table:table-cell table:style-name="ce1" table:formula="of:=[.A39]/1000/(60*60*24)" office:value-type="time" office:time-value="PT00H09M51.501S" calcext:value-type="time">
            <text:p>00:09:52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42.96" calcext:value-type="float">
            <text:p>42.96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float" office:value="607501" calcext:value-type="float">
            <text:p>607501</text:p>
          </table:table-cell>
          <table:table-cell table:style-name="ce1" table:formula="of:=[.A40]/1000/(60*60*24)" office:value-type="time" office:time-value="PT00H10M07.501S" calcext:value-type="time">
            <text:p>00:10:08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44.11" calcext:value-type="float">
            <text:p>44.1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623501" calcext:value-type="float">
            <text:p>623501</text:p>
          </table:table-cell>
          <table:table-cell table:style-name="ce1" table:formula="of:=[.A41]/1000/(60*60*24)" office:value-type="time" office:time-value="PT00H10M23.501S" calcext:value-type="time">
            <text:p>00:10:24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45.26" calcext:value-type="float">
            <text:p>45.26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639501" calcext:value-type="float">
            <text:p>639501</text:p>
          </table:table-cell>
          <table:table-cell table:style-name="ce1" table:formula="of:=[.A42]/1000/(60*60*24)" office:value-type="time" office:time-value="PT00H10M39.501S" calcext:value-type="time">
            <text:p>00:10:40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46.41" calcext:value-type="float">
            <text:p>46.41</text:p>
          </table:table-cell>
          <table:table-cell office:value-type="float" office:value="61.31" calcext:value-type="float">
            <text:p>61.31</text:p>
          </table:table-cell>
        </table:table-row>
        <table:table-row table:style-name="ro1">
          <table:table-cell office:value-type="float" office:value="655501" calcext:value-type="float">
            <text:p>655501</text:p>
          </table:table-cell>
          <table:table-cell table:style-name="ce1" table:formula="of:=[.A43]/1000/(60*60*24)" office:value-type="time" office:time-value="PT00H10M55.501S" calcext:value-type="time">
            <text:p>00:10:56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8.99" calcext:value-type="float">
            <text:p>338.99</text:p>
          </table:table-cell>
          <table:table-cell office:value-type="float" office:value="47.56" calcext:value-type="float">
            <text:p>47.56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671501" calcext:value-type="float">
            <text:p>671501</text:p>
          </table:table-cell>
          <table:table-cell table:style-name="ce1" table:formula="of:=[.A44]/1000/(60*60*24)" office:value-type="time" office:time-value="PT00H11M11.501S" calcext:value-type="time">
            <text:p>00:11:12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48.71" calcext:value-type="float">
            <text:p>48.71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float" office:value="687501" calcext:value-type="float">
            <text:p>687501</text:p>
          </table:table-cell>
          <table:table-cell table:style-name="ce1" table:formula="of:=[.A45]/1000/(60*60*24)" office:value-type="time" office:time-value="PT00H11M27.501S" calcext:value-type="time">
            <text:p>00:11:28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49.86" calcext:value-type="float">
            <text:p>49.86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table:style-name="ce1" table:formula="of:=[.A46]/1000/(60*60*24)" office:value-type="time" office:time-value="PT00H11M43.501S" calcext:value-type="time">
            <text:p>00:11:44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51.01" calcext:value-type="float">
            <text:p>51.01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office:value-type="float" office:value="719501" calcext:value-type="float">
            <text:p>719501</text:p>
          </table:table-cell>
          <table:table-cell table:style-name="ce1" table:formula="of:=[.A47]/1000/(60*60*24)" office:value-type="time" office:time-value="PT00H11M59.501S" calcext:value-type="time">
            <text:p>00:12:00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52.16" calcext:value-type="float">
            <text:p>52.16</text:p>
          </table:table-cell>
          <table:table-cell office:value-type="float" office:value="68.82" calcext:value-type="float">
            <text:p>68.82</text:p>
          </table:table-cell>
        </table:table-row>
        <table:table-row table:style-name="ro1">
          <table:table-cell office:value-type="float" office:value="735501" calcext:value-type="float">
            <text:p>735501</text:p>
          </table:table-cell>
          <table:table-cell table:style-name="ce1" table:formula="of:=[.A48]/1000/(60*60*24)" office:value-type="time" office:time-value="PT00H12M15.501S" calcext:value-type="time">
            <text:p>00:12:16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53.31" calcext:value-type="float">
            <text:p>53.31</text:p>
          </table:table-cell>
          <table:table-cell office:value-type="float" office:value="70.32" calcext:value-type="float">
            <text:p>70.32</text:p>
          </table:table-cell>
        </table:table-row>
        <table:table-row table:style-name="ro1">
          <table:table-cell office:value-type="float" office:value="751501" calcext:value-type="float">
            <text:p>751501</text:p>
          </table:table-cell>
          <table:table-cell table:style-name="ce1" table:formula="of:=[.A49]/1000/(60*60*24)" office:value-type="time" office:time-value="PT00H12M31.501S" calcext:value-type="time">
            <text:p>00:12:32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7" calcext:value-type="float">
            <text:p>337.17</text:p>
          </table:table-cell>
          <table:table-cell office:value-type="float" office:value="54.46" calcext:value-type="float">
            <text:p>54.46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767501" calcext:value-type="float">
            <text:p>767501</text:p>
          </table:table-cell>
          <table:table-cell table:style-name="ce1" table:formula="of:=[.A50]/1000/(60*60*24)" office:value-type="time" office:time-value="PT00H12M47.501S" calcext:value-type="time">
            <text:p>00:12:48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6" calcext:value-type="float">
            <text:p>336</text:p>
          </table:table-cell>
          <table:table-cell office:value-type="float" office:value="55.61" calcext:value-type="float">
            <text:p>55.61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783501" calcext:value-type="float">
            <text:p>783501</text:p>
          </table:table-cell>
          <table:table-cell table:style-name="ce1" table:formula="of:=[.A51]/1000/(60*60*24)" office:value-type="time" office:time-value="PT00H13M03.501S" calcext:value-type="time">
            <text:p>00:13:04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56.75" calcext:value-type="float">
            <text:p>56.75</text:p>
          </table:table-cell>
          <table:table-cell office:value-type="float" office:value="74.81" calcext:value-type="float">
            <text:p>74.81</text:p>
          </table:table-cell>
        </table:table-row>
        <table:table-row table:style-name="ro1">
          <table:table-cell office:value-type="float" office:value="799501" calcext:value-type="float">
            <text:p>799501</text:p>
          </table:table-cell>
          <table:table-cell table:style-name="ce1" table:formula="of:=[.A52]/1000/(60*60*24)" office:value-type="time" office:time-value="PT00H13M19.501S" calcext:value-type="time">
            <text:p>00:13:20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6" calcext:value-type="float">
            <text:p>335.86</text:p>
          </table:table-cell>
          <table:table-cell office:value-type="float" office:value="57.9" calcext:value-type="float">
            <text:p>57.9</text:p>
          </table:table-cell>
          <table:table-cell office:value-type="float" office:value="76.31" calcext:value-type="float">
            <text:p>76.31</text:p>
          </table:table-cell>
        </table:table-row>
        <table:table-row table:style-name="ro1">
          <table:table-cell office:value-type="float" office:value="815501" calcext:value-type="float">
            <text:p>815501</text:p>
          </table:table-cell>
          <table:table-cell table:style-name="ce1" table:formula="of:=[.A53]/1000/(60*60*24)" office:value-type="time" office:time-value="PT00H13M35.501S" calcext:value-type="time">
            <text:p>00:13:36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59.05" calcext:value-type="float">
            <text:p>59.05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831501" calcext:value-type="float">
            <text:p>831501</text:p>
          </table:table-cell>
          <table:table-cell table:style-name="ce1" table:formula="of:=[.A54]/1000/(60*60*24)" office:value-type="time" office:time-value="PT00H13M51.501S" calcext:value-type="time">
            <text:p>00:13:52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60.19" calcext:value-type="float">
            <text:p>60.19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847501" calcext:value-type="float">
            <text:p>847501</text:p>
          </table:table-cell>
          <table:table-cell table:style-name="ce1" table:formula="of:=[.A55]/1000/(60*60*24)" office:value-type="time" office:time-value="PT00H14M07.501S" calcext:value-type="time">
            <text:p>00:14:08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61.34" calcext:value-type="float">
            <text:p>61.34</text:p>
          </table:table-cell>
          <table:table-cell office:value-type="float" office:value="80.79" calcext:value-type="float">
            <text:p>80.79</text:p>
          </table:table-cell>
        </table:table-row>
        <table:table-row table:style-name="ro1">
          <table:table-cell office:value-type="float" office:value="863501" calcext:value-type="float">
            <text:p>863501</text:p>
          </table:table-cell>
          <table:table-cell table:style-name="ce1" table:formula="of:=[.A56]/1000/(60*60*24)" office:value-type="time" office:time-value="PT00H14M23.501S" calcext:value-type="time">
            <text:p>00:14:24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62.48" calcext:value-type="float">
            <text:p>62.48</text:p>
          </table:table-cell>
          <table:table-cell office:value-type="float" office:value="82.28" calcext:value-type="float">
            <text:p>82.28</text:p>
          </table:table-cell>
        </table:table-row>
        <table:table-row table:style-name="ro1">
          <table:table-cell office:value-type="float" office:value="879501" calcext:value-type="float">
            <text:p>879501</text:p>
          </table:table-cell>
          <table:table-cell table:style-name="ce1" table:formula="of:=[.A57]/1000/(60*60*24)" office:value-type="time" office:time-value="PT00H14M39.501S" calcext:value-type="time">
            <text:p>00:14:40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63.63" calcext:value-type="float">
            <text:p>63.63</text:p>
          </table:table-cell>
          <table:table-cell office:value-type="float" office:value="83.77" calcext:value-type="float">
            <text:p>83.77</text:p>
          </table:table-cell>
        </table:table-row>
        <table:table-row table:style-name="ro1">
          <table:table-cell office:value-type="float" office:value="895501" calcext:value-type="float">
            <text:p>895501</text:p>
          </table:table-cell>
          <table:table-cell table:style-name="ce1" table:formula="of:=[.A58]/1000/(60*60*24)" office:value-type="time" office:time-value="PT00H14M55.501S" calcext:value-type="time">
            <text:p>00:14:56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64.77" calcext:value-type="float">
            <text:p>64.77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911501" calcext:value-type="float">
            <text:p>911501</text:p>
          </table:table-cell>
          <table:table-cell table:style-name="ce1" table:formula="of:=[.A59]/1000/(60*60*24)" office:value-type="time" office:time-value="PT00H15M11.501S" calcext:value-type="time">
            <text:p>00:15:12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65.92" calcext:value-type="float">
            <text:p>65.92</text:p>
          </table:table-cell>
          <table:table-cell office:value-type="float" office:value="86.75" calcext:value-type="float">
            <text:p>86.75</text:p>
          </table:table-cell>
        </table:table-row>
        <table:table-row table:style-name="ro1">
          <table:table-cell office:value-type="float" office:value="927501" calcext:value-type="float">
            <text:p>927501</text:p>
          </table:table-cell>
          <table:table-cell table:style-name="ce1" table:formula="of:=[.A60]/1000/(60*60*24)" office:value-type="time" office:time-value="PT00H15M27.501S" calcext:value-type="time">
            <text:p>00:15:28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67.06" calcext:value-type="float">
            <text:p>67.06</text:p>
          </table:table-cell>
          <table:table-cell office:value-type="float" office:value="88.24" calcext:value-type="float">
            <text:p>88.24</text:p>
          </table:table-cell>
        </table:table-row>
        <table:table-row table:style-name="ro1">
          <table:table-cell office:value-type="float" office:value="943501" calcext:value-type="float">
            <text:p>943501</text:p>
          </table:table-cell>
          <table:table-cell table:style-name="ce1" table:formula="of:=[.A61]/1000/(60*60*24)" office:value-type="time" office:time-value="PT00H15M43.501S" calcext:value-type="time">
            <text:p>00:15:44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4.94" calcext:value-type="float">
            <text:p>334.94</text:p>
          </table:table-cell>
          <table:table-cell office:value-type="float" office:value="68.2" calcext:value-type="float">
            <text:p>68.2</text:p>
          </table:table-cell>
          <table:table-cell office:value-type="float" office:value="89.72" calcext:value-type="float">
            <text:p>89.72</text:p>
          </table:table-cell>
        </table:table-row>
        <table:table-row table:style-name="ro1">
          <table:table-cell office:value-type="float" office:value="959501" calcext:value-type="float">
            <text:p>959501</text:p>
          </table:table-cell>
          <table:table-cell table:style-name="ce1" table:formula="of:=[.A62]/1000/(60*60*24)" office:value-type="time" office:time-value="PT00H15M59.501S" calcext:value-type="time">
            <text:p>00:16:00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" calcext:value-type="float">
            <text:p>333.9</text:p>
          </table:table-cell>
          <table:table-cell office:value-type="float" office:value="69.35" calcext:value-type="float">
            <text:p>69.35</text:p>
          </table:table-cell>
          <table:table-cell office:value-type="float" office:value="91.21" calcext:value-type="float">
            <text:p>91.21</text:p>
          </table:table-cell>
        </table:table-row>
        <table:table-row table:style-name="ro1">
          <table:table-cell office:value-type="float" office:value="975501" calcext:value-type="float">
            <text:p>975501</text:p>
          </table:table-cell>
          <table:table-cell table:style-name="ce1" table:formula="of:=[.A63]/1000/(60*60*24)" office:value-type="time" office:time-value="PT00H16M15.501S" calcext:value-type="time">
            <text:p>00:16:16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70.49" calcext:value-type="float">
            <text:p>70.49</text:p>
          </table:table-cell>
          <table:table-cell office:value-type="float" office:value="92.69" calcext:value-type="float">
            <text:p>92.69</text:p>
          </table:table-cell>
        </table:table-row>
        <table:table-row table:style-name="ro1">
          <table:table-cell office:value-type="float" office:value="991501" calcext:value-type="float">
            <text:p>991501</text:p>
          </table:table-cell>
          <table:table-cell table:style-name="ce1" table:formula="of:=[.A64]/1000/(60*60*24)" office:value-type="time" office:time-value="PT00H16M31.501S" calcext:value-type="time">
            <text:p>00:16:32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71.63" calcext:value-type="float">
            <text:p>71.63</text:p>
          </table:table-cell>
          <table:table-cell office:value-type="float" office:value="94.18" calcext:value-type="float">
            <text:p>94.18</text:p>
          </table:table-cell>
        </table:table-row>
        <table:table-row table:style-name="ro1">
          <table:table-cell office:value-type="float" office:value="1007501" calcext:value-type="float">
            <text:p>1007501</text:p>
          </table:table-cell>
          <table:table-cell table:style-name="ce1" table:formula="of:=[.A65]/1000/(60*60*24)" office:value-type="time" office:time-value="PT00H16M47.501S" calcext:value-type="time">
            <text:p>00:16:48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72.78" calcext:value-type="float">
            <text:p>72.78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float" office:value="1023501" calcext:value-type="float">
            <text:p>1023501</text:p>
          </table:table-cell>
          <table:table-cell table:style-name="ce1" table:formula="of:=[.A66]/1000/(60*60*24)" office:value-type="time" office:time-value="PT00H17M03.501S" calcext:value-type="time">
            <text:p>00:17:04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73.92" calcext:value-type="float">
            <text:p>73.92</text:p>
          </table:table-cell>
          <table:table-cell office:value-type="float" office:value="97.14" calcext:value-type="float">
            <text:p>97.14</text:p>
          </table:table-cell>
        </table:table-row>
        <table:table-row table:style-name="ro1">
          <table:table-cell office:value-type="float" office:value="1039501" calcext:value-type="float">
            <text:p>1039501</text:p>
          </table:table-cell>
          <table:table-cell table:style-name="ce1" table:formula="of:=[.A67]/1000/(60*60*24)" office:value-type="time" office:time-value="PT00H17M19.501S" calcext:value-type="time">
            <text:p>00:17:20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5" calcext:value-type="float">
            <text:p>333.25</text:p>
          </table:table-cell>
          <table:table-cell office:value-type="float" office:value="75.06" calcext:value-type="float">
            <text:p>75.06</text:p>
          </table:table-cell>
          <table:table-cell office:value-type="float" office:value="98.62" calcext:value-type="float">
            <text:p>98.62</text:p>
          </table:table-cell>
        </table:table-row>
        <table:table-row table:style-name="ro1">
          <table:table-cell office:value-type="float" office:value="1055501" calcext:value-type="float">
            <text:p>1055501</text:p>
          </table:table-cell>
          <table:table-cell table:style-name="ce1" table:formula="of:=[.A68]/1000/(60*60*24)" office:value-type="time" office:time-value="PT00H17M35.501S" calcext:value-type="time">
            <text:p>00:17:36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76.2" calcext:value-type="float">
            <text:p>76.2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071501" calcext:value-type="float">
            <text:p>1071501</text:p>
          </table:table-cell>
          <table:table-cell table:style-name="ce1" table:formula="of:=[.A69]/1000/(60*60*24)" office:value-type="time" office:time-value="PT00H17M51.501S" calcext:value-type="time">
            <text:p>00:17:52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77.34" calcext:value-type="float">
            <text:p>77.34</text:p>
          </table:table-cell>
          <table:table-cell office:value-type="float" office:value="101.59" calcext:value-type="float">
            <text:p>101.59</text:p>
          </table:table-cell>
        </table:table-row>
        <table:table-row table:style-name="ro1">
          <table:table-cell office:value-type="float" office:value="1087501" calcext:value-type="float">
            <text:p>1087501</text:p>
          </table:table-cell>
          <table:table-cell table:style-name="ce1" table:formula="of:=[.A70]/1000/(60*60*24)" office:value-type="time" office:time-value="PT00H18M07.501S" calcext:value-type="time">
            <text:p>00:18:08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78.48" calcext:value-type="float">
            <text:p>78.48</text:p>
          </table:table-cell>
          <table:table-cell office:value-type="float" office:value="103.07" calcext:value-type="float">
            <text:p>103.07</text:p>
          </table:table-cell>
        </table:table-row>
        <table:table-row table:style-name="ro1">
          <table:table-cell office:value-type="float" office:value="1103501" calcext:value-type="float">
            <text:p>1103501</text:p>
          </table:table-cell>
          <table:table-cell table:style-name="ce1" table:formula="of:=[.A71]/1000/(60*60*24)" office:value-type="time" office:time-value="PT00H18M23.501S" calcext:value-type="time">
            <text:p>00:18:24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79.62" calcext:value-type="float">
            <text:p>79.62</text:p>
          </table:table-cell>
          <table:table-cell office:value-type="float" office:value="104.54" calcext:value-type="float">
            <text:p>104.54</text:p>
          </table:table-cell>
        </table:table-row>
        <table:table-row table:style-name="ro1">
          <table:table-cell office:value-type="float" office:value="1119501" calcext:value-type="float">
            <text:p>1119501</text:p>
          </table:table-cell>
          <table:table-cell table:style-name="ce1" table:formula="of:=[.A72]/1000/(60*60*24)" office:value-type="time" office:time-value="PT00H18M39.501S" calcext:value-type="time">
            <text:p>00:18:40</text:p>
          </table:table-cell>
          <table:table-cell office:value-type="float" office:value="1.3" calcext:value-type="float">
            <text:p>1.3</text:p>
          </table:table-cell>
          <table:table-cell office:value-type="float" office:value="256.5" calcext:value-type="float">
            <text:p>256.5</text:p>
          </table:table-cell>
          <table:table-cell office:value-type="float" office:value="332.85" calcext:value-type="float">
            <text:p>332.85</text:p>
          </table:table-cell>
          <table:table-cell office:value-type="float" office:value="80.76" calcext:value-type="float">
            <text:p>80.76</text:p>
          </table:table-cell>
          <table:table-cell office:value-type="float" office:value="106.02" calcext:value-type="float">
            <text:p>106.02</text:p>
          </table:table-cell>
        </table:table-row>
        <table:table-row table:style-name="ro1">
          <table:table-cell office:value-type="float" office:value="1135501" calcext:value-type="float">
            <text:p>1135501</text:p>
          </table:table-cell>
          <table:table-cell table:style-name="ce1" table:formula="of:=[.A73]/1000/(60*60*24)" office:value-type="time" office:time-value="PT00H18M55.501S" calcext:value-type="time">
            <text:p>00:18:56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81.9" calcext:value-type="float">
            <text:p>81.9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151501" calcext:value-type="float">
            <text:p>1151501</text:p>
          </table:table-cell>
          <table:table-cell table:style-name="ce1" table:formula="of:=[.A74]/1000/(60*60*24)" office:value-type="time" office:time-value="PT00H19M11.501S" calcext:value-type="time">
            <text:p>00:19:12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83.04" calcext:value-type="float">
            <text:p>83.04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float" office:value="1167501" calcext:value-type="float">
            <text:p>1167501</text:p>
          </table:table-cell>
          <table:table-cell table:style-name="ce1" table:formula="of:=[.A75]/1000/(60*60*24)" office:value-type="time" office:time-value="PT00H19M27.501S" calcext:value-type="time">
            <text:p>00:19:28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84.18" calcext:value-type="float">
            <text:p>84.18</text:p>
          </table:table-cell>
          <table:table-cell office:value-type="float" office:value="110.45" calcext:value-type="float">
            <text:p>110.45</text:p>
          </table:table-cell>
        </table:table-row>
        <table:table-row table:style-name="ro1">
          <table:table-cell office:value-type="float" office:value="1183501" calcext:value-type="float">
            <text:p>1183501</text:p>
          </table:table-cell>
          <table:table-cell table:style-name="ce1" table:formula="of:=[.A76]/1000/(60*60*24)" office:value-type="time" office:time-value="PT00H19M43.501S" calcext:value-type="time">
            <text:p>00:19:44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85.32" calcext:value-type="float">
            <text:p>85.32</text:p>
          </table:table-cell>
          <table:table-cell office:value-type="float" office:value="111.92" calcext:value-type="float">
            <text:p>111.92</text:p>
          </table:table-cell>
        </table:table-row>
        <table:table-row table:style-name="ro1">
          <table:table-cell office:value-type="float" office:value="1199501" calcext:value-type="float">
            <text:p>1199501</text:p>
          </table:table-cell>
          <table:table-cell table:style-name="ce1" table:formula="of:=[.A77]/1000/(60*60*24)" office:value-type="time" office:time-value="PT00H19M59.501S" calcext:value-type="time">
            <text:p>00:20:00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2" calcext:value-type="float">
            <text:p>331.42</text:p>
          </table:table-cell>
          <table:table-cell office:value-type="float" office:value="86.46" calcext:value-type="float">
            <text:p>86.46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1215501" calcext:value-type="float">
            <text:p>1215501</text:p>
          </table:table-cell>
          <table:table-cell table:style-name="ce1" table:formula="of:=[.A78]/1000/(60*60*24)" office:value-type="time" office:time-value="PT00H20M15.501S" calcext:value-type="time">
            <text:p>00:20:16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87.6" calcext:value-type="float">
            <text:p>87.6</text:p>
          </table:table-cell>
          <table:table-cell office:value-type="float" office:value="114.87" calcext:value-type="float">
            <text:p>114.87</text:p>
          </table:table-cell>
        </table:table-row>
        <table:table-row table:style-name="ro1">
          <table:table-cell office:value-type="float" office:value="1231501" calcext:value-type="float">
            <text:p>1231501</text:p>
          </table:table-cell>
          <table:table-cell table:style-name="ce1" table:formula="of:=[.A79]/1000/(60*60*24)" office:value-type="time" office:time-value="PT00H20M31.501S" calcext:value-type="time">
            <text:p>00:20:32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88.74" calcext:value-type="float">
            <text:p>88.74</text:p>
          </table:table-cell>
          <table:table-cell office:value-type="float" office:value="116.34" calcext:value-type="float">
            <text:p>116.34</text:p>
          </table:table-cell>
        </table:table-row>
        <table:table-row table:style-name="ro1">
          <table:table-cell office:value-type="float" office:value="1247501" calcext:value-type="float">
            <text:p>1247501</text:p>
          </table:table-cell>
          <table:table-cell table:style-name="ce1" table:formula="of:=[.A80]/1000/(60*60*24)" office:value-type="time" office:time-value="PT00H20M47.501S" calcext:value-type="time">
            <text:p>00:20:48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89.88" calcext:value-type="float">
            <text:p>89.88</text:p>
          </table:table-cell>
          <table:table-cell office:value-type="float" office:value="117.81" calcext:value-type="float">
            <text:p>117.81</text:p>
          </table:table-cell>
        </table:table-row>
        <table:table-row table:style-name="ro1">
          <table:table-cell office:value-type="float" office:value="1263501" calcext:value-type="float">
            <text:p>1263501</text:p>
          </table:table-cell>
          <table:table-cell table:style-name="ce1" table:formula="of:=[.A81]/1000/(60*60*24)" office:value-type="time" office:time-value="PT00H21M03.501S" calcext:value-type="time">
            <text:p>00:21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1.01" calcext:value-type="float">
            <text:p>91.01</text:p>
          </table:table-cell>
          <table:table-cell office:value-type="float" office:value="119.29" calcext:value-type="float">
            <text:p>119.29</text:p>
          </table:table-cell>
        </table:table-row>
        <table:table-row table:style-name="ro1">
          <table:table-cell office:value-type="float" office:value="1279501" calcext:value-type="float">
            <text:p>1279501</text:p>
          </table:table-cell>
          <table:table-cell table:style-name="ce1" table:formula="of:=[.A82]/1000/(60*60*24)" office:value-type="time" office:time-value="PT00H21M19.501S" calcext:value-type="time">
            <text:p>00:21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2.15" calcext:value-type="float">
            <text:p>92.15</text:p>
          </table:table-cell>
          <table:table-cell office:value-type="float" office:value="120.76" calcext:value-type="float">
            <text:p>120.76</text:p>
          </table:table-cell>
        </table:table-row>
        <table:table-row table:style-name="ro1">
          <table:table-cell office:value-type="float" office:value="1295501" calcext:value-type="float">
            <text:p>1295501</text:p>
          </table:table-cell>
          <table:table-cell table:style-name="ce1" table:formula="of:=[.A83]/1000/(60*60*24)" office:value-type="time" office:time-value="PT00H21M35.501S" calcext:value-type="time">
            <text:p>00:21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29.87" calcext:value-type="float">
            <text:p>329.87</text:p>
          </table:table-cell>
          <table:table-cell office:value-type="float" office:value="93.29" calcext:value-type="float">
            <text:p>93.29</text:p>
          </table:table-cell>
          <table:table-cell office:value-type="float" office:value="122.23" calcext:value-type="float">
            <text:p>122.23</text:p>
          </table:table-cell>
        </table:table-row>
        <table:table-row table:style-name="ro1">
          <table:table-cell office:value-type="float" office:value="1311501" calcext:value-type="float">
            <text:p>1311501</text:p>
          </table:table-cell>
          <table:table-cell table:style-name="ce1" table:formula="of:=[.A84]/1000/(60*60*24)" office:value-type="time" office:time-value="PT00H21M51.501S" calcext:value-type="time">
            <text:p>00:21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94.42" calcext:value-type="float">
            <text:p>94.42</text:p>
          </table:table-cell>
          <table:table-cell office:value-type="float" office:value="123.69" calcext:value-type="float">
            <text:p>123.69</text:p>
          </table:table-cell>
        </table:table-row>
        <table:table-row table:style-name="ro1">
          <table:table-cell office:value-type="float" office:value="1327501" calcext:value-type="float">
            <text:p>1327501</text:p>
          </table:table-cell>
          <table:table-cell table:style-name="ce1" table:formula="of:=[.A85]/1000/(60*60*24)" office:value-type="time" office:time-value="PT00H22M07.501S" calcext:value-type="time">
            <text:p>00:2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95.56" calcext:value-type="float">
            <text:p>95.56</text:p>
          </table:table-cell>
          <table:table-cell office:value-type="float" office:value="125.16" calcext:value-type="float">
            <text:p>125.16</text:p>
          </table:table-cell>
        </table:table-row>
        <table:table-row table:style-name="ro1">
          <table:table-cell office:value-type="float" office:value="1343501" calcext:value-type="float">
            <text:p>1343501</text:p>
          </table:table-cell>
          <table:table-cell table:style-name="ce1" table:formula="of:=[.A86]/1000/(60*60*24)" office:value-type="time" office:time-value="PT00H22M23.501S" calcext:value-type="time">
            <text:p>00:2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96.7" calcext:value-type="float">
            <text:p>96.7</text:p>
          </table:table-cell>
          <table:table-cell office:value-type="float" office:value="126.63" calcext:value-type="float">
            <text:p>126.63</text:p>
          </table:table-cell>
        </table:table-row>
        <table:table-row table:style-name="ro1">
          <table:table-cell office:value-type="float" office:value="1359501" calcext:value-type="float">
            <text:p>1359501</text:p>
          </table:table-cell>
          <table:table-cell table:style-name="ce1" table:formula="of:=[.A87]/1000/(60*60*24)" office:value-type="time" office:time-value="PT00H22M39.501S" calcext:value-type="time">
            <text:p>00:22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97.83" calcext:value-type="float">
            <text:p>97.83</text:p>
          </table:table-cell>
          <table:table-cell office:value-type="float" office:value="128.09" calcext:value-type="float">
            <text:p>128.09</text:p>
          </table:table-cell>
        </table:table-row>
        <table:table-row table:style-name="ro1">
          <table:table-cell office:value-type="float" office:value="1375501" calcext:value-type="float">
            <text:p>1375501</text:p>
          </table:table-cell>
          <table:table-cell table:style-name="ce1" table:formula="of:=[.A88]/1000/(60*60*24)" office:value-type="time" office:time-value="PT00H22M55.501S" calcext:value-type="time">
            <text:p>00:2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98.97" calcext:value-type="float">
            <text:p>98.97</text:p>
          </table:table-cell>
          <table:table-cell office:value-type="float" office:value="129.56" calcext:value-type="float">
            <text:p>129.56</text:p>
          </table:table-cell>
        </table:table-row>
        <table:table-row table:style-name="ro1">
          <table:table-cell office:value-type="float" office:value="1391501" calcext:value-type="float">
            <text:p>1391501</text:p>
          </table:table-cell>
          <table:table-cell table:style-name="ce1" table:formula="of:=[.A89]/1000/(60*60*24)" office:value-type="time" office:time-value="PT00H23M11.501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100.1" calcext:value-type="float">
            <text:p>100.1</text:p>
          </table:table-cell>
          <table:table-cell office:value-type="float" office:value="131.03" calcext:value-type="float">
            <text:p>131.03</text:p>
          </table:table-cell>
        </table:table-row>
        <table:table-row table:style-name="ro1">
          <table:table-cell office:value-type="float" office:value="1407501" calcext:value-type="float">
            <text:p>1407501</text:p>
          </table:table-cell>
          <table:table-cell table:style-name="ce1" table:formula="of:=[.A90]/1000/(60*60*24)" office:value-type="time" office:time-value="PT00H23M27.501S" calcext:value-type="time">
            <text:p>00:2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32.49" calcext:value-type="float">
            <text:p>132.49</text:p>
          </table:table-cell>
        </table:table-row>
        <table:table-row table:style-name="ro1">
          <table:table-cell office:value-type="float" office:value="1423501" calcext:value-type="float">
            <text:p>1423501</text:p>
          </table:table-cell>
          <table:table-cell table:style-name="ce1" table:formula="of:=[.A91]/1000/(60*60*24)" office:value-type="time" office:time-value="PT00H23M43.501S" calcext:value-type="time">
            <text:p>00:23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102.37" calcext:value-type="float">
            <text:p>102.37</text:p>
          </table:table-cell>
          <table:table-cell office:value-type="float" office:value="133.95" calcext:value-type="float">
            <text:p>133.95</text:p>
          </table:table-cell>
        </table:table-row>
        <table:table-row table:style-name="ro1">
          <table:table-cell office:value-type="float" office:value="1439501" calcext:value-type="float">
            <text:p>1439501</text:p>
          </table:table-cell>
          <table:table-cell table:style-name="ce1" table:formula="of:=[.A92]/1000/(60*60*24)" office:value-type="time" office:time-value="PT00H23M59.501S" calcext:value-type="time">
            <text:p>00:24:00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103.51" calcext:value-type="float">
            <text:p>103.51</text:p>
          </table:table-cell>
          <table:table-cell office:value-type="float" office:value="135.42" calcext:value-type="float">
            <text:p>135.42</text:p>
          </table:table-cell>
        </table:table-row>
        <table:table-row table:style-name="ro1">
          <table:table-cell office:value-type="float" office:value="1455501" calcext:value-type="float">
            <text:p>1455501</text:p>
          </table:table-cell>
          <table:table-cell table:style-name="ce1" table:formula="of:=[.A93]/1000/(60*60*24)" office:value-type="time" office:time-value="PT00H24M15.501S" calcext:value-type="time">
            <text:p>00:24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104.64" calcext:value-type="float">
            <text:p>104.64</text:p>
          </table:table-cell>
          <table:table-cell office:value-type="float" office:value="136.88" calcext:value-type="float">
            <text:p>136.88</text:p>
          </table:table-cell>
        </table:table-row>
        <table:table-row table:style-name="ro1">
          <table:table-cell office:value-type="float" office:value="1471501" calcext:value-type="float">
            <text:p>1471501</text:p>
          </table:table-cell>
          <table:table-cell table:style-name="ce1" table:formula="of:=[.A94]/1000/(60*60*24)" office:value-type="time" office:time-value="PT00H24M31.501S" calcext:value-type="time">
            <text:p>00:24:32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105.78" calcext:value-type="float">
            <text:p>105.78</text:p>
          </table:table-cell>
          <table:table-cell office:value-type="float" office:value="138.34" calcext:value-type="float">
            <text:p>138.34</text:p>
          </table:table-cell>
        </table:table-row>
        <table:table-row table:style-name="ro1">
          <table:table-cell office:value-type="float" office:value="1487501" calcext:value-type="float">
            <text:p>1487501</text:p>
          </table:table-cell>
          <table:table-cell table:style-name="ce1" table:formula="of:=[.A95]/1000/(60*60*24)" office:value-type="time" office:time-value="PT00H24M47.501S" calcext:value-type="time">
            <text:p>00:24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float" office:value="1503501" calcext:value-type="float">
            <text:p>1503501</text:p>
          </table:table-cell>
          <table:table-cell table:style-name="ce1" table:formula="of:=[.A96]/1000/(60*60*24)" office:value-type="time" office:time-value="PT00H25M03.501S" calcext:value-type="time">
            <text:p>00:25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08.04" calcext:value-type="float">
            <text:p>108.04</text:p>
          </table:table-cell>
          <table:table-cell office:value-type="float" office:value="141.26" calcext:value-type="float">
            <text:p>141.26</text:p>
          </table:table-cell>
        </table:table-row>
        <table:table-row table:style-name="ro1">
          <table:table-cell office:value-type="float" office:value="1519501" calcext:value-type="float">
            <text:p>1519501</text:p>
          </table:table-cell>
          <table:table-cell table:style-name="ce1" table:formula="of:=[.A97]/1000/(60*60*24)" office:value-type="time" office:time-value="PT00H25M19.501S" calcext:value-type="time">
            <text:p>00:25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09.18" calcext:value-type="float">
            <text:p>109.18</text:p>
          </table:table-cell>
          <table:table-cell office:value-type="float" office:value="142.72" calcext:value-type="float">
            <text:p>142.72</text:p>
          </table:table-cell>
        </table:table-row>
        <table:table-row table:style-name="ro1">
          <table:table-cell office:value-type="float" office:value="1535501" calcext:value-type="float">
            <text:p>1535501</text:p>
          </table:table-cell>
          <table:table-cell table:style-name="ce1" table:formula="of:=[.A98]/1000/(60*60*24)" office:value-type="time" office:time-value="PT00H25M35.501S" calcext:value-type="time">
            <text:p>00:25:36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110.31" calcext:value-type="float">
            <text:p>110.31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1">
          <table:table-cell office:value-type="float" office:value="1551501" calcext:value-type="float">
            <text:p>1551501</text:p>
          </table:table-cell>
          <table:table-cell table:style-name="ce1" table:formula="of:=[.A99]/1000/(60*60*24)" office:value-type="time" office:time-value="PT00H25M51.501S" calcext:value-type="time">
            <text:p>00:25:52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111.44" calcext:value-type="float">
            <text:p>111.44</text:p>
          </table:table-cell>
          <table:table-cell office:value-type="float" office:value="145.64" calcext:value-type="float">
            <text:p>145.64</text:p>
          </table:table-cell>
        </table:table-row>
        <table:table-row table:style-name="ro1">
          <table:table-cell office:value-type="float" office:value="1567501" calcext:value-type="float">
            <text:p>1567501</text:p>
          </table:table-cell>
          <table:table-cell table:style-name="ce1" table:formula="of:=[.A100]/1000/(60*60*24)" office:value-type="time" office:time-value="PT00H26M07.501S" calcext:value-type="time">
            <text:p>00:26:08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12.58" calcext:value-type="float">
            <text:p>112.58</text:p>
          </table:table-cell>
          <table:table-cell office:value-type="float" office:value="147.09" calcext:value-type="float">
            <text:p>147.09</text:p>
          </table:table-cell>
        </table:table-row>
        <table:table-row table:style-name="ro1">
          <table:table-cell office:value-type="float" office:value="1583501" calcext:value-type="float">
            <text:p>1583501</text:p>
          </table:table-cell>
          <table:table-cell table:style-name="ce1" table:formula="of:=[.A101]/1000/(60*60*24)" office:value-type="time" office:time-value="PT00H26M23.501S" calcext:value-type="time">
            <text:p>00:26:24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13.71" calcext:value-type="float">
            <text:p>113.71</text:p>
          </table:table-cell>
          <table:table-cell office:value-type="float" office:value="148.55" calcext:value-type="float">
            <text:p>148.55</text:p>
          </table:table-cell>
        </table:table-row>
        <table:table-row table:style-name="ro1">
          <table:table-cell office:value-type="float" office:value="1599501" calcext:value-type="float">
            <text:p>1599501</text:p>
          </table:table-cell>
          <table:table-cell table:style-name="ce1" table:formula="of:=[.A102]/1000/(60*60*24)" office:value-type="time" office:time-value="PT00H26M39.501S" calcext:value-type="time">
            <text:p>00:26:40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14.84" calcext:value-type="float">
            <text:p>114.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15501" calcext:value-type="float">
            <text:p>1615501</text:p>
          </table:table-cell>
          <table:table-cell table:style-name="ce1" table:formula="of:=[.A103]/1000/(60*60*24)" office:value-type="time" office:time-value="PT00H26M55.501S" calcext:value-type="time">
            <text:p>00:26:56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15.97" calcext:value-type="float">
            <text:p>115.97</text:p>
          </table:table-cell>
          <table:table-cell office:value-type="float" office:value="151.46" calcext:value-type="float">
            <text:p>151.46</text:p>
          </table:table-cell>
        </table:table-row>
        <table:table-row table:style-name="ro1">
          <table:table-cell office:value-type="float" office:value="1631501" calcext:value-type="float">
            <text:p>1631501</text:p>
          </table:table-cell>
          <table:table-cell table:style-name="ce1" table:formula="of:=[.A104]/1000/(60*60*24)" office:value-type="time" office:time-value="PT00H27M11.501S" calcext:value-type="time">
            <text:p>00:27:12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17.1" calcext:value-type="float">
            <text:p>117.1</text:p>
          </table:table-cell>
          <table:table-cell office:value-type="float" office:value="152.91" calcext:value-type="float">
            <text:p>152.91</text:p>
          </table:table-cell>
        </table:table-row>
        <table:table-row table:style-name="ro1">
          <table:table-cell office:value-type="float" office:value="1647501" calcext:value-type="float">
            <text:p>1647501</text:p>
          </table:table-cell>
          <table:table-cell table:style-name="ce1" table:formula="of:=[.A105]/1000/(60*60*24)" office:value-type="time" office:time-value="PT00H27M27.501S" calcext:value-type="time">
            <text:p>00:27:28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18.23" calcext:value-type="float">
            <text:p>118.23</text:p>
          </table:table-cell>
          <table:table-cell office:value-type="float" office:value="154.37" calcext:value-type="float">
            <text:p>154.37</text:p>
          </table:table-cell>
        </table:table-row>
        <table:table-row table:style-name="ro1">
          <table:table-cell office:value-type="float" office:value="1663501" calcext:value-type="float">
            <text:p>1663501</text:p>
          </table:table-cell>
          <table:table-cell table:style-name="ce1" table:formula="of:=[.A106]/1000/(60*60*24)" office:value-type="time" office:time-value="PT00H27M43.501S" calcext:value-type="time">
            <text:p>00:27:44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19.36" calcext:value-type="float">
            <text:p>119.36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679501" calcext:value-type="float">
            <text:p>1679501</text:p>
          </table:table-cell>
          <table:table-cell table:style-name="ce1" table:formula="of:=[.A107]/1000/(60*60*24)" office:value-type="time" office:time-value="PT00H27M59.501S" calcext:value-type="time">
            <text:p>00:28:00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20.5" calcext:value-type="float">
            <text:p>120.5</text:p>
          </table:table-cell>
          <table:table-cell office:value-type="float" office:value="157.27" calcext:value-type="float">
            <text:p>157.27</text:p>
          </table:table-cell>
        </table:table-row>
        <table:table-row table:style-name="ro1">
          <table:table-cell office:value-type="float" office:value="1695501" calcext:value-type="float">
            <text:p>1695501</text:p>
          </table:table-cell>
          <table:table-cell table:style-name="ce1" table:formula="of:=[.A108]/1000/(60*60*24)" office:value-type="time" office:time-value="PT00H28M15.501S" calcext:value-type="time">
            <text:p>00:28:16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21.63" calcext:value-type="float">
            <text:p>121.63</text:p>
          </table:table-cell>
          <table:table-cell office:value-type="float" office:value="158.73" calcext:value-type="float">
            <text:p>158.73</text:p>
          </table:table-cell>
        </table:table-row>
        <table:table-row table:style-name="ro1">
          <table:table-cell office:value-type="float" office:value="1711501" calcext:value-type="float">
            <text:p>1711501</text:p>
          </table:table-cell>
          <table:table-cell table:style-name="ce1" table:formula="of:=[.A109]/1000/(60*60*24)" office:value-type="time" office:time-value="PT00H28M31.501S" calcext:value-type="time">
            <text:p>00:28:32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6" calcext:value-type="float">
            <text:p>326.76</text:p>
          </table:table-cell>
          <table:table-cell office:value-type="float" office:value="122.76" calcext:value-type="float">
            <text:p>122.76</text:p>
          </table:table-cell>
          <table:table-cell office:value-type="float" office:value="160.18" calcext:value-type="float">
            <text:p>160.18</text:p>
          </table:table-cell>
        </table:table-row>
        <table:table-row table:style-name="ro1">
          <table:table-cell office:value-type="float" office:value="1727501" calcext:value-type="float">
            <text:p>1727501</text:p>
          </table:table-cell>
          <table:table-cell table:style-name="ce1" table:formula="of:=[.A110]/1000/(60*60*24)" office:value-type="time" office:time-value="PT00H28M47.501S" calcext:value-type="time">
            <text:p>00:28:48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123.89" calcext:value-type="float">
            <text:p>123.89</text:p>
          </table:table-cell>
          <table:table-cell office:value-type="float" office:value="161.63" calcext:value-type="float">
            <text:p>161.63</text:p>
          </table:table-cell>
        </table:table-row>
        <table:table-row table:style-name="ro1">
          <table:table-cell office:value-type="float" office:value="1743501" calcext:value-type="float">
            <text:p>1743501</text:p>
          </table:table-cell>
          <table:table-cell table:style-name="ce1" table:formula="of:=[.A111]/1000/(60*60*24)" office:value-type="time" office:time-value="PT00H29M03.501S" calcext:value-type="time">
            <text:p>00:29:04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125.02" calcext:value-type="float">
            <text:p>125.02</text:p>
          </table:table-cell>
          <table:table-cell office:value-type="float" office:value="163.08" calcext:value-type="float">
            <text:p>163.08</text:p>
          </table:table-cell>
        </table:table-row>
        <table:table-row table:style-name="ro1">
          <table:table-cell office:value-type="float" office:value="1759501" calcext:value-type="float">
            <text:p>1759501</text:p>
          </table:table-cell>
          <table:table-cell table:style-name="ce1" table:formula="of:=[.A112]/1000/(60*60*24)" office:value-type="time" office:time-value="PT00H29M19.501S" calcext:value-type="time">
            <text:p>00:29:20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126.14" calcext:value-type="float">
            <text:p>126.14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float" office:value="1775501" calcext:value-type="float">
            <text:p>1775501</text:p>
          </table:table-cell>
          <table:table-cell table:style-name="ce1" table:formula="of:=[.A113]/1000/(60*60*24)" office:value-type="time" office:time-value="PT00H29M35.501S" calcext:value-type="time">
            <text:p>00:29:36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27.27" calcext:value-type="float">
            <text:p>127.27</text:p>
          </table:table-cell>
          <table:table-cell office:value-type="float" office:value="165.98" calcext:value-type="float">
            <text:p>165.98</text:p>
          </table:table-cell>
        </table:table-row>
        <table:table-row table:style-name="ro1">
          <table:table-cell office:value-type="float" office:value="1791501" calcext:value-type="float">
            <text:p>1791501</text:p>
          </table:table-cell>
          <table:table-cell table:style-name="ce1" table:formula="of:=[.A114]/1000/(60*60*24)" office:value-type="time" office:time-value="PT00H29M51.501S" calcext:value-type="time">
            <text:p>00:29:52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28.4" calcext:value-type="float">
            <text:p>128.4</text:p>
          </table:table-cell>
          <table:table-cell office:value-type="float" office:value="167.43" calcext:value-type="float">
            <text:p>167.43</text:p>
          </table:table-cell>
        </table:table-row>
        <table:table-row table:style-name="ro1">
          <table:table-cell office:value-type="float" office:value="1807501" calcext:value-type="float">
            <text:p>1807501</text:p>
          </table:table-cell>
          <table:table-cell table:style-name="ce1" table:formula="of:=[.A115]/1000/(60*60*24)" office:value-type="time" office:time-value="PT00H30M07.501S" calcext:value-type="time">
            <text:p>00:30:08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29.53" calcext:value-type="float">
            <text:p>129.53</text:p>
          </table:table-cell>
          <table:table-cell office:value-type="float" office:value="168.87" calcext:value-type="float">
            <text:p>168.87</text:p>
          </table:table-cell>
        </table:table-row>
        <table:table-row table:style-name="ro1">
          <table:table-cell office:value-type="float" office:value="1823501" calcext:value-type="float">
            <text:p>1823501</text:p>
          </table:table-cell>
          <table:table-cell table:style-name="ce1" table:formula="of:=[.A116]/1000/(60*60*24)" office:value-type="time" office:time-value="PT00H30M23.501S" calcext:value-type="time">
            <text:p>00:30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2" calcext:value-type="float">
            <text:p>325.2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70.32" calcext:value-type="float">
            <text:p>170.32</text:p>
          </table:table-cell>
        </table:table-row>
        <table:table-row table:style-name="ro1">
          <table:table-cell office:value-type="float" office:value="1839501" calcext:value-type="float">
            <text:p>1839501</text:p>
          </table:table-cell>
          <table:table-cell table:style-name="ce1" table:formula="of:=[.A117]/1000/(60*60*24)" office:value-type="time" office:time-value="PT00H30M39.501S" calcext:value-type="time">
            <text:p>00:30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2" calcext:value-type="float">
            <text:p>325.22</text:p>
          </table:table-cell>
          <table:table-cell office:value-type="float" office:value="131.79" calcext:value-type="float">
            <text:p>131.79</text:p>
          </table:table-cell>
          <table:table-cell office:value-type="float" office:value="171.77" calcext:value-type="float">
            <text:p>171.77</text:p>
          </table:table-cell>
        </table:table-row>
        <table:table-row table:style-name="ro1">
          <table:table-cell office:value-type="float" office:value="1855501" calcext:value-type="float">
            <text:p>1855501</text:p>
          </table:table-cell>
          <table:table-cell table:style-name="ce1" table:formula="of:=[.A118]/1000/(60*60*24)" office:value-type="time" office:time-value="PT00H30M55.501S" calcext:value-type="time">
            <text:p>00:30:56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32.92" calcext:value-type="float">
            <text:p>132.92</text:p>
          </table:table-cell>
          <table:table-cell office:value-type="float" office:value="173.21" calcext:value-type="float">
            <text:p>173.21</text:p>
          </table:table-cell>
        </table:table-row>
        <table:table-row table:style-name="ro1">
          <table:table-cell office:value-type="float" office:value="1871501" calcext:value-type="float">
            <text:p>1871501</text:p>
          </table:table-cell>
          <table:table-cell table:style-name="ce1" table:formula="of:=[.A119]/1000/(60*60*24)" office:value-type="time" office:time-value="PT00H31M11.501S" calcext:value-type="time">
            <text:p>00:31:12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34.04" calcext:value-type="float">
            <text:p>134.04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office:value-type="float" office:value="1887501" calcext:value-type="float">
            <text:p>1887501</text:p>
          </table:table-cell>
          <table:table-cell table:style-name="ce1" table:formula="of:=[.A120]/1000/(60*60*24)" office:value-type="time" office:time-value="PT00H31M27.501S" calcext:value-type="time">
            <text:p>00:31:28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35.17" calcext:value-type="float">
            <text:p>135.17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1">
          <table:table-cell office:value-type="float" office:value="1903501" calcext:value-type="float">
            <text:p>1903501</text:p>
          </table:table-cell>
          <table:table-cell table:style-name="ce1" table:formula="of:=[.A121]/1000/(60*60*24)" office:value-type="time" office:time-value="PT00H31M43.501S" calcext:value-type="time">
            <text:p>00:31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36.3" calcext:value-type="float">
            <text:p>136.3</text:p>
          </table:table-cell>
          <table:table-cell office:value-type="float" office:value="177.54" calcext:value-type="float">
            <text:p>177.54</text:p>
          </table:table-cell>
        </table:table-row>
        <table:table-row table:style-name="ro1">
          <table:table-cell office:value-type="float" office:value="1919501" calcext:value-type="float">
            <text:p>1919501</text:p>
          </table:table-cell>
          <table:table-cell table:style-name="ce1" table:formula="of:=[.A122]/1000/(60*60*24)" office:value-type="time" office:time-value="PT00H31M59.501S" calcext:value-type="time">
            <text:p>00:32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37.43" calcext:value-type="float">
            <text:p>137.43</text:p>
          </table:table-cell>
          <table:table-cell office:value-type="float" office:value="178.99" calcext:value-type="float">
            <text:p>178.99</text:p>
          </table:table-cell>
        </table:table-row>
        <table:table-row table:style-name="ro1">
          <table:table-cell office:value-type="float" office:value="1935501" calcext:value-type="float">
            <text:p>1935501</text:p>
          </table:table-cell>
          <table:table-cell table:style-name="ce1" table:formula="of:=[.A123]/1000/(60*60*24)" office:value-type="time" office:time-value="PT00H32M15.501S" calcext:value-type="time">
            <text:p>00:32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38.55" calcext:value-type="float">
            <text:p>138.55</text:p>
          </table:table-cell>
          <table:table-cell office:value-type="float" office:value="180.43" calcext:value-type="float">
            <text:p>180.43</text:p>
          </table:table-cell>
        </table:table-row>
        <table:table-row table:style-name="ro1">
          <table:table-cell office:value-type="float" office:value="1951501" calcext:value-type="float">
            <text:p>1951501</text:p>
          </table:table-cell>
          <table:table-cell table:style-name="ce1" table:formula="of:=[.A124]/1000/(60*60*24)" office:value-type="time" office:time-value="PT00H32M31.501S" calcext:value-type="time">
            <text:p>00:32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39.68" calcext:value-type="float">
            <text:p>139.68</text:p>
          </table:table-cell>
          <table:table-cell office:value-type="float" office:value="181.88" calcext:value-type="float">
            <text:p>181.88</text:p>
          </table:table-cell>
        </table:table-row>
        <table:table-row table:style-name="ro1">
          <table:table-cell office:value-type="float" office:value="1967501" calcext:value-type="float">
            <text:p>1967501</text:p>
          </table:table-cell>
          <table:table-cell table:style-name="ce1" table:formula="of:=[.A125]/1000/(60*60*24)" office:value-type="time" office:time-value="PT00H32M47.501S" calcext:value-type="time">
            <text:p>00:32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40.81" calcext:value-type="float">
            <text:p>140.81</text:p>
          </table:table-cell>
          <table:table-cell office:value-type="float" office:value="183.32" calcext:value-type="float">
            <text:p>183.32</text:p>
          </table:table-cell>
        </table:table-row>
        <table:table-row table:style-name="ro1">
          <table:table-cell office:value-type="float" office:value="1983501" calcext:value-type="float">
            <text:p>1983501</text:p>
          </table:table-cell>
          <table:table-cell table:style-name="ce1" table:formula="of:=[.A126]/1000/(60*60*24)" office:value-type="time" office:time-value="PT00H33M03.501S" calcext:value-type="time">
            <text:p>00:33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141.93" calcext:value-type="float">
            <text:p>141.93</text:p>
          </table:table-cell>
          <table:table-cell office:value-type="float" office:value="184.76" calcext:value-type="float">
            <text:p>184.76</text:p>
          </table:table-cell>
        </table:table-row>
        <table:table-row table:style-name="ro1">
          <table:table-cell office:value-type="float" office:value="1999501" calcext:value-type="float">
            <text:p>1999501</text:p>
          </table:table-cell>
          <table:table-cell table:style-name="ce1" table:formula="of:=[.A127]/1000/(60*60*24)" office:value-type="time" office:time-value="PT00H33M19.501S" calcext:value-type="time">
            <text:p>00:33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6" calcext:value-type="float">
            <text:p>324.56</text:p>
          </table:table-cell>
          <table:table-cell office:value-type="float" office:value="143.06" calcext:value-type="float">
            <text:p>143.06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float" office:value="2015500" calcext:value-type="float">
            <text:p>2015500</text:p>
          </table:table-cell>
          <table:table-cell table:style-name="ce1" table:formula="of:=[.A128]/1000/(60*60*24)" office:value-type="time" office:time-value="PT00H33M35.5S" calcext:value-type="time">
            <text:p>00:33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44.18" calcext:value-type="float">
            <text:p>144.18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 office:value-type="float" office:value="2031501" calcext:value-type="float">
            <text:p>2031501</text:p>
          </table:table-cell>
          <table:table-cell table:style-name="ce1" table:formula="of:=[.A129]/1000/(60*60*24)" office:value-type="time" office:time-value="PT00H33M51.501S" calcext:value-type="time">
            <text:p>00:33:52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45.31" calcext:value-type="float">
            <text:p>145.31</text:p>
          </table:table-cell>
          <table:table-cell office:value-type="float" office:value="189.08" calcext:value-type="float">
            <text:p>189.08</text:p>
          </table:table-cell>
        </table:table-row>
        <table:table-row table:style-name="ro1">
          <table:table-cell office:value-type="float" office:value="2047501" calcext:value-type="float">
            <text:p>2047501</text:p>
          </table:table-cell>
          <table:table-cell table:style-name="ce1" table:formula="of:=[.A130]/1000/(60*60*24)" office:value-type="time" office:time-value="PT00H34M07.501S" calcext:value-type="time">
            <text:p>00:34:08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46.43" calcext:value-type="float">
            <text:p>146.43</text:p>
          </table:table-cell>
          <table:table-cell office:value-type="float" office:value="190.51" calcext:value-type="float">
            <text:p>190.51</text:p>
          </table:table-cell>
        </table:table-row>
        <table:table-row table:style-name="ro1">
          <table:table-cell office:value-type="float" office:value="2063501" calcext:value-type="float">
            <text:p>2063501</text:p>
          </table:table-cell>
          <table:table-cell table:style-name="ce1" table:formula="of:=[.A131]/1000/(60*60*24)" office:value-type="time" office:time-value="PT00H34M23.501S" calcext:value-type="time">
            <text:p>00:34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47.56" calcext:value-type="float">
            <text:p>147.56</text:p>
          </table:table-cell>
          <table:table-cell office:value-type="float" office:value="191.95" calcext:value-type="float">
            <text:p>191.95</text:p>
          </table:table-cell>
        </table:table-row>
        <table:table-row table:style-name="ro1">
          <table:table-cell office:value-type="float" office:value="2079501" calcext:value-type="float">
            <text:p>2079501</text:p>
          </table:table-cell>
          <table:table-cell table:style-name="ce1" table:formula="of:=[.A132]/1000/(60*60*24)" office:value-type="time" office:time-value="PT00H34M39.501S" calcext:value-type="time">
            <text:p>00:34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48.68" calcext:value-type="float">
            <text:p>148.68</text:p>
          </table:table-cell>
          <table:table-cell office:value-type="float" office:value="193.39" calcext:value-type="float">
            <text:p>193.39</text:p>
          </table:table-cell>
        </table:table-row>
        <table:table-row table:style-name="ro1">
          <table:table-cell office:value-type="float" office:value="2095501" calcext:value-type="float">
            <text:p>2095501</text:p>
          </table:table-cell>
          <table:table-cell table:style-name="ce1" table:formula="of:=[.A133]/1000/(60*60*24)" office:value-type="time" office:time-value="PT00H34M55.501S" calcext:value-type="time">
            <text:p>00:34:56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49.81" calcext:value-type="float">
            <text:p>149.81</text:p>
          </table:table-cell>
          <table:table-cell office:value-type="float" office:value="194.82" calcext:value-type="float">
            <text:p>194.82</text:p>
          </table:table-cell>
        </table:table-row>
        <table:table-row table:style-name="ro1">
          <table:table-cell office:value-type="float" office:value="2111501" calcext:value-type="float">
            <text:p>2111501</text:p>
          </table:table-cell>
          <table:table-cell table:style-name="ce1" table:formula="of:=[.A134]/1000/(60*60*24)" office:value-type="time" office:time-value="PT00H35M11.501S" calcext:value-type="time">
            <text:p>00:35:12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50.93" calcext:value-type="float">
            <text:p>150.93</text:p>
          </table:table-cell>
          <table:table-cell office:value-type="float" office:value="196.26" calcext:value-type="float">
            <text:p>196.26</text:p>
          </table:table-cell>
        </table:table-row>
        <table:table-row table:style-name="ro1">
          <table:table-cell office:value-type="float" office:value="2127501" calcext:value-type="float">
            <text:p>2127501</text:p>
          </table:table-cell>
          <table:table-cell table:style-name="ce1" table:formula="of:=[.A135]/1000/(60*60*24)" office:value-type="time" office:time-value="PT00H35M27.501S" calcext:value-type="time">
            <text:p>00:35:28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52.06" calcext:value-type="float">
            <text:p>152.06</text:p>
          </table:table-cell>
          <table:table-cell office:value-type="float" office:value="197.7" calcext:value-type="float">
            <text:p>197.7</text:p>
          </table:table-cell>
        </table:table-row>
        <table:table-row table:style-name="ro1">
          <table:table-cell office:value-type="float" office:value="2143501" calcext:value-type="float">
            <text:p>2143501</text:p>
          </table:table-cell>
          <table:table-cell table:style-name="ce1" table:formula="of:=[.A136]/1000/(60*60*24)" office:value-type="time" office:time-value="PT00H35M43.501S" calcext:value-type="time">
            <text:p>00:35:44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53.18" calcext:value-type="float">
            <text:p>153.18</text:p>
          </table:table-cell>
          <table:table-cell office:value-type="float" office:value="199.13" calcext:value-type="float">
            <text:p>199.13</text:p>
          </table:table-cell>
        </table:table-row>
        <table:table-row table:style-name="ro1">
          <table:table-cell office:value-type="float" office:value="2159501" calcext:value-type="float">
            <text:p>2159501</text:p>
          </table:table-cell>
          <table:table-cell table:style-name="ce1" table:formula="of:=[.A137]/1000/(60*60*24)" office:value-type="time" office:time-value="PT00H35M59.501S" calcext:value-type="time">
            <text:p>00:36:00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2" calcext:value-type="float">
            <text:p>323.02</text:p>
          </table:table-cell>
          <table:table-cell office:value-type="float" office:value="154.3" calcext:value-type="float">
            <text:p>154.3</text:p>
          </table:table-cell>
          <table:table-cell office:value-type="float" office:value="200.57" calcext:value-type="float">
            <text:p>200.57</text:p>
          </table:table-cell>
        </table:table-row>
        <table:table-row table:style-name="ro1">
          <table:table-cell office:value-type="float" office:value="2175501" calcext:value-type="float">
            <text:p>2175501</text:p>
          </table:table-cell>
          <table:table-cell table:style-name="ce1" table:formula="of:=[.A138]/1000/(60*60*24)" office:value-type="time" office:time-value="PT00H36M15.501S" calcext:value-type="time">
            <text:p>00:36:16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55.43" calcext:value-type="float">
            <text:p>155.4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91501" calcext:value-type="float">
            <text:p>2191501</text:p>
          </table:table-cell>
          <table:table-cell table:style-name="ce1" table:formula="of:=[.A139]/1000/(60*60*24)" office:value-type="time" office:time-value="PT00H36M31.501S" calcext:value-type="time">
            <text:p>00:36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156.55" calcext:value-type="float">
            <text:p>156.55</text:p>
          </table:table-cell>
          <table:table-cell office:value-type="float" office:value="203.44" calcext:value-type="float">
            <text:p>203.44</text:p>
          </table:table-cell>
        </table:table-row>
        <table:table-row table:style-name="ro1">
          <table:table-cell office:value-type="float" office:value="2207501" calcext:value-type="float">
            <text:p>2207501</text:p>
          </table:table-cell>
          <table:table-cell table:style-name="ce1" table:formula="of:=[.A140]/1000/(60*60*24)" office:value-type="time" office:time-value="PT00H36M47.501S" calcext:value-type="time">
            <text:p>00:36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157.67" calcext:value-type="float">
            <text:p>157.67</text:p>
          </table:table-cell>
          <table:table-cell office:value-type="float" office:value="204.87" calcext:value-type="float">
            <text:p>204.87</text:p>
          </table:table-cell>
        </table:table-row>
        <table:table-row table:style-name="ro1">
          <table:table-cell office:value-type="float" office:value="2223501" calcext:value-type="float">
            <text:p>2223501</text:p>
          </table:table-cell>
          <table:table-cell table:style-name="ce1" table:formula="of:=[.A141]/1000/(60*60*24)" office:value-type="time" office:time-value="PT00H37M03.501S" calcext:value-type="time">
            <text:p>00:37:04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58.8" calcext:value-type="float">
            <text:p>158.8</text:p>
          </table:table-cell>
          <table:table-cell office:value-type="float" office:value="206.3" calcext:value-type="float">
            <text:p>206.3</text:p>
          </table:table-cell>
        </table:table-row>
        <table:table-row table:style-name="ro1">
          <table:table-cell office:value-type="float" office:value="2239501" calcext:value-type="float">
            <text:p>2239501</text:p>
          </table:table-cell>
          <table:table-cell table:style-name="ce1" table:formula="of:=[.A142]/1000/(60*60*24)" office:value-type="time" office:time-value="PT00H37M19.501S" calcext:value-type="time">
            <text:p>00:37:20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159.92" calcext:value-type="float">
            <text:p>159.92</text:p>
          </table:table-cell>
          <table:table-cell office:value-type="float" office:value="207.73" calcext:value-type="float">
            <text:p>207.73</text:p>
          </table:table-cell>
        </table:table-row>
        <table:table-row table:style-name="ro1">
          <table:table-cell office:value-type="float" office:value="2255501" calcext:value-type="float">
            <text:p>2255501</text:p>
          </table:table-cell>
          <table:table-cell table:style-name="ce1" table:formula="of:=[.A143]/1000/(60*60*24)" office:value-type="time" office:time-value="PT00H37M35.501S" calcext:value-type="time">
            <text:p>00:37:36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61.04" calcext:value-type="float">
            <text:p>161.04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2271501" calcext:value-type="float">
            <text:p>2271501</text:p>
          </table:table-cell>
          <table:table-cell table:style-name="ce1" table:formula="of:=[.A144]/1000/(60*60*24)" office:value-type="time" office:time-value="PT00H37M51.501S" calcext:value-type="time">
            <text:p>00:37:52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62.16" calcext:value-type="float">
            <text:p>162.16</text:p>
          </table:table-cell>
          <table:table-cell office:value-type="float" office:value="210.59" calcext:value-type="float">
            <text:p>210.59</text:p>
          </table:table-cell>
        </table:table-row>
        <table:table-row table:style-name="ro1">
          <table:table-cell office:value-type="float" office:value="2287501" calcext:value-type="float">
            <text:p>2287501</text:p>
          </table:table-cell>
          <table:table-cell table:style-name="ce1" table:formula="of:=[.A145]/1000/(60*60*24)" office:value-type="time" office:time-value="PT00H38M07.501S" calcext:value-type="time">
            <text:p>00:38:08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63.29" calcext:value-type="float">
            <text:p>163.29</text:p>
          </table:table-cell>
          <table:table-cell office:value-type="float" office:value="212.02" calcext:value-type="float">
            <text:p>212.02</text:p>
          </table:table-cell>
        </table:table-row>
        <table:table-row table:style-name="ro1">
          <table:table-cell office:value-type="float" office:value="2303501" calcext:value-type="float">
            <text:p>2303501</text:p>
          </table:table-cell>
          <table:table-cell table:style-name="ce1" table:formula="of:=[.A146]/1000/(60*60*24)" office:value-type="time" office:time-value="PT00H38M23.501S" calcext:value-type="time">
            <text:p>00:38:24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6" calcext:value-type="float">
            <text:p>321.36</text:p>
          </table:table-cell>
          <table:table-cell office:value-type="float" office:value="164.41" calcext:value-type="float">
            <text:p>164.41</text:p>
          </table:table-cell>
          <table:table-cell office:value-type="float" office:value="213.45" calcext:value-type="float">
            <text:p>213.45</text:p>
          </table:table-cell>
        </table:table-row>
        <table:table-row table:style-name="ro1">
          <table:table-cell office:value-type="float" office:value="2319501" calcext:value-type="float">
            <text:p>2319501</text:p>
          </table:table-cell>
          <table:table-cell table:style-name="ce1" table:formula="of:=[.A147]/1000/(60*60*24)" office:value-type="time" office:time-value="PT00H38M39.501S" calcext:value-type="time">
            <text:p>00:38:40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65.53" calcext:value-type="float">
            <text:p>165.53</text:p>
          </table:table-cell>
          <table:table-cell office:value-type="float" office:value="214.88" calcext:value-type="float">
            <text:p>214.88</text:p>
          </table:table-cell>
        </table:table-row>
        <table:table-row table:style-name="ro1">
          <table:table-cell office:value-type="float" office:value="2335501" calcext:value-type="float">
            <text:p>2335501</text:p>
          </table:table-cell>
          <table:table-cell table:style-name="ce1" table:formula="of:=[.A148]/1000/(60*60*24)" office:value-type="time" office:time-value="PT00H38M55.501S" calcext:value-type="time">
            <text:p>00:38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66.65" calcext:value-type="float">
            <text:p>166.65</text:p>
          </table:table-cell>
          <table:table-cell office:value-type="float" office:value="216.31" calcext:value-type="float">
            <text:p>216.31</text:p>
          </table:table-cell>
        </table:table-row>
        <table:table-row table:style-name="ro1">
          <table:table-cell office:value-type="float" office:value="2351501" calcext:value-type="float">
            <text:p>2351501</text:p>
          </table:table-cell>
          <table:table-cell table:style-name="ce1" table:formula="of:=[.A149]/1000/(60*60*24)" office:value-type="time" office:time-value="PT00H39M11.501S" calcext:value-type="time">
            <text:p>00:39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3" calcext:value-type="float">
            <text:p>321.23</text:p>
          </table:table-cell>
          <table:table-cell office:value-type="float" office:value="167.77" calcext:value-type="float">
            <text:p>167.77</text:p>
          </table:table-cell>
          <table:table-cell office:value-type="float" office:value="217.73" calcext:value-type="float">
            <text:p>217.73</text:p>
          </table:table-cell>
        </table:table-row>
        <table:table-row table:style-name="ro1">
          <table:table-cell office:value-type="float" office:value="2367501" calcext:value-type="float">
            <text:p>2367501</text:p>
          </table:table-cell>
          <table:table-cell table:style-name="ce1" table:formula="of:=[.A150]/1000/(60*60*24)" office:value-type="time" office:time-value="PT00H39M27.501S" calcext:value-type="time">
            <text:p>00:39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68.89" calcext:value-type="float">
            <text:p>168.89</text:p>
          </table:table-cell>
          <table:table-cell office:value-type="float" office:value="219.16" calcext:value-type="float">
            <text:p>219.16</text:p>
          </table:table-cell>
        </table:table-row>
        <table:table-row table:style-name="ro1">
          <table:table-cell office:value-type="float" office:value="2383501" calcext:value-type="float">
            <text:p>2383501</text:p>
          </table:table-cell>
          <table:table-cell table:style-name="ce1" table:formula="of:=[.A151]/1000/(60*60*24)" office:value-type="time" office:time-value="PT00H39M43.501S" calcext:value-type="time">
            <text:p>00:39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70.01" calcext:value-type="float">
            <text:p>170.01</text:p>
          </table:table-cell>
          <table:table-cell office:value-type="float" office:value="220.59" calcext:value-type="float">
            <text:p>220.59</text:p>
          </table:table-cell>
        </table:table-row>
        <table:table-row table:style-name="ro1">
          <table:table-cell office:value-type="float" office:value="2399501" calcext:value-type="float">
            <text:p>2399501</text:p>
          </table:table-cell>
          <table:table-cell table:style-name="ce1" table:formula="of:=[.A152]/1000/(60*60*24)" office:value-type="time" office:time-value="PT00H39M59.501S" calcext:value-type="time">
            <text:p>00:4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171.14" calcext:value-type="float">
            <text:p>171.14</text:p>
          </table:table-cell>
          <table:table-cell office:value-type="float" office:value="222.01" calcext:value-type="float">
            <text:p>222.01</text:p>
          </table:table-cell>
        </table:table-row>
        <table:table-row table:style-name="ro1">
          <table:table-cell office:value-type="float" office:value="2415501" calcext:value-type="float">
            <text:p>2415501</text:p>
          </table:table-cell>
          <table:table-cell table:style-name="ce1" table:formula="of:=[.A153]/1000/(60*60*24)" office:value-type="time" office:time-value="PT00H40M15.501S" calcext:value-type="time">
            <text:p>00:40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23.44" calcext:value-type="float">
            <text:p>223.44</text:p>
          </table:table-cell>
        </table:table-row>
        <table:table-row table:style-name="ro1">
          <table:table-cell office:value-type="float" office:value="2431501" calcext:value-type="float">
            <text:p>2431501</text:p>
          </table:table-cell>
          <table:table-cell table:style-name="ce1" table:formula="of:=[.A154]/1000/(60*60*24)" office:value-type="time" office:time-value="PT00H40M31.501S" calcext:value-type="time">
            <text:p>00:40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73.38" calcext:value-type="float">
            <text:p>173.38</text:p>
          </table:table-cell>
          <table:table-cell office:value-type="float" office:value="224.87" calcext:value-type="float">
            <text:p>224.87</text:p>
          </table:table-cell>
        </table:table-row>
        <table:table-row table:style-name="ro1">
          <table:table-cell office:value-type="float" office:value="2447501" calcext:value-type="float">
            <text:p>2447501</text:p>
          </table:table-cell>
          <table:table-cell table:style-name="ce1" table:formula="of:=[.A155]/1000/(60*60*24)" office:value-type="time" office:time-value="PT00H40M47.501S" calcext:value-type="time">
            <text:p>00:40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4" calcext:value-type="float">
            <text:p>320.84</text:p>
          </table:table-cell>
          <table:table-cell office:value-type="float" office:value="174.5" calcext:value-type="float">
            <text:p>174.5</text:p>
          </table:table-cell>
          <table:table-cell office:value-type="float" office:value="226.29" calcext:value-type="float">
            <text:p>226.29</text:p>
          </table:table-cell>
        </table:table-row>
        <table:table-row table:style-name="ro1">
          <table:table-cell office:value-type="float" office:value="2463500" calcext:value-type="float">
            <text:p>2463500</text:p>
          </table:table-cell>
          <table:table-cell table:style-name="ce1" table:formula="of:=[.A156]/1000/(60*60*24)" office:value-type="time" office:time-value="PT00H41M03.5S" calcext:value-type="time">
            <text:p>00:41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75.62" calcext:value-type="float">
            <text:p>175.62</text:p>
          </table:table-cell>
          <table:table-cell office:value-type="float" office:value="227.72" calcext:value-type="float">
            <text:p>227.72</text:p>
          </table:table-cell>
        </table:table-row>
        <table:table-row table:style-name="ro1">
          <table:table-cell office:value-type="float" office:value="2479501" calcext:value-type="float">
            <text:p>2479501</text:p>
          </table:table-cell>
          <table:table-cell table:style-name="ce1" table:formula="of:=[.A157]/1000/(60*60*24)" office:value-type="time" office:time-value="PT00H41M19.501S" calcext:value-type="time">
            <text:p>00:41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76.74" calcext:value-type="float">
            <text:p>176.74</text:p>
          </table:table-cell>
          <table:table-cell office:value-type="float" office:value="229.14" calcext:value-type="float">
            <text:p>229.14</text:p>
          </table:table-cell>
        </table:table-row>
        <table:table-row table:style-name="ro1">
          <table:table-cell office:value-type="float" office:value="2495501" calcext:value-type="float">
            <text:p>2495501</text:p>
          </table:table-cell>
          <table:table-cell table:style-name="ce1" table:formula="of:=[.A158]/1000/(60*60*24)" office:value-type="time" office:time-value="PT00H41M35.501S" calcext:value-type="time">
            <text:p>00:41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77.85" calcext:value-type="float">
            <text:p>177.85</text:p>
          </table:table-cell>
          <table:table-cell office:value-type="float" office:value="230.56" calcext:value-type="float">
            <text:p>230.56</text:p>
          </table:table-cell>
        </table:table-row>
        <table:table-row table:style-name="ro1">
          <table:table-cell office:value-type="float" office:value="2511501" calcext:value-type="float">
            <text:p>2511501</text:p>
          </table:table-cell>
          <table:table-cell table:style-name="ce1" table:formula="of:=[.A159]/1000/(60*60*24)" office:value-type="time" office:time-value="PT00H41M51.501S" calcext:value-type="time">
            <text:p>00:41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78.97" calcext:value-type="float">
            <text:p>178.97</text:p>
          </table:table-cell>
          <table:table-cell office:value-type="float" office:value="231.98" calcext:value-type="float">
            <text:p>231.98</text:p>
          </table:table-cell>
        </table:table-row>
        <table:table-row table:style-name="ro1">
          <table:table-cell office:value-type="float" office:value="2527501" calcext:value-type="float">
            <text:p>2527501</text:p>
          </table:table-cell>
          <table:table-cell table:style-name="ce1" table:formula="of:=[.A160]/1000/(60*60*24)" office:value-type="time" office:time-value="PT00H42M07.501S" calcext:value-type="time">
            <text:p>00:42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80.09" calcext:value-type="float">
            <text:p>180.09</text:p>
          </table:table-cell>
          <table:table-cell office:value-type="float" office:value="233.4" calcext:value-type="float">
            <text:p>233.4</text:p>
          </table:table-cell>
        </table:table-row>
        <table:table-row table:style-name="ro1">
          <table:table-cell office:value-type="float" office:value="2543501" calcext:value-type="float">
            <text:p>2543501</text:p>
          </table:table-cell>
          <table:table-cell table:style-name="ce1" table:formula="of:=[.A161]/1000/(60*60*24)" office:value-type="time" office:time-value="PT00H42M23.501S" calcext:value-type="time">
            <text:p>00:42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81.21" calcext:value-type="float">
            <text:p>181.21</text:p>
          </table:table-cell>
          <table:table-cell office:value-type="float" office:value="234.82" calcext:value-type="float">
            <text:p>234.82</text:p>
          </table:table-cell>
        </table:table-row>
        <table:table-row table:style-name="ro1">
          <table:table-cell office:value-type="float" office:value="2559501" calcext:value-type="float">
            <text:p>2559501</text:p>
          </table:table-cell>
          <table:table-cell table:style-name="ce1" table:formula="of:=[.A162]/1000/(60*60*24)" office:value-type="time" office:time-value="PT00H42M39.501S" calcext:value-type="time">
            <text:p>00:42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82.33" calcext:value-type="float">
            <text:p>182.33</text:p>
          </table:table-cell>
          <table:table-cell office:value-type="float" office:value="236.25" calcext:value-type="float">
            <text:p>236.25</text:p>
          </table:table-cell>
        </table:table-row>
        <table:table-row table:style-name="ro1">
          <table:table-cell office:value-type="float" office:value="2575501" calcext:value-type="float">
            <text:p>2575501</text:p>
          </table:table-cell>
          <table:table-cell table:style-name="ce1" table:formula="of:=[.A163]/1000/(60*60*24)" office:value-type="time" office:time-value="PT00H42M55.501S" calcext:value-type="time">
            <text:p>00:42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83.45" calcext:value-type="float">
            <text:p>183.45</text:p>
          </table:table-cell>
          <table:table-cell office:value-type="float" office:value="237.67" calcext:value-type="float">
            <text:p>237.67</text:p>
          </table:table-cell>
        </table:table-row>
        <table:table-row table:style-name="ro1">
          <table:table-cell office:value-type="float" office:value="2591501" calcext:value-type="float">
            <text:p>2591501</text:p>
          </table:table-cell>
          <table:table-cell table:style-name="ce1" table:formula="of:=[.A164]/1000/(60*60*24)" office:value-type="time" office:time-value="PT00H43M11.501S" calcext:value-type="time">
            <text:p>00:43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84.57" calcext:value-type="float">
            <text:p>184.57</text:p>
          </table:table-cell>
          <table:table-cell office:value-type="float" office:value="239.08" calcext:value-type="float">
            <text:p>239.08</text:p>
          </table:table-cell>
        </table:table-row>
        <table:table-row table:style-name="ro1">
          <table:table-cell office:value-type="float" office:value="2607501" calcext:value-type="float">
            <text:p>2607501</text:p>
          </table:table-cell>
          <table:table-cell table:style-name="ce1" table:formula="of:=[.A165]/1000/(60*60*24)" office:value-type="time" office:time-value="PT00H43M27.501S" calcext:value-type="time">
            <text:p>00:43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85.68" calcext:value-type="float">
            <text:p>185.68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2623501" calcext:value-type="float">
            <text:p>2623501</text:p>
          </table:table-cell>
          <table:table-cell table:style-name="ce1" table:formula="of:=[.A166]/1000/(60*60*24)" office:value-type="time" office:time-value="PT00H43M43.501S" calcext:value-type="time">
            <text:p>00:43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86.8" calcext:value-type="float">
            <text:p>186.8</text:p>
          </table:table-cell>
          <table:table-cell office:value-type="float" office:value="241.92" calcext:value-type="float">
            <text:p>241.92</text:p>
          </table:table-cell>
        </table:table-row>
        <table:table-row table:style-name="ro1">
          <table:table-cell office:value-type="float" office:value="2639501" calcext:value-type="float">
            <text:p>2639501</text:p>
          </table:table-cell>
          <table:table-cell table:style-name="ce1" table:formula="of:=[.A167]/1000/(60*60*24)" office:value-type="time" office:time-value="PT00H43M59.501S" calcext:value-type="time">
            <text:p>00:44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87.92" calcext:value-type="float">
            <text:p>187.92</text:p>
          </table:table-cell>
          <table:table-cell office:value-type="float" office:value="243.34" calcext:value-type="float">
            <text:p>243.34</text:p>
          </table:table-cell>
        </table:table-row>
        <table:table-row table:style-name="ro1">
          <table:table-cell office:value-type="float" office:value="2655501" calcext:value-type="float">
            <text:p>2655501</text:p>
          </table:table-cell>
          <table:table-cell table:style-name="ce1" table:formula="of:=[.A168]/1000/(60*60*24)" office:value-type="time" office:time-value="PT00H44M15.501S" calcext:value-type="time">
            <text:p>00:44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89.04" calcext:value-type="float">
            <text:p>189.04</text:p>
          </table:table-cell>
          <table:table-cell office:value-type="float" office:value="244.76" calcext:value-type="float">
            <text:p>244.76</text:p>
          </table:table-cell>
        </table:table-row>
        <table:table-row table:style-name="ro1">
          <table:table-cell office:value-type="float" office:value="2671501" calcext:value-type="float">
            <text:p>2671501</text:p>
          </table:table-cell>
          <table:table-cell table:style-name="ce1" table:formula="of:=[.A169]/1000/(60*60*24)" office:value-type="time" office:time-value="PT00H44M31.501S" calcext:value-type="time">
            <text:p>00:44:32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90.15" calcext:value-type="float">
            <text:p>190.15</text:p>
          </table:table-cell>
          <table:table-cell office:value-type="float" office:value="246.18" calcext:value-type="float">
            <text:p>246.18</text:p>
          </table:table-cell>
        </table:table-row>
        <table:table-row table:style-name="ro1">
          <table:table-cell office:value-type="float" office:value="2687501" calcext:value-type="float">
            <text:p>2687501</text:p>
          </table:table-cell>
          <table:table-cell table:style-name="ce1" table:formula="of:=[.A170]/1000/(60*60*24)" office:value-type="time" office:time-value="PT00H44M47.501S" calcext:value-type="time">
            <text:p>00:44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91.27" calcext:value-type="float">
            <text:p>191.27</text:p>
          </table:table-cell>
          <table:table-cell office:value-type="float" office:value="247.59" calcext:value-type="float">
            <text:p>247.59</text:p>
          </table:table-cell>
        </table:table-row>
        <table:table-row table:style-name="ro1">
          <table:table-cell office:value-type="float" office:value="2703501" calcext:value-type="float">
            <text:p>2703501</text:p>
          </table:table-cell>
          <table:table-cell table:style-name="ce1" table:formula="of:=[.A171]/1000/(60*60*24)" office:value-type="time" office:time-value="PT00H45M03.501S" calcext:value-type="time">
            <text:p>00:45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92.39" calcext:value-type="float">
            <text:p>192.39</text:p>
          </table:table-cell>
          <table:table-cell office:value-type="float" office:value="249.01" calcext:value-type="float">
            <text:p>249.01</text:p>
          </table:table-cell>
        </table:table-row>
        <table:table-row table:style-name="ro1">
          <table:table-cell office:value-type="float" office:value="2719501" calcext:value-type="float">
            <text:p>2719501</text:p>
          </table:table-cell>
          <table:table-cell table:style-name="ce1" table:formula="of:=[.A172]/1000/(60*60*24)" office:value-type="time" office:time-value="PT00H45M19.501S" calcext:value-type="time">
            <text:p>00:45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93.51" calcext:value-type="float">
            <text:p>193.51</text:p>
          </table:table-cell>
          <table:table-cell office:value-type="float" office:value="250.43" calcext:value-type="float">
            <text:p>250.43</text:p>
          </table:table-cell>
        </table:table-row>
        <table:table-row table:style-name="ro1">
          <table:table-cell office:value-type="float" office:value="2735501" calcext:value-type="float">
            <text:p>2735501</text:p>
          </table:table-cell>
          <table:table-cell table:style-name="ce1" table:formula="of:=[.A173]/1000/(60*60*24)" office:value-type="time" office:time-value="PT00H45M35.501S" calcext:value-type="time">
            <text:p>00:45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94.62" calcext:value-type="float">
            <text:p>194.62</text:p>
          </table:table-cell>
          <table:table-cell office:value-type="float" office:value="251.85" calcext:value-type="float">
            <text:p>251.85</text:p>
          </table:table-cell>
        </table:table-row>
        <table:table-row table:style-name="ro1">
          <table:table-cell office:value-type="float" office:value="2751501" calcext:value-type="float">
            <text:p>2751501</text:p>
          </table:table-cell>
          <table:table-cell table:style-name="ce1" table:formula="of:=[.A174]/1000/(60*60*24)" office:value-type="time" office:time-value="PT00H45M51.501S" calcext:value-type="time">
            <text:p>00:45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95.74" calcext:value-type="float">
            <text:p>195.74</text:p>
          </table:table-cell>
          <table:table-cell office:value-type="float" office:value="253.26" calcext:value-type="float">
            <text:p>253.26</text:p>
          </table:table-cell>
        </table:table-row>
        <table:table-row table:style-name="ro1">
          <table:table-cell office:value-type="float" office:value="2767501" calcext:value-type="float">
            <text:p>2767501</text:p>
          </table:table-cell>
          <table:table-cell table:style-name="ce1" table:formula="of:=[.A175]/1000/(60*60*24)" office:value-type="time" office:time-value="PT00H46M07.501S" calcext:value-type="time">
            <text:p>00:46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96.85" calcext:value-type="float">
            <text:p>196.85</text:p>
          </table:table-cell>
          <table:table-cell office:value-type="float" office:value="254.68" calcext:value-type="float">
            <text:p>254.68</text:p>
          </table:table-cell>
        </table:table-row>
        <table:table-row table:style-name="ro1">
          <table:table-cell office:value-type="float" office:value="2783501" calcext:value-type="float">
            <text:p>2783501</text:p>
          </table:table-cell>
          <table:table-cell table:style-name="ce1" table:formula="of:=[.A176]/1000/(60*60*24)" office:value-type="time" office:time-value="PT00H46M23.501S" calcext:value-type="time">
            <text:p>00:46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97.97" calcext:value-type="float">
            <text:p>197.97</text:p>
          </table:table-cell>
          <table:table-cell office:value-type="float" office:value="256.09" calcext:value-type="float">
            <text:p>256.09</text:p>
          </table:table-cell>
        </table:table-row>
        <table:table-row table:style-name="ro1">
          <table:table-cell office:value-type="float" office:value="2799501" calcext:value-type="float">
            <text:p>2799501</text:p>
          </table:table-cell>
          <table:table-cell table:style-name="ce1" table:formula="of:=[.A177]/1000/(60*60*24)" office:value-type="time" office:time-value="PT00H46M39.501S" calcext:value-type="time">
            <text:p>00:46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99.09" calcext:value-type="float">
            <text:p>199.09</text:p>
          </table:table-cell>
          <table:table-cell office:value-type="float" office:value="257.51" calcext:value-type="float">
            <text:p>257.51</text:p>
          </table:table-cell>
        </table:table-row>
        <table:table-row table:style-name="ro1">
          <table:table-cell office:value-type="float" office:value="2815501" calcext:value-type="float">
            <text:p>2815501</text:p>
          </table:table-cell>
          <table:table-cell table:style-name="ce1" table:formula="of:=[.A178]/1000/(60*60*24)" office:value-type="time" office:time-value="PT00H46M55.501S" calcext:value-type="time">
            <text:p>00:46:56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200.2" calcext:value-type="float">
            <text:p>200.2</text:p>
          </table:table-cell>
          <table:table-cell office:value-type="float" office:value="258.92" calcext:value-type="float">
            <text:p>258.92</text:p>
          </table:table-cell>
        </table:table-row>
        <table:table-row table:style-name="ro1">
          <table:table-cell office:value-type="float" office:value="2831501" calcext:value-type="float">
            <text:p>2831501</text:p>
          </table:table-cell>
          <table:table-cell table:style-name="ce1" table:formula="of:=[.A179]/1000/(60*60*24)" office:value-type="time" office:time-value="PT00H47M11.501S" calcext:value-type="time">
            <text:p>00:47:12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201.32" calcext:value-type="float">
            <text:p>201.32</text:p>
          </table:table-cell>
          <table:table-cell office:value-type="float" office:value="260.34" calcext:value-type="float">
            <text:p>260.34</text:p>
          </table:table-cell>
        </table:table-row>
        <table:table-row table:style-name="ro1">
          <table:table-cell office:value-type="float" office:value="2847501" calcext:value-type="float">
            <text:p>2847501</text:p>
          </table:table-cell>
          <table:table-cell table:style-name="ce1" table:formula="of:=[.A180]/1000/(60*60*24)" office:value-type="time" office:time-value="PT00H47M27.501S" calcext:value-type="time">
            <text:p>00:47:28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202.43" calcext:value-type="float">
            <text:p>202.43</text:p>
          </table:table-cell>
          <table:table-cell office:value-type="float" office:value="261.75" calcext:value-type="float">
            <text:p>261.75</text:p>
          </table:table-cell>
        </table:table-row>
        <table:table-row table:style-name="ro1">
          <table:table-cell office:value-type="float" office:value="2863501" calcext:value-type="float">
            <text:p>2863501</text:p>
          </table:table-cell>
          <table:table-cell table:style-name="ce1" table:formula="of:=[.A181]/1000/(60*60*24)" office:value-type="time" office:time-value="PT00H47M43.501S" calcext:value-type="time">
            <text:p>00:47:44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203.55" calcext:value-type="float">
            <text:p>203.55</text:p>
          </table:table-cell>
          <table:table-cell office:value-type="float" office:value="263.16" calcext:value-type="float">
            <text:p>263.16</text:p>
          </table:table-cell>
        </table:table-row>
        <table:table-row table:style-name="ro1">
          <table:table-cell office:value-type="float" office:value="2879501" calcext:value-type="float">
            <text:p>2879501</text:p>
          </table:table-cell>
          <table:table-cell table:style-name="ce1" table:formula="of:=[.A182]/1000/(60*60*24)" office:value-type="time" office:time-value="PT00H47M59.501S" calcext:value-type="time">
            <text:p>00:48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204.66" calcext:value-type="float">
            <text:p>204.66</text:p>
          </table:table-cell>
          <table:table-cell office:value-type="float" office:value="264.57" calcext:value-type="float">
            <text:p>264.57</text:p>
          </table:table-cell>
        </table:table-row>
        <table:table-row table:style-name="ro1">
          <table:table-cell office:value-type="float" office:value="2895501" calcext:value-type="float">
            <text:p>2895501</text:p>
          </table:table-cell>
          <table:table-cell table:style-name="ce1" table:formula="of:=[.A183]/1000/(60*60*24)" office:value-type="time" office:time-value="PT00H48M15.501S" calcext:value-type="time">
            <text:p>00:48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205.78" calcext:value-type="float">
            <text:p>205.78</text:p>
          </table:table-cell>
          <table:table-cell office:value-type="float" office:value="265.98" calcext:value-type="float">
            <text:p>265.98</text:p>
          </table:table-cell>
        </table:table-row>
        <table:table-row table:style-name="ro1">
          <table:table-cell office:value-type="float" office:value="2911501" calcext:value-type="float">
            <text:p>2911501</text:p>
          </table:table-cell>
          <table:table-cell table:style-name="ce1" table:formula="of:=[.A184]/1000/(60*60*24)" office:value-type="time" office:time-value="PT00H48M31.501S" calcext:value-type="time">
            <text:p>00:48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8.16" calcext:value-type="float">
            <text:p>318.16</text:p>
          </table:table-cell>
          <table:table-cell office:value-type="float" office:value="206.89" calcext:value-type="float">
            <text:p>206.89</text:p>
          </table:table-cell>
          <table:table-cell office:value-type="float" office:value="267.39" calcext:value-type="float">
            <text:p>267.39</text:p>
          </table:table-cell>
        </table:table-row>
        <table:table-row table:style-name="ro1">
          <table:table-cell office:value-type="float" office:value="2927501" calcext:value-type="float">
            <text:p>2927501</text:p>
          </table:table-cell>
          <table:table-cell table:style-name="ce1" table:formula="of:=[.A185]/1000/(60*60*24)" office:value-type="time" office:time-value="PT00H48M47.501S" calcext:value-type="time">
            <text:p>00:48:48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208" calcext:value-type="float">
            <text:p>208</text:p>
          </table:table-cell>
          <table:table-cell office:value-type="float" office:value="268.8" calcext:value-type="float">
            <text:p>268.8</text:p>
          </table:table-cell>
        </table:table-row>
        <table:table-row table:style-name="ro1">
          <table:table-cell office:value-type="float" office:value="2943501" calcext:value-type="float">
            <text:p>2943501</text:p>
          </table:table-cell>
          <table:table-cell table:style-name="ce1" table:formula="of:=[.A186]/1000/(60*60*24)" office:value-type="time" office:time-value="PT00H49M03.501S" calcext:value-type="time">
            <text:p>00:49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209.12" calcext:value-type="float">
            <text:p>209.12</text:p>
          </table:table-cell>
          <table:table-cell office:value-type="float" office:value="270.21" calcext:value-type="float">
            <text:p>270.21</text:p>
          </table:table-cell>
        </table:table-row>
        <table:table-row table:style-name="ro1">
          <table:table-cell office:value-type="float" office:value="2959501" calcext:value-type="float">
            <text:p>2959501</text:p>
          </table:table-cell>
          <table:table-cell table:style-name="ce1" table:formula="of:=[.A187]/1000/(60*60*24)" office:value-type="time" office:time-value="PT00H49M19.501S" calcext:value-type="time">
            <text:p>00:49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210.23" calcext:value-type="float">
            <text:p>210.23</text:p>
          </table:table-cell>
          <table:table-cell office:value-type="float" office:value="271.62" calcext:value-type="float">
            <text:p>271.62</text:p>
          </table:table-cell>
        </table:table-row>
        <table:table-row table:style-name="ro1">
          <table:table-cell office:value-type="float" office:value="2975501" calcext:value-type="float">
            <text:p>2975501</text:p>
          </table:table-cell>
          <table:table-cell table:style-name="ce1" table:formula="of:=[.A188]/1000/(60*60*24)" office:value-type="time" office:time-value="PT00H49M35.501S" calcext:value-type="time">
            <text:p>00:49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211.35" calcext:value-type="float">
            <text:p>211.35</text:p>
          </table:table-cell>
          <table:table-cell office:value-type="float" office:value="273.03" calcext:value-type="float">
            <text:p>273.03</text:p>
          </table:table-cell>
        </table:table-row>
        <table:table-row table:style-name="ro1">
          <table:table-cell office:value-type="float" office:value="2991501" calcext:value-type="float">
            <text:p>2991501</text:p>
          </table:table-cell>
          <table:table-cell table:style-name="ce1" table:formula="of:=[.A189]/1000/(60*60*24)" office:value-type="time" office:time-value="PT00H49M51.501S" calcext:value-type="time">
            <text:p>00:49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212.46" calcext:value-type="float">
            <text:p>212.46</text:p>
          </table:table-cell>
          <table:table-cell office:value-type="float" office:value="274.44" calcext:value-type="float">
            <text:p>274.44</text:p>
          </table:table-cell>
        </table:table-row>
        <table:table-row table:style-name="ro1">
          <table:table-cell office:value-type="float" office:value="3007501" calcext:value-type="float">
            <text:p>3007501</text:p>
          </table:table-cell>
          <table:table-cell table:style-name="ce1" table:formula="of:=[.A190]/1000/(60*60*24)" office:value-type="time" office:time-value="PT00H50M07.501S" calcext:value-type="time">
            <text:p>00:50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213.57" calcext:value-type="float">
            <text:p>213.57</text:p>
          </table:table-cell>
          <table:table-cell office:value-type="float" office:value="275.85" calcext:value-type="float">
            <text:p>275.85</text:p>
          </table:table-cell>
        </table:table-row>
        <table:table-row table:style-name="ro1">
          <table:table-cell office:value-type="float" office:value="3023501" calcext:value-type="float">
            <text:p>3023501</text:p>
          </table:table-cell>
          <table:table-cell table:style-name="ce1" table:formula="of:=[.A191]/1000/(60*60*24)" office:value-type="time" office:time-value="PT00H50M23.501S" calcext:value-type="time">
            <text:p>00:50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214.69" calcext:value-type="float">
            <text:p>214.69</text:p>
          </table:table-cell>
          <table:table-cell office:value-type="float" office:value="277.26" calcext:value-type="float">
            <text:p>277.26</text:p>
          </table:table-cell>
        </table:table-row>
        <table:table-row table:style-name="ro1">
          <table:table-cell office:value-type="float" office:value="3039501" calcext:value-type="float">
            <text:p>3039501</text:p>
          </table:table-cell>
          <table:table-cell table:style-name="ce1" table:formula="of:=[.A192]/1000/(60*60*24)" office:value-type="time" office:time-value="PT00H50M39.501S" calcext:value-type="time">
            <text:p>00:50:40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215.8" calcext:value-type="float">
            <text:p>215.8</text:p>
          </table:table-cell>
          <table:table-cell office:value-type="float" office:value="278.66" calcext:value-type="float">
            <text:p>278.66</text:p>
          </table:table-cell>
        </table:table-row>
        <table:table-row table:style-name="ro1">
          <table:table-cell office:value-type="float" office:value="3055501" calcext:value-type="float">
            <text:p>3055501</text:p>
          </table:table-cell>
          <table:table-cell table:style-name="ce1" table:formula="of:=[.A193]/1000/(60*60*24)" office:value-type="time" office:time-value="PT00H50M55.501S" calcext:value-type="time">
            <text:p>00:50:56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216.91" calcext:value-type="float">
            <text:p>216.91</text:p>
          </table:table-cell>
          <table:table-cell office:value-type="float" office:value="280.07" calcext:value-type="float">
            <text:p>280.07</text:p>
          </table:table-cell>
        </table:table-row>
        <table:table-row table:style-name="ro1">
          <table:table-cell office:value-type="float" office:value="3071501" calcext:value-type="float">
            <text:p>3071501</text:p>
          </table:table-cell>
          <table:table-cell table:style-name="ce1" table:formula="of:=[.A194]/1000/(60*60*24)" office:value-type="time" office:time-value="PT00H51M11.501S" calcext:value-type="time">
            <text:p>00:51:12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218.03" calcext:value-type="float">
            <text:p>218.03</text:p>
          </table:table-cell>
          <table:table-cell office:value-type="float" office:value="281.48" calcext:value-type="float">
            <text:p>281.48</text:p>
          </table:table-cell>
        </table:table-row>
        <table:table-row table:style-name="ro1">
          <table:table-cell office:value-type="float" office:value="3087501" calcext:value-type="float">
            <text:p>3087501</text:p>
          </table:table-cell>
          <table:table-cell table:style-name="ce1" table:formula="of:=[.A195]/1000/(60*60*24)" office:value-type="time" office:time-value="PT00H51M27.501S" calcext:value-type="time">
            <text:p>00:51:28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219.14" calcext:value-type="float">
            <text:p>219.14</text:p>
          </table:table-cell>
          <table:table-cell office:value-type="float" office:value="282.88" calcext:value-type="float">
            <text:p>282.88</text:p>
          </table:table-cell>
        </table:table-row>
        <table:table-row table:style-name="ro1">
          <table:table-cell office:value-type="float" office:value="3103501" calcext:value-type="float">
            <text:p>3103501</text:p>
          </table:table-cell>
          <table:table-cell table:style-name="ce1" table:formula="of:=[.A196]/1000/(60*60*24)" office:value-type="time" office:time-value="PT00H51M43.501S" calcext:value-type="time">
            <text:p>00:51:44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220.25" calcext:value-type="float">
            <text:p>220.25</text:p>
          </table:table-cell>
          <table:table-cell office:value-type="float" office:value="284.29" calcext:value-type="float">
            <text:p>284.29</text:p>
          </table:table-cell>
        </table:table-row>
        <table:table-row table:style-name="ro1">
          <table:table-cell office:value-type="float" office:value="3119501" calcext:value-type="float">
            <text:p>3119501</text:p>
          </table:table-cell>
          <table:table-cell table:style-name="ce1" table:formula="of:=[.A197]/1000/(60*60*24)" office:value-type="time" office:time-value="PT00H51M59.501S" calcext:value-type="time">
            <text:p>00:52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221.36" calcext:value-type="float">
            <text:p>221.36</text:p>
          </table:table-cell>
          <table:table-cell office:value-type="float" office:value="285.7" calcext:value-type="float">
            <text:p>285.7</text:p>
          </table:table-cell>
        </table:table-row>
        <table:table-row table:style-name="ro1">
          <table:table-cell office:value-type="float" office:value="3135501" calcext:value-type="float">
            <text:p>3135501</text:p>
          </table:table-cell>
          <table:table-cell table:style-name="ce1" table:formula="of:=[.A198]/1000/(60*60*24)" office:value-type="time" office:time-value="PT00H52M15.501S" calcext:value-type="time">
            <text:p>00:52:16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222.47" calcext:value-type="float">
            <text:p>222.47</text:p>
          </table:table-cell>
          <table:table-cell office:value-type="float" office:value="287.1" calcext:value-type="float">
            <text:p>287.1</text:p>
          </table:table-cell>
        </table:table-row>
        <table:table-row table:style-name="ro1">
          <table:table-cell office:value-type="float" office:value="3151501" calcext:value-type="float">
            <text:p>3151501</text:p>
          </table:table-cell>
          <table:table-cell table:style-name="ce1" table:formula="of:=[.A199]/1000/(60*60*24)" office:value-type="time" office:time-value="PT00H52M31.501S" calcext:value-type="time">
            <text:p>00:52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223.59" calcext:value-type="float">
            <text:p>223.59</text:p>
          </table:table-cell>
          <table:table-cell office:value-type="float" office:value="288.51" calcext:value-type="float">
            <text:p>288.51</text:p>
          </table:table-cell>
        </table:table-row>
        <table:table-row table:style-name="ro1">
          <table:table-cell office:value-type="float" office:value="3167501" calcext:value-type="float">
            <text:p>3167501</text:p>
          </table:table-cell>
          <table:table-cell table:style-name="ce1" table:formula="of:=[.A200]/1000/(60*60*24)" office:value-type="time" office:time-value="PT00H52M47.501S" calcext:value-type="time">
            <text:p>00:52:48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224.7" calcext:value-type="float">
            <text:p>224.7</text:p>
          </table:table-cell>
          <table:table-cell office:value-type="float" office:value="289.91" calcext:value-type="float">
            <text:p>289.91</text:p>
          </table:table-cell>
        </table:table-row>
        <table:table-row table:style-name="ro1">
          <table:table-cell office:value-type="float" office:value="3183501" calcext:value-type="float">
            <text:p>3183501</text:p>
          </table:table-cell>
          <table:table-cell table:style-name="ce1" table:formula="of:=[.A201]/1000/(60*60*24)" office:value-type="time" office:time-value="PT00H53M03.501S" calcext:value-type="time">
            <text:p>00:53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225.81" calcext:value-type="float">
            <text:p>225.81</text:p>
          </table:table-cell>
          <table:table-cell office:value-type="float" office:value="291.32" calcext:value-type="float">
            <text:p>291.32</text:p>
          </table:table-cell>
        </table:table-row>
        <table:table-row table:style-name="ro1">
          <table:table-cell office:value-type="float" office:value="3199501" calcext:value-type="float">
            <text:p>3199501</text:p>
          </table:table-cell>
          <table:table-cell table:style-name="ce1" table:formula="of:=[.A202]/1000/(60*60*24)" office:value-type="time" office:time-value="PT00H53M19.501S" calcext:value-type="time">
            <text:p>00:53:20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226.92" calcext:value-type="float">
            <text:p>226.92</text:p>
          </table:table-cell>
          <table:table-cell office:value-type="float" office:value="292.72" calcext:value-type="float">
            <text:p>292.72</text:p>
          </table:table-cell>
        </table:table-row>
        <table:table-row table:style-name="ro1">
          <table:table-cell office:value-type="float" office:value="3215501" calcext:value-type="float">
            <text:p>3215501</text:p>
          </table:table-cell>
          <table:table-cell table:style-name="ce1" table:formula="of:=[.A203]/1000/(60*60*24)" office:value-type="time" office:time-value="PT00H53M35.501S" calcext:value-type="time">
            <text:p>00:53:36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228.03" calcext:value-type="float">
            <text:p>228.03</text:p>
          </table:table-cell>
          <table:table-cell office:value-type="float" office:value="294.12" calcext:value-type="float">
            <text:p>294.12</text:p>
          </table:table-cell>
        </table:table-row>
        <table:table-row table:style-name="ro1">
          <table:table-cell office:value-type="float" office:value="3231501" calcext:value-type="float">
            <text:p>3231501</text:p>
          </table:table-cell>
          <table:table-cell table:style-name="ce1" table:formula="of:=[.A204]/1000/(60*60*24)" office:value-type="time" office:time-value="PT00H53M51.501S" calcext:value-type="time">
            <text:p>00:53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229.14" calcext:value-type="float">
            <text:p>229.14</text:p>
          </table:table-cell>
          <table:table-cell office:value-type="float" office:value="295.52" calcext:value-type="float">
            <text:p>295.52</text:p>
          </table:table-cell>
        </table:table-row>
        <table:table-row table:style-name="ro1">
          <table:table-cell office:value-type="float" office:value="3247501" calcext:value-type="float">
            <text:p>3247501</text:p>
          </table:table-cell>
          <table:table-cell table:style-name="ce1" table:formula="of:=[.A205]/1000/(60*60*24)" office:value-type="time" office:time-value="PT00H54M07.501S" calcext:value-type="time">
            <text:p>00:54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30.25" calcext:value-type="float">
            <text:p>230.25</text:p>
          </table:table-cell>
          <table:table-cell office:value-type="float" office:value="296.92" calcext:value-type="float">
            <text:p>296.92</text:p>
          </table:table-cell>
        </table:table-row>
        <table:table-row table:style-name="ro1">
          <table:table-cell office:value-type="float" office:value="3263501" calcext:value-type="float">
            <text:p>3263501</text:p>
          </table:table-cell>
          <table:table-cell table:style-name="ce1" table:formula="of:=[.A206]/1000/(60*60*24)" office:value-type="time" office:time-value="PT00H54M23.501S" calcext:value-type="time">
            <text:p>00:54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31.36" calcext:value-type="float">
            <text:p>231.36</text:p>
          </table:table-cell>
          <table:table-cell office:value-type="float" office:value="298.32" calcext:value-type="float">
            <text:p>298.32</text:p>
          </table:table-cell>
        </table:table-row>
        <table:table-row table:style-name="ro1">
          <table:table-cell office:value-type="float" office:value="3279501" calcext:value-type="float">
            <text:p>3279501</text:p>
          </table:table-cell>
          <table:table-cell table:style-name="ce1" table:formula="of:=[.A207]/1000/(60*60*24)" office:value-type="time" office:time-value="PT00H54M39.501S" calcext:value-type="time">
            <text:p>00:54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32.47" calcext:value-type="float">
            <text:p>232.47</text:p>
          </table:table-cell>
          <table:table-cell office:value-type="float" office:value="299.72" calcext:value-type="float">
            <text:p>299.72</text:p>
          </table:table-cell>
        </table:table-row>
        <table:table-row table:style-name="ro1">
          <table:table-cell office:value-type="float" office:value="3295501" calcext:value-type="float">
            <text:p>3295501</text:p>
          </table:table-cell>
          <table:table-cell table:style-name="ce1" table:formula="of:=[.A208]/1000/(60*60*24)" office:value-type="time" office:time-value="PT00H54M55.501S" calcext:value-type="time">
            <text:p>00:54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33.59" calcext:value-type="float">
            <text:p>233.59</text:p>
          </table:table-cell>
          <table:table-cell office:value-type="float" office:value="301.12" calcext:value-type="float">
            <text:p>301.12</text:p>
          </table:table-cell>
        </table:table-row>
        <table:table-row table:style-name="ro1">
          <table:table-cell office:value-type="float" office:value="3311501" calcext:value-type="float">
            <text:p>3311501</text:p>
          </table:table-cell>
          <table:table-cell table:style-name="ce1" table:formula="of:=[.A209]/1000/(60*60*24)" office:value-type="time" office:time-value="PT00H55M11.501S" calcext:value-type="time">
            <text:p>00:55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34.7" calcext:value-type="float">
            <text:p>234.7</text:p>
          </table:table-cell>
          <table:table-cell office:value-type="float" office:value="302.52" calcext:value-type="float">
            <text:p>302.52</text:p>
          </table:table-cell>
        </table:table-row>
        <table:table-row table:style-name="ro1">
          <table:table-cell office:value-type="float" office:value="3327501" calcext:value-type="float">
            <text:p>3327501</text:p>
          </table:table-cell>
          <table:table-cell table:style-name="ce1" table:formula="of:=[.A210]/1000/(60*60*24)" office:value-type="time" office:time-value="PT00H55M27.501S" calcext:value-type="time">
            <text:p>00:55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35.81" calcext:value-type="float">
            <text:p>235.81</text:p>
          </table:table-cell>
          <table:table-cell office:value-type="float" office:value="303.92" calcext:value-type="float">
            <text:p>303.92</text:p>
          </table:table-cell>
        </table:table-row>
        <table:table-row table:style-name="ro1">
          <table:table-cell office:value-type="float" office:value="3343501" calcext:value-type="float">
            <text:p>3343501</text:p>
          </table:table-cell>
          <table:table-cell table:style-name="ce1" table:formula="of:=[.A211]/1000/(60*60*24)" office:value-type="time" office:time-value="PT00H55M43.501S" calcext:value-type="time">
            <text:p>00:55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236.92" calcext:value-type="float">
            <text:p>236.92</text:p>
          </table:table-cell>
          <table:table-cell office:value-type="float" office:value="305.32" calcext:value-type="float">
            <text:p>305.32</text:p>
          </table:table-cell>
        </table:table-row>
        <table:table-row table:style-name="ro1">
          <table:table-cell office:value-type="float" office:value="3359501" calcext:value-type="float">
            <text:p>3359501</text:p>
          </table:table-cell>
          <table:table-cell table:style-name="ce1" table:formula="of:=[.A212]/1000/(60*60*24)" office:value-type="time" office:time-value="PT00H55M59.501S" calcext:value-type="time">
            <text:p>00:56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238.02" calcext:value-type="float">
            <text:p>238.02</text:p>
          </table:table-cell>
          <table:table-cell office:value-type="float" office:value="306.72" calcext:value-type="float">
            <text:p>306.72</text:p>
          </table:table-cell>
        </table:table-row>
        <table:table-row table:style-name="ro1">
          <table:table-cell office:value-type="float" office:value="3375501" calcext:value-type="float">
            <text:p>3375501</text:p>
          </table:table-cell>
          <table:table-cell table:style-name="ce1" table:formula="of:=[.A213]/1000/(60*60*24)" office:value-type="time" office:time-value="PT00H56M15.501S" calcext:value-type="time">
            <text:p>00:56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39.13" calcext:value-type="float">
            <text:p>239.13</text:p>
          </table:table-cell>
          <table:table-cell office:value-type="float" office:value="308.12" calcext:value-type="float">
            <text:p>308.12</text:p>
          </table:table-cell>
        </table:table-row>
        <table:table-row table:style-name="ro1">
          <table:table-cell office:value-type="float" office:value="3391501" calcext:value-type="float">
            <text:p>3391501</text:p>
          </table:table-cell>
          <table:table-cell table:style-name="ce1" table:formula="of:=[.A214]/1000/(60*60*24)" office:value-type="time" office:time-value="PT00H56M31.501S" calcext:value-type="time">
            <text:p>00:56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40.24" calcext:value-type="float">
            <text:p>240.24</text:p>
          </table:table-cell>
          <table:table-cell office:value-type="float" office:value="309.52" calcext:value-type="float">
            <text:p>309.52</text:p>
          </table:table-cell>
        </table:table-row>
        <table:table-row table:style-name="ro1">
          <table:table-cell office:value-type="float" office:value="3407501" calcext:value-type="float">
            <text:p>3407501</text:p>
          </table:table-cell>
          <table:table-cell table:style-name="ce1" table:formula="of:=[.A215]/1000/(60*60*24)" office:value-type="time" office:time-value="PT00H56M47.501S" calcext:value-type="time">
            <text:p>00:56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41.35" calcext:value-type="float">
            <text:p>241.35</text:p>
          </table:table-cell>
          <table:table-cell office:value-type="float" office:value="310.92" calcext:value-type="float">
            <text:p>310.92</text:p>
          </table:table-cell>
        </table:table-row>
        <table:table-row table:style-name="ro1">
          <table:table-cell office:value-type="float" office:value="3423501" calcext:value-type="float">
            <text:p>3423501</text:p>
          </table:table-cell>
          <table:table-cell table:style-name="ce1" table:formula="of:=[.A216]/1000/(60*60*24)" office:value-type="time" office:time-value="PT00H57M03.501S" calcext:value-type="time">
            <text:p>00:57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3" calcext:value-type="float">
            <text:p>313.73</text:p>
          </table:table-cell>
          <table:table-cell office:value-type="float" office:value="242.46" calcext:value-type="float">
            <text:p>242.46</text:p>
          </table:table-cell>
          <table:table-cell office:value-type="float" office:value="312.32" calcext:value-type="float">
            <text:p>312.32</text:p>
          </table:table-cell>
        </table:table-row>
        <table:table-row table:style-name="ro1">
          <table:table-cell office:value-type="float" office:value="3439501" calcext:value-type="float">
            <text:p>3439501</text:p>
          </table:table-cell>
          <table:table-cell table:style-name="ce1" table:formula="of:=[.A217]/1000/(60*60*24)" office:value-type="time" office:time-value="PT00H57M19.501S" calcext:value-type="time">
            <text:p>00:57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43.57" calcext:value-type="float">
            <text:p>243.57</text:p>
          </table:table-cell>
          <table:table-cell office:value-type="float" office:value="313.71" calcext:value-type="float">
            <text:p>313.71</text:p>
          </table:table-cell>
        </table:table-row>
        <table:table-row table:style-name="ro1">
          <table:table-cell office:value-type="float" office:value="3455501" calcext:value-type="float">
            <text:p>3455501</text:p>
          </table:table-cell>
          <table:table-cell table:style-name="ce1" table:formula="of:=[.A218]/1000/(60*60*24)" office:value-type="time" office:time-value="PT00H57M35.501S" calcext:value-type="time">
            <text:p>00:57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244.68" calcext:value-type="float">
            <text:p>244.68</text:p>
          </table:table-cell>
          <table:table-cell office:value-type="float" office:value="315.11" calcext:value-type="float">
            <text:p>315.11</text:p>
          </table:table-cell>
        </table:table-row>
        <table:table-row table:style-name="ro1">
          <table:table-cell office:value-type="float" office:value="3471501" calcext:value-type="float">
            <text:p>3471501</text:p>
          </table:table-cell>
          <table:table-cell table:style-name="ce1" table:formula="of:=[.A219]/1000/(60*60*24)" office:value-type="time" office:time-value="PT00H57M51.501S" calcext:value-type="time">
            <text:p>00:57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45.79" calcext:value-type="float">
            <text:p>245.79</text:p>
          </table:table-cell>
          <table:table-cell office:value-type="float" office:value="316.51" calcext:value-type="float">
            <text:p>316.51</text:p>
          </table:table-cell>
        </table:table-row>
        <table:table-row table:style-name="ro1">
          <table:table-cell office:value-type="float" office:value="3487501" calcext:value-type="float">
            <text:p>3487501</text:p>
          </table:table-cell>
          <table:table-cell table:style-name="ce1" table:formula="of:=[.A220]/1000/(60*60*24)" office:value-type="time" office:time-value="PT00H58M07.501S" calcext:value-type="time">
            <text:p>00:58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246.9" calcext:value-type="float">
            <text:p>246.9</text:p>
          </table:table-cell>
          <table:table-cell office:value-type="float" office:value="317.9" calcext:value-type="float">
            <text:p>317.9</text:p>
          </table:table-cell>
        </table:table-row>
        <table:table-row table:style-name="ro1">
          <table:table-cell office:value-type="float" office:value="3503501" calcext:value-type="float">
            <text:p>3503501</text:p>
          </table:table-cell>
          <table:table-cell table:style-name="ce1" table:formula="of:=[.A221]/1000/(60*60*24)" office:value-type="time" office:time-value="PT00H58M23.501S" calcext:value-type="time">
            <text:p>00:58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248.01" calcext:value-type="float">
            <text:p>248.0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3519501" calcext:value-type="float">
            <text:p>3519501</text:p>
          </table:table-cell>
          <table:table-cell table:style-name="ce1" table:formula="of:=[.A222]/1000/(60*60*24)" office:value-type="time" office:time-value="PT00H58M39.501S" calcext:value-type="time">
            <text:p>00:58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249.11" calcext:value-type="float">
            <text:p>249.11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3535501" calcext:value-type="float">
            <text:p>3535501</text:p>
          </table:table-cell>
          <table:table-cell table:style-name="ce1" table:formula="of:=[.A223]/1000/(60*60*24)" office:value-type="time" office:time-value="PT00H58M55.501S" calcext:value-type="time">
            <text:p>00:58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250.22" calcext:value-type="float">
            <text:p>250.22</text:p>
          </table:table-cell>
          <table:table-cell office:value-type="float" office:value="322.09" calcext:value-type="float">
            <text:p>322.09</text:p>
          </table:table-cell>
        </table:table-row>
        <table:table-row table:style-name="ro1">
          <table:table-cell office:value-type="float" office:value="3551501" calcext:value-type="float">
            <text:p>3551501</text:p>
          </table:table-cell>
          <table:table-cell table:style-name="ce1" table:formula="of:=[.A224]/1000/(60*60*24)" office:value-type="time" office:time-value="PT00H59M11.501S" calcext:value-type="time">
            <text:p>00:59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251.33" calcext:value-type="float">
            <text:p>251.33</text:p>
          </table:table-cell>
          <table:table-cell office:value-type="float" office:value="323.49" calcext:value-type="float">
            <text:p>323.49</text:p>
          </table:table-cell>
        </table:table-row>
        <table:table-row table:style-name="ro1">
          <table:table-cell office:value-type="float" office:value="3567501" calcext:value-type="float">
            <text:p>3567501</text:p>
          </table:table-cell>
          <table:table-cell table:style-name="ce1" table:formula="of:=[.A225]/1000/(60*60*24)" office:value-type="time" office:time-value="PT00H59M27.501S" calcext:value-type="time">
            <text:p>00:59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52.44" calcext:value-type="float">
            <text:p>252.44</text:p>
          </table:table-cell>
          <table:table-cell office:value-type="float" office:value="324.88" calcext:value-type="float">
            <text:p>324.88</text:p>
          </table:table-cell>
        </table:table-row>
        <table:table-row table:style-name="ro1">
          <table:table-cell office:value-type="float" office:value="3583501" calcext:value-type="float">
            <text:p>3583501</text:p>
          </table:table-cell>
          <table:table-cell table:style-name="ce1" table:formula="of:=[.A226]/1000/(60*60*24)" office:value-type="time" office:time-value="PT00H59M43.501S" calcext:value-type="time">
            <text:p>00:59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53.55" calcext:value-type="float">
            <text:p>253.55</text:p>
          </table:table-cell>
          <table:table-cell office:value-type="float" office:value="326.27" calcext:value-type="float">
            <text:p>326.27</text:p>
          </table:table-cell>
        </table:table-row>
        <table:table-row table:style-name="ro1">
          <table:table-cell office:value-type="float" office:value="3599501" calcext:value-type="float">
            <text:p>3599501</text:p>
          </table:table-cell>
          <table:table-cell table:style-name="ce1" table:formula="of:=[.A227]/1000/(60*60*24)" office:value-type="time" office:time-value="PT00H59M59.501S" calcext:value-type="time">
            <text:p>01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54.65" calcext:value-type="float">
            <text:p>254.65</text:p>
          </table:table-cell>
          <table:table-cell office:value-type="float" office:value="327.67" calcext:value-type="float">
            <text:p>327.67</text:p>
          </table:table-cell>
        </table:table-row>
        <table:table-row table:style-name="ro1">
          <table:table-cell office:value-type="float" office:value="3615501" calcext:value-type="float">
            <text:p>3615501</text:p>
          </table:table-cell>
          <table:table-cell table:style-name="ce1" table:formula="of:=[.A228]/1000/(60*60*24)" office:value-type="time" office:time-value="PT01H00M15.501S" calcext:value-type="time">
            <text:p>01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55.76" calcext:value-type="float">
            <text:p>255.76</text:p>
          </table:table-cell>
          <table:table-cell office:value-type="float" office:value="329.06" calcext:value-type="float">
            <text:p>329.06</text:p>
          </table:table-cell>
        </table:table-row>
        <table:table-row table:style-name="ro1">
          <table:table-cell office:value-type="float" office:value="3631501" calcext:value-type="float">
            <text:p>3631501</text:p>
          </table:table-cell>
          <table:table-cell table:style-name="ce1" table:formula="of:=[.A229]/1000/(60*60*24)" office:value-type="time" office:time-value="PT01H00M31.501S" calcext:value-type="time">
            <text:p>01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56.87" calcext:value-type="float">
            <text:p>256.87</text:p>
          </table:table-cell>
          <table:table-cell office:value-type="float" office:value="330.45" calcext:value-type="float">
            <text:p>330.45</text:p>
          </table:table-cell>
        </table:table-row>
        <table:table-row table:style-name="ro1">
          <table:table-cell office:value-type="float" office:value="3647501" calcext:value-type="float">
            <text:p>3647501</text:p>
          </table:table-cell>
          <table:table-cell table:style-name="ce1" table:formula="of:=[.A230]/1000/(60*60*24)" office:value-type="time" office:time-value="PT01H00M47.501S" calcext:value-type="time">
            <text:p>01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57.98" calcext:value-type="float">
            <text:p>257.98</text:p>
          </table:table-cell>
          <table:table-cell office:value-type="float" office:value="331.84" calcext:value-type="float">
            <text:p>331.84</text:p>
          </table:table-cell>
        </table:table-row>
        <table:table-row table:style-name="ro1">
          <table:table-cell office:value-type="float" office:value="3663500" calcext:value-type="float">
            <text:p>3663500</text:p>
          </table:table-cell>
          <table:table-cell table:style-name="ce1" table:formula="of:=[.A231]/1000/(60*60*24)" office:value-type="time" office:time-value="PT01H01M03.5S" calcext:value-type="time">
            <text:p>01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59.08" calcext:value-type="float">
            <text:p>259.08</text:p>
          </table:table-cell>
          <table:table-cell office:value-type="float" office:value="333.23" calcext:value-type="float">
            <text:p>333.23</text:p>
          </table:table-cell>
        </table:table-row>
        <table:table-row table:style-name="ro1">
          <table:table-cell office:value-type="float" office:value="3679501" calcext:value-type="float">
            <text:p>3679501</text:p>
          </table:table-cell>
          <table:table-cell table:style-name="ce1" table:formula="of:=[.A232]/1000/(60*60*24)" office:value-type="time" office:time-value="PT01H01M19.501S" calcext:value-type="time">
            <text:p>01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60.19" calcext:value-type="float">
            <text:p>260.19</text:p>
          </table:table-cell>
          <table:table-cell office:value-type="float" office:value="334.62" calcext:value-type="float">
            <text:p>334.62</text:p>
          </table:table-cell>
        </table:table-row>
        <table:table-row table:style-name="ro1">
          <table:table-cell office:value-type="float" office:value="3695501" calcext:value-type="float">
            <text:p>3695501</text:p>
          </table:table-cell>
          <table:table-cell table:style-name="ce1" table:formula="of:=[.A233]/1000/(60*60*24)" office:value-type="time" office:time-value="PT01H01M35.501S" calcext:value-type="time">
            <text:p>01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61.3" calcext:value-type="float">
            <text:p>261.3</text:p>
          </table:table-cell>
          <table:table-cell office:value-type="float" office:value="336.01" calcext:value-type="float">
            <text:p>336.01</text:p>
          </table:table-cell>
        </table:table-row>
        <table:table-row table:style-name="ro1">
          <table:table-cell office:value-type="float" office:value="3711501" calcext:value-type="float">
            <text:p>3711501</text:p>
          </table:table-cell>
          <table:table-cell table:style-name="ce1" table:formula="of:=[.A234]/1000/(60*60*24)" office:value-type="time" office:time-value="PT01H01M51.501S" calcext:value-type="time">
            <text:p>01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62.4" calcext:value-type="float">
            <text:p>262.4</text:p>
          </table:table-cell>
          <table:table-cell office:value-type="float" office:value="337.41" calcext:value-type="float">
            <text:p>337.41</text:p>
          </table:table-cell>
        </table:table-row>
        <table:table-row table:style-name="ro1">
          <table:table-cell office:value-type="float" office:value="3727501" calcext:value-type="float">
            <text:p>3727501</text:p>
          </table:table-cell>
          <table:table-cell table:style-name="ce1" table:formula="of:=[.A235]/1000/(60*60*24)" office:value-type="time" office:time-value="PT01H02M07.501S" calcext:value-type="time">
            <text:p>01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63.51" calcext:value-type="float">
            <text:p>263.51</text:p>
          </table:table-cell>
          <table:table-cell office:value-type="float" office:value="338.8" calcext:value-type="float">
            <text:p>338.8</text:p>
          </table:table-cell>
        </table:table-row>
        <table:table-row table:style-name="ro1">
          <table:table-cell office:value-type="float" office:value="3743501" calcext:value-type="float">
            <text:p>3743501</text:p>
          </table:table-cell>
          <table:table-cell table:style-name="ce1" table:formula="of:=[.A236]/1000/(60*60*24)" office:value-type="time" office:time-value="PT01H02M23.501S" calcext:value-type="time">
            <text:p>01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64.61" calcext:value-type="float">
            <text:p>264.61</text:p>
          </table:table-cell>
          <table:table-cell office:value-type="float" office:value="340.19" calcext:value-type="float">
            <text:p>340.19</text:p>
          </table:table-cell>
        </table:table-row>
        <table:table-row table:style-name="ro1">
          <table:table-cell office:value-type="float" office:value="3759501" calcext:value-type="float">
            <text:p>3759501</text:p>
          </table:table-cell>
          <table:table-cell table:style-name="ce1" table:formula="of:=[.A237]/1000/(60*60*24)" office:value-type="time" office:time-value="PT01H02M39.501S" calcext:value-type="time">
            <text:p>01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65.72" calcext:value-type="float">
            <text:p>265.72</text:p>
          </table:table-cell>
          <table:table-cell office:value-type="float" office:value="341.58" calcext:value-type="float">
            <text:p>341.58</text:p>
          </table:table-cell>
        </table:table-row>
        <table:table-row table:style-name="ro1">
          <table:table-cell office:value-type="float" office:value="3775501" calcext:value-type="float">
            <text:p>3775501</text:p>
          </table:table-cell>
          <table:table-cell table:style-name="ce1" table:formula="of:=[.A238]/1000/(60*60*24)" office:value-type="time" office:time-value="PT01H02M55.501S" calcext:value-type="time">
            <text:p>01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66.83" calcext:value-type="float">
            <text:p>266.83</text:p>
          </table:table-cell>
          <table:table-cell office:value-type="float" office:value="342.97" calcext:value-type="float">
            <text:p>342.97</text:p>
          </table:table-cell>
        </table:table-row>
        <table:table-row table:style-name="ro1">
          <table:table-cell office:value-type="float" office:value="3791501" calcext:value-type="float">
            <text:p>3791501</text:p>
          </table:table-cell>
          <table:table-cell table:style-name="ce1" table:formula="of:=[.A239]/1000/(60*60*24)" office:value-type="time" office:time-value="PT01H03M11.501S" calcext:value-type="time">
            <text:p>01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9" calcext:value-type="float">
            <text:p>312.59</text:p>
          </table:table-cell>
          <table:table-cell office:value-type="float" office:value="267.93" calcext:value-type="float">
            <text:p>267.93</text:p>
          </table:table-cell>
          <table:table-cell office:value-type="float" office:value="344.36" calcext:value-type="float">
            <text:p>344.36</text:p>
          </table:table-cell>
        </table:table-row>
        <table:table-row table:style-name="ro1">
          <table:table-cell office:value-type="float" office:value="3807501" calcext:value-type="float">
            <text:p>3807501</text:p>
          </table:table-cell>
          <table:table-cell table:style-name="ce1" table:formula="of:=[.A240]/1000/(60*60*24)" office:value-type="time" office:time-value="PT01H03M27.501S" calcext:value-type="time">
            <text:p>01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269.04" calcext:value-type="float">
            <text:p>269.04</text:p>
          </table:table-cell>
          <table:table-cell office:value-type="float" office:value="345.74" calcext:value-type="float">
            <text:p>345.74</text:p>
          </table:table-cell>
        </table:table-row>
        <table:table-row table:style-name="ro1">
          <table:table-cell office:value-type="float" office:value="3823501" calcext:value-type="float">
            <text:p>3823501</text:p>
          </table:table-cell>
          <table:table-cell table:style-name="ce1" table:formula="of:=[.A241]/1000/(60*60*24)" office:value-type="time" office:time-value="PT01H03M43.501S" calcext:value-type="time">
            <text:p>01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70.14" calcext:value-type="float">
            <text:p>270.14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3839501" calcext:value-type="float">
            <text:p>3839501</text:p>
          </table:table-cell>
          <table:table-cell table:style-name="ce1" table:formula="of:=[.A242]/1000/(60*60*24)" office:value-type="time" office:time-value="PT01H03M59.501S" calcext:value-type="time">
            <text:p>01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71.25" calcext:value-type="float">
            <text:p>271.25</text:p>
          </table:table-cell>
          <table:table-cell office:value-type="float" office:value="348.52" calcext:value-type="float">
            <text:p>348.52</text:p>
          </table:table-cell>
        </table:table-row>
        <table:table-row table:style-name="ro1">
          <table:table-cell office:value-type="float" office:value="3855501" calcext:value-type="float">
            <text:p>3855501</text:p>
          </table:table-cell>
          <table:table-cell table:style-name="ce1" table:formula="of:=[.A243]/1000/(60*60*24)" office:value-type="time" office:time-value="PT01H04M15.501S" calcext:value-type="time">
            <text:p>01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72.36" calcext:value-type="float">
            <text:p>272.36</text:p>
          </table:table-cell>
          <table:table-cell office:value-type="float" office:value="349.91" calcext:value-type="float">
            <text:p>349.91</text:p>
          </table:table-cell>
        </table:table-row>
        <table:table-row table:style-name="ro1">
          <table:table-cell office:value-type="float" office:value="3871501" calcext:value-type="float">
            <text:p>3871501</text:p>
          </table:table-cell>
          <table:table-cell table:style-name="ce1" table:formula="of:=[.A244]/1000/(60*60*24)" office:value-type="time" office:time-value="PT01H04M31.501S" calcext:value-type="time">
            <text:p>01:04:32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73.46" calcext:value-type="float">
            <text:p>273.46</text:p>
          </table:table-cell>
          <table:table-cell office:value-type="float" office:value="351.3" calcext:value-type="float">
            <text:p>351.3</text:p>
          </table:table-cell>
        </table:table-row>
        <table:table-row table:style-name="ro1">
          <table:table-cell office:value-type="float" office:value="3887501" calcext:value-type="float">
            <text:p>3887501</text:p>
          </table:table-cell>
          <table:table-cell table:style-name="ce1" table:formula="of:=[.A245]/1000/(60*60*24)" office:value-type="time" office:time-value="PT01H04M47.501S" calcext:value-type="time">
            <text:p>01:04:48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74.57" calcext:value-type="float">
            <text:p>274.57</text:p>
          </table:table-cell>
          <table:table-cell office:value-type="float" office:value="352.69" calcext:value-type="float">
            <text:p>352.69</text:p>
          </table:table-cell>
        </table:table-row>
        <table:table-row table:style-name="ro1">
          <table:table-cell office:value-type="float" office:value="3903501" calcext:value-type="float">
            <text:p>3903501</text:p>
          </table:table-cell>
          <table:table-cell table:style-name="ce1" table:formula="of:=[.A246]/1000/(60*60*24)" office:value-type="time" office:time-value="PT01H05M03.501S" calcext:value-type="time">
            <text:p>01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75.67" calcext:value-type="float">
            <text:p>275.67</text:p>
          </table:table-cell>
          <table:table-cell office:value-type="float" office:value="354.07" calcext:value-type="float">
            <text:p>354.07</text:p>
          </table:table-cell>
        </table:table-row>
        <table:table-row table:style-name="ro1">
          <table:table-cell office:value-type="float" office:value="3919501" calcext:value-type="float">
            <text:p>3919501</text:p>
          </table:table-cell>
          <table:table-cell table:style-name="ce1" table:formula="of:=[.A247]/1000/(60*60*24)" office:value-type="time" office:time-value="PT01H05M19.501S" calcext:value-type="time">
            <text:p>01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76.78" calcext:value-type="float">
            <text:p>276.78</text:p>
          </table:table-cell>
          <table:table-cell office:value-type="float" office:value="355.46" calcext:value-type="float">
            <text:p>355.46</text:p>
          </table:table-cell>
        </table:table-row>
        <table:table-row table:style-name="ro1">
          <table:table-cell office:value-type="float" office:value="3935501" calcext:value-type="float">
            <text:p>3935501</text:p>
          </table:table-cell>
          <table:table-cell table:style-name="ce1" table:formula="of:=[.A248]/1000/(60*60*24)" office:value-type="time" office:time-value="PT01H05M35.501S" calcext:value-type="time">
            <text:p>01:05:36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77.88" calcext:value-type="float">
            <text:p>277.88</text:p>
          </table:table-cell>
          <table:table-cell office:value-type="float" office:value="356.84" calcext:value-type="float">
            <text:p>356.84</text:p>
          </table:table-cell>
        </table:table-row>
        <table:table-row table:style-name="ro1">
          <table:table-cell office:value-type="float" office:value="3951501" calcext:value-type="float">
            <text:p>3951501</text:p>
          </table:table-cell>
          <table:table-cell table:style-name="ce1" table:formula="of:=[.A249]/1000/(60*60*24)" office:value-type="time" office:time-value="PT01H05M51.501S" calcext:value-type="time">
            <text:p>01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78.98" calcext:value-type="float">
            <text:p>278.98</text:p>
          </table:table-cell>
          <table:table-cell office:value-type="float" office:value="358.23" calcext:value-type="float">
            <text:p>358.23</text:p>
          </table:table-cell>
        </table:table-row>
        <table:table-row table:style-name="ro1">
          <table:table-cell office:value-type="float" office:value="3967501" calcext:value-type="float">
            <text:p>3967501</text:p>
          </table:table-cell>
          <table:table-cell table:style-name="ce1" table:formula="of:=[.A250]/1000/(60*60*24)" office:value-type="time" office:time-value="PT01H06M07.501S" calcext:value-type="time">
            <text:p>01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80.09" calcext:value-type="float">
            <text:p>280.09</text:p>
          </table:table-cell>
          <table:table-cell office:value-type="float" office:value="359.61" calcext:value-type="float">
            <text:p>359.61</text:p>
          </table:table-cell>
        </table:table-row>
        <table:table-row table:style-name="ro1">
          <table:table-cell office:value-type="float" office:value="3983501" calcext:value-type="float">
            <text:p>3983501</text:p>
          </table:table-cell>
          <table:table-cell table:style-name="ce1" table:formula="of:=[.A251]/1000/(60*60*24)" office:value-type="time" office:time-value="PT01H06M23.501S" calcext:value-type="time">
            <text:p>01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81.19" calcext:value-type="float">
            <text:p>281.19</text:p>
          </table:table-cell>
          <table:table-cell office:value-type="float" office:value="360.99" calcext:value-type="float">
            <text:p>360.99</text:p>
          </table:table-cell>
        </table:table-row>
        <table:table-row table:style-name="ro1">
          <table:table-cell office:value-type="float" office:value="3999501" calcext:value-type="float">
            <text:p>3999501</text:p>
          </table:table-cell>
          <table:table-cell table:style-name="ce1" table:formula="of:=[.A252]/1000/(60*60*24)" office:value-type="time" office:time-value="PT01H06M39.501S" calcext:value-type="time">
            <text:p>01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82.3" calcext:value-type="float">
            <text:p>282.3</text:p>
          </table:table-cell>
          <table:table-cell office:value-type="float" office:value="362.38" calcext:value-type="float">
            <text:p>362.38</text:p>
          </table:table-cell>
        </table:table-row>
        <table:table-row table:style-name="ro1">
          <table:table-cell office:value-type="float" office:value="4015501" calcext:value-type="float">
            <text:p>4015501</text:p>
          </table:table-cell>
          <table:table-cell table:style-name="ce1" table:formula="of:=[.A253]/1000/(60*60*24)" office:value-type="time" office:time-value="PT01H06M55.501S" calcext:value-type="time">
            <text:p>01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83.4" calcext:value-type="float">
            <text:p>283.4</text:p>
          </table:table-cell>
          <table:table-cell office:value-type="float" office:value="363.76" calcext:value-type="float">
            <text:p>363.76</text:p>
          </table:table-cell>
        </table:table-row>
        <table:table-row table:style-name="ro1">
          <table:table-cell office:value-type="float" office:value="4031501" calcext:value-type="float">
            <text:p>4031501</text:p>
          </table:table-cell>
          <table:table-cell table:style-name="ce1" table:formula="of:=[.A254]/1000/(60*60*24)" office:value-type="time" office:time-value="PT01H07M11.501S" calcext:value-type="time">
            <text:p>01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84.51" calcext:value-type="float">
            <text:p>284.51</text:p>
          </table:table-cell>
          <table:table-cell office:value-type="float" office:value="365.14" calcext:value-type="float">
            <text:p>365.14</text:p>
          </table:table-cell>
        </table:table-row>
        <table:table-row table:style-name="ro1">
          <table:table-cell office:value-type="float" office:value="4047501" calcext:value-type="float">
            <text:p>4047501</text:p>
          </table:table-cell>
          <table:table-cell table:style-name="ce1" table:formula="of:=[.A255]/1000/(60*60*24)" office:value-type="time" office:time-value="PT01H07M27.501S" calcext:value-type="time">
            <text:p>01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85.61" calcext:value-type="float">
            <text:p>285.61</text:p>
          </table:table-cell>
          <table:table-cell office:value-type="float" office:value="366.53" calcext:value-type="float">
            <text:p>366.53</text:p>
          </table:table-cell>
        </table:table-row>
        <table:table-row table:style-name="ro1">
          <table:table-cell office:value-type="float" office:value="4063501" calcext:value-type="float">
            <text:p>4063501</text:p>
          </table:table-cell>
          <table:table-cell table:style-name="ce1" table:formula="of:=[.A256]/1000/(60*60*24)" office:value-type="time" office:time-value="PT01H07M43.501S" calcext:value-type="time">
            <text:p>01:0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86.71" calcext:value-type="float">
            <text:p>286.71</text:p>
          </table:table-cell>
          <table:table-cell office:value-type="float" office:value="367.91" calcext:value-type="float">
            <text:p>367.91</text:p>
          </table:table-cell>
        </table:table-row>
        <table:table-row table:style-name="ro1">
          <table:table-cell office:value-type="float" office:value="4079501" calcext:value-type="float">
            <text:p>4079501</text:p>
          </table:table-cell>
          <table:table-cell table:style-name="ce1" table:formula="of:=[.A257]/1000/(60*60*24)" office:value-type="time" office:time-value="PT01H07M59.501S" calcext:value-type="time">
            <text:p>01:0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87.82" calcext:value-type="float">
            <text:p>287.82</text:p>
          </table:table-cell>
          <table:table-cell office:value-type="float" office:value="369.29" calcext:value-type="float">
            <text:p>369.29</text:p>
          </table:table-cell>
        </table:table-row>
        <table:table-row table:style-name="ro1">
          <table:table-cell office:value-type="float" office:value="4095500" calcext:value-type="float">
            <text:p>4095500</text:p>
          </table:table-cell>
          <table:table-cell table:style-name="ce1" table:formula="of:=[.A258]/1000/(60*60*24)" office:value-type="time" office:time-value="PT01H08M15.5S" calcext:value-type="time">
            <text:p>01:08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88.92" calcext:value-type="float">
            <text:p>288.92</text:p>
          </table:table-cell>
          <table:table-cell office:value-type="float" office:value="370.68" calcext:value-type="float">
            <text:p>370.68</text:p>
          </table:table-cell>
        </table:table-row>
        <table:table-row table:style-name="ro1">
          <table:table-cell office:value-type="float" office:value="4111501" calcext:value-type="float">
            <text:p>4111501</text:p>
          </table:table-cell>
          <table:table-cell table:style-name="ce1" table:formula="of:=[.A259]/1000/(60*60*24)" office:value-type="time" office:time-value="PT01H08M31.501S" calcext:value-type="time">
            <text:p>01:0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90.02" calcext:value-type="float">
            <text:p>290.02</text:p>
          </table:table-cell>
          <table:table-cell office:value-type="float" office:value="372.06" calcext:value-type="float">
            <text:p>372.06</text:p>
          </table:table-cell>
        </table:table-row>
        <table:table-row table:style-name="ro1">
          <table:table-cell office:value-type="float" office:value="4127501" calcext:value-type="float">
            <text:p>4127501</text:p>
          </table:table-cell>
          <table:table-cell table:style-name="ce1" table:formula="of:=[.A260]/1000/(60*60*24)" office:value-type="time" office:time-value="PT01H08M47.501S" calcext:value-type="time">
            <text:p>01:08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3.44" calcext:value-type="float">
            <text:p>373.44</text:p>
          </table:table-cell>
        </table:table-row>
        <table:table-row table:style-name="ro1">
          <table:table-cell office:value-type="float" office:value="4143501" calcext:value-type="float">
            <text:p>4143501</text:p>
          </table:table-cell>
          <table:table-cell table:style-name="ce1" table:formula="of:=[.A261]/1000/(60*60*24)" office:value-type="time" office:time-value="PT01H09M03.501S" calcext:value-type="time">
            <text:p>01:0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2.23" calcext:value-type="float">
            <text:p>292.23</text:p>
          </table:table-cell>
          <table:table-cell office:value-type="float" office:value="374.82" calcext:value-type="float">
            <text:p>374.82</text:p>
          </table:table-cell>
        </table:table-row>
        <table:table-row table:style-name="ro1">
          <table:table-cell office:value-type="float" office:value="4159501" calcext:value-type="float">
            <text:p>4159501</text:p>
          </table:table-cell>
          <table:table-cell table:style-name="ce1" table:formula="of:=[.A262]/1000/(60*60*24)" office:value-type="time" office:time-value="PT01H09M19.501S" calcext:value-type="time">
            <text:p>01:0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93.33" calcext:value-type="float">
            <text:p>293.33</text:p>
          </table:table-cell>
          <table:table-cell office:value-type="float" office:value="376.2" calcext:value-type="float">
            <text:p>376.2</text:p>
          </table:table-cell>
        </table:table-row>
        <table:table-row table:style-name="ro1">
          <table:table-cell office:value-type="float" office:value="4175501" calcext:value-type="float">
            <text:p>4175501</text:p>
          </table:table-cell>
          <table:table-cell table:style-name="ce1" table:formula="of:=[.A263]/1000/(60*60*24)" office:value-type="time" office:time-value="PT01H09M35.501S" calcext:value-type="time">
            <text:p>01:0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4.44" calcext:value-type="float">
            <text:p>294.44</text:p>
          </table:table-cell>
          <table:table-cell office:value-type="float" office:value="377.58" calcext:value-type="float">
            <text:p>377.58</text:p>
          </table:table-cell>
        </table:table-row>
        <table:table-row table:style-name="ro1">
          <table:table-cell office:value-type="float" office:value="4191501" calcext:value-type="float">
            <text:p>4191501</text:p>
          </table:table-cell>
          <table:table-cell table:style-name="ce1" table:formula="of:=[.A264]/1000/(60*60*24)" office:value-type="time" office:time-value="PT01H09M51.501S" calcext:value-type="time">
            <text:p>01:0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78.97" calcext:value-type="float">
            <text:p>378.97</text:p>
          </table:table-cell>
        </table:table-row>
        <table:table-row table:style-name="ro1">
          <table:table-cell office:value-type="float" office:value="4207501" calcext:value-type="float">
            <text:p>4207501</text:p>
          </table:table-cell>
          <table:table-cell table:style-name="ce1" table:formula="of:=[.A265]/1000/(60*60*24)" office:value-type="time" office:time-value="PT01H10M07.501S" calcext:value-type="time">
            <text:p>01:1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6.64" calcext:value-type="float">
            <text:p>296.64</text:p>
          </table:table-cell>
          <table:table-cell office:value-type="float" office:value="380.35" calcext:value-type="float">
            <text:p>380.35</text:p>
          </table:table-cell>
        </table:table-row>
        <table:table-row table:style-name="ro1">
          <table:table-cell office:value-type="float" office:value="4223500" calcext:value-type="float">
            <text:p>4223500</text:p>
          </table:table-cell>
          <table:table-cell table:style-name="ce1" table:formula="of:=[.A266]/1000/(60*60*24)" office:value-type="time" office:time-value="PT01H10M23.5S" calcext:value-type="time">
            <text:p>01:1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7.74" calcext:value-type="float">
            <text:p>297.74</text:p>
          </table:table-cell>
          <table:table-cell office:value-type="float" office:value="381.73" calcext:value-type="float">
            <text:p>381.73</text:p>
          </table:table-cell>
        </table:table-row>
        <table:table-row table:style-name="ro1">
          <table:table-cell office:value-type="float" office:value="4239501" calcext:value-type="float">
            <text:p>4239501</text:p>
          </table:table-cell>
          <table:table-cell table:style-name="ce1" table:formula="of:=[.A267]/1000/(60*60*24)" office:value-type="time" office:time-value="PT01H10M39.501S" calcext:value-type="time">
            <text:p>01:10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98.85" calcext:value-type="float">
            <text:p>298.85</text:p>
          </table:table-cell>
          <table:table-cell office:value-type="float" office:value="383.11" calcext:value-type="float">
            <text:p>383.11</text:p>
          </table:table-cell>
        </table:table-row>
        <table:table-row table:style-name="ro1">
          <table:table-cell office:value-type="float" office:value="4255501" calcext:value-type="float">
            <text:p>4255501</text:p>
          </table:table-cell>
          <table:table-cell table:style-name="ce1" table:formula="of:=[.A268]/1000/(60*60*24)" office:value-type="time" office:time-value="PT01H10M55.501S" calcext:value-type="time">
            <text:p>01:10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99.95" calcext:value-type="float">
            <text:p>299.95</text:p>
          </table:table-cell>
          <table:table-cell office:value-type="float" office:value="384.49" calcext:value-type="float">
            <text:p>384.49</text:p>
          </table:table-cell>
        </table:table-row>
        <table:table-row table:style-name="ro1">
          <table:table-cell office:value-type="float" office:value="4271501" calcext:value-type="float">
            <text:p>4271501</text:p>
          </table:table-cell>
          <table:table-cell table:style-name="ce1" table:formula="of:=[.A269]/1000/(60*60*24)" office:value-type="time" office:time-value="PT01H11M11.501S" calcext:value-type="time">
            <text:p>01:11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301.05" calcext:value-type="float">
            <text:p>301.05</text:p>
          </table:table-cell>
          <table:table-cell office:value-type="float" office:value="385.87" calcext:value-type="float">
            <text:p>385.87</text:p>
          </table:table-cell>
        </table:table-row>
        <table:table-row table:style-name="ro1">
          <table:table-cell office:value-type="float" office:value="4287501" calcext:value-type="float">
            <text:p>4287501</text:p>
          </table:table-cell>
          <table:table-cell table:style-name="ce1" table:formula="of:=[.A270]/1000/(60*60*24)" office:value-type="time" office:time-value="PT01H11M27.501S" calcext:value-type="time">
            <text:p>01:11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302.15" calcext:value-type="float">
            <text:p>302.15</text:p>
          </table:table-cell>
          <table:table-cell office:value-type="float" office:value="387.25" calcext:value-type="float">
            <text:p>387.25</text:p>
          </table:table-cell>
        </table:table-row>
        <table:table-row table:style-name="ro1">
          <table:table-cell office:value-type="float" office:value="4303501" calcext:value-type="float">
            <text:p>4303501</text:p>
          </table:table-cell>
          <table:table-cell table:style-name="ce1" table:formula="of:=[.A271]/1000/(60*60*24)" office:value-type="time" office:time-value="PT01H11M43.501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303.25" calcext:value-type="float">
            <text:p>303.25</text:p>
          </table:table-cell>
          <table:table-cell office:value-type="float" office:value="388.63" calcext:value-type="float">
            <text:p>388.63</text:p>
          </table:table-cell>
        </table:table-row>
        <table:table-row table:style-name="ro1">
          <table:table-cell office:value-type="float" office:value="4319501" calcext:value-type="float">
            <text:p>4319501</text:p>
          </table:table-cell>
          <table:table-cell table:style-name="ce1" table:formula="of:=[.A272]/1000/(60*60*24)" office:value-type="time" office:time-value="PT01H11M59.501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304.36" calcext:value-type="float">
            <text:p>304.36</text:p>
          </table:table-cell>
          <table:table-cell office:value-type="float" office:value="390.01" calcext:value-type="float">
            <text:p>390.01</text:p>
          </table:table-cell>
        </table:table-row>
        <table:table-row table:style-name="ro1">
          <table:table-cell office:value-type="float" office:value="4335501" calcext:value-type="float">
            <text:p>4335501</text:p>
          </table:table-cell>
          <table:table-cell table:style-name="ce1" table:formula="of:=[.A273]/1000/(60*60*24)" office:value-type="time" office:time-value="PT01H12M15.501S" calcext:value-type="time">
            <text:p>01:12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6" calcext:value-type="float">
            <text:p>310.56</text:p>
          </table:table-cell>
          <table:table-cell office:value-type="float" office:value="305.46" calcext:value-type="float">
            <text:p>305.46</text:p>
          </table:table-cell>
          <table:table-cell office:value-type="float" office:value="391.39" calcext:value-type="float">
            <text:p>391.39</text:p>
          </table:table-cell>
        </table:table-row>
        <table:table-row table:style-name="ro1">
          <table:table-cell office:value-type="float" office:value="4351501" calcext:value-type="float">
            <text:p>4351501</text:p>
          </table:table-cell>
          <table:table-cell table:style-name="ce1" table:formula="of:=[.A274]/1000/(60*60*24)" office:value-type="time" office:time-value="PT01H12M31.501S" calcext:value-type="time">
            <text:p>01:12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306.56" calcext:value-type="float">
            <text:p>306.56</text:p>
          </table:table-cell>
          <table:table-cell office:value-type="float" office:value="392.76" calcext:value-type="float">
            <text:p>392.76</text:p>
          </table:table-cell>
        </table:table-row>
        <table:table-row table:style-name="ro1">
          <table:table-cell office:value-type="float" office:value="4367501" calcext:value-type="float">
            <text:p>4367501</text:p>
          </table:table-cell>
          <table:table-cell table:style-name="ce1" table:formula="of:=[.A275]/1000/(60*60*24)" office:value-type="time" office:time-value="PT01H12M47.501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307.66" calcext:value-type="float">
            <text:p>307.66</text:p>
          </table:table-cell>
          <table:table-cell office:value-type="float" office:value="394.14" calcext:value-type="float">
            <text:p>394.14</text:p>
          </table:table-cell>
        </table:table-row>
        <table:table-row table:style-name="ro1">
          <table:table-cell office:value-type="float" office:value="4383501" calcext:value-type="float">
            <text:p>4383501</text:p>
          </table:table-cell>
          <table:table-cell table:style-name="ce1" table:formula="of:=[.A276]/1000/(60*60*24)" office:value-type="time" office:time-value="PT01H13M03.501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308.76" calcext:value-type="float">
            <text:p>308.76</text:p>
          </table:table-cell>
          <table:table-cell office:value-type="float" office:value="395.52" calcext:value-type="float">
            <text:p>395.52</text:p>
          </table:table-cell>
        </table:table-row>
        <table:table-row table:style-name="ro1">
          <table:table-cell office:value-type="float" office:value="4399501" calcext:value-type="float">
            <text:p>4399501</text:p>
          </table:table-cell>
          <table:table-cell table:style-name="ce1" table:formula="of:=[.A277]/1000/(60*60*24)" office:value-type="time" office:time-value="PT01H13M19.501S" calcext:value-type="time">
            <text:p>01:13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309.86" calcext:value-type="float">
            <text:p>309.86</text:p>
          </table:table-cell>
          <table:table-cell office:value-type="float" office:value="396.9" calcext:value-type="float">
            <text:p>396.9</text:p>
          </table:table-cell>
        </table:table-row>
        <table:table-row table:style-name="ro1">
          <table:table-cell office:value-type="float" office:value="4415501" calcext:value-type="float">
            <text:p>4415501</text:p>
          </table:table-cell>
          <table:table-cell table:style-name="ce1" table:formula="of:=[.A278]/1000/(60*60*24)" office:value-type="time" office:time-value="PT01H13M35.501S" calcext:value-type="time">
            <text:p>01:13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310.96" calcext:value-type="float">
            <text:p>310.96</text:p>
          </table:table-cell>
          <table:table-cell office:value-type="float" office:value="398.27" calcext:value-type="float">
            <text:p>398.27</text:p>
          </table:table-cell>
        </table:table-row>
        <table:table-row table:style-name="ro1">
          <table:table-cell office:value-type="float" office:value="4431501" calcext:value-type="float">
            <text:p>4431501</text:p>
          </table:table-cell>
          <table:table-cell table:style-name="ce1" table:formula="of:=[.A279]/1000/(60*60*24)" office:value-type="time" office:time-value="PT01H13M51.501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312.07" calcext:value-type="float">
            <text:p>312.07</text:p>
          </table:table-cell>
          <table:table-cell office:value-type="float" office:value="399.65" calcext:value-type="float">
            <text:p>399.65</text:p>
          </table:table-cell>
        </table:table-row>
        <table:table-row table:style-name="ro1">
          <table:table-cell office:value-type="float" office:value="4447501" calcext:value-type="float">
            <text:p>4447501</text:p>
          </table:table-cell>
          <table:table-cell table:style-name="ce1" table:formula="of:=[.A280]/1000/(60*60*24)" office:value-type="time" office:time-value="PT01H14M07.501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313.17" calcext:value-type="float">
            <text:p>313.17</text:p>
          </table:table-cell>
          <table:table-cell office:value-type="float" office:value="401.03" calcext:value-type="float">
            <text:p>401.03</text:p>
          </table:table-cell>
        </table:table-row>
        <table:table-row table:style-name="ro1">
          <table:table-cell office:value-type="float" office:value="4463501" calcext:value-type="float">
            <text:p>4463501</text:p>
          </table:table-cell>
          <table:table-cell table:style-name="ce1" table:formula="of:=[.A281]/1000/(60*60*24)" office:value-type="time" office:time-value="PT01H14M23.501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314.27" calcext:value-type="float">
            <text:p>314.27</text:p>
          </table:table-cell>
          <table:table-cell office:value-type="float" office:value="402.4" calcext:value-type="float">
            <text:p>402.4</text:p>
          </table:table-cell>
        </table:table-row>
        <table:table-row table:style-name="ro1">
          <table:table-cell office:value-type="float" office:value="4479501" calcext:value-type="float">
            <text:p>4479501</text:p>
          </table:table-cell>
          <table:table-cell table:style-name="ce1" table:formula="of:=[.A282]/1000/(60*60*24)" office:value-type="time" office:time-value="PT01H14M39.501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315.37" calcext:value-type="float">
            <text:p>315.37</text:p>
          </table:table-cell>
          <table:table-cell office:value-type="float" office:value="403.78" calcext:value-type="float">
            <text:p>403.78</text:p>
          </table:table-cell>
        </table:table-row>
        <table:table-row table:style-name="ro1">
          <table:table-cell office:value-type="float" office:value="4495501" calcext:value-type="float">
            <text:p>4495501</text:p>
          </table:table-cell>
          <table:table-cell table:style-name="ce1" table:formula="of:=[.A283]/1000/(60*60*24)" office:value-type="time" office:time-value="PT01H14M55.501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316.47" calcext:value-type="float">
            <text:p>316.47</text:p>
          </table:table-cell>
          <table:table-cell office:value-type="float" office:value="405.15" calcext:value-type="float">
            <text:p>405.15</text:p>
          </table:table-cell>
        </table:table-row>
        <table:table-row table:style-name="ro1">
          <table:table-cell office:value-type="float" office:value="4511501" calcext:value-type="float">
            <text:p>4511501</text:p>
          </table:table-cell>
          <table:table-cell table:style-name="ce1" table:formula="of:=[.A284]/1000/(60*60*24)" office:value-type="time" office:time-value="PT01H15M11.501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7.57" calcext:value-type="float">
            <text:p>317.57</text:p>
          </table:table-cell>
          <table:table-cell office:value-type="float" office:value="406.52" calcext:value-type="float">
            <text:p>406.52</text:p>
          </table:table-cell>
        </table:table-row>
        <table:table-row table:style-name="ro1">
          <table:table-cell office:value-type="float" office:value="4527501" calcext:value-type="float">
            <text:p>4527501</text:p>
          </table:table-cell>
          <table:table-cell table:style-name="ce1" table:formula="of:=[.A285]/1000/(60*60*24)" office:value-type="time" office:time-value="PT01H15M27.501S" calcext:value-type="time">
            <text:p>01:15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8.67" calcext:value-type="float">
            <text:p>318.67</text:p>
          </table:table-cell>
          <table:table-cell office:value-type="float" office:value="407.9" calcext:value-type="float">
            <text:p>407.9</text:p>
          </table:table-cell>
        </table:table-row>
        <table:table-row table:style-name="ro1">
          <table:table-cell office:value-type="float" office:value="4543501" calcext:value-type="float">
            <text:p>4543501</text:p>
          </table:table-cell>
          <table:table-cell table:style-name="ce1" table:formula="of:=[.A286]/1000/(60*60*24)" office:value-type="time" office:time-value="PT01H15M43.501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77" calcext:value-type="float">
            <text:p>319.77</text:p>
          </table:table-cell>
          <table:table-cell office:value-type="float" office:value="409.27" calcext:value-type="float">
            <text:p>409.27</text:p>
          </table:table-cell>
        </table:table-row>
        <table:table-row table:style-name="ro1">
          <table:table-cell office:value-type="float" office:value="4559501" calcext:value-type="float">
            <text:p>4559501</text:p>
          </table:table-cell>
          <table:table-cell table:style-name="ce1" table:formula="of:=[.A287]/1000/(60*60*24)" office:value-type="time" office:time-value="PT01H15M59.501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320.87" calcext:value-type="float">
            <text:p>320.87</text:p>
          </table:table-cell>
          <table:table-cell office:value-type="float" office:value="410.65" calcext:value-type="float">
            <text:p>410.65</text:p>
          </table:table-cell>
        </table:table-row>
        <table:table-row table:style-name="ro1">
          <table:table-cell office:value-type="float" office:value="4575501" calcext:value-type="float">
            <text:p>4575501</text:p>
          </table:table-cell>
          <table:table-cell table:style-name="ce1" table:formula="of:=[.A288]/1000/(60*60*24)" office:value-type="time" office:time-value="PT01H16M15.501S" calcext:value-type="time">
            <text:p>01:16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321.97" calcext:value-type="float">
            <text:p>321.97</text:p>
          </table:table-cell>
          <table:table-cell office:value-type="float" office:value="412.02" calcext:value-type="float">
            <text:p>412.02</text:p>
          </table:table-cell>
        </table:table-row>
        <table:table-row table:style-name="ro1">
          <table:table-cell office:value-type="float" office:value="4591501" calcext:value-type="float">
            <text:p>4591501</text:p>
          </table:table-cell>
          <table:table-cell table:style-name="ce1" table:formula="of:=[.A289]/1000/(60*60*24)" office:value-type="time" office:time-value="PT01H16M31.501S" calcext:value-type="time">
            <text:p>01:16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323.07" calcext:value-type="float">
            <text:p>323.07</text:p>
          </table:table-cell>
          <table:table-cell office:value-type="float" office:value="413.39" calcext:value-type="float">
            <text:p>413.39</text:p>
          </table:table-cell>
        </table:table-row>
        <table:table-row table:style-name="ro1">
          <table:table-cell office:value-type="float" office:value="4607501" calcext:value-type="float">
            <text:p>4607501</text:p>
          </table:table-cell>
          <table:table-cell table:style-name="ce1" table:formula="of:=[.A290]/1000/(60*60*24)" office:value-type="time" office:time-value="PT01H16M47.501S" calcext:value-type="time">
            <text:p>01:16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324.17" calcext:value-type="float">
            <text:p>324.17</text:p>
          </table:table-cell>
          <table:table-cell office:value-type="float" office:value="414.77" calcext:value-type="float">
            <text:p>414.77</text:p>
          </table:table-cell>
        </table:table-row>
        <table:table-row table:style-name="ro1">
          <table:table-cell office:value-type="float" office:value="4623501" calcext:value-type="float">
            <text:p>4623501</text:p>
          </table:table-cell>
          <table:table-cell table:style-name="ce1" table:formula="of:=[.A291]/1000/(60*60*24)" office:value-type="time" office:time-value="PT01H17M03.501S" calcext:value-type="time">
            <text:p>01:17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25.27" calcext:value-type="float">
            <text:p>325.27</text:p>
          </table:table-cell>
          <table:table-cell office:value-type="float" office:value="416.14" calcext:value-type="float">
            <text:p>416.14</text:p>
          </table:table-cell>
        </table:table-row>
        <table:table-row table:style-name="ro1">
          <table:table-cell office:value-type="float" office:value="4639501" calcext:value-type="float">
            <text:p>4639501</text:p>
          </table:table-cell>
          <table:table-cell table:style-name="ce1" table:formula="of:=[.A292]/1000/(60*60*24)" office:value-type="time" office:time-value="PT01H17M19.501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26.37" calcext:value-type="float">
            <text:p>326.37</text:p>
          </table:table-cell>
          <table:table-cell office:value-type="float" office:value="417.52" calcext:value-type="float">
            <text:p>417.52</text:p>
          </table:table-cell>
        </table:table-row>
        <table:table-row table:style-name="ro1">
          <table:table-cell office:value-type="float" office:value="4655501" calcext:value-type="float">
            <text:p>4655501</text:p>
          </table:table-cell>
          <table:table-cell table:style-name="ce1" table:formula="of:=[.A293]/1000/(60*60*24)" office:value-type="time" office:time-value="PT01H17M35.501S" calcext:value-type="time">
            <text:p>01:17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27.47" calcext:value-type="float">
            <text:p>327.47</text:p>
          </table:table-cell>
          <table:table-cell office:value-type="float" office:value="418.89" calcext:value-type="float">
            <text:p>418.89</text:p>
          </table:table-cell>
        </table:table-row>
        <table:table-row table:style-name="ro1">
          <table:table-cell office:value-type="float" office:value="4671501" calcext:value-type="float">
            <text:p>4671501</text:p>
          </table:table-cell>
          <table:table-cell table:style-name="ce1" table:formula="of:=[.A294]/1000/(60*60*24)" office:value-type="time" office:time-value="PT01H17M51.501S" calcext:value-type="time">
            <text:p>01:17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28.57" calcext:value-type="float">
            <text:p>328.57</text:p>
          </table:table-cell>
          <table:table-cell office:value-type="float" office:value="420.26" calcext:value-type="float">
            <text:p>420.26</text:p>
          </table:table-cell>
        </table:table-row>
        <table:table-row table:style-name="ro1">
          <table:table-cell office:value-type="float" office:value="4687501" calcext:value-type="float">
            <text:p>4687501</text:p>
          </table:table-cell>
          <table:table-cell table:style-name="ce1" table:formula="of:=[.A295]/1000/(60*60*24)" office:value-type="time" office:time-value="PT01H18M07.501S" calcext:value-type="time">
            <text:p>01:18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29.67" calcext:value-type="float">
            <text:p>329.67</text:p>
          </table:table-cell>
          <table:table-cell office:value-type="float" office:value="421.63" calcext:value-type="float">
            <text:p>421.63</text:p>
          </table:table-cell>
        </table:table-row>
        <table:table-row table:style-name="ro1">
          <table:table-cell office:value-type="float" office:value="4703501" calcext:value-type="float">
            <text:p>4703501</text:p>
          </table:table-cell>
          <table:table-cell table:style-name="ce1" table:formula="of:=[.A296]/1000/(60*60*24)" office:value-type="time" office:time-value="PT01H18M23.501S" calcext:value-type="time">
            <text:p>01:18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330.77" calcext:value-type="float">
            <text:p>330.77</text:p>
          </table:table-cell>
          <table:table-cell office:value-type="float" office:value="423.01" calcext:value-type="float">
            <text:p>423.01</text:p>
          </table:table-cell>
        </table:table-row>
        <table:table-row table:style-name="ro1">
          <table:table-cell office:value-type="float" office:value="4719501" calcext:value-type="float">
            <text:p>4719501</text:p>
          </table:table-cell>
          <table:table-cell table:style-name="ce1" table:formula="of:=[.A297]/1000/(60*60*24)" office:value-type="time" office:time-value="PT01H18M39.501S" calcext:value-type="time">
            <text:p>01:18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31.87" calcext:value-type="float">
            <text:p>331.87</text:p>
          </table:table-cell>
          <table:table-cell office:value-type="float" office:value="424.38" calcext:value-type="float">
            <text:p>424.38</text:p>
          </table:table-cell>
        </table:table-row>
        <table:table-row table:style-name="ro1">
          <table:table-cell office:value-type="float" office:value="4735501" calcext:value-type="float">
            <text:p>4735501</text:p>
          </table:table-cell>
          <table:table-cell table:style-name="ce1" table:formula="of:=[.A298]/1000/(60*60*24)" office:value-type="time" office:time-value="PT01H18M55.501S" calcext:value-type="time">
            <text:p>01:18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32.97" calcext:value-type="float">
            <text:p>332.97</text:p>
          </table:table-cell>
          <table:table-cell office:value-type="float" office:value="425.75" calcext:value-type="float">
            <text:p>425.75</text:p>
          </table:table-cell>
        </table:table-row>
        <table:table-row table:style-name="ro1">
          <table:table-cell office:value-type="float" office:value="4751501" calcext:value-type="float">
            <text:p>4751501</text:p>
          </table:table-cell>
          <table:table-cell table:style-name="ce1" table:formula="of:=[.A299]/1000/(60*60*24)" office:value-type="time" office:time-value="PT01H19M11.501S" calcext:value-type="time">
            <text:p>01:19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34.07" calcext:value-type="float">
            <text:p>334.07</text:p>
          </table:table-cell>
          <table:table-cell office:value-type="float" office:value="427.13" calcext:value-type="float">
            <text:p>427.13</text:p>
          </table:table-cell>
        </table:table-row>
        <table:table-row table:style-name="ro1">
          <table:table-cell office:value-type="float" office:value="4767501" calcext:value-type="float">
            <text:p>4767501</text:p>
          </table:table-cell>
          <table:table-cell table:style-name="ce1" table:formula="of:=[.A300]/1000/(60*60*24)" office:value-type="time" office:time-value="PT01H19M27.501S" calcext:value-type="time">
            <text:p>01:19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35.17" calcext:value-type="float">
            <text:p>335.17</text:p>
          </table:table-cell>
          <table:table-cell office:value-type="float" office:value="428.5" calcext:value-type="float">
            <text:p>428.5</text:p>
          </table:table-cell>
        </table:table-row>
        <table:table-row table:style-name="ro1">
          <table:table-cell office:value-type="float" office:value="4783501" calcext:value-type="float">
            <text:p>4783501</text:p>
          </table:table-cell>
          <table:table-cell table:style-name="ce1" table:formula="of:=[.A301]/1000/(60*60*24)" office:value-type="time" office:time-value="PT01H19M43.501S" calcext:value-type="time">
            <text:p>01:19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36.27" calcext:value-type="float">
            <text:p>336.27</text:p>
          </table:table-cell>
          <table:table-cell office:value-type="float" office:value="429.87" calcext:value-type="float">
            <text:p>429.87</text:p>
          </table:table-cell>
        </table:table-row>
        <table:table-row table:style-name="ro1">
          <table:table-cell office:value-type="float" office:value="4799501" calcext:value-type="float">
            <text:p>4799501</text:p>
          </table:table-cell>
          <table:table-cell table:style-name="ce1" table:formula="of:=[.A302]/1000/(60*60*24)" office:value-type="time" office:time-value="PT01H19M59.501S" calcext:value-type="time">
            <text:p>01:2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337.37" calcext:value-type="float">
            <text:p>337.37</text:p>
          </table:table-cell>
          <table:table-cell office:value-type="float" office:value="431.24" calcext:value-type="float">
            <text:p>431.24</text:p>
          </table:table-cell>
        </table:table-row>
        <table:table-row table:style-name="ro1">
          <table:table-cell office:value-type="float" office:value="4815501" calcext:value-type="float">
            <text:p>4815501</text:p>
          </table:table-cell>
          <table:table-cell table:style-name="ce1" table:formula="of:=[.A303]/1000/(60*60*24)" office:value-type="time" office:time-value="PT01H20M15.501S" calcext:value-type="time">
            <text:p>01:20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38.46" calcext:value-type="float">
            <text:p>338.46</text:p>
          </table:table-cell>
          <table:table-cell office:value-type="float" office:value="432.61" calcext:value-type="float">
            <text:p>432.61</text:p>
          </table:table-cell>
        </table:table-row>
        <table:table-row table:style-name="ro1">
          <table:table-cell office:value-type="float" office:value="4831501" calcext:value-type="float">
            <text:p>4831501</text:p>
          </table:table-cell>
          <table:table-cell table:style-name="ce1" table:formula="of:=[.A304]/1000/(60*60*24)" office:value-type="time" office:time-value="PT01H20M31.501S" calcext:value-type="time">
            <text:p>01:20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39.56" calcext:value-type="float">
            <text:p>339.56</text:p>
          </table:table-cell>
          <table:table-cell office:value-type="float" office:value="433.99" calcext:value-type="float">
            <text:p>433.99</text:p>
          </table:table-cell>
        </table:table-row>
        <table:table-row table:style-name="ro1">
          <table:table-cell office:value-type="float" office:value="4847501" calcext:value-type="float">
            <text:p>4847501</text:p>
          </table:table-cell>
          <table:table-cell table:style-name="ce1" table:formula="of:=[.A305]/1000/(60*60*24)" office:value-type="time" office:time-value="PT01H20M47.501S" calcext:value-type="time">
            <text:p>01:20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40.66" calcext:value-type="float">
            <text:p>340.66</text:p>
          </table:table-cell>
          <table:table-cell office:value-type="float" office:value="435.36" calcext:value-type="float">
            <text:p>435.36</text:p>
          </table:table-cell>
        </table:table-row>
        <table:table-row table:style-name="ro1">
          <table:table-cell office:value-type="float" office:value="4863501" calcext:value-type="float">
            <text:p>4863501</text:p>
          </table:table-cell>
          <table:table-cell table:style-name="ce1" table:formula="of:=[.A306]/1000/(60*60*24)" office:value-type="time" office:time-value="PT01H21M03.501S" calcext:value-type="time">
            <text:p>01:21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41.76" calcext:value-type="float">
            <text:p>341.76</text:p>
          </table:table-cell>
          <table:table-cell office:value-type="float" office:value="436.73" calcext:value-type="float">
            <text:p>436.73</text:p>
          </table:table-cell>
        </table:table-row>
        <table:table-row table:style-name="ro1">
          <table:table-cell office:value-type="float" office:value="4879501" calcext:value-type="float">
            <text:p>4879501</text:p>
          </table:table-cell>
          <table:table-cell table:style-name="ce1" table:formula="of:=[.A307]/1000/(60*60*24)" office:value-type="time" office:time-value="PT01H21M19.501S" calcext:value-type="time">
            <text:p>01:21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42.86" calcext:value-type="float">
            <text:p>342.86</text:p>
          </table:table-cell>
          <table:table-cell office:value-type="float" office:value="438.1" calcext:value-type="float">
            <text:p>438.1</text:p>
          </table:table-cell>
        </table:table-row>
        <table:table-row table:style-name="ro1">
          <table:table-cell office:value-type="float" office:value="4895501" calcext:value-type="float">
            <text:p>4895501</text:p>
          </table:table-cell>
          <table:table-cell table:style-name="ce1" table:formula="of:=[.A308]/1000/(60*60*24)" office:value-type="time" office:time-value="PT01H21M35.501S" calcext:value-type="time">
            <text:p>01:2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43.96" calcext:value-type="float">
            <text:p>343.96</text:p>
          </table:table-cell>
          <table:table-cell office:value-type="float" office:value="439.47" calcext:value-type="float">
            <text:p>439.47</text:p>
          </table:table-cell>
        </table:table-row>
        <table:table-row table:style-name="ro1">
          <table:table-cell office:value-type="float" office:value="4911501" calcext:value-type="float">
            <text:p>4911501</text:p>
          </table:table-cell>
          <table:table-cell table:style-name="ce1" table:formula="of:=[.A309]/1000/(60*60*24)" office:value-type="time" office:time-value="PT01H21M51.501S" calcext:value-type="time">
            <text:p>01:2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45.05" calcext:value-type="float">
            <text:p>345.05</text:p>
          </table:table-cell>
          <table:table-cell office:value-type="float" office:value="440.84" calcext:value-type="float">
            <text:p>440.84</text:p>
          </table:table-cell>
        </table:table-row>
        <table:table-row table:style-name="ro1">
          <table:table-cell office:value-type="float" office:value="4927501" calcext:value-type="float">
            <text:p>4927501</text:p>
          </table:table-cell>
          <table:table-cell table:style-name="ce1" table:formula="of:=[.A310]/1000/(60*60*24)" office:value-type="time" office:time-value="PT01H22M07.501S" calcext:value-type="time">
            <text:p>01:2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46.15" calcext:value-type="float">
            <text:p>346.15</text:p>
          </table:table-cell>
          <table:table-cell office:value-type="float" office:value="442.21" calcext:value-type="float">
            <text:p>442.21</text:p>
          </table:table-cell>
        </table:table-row>
        <table:table-row table:style-name="ro1">
          <table:table-cell office:value-type="float" office:value="4943501" calcext:value-type="float">
            <text:p>4943501</text:p>
          </table:table-cell>
          <table:table-cell table:style-name="ce1" table:formula="of:=[.A311]/1000/(60*60*24)" office:value-type="time" office:time-value="PT01H22M23.501S" calcext:value-type="time">
            <text:p>01:2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47.25" calcext:value-type="float">
            <text:p>347.25</text:p>
          </table:table-cell>
          <table:table-cell office:value-type="float" office:value="443.58" calcext:value-type="float">
            <text:p>443.58</text:p>
          </table:table-cell>
        </table:table-row>
        <table:table-row table:style-name="ro1">
          <table:table-cell office:value-type="float" office:value="4959501" calcext:value-type="float">
            <text:p>4959501</text:p>
          </table:table-cell>
          <table:table-cell table:style-name="ce1" table:formula="of:=[.A312]/1000/(60*60*24)" office:value-type="time" office:time-value="PT01H22M39.501S" calcext:value-type="time">
            <text:p>01:2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48.35" calcext:value-type="float">
            <text:p>348.35</text:p>
          </table:table-cell>
          <table:table-cell office:value-type="float" office:value="444.95" calcext:value-type="float">
            <text:p>444.95</text:p>
          </table:table-cell>
        </table:table-row>
        <table:table-row table:style-name="ro1">
          <table:table-cell office:value-type="float" office:value="4975501" calcext:value-type="float">
            <text:p>4975501</text:p>
          </table:table-cell>
          <table:table-cell table:style-name="ce1" table:formula="of:=[.A313]/1000/(60*60*24)" office:value-type="time" office:time-value="PT01H22M55.501S" calcext:value-type="time">
            <text:p>01:2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49.45" calcext:value-type="float">
            <text:p>349.45</text:p>
          </table:table-cell>
          <table:table-cell office:value-type="float" office:value="446.32" calcext:value-type="float">
            <text:p>446.32</text:p>
          </table:table-cell>
        </table:table-row>
        <table:table-row table:style-name="ro1">
          <table:table-cell office:value-type="float" office:value="4991501" calcext:value-type="float">
            <text:p>4991501</text:p>
          </table:table-cell>
          <table:table-cell table:style-name="ce1" table:formula="of:=[.A314]/1000/(60*60*24)" office:value-type="time" office:time-value="PT01H23M11.501S" calcext:value-type="time">
            <text:p>01:2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350.54" calcext:value-type="float">
            <text:p>350.54</text:p>
          </table:table-cell>
          <table:table-cell office:value-type="float" office:value="447.69" calcext:value-type="float">
            <text:p>447.69</text:p>
          </table:table-cell>
        </table:table-row>
        <table:table-row table:style-name="ro1">
          <table:table-cell office:value-type="float" office:value="5007501" calcext:value-type="float">
            <text:p>5007501</text:p>
          </table:table-cell>
          <table:table-cell table:style-name="ce1" table:formula="of:=[.A315]/1000/(60*60*24)" office:value-type="time" office:time-value="PT01H23M27.501S" calcext:value-type="time">
            <text:p>01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51.64" calcext:value-type="float">
            <text:p>351.64</text:p>
          </table:table-cell>
          <table:table-cell office:value-type="float" office:value="449.06" calcext:value-type="float">
            <text:p>449.06</text:p>
          </table:table-cell>
        </table:table-row>
        <table:table-row table:style-name="ro1">
          <table:table-cell office:value-type="float" office:value="5023501" calcext:value-type="float">
            <text:p>5023501</text:p>
          </table:table-cell>
          <table:table-cell table:style-name="ce1" table:formula="of:=[.A316]/1000/(60*60*24)" office:value-type="time" office:time-value="PT01H23M43.501S" calcext:value-type="time">
            <text:p>01:2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352.74" calcext:value-type="float">
            <text:p>352.74</text:p>
          </table:table-cell>
          <table:table-cell office:value-type="float" office:value="450.43" calcext:value-type="float">
            <text:p>450.43</text:p>
          </table:table-cell>
        </table:table-row>
        <table:table-row table:style-name="ro1">
          <table:table-cell office:value-type="float" office:value="5039501" calcext:value-type="float">
            <text:p>5039501</text:p>
          </table:table-cell>
          <table:table-cell table:style-name="ce1" table:formula="of:=[.A317]/1000/(60*60*24)" office:value-type="time" office:time-value="PT01H23M59.501S" calcext:value-type="time">
            <text:p>01:2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53.84" calcext:value-type="float">
            <text:p>353.84</text:p>
          </table:table-cell>
          <table:table-cell office:value-type="float" office:value="451.8" calcext:value-type="float">
            <text:p>451.8</text:p>
          </table:table-cell>
        </table:table-row>
        <table:table-row table:style-name="ro1">
          <table:table-cell office:value-type="float" office:value="5055501" calcext:value-type="float">
            <text:p>5055501</text:p>
          </table:table-cell>
          <table:table-cell table:style-name="ce1" table:formula="of:=[.A318]/1000/(60*60*24)" office:value-type="time" office:time-value="PT01H24M15.501S" calcext:value-type="time">
            <text:p>01:2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54.93" calcext:value-type="float">
            <text:p>354.93</text:p>
          </table:table-cell>
          <table:table-cell office:value-type="float" office:value="453.17" calcext:value-type="float">
            <text:p>453.17</text:p>
          </table:table-cell>
        </table:table-row>
        <table:table-row table:style-name="ro1">
          <table:table-cell office:value-type="float" office:value="5071501" calcext:value-type="float">
            <text:p>5071501</text:p>
          </table:table-cell>
          <table:table-cell table:style-name="ce1" table:formula="of:=[.A319]/1000/(60*60*24)" office:value-type="time" office:time-value="PT01H24M31.501S" calcext:value-type="time">
            <text:p>01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56.03" calcext:value-type="float">
            <text:p>356.03</text:p>
          </table:table-cell>
          <table:table-cell office:value-type="float" office:value="454.53" calcext:value-type="float">
            <text:p>454.53</text:p>
          </table:table-cell>
        </table:table-row>
        <table:table-row table:style-name="ro1">
          <table:table-cell office:value-type="float" office:value="5087501" calcext:value-type="float">
            <text:p>5087501</text:p>
          </table:table-cell>
          <table:table-cell table:style-name="ce1" table:formula="of:=[.A320]/1000/(60*60*24)" office:value-type="time" office:time-value="PT01H24M47.501S" calcext:value-type="time">
            <text:p>01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57.13" calcext:value-type="float">
            <text:p>357.13</text:p>
          </table:table-cell>
          <table:table-cell office:value-type="float" office:value="455.9" calcext:value-type="float">
            <text:p>455.9</text:p>
          </table:table-cell>
        </table:table-row>
        <table:table-row table:style-name="ro1">
          <table:table-cell office:value-type="float" office:value="5103501" calcext:value-type="float">
            <text:p>5103501</text:p>
          </table:table-cell>
          <table:table-cell table:style-name="ce1" table:formula="of:=[.A321]/1000/(60*60*24)" office:value-type="time" office:time-value="PT01H25M03.501S" calcext:value-type="time">
            <text:p>01:2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58.23" calcext:value-type="float">
            <text:p>358.23</text:p>
          </table:table-cell>
          <table:table-cell office:value-type="float" office:value="457.27" calcext:value-type="float">
            <text:p>457.27</text:p>
          </table:table-cell>
        </table:table-row>
        <table:table-row table:style-name="ro1">
          <table:table-cell office:value-type="float" office:value="5119501" calcext:value-type="float">
            <text:p>5119501</text:p>
          </table:table-cell>
          <table:table-cell table:style-name="ce1" table:formula="of:=[.A322]/1000/(60*60*24)" office:value-type="time" office:time-value="PT01H25M19.501S" calcext:value-type="time">
            <text:p>01:2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59.32" calcext:value-type="float">
            <text:p>359.32</text:p>
          </table:table-cell>
          <table:table-cell office:value-type="float" office:value="458.64" calcext:value-type="float">
            <text:p>458.64</text:p>
          </table:table-cell>
        </table:table-row>
        <table:table-row table:style-name="ro1">
          <table:table-cell office:value-type="float" office:value="5135501" calcext:value-type="float">
            <text:p>5135501</text:p>
          </table:table-cell>
          <table:table-cell table:style-name="ce1" table:formula="of:=[.A323]/1000/(60*60*24)" office:value-type="time" office:time-value="PT01H25M35.501S" calcext:value-type="time">
            <text:p>01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60.42" calcext:value-type="float">
            <text:p>360.4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151501" calcext:value-type="float">
            <text:p>5151501</text:p>
          </table:table-cell>
          <table:table-cell table:style-name="ce1" table:formula="of:=[.A324]/1000/(60*60*24)" office:value-type="time" office:time-value="PT01H25M51.501S" calcext:value-type="time">
            <text:p>01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61.52" calcext:value-type="float">
            <text:p>361.52</text:p>
          </table:table-cell>
          <table:table-cell office:value-type="float" office:value="461.37" calcext:value-type="float">
            <text:p>461.37</text:p>
          </table:table-cell>
        </table:table-row>
        <table:table-row table:style-name="ro1">
          <table:table-cell office:value-type="float" office:value="5167501" calcext:value-type="float">
            <text:p>5167501</text:p>
          </table:table-cell>
          <table:table-cell table:style-name="ce1" table:formula="of:=[.A325]/1000/(60*60*24)" office:value-type="time" office:time-value="PT01H26M07.501S" calcext:value-type="time">
            <text:p>01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62.61" calcext:value-type="float">
            <text:p>362.61</text:p>
          </table:table-cell>
          <table:table-cell office:value-type="float" office:value="462.73" calcext:value-type="float">
            <text:p>462.73</text:p>
          </table:table-cell>
        </table:table-row>
        <table:table-row table:style-name="ro1">
          <table:table-cell office:value-type="float" office:value="5183501" calcext:value-type="float">
            <text:p>5183501</text:p>
          </table:table-cell>
          <table:table-cell table:style-name="ce1" table:formula="of:=[.A326]/1000/(60*60*24)" office:value-type="time" office:time-value="PT01H26M23.501S" calcext:value-type="time">
            <text:p>01:2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63.71" calcext:value-type="float">
            <text:p>363.71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float" office:value="5199501" calcext:value-type="float">
            <text:p>5199501</text:p>
          </table:table-cell>
          <table:table-cell table:style-name="ce1" table:formula="of:=[.A327]/1000/(60*60*24)" office:value-type="time" office:time-value="PT01H26M39.501S" calcext:value-type="time">
            <text:p>01:2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64.81" calcext:value-type="float">
            <text:p>364.81</text:p>
          </table:table-cell>
          <table:table-cell office:value-type="float" office:value="465.47" calcext:value-type="float">
            <text:p>465.47</text:p>
          </table:table-cell>
        </table:table-row>
        <table:table-row table:style-name="ro1">
          <table:table-cell office:value-type="float" office:value="5215501" calcext:value-type="float">
            <text:p>5215501</text:p>
          </table:table-cell>
          <table:table-cell table:style-name="ce1" table:formula="of:=[.A328]/1000/(60*60*24)" office:value-type="time" office:time-value="PT01H26M55.501S" calcext:value-type="time">
            <text:p>01:2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365.9" calcext:value-type="float">
            <text:p>365.9</text:p>
          </table:table-cell>
          <table:table-cell office:value-type="float" office:value="466.83" calcext:value-type="float">
            <text:p>466.83</text:p>
          </table:table-cell>
        </table:table-row>
        <table:table-row table:style-name="ro1">
          <table:table-cell office:value-type="float" office:value="5231501" calcext:value-type="float">
            <text:p>5231501</text:p>
          </table:table-cell>
          <table:table-cell table:style-name="ce1" table:formula="of:=[.A329]/1000/(60*60*24)" office:value-type="time" office:time-value="PT01H27M11.501S" calcext:value-type="time">
            <text:p>01:2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67" calcext:value-type="float">
            <text:p>367</text:p>
          </table:table-cell>
          <table:table-cell office:value-type="float" office:value="468.2" calcext:value-type="float">
            <text:p>468.2</text:p>
          </table:table-cell>
        </table:table-row>
        <table:table-row table:style-name="ro1">
          <table:table-cell office:value-type="float" office:value="5247501" calcext:value-type="float">
            <text:p>5247501</text:p>
          </table:table-cell>
          <table:table-cell table:style-name="ce1" table:formula="of:=[.A330]/1000/(60*60*24)" office:value-type="time" office:time-value="PT01H27M27.501S" calcext:value-type="time">
            <text:p>01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68.1" calcext:value-type="float">
            <text:p>368.1</text:p>
          </table:table-cell>
          <table:table-cell office:value-type="float" office:value="469.56" calcext:value-type="float">
            <text:p>469.56</text:p>
          </table:table-cell>
        </table:table-row>
        <table:table-row table:style-name="ro1">
          <table:table-cell office:value-type="float" office:value="5263501" calcext:value-type="float">
            <text:p>5263501</text:p>
          </table:table-cell>
          <table:table-cell table:style-name="ce1" table:formula="of:=[.A331]/1000/(60*60*24)" office:value-type="time" office:time-value="PT01H27M43.501S" calcext:value-type="time">
            <text:p>01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69.19" calcext:value-type="float">
            <text:p>369.19</text:p>
          </table:table-cell>
          <table:table-cell office:value-type="float" office:value="470.93" calcext:value-type="float">
            <text:p>470.93</text:p>
          </table:table-cell>
        </table:table-row>
        <table:table-row table:style-name="ro1">
          <table:table-cell office:value-type="float" office:value="5279501" calcext:value-type="float">
            <text:p>5279501</text:p>
          </table:table-cell>
          <table:table-cell table:style-name="ce1" table:formula="of:=[.A332]/1000/(60*60*24)" office:value-type="time" office:time-value="PT01H27M59.501S" calcext:value-type="time">
            <text:p>01:2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70.29" calcext:value-type="float">
            <text:p>370.29</text:p>
          </table:table-cell>
          <table:table-cell office:value-type="float" office:value="472.29" calcext:value-type="float">
            <text:p>472.29</text:p>
          </table:table-cell>
        </table:table-row>
        <table:table-row table:style-name="ro1">
          <table:table-cell office:value-type="float" office:value="5295501" calcext:value-type="float">
            <text:p>5295501</text:p>
          </table:table-cell>
          <table:table-cell table:style-name="ce1" table:formula="of:=[.A333]/1000/(60*60*24)" office:value-type="time" office:time-value="PT01H28M15.501S" calcext:value-type="time">
            <text:p>01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71.39" calcext:value-type="float">
            <text:p>371.39</text:p>
          </table:table-cell>
          <table:table-cell office:value-type="float" office:value="473.66" calcext:value-type="float">
            <text:p>473.66</text:p>
          </table:table-cell>
        </table:table-row>
        <table:table-row table:style-name="ro1">
          <table:table-cell office:value-type="float" office:value="5311501" calcext:value-type="float">
            <text:p>5311501</text:p>
          </table:table-cell>
          <table:table-cell table:style-name="ce1" table:formula="of:=[.A334]/1000/(60*60*24)" office:value-type="time" office:time-value="PT01H28M31.501S" calcext:value-type="time">
            <text:p>01:2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372.48" calcext:value-type="float">
            <text:p>372.48</text:p>
          </table:table-cell>
          <table:table-cell office:value-type="float" office:value="475.02" calcext:value-type="float">
            <text:p>475.02</text:p>
          </table:table-cell>
        </table:table-row>
        <table:table-row table:style-name="ro1">
          <table:table-cell office:value-type="float" office:value="5327501" calcext:value-type="float">
            <text:p>5327501</text:p>
          </table:table-cell>
          <table:table-cell table:style-name="ce1" table:formula="of:=[.A335]/1000/(60*60*24)" office:value-type="time" office:time-value="PT01H28M47.501S" calcext:value-type="time">
            <text:p>01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373.58" calcext:value-type="float">
            <text:p>373.58</text:p>
          </table:table-cell>
          <table:table-cell office:value-type="float" office:value="476.39" calcext:value-type="float">
            <text:p>476.39</text:p>
          </table:table-cell>
        </table:table-row>
        <table:table-row table:style-name="ro1">
          <table:table-cell office:value-type="float" office:value="5343501" calcext:value-type="float">
            <text:p>5343501</text:p>
          </table:table-cell>
          <table:table-cell table:style-name="ce1" table:formula="of:=[.A336]/1000/(60*60*24)" office:value-type="time" office:time-value="PT01H29M03.501S" calcext:value-type="time">
            <text:p>01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74.68" calcext:value-type="float">
            <text:p>374.68</text:p>
          </table:table-cell>
          <table:table-cell office:value-type="float" office:value="477.75" calcext:value-type="float">
            <text:p>477.75</text:p>
          </table:table-cell>
        </table:table-row>
        <table:table-row table:style-name="ro1">
          <table:table-cell office:value-type="float" office:value="5359501" calcext:value-type="float">
            <text:p>5359501</text:p>
          </table:table-cell>
          <table:table-cell table:style-name="ce1" table:formula="of:=[.A337]/1000/(60*60*24)" office:value-type="time" office:time-value="PT01H29M19.501S" calcext:value-type="time">
            <text:p>01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375.77" calcext:value-type="float">
            <text:p>375.77</text:p>
          </table:table-cell>
          <table:table-cell office:value-type="float" office:value="479.12" calcext:value-type="float">
            <text:p>479.12</text:p>
          </table:table-cell>
        </table:table-row>
        <table:table-row table:style-name="ro1">
          <table:table-cell office:value-type="float" office:value="5375501" calcext:value-type="float">
            <text:p>5375501</text:p>
          </table:table-cell>
          <table:table-cell table:style-name="ce1" table:formula="of:=[.A338]/1000/(60*60*24)" office:value-type="time" office:time-value="PT01H29M35.501S" calcext:value-type="time">
            <text:p>01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76.87" calcext:value-type="float">
            <text:p>376.87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391501" calcext:value-type="float">
            <text:p>5391501</text:p>
          </table:table-cell>
          <table:table-cell table:style-name="ce1" table:formula="of:=[.A339]/1000/(60*60*24)" office:value-type="time" office:time-value="PT01H29M51.501S" calcext:value-type="time">
            <text:p>01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6.5" calcext:value-type="float">
            <text:p>246.5</text:p>
          </table:table-cell>
          <table:table-cell office:value-type="float" office:value="307.79" calcext:value-type="float">
            <text:p>307.79</text:p>
          </table:table-cell>
          <table:table-cell office:value-type="float" office:value="377.97" calcext:value-type="float">
            <text:p>377.97</text:p>
          </table:table-cell>
          <table:table-cell office:value-type="float" office:value="481.85" calcext:value-type="float">
            <text:p>481.85</text:p>
          </table:table-cell>
        </table:table-row>
        <table:table-row table:style-name="ro1">
          <table:table-cell office:value-type="float" office:value="5407501" calcext:value-type="float">
            <text:p>5407501</text:p>
          </table:table-cell>
          <table:table-cell table:style-name="ce1" table:formula="of:=[.A340]/1000/(60*60*24)" office:value-type="time" office:time-value="PT01H30M07.501S" calcext:value-type="time">
            <text:p>01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79.06" calcext:value-type="float">
            <text:p>379.06</text:p>
          </table:table-cell>
          <table:table-cell office:value-type="float" office:value="483.21" calcext:value-type="float">
            <text:p>483.21</text:p>
          </table:table-cell>
        </table:table-row>
        <table:table-row table:style-name="ro1">
          <table:table-cell office:value-type="float" office:value="5423501" calcext:value-type="float">
            <text:p>5423501</text:p>
          </table:table-cell>
          <table:table-cell table:style-name="ce1" table:formula="of:=[.A341]/1000/(60*60*24)" office:value-type="time" office:time-value="PT01H30M23.501S" calcext:value-type="time">
            <text:p>01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80.16" calcext:value-type="float">
            <text:p>380.16</text:p>
          </table:table-cell>
          <table:table-cell office:value-type="float" office:value="484.57" calcext:value-type="float">
            <text:p>484.57</text:p>
          </table:table-cell>
        </table:table-row>
        <table:table-row table:style-name="ro1">
          <table:table-cell office:value-type="float" office:value="5439501" calcext:value-type="float">
            <text:p>5439501</text:p>
          </table:table-cell>
          <table:table-cell table:style-name="ce1" table:formula="of:=[.A342]/1000/(60*60*24)" office:value-type="time" office:time-value="PT01H30M39.501S" calcext:value-type="time">
            <text:p>01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81.25" calcext:value-type="float">
            <text:p>381.25</text:p>
          </table:table-cell>
          <table:table-cell office:value-type="float" office:value="485.94" calcext:value-type="float">
            <text:p>485.94</text:p>
          </table:table-cell>
        </table:table-row>
        <table:table-row table:style-name="ro1">
          <table:table-cell office:value-type="float" office:value="5455501" calcext:value-type="float">
            <text:p>5455501</text:p>
          </table:table-cell>
          <table:table-cell table:style-name="ce1" table:formula="of:=[.A343]/1000/(60*60*24)" office:value-type="time" office:time-value="PT01H30M55.501S" calcext:value-type="time">
            <text:p>01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82.35" calcext:value-type="float">
            <text:p>382.35</text:p>
          </table:table-cell>
          <table:table-cell office:value-type="float" office:value="487.3" calcext:value-type="float">
            <text:p>487.3</text:p>
          </table:table-cell>
        </table:table-row>
        <table:table-row table:style-name="ro1">
          <table:table-cell office:value-type="float" office:value="5471501" calcext:value-type="float">
            <text:p>5471501</text:p>
          </table:table-cell>
          <table:table-cell table:style-name="ce1" table:formula="of:=[.A344]/1000/(60*60*24)" office:value-type="time" office:time-value="PT01H31M11.501S" calcext:value-type="time">
            <text:p>01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83.44" calcext:value-type="float">
            <text:p>383.44</text:p>
          </table:table-cell>
          <table:table-cell office:value-type="float" office:value="488.67" calcext:value-type="float">
            <text:p>488.67</text:p>
          </table:table-cell>
        </table:table-row>
        <table:table-row table:style-name="ro1">
          <table:table-cell office:value-type="float" office:value="5487501" calcext:value-type="float">
            <text:p>5487501</text:p>
          </table:table-cell>
          <table:table-cell table:style-name="ce1" table:formula="of:=[.A345]/1000/(60*60*24)" office:value-type="time" office:time-value="PT01H31M27.501S" calcext:value-type="time">
            <text:p>01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84.54" calcext:value-type="float">
            <text:p>384.54</text:p>
          </table:table-cell>
          <table:table-cell office:value-type="float" office:value="490.03" calcext:value-type="float">
            <text:p>490.03</text:p>
          </table:table-cell>
        </table:table-row>
        <table:table-row table:style-name="ro1">
          <table:table-cell office:value-type="float" office:value="5503501" calcext:value-type="float">
            <text:p>5503501</text:p>
          </table:table-cell>
          <table:table-cell table:style-name="ce1" table:formula="of:=[.A346]/1000/(60*60*24)" office:value-type="time" office:time-value="PT01H31M43.501S" calcext:value-type="time">
            <text:p>01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85.64" calcext:value-type="float">
            <text:p>385.64</text:p>
          </table:table-cell>
          <table:table-cell office:value-type="float" office:value="491.39" calcext:value-type="float">
            <text:p>491.39</text:p>
          </table:table-cell>
        </table:table-row>
        <table:table-row table:style-name="ro1">
          <table:table-cell office:value-type="float" office:value="5519501" calcext:value-type="float">
            <text:p>5519501</text:p>
          </table:table-cell>
          <table:table-cell table:style-name="ce1" table:formula="of:=[.A347]/1000/(60*60*24)" office:value-type="time" office:time-value="PT01H31M59.501S" calcext:value-type="time">
            <text:p>01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86.73" calcext:value-type="float">
            <text:p>386.73</text:p>
          </table:table-cell>
          <table:table-cell office:value-type="float" office:value="492.76" calcext:value-type="float">
            <text:p>492.76</text:p>
          </table:table-cell>
        </table:table-row>
        <table:table-row table:style-name="ro1">
          <table:table-cell office:value-type="float" office:value="5535501" calcext:value-type="float">
            <text:p>5535501</text:p>
          </table:table-cell>
          <table:table-cell table:style-name="ce1" table:formula="of:=[.A348]/1000/(60*60*24)" office:value-type="time" office:time-value="PT01H32M15.501S" calcext:value-type="time">
            <text:p>01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87.83" calcext:value-type="float">
            <text:p>387.83</text:p>
          </table:table-cell>
          <table:table-cell office:value-type="float" office:value="494.12" calcext:value-type="float">
            <text:p>494.12</text:p>
          </table:table-cell>
        </table:table-row>
        <table:table-row table:style-name="ro1">
          <table:table-cell office:value-type="float" office:value="5551501" calcext:value-type="float">
            <text:p>5551501</text:p>
          </table:table-cell>
          <table:table-cell table:style-name="ce1" table:formula="of:=[.A349]/1000/(60*60*24)" office:value-type="time" office:time-value="PT01H32M31.501S" calcext:value-type="time">
            <text:p>01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88.92" calcext:value-type="float">
            <text:p>388.92</text:p>
          </table:table-cell>
          <table:table-cell office:value-type="float" office:value="495.48" calcext:value-type="float">
            <text:p>495.48</text:p>
          </table:table-cell>
        </table:table-row>
        <table:table-row table:style-name="ro1">
          <table:table-cell office:value-type="float" office:value="5567501" calcext:value-type="float">
            <text:p>5567501</text:p>
          </table:table-cell>
          <table:table-cell table:style-name="ce1" table:formula="of:=[.A350]/1000/(60*60*24)" office:value-type="time" office:time-value="PT01H32M47.501S" calcext:value-type="time">
            <text:p>01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90.02" calcext:value-type="float">
            <text:p>390.02</text:p>
          </table:table-cell>
          <table:table-cell office:value-type="float" office:value="496.84" calcext:value-type="float">
            <text:p>496.84</text:p>
          </table:table-cell>
        </table:table-row>
        <table:table-row table:style-name="ro1">
          <table:table-cell office:value-type="float" office:value="5583501" calcext:value-type="float">
            <text:p>5583501</text:p>
          </table:table-cell>
          <table:table-cell table:style-name="ce1" table:formula="of:=[.A351]/1000/(60*60*24)" office:value-type="time" office:time-value="PT01H33M03.501S" calcext:value-type="time">
            <text:p>01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91.11" calcext:value-type="float">
            <text:p>391.11</text:p>
          </table:table-cell>
          <table:table-cell office:value-type="float" office:value="498.21" calcext:value-type="float">
            <text:p>498.21</text:p>
          </table:table-cell>
        </table:table-row>
        <table:table-row table:style-name="ro1">
          <table:table-cell office:value-type="float" office:value="5599501" calcext:value-type="float">
            <text:p>5599501</text:p>
          </table:table-cell>
          <table:table-cell table:style-name="ce1" table:formula="of:=[.A352]/1000/(60*60*24)" office:value-type="time" office:time-value="PT01H33M19.501S" calcext:value-type="time">
            <text:p>01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92.21" calcext:value-type="float">
            <text:p>392.21</text:p>
          </table:table-cell>
          <table:table-cell office:value-type="float" office:value="499.57" calcext:value-type="float">
            <text:p>499.57</text:p>
          </table:table-cell>
        </table:table-row>
        <table:table-row table:style-name="ro1">
          <table:table-cell office:value-type="float" office:value="5615501" calcext:value-type="float">
            <text:p>5615501</text:p>
          </table:table-cell>
          <table:table-cell table:style-name="ce1" table:formula="of:=[.A353]/1000/(60*60*24)" office:value-type="time" office:time-value="PT01H33M35.501S" calcext:value-type="time">
            <text:p>01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93.3" calcext:value-type="float">
            <text:p>393.3</text:p>
          </table:table-cell>
          <table:table-cell office:value-type="float" office:value="500.93" calcext:value-type="float">
            <text:p>500.93</text:p>
          </table:table-cell>
        </table:table-row>
        <table:table-row table:style-name="ro1">
          <table:table-cell office:value-type="float" office:value="5631501" calcext:value-type="float">
            <text:p>5631501</text:p>
          </table:table-cell>
          <table:table-cell table:style-name="ce1" table:formula="of:=[.A354]/1000/(60*60*24)" office:value-type="time" office:time-value="PT01H33M51.501S" calcext:value-type="time">
            <text:p>01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94.4" calcext:value-type="float">
            <text:p>394.4</text:p>
          </table:table-cell>
          <table:table-cell office:value-type="float" office:value="502.29" calcext:value-type="float">
            <text:p>502.29</text:p>
          </table:table-cell>
        </table:table-row>
        <table:table-row table:style-name="ro1">
          <table:table-cell office:value-type="float" office:value="5647501" calcext:value-type="float">
            <text:p>5647501</text:p>
          </table:table-cell>
          <table:table-cell table:style-name="ce1" table:formula="of:=[.A355]/1000/(60*60*24)" office:value-type="time" office:time-value="PT01H34M07.501S" calcext:value-type="time">
            <text:p>01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95.49" calcext:value-type="float">
            <text:p>395.49</text:p>
          </table:table-cell>
          <table:table-cell office:value-type="float" office:value="503.66" calcext:value-type="float">
            <text:p>503.66</text:p>
          </table:table-cell>
        </table:table-row>
        <table:table-row table:style-name="ro1">
          <table:table-cell office:value-type="float" office:value="5663501" calcext:value-type="float">
            <text:p>5663501</text:p>
          </table:table-cell>
          <table:table-cell table:style-name="ce1" table:formula="of:=[.A356]/1000/(60*60*24)" office:value-type="time" office:time-value="PT01H34M23.501S" calcext:value-type="time">
            <text:p>01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96.59" calcext:value-type="float">
            <text:p>396.59</text:p>
          </table:table-cell>
          <table:table-cell office:value-type="float" office:value="505.02" calcext:value-type="float">
            <text:p>505.02</text:p>
          </table:table-cell>
        </table:table-row>
        <table:table-row table:style-name="ro1">
          <table:table-cell office:value-type="float" office:value="5679500" calcext:value-type="float">
            <text:p>5679500</text:p>
          </table:table-cell>
          <table:table-cell table:style-name="ce1" table:formula="of:=[.A357]/1000/(60*60*24)" office:value-type="time" office:time-value="PT01H34M39.5S" calcext:value-type="time">
            <text:p>01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97.68" calcext:value-type="float">
            <text:p>397.68</text:p>
          </table:table-cell>
          <table:table-cell office:value-type="float" office:value="506.38" calcext:value-type="float">
            <text:p>506.38</text:p>
          </table:table-cell>
        </table:table-row>
        <table:table-row table:style-name="ro1">
          <table:table-cell office:value-type="float" office:value="5695501" calcext:value-type="float">
            <text:p>5695501</text:p>
          </table:table-cell>
          <table:table-cell table:style-name="ce1" table:formula="of:=[.A358]/1000/(60*60*24)" office:value-type="time" office:time-value="PT01H34M55.501S" calcext:value-type="time">
            <text:p>01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98.78" calcext:value-type="float">
            <text:p>398.78</text:p>
          </table:table-cell>
          <table:table-cell office:value-type="float" office:value="507.74" calcext:value-type="float">
            <text:p>507.74</text:p>
          </table:table-cell>
        </table:table-row>
        <table:table-row table:style-name="ro1">
          <table:table-cell office:value-type="float" office:value="5711501" calcext:value-type="float">
            <text:p>5711501</text:p>
          </table:table-cell>
          <table:table-cell table:style-name="ce1" table:formula="of:=[.A359]/1000/(60*60*24)" office:value-type="time" office:time-value="PT01H35M11.501S" calcext:value-type="time">
            <text:p>01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99.87" calcext:value-type="float">
            <text:p>399.87</text:p>
          </table:table-cell>
          <table:table-cell office:value-type="float" office:value="509.1" calcext:value-type="float">
            <text:p>509.1</text:p>
          </table:table-cell>
        </table:table-row>
        <table:table-row table:style-name="ro1">
          <table:table-cell office:value-type="float" office:value="5727501" calcext:value-type="float">
            <text:p>5727501</text:p>
          </table:table-cell>
          <table:table-cell table:style-name="ce1" table:formula="of:=[.A360]/1000/(60*60*24)" office:value-type="time" office:time-value="PT01H35M27.501S" calcext:value-type="time">
            <text:p>01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400.97" calcext:value-type="float">
            <text:p>400.97</text:p>
          </table:table-cell>
          <table:table-cell office:value-type="float" office:value="510.46" calcext:value-type="float">
            <text:p>510.46</text:p>
          </table:table-cell>
        </table:table-row>
        <table:table-row table:style-name="ro1">
          <table:table-cell office:value-type="float" office:value="5743501" calcext:value-type="float">
            <text:p>5743501</text:p>
          </table:table-cell>
          <table:table-cell table:style-name="ce1" table:formula="of:=[.A361]/1000/(60*60*24)" office:value-type="time" office:time-value="PT01H35M43.501S" calcext:value-type="time">
            <text:p>01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402.06" calcext:value-type="float">
            <text:p>402.06</text:p>
          </table:table-cell>
          <table:table-cell office:value-type="float" office:value="511.82" calcext:value-type="float">
            <text:p>511.82</text:p>
          </table:table-cell>
        </table:table-row>
        <table:table-row table:style-name="ro1">
          <table:table-cell office:value-type="float" office:value="5759501" calcext:value-type="float">
            <text:p>5759501</text:p>
          </table:table-cell>
          <table:table-cell table:style-name="ce1" table:formula="of:=[.A362]/1000/(60*60*24)" office:value-type="time" office:time-value="PT01H35M59.501S" calcext:value-type="time">
            <text:p>01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403.16" calcext:value-type="float">
            <text:p>403.16</text:p>
          </table:table-cell>
          <table:table-cell office:value-type="float" office:value="513.18" calcext:value-type="float">
            <text:p>513.18</text:p>
          </table:table-cell>
        </table:table-row>
        <table:table-row table:style-name="ro1">
          <table:table-cell office:value-type="float" office:value="5775501" calcext:value-type="float">
            <text:p>5775501</text:p>
          </table:table-cell>
          <table:table-cell table:style-name="ce1" table:formula="of:=[.A363]/1000/(60*60*24)" office:value-type="time" office:time-value="PT01H36M15.501S" calcext:value-type="time">
            <text:p>01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404.25" calcext:value-type="float">
            <text:p>404.25</text:p>
          </table:table-cell>
          <table:table-cell office:value-type="float" office:value="514.55" calcext:value-type="float">
            <text:p>514.55</text:p>
          </table:table-cell>
        </table:table-row>
        <table:table-row table:style-name="ro1">
          <table:table-cell office:value-type="float" office:value="5791501" calcext:value-type="float">
            <text:p>5791501</text:p>
          </table:table-cell>
          <table:table-cell table:style-name="ce1" table:formula="of:=[.A364]/1000/(60*60*24)" office:value-type="time" office:time-value="PT01H36M31.501S" calcext:value-type="time">
            <text:p>01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405.35" calcext:value-type="float">
            <text:p>405.35</text:p>
          </table:table-cell>
          <table:table-cell office:value-type="float" office:value="515.91" calcext:value-type="float">
            <text:p>515.91</text:p>
          </table:table-cell>
        </table:table-row>
        <table:table-row table:style-name="ro1">
          <table:table-cell office:value-type="float" office:value="5807501" calcext:value-type="float">
            <text:p>5807501</text:p>
          </table:table-cell>
          <table:table-cell table:style-name="ce1" table:formula="of:=[.A365]/1000/(60*60*24)" office:value-type="time" office:time-value="PT01H36M47.501S" calcext:value-type="time">
            <text:p>01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406.44" calcext:value-type="float">
            <text:p>406.44</text:p>
          </table:table-cell>
          <table:table-cell office:value-type="float" office:value="517.27" calcext:value-type="float">
            <text:p>517.27</text:p>
          </table:table-cell>
        </table:table-row>
        <table:table-row table:style-name="ro1">
          <table:table-cell office:value-type="float" office:value="5823501" calcext:value-type="float">
            <text:p>5823501</text:p>
          </table:table-cell>
          <table:table-cell table:style-name="ce1" table:formula="of:=[.A366]/1000/(60*60*24)" office:value-type="time" office:time-value="PT01H37M03.501S" calcext:value-type="time">
            <text:p>01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407.54" calcext:value-type="float">
            <text:p>407.54</text:p>
          </table:table-cell>
          <table:table-cell office:value-type="float" office:value="518.63" calcext:value-type="float">
            <text:p>518.63</text:p>
          </table:table-cell>
        </table:table-row>
        <table:table-row table:style-name="ro1">
          <table:table-cell office:value-type="float" office:value="5839501" calcext:value-type="float">
            <text:p>5839501</text:p>
          </table:table-cell>
          <table:table-cell table:style-name="ce1" table:formula="of:=[.A367]/1000/(60*60*24)" office:value-type="time" office:time-value="PT01H37M19.501S" calcext:value-type="time">
            <text:p>01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408.63" calcext:value-type="float">
            <text:p>408.63</text:p>
          </table:table-cell>
          <table:table-cell office:value-type="float" office:value="519.99" calcext:value-type="float">
            <text:p>519.99</text:p>
          </table:table-cell>
        </table:table-row>
        <table:table-row table:style-name="ro1">
          <table:table-cell office:value-type="float" office:value="5855501" calcext:value-type="float">
            <text:p>5855501</text:p>
          </table:table-cell>
          <table:table-cell table:style-name="ce1" table:formula="of:=[.A368]/1000/(60*60*24)" office:value-type="time" office:time-value="PT01H37M35.501S" calcext:value-type="time">
            <text:p>01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409.72" calcext:value-type="float">
            <text:p>409.72</text:p>
          </table:table-cell>
          <table:table-cell office:value-type="float" office:value="521.35" calcext:value-type="float">
            <text:p>521.35</text:p>
          </table:table-cell>
        </table:table-row>
        <table:table-row table:style-name="ro1">
          <table:table-cell office:value-type="float" office:value="5871501" calcext:value-type="float">
            <text:p>5871501</text:p>
          </table:table-cell>
          <table:table-cell table:style-name="ce1" table:formula="of:=[.A369]/1000/(60*60*24)" office:value-type="time" office:time-value="PT01H37M51.501S" calcext:value-type="time">
            <text:p>01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410.82" calcext:value-type="float">
            <text:p>410.82</text:p>
          </table:table-cell>
          <table:table-cell office:value-type="float" office:value="522.7" calcext:value-type="float">
            <text:p>522.7</text:p>
          </table:table-cell>
        </table:table-row>
        <table:table-row table:style-name="ro1">
          <table:table-cell office:value-type="float" office:value="5887501" calcext:value-type="float">
            <text:p>5887501</text:p>
          </table:table-cell>
          <table:table-cell table:style-name="ce1" table:formula="of:=[.A370]/1000/(60*60*24)" office:value-type="time" office:time-value="PT01H38M07.501S" calcext:value-type="time">
            <text:p>01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411.91" calcext:value-type="float">
            <text:p>411.91</text:p>
          </table:table-cell>
          <table:table-cell office:value-type="float" office:value="524.06" calcext:value-type="float">
            <text:p>524.06</text:p>
          </table:table-cell>
        </table:table-row>
        <table:table-row table:style-name="ro1">
          <table:table-cell office:value-type="float" office:value="5903501" calcext:value-type="float">
            <text:p>5903501</text:p>
          </table:table-cell>
          <table:table-cell table:style-name="ce1" table:formula="of:=[.A371]/1000/(60*60*24)" office:value-type="time" office:time-value="PT01H38M23.501S" calcext:value-type="time">
            <text:p>01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413.01" calcext:value-type="float">
            <text:p>413.01</text:p>
          </table:table-cell>
          <table:table-cell office:value-type="float" office:value="525.42" calcext:value-type="float">
            <text:p>525.42</text:p>
          </table:table-cell>
        </table:table-row>
        <table:table-row table:style-name="ro1">
          <table:table-cell office:value-type="float" office:value="5919501" calcext:value-type="float">
            <text:p>5919501</text:p>
          </table:table-cell>
          <table:table-cell table:style-name="ce1" table:formula="of:=[.A372]/1000/(60*60*24)" office:value-type="time" office:time-value="PT01H38M39.501S" calcext:value-type="time">
            <text:p>01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4.1" calcext:value-type="float">
            <text:p>414.1</text:p>
          </table:table-cell>
          <table:table-cell office:value-type="float" office:value="526.78" calcext:value-type="float">
            <text:p>526.78</text:p>
          </table:table-cell>
        </table:table-row>
        <table:table-row table:style-name="ro1">
          <table:table-cell office:value-type="float" office:value="5935501" calcext:value-type="float">
            <text:p>5935501</text:p>
          </table:table-cell>
          <table:table-cell table:style-name="ce1" table:formula="of:=[.A373]/1000/(60*60*24)" office:value-type="time" office:time-value="PT01H38M55.501S" calcext:value-type="time">
            <text:p>01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5.19" calcext:value-type="float">
            <text:p>415.19</text:p>
          </table:table-cell>
          <table:table-cell office:value-type="float" office:value="528.14" calcext:value-type="float">
            <text:p>528.14</text:p>
          </table:table-cell>
        </table:table-row>
        <table:table-row table:style-name="ro1">
          <table:table-cell office:value-type="float" office:value="5951501" calcext:value-type="float">
            <text:p>5951501</text:p>
          </table:table-cell>
          <table:table-cell table:style-name="ce1" table:formula="of:=[.A374]/1000/(60*60*24)" office:value-type="time" office:time-value="PT01H39M11.501S" calcext:value-type="time">
            <text:p>01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6.29" calcext:value-type="float">
            <text:p>416.29</text:p>
          </table:table-cell>
          <table:table-cell office:value-type="float" office:value="529.5" calcext:value-type="float">
            <text:p>529.5</text:p>
          </table:table-cell>
        </table:table-row>
        <table:table-row table:style-name="ro1">
          <table:table-cell office:value-type="float" office:value="5967501" calcext:value-type="float">
            <text:p>5967501</text:p>
          </table:table-cell>
          <table:table-cell table:style-name="ce1" table:formula="of:=[.A375]/1000/(60*60*24)" office:value-type="time" office:time-value="PT01H39M27.501S" calcext:value-type="time">
            <text:p>01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7.38" calcext:value-type="float">
            <text:p>417.38</text:p>
          </table:table-cell>
          <table:table-cell office:value-type="float" office:value="530.86" calcext:value-type="float">
            <text:p>530.86</text:p>
          </table:table-cell>
        </table:table-row>
        <table:table-row table:style-name="ro1">
          <table:table-cell office:value-type="float" office:value="5983501" calcext:value-type="float">
            <text:p>5983501</text:p>
          </table:table-cell>
          <table:table-cell table:style-name="ce1" table:formula="of:=[.A376]/1000/(60*60*24)" office:value-type="time" office:time-value="PT01H39M43.501S" calcext:value-type="time">
            <text:p>01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8.48" calcext:value-type="float">
            <text:p>418.48</text:p>
          </table:table-cell>
          <table:table-cell office:value-type="float" office:value="532.21" calcext:value-type="float">
            <text:p>532.21</text:p>
          </table:table-cell>
        </table:table-row>
        <table:table-row table:style-name="ro1">
          <table:table-cell office:value-type="float" office:value="5999501" calcext:value-type="float">
            <text:p>5999501</text:p>
          </table:table-cell>
          <table:table-cell table:style-name="ce1" table:formula="of:=[.A377]/1000/(60*60*24)" office:value-type="time" office:time-value="PT01H39M59.501S" calcext:value-type="time">
            <text:p>01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19.57" calcext:value-type="float">
            <text:p>419.57</text:p>
          </table:table-cell>
          <table:table-cell office:value-type="float" office:value="533.57" calcext:value-type="float">
            <text:p>533.57</text:p>
          </table:table-cell>
        </table:table-row>
        <table:table-row table:style-name="ro1">
          <table:table-cell office:value-type="float" office:value="6015501" calcext:value-type="float">
            <text:p>6015501</text:p>
          </table:table-cell>
          <table:table-cell table:style-name="ce1" table:formula="of:=[.A378]/1000/(60*60*24)" office:value-type="time" office:time-value="PT01H40M15.501S" calcext:value-type="time">
            <text:p>01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420.66" calcext:value-type="float">
            <text:p>420.66</text:p>
          </table:table-cell>
          <table:table-cell office:value-type="float" office:value="534.93" calcext:value-type="float">
            <text:p>534.93</text:p>
          </table:table-cell>
        </table:table-row>
        <table:table-row table:style-name="ro1">
          <table:table-cell office:value-type="float" office:value="6031501" calcext:value-type="float">
            <text:p>6031501</text:p>
          </table:table-cell>
          <table:table-cell table:style-name="ce1" table:formula="of:=[.A379]/1000/(60*60*24)" office:value-type="time" office:time-value="PT01H40M31.501S" calcext:value-type="time">
            <text:p>01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421.76" calcext:value-type="float">
            <text:p>421.76</text:p>
          </table:table-cell>
          <table:table-cell office:value-type="float" office:value="536.29" calcext:value-type="float">
            <text:p>536.29</text:p>
          </table:table-cell>
        </table:table-row>
        <table:table-row table:style-name="ro1">
          <table:table-cell office:value-type="float" office:value="6047501" calcext:value-type="float">
            <text:p>6047501</text:p>
          </table:table-cell>
          <table:table-cell table:style-name="ce1" table:formula="of:=[.A380]/1000/(60*60*24)" office:value-type="time" office:time-value="PT01H40M47.501S" calcext:value-type="time">
            <text:p>01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22.85" calcext:value-type="float">
            <text:p>422.85</text:p>
          </table:table-cell>
          <table:table-cell office:value-type="float" office:value="537.65" calcext:value-type="float">
            <text:p>537.65</text:p>
          </table:table-cell>
        </table:table-row>
        <table:table-row table:style-name="ro1">
          <table:table-cell office:value-type="float" office:value="6063501" calcext:value-type="float">
            <text:p>6063501</text:p>
          </table:table-cell>
          <table:table-cell table:style-name="ce1" table:formula="of:=[.A381]/1000/(60*60*24)" office:value-type="time" office:time-value="PT01H41M03.501S" calcext:value-type="time">
            <text:p>01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423.94" calcext:value-type="float">
            <text:p>423.9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079501" calcext:value-type="float">
            <text:p>6079501</text:p>
          </table:table-cell>
          <table:table-cell table:style-name="ce1" table:formula="of:=[.A382]/1000/(60*60*24)" office:value-type="time" office:time-value="PT01H41M19.501S" calcext:value-type="time">
            <text:p>01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25.04" calcext:value-type="float">
            <text:p>425.04</text:p>
          </table:table-cell>
          <table:table-cell office:value-type="float" office:value="540.36" calcext:value-type="float">
            <text:p>540.36</text:p>
          </table:table-cell>
        </table:table-row>
        <table:table-row table:style-name="ro1">
          <table:table-cell office:value-type="float" office:value="6095501" calcext:value-type="float">
            <text:p>6095501</text:p>
          </table:table-cell>
          <table:table-cell table:style-name="ce1" table:formula="of:=[.A383]/1000/(60*60*24)" office:value-type="time" office:time-value="PT01H41M35.501S" calcext:value-type="time">
            <text:p>01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26.13" calcext:value-type="float">
            <text:p>426.13</text:p>
          </table:table-cell>
          <table:table-cell office:value-type="float" office:value="541.72" calcext:value-type="float">
            <text:p>541.72</text:p>
          </table:table-cell>
        </table:table-row>
        <table:table-row table:style-name="ro1">
          <table:table-cell office:value-type="float" office:value="6111501" calcext:value-type="float">
            <text:p>6111501</text:p>
          </table:table-cell>
          <table:table-cell table:style-name="ce1" table:formula="of:=[.A384]/1000/(60*60*24)" office:value-type="time" office:time-value="PT01H41M51.501S" calcext:value-type="time">
            <text:p>01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427.22" calcext:value-type="float">
            <text:p>427.22</text:p>
          </table:table-cell>
          <table:table-cell office:value-type="float" office:value="543.07" calcext:value-type="float">
            <text:p>543.07</text:p>
          </table:table-cell>
        </table:table-row>
        <table:table-row table:style-name="ro1">
          <table:table-cell office:value-type="float" office:value="6127501" calcext:value-type="float">
            <text:p>6127501</text:p>
          </table:table-cell>
          <table:table-cell table:style-name="ce1" table:formula="of:=[.A385]/1000/(60*60*24)" office:value-type="time" office:time-value="PT01H42M07.501S" calcext:value-type="time">
            <text:p>01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28.32" calcext:value-type="float">
            <text:p>428.32</text:p>
          </table:table-cell>
          <table:table-cell office:value-type="float" office:value="544.43" calcext:value-type="float">
            <text:p>544.43</text:p>
          </table:table-cell>
        </table:table-row>
        <table:table-row table:style-name="ro1">
          <table:table-cell office:value-type="float" office:value="6143501" calcext:value-type="float">
            <text:p>6143501</text:p>
          </table:table-cell>
          <table:table-cell table:style-name="ce1" table:formula="of:=[.A386]/1000/(60*60*24)" office:value-type="time" office:time-value="PT01H42M23.501S" calcext:value-type="time">
            <text:p>01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29.41" calcext:value-type="float">
            <text:p>429.41</text:p>
          </table:table-cell>
          <table:table-cell office:value-type="float" office:value="545.79" calcext:value-type="float">
            <text:p>545.79</text:p>
          </table:table-cell>
        </table:table-row>
        <table:table-row table:style-name="ro1">
          <table:table-cell office:value-type="float" office:value="6159501" calcext:value-type="float">
            <text:p>6159501</text:p>
          </table:table-cell>
          <table:table-cell table:style-name="ce1" table:formula="of:=[.A387]/1000/(60*60*24)" office:value-type="time" office:time-value="PT01H42M39.501S" calcext:value-type="time">
            <text:p>01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30.5" calcext:value-type="float">
            <text:p>430.5</text:p>
          </table:table-cell>
          <table:table-cell office:value-type="float" office:value="547.14" calcext:value-type="float">
            <text:p>547.14</text:p>
          </table:table-cell>
        </table:table-row>
        <table:table-row table:style-name="ro1">
          <table:table-cell office:value-type="float" office:value="6175501" calcext:value-type="float">
            <text:p>6175501</text:p>
          </table:table-cell>
          <table:table-cell table:style-name="ce1" table:formula="of:=[.A388]/1000/(60*60*24)" office:value-type="time" office:time-value="PT01H42M55.501S" calcext:value-type="time">
            <text:p>01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31.6" calcext:value-type="float">
            <text:p>431.6</text:p>
          </table:table-cell>
          <table:table-cell office:value-type="float" office:value="548.5" calcext:value-type="float">
            <text:p>548.5</text:p>
          </table:table-cell>
        </table:table-row>
        <table:table-row table:style-name="ro1">
          <table:table-cell office:value-type="float" office:value="6191501" calcext:value-type="float">
            <text:p>6191501</text:p>
          </table:table-cell>
          <table:table-cell table:style-name="ce1" table:formula="of:=[.A389]/1000/(60*60*24)" office:value-type="time" office:time-value="PT01H43M11.501S" calcext:value-type="time">
            <text:p>01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432.69" calcext:value-type="float">
            <text:p>432.69</text:p>
          </table:table-cell>
          <table:table-cell office:value-type="float" office:value="549.86" calcext:value-type="float">
            <text:p>549.86</text:p>
          </table:table-cell>
        </table:table-row>
        <table:table-row table:style-name="ro1">
          <table:table-cell office:value-type="float" office:value="6207501" calcext:value-type="float">
            <text:p>6207501</text:p>
          </table:table-cell>
          <table:table-cell table:style-name="ce1" table:formula="of:=[.A390]/1000/(60*60*24)" office:value-type="time" office:time-value="PT01H43M27.501S" calcext:value-type="time">
            <text:p>01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3.78" calcext:value-type="float">
            <text:p>433.78</text:p>
          </table:table-cell>
          <table:table-cell office:value-type="float" office:value="551.21" calcext:value-type="float">
            <text:p>551.21</text:p>
          </table:table-cell>
        </table:table-row>
        <table:table-row table:style-name="ro1">
          <table:table-cell office:value-type="float" office:value="6223501" calcext:value-type="float">
            <text:p>6223501</text:p>
          </table:table-cell>
          <table:table-cell table:style-name="ce1" table:formula="of:=[.A391]/1000/(60*60*24)" office:value-type="time" office:time-value="PT01H43M43.501S" calcext:value-type="time">
            <text:p>01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4.88" calcext:value-type="float">
            <text:p>434.88</text:p>
          </table:table-cell>
          <table:table-cell office:value-type="float" office:value="552.57" calcext:value-type="float">
            <text:p>552.57</text:p>
          </table:table-cell>
        </table:table-row>
        <table:table-row table:style-name="ro1">
          <table:table-cell office:value-type="float" office:value="6239501" calcext:value-type="float">
            <text:p>6239501</text:p>
          </table:table-cell>
          <table:table-cell table:style-name="ce1" table:formula="of:=[.A392]/1000/(60*60*24)" office:value-type="time" office:time-value="PT01H43M59.501S" calcext:value-type="time">
            <text:p>01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5.97" calcext:value-type="float">
            <text:p>435.97</text:p>
          </table:table-cell>
          <table:table-cell office:value-type="float" office:value="553.92" calcext:value-type="float">
            <text:p>553.92</text:p>
          </table:table-cell>
        </table:table-row>
        <table:table-row table:style-name="ro1">
          <table:table-cell office:value-type="float" office:value="6255501" calcext:value-type="float">
            <text:p>6255501</text:p>
          </table:table-cell>
          <table:table-cell table:style-name="ce1" table:formula="of:=[.A393]/1000/(60*60*24)" office:value-type="time" office:time-value="PT01H44M15.501S" calcext:value-type="time">
            <text:p>01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7.06" calcext:value-type="float">
            <text:p>437.06</text:p>
          </table:table-cell>
          <table:table-cell office:value-type="float" office:value="555.28" calcext:value-type="float">
            <text:p>555.28</text:p>
          </table:table-cell>
        </table:table-row>
        <table:table-row table:style-name="ro1">
          <table:table-cell office:value-type="float" office:value="6271501" calcext:value-type="float">
            <text:p>6271501</text:p>
          </table:table-cell>
          <table:table-cell table:style-name="ce1" table:formula="of:=[.A394]/1000/(60*60*24)" office:value-type="time" office:time-value="PT01H44M31.501S" calcext:value-type="time">
            <text:p>01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8.16" calcext:value-type="float">
            <text:p>438.16</text:p>
          </table:table-cell>
          <table:table-cell office:value-type="float" office:value="556.64" calcext:value-type="float">
            <text:p>556.64</text:p>
          </table:table-cell>
        </table:table-row>
        <table:table-row table:style-name="ro1">
          <table:table-cell office:value-type="float" office:value="6287501" calcext:value-type="float">
            <text:p>6287501</text:p>
          </table:table-cell>
          <table:table-cell table:style-name="ce1" table:formula="of:=[.A395]/1000/(60*60*24)" office:value-type="time" office:time-value="PT01H44M47.501S" calcext:value-type="time">
            <text:p>01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39.25" calcext:value-type="float">
            <text:p>439.25</text:p>
          </table:table-cell>
          <table:table-cell office:value-type="float" office:value="557.99" calcext:value-type="float">
            <text:p>557.99</text:p>
          </table:table-cell>
        </table:table-row>
        <table:table-row table:style-name="ro1">
          <table:table-cell office:value-type="float" office:value="6303501" calcext:value-type="float">
            <text:p>6303501</text:p>
          </table:table-cell>
          <table:table-cell table:style-name="ce1" table:formula="of:=[.A396]/1000/(60*60*24)" office:value-type="time" office:time-value="PT01H45M03.501S" calcext:value-type="time">
            <text:p>01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40.34" calcext:value-type="float">
            <text:p>440.34</text:p>
          </table:table-cell>
          <table:table-cell office:value-type="float" office:value="559.35" calcext:value-type="float">
            <text:p>559.35</text:p>
          </table:table-cell>
        </table:table-row>
        <table:table-row table:style-name="ro1">
          <table:table-cell office:value-type="float" office:value="6319501" calcext:value-type="float">
            <text:p>6319501</text:p>
          </table:table-cell>
          <table:table-cell table:style-name="ce1" table:formula="of:=[.A397]/1000/(60*60*24)" office:value-type="time" office:time-value="PT01H45M19.501S" calcext:value-type="time">
            <text:p>01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41.43" calcext:value-type="float">
            <text:p>441.43</text:p>
          </table:table-cell>
          <table:table-cell office:value-type="float" office:value="560.7" calcext:value-type="float">
            <text:p>560.7</text:p>
          </table:table-cell>
        </table:table-row>
        <table:table-row table:style-name="ro1">
          <table:table-cell office:value-type="float" office:value="6335501" calcext:value-type="float">
            <text:p>6335501</text:p>
          </table:table-cell>
          <table:table-cell table:style-name="ce1" table:formula="of:=[.A398]/1000/(60*60*24)" office:value-type="time" office:time-value="PT01H45M35.501S" calcext:value-type="time">
            <text:p>01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442.53" calcext:value-type="float">
            <text:p>442.53</text:p>
          </table:table-cell>
          <table:table-cell office:value-type="float" office:value="562.06" calcext:value-type="float">
            <text:p>562.06</text:p>
          </table:table-cell>
        </table:table-row>
        <table:table-row table:style-name="ro1">
          <table:table-cell office:value-type="float" office:value="6351501" calcext:value-type="float">
            <text:p>6351501</text:p>
          </table:table-cell>
          <table:table-cell table:style-name="ce1" table:formula="of:=[.A399]/1000/(60*60*24)" office:value-type="time" office:time-value="PT01H45M51.501S" calcext:value-type="time">
            <text:p>01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443.62" calcext:value-type="float">
            <text:p>443.62</text:p>
          </table:table-cell>
          <table:table-cell office:value-type="float" office:value="563.41" calcext:value-type="float">
            <text:p>563.41</text:p>
          </table:table-cell>
        </table:table-row>
        <table:table-row table:style-name="ro1">
          <table:table-cell office:value-type="float" office:value="6367501" calcext:value-type="float">
            <text:p>6367501</text:p>
          </table:table-cell>
          <table:table-cell table:style-name="ce1" table:formula="of:=[.A400]/1000/(60*60*24)" office:value-type="time" office:time-value="PT01H46M07.501S" calcext:value-type="time">
            <text:p>01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444.71" calcext:value-type="float">
            <text:p>444.71</text:p>
          </table:table-cell>
          <table:table-cell office:value-type="float" office:value="564.77" calcext:value-type="float">
            <text:p>564.77</text:p>
          </table:table-cell>
        </table:table-row>
        <table:table-row table:style-name="ro1">
          <table:table-cell office:value-type="float" office:value="6383501" calcext:value-type="float">
            <text:p>6383501</text:p>
          </table:table-cell>
          <table:table-cell table:style-name="ce1" table:formula="of:=[.A401]/1000/(60*60*24)" office:value-type="time" office:time-value="PT01H46M23.501S" calcext:value-type="time">
            <text:p>01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45.8" calcext:value-type="float">
            <text:p>445.8</text:p>
          </table:table-cell>
          <table:table-cell office:value-type="float" office:value="566.12" calcext:value-type="float">
            <text:p>566.12</text:p>
          </table:table-cell>
        </table:table-row>
        <table:table-row table:style-name="ro1">
          <table:table-cell office:value-type="float" office:value="6399501" calcext:value-type="float">
            <text:p>6399501</text:p>
          </table:table-cell>
          <table:table-cell table:style-name="ce1" table:formula="of:=[.A402]/1000/(60*60*24)" office:value-type="time" office:time-value="PT01H46M39.501S" calcext:value-type="time">
            <text:p>01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46.9" calcext:value-type="float">
            <text:p>446.9</text:p>
          </table:table-cell>
          <table:table-cell office:value-type="float" office:value="567.48" calcext:value-type="float">
            <text:p>567.48</text:p>
          </table:table-cell>
        </table:table-row>
        <table:table-row table:style-name="ro1">
          <table:table-cell office:value-type="float" office:value="6415501" calcext:value-type="float">
            <text:p>6415501</text:p>
          </table:table-cell>
          <table:table-cell table:style-name="ce1" table:formula="of:=[.A403]/1000/(60*60*24)" office:value-type="time" office:time-value="PT01H46M55.501S" calcext:value-type="time">
            <text:p>01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47.99" calcext:value-type="float">
            <text:p>447.99</text:p>
          </table:table-cell>
          <table:table-cell office:value-type="float" office:value="568.84" calcext:value-type="float">
            <text:p>568.84</text:p>
          </table:table-cell>
        </table:table-row>
        <table:table-row table:style-name="ro1">
          <table:table-cell office:value-type="float" office:value="6431501" calcext:value-type="float">
            <text:p>6431501</text:p>
          </table:table-cell>
          <table:table-cell table:style-name="ce1" table:formula="of:=[.A404]/1000/(60*60*24)" office:value-type="time" office:time-value="PT01H47M11.501S" calcext:value-type="time">
            <text:p>01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449.08" calcext:value-type="float">
            <text:p>449.08</text:p>
          </table:table-cell>
          <table:table-cell office:value-type="float" office:value="570.19" calcext:value-type="float">
            <text:p>570.19</text:p>
          </table:table-cell>
        </table:table-row>
        <table:table-row table:style-name="ro1">
          <table:table-cell office:value-type="float" office:value="6447501" calcext:value-type="float">
            <text:p>6447501</text:p>
          </table:table-cell>
          <table:table-cell table:style-name="ce1" table:formula="of:=[.A405]/1000/(60*60*24)" office:value-type="time" office:time-value="PT01H47M27.501S" calcext:value-type="time">
            <text:p>01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50.17" calcext:value-type="float">
            <text:p>450.17</text:p>
          </table:table-cell>
          <table:table-cell office:value-type="float" office:value="571.55" calcext:value-type="float">
            <text:p>571.55</text:p>
          </table:table-cell>
        </table:table-row>
        <table:table-row table:style-name="ro1">
          <table:table-cell office:value-type="float" office:value="6463501" calcext:value-type="float">
            <text:p>6463501</text:p>
          </table:table-cell>
          <table:table-cell table:style-name="ce1" table:formula="of:=[.A406]/1000/(60*60*24)" office:value-type="time" office:time-value="PT01H47M43.501S" calcext:value-type="time">
            <text:p>01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51.27" calcext:value-type="float">
            <text:p>451.27</text:p>
          </table:table-cell>
          <table:table-cell office:value-type="float" office:value="572.9" calcext:value-type="float">
            <text:p>572.9</text:p>
          </table:table-cell>
        </table:table-row>
        <table:table-row table:style-name="ro1">
          <table:table-cell office:value-type="float" office:value="6479501" calcext:value-type="float">
            <text:p>6479501</text:p>
          </table:table-cell>
          <table:table-cell table:style-name="ce1" table:formula="of:=[.A407]/1000/(60*60*24)" office:value-type="time" office:time-value="PT01H47M59.501S" calcext:value-type="time">
            <text:p>01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52.36" calcext:value-type="float">
            <text:p>452.36</text:p>
          </table:table-cell>
          <table:table-cell office:value-type="float" office:value="574.26" calcext:value-type="float">
            <text:p>574.26</text:p>
          </table:table-cell>
        </table:table-row>
        <table:table-row table:style-name="ro1">
          <table:table-cell office:value-type="float" office:value="6495501" calcext:value-type="float">
            <text:p>6495501</text:p>
          </table:table-cell>
          <table:table-cell table:style-name="ce1" table:formula="of:=[.A408]/1000/(60*60*24)" office:value-type="time" office:time-value="PT01H48M15.501S" calcext:value-type="time">
            <text:p>01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53.45" calcext:value-type="float">
            <text:p>453.45</text:p>
          </table:table-cell>
          <table:table-cell office:value-type="float" office:value="575.61" calcext:value-type="float">
            <text:p>575.61</text:p>
          </table:table-cell>
        </table:table-row>
        <table:table-row table:style-name="ro1">
          <table:table-cell office:value-type="float" office:value="6511501" calcext:value-type="float">
            <text:p>6511501</text:p>
          </table:table-cell>
          <table:table-cell table:style-name="ce1" table:formula="of:=[.A409]/1000/(60*60*24)" office:value-type="time" office:time-value="PT01H48M31.501S" calcext:value-type="time">
            <text:p>01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54.54" calcext:value-type="float">
            <text:p>454.54</text:p>
          </table:table-cell>
          <table:table-cell office:value-type="float" office:value="576.97" calcext:value-type="float">
            <text:p>576.97</text:p>
          </table:table-cell>
        </table:table-row>
        <table:table-row table:style-name="ro1">
          <table:table-cell office:value-type="float" office:value="6527501" calcext:value-type="float">
            <text:p>6527501</text:p>
          </table:table-cell>
          <table:table-cell table:style-name="ce1" table:formula="of:=[.A410]/1000/(60*60*24)" office:value-type="time" office:time-value="PT01H48M47.501S" calcext:value-type="time">
            <text:p>01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55.63" calcext:value-type="float">
            <text:p>455.63</text:p>
          </table:table-cell>
          <table:table-cell office:value-type="float" office:value="578.32" calcext:value-type="float">
            <text:p>578.32</text:p>
          </table:table-cell>
        </table:table-row>
        <table:table-row table:style-name="ro1">
          <table:table-cell office:value-type="float" office:value="6543501" calcext:value-type="float">
            <text:p>6543501</text:p>
          </table:table-cell>
          <table:table-cell table:style-name="ce1" table:formula="of:=[.A411]/1000/(60*60*24)" office:value-type="time" office:time-value="PT01H49M03.501S" calcext:value-type="time">
            <text:p>01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56.73" calcext:value-type="float">
            <text:p>456.73</text:p>
          </table:table-cell>
          <table:table-cell office:value-type="float" office:value="579.68" calcext:value-type="float">
            <text:p>579.68</text:p>
          </table:table-cell>
        </table:table-row>
        <table:table-row table:style-name="ro1">
          <table:table-cell office:value-type="float" office:value="6559500" calcext:value-type="float">
            <text:p>6559500</text:p>
          </table:table-cell>
          <table:table-cell table:style-name="ce1" table:formula="of:=[.A412]/1000/(60*60*24)" office:value-type="time" office:time-value="PT01H49M19.5S" calcext:value-type="time">
            <text:p>01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57.82" calcext:value-type="float">
            <text:p>457.82</text:p>
          </table:table-cell>
          <table:table-cell office:value-type="float" office:value="581.03" calcext:value-type="float">
            <text:p>581.03</text:p>
          </table:table-cell>
        </table:table-row>
        <table:table-row table:style-name="ro1">
          <table:table-cell office:value-type="float" office:value="6575501" calcext:value-type="float">
            <text:p>6575501</text:p>
          </table:table-cell>
          <table:table-cell table:style-name="ce1" table:formula="of:=[.A413]/1000/(60*60*24)" office:value-type="time" office:time-value="PT01H49M35.501S" calcext:value-type="time">
            <text:p>01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58.91" calcext:value-type="float">
            <text:p>458.91</text:p>
          </table:table-cell>
          <table:table-cell office:value-type="float" office:value="582.38" calcext:value-type="float">
            <text:p>582.38</text:p>
          </table:table-cell>
        </table:table-row>
        <table:table-row table:style-name="ro1">
          <table:table-cell office:value-type="float" office:value="6591501" calcext:value-type="float">
            <text:p>6591501</text:p>
          </table:table-cell>
          <table:table-cell table:style-name="ce1" table:formula="of:=[.A414]/1000/(60*60*24)" office:value-type="time" office:time-value="PT01H49M51.501S" calcext:value-type="time">
            <text:p>01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0" calcext:value-type="float">
            <text:p>460</text:p>
          </table:table-cell>
          <table:table-cell office:value-type="float" office:value="583.74" calcext:value-type="float">
            <text:p>583.74</text:p>
          </table:table-cell>
        </table:table-row>
        <table:table-row table:style-name="ro1">
          <table:table-cell office:value-type="float" office:value="6607501" calcext:value-type="float">
            <text:p>6607501</text:p>
          </table:table-cell>
          <table:table-cell table:style-name="ce1" table:formula="of:=[.A415]/1000/(60*60*24)" office:value-type="time" office:time-value="PT01H50M07.501S" calcext:value-type="time">
            <text:p>01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1.09" calcext:value-type="float">
            <text:p>461.09</text:p>
          </table:table-cell>
          <table:table-cell office:value-type="float" office:value="585.09" calcext:value-type="float">
            <text:p>585.09</text:p>
          </table:table-cell>
        </table:table-row>
        <table:table-row table:style-name="ro1">
          <table:table-cell office:value-type="float" office:value="6623501" calcext:value-type="float">
            <text:p>6623501</text:p>
          </table:table-cell>
          <table:table-cell table:style-name="ce1" table:formula="of:=[.A416]/1000/(60*60*24)" office:value-type="time" office:time-value="PT01H50M23.501S" calcext:value-type="time">
            <text:p>01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2.19" calcext:value-type="float">
            <text:p>462.19</text:p>
          </table:table-cell>
          <table:table-cell office:value-type="float" office:value="586.45" calcext:value-type="float">
            <text:p>586.45</text:p>
          </table:table-cell>
        </table:table-row>
        <table:table-row table:style-name="ro1">
          <table:table-cell office:value-type="float" office:value="6639501" calcext:value-type="float">
            <text:p>6639501</text:p>
          </table:table-cell>
          <table:table-cell table:style-name="ce1" table:formula="of:=[.A417]/1000/(60*60*24)" office:value-type="time" office:time-value="PT01H50M39.501S" calcext:value-type="time">
            <text:p>01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3.28" calcext:value-type="float">
            <text:p>463.28</text:p>
          </table:table-cell>
          <table:table-cell office:value-type="float" office:value="587.8" calcext:value-type="float">
            <text:p>587.8</text:p>
          </table:table-cell>
        </table:table-row>
        <table:table-row table:style-name="ro1">
          <table:table-cell office:value-type="float" office:value="6655501" calcext:value-type="float">
            <text:p>6655501</text:p>
          </table:table-cell>
          <table:table-cell table:style-name="ce1" table:formula="of:=[.A418]/1000/(60*60*24)" office:value-type="time" office:time-value="PT01H50M55.501S" calcext:value-type="time">
            <text:p>01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4.37" calcext:value-type="float">
            <text:p>464.37</text:p>
          </table:table-cell>
          <table:table-cell office:value-type="float" office:value="589.16" calcext:value-type="float">
            <text:p>589.16</text:p>
          </table:table-cell>
        </table:table-row>
        <table:table-row table:style-name="ro1">
          <table:table-cell office:value-type="float" office:value="6671501" calcext:value-type="float">
            <text:p>6671501</text:p>
          </table:table-cell>
          <table:table-cell table:style-name="ce1" table:formula="of:=[.A419]/1000/(60*60*24)" office:value-type="time" office:time-value="PT01H51M11.501S" calcext:value-type="time">
            <text:p>01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5.46" calcext:value-type="float">
            <text:p>465.46</text:p>
          </table:table-cell>
          <table:table-cell office:value-type="float" office:value="590.51" calcext:value-type="float">
            <text:p>590.51</text:p>
          </table:table-cell>
        </table:table-row>
        <table:table-row table:style-name="ro1">
          <table:table-cell office:value-type="float" office:value="6687501" calcext:value-type="float">
            <text:p>6687501</text:p>
          </table:table-cell>
          <table:table-cell table:style-name="ce1" table:formula="of:=[.A420]/1000/(60*60*24)" office:value-type="time" office:time-value="PT01H51M27.501S" calcext:value-type="time">
            <text:p>01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6.55" calcext:value-type="float">
            <text:p>466.55</text:p>
          </table:table-cell>
          <table:table-cell office:value-type="float" office:value="591.87" calcext:value-type="float">
            <text:p>591.87</text:p>
          </table:table-cell>
        </table:table-row>
        <table:table-row table:style-name="ro1">
          <table:table-cell office:value-type="float" office:value="6703501" calcext:value-type="float">
            <text:p>6703501</text:p>
          </table:table-cell>
          <table:table-cell table:style-name="ce1" table:formula="of:=[.A421]/1000/(60*60*24)" office:value-type="time" office:time-value="PT01H51M43.501S" calcext:value-type="time">
            <text:p>01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67.65" calcext:value-type="float">
            <text:p>467.65</text:p>
          </table:table-cell>
          <table:table-cell office:value-type="float" office:value="593.22" calcext:value-type="float">
            <text:p>593.22</text:p>
          </table:table-cell>
        </table:table-row>
        <table:table-row table:style-name="ro1">
          <table:table-cell office:value-type="float" office:value="6719501" calcext:value-type="float">
            <text:p>6719501</text:p>
          </table:table-cell>
          <table:table-cell table:style-name="ce1" table:formula="of:=[.A422]/1000/(60*60*24)" office:value-type="time" office:time-value="PT01H51M59.501S" calcext:value-type="time">
            <text:p>01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68.74" calcext:value-type="float">
            <text:p>468.74</text:p>
          </table:table-cell>
          <table:table-cell office:value-type="float" office:value="594.57" calcext:value-type="float">
            <text:p>594.57</text:p>
          </table:table-cell>
        </table:table-row>
        <table:table-row table:style-name="ro1">
          <table:table-cell office:value-type="float" office:value="6735501" calcext:value-type="float">
            <text:p>6735501</text:p>
          </table:table-cell>
          <table:table-cell table:style-name="ce1" table:formula="of:=[.A423]/1000/(60*60*24)" office:value-type="time" office:time-value="PT01H52M15.501S" calcext:value-type="time">
            <text:p>01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69.83" calcext:value-type="float">
            <text:p>469.83</text:p>
          </table:table-cell>
          <table:table-cell office:value-type="float" office:value="595.93" calcext:value-type="float">
            <text:p>595.93</text:p>
          </table:table-cell>
        </table:table-row>
        <table:table-row table:style-name="ro1">
          <table:table-cell office:value-type="float" office:value="6751501" calcext:value-type="float">
            <text:p>6751501</text:p>
          </table:table-cell>
          <table:table-cell table:style-name="ce1" table:formula="of:=[.A424]/1000/(60*60*24)" office:value-type="time" office:time-value="PT01H52M31.501S" calcext:value-type="time">
            <text:p>01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70.92" calcext:value-type="float">
            <text:p>470.92</text:p>
          </table:table-cell>
          <table:table-cell office:value-type="float" office:value="597.28" calcext:value-type="float">
            <text:p>597.28</text:p>
          </table:table-cell>
        </table:table-row>
        <table:table-row table:style-name="ro1">
          <table:table-cell office:value-type="float" office:value="6767500" calcext:value-type="float">
            <text:p>6767500</text:p>
          </table:table-cell>
          <table:table-cell table:style-name="ce1" table:formula="of:=[.A425]/1000/(60*60*24)" office:value-type="time" office:time-value="PT01H52M47.5S" calcext:value-type="time">
            <text:p>01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72.01" calcext:value-type="float">
            <text:p>472.01</text:p>
          </table:table-cell>
          <table:table-cell office:value-type="float" office:value="598.64" calcext:value-type="float">
            <text:p>598.64</text:p>
          </table:table-cell>
        </table:table-row>
        <table:table-row table:style-name="ro1">
          <table:table-cell office:value-type="float" office:value="6783501" calcext:value-type="float">
            <text:p>6783501</text:p>
          </table:table-cell>
          <table:table-cell table:style-name="ce1" table:formula="of:=[.A426]/1000/(60*60*24)" office:value-type="time" office:time-value="PT01H53M03.501S" calcext:value-type="time">
            <text:p>01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73.1" calcext:value-type="float">
            <text:p>473.1</text:p>
          </table:table-cell>
          <table:table-cell office:value-type="float" office:value="599.99" calcext:value-type="float">
            <text:p>599.99</text:p>
          </table:table-cell>
        </table:table-row>
        <table:table-row table:style-name="ro1">
          <table:table-cell office:value-type="float" office:value="6799501" calcext:value-type="float">
            <text:p>6799501</text:p>
          </table:table-cell>
          <table:table-cell table:style-name="ce1" table:formula="of:=[.A427]/1000/(60*60*24)" office:value-type="time" office:time-value="PT01H53M19.501S" calcext:value-type="time">
            <text:p>01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74.2" calcext:value-type="float">
            <text:p>474.2</text:p>
          </table:table-cell>
          <table:table-cell office:value-type="float" office:value="601.34" calcext:value-type="float">
            <text:p>601.34</text:p>
          </table:table-cell>
        </table:table-row>
        <table:table-row table:style-name="ro1">
          <table:table-cell office:value-type="float" office:value="6815501" calcext:value-type="float">
            <text:p>6815501</text:p>
          </table:table-cell>
          <table:table-cell table:style-name="ce1" table:formula="of:=[.A428]/1000/(60*60*24)" office:value-type="time" office:time-value="PT01H53M35.501S" calcext:value-type="time">
            <text:p>01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75.29" calcext:value-type="float">
            <text:p>475.29</text:p>
          </table:table-cell>
          <table:table-cell office:value-type="float" office:value="602.7" calcext:value-type="float">
            <text:p>602.7</text:p>
          </table:table-cell>
        </table:table-row>
        <table:table-row table:style-name="ro1">
          <table:table-cell office:value-type="float" office:value="6831501" calcext:value-type="float">
            <text:p>6831501</text:p>
          </table:table-cell>
          <table:table-cell table:style-name="ce1" table:formula="of:=[.A429]/1000/(60*60*24)" office:value-type="time" office:time-value="PT01H53M51.501S" calcext:value-type="time">
            <text:p>01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76.38" calcext:value-type="float">
            <text:p>476.38</text:p>
          </table:table-cell>
          <table:table-cell office:value-type="float" office:value="604.05" calcext:value-type="float">
            <text:p>604.05</text:p>
          </table:table-cell>
        </table:table-row>
        <table:table-row table:style-name="ro1">
          <table:table-cell office:value-type="float" office:value="6847501" calcext:value-type="float">
            <text:p>6847501</text:p>
          </table:table-cell>
          <table:table-cell table:style-name="ce1" table:formula="of:=[.A430]/1000/(60*60*24)" office:value-type="time" office:time-value="PT01H54M07.501S" calcext:value-type="time">
            <text:p>01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77.47" calcext:value-type="float">
            <text:p>477.47</text:p>
          </table:table-cell>
          <table:table-cell office:value-type="float" office:value="605.41" calcext:value-type="float">
            <text:p>605.41</text:p>
          </table:table-cell>
        </table:table-row>
        <table:table-row table:style-name="ro1">
          <table:table-cell office:value-type="float" office:value="6863501" calcext:value-type="float">
            <text:p>6863501</text:p>
          </table:table-cell>
          <table:table-cell table:style-name="ce1" table:formula="of:=[.A431]/1000/(60*60*24)" office:value-type="time" office:time-value="PT01H54M23.501S" calcext:value-type="time">
            <text:p>01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78.56" calcext:value-type="float">
            <text:p>478.56</text:p>
          </table:table-cell>
          <table:table-cell office:value-type="float" office:value="606.76" calcext:value-type="float">
            <text:p>606.76</text:p>
          </table:table-cell>
        </table:table-row>
        <table:table-row table:style-name="ro1">
          <table:table-cell office:value-type="float" office:value="6879501" calcext:value-type="float">
            <text:p>6879501</text:p>
          </table:table-cell>
          <table:table-cell table:style-name="ce1" table:formula="of:=[.A432]/1000/(60*60*24)" office:value-type="time" office:time-value="PT01H54M39.501S" calcext:value-type="time">
            <text:p>01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79.65" calcext:value-type="float">
            <text:p>479.65</text:p>
          </table:table-cell>
          <table:table-cell office:value-type="float" office:value="608.11" calcext:value-type="float">
            <text:p>608.11</text:p>
          </table:table-cell>
        </table:table-row>
        <table:table-row table:style-name="ro1">
          <table:table-cell office:value-type="float" office:value="6895501" calcext:value-type="float">
            <text:p>6895501</text:p>
          </table:table-cell>
          <table:table-cell table:style-name="ce1" table:formula="of:=[.A433]/1000/(60*60*24)" office:value-type="time" office:time-value="PT01H54M55.501S" calcext:value-type="time">
            <text:p>01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80.74" calcext:value-type="float">
            <text:p>480.74</text:p>
          </table:table-cell>
          <table:table-cell office:value-type="float" office:value="609.46" calcext:value-type="float">
            <text:p>609.46</text:p>
          </table:table-cell>
        </table:table-row>
        <table:table-row table:style-name="ro1">
          <table:table-cell office:value-type="float" office:value="6911501" calcext:value-type="float">
            <text:p>6911501</text:p>
          </table:table-cell>
          <table:table-cell table:style-name="ce1" table:formula="of:=[.A434]/1000/(60*60*24)" office:value-type="time" office:time-value="PT01H55M11.501S" calcext:value-type="time">
            <text:p>01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81.84" calcext:value-type="float">
            <text:p>481.84</text:p>
          </table:table-cell>
          <table:table-cell office:value-type="float" office:value="610.82" calcext:value-type="float">
            <text:p>610.82</text:p>
          </table:table-cell>
        </table:table-row>
        <table:table-row table:style-name="ro1">
          <table:table-cell office:value-type="float" office:value="6927501" calcext:value-type="float">
            <text:p>6927501</text:p>
          </table:table-cell>
          <table:table-cell table:style-name="ce1" table:formula="of:=[.A435]/1000/(60*60*24)" office:value-type="time" office:time-value="PT01H55M27.501S" calcext:value-type="time">
            <text:p>01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2.93" calcext:value-type="float">
            <text:p>482.93</text:p>
          </table:table-cell>
          <table:table-cell office:value-type="float" office:value="612.17" calcext:value-type="float">
            <text:p>612.17</text:p>
          </table:table-cell>
        </table:table-row>
        <table:table-row table:style-name="ro1">
          <table:table-cell office:value-type="float" office:value="6943501" calcext:value-type="float">
            <text:p>6943501</text:p>
          </table:table-cell>
          <table:table-cell table:style-name="ce1" table:formula="of:=[.A436]/1000/(60*60*24)" office:value-type="time" office:time-value="PT01H55M43.501S" calcext:value-type="time">
            <text:p>01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4.02" calcext:value-type="float">
            <text:p>484.02</text:p>
          </table:table-cell>
          <table:table-cell office:value-type="float" office:value="613.52" calcext:value-type="float">
            <text:p>613.52</text:p>
          </table:table-cell>
        </table:table-row>
        <table:table-row table:style-name="ro1">
          <table:table-cell office:value-type="float" office:value="6959501" calcext:value-type="float">
            <text:p>6959501</text:p>
          </table:table-cell>
          <table:table-cell table:style-name="ce1" table:formula="of:=[.A437]/1000/(60*60*24)" office:value-type="time" office:time-value="PT01H55M59.501S" calcext:value-type="time">
            <text:p>01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5.11" calcext:value-type="float">
            <text:p>485.11</text:p>
          </table:table-cell>
          <table:table-cell office:value-type="float" office:value="614.88" calcext:value-type="float">
            <text:p>614.88</text:p>
          </table:table-cell>
        </table:table-row>
        <table:table-row table:style-name="ro1">
          <table:table-cell office:value-type="float" office:value="6975500" calcext:value-type="float">
            <text:p>6975500</text:p>
          </table:table-cell>
          <table:table-cell table:style-name="ce1" table:formula="of:=[.A438]/1000/(60*60*24)" office:value-type="time" office:time-value="PT01H56M15.5S" calcext:value-type="time">
            <text:p>01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6.2" calcext:value-type="float">
            <text:p>486.2</text:p>
          </table:table-cell>
          <table:table-cell office:value-type="float" office:value="616.23" calcext:value-type="float">
            <text:p>616.23</text:p>
          </table:table-cell>
        </table:table-row>
        <table:table-row table:style-name="ro1">
          <table:table-cell office:value-type="float" office:value="6991501" calcext:value-type="float">
            <text:p>6991501</text:p>
          </table:table-cell>
          <table:table-cell table:style-name="ce1" table:formula="of:=[.A439]/1000/(60*60*24)" office:value-type="time" office:time-value="PT01H56M31.501S" calcext:value-type="time">
            <text:p>01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7.29" calcext:value-type="float">
            <text:p>487.29</text:p>
          </table:table-cell>
          <table:table-cell office:value-type="float" office:value="617.58" calcext:value-type="float">
            <text:p>617.58</text:p>
          </table:table-cell>
        </table:table-row>
        <table:table-row table:style-name="ro1">
          <table:table-cell office:value-type="float" office:value="7007501" calcext:value-type="float">
            <text:p>7007501</text:p>
          </table:table-cell>
          <table:table-cell table:style-name="ce1" table:formula="of:=[.A440]/1000/(60*60*24)" office:value-type="time" office:time-value="PT01H56M47.501S" calcext:value-type="time">
            <text:p>01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8.38" calcext:value-type="float">
            <text:p>488.38</text:p>
          </table:table-cell>
          <table:table-cell office:value-type="float" office:value="618.93" calcext:value-type="float">
            <text:p>618.93</text:p>
          </table:table-cell>
        </table:table-row>
        <table:table-row table:style-name="ro1">
          <table:table-cell office:value-type="float" office:value="7023501" calcext:value-type="float">
            <text:p>7023501</text:p>
          </table:table-cell>
          <table:table-cell table:style-name="ce1" table:formula="of:=[.A441]/1000/(60*60*24)" office:value-type="time" office:time-value="PT01H57M03.501S" calcext:value-type="time">
            <text:p>01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89.47" calcext:value-type="float">
            <text:p>489.47</text:p>
          </table:table-cell>
          <table:table-cell office:value-type="float" office:value="620.29" calcext:value-type="float">
            <text:p>620.29</text:p>
          </table:table-cell>
        </table:table-row>
        <table:table-row table:style-name="ro1">
          <table:table-cell office:value-type="float" office:value="7039501" calcext:value-type="float">
            <text:p>7039501</text:p>
          </table:table-cell>
          <table:table-cell table:style-name="ce1" table:formula="of:=[.A442]/1000/(60*60*24)" office:value-type="time" office:time-value="PT01H57M19.501S" calcext:value-type="time">
            <text:p>01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90.57" calcext:value-type="float">
            <text:p>490.57</text:p>
          </table:table-cell>
          <table:table-cell office:value-type="float" office:value="621.64" calcext:value-type="float">
            <text:p>621.64</text:p>
          </table:table-cell>
        </table:table-row>
        <table:table-row table:style-name="ro1">
          <table:table-cell office:value-type="float" office:value="7055501" calcext:value-type="float">
            <text:p>7055501</text:p>
          </table:table-cell>
          <table:table-cell table:style-name="ce1" table:formula="of:=[.A443]/1000/(60*60*24)" office:value-type="time" office:time-value="PT01H57M35.501S" calcext:value-type="time">
            <text:p>01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91.66" calcext:value-type="float">
            <text:p>491.66</text:p>
          </table:table-cell>
          <table:table-cell office:value-type="float" office:value="622.99" calcext:value-type="float">
            <text:p>622.99</text:p>
          </table:table-cell>
        </table:table-row>
        <table:table-row table:style-name="ro1">
          <table:table-cell office:value-type="float" office:value="7071501" calcext:value-type="float">
            <text:p>7071501</text:p>
          </table:table-cell>
          <table:table-cell table:style-name="ce1" table:formula="of:=[.A444]/1000/(60*60*24)" office:value-type="time" office:time-value="PT01H57M51.501S" calcext:value-type="time">
            <text:p>01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92.75" calcext:value-type="float">
            <text:p>492.75</text:p>
          </table:table-cell>
          <table:table-cell office:value-type="float" office:value="624.34" calcext:value-type="float">
            <text:p>624.34</text:p>
          </table:table-cell>
        </table:table-row>
        <table:table-row table:style-name="ro1">
          <table:table-cell office:value-type="float" office:value="7087501" calcext:value-type="float">
            <text:p>7087501</text:p>
          </table:table-cell>
          <table:table-cell table:style-name="ce1" table:formula="of:=[.A445]/1000/(60*60*24)" office:value-type="time" office:time-value="PT01H58M07.501S" calcext:value-type="time">
            <text:p>01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93.84" calcext:value-type="float">
            <text:p>493.84</text:p>
          </table:table-cell>
          <table:table-cell office:value-type="float" office:value="625.69" calcext:value-type="float">
            <text:p>625.69</text:p>
          </table:table-cell>
        </table:table-row>
        <table:table-row table:style-name="ro1">
          <table:table-cell office:value-type="float" office:value="7103501" calcext:value-type="float">
            <text:p>7103501</text:p>
          </table:table-cell>
          <table:table-cell table:style-name="ce1" table:formula="of:=[.A446]/1000/(60*60*24)" office:value-type="time" office:time-value="PT01H58M23.501S" calcext:value-type="time">
            <text:p>01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94.93" calcext:value-type="float">
            <text:p>494.93</text:p>
          </table:table-cell>
          <table:table-cell office:value-type="float" office:value="627.04" calcext:value-type="float">
            <text:p>627.04</text:p>
          </table:table-cell>
        </table:table-row>
        <table:table-row table:style-name="ro1">
          <table:table-cell office:value-type="float" office:value="7119501" calcext:value-type="float">
            <text:p>7119501</text:p>
          </table:table-cell>
          <table:table-cell table:style-name="ce1" table:formula="of:=[.A447]/1000/(60*60*24)" office:value-type="time" office:time-value="PT01H58M39.501S" calcext:value-type="time">
            <text:p>01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96.02" calcext:value-type="float">
            <text:p>496.02</text:p>
          </table:table-cell>
          <table:table-cell office:value-type="float" office:value="628.39" calcext:value-type="float">
            <text:p>628.39</text:p>
          </table:table-cell>
        </table:table-row>
        <table:table-row table:style-name="ro1">
          <table:table-cell office:value-type="float" office:value="7135501" calcext:value-type="float">
            <text:p>7135501</text:p>
          </table:table-cell>
          <table:table-cell table:style-name="ce1" table:formula="of:=[.A448]/1000/(60*60*24)" office:value-type="time" office:time-value="PT01H58M55.501S" calcext:value-type="time">
            <text:p>01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97.11" calcext:value-type="float">
            <text:p>497.11</text:p>
          </table:table-cell>
          <table:table-cell office:value-type="float" office:value="629.75" calcext:value-type="float">
            <text:p>629.75</text:p>
          </table:table-cell>
        </table:table-row>
        <table:table-row table:style-name="ro1">
          <table:table-cell office:value-type="float" office:value="7151501" calcext:value-type="float">
            <text:p>7151501</text:p>
          </table:table-cell>
          <table:table-cell table:style-name="ce1" table:formula="of:=[.A449]/1000/(60*60*24)" office:value-type="time" office:time-value="PT01H59M11.501S" calcext:value-type="time">
            <text:p>01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98.2" calcext:value-type="float">
            <text:p>498.2</text:p>
          </table:table-cell>
          <table:table-cell office:value-type="float" office:value="631.1" calcext:value-type="float">
            <text:p>631.1</text:p>
          </table:table-cell>
        </table:table-row>
        <table:table-row table:style-name="ro1">
          <table:table-cell office:value-type="float" office:value="7167501" calcext:value-type="float">
            <text:p>7167501</text:p>
          </table:table-cell>
          <table:table-cell table:style-name="ce1" table:formula="of:=[.A450]/1000/(60*60*24)" office:value-type="time" office:time-value="PT01H59M27.501S" calcext:value-type="time">
            <text:p>01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99.29" calcext:value-type="float">
            <text:p>499.29</text:p>
          </table:table-cell>
          <table:table-cell office:value-type="float" office:value="632.45" calcext:value-type="float">
            <text:p>632.45</text:p>
          </table:table-cell>
        </table:table-row>
        <table:table-row table:style-name="ro1">
          <table:table-cell office:value-type="float" office:value="7183501" calcext:value-type="float">
            <text:p>7183501</text:p>
          </table:table-cell>
          <table:table-cell table:style-name="ce1" table:formula="of:=[.A451]/1000/(60*60*24)" office:value-type="time" office:time-value="PT01H59M43.501S" calcext:value-type="time">
            <text:p>01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500.38" calcext:value-type="float">
            <text:p>500.38</text:p>
          </table:table-cell>
          <table:table-cell office:value-type="float" office:value="633.8" calcext:value-type="float">
            <text:p>633.8</text:p>
          </table:table-cell>
        </table:table-row>
        <table:table-row table:style-name="ro1">
          <table:table-cell office:value-type="float" office:value="7199501" calcext:value-type="float">
            <text:p>7199501</text:p>
          </table:table-cell>
          <table:table-cell table:style-name="ce1" table:formula="of:=[.A452]/1000/(60*60*24)" office:value-type="time" office:time-value="PT01H59M59.501S" calcext:value-type="time">
            <text:p>02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501.47" calcext:value-type="float">
            <text:p>501.47</text:p>
          </table:table-cell>
          <table:table-cell office:value-type="float" office:value="635.15" calcext:value-type="float">
            <text:p>635.15</text:p>
          </table:table-cell>
        </table:table-row>
        <table:table-row table:style-name="ro1">
          <table:table-cell office:value-type="float" office:value="7215501" calcext:value-type="float">
            <text:p>7215501</text:p>
          </table:table-cell>
          <table:table-cell table:style-name="ce1" table:formula="of:=[.A453]/1000/(60*60*24)" office:value-type="time" office:time-value="PT02H00M15.501S" calcext:value-type="time">
            <text:p>02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502.56" calcext:value-type="float">
            <text:p>502.56</text:p>
          </table:table-cell>
          <table:table-cell office:value-type="float" office:value="636.5" calcext:value-type="float">
            <text:p>636.5</text:p>
          </table:table-cell>
        </table:table-row>
        <table:table-row table:style-name="ro1">
          <table:table-cell office:value-type="float" office:value="7231501" calcext:value-type="float">
            <text:p>7231501</text:p>
          </table:table-cell>
          <table:table-cell table:style-name="ce1" table:formula="of:=[.A454]/1000/(60*60*24)" office:value-type="time" office:time-value="PT02H00M31.501S" calcext:value-type="time">
            <text:p>02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503.66" calcext:value-type="float">
            <text:p>503.66</text:p>
          </table:table-cell>
          <table:table-cell office:value-type="float" office:value="637.85" calcext:value-type="float">
            <text:p>637.85</text:p>
          </table:table-cell>
        </table:table-row>
        <table:table-row table:style-name="ro1">
          <table:table-cell office:value-type="float" office:value="7247501" calcext:value-type="float">
            <text:p>7247501</text:p>
          </table:table-cell>
          <table:table-cell table:style-name="ce1" table:formula="of:=[.A455]/1000/(60*60*24)" office:value-type="time" office:time-value="PT02H00M47.501S" calcext:value-type="time">
            <text:p>02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504.75" calcext:value-type="float">
            <text:p>504.75</text:p>
          </table:table-cell>
          <table:table-cell office:value-type="float" office:value="639.2" calcext:value-type="float">
            <text:p>639.2</text:p>
          </table:table-cell>
        </table:table-row>
        <table:table-row table:style-name="ro1">
          <table:table-cell office:value-type="float" office:value="7263501" calcext:value-type="float">
            <text:p>7263501</text:p>
          </table:table-cell>
          <table:table-cell table:style-name="ce1" table:formula="of:=[.A456]/1000/(60*60*24)" office:value-type="time" office:time-value="PT02H01M03.501S" calcext:value-type="time">
            <text:p>02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505.84" calcext:value-type="float">
            <text:p>505.84</text:p>
          </table:table-cell>
          <table:table-cell office:value-type="float" office:value="640.55" calcext:value-type="float">
            <text:p>640.55</text:p>
          </table:table-cell>
        </table:table-row>
        <table:table-row table:style-name="ro1">
          <table:table-cell office:value-type="float" office:value="7279501" calcext:value-type="float">
            <text:p>7279501</text:p>
          </table:table-cell>
          <table:table-cell table:style-name="ce1" table:formula="of:=[.A457]/1000/(60*60*24)" office:value-type="time" office:time-value="PT02H01M19.501S" calcext:value-type="time">
            <text:p>02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506.93" calcext:value-type="float">
            <text:p>506.93</text:p>
          </table:table-cell>
          <table:table-cell office:value-type="float" office:value="641.9" calcext:value-type="float">
            <text:p>641.9</text:p>
          </table:table-cell>
        </table:table-row>
        <table:table-row table:style-name="ro1">
          <table:table-cell office:value-type="float" office:value="7295500" calcext:value-type="float">
            <text:p>7295500</text:p>
          </table:table-cell>
          <table:table-cell table:style-name="ce1" table:formula="of:=[.A458]/1000/(60*60*24)" office:value-type="time" office:time-value="PT02H01M35.5S" calcext:value-type="time">
            <text:p>02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508.02" calcext:value-type="float">
            <text:p>508.02</text:p>
          </table:table-cell>
          <table:table-cell office:value-type="float" office:value="643.25" calcext:value-type="float">
            <text:p>643.25</text:p>
          </table:table-cell>
        </table:table-row>
        <table:table-row table:style-name="ro1">
          <table:table-cell office:value-type="float" office:value="7311501" calcext:value-type="float">
            <text:p>7311501</text:p>
          </table:table-cell>
          <table:table-cell table:style-name="ce1" table:formula="of:=[.A459]/1000/(60*60*24)" office:value-type="time" office:time-value="PT02H01M51.501S" calcext:value-type="time">
            <text:p>02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509.11" calcext:value-type="float">
            <text:p>509.11</text:p>
          </table:table-cell>
          <table:table-cell office:value-type="float" office:value="644.6" calcext:value-type="float">
            <text:p>644.6</text:p>
          </table:table-cell>
        </table:table-row>
        <table:table-row table:style-name="ro1">
          <table:table-cell office:value-type="float" office:value="7327501" calcext:value-type="float">
            <text:p>7327501</text:p>
          </table:table-cell>
          <table:table-cell table:style-name="ce1" table:formula="of:=[.A460]/1000/(60*60*24)" office:value-type="time" office:time-value="PT02H02M07.501S" calcext:value-type="time">
            <text:p>02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510.2" calcext:value-type="float">
            <text:p>510.2</text:p>
          </table:table-cell>
          <table:table-cell office:value-type="float" office:value="645.95" calcext:value-type="float">
            <text:p>645.95</text:p>
          </table:table-cell>
        </table:table-row>
        <table:table-row table:style-name="ro1">
          <table:table-cell office:value-type="float" office:value="7343501" calcext:value-type="float">
            <text:p>7343501</text:p>
          </table:table-cell>
          <table:table-cell table:style-name="ce1" table:formula="of:=[.A461]/1000/(60*60*24)" office:value-type="time" office:time-value="PT02H02M23.501S" calcext:value-type="time">
            <text:p>02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511.29" calcext:value-type="float">
            <text:p>511.29</text:p>
          </table:table-cell>
          <table:table-cell office:value-type="float" office:value="647.3" calcext:value-type="float">
            <text:p>647.3</text:p>
          </table:table-cell>
        </table:table-row>
        <table:table-row table:style-name="ro1">
          <table:table-cell office:value-type="float" office:value="7359501" calcext:value-type="float">
            <text:p>7359501</text:p>
          </table:table-cell>
          <table:table-cell table:style-name="ce1" table:formula="of:=[.A462]/1000/(60*60*24)" office:value-type="time" office:time-value="PT02H02M39.501S" calcext:value-type="time">
            <text:p>02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512.38" calcext:value-type="float">
            <text:p>512.38</text:p>
          </table:table-cell>
          <table:table-cell office:value-type="float" office:value="648.65" calcext:value-type="float">
            <text:p>648.65</text:p>
          </table:table-cell>
        </table:table-row>
        <table:table-row table:style-name="ro1">
          <table:table-cell office:value-type="float" office:value="7375501" calcext:value-type="float">
            <text:p>7375501</text:p>
          </table:table-cell>
          <table:table-cell table:style-name="ce1" table:formula="of:=[.A463]/1000/(60*60*24)" office:value-type="time" office:time-value="PT02H02M55.501S" calcext:value-type="time">
            <text:p>02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513.47" calcext:value-type="float">
            <text:p>513.4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391501" calcext:value-type="float">
            <text:p>7391501</text:p>
          </table:table-cell>
          <table:table-cell table:style-name="ce1" table:formula="of:=[.A464]/1000/(60*60*24)" office:value-type="time" office:time-value="PT02H03M11.501S" calcext:value-type="time">
            <text:p>02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14.56" calcext:value-type="float">
            <text:p>514.56</text:p>
          </table:table-cell>
          <table:table-cell office:value-type="float" office:value="651.35" calcext:value-type="float">
            <text:p>651.35</text:p>
          </table:table-cell>
        </table:table-row>
        <table:table-row table:style-name="ro1">
          <table:table-cell office:value-type="float" office:value="7407501" calcext:value-type="float">
            <text:p>7407501</text:p>
          </table:table-cell>
          <table:table-cell table:style-name="ce1" table:formula="of:=[.A465]/1000/(60*60*24)" office:value-type="time" office:time-value="PT02H03M27.501S" calcext:value-type="time">
            <text:p>02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15.65" calcext:value-type="float">
            <text:p>515.65</text:p>
          </table:table-cell>
          <table:table-cell office:value-type="float" office:value="652.7" calcext:value-type="float">
            <text:p>652.7</text:p>
          </table:table-cell>
        </table:table-row>
        <table:table-row table:style-name="ro1">
          <table:table-cell office:value-type="float" office:value="7423501" calcext:value-type="float">
            <text:p>7423501</text:p>
          </table:table-cell>
          <table:table-cell table:style-name="ce1" table:formula="of:=[.A466]/1000/(60*60*24)" office:value-type="time" office:time-value="PT02H03M43.501S" calcext:value-type="time">
            <text:p>02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16.74" calcext:value-type="float">
            <text:p>516.74</text:p>
          </table:table-cell>
          <table:table-cell office:value-type="float" office:value="654.05" calcext:value-type="float">
            <text:p>654.05</text:p>
          </table:table-cell>
        </table:table-row>
        <table:table-row table:style-name="ro1">
          <table:table-cell office:value-type="float" office:value="7439501" calcext:value-type="float">
            <text:p>7439501</text:p>
          </table:table-cell>
          <table:table-cell table:style-name="ce1" table:formula="of:=[.A467]/1000/(60*60*24)" office:value-type="time" office:time-value="PT02H03M59.501S" calcext:value-type="time">
            <text:p>02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17.83" calcext:value-type="float">
            <text:p>517.83</text:p>
          </table:table-cell>
          <table:table-cell office:value-type="float" office:value="655.4" calcext:value-type="float">
            <text:p>655.4</text:p>
          </table:table-cell>
        </table:table-row>
        <table:table-row table:style-name="ro1">
          <table:table-cell office:value-type="float" office:value="7455501" calcext:value-type="float">
            <text:p>7455501</text:p>
          </table:table-cell>
          <table:table-cell table:style-name="ce1" table:formula="of:=[.A468]/1000/(60*60*24)" office:value-type="time" office:time-value="PT02H04M15.501S" calcext:value-type="time">
            <text:p>02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18.92" calcext:value-type="float">
            <text:p>518.92</text:p>
          </table:table-cell>
          <table:table-cell office:value-type="float" office:value="656.74" calcext:value-type="float">
            <text:p>656.74</text:p>
          </table:table-cell>
        </table:table-row>
        <table:table-row table:style-name="ro1">
          <table:table-cell office:value-type="float" office:value="7471501" calcext:value-type="float">
            <text:p>7471501</text:p>
          </table:table-cell>
          <table:table-cell table:style-name="ce1" table:formula="of:=[.A469]/1000/(60*60*24)" office:value-type="time" office:time-value="PT02H04M31.501S" calcext:value-type="time">
            <text:p>02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20.01" calcext:value-type="float">
            <text:p>520.01</text:p>
          </table:table-cell>
          <table:table-cell office:value-type="float" office:value="658.09" calcext:value-type="float">
            <text:p>658.09</text:p>
          </table:table-cell>
        </table:table-row>
        <table:table-row table:style-name="ro1">
          <table:table-cell office:value-type="float" office:value="7487501" calcext:value-type="float">
            <text:p>7487501</text:p>
          </table:table-cell>
          <table:table-cell table:style-name="ce1" table:formula="of:=[.A470]/1000/(60*60*24)" office:value-type="time" office:time-value="PT02H04M47.501S" calcext:value-type="time">
            <text:p>02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21.1" calcext:value-type="float">
            <text:p>521.1</text:p>
          </table:table-cell>
          <table:table-cell office:value-type="float" office:value="659.44" calcext:value-type="float">
            <text:p>659.44</text:p>
          </table:table-cell>
        </table:table-row>
        <table:table-row table:style-name="ro1">
          <table:table-cell office:value-type="float" office:value="7503501" calcext:value-type="float">
            <text:p>7503501</text:p>
          </table:table-cell>
          <table:table-cell table:style-name="ce1" table:formula="of:=[.A471]/1000/(60*60*24)" office:value-type="time" office:time-value="PT02H05M03.501S" calcext:value-type="time">
            <text:p>02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522.19" calcext:value-type="float">
            <text:p>522.19</text:p>
          </table:table-cell>
          <table:table-cell office:value-type="float" office:value="660.79" calcext:value-type="float">
            <text:p>660.79</text:p>
          </table:table-cell>
        </table:table-row>
        <table:table-row table:style-name="ro1">
          <table:table-cell office:value-type="float" office:value="7519501" calcext:value-type="float">
            <text:p>7519501</text:p>
          </table:table-cell>
          <table:table-cell table:style-name="ce1" table:formula="of:=[.A472]/1000/(60*60*24)" office:value-type="time" office:time-value="PT02H05M19.501S" calcext:value-type="time">
            <text:p>02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523.28" calcext:value-type="float">
            <text:p>523.28</text:p>
          </table:table-cell>
          <table:table-cell office:value-type="float" office:value="662.14" calcext:value-type="float">
            <text:p>662.14</text:p>
          </table:table-cell>
        </table:table-row>
        <table:table-row table:style-name="ro1">
          <table:table-cell office:value-type="float" office:value="7535501" calcext:value-type="float">
            <text:p>7535501</text:p>
          </table:table-cell>
          <table:table-cell table:style-name="ce1" table:formula="of:=[.A473]/1000/(60*60*24)" office:value-type="time" office:time-value="PT02H05M35.501S" calcext:value-type="time">
            <text:p>02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524.37" calcext:value-type="float">
            <text:p>524.37</text:p>
          </table:table-cell>
          <table:table-cell office:value-type="float" office:value="663.49" calcext:value-type="float">
            <text:p>663.49</text:p>
          </table:table-cell>
        </table:table-row>
        <table:table-row table:style-name="ro1">
          <table:table-cell office:value-type="float" office:value="7551501" calcext:value-type="float">
            <text:p>7551501</text:p>
          </table:table-cell>
          <table:table-cell table:style-name="ce1" table:formula="of:=[.A474]/1000/(60*60*24)" office:value-type="time" office:time-value="PT02H05M51.501S" calcext:value-type="time">
            <text:p>02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25.46" calcext:value-type="float">
            <text:p>525.46</text:p>
          </table:table-cell>
          <table:table-cell office:value-type="float" office:value="664.84" calcext:value-type="float">
            <text:p>664.84</text:p>
          </table:table-cell>
        </table:table-row>
        <table:table-row table:style-name="ro1">
          <table:table-cell office:value-type="float" office:value="7567501" calcext:value-type="float">
            <text:p>7567501</text:p>
          </table:table-cell>
          <table:table-cell table:style-name="ce1" table:formula="of:=[.A475]/1000/(60*60*24)" office:value-type="time" office:time-value="PT02H06M07.501S" calcext:value-type="time">
            <text:p>02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26.55" calcext:value-type="float">
            <text:p>526.55</text:p>
          </table:table-cell>
          <table:table-cell office:value-type="float" office:value="666.18" calcext:value-type="float">
            <text:p>666.18</text:p>
          </table:table-cell>
        </table:table-row>
        <table:table-row table:style-name="ro1">
          <table:table-cell office:value-type="float" office:value="7583501" calcext:value-type="float">
            <text:p>7583501</text:p>
          </table:table-cell>
          <table:table-cell table:style-name="ce1" table:formula="of:=[.A476]/1000/(60*60*24)" office:value-type="time" office:time-value="PT02H06M23.501S" calcext:value-type="time">
            <text:p>02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27.64" calcext:value-type="float">
            <text:p>527.64</text:p>
          </table:table-cell>
          <table:table-cell office:value-type="float" office:value="667.53" calcext:value-type="float">
            <text:p>667.53</text:p>
          </table:table-cell>
        </table:table-row>
        <table:table-row table:style-name="ro1">
          <table:table-cell office:value-type="float" office:value="7599501" calcext:value-type="float">
            <text:p>7599501</text:p>
          </table:table-cell>
          <table:table-cell table:style-name="ce1" table:formula="of:=[.A477]/1000/(60*60*24)" office:value-type="time" office:time-value="PT02H06M39.501S" calcext:value-type="time">
            <text:p>02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28.73" calcext:value-type="float">
            <text:p>528.73</text:p>
          </table:table-cell>
          <table:table-cell office:value-type="float" office:value="668.88" calcext:value-type="float">
            <text:p>668.88</text:p>
          </table:table-cell>
        </table:table-row>
        <table:table-row table:style-name="ro1">
          <table:table-cell office:value-type="float" office:value="7615501" calcext:value-type="float">
            <text:p>7615501</text:p>
          </table:table-cell>
          <table:table-cell table:style-name="ce1" table:formula="of:=[.A478]/1000/(60*60*24)" office:value-type="time" office:time-value="PT02H06M55.501S" calcext:value-type="time">
            <text:p>02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29.82" calcext:value-type="float">
            <text:p>529.82</text:p>
          </table:table-cell>
          <table:table-cell office:value-type="float" office:value="670.23" calcext:value-type="float">
            <text:p>670.23</text:p>
          </table:table-cell>
        </table:table-row>
        <table:table-row table:style-name="ro1">
          <table:table-cell office:value-type="float" office:value="7631501" calcext:value-type="float">
            <text:p>7631501</text:p>
          </table:table-cell>
          <table:table-cell table:style-name="ce1" table:formula="of:=[.A479]/1000/(60*60*24)" office:value-type="time" office:time-value="PT02H07M11.501S" calcext:value-type="time">
            <text:p>02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0.91" calcext:value-type="float">
            <text:p>530.91</text:p>
          </table:table-cell>
          <table:table-cell office:value-type="float" office:value="671.58" calcext:value-type="float">
            <text:p>671.58</text:p>
          </table:table-cell>
        </table:table-row>
        <table:table-row table:style-name="ro1">
          <table:table-cell office:value-type="float" office:value="7647501" calcext:value-type="float">
            <text:p>7647501</text:p>
          </table:table-cell>
          <table:table-cell table:style-name="ce1" table:formula="of:=[.A480]/1000/(60*60*24)" office:value-type="time" office:time-value="PT02H07M27.501S" calcext:value-type="time">
            <text:p>02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2" calcext:value-type="float">
            <text:p>532</text:p>
          </table:table-cell>
          <table:table-cell office:value-type="float" office:value="672.92" calcext:value-type="float">
            <text:p>672.92</text:p>
          </table:table-cell>
        </table:table-row>
        <table:table-row table:style-name="ro1">
          <table:table-cell office:value-type="float" office:value="7663501" calcext:value-type="float">
            <text:p>7663501</text:p>
          </table:table-cell>
          <table:table-cell table:style-name="ce1" table:formula="of:=[.A481]/1000/(60*60*24)" office:value-type="time" office:time-value="PT02H07M43.501S" calcext:value-type="time">
            <text:p>02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3.09" calcext:value-type="float">
            <text:p>533.09</text:p>
          </table:table-cell>
          <table:table-cell office:value-type="float" office:value="674.27" calcext:value-type="float">
            <text:p>674.27</text:p>
          </table:table-cell>
        </table:table-row>
        <table:table-row table:style-name="ro1">
          <table:table-cell office:value-type="float" office:value="7679501" calcext:value-type="float">
            <text:p>7679501</text:p>
          </table:table-cell>
          <table:table-cell table:style-name="ce1" table:formula="of:=[.A482]/1000/(60*60*24)" office:value-type="time" office:time-value="PT02H07M59.501S" calcext:value-type="time">
            <text:p>02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4.18" calcext:value-type="float">
            <text:p>534.18</text:p>
          </table:table-cell>
          <table:table-cell office:value-type="float" office:value="675.62" calcext:value-type="float">
            <text:p>675.62</text:p>
          </table:table-cell>
        </table:table-row>
        <table:table-row table:style-name="ro1">
          <table:table-cell office:value-type="float" office:value="7695501" calcext:value-type="float">
            <text:p>7695501</text:p>
          </table:table-cell>
          <table:table-cell table:style-name="ce1" table:formula="of:=[.A483]/1000/(60*60*24)" office:value-type="time" office:time-value="PT02H08M15.501S" calcext:value-type="time">
            <text:p>02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5.27" calcext:value-type="float">
            <text:p>535.27</text:p>
          </table:table-cell>
          <table:table-cell office:value-type="float" office:value="676.97" calcext:value-type="float">
            <text:p>676.97</text:p>
          </table:table-cell>
        </table:table-row>
        <table:table-row table:style-name="ro1">
          <table:table-cell office:value-type="float" office:value="7711501" calcext:value-type="float">
            <text:p>7711501</text:p>
          </table:table-cell>
          <table:table-cell table:style-name="ce1" table:formula="of:=[.A484]/1000/(60*60*24)" office:value-type="time" office:time-value="PT02H08M31.501S" calcext:value-type="time">
            <text:p>02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36.36" calcext:value-type="float">
            <text:p>536.36</text:p>
          </table:table-cell>
          <table:table-cell office:value-type="float" office:value="678.31" calcext:value-type="float">
            <text:p>678.31</text:p>
          </table:table-cell>
        </table:table-row>
        <table:table-row table:style-name="ro1">
          <table:table-cell office:value-type="float" office:value="7727501" calcext:value-type="float">
            <text:p>7727501</text:p>
          </table:table-cell>
          <table:table-cell table:style-name="ce1" table:formula="of:=[.A485]/1000/(60*60*24)" office:value-type="time" office:time-value="PT02H08M47.501S" calcext:value-type="time">
            <text:p>02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537.45" calcext:value-type="float">
            <text:p>537.45</text:p>
          </table:table-cell>
          <table:table-cell office:value-type="float" office:value="679.66" calcext:value-type="float">
            <text:p>679.66</text:p>
          </table:table-cell>
        </table:table-row>
        <table:table-row table:style-name="ro1">
          <table:table-cell office:value-type="float" office:value="7743501" calcext:value-type="float">
            <text:p>7743501</text:p>
          </table:table-cell>
          <table:table-cell table:style-name="ce1" table:formula="of:=[.A486]/1000/(60*60*24)" office:value-type="time" office:time-value="PT02H09M03.501S" calcext:value-type="time">
            <text:p>02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8.54" calcext:value-type="float">
            <text:p>538.54</text:p>
          </table:table-cell>
          <table:table-cell office:value-type="float" office:value="681.01" calcext:value-type="float">
            <text:p>681.01</text:p>
          </table:table-cell>
        </table:table-row>
        <table:table-row table:style-name="ro1">
          <table:table-cell office:value-type="float" office:value="7759501" calcext:value-type="float">
            <text:p>7759501</text:p>
          </table:table-cell>
          <table:table-cell table:style-name="ce1" table:formula="of:=[.A487]/1000/(60*60*24)" office:value-type="time" office:time-value="PT02H09M19.501S" calcext:value-type="time">
            <text:p>02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39.62" calcext:value-type="float">
            <text:p>539.62</text:p>
          </table:table-cell>
          <table:table-cell office:value-type="float" office:value="682.36" calcext:value-type="float">
            <text:p>682.36</text:p>
          </table:table-cell>
        </table:table-row>
        <table:table-row table:style-name="ro1">
          <table:table-cell office:value-type="float" office:value="7775501" calcext:value-type="float">
            <text:p>7775501</text:p>
          </table:table-cell>
          <table:table-cell table:style-name="ce1" table:formula="of:=[.A488]/1000/(60*60*24)" office:value-type="time" office:time-value="PT02H09M35.501S" calcext:value-type="time">
            <text:p>02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40.71" calcext:value-type="float">
            <text:p>540.71</text:p>
          </table:table-cell>
          <table:table-cell office:value-type="float" office:value="683.71" calcext:value-type="float">
            <text:p>683.71</text:p>
          </table:table-cell>
        </table:table-row>
        <table:table-row table:style-name="ro1">
          <table:table-cell office:value-type="float" office:value="7791501" calcext:value-type="float">
            <text:p>7791501</text:p>
          </table:table-cell>
          <table:table-cell table:style-name="ce1" table:formula="of:=[.A489]/1000/(60*60*24)" office:value-type="time" office:time-value="PT02H09M51.501S" calcext:value-type="time">
            <text:p>02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1.8" calcext:value-type="float">
            <text:p>541.8</text:p>
          </table:table-cell>
          <table:table-cell office:value-type="float" office:value="685.05" calcext:value-type="float">
            <text:p>685.05</text:p>
          </table:table-cell>
        </table:table-row>
        <table:table-row table:style-name="ro1">
          <table:table-cell office:value-type="float" office:value="7807501" calcext:value-type="float">
            <text:p>7807501</text:p>
          </table:table-cell>
          <table:table-cell table:style-name="ce1" table:formula="of:=[.A490]/1000/(60*60*24)" office:value-type="time" office:time-value="PT02H10M07.501S" calcext:value-type="time">
            <text:p>02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2.89" calcext:value-type="float">
            <text:p>542.89</text:p>
          </table:table-cell>
          <table:table-cell office:value-type="float" office:value="686.4" calcext:value-type="float">
            <text:p>686.4</text:p>
          </table:table-cell>
        </table:table-row>
        <table:table-row table:style-name="ro1">
          <table:table-cell office:value-type="float" office:value="7823501" calcext:value-type="float">
            <text:p>7823501</text:p>
          </table:table-cell>
          <table:table-cell table:style-name="ce1" table:formula="of:=[.A491]/1000/(60*60*24)" office:value-type="time" office:time-value="PT02H10M23.501S" calcext:value-type="time">
            <text:p>02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3.98" calcext:value-type="float">
            <text:p>543.98</text:p>
          </table:table-cell>
          <table:table-cell office:value-type="float" office:value="687.75" calcext:value-type="float">
            <text:p>687.75</text:p>
          </table:table-cell>
        </table:table-row>
        <table:table-row table:style-name="ro1">
          <table:table-cell office:value-type="float" office:value="7839501" calcext:value-type="float">
            <text:p>7839501</text:p>
          </table:table-cell>
          <table:table-cell table:style-name="ce1" table:formula="of:=[.A492]/1000/(60*60*24)" office:value-type="time" office:time-value="PT02H10M39.501S" calcext:value-type="time">
            <text:p>02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5.07" calcext:value-type="float">
            <text:p>545.07</text:p>
          </table:table-cell>
          <table:table-cell office:value-type="float" office:value="689.09" calcext:value-type="float">
            <text:p>689.09</text:p>
          </table:table-cell>
        </table:table-row>
        <table:table-row table:style-name="ro1">
          <table:table-cell office:value-type="float" office:value="7855501" calcext:value-type="float">
            <text:p>7855501</text:p>
          </table:table-cell>
          <table:table-cell table:style-name="ce1" table:formula="of:=[.A493]/1000/(60*60*24)" office:value-type="time" office:time-value="PT02H10M55.501S" calcext:value-type="time">
            <text:p>02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6.16" calcext:value-type="float">
            <text:p>546.16</text:p>
          </table:table-cell>
          <table:table-cell office:value-type="float" office:value="690.44" calcext:value-type="float">
            <text:p>690.44</text:p>
          </table:table-cell>
        </table:table-row>
        <table:table-row table:style-name="ro1">
          <table:table-cell office:value-type="float" office:value="7871501" calcext:value-type="float">
            <text:p>7871501</text:p>
          </table:table-cell>
          <table:table-cell table:style-name="ce1" table:formula="of:=[.A494]/1000/(60*60*24)" office:value-type="time" office:time-value="PT02H11M11.501S" calcext:value-type="time">
            <text:p>02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7.25" calcext:value-type="float">
            <text:p>547.25</text:p>
          </table:table-cell>
          <table:table-cell office:value-type="float" office:value="691.79" calcext:value-type="float">
            <text:p>691.79</text:p>
          </table:table-cell>
        </table:table-row>
        <table:table-row table:style-name="ro1">
          <table:table-cell office:value-type="float" office:value="7887501" calcext:value-type="float">
            <text:p>7887501</text:p>
          </table:table-cell>
          <table:table-cell table:style-name="ce1" table:formula="of:=[.A495]/1000/(60*60*24)" office:value-type="time" office:time-value="PT02H11M27.501S" calcext:value-type="time">
            <text:p>02:1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48.34" calcext:value-type="float">
            <text:p>548.34</text:p>
          </table:table-cell>
          <table:table-cell office:value-type="float" office:value="693.14" calcext:value-type="float">
            <text:p>693.14</text:p>
          </table:table-cell>
        </table:table-row>
        <table:table-row table:style-name="ro1">
          <table:table-cell office:value-type="float" office:value="7903501" calcext:value-type="float">
            <text:p>7903501</text:p>
          </table:table-cell>
          <table:table-cell table:style-name="ce1" table:formula="of:=[.A496]/1000/(60*60*24)" office:value-type="time" office:time-value="PT02H11M43.501S" calcext:value-type="time">
            <text:p>02:1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49.43" calcext:value-type="float">
            <text:p>549.43</text:p>
          </table:table-cell>
          <table:table-cell office:value-type="float" office:value="694.48" calcext:value-type="float">
            <text:p>694.48</text:p>
          </table:table-cell>
        </table:table-row>
        <table:table-row table:style-name="ro1">
          <table:table-cell office:value-type="float" office:value="7919501" calcext:value-type="float">
            <text:p>7919501</text:p>
          </table:table-cell>
          <table:table-cell table:style-name="ce1" table:formula="of:=[.A497]/1000/(60*60*24)" office:value-type="time" office:time-value="PT02H11M59.501S" calcext:value-type="time">
            <text:p>02:1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0.52" calcext:value-type="float">
            <text:p>550.52</text:p>
          </table:table-cell>
          <table:table-cell office:value-type="float" office:value="695.83" calcext:value-type="float">
            <text:p>695.83</text:p>
          </table:table-cell>
        </table:table-row>
        <table:table-row table:style-name="ro1">
          <table:table-cell office:value-type="float" office:value="7935501" calcext:value-type="float">
            <text:p>7935501</text:p>
          </table:table-cell>
          <table:table-cell table:style-name="ce1" table:formula="of:=[.A498]/1000/(60*60*24)" office:value-type="time" office:time-value="PT02H12M15.501S" calcext:value-type="time">
            <text:p>02:1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1.61" calcext:value-type="float">
            <text:p>551.61</text:p>
          </table:table-cell>
          <table:table-cell office:value-type="float" office:value="697.18" calcext:value-type="float">
            <text:p>697.18</text:p>
          </table:table-cell>
        </table:table-row>
        <table:table-row table:style-name="ro1">
          <table:table-cell office:value-type="float" office:value="7951501" calcext:value-type="float">
            <text:p>7951501</text:p>
          </table:table-cell>
          <table:table-cell table:style-name="ce1" table:formula="of:=[.A499]/1000/(60*60*24)" office:value-type="time" office:time-value="PT02H12M31.501S" calcext:value-type="time">
            <text:p>02:1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4.05" calcext:value-type="float">
            <text:p>304.05</text:p>
          </table:table-cell>
          <table:table-cell office:value-type="float" office:value="552.69" calcext:value-type="float">
            <text:p>552.69</text:p>
          </table:table-cell>
          <table:table-cell office:value-type="float" office:value="698.52" calcext:value-type="float">
            <text:p>698.52</text:p>
          </table:table-cell>
        </table:table-row>
        <table:table-row table:style-name="ro1">
          <table:table-cell office:value-type="float" office:value="7967501" calcext:value-type="float">
            <text:p>7967501</text:p>
          </table:table-cell>
          <table:table-cell table:style-name="ce1" table:formula="of:=[.A500]/1000/(60*60*24)" office:value-type="time" office:time-value="PT02H12M47.501S" calcext:value-type="time">
            <text:p>02:1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3.78" calcext:value-type="float">
            <text:p>553.78</text:p>
          </table:table-cell>
          <table:table-cell office:value-type="float" office:value="699.87" calcext:value-type="float">
            <text:p>699.87</text:p>
          </table:table-cell>
        </table:table-row>
        <table:table-row table:style-name="ro1">
          <table:table-cell office:value-type="float" office:value="7983501" calcext:value-type="float">
            <text:p>7983501</text:p>
          </table:table-cell>
          <table:table-cell table:style-name="ce1" table:formula="of:=[.A501]/1000/(60*60*24)" office:value-type="time" office:time-value="PT02H13M03.501S" calcext:value-type="time">
            <text:p>02:1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4.87" calcext:value-type="float">
            <text:p>554.87</text:p>
          </table:table-cell>
          <table:table-cell office:value-type="float" office:value="701.22" calcext:value-type="float">
            <text:p>701.22</text:p>
          </table:table-cell>
        </table:table-row>
        <table:table-row table:style-name="ro1">
          <table:table-cell office:value-type="float" office:value="7999501" calcext:value-type="float">
            <text:p>7999501</text:p>
          </table:table-cell>
          <table:table-cell table:style-name="ce1" table:formula="of:=[.A502]/1000/(60*60*24)" office:value-type="time" office:time-value="PT02H13M19.501S" calcext:value-type="time">
            <text:p>02:1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5.96" calcext:value-type="float">
            <text:p>555.96</text:p>
          </table:table-cell>
          <table:table-cell office:value-type="float" office:value="702.56" calcext:value-type="float">
            <text:p>702.56</text:p>
          </table:table-cell>
        </table:table-row>
        <table:table-row table:style-name="ro1">
          <table:table-cell office:value-type="float" office:value="8015501" calcext:value-type="float">
            <text:p>8015501</text:p>
          </table:table-cell>
          <table:table-cell table:style-name="ce1" table:formula="of:=[.A503]/1000/(60*60*24)" office:value-type="time" office:time-value="PT02H13M35.501S" calcext:value-type="time">
            <text:p>02:1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7.05" calcext:value-type="float">
            <text:p>557.05</text:p>
          </table:table-cell>
          <table:table-cell office:value-type="float" office:value="703.91" calcext:value-type="float">
            <text:p>703.91</text:p>
          </table:table-cell>
        </table:table-row>
        <table:table-row table:style-name="ro1">
          <table:table-cell office:value-type="float" office:value="8031501" calcext:value-type="float">
            <text:p>8031501</text:p>
          </table:table-cell>
          <table:table-cell table:style-name="ce1" table:formula="of:=[.A504]/1000/(60*60*24)" office:value-type="time" office:time-value="PT02H13M51.501S" calcext:value-type="time">
            <text:p>02:1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58.14" calcext:value-type="float">
            <text:p>558.14</text:p>
          </table:table-cell>
          <table:table-cell office:value-type="float" office:value="705.26" calcext:value-type="float">
            <text:p>705.26</text:p>
          </table:table-cell>
        </table:table-row>
        <table:table-row table:style-name="ro1">
          <table:table-cell office:value-type="float" office:value="8047501" calcext:value-type="float">
            <text:p>8047501</text:p>
          </table:table-cell>
          <table:table-cell table:style-name="ce1" table:formula="of:=[.A505]/1000/(60*60*24)" office:value-type="time" office:time-value="PT02H14M07.501S" calcext:value-type="time">
            <text:p>02:1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59.23" calcext:value-type="float">
            <text:p>559.23</text:p>
          </table:table-cell>
          <table:table-cell office:value-type="float" office:value="706.6" calcext:value-type="float">
            <text:p>706.6</text:p>
          </table:table-cell>
        </table:table-row>
        <table:table-row table:style-name="ro1">
          <table:table-cell office:value-type="float" office:value="8063501" calcext:value-type="float">
            <text:p>8063501</text:p>
          </table:table-cell>
          <table:table-cell table:style-name="ce1" table:formula="of:=[.A506]/1000/(60*60*24)" office:value-type="time" office:time-value="PT02H14M23.501S" calcext:value-type="time">
            <text:p>02:1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60.32" calcext:value-type="float">
            <text:p>560.32</text:p>
          </table:table-cell>
          <table:table-cell office:value-type="float" office:value="707.95" calcext:value-type="float">
            <text:p>707.95</text:p>
          </table:table-cell>
        </table:table-row>
        <table:table-row table:style-name="ro1">
          <table:table-cell office:value-type="float" office:value="8079501" calcext:value-type="float">
            <text:p>8079501</text:p>
          </table:table-cell>
          <table:table-cell table:style-name="ce1" table:formula="of:=[.A507]/1000/(60*60*24)" office:value-type="time" office:time-value="PT02H14M39.501S" calcext:value-type="time">
            <text:p>02:1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1.41" calcext:value-type="float">
            <text:p>561.41</text:p>
          </table:table-cell>
          <table:table-cell office:value-type="float" office:value="709.3" calcext:value-type="float">
            <text:p>709.3</text:p>
          </table:table-cell>
        </table:table-row>
        <table:table-row table:style-name="ro1">
          <table:table-cell office:value-type="float" office:value="8095501" calcext:value-type="float">
            <text:p>8095501</text:p>
          </table:table-cell>
          <table:table-cell table:style-name="ce1" table:formula="of:=[.A508]/1000/(60*60*24)" office:value-type="time" office:time-value="PT02H14M55.501S" calcext:value-type="time">
            <text:p>02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62.49" calcext:value-type="float">
            <text:p>562.49</text:p>
          </table:table-cell>
          <table:table-cell office:value-type="float" office:value="710.64" calcext:value-type="float">
            <text:p>710.64</text:p>
          </table:table-cell>
        </table:table-row>
        <table:table-row table:style-name="ro1">
          <table:table-cell office:value-type="float" office:value="8111501" calcext:value-type="float">
            <text:p>8111501</text:p>
          </table:table-cell>
          <table:table-cell table:style-name="ce1" table:formula="of:=[.A509]/1000/(60*60*24)" office:value-type="time" office:time-value="PT02H15M11.501S" calcext:value-type="time">
            <text:p>02:1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3.58" calcext:value-type="float">
            <text:p>563.58</text:p>
          </table:table-cell>
          <table:table-cell office:value-type="float" office:value="711.99" calcext:value-type="float">
            <text:p>711.99</text:p>
          </table:table-cell>
        </table:table-row>
        <table:table-row table:style-name="ro1">
          <table:table-cell office:value-type="float" office:value="8127501" calcext:value-type="float">
            <text:p>8127501</text:p>
          </table:table-cell>
          <table:table-cell table:style-name="ce1" table:formula="of:=[.A510]/1000/(60*60*24)" office:value-type="time" office:time-value="PT02H15M27.501S" calcext:value-type="time">
            <text:p>02:1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4.67" calcext:value-type="float">
            <text:p>564.67</text:p>
          </table:table-cell>
          <table:table-cell office:value-type="float" office:value="713.33" calcext:value-type="float">
            <text:p>713.33</text:p>
          </table:table-cell>
        </table:table-row>
        <table:table-row table:style-name="ro1">
          <table:table-cell office:value-type="float" office:value="8143501" calcext:value-type="float">
            <text:p>8143501</text:p>
          </table:table-cell>
          <table:table-cell table:style-name="ce1" table:formula="of:=[.A511]/1000/(60*60*24)" office:value-type="time" office:time-value="PT02H15M43.501S" calcext:value-type="time">
            <text:p>02:1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5.76" calcext:value-type="float">
            <text:p>565.76</text:p>
          </table:table-cell>
          <table:table-cell office:value-type="float" office:value="714.68" calcext:value-type="float">
            <text:p>714.68</text:p>
          </table:table-cell>
        </table:table-row>
        <table:table-row table:style-name="ro1">
          <table:table-cell office:value-type="float" office:value="8159501" calcext:value-type="float">
            <text:p>8159501</text:p>
          </table:table-cell>
          <table:table-cell table:style-name="ce1" table:formula="of:=[.A512]/1000/(60*60*24)" office:value-type="time" office:time-value="PT02H15M59.501S" calcext:value-type="time">
            <text:p>02:1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6.85" calcext:value-type="float">
            <text:p>566.85</text:p>
          </table:table-cell>
          <table:table-cell office:value-type="float" office:value="716.02" calcext:value-type="float">
            <text:p>716.02</text:p>
          </table:table-cell>
        </table:table-row>
        <table:table-row table:style-name="ro1">
          <table:table-cell office:value-type="float" office:value="8175501" calcext:value-type="float">
            <text:p>8175501</text:p>
          </table:table-cell>
          <table:table-cell table:style-name="ce1" table:formula="of:=[.A513]/1000/(60*60*24)" office:value-type="time" office:time-value="PT02H16M15.501S" calcext:value-type="time">
            <text:p>02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67.94" calcext:value-type="float">
            <text:p>567.94</text:p>
          </table:table-cell>
          <table:table-cell office:value-type="float" office:value="717.37" calcext:value-type="float">
            <text:p>717.37</text:p>
          </table:table-cell>
        </table:table-row>
        <table:table-row table:style-name="ro1">
          <table:table-cell office:value-type="float" office:value="8191501" calcext:value-type="float">
            <text:p>8191501</text:p>
          </table:table-cell>
          <table:table-cell table:style-name="ce1" table:formula="of:=[.A514]/1000/(60*60*24)" office:value-type="time" office:time-value="PT02H16M31.501S" calcext:value-type="time">
            <text:p>02:1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69.03" calcext:value-type="float">
            <text:p>569.03</text:p>
          </table:table-cell>
          <table:table-cell office:value-type="float" office:value="718.72" calcext:value-type="float">
            <text:p>718.72</text:p>
          </table:table-cell>
        </table:table-row>
        <table:table-row table:style-name="ro1">
          <table:table-cell office:value-type="float" office:value="8207501" calcext:value-type="float">
            <text:p>8207501</text:p>
          </table:table-cell>
          <table:table-cell table:style-name="ce1" table:formula="of:=[.A515]/1000/(60*60*24)" office:value-type="time" office:time-value="PT02H16M47.501S" calcext:value-type="time">
            <text:p>02:1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70.12" calcext:value-type="float">
            <text:p>570.12</text:p>
          </table:table-cell>
          <table:table-cell office:value-type="float" office:value="720.06" calcext:value-type="float">
            <text:p>720.06</text:p>
          </table:table-cell>
        </table:table-row>
        <table:table-row table:style-name="ro1">
          <table:table-cell office:value-type="float" office:value="8223501" calcext:value-type="float">
            <text:p>8223501</text:p>
          </table:table-cell>
          <table:table-cell table:style-name="ce1" table:formula="of:=[.A516]/1000/(60*60*24)" office:value-type="time" office:time-value="PT02H17M03.501S" calcext:value-type="time">
            <text:p>02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71.21" calcext:value-type="float">
            <text:p>571.21</text:p>
          </table:table-cell>
          <table:table-cell office:value-type="float" office:value="721.41" calcext:value-type="float">
            <text:p>721.41</text:p>
          </table:table-cell>
        </table:table-row>
        <table:table-row table:style-name="ro1">
          <table:table-cell office:value-type="float" office:value="8239501" calcext:value-type="float">
            <text:p>8239501</text:p>
          </table:table-cell>
          <table:table-cell table:style-name="ce1" table:formula="of:=[.A517]/1000/(60*60*24)" office:value-type="time" office:time-value="PT02H17M19.501S" calcext:value-type="time">
            <text:p>02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72.29" calcext:value-type="float">
            <text:p>572.29</text:p>
          </table:table-cell>
          <table:table-cell office:value-type="float" office:value="722.75" calcext:value-type="float">
            <text:p>722.75</text:p>
          </table:table-cell>
        </table:table-row>
        <table:table-row table:style-name="ro1">
          <table:table-cell office:value-type="float" office:value="8255501" calcext:value-type="float">
            <text:p>8255501</text:p>
          </table:table-cell>
          <table:table-cell table:style-name="ce1" table:formula="of:=[.A518]/1000/(60*60*24)" office:value-type="time" office:time-value="PT02H17M35.501S" calcext:value-type="time">
            <text:p>02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73.38" calcext:value-type="float">
            <text:p>573.38</text:p>
          </table:table-cell>
          <table:table-cell office:value-type="float" office:value="724.1" calcext:value-type="float">
            <text:p>724.1</text:p>
          </table:table-cell>
        </table:table-row>
        <table:table-row table:style-name="ro1">
          <table:table-cell office:value-type="float" office:value="8271501" calcext:value-type="float">
            <text:p>8271501</text:p>
          </table:table-cell>
          <table:table-cell table:style-name="ce1" table:formula="of:=[.A519]/1000/(60*60*24)" office:value-type="time" office:time-value="PT02H17M51.501S" calcext:value-type="time">
            <text:p>02:1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74.47" calcext:value-type="float">
            <text:p>574.47</text:p>
          </table:table-cell>
          <table:table-cell office:value-type="float" office:value="725.44" calcext:value-type="float">
            <text:p>725.44</text:p>
          </table:table-cell>
        </table:table-row>
        <table:table-row table:style-name="ro1">
          <table:table-cell office:value-type="float" office:value="8287501" calcext:value-type="float">
            <text:p>8287501</text:p>
          </table:table-cell>
          <table:table-cell table:style-name="ce1" table:formula="of:=[.A520]/1000/(60*60*24)" office:value-type="time" office:time-value="PT02H18M07.501S" calcext:value-type="time">
            <text:p>02:1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75.56" calcext:value-type="float">
            <text:p>575.56</text:p>
          </table:table-cell>
          <table:table-cell office:value-type="float" office:value="726.79" calcext:value-type="float">
            <text:p>726.79</text:p>
          </table:table-cell>
        </table:table-row>
        <table:table-row table:style-name="ro1">
          <table:table-cell office:value-type="float" office:value="8303501" calcext:value-type="float">
            <text:p>8303501</text:p>
          </table:table-cell>
          <table:table-cell table:style-name="ce1" table:formula="of:=[.A521]/1000/(60*60*24)" office:value-type="time" office:time-value="PT02H18M23.501S" calcext:value-type="time">
            <text:p>02:1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76.65" calcext:value-type="float">
            <text:p>576.65</text:p>
          </table:table-cell>
          <table:table-cell office:value-type="float" office:value="728.13" calcext:value-type="float">
            <text:p>728.13</text:p>
          </table:table-cell>
        </table:table-row>
        <table:table-row table:style-name="ro1">
          <table:table-cell office:value-type="float" office:value="8319501" calcext:value-type="float">
            <text:p>8319501</text:p>
          </table:table-cell>
          <table:table-cell table:style-name="ce1" table:formula="of:=[.A522]/1000/(60*60*24)" office:value-type="time" office:time-value="PT02H18M39.501S" calcext:value-type="time">
            <text:p>02:1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77.74" calcext:value-type="float">
            <text:p>577.74</text:p>
          </table:table-cell>
          <table:table-cell office:value-type="float" office:value="729.48" calcext:value-type="float">
            <text:p>729.48</text:p>
          </table:table-cell>
        </table:table-row>
        <table:table-row table:style-name="ro1">
          <table:table-cell office:value-type="float" office:value="8335501" calcext:value-type="float">
            <text:p>8335501</text:p>
          </table:table-cell>
          <table:table-cell table:style-name="ce1" table:formula="of:=[.A523]/1000/(60*60*24)" office:value-type="time" office:time-value="PT02H18M55.501S" calcext:value-type="time">
            <text:p>02:1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78.83" calcext:value-type="float">
            <text:p>578.83</text:p>
          </table:table-cell>
          <table:table-cell office:value-type="float" office:value="730.82" calcext:value-type="float">
            <text:p>730.82</text:p>
          </table:table-cell>
        </table:table-row>
        <table:table-row table:style-name="ro1">
          <table:table-cell office:value-type="float" office:value="8351501" calcext:value-type="float">
            <text:p>8351501</text:p>
          </table:table-cell>
          <table:table-cell table:style-name="ce1" table:formula="of:=[.A524]/1000/(60*60*24)" office:value-type="time" office:time-value="PT02H19M11.501S" calcext:value-type="time">
            <text:p>02:1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79.92" calcext:value-type="float">
            <text:p>579.92</text:p>
          </table:table-cell>
          <table:table-cell office:value-type="float" office:value="732.17" calcext:value-type="float">
            <text:p>732.17</text:p>
          </table:table-cell>
        </table:table-row>
        <table:table-row table:style-name="ro1">
          <table:table-cell office:value-type="float" office:value="8367501" calcext:value-type="float">
            <text:p>8367501</text:p>
          </table:table-cell>
          <table:table-cell table:style-name="ce1" table:formula="of:=[.A525]/1000/(60*60*24)" office:value-type="time" office:time-value="PT02H19M27.501S" calcext:value-type="time">
            <text:p>02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81" calcext:value-type="float">
            <text:p>581</text:p>
          </table:table-cell>
          <table:table-cell office:value-type="float" office:value="733.51" calcext:value-type="float">
            <text:p>733.51</text:p>
          </table:table-cell>
        </table:table-row>
        <table:table-row table:style-name="ro1">
          <table:table-cell office:value-type="float" office:value="8383501" calcext:value-type="float">
            <text:p>8383501</text:p>
          </table:table-cell>
          <table:table-cell table:style-name="ce1" table:formula="of:=[.A526]/1000/(60*60*24)" office:value-type="time" office:time-value="PT02H19M43.501S" calcext:value-type="time">
            <text:p>02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82.09" calcext:value-type="float">
            <text:p>582.09</text:p>
          </table:table-cell>
          <table:table-cell office:value-type="float" office:value="734.86" calcext:value-type="float">
            <text:p>734.86</text:p>
          </table:table-cell>
        </table:table-row>
        <table:table-row table:style-name="ro1">
          <table:table-cell office:value-type="float" office:value="8399501" calcext:value-type="float">
            <text:p>8399501</text:p>
          </table:table-cell>
          <table:table-cell table:style-name="ce1" table:formula="of:=[.A527]/1000/(60*60*24)" office:value-type="time" office:time-value="PT02H19M59.501S" calcext:value-type="time">
            <text:p>02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83.18" calcext:value-type="float">
            <text:p>583.18</text:p>
          </table:table-cell>
          <table:table-cell office:value-type="float" office:value="736.2" calcext:value-type="float">
            <text:p>736.2</text:p>
          </table:table-cell>
        </table:table-row>
        <table:table-row table:style-name="ro1">
          <table:table-cell office:value-type="float" office:value="8415501" calcext:value-type="float">
            <text:p>8415501</text:p>
          </table:table-cell>
          <table:table-cell table:style-name="ce1" table:formula="of:=[.A528]/1000/(60*60*24)" office:value-type="time" office:time-value="PT02H20M15.501S" calcext:value-type="time">
            <text:p>02:2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84.27" calcext:value-type="float">
            <text:p>584.27</text:p>
          </table:table-cell>
          <table:table-cell office:value-type="float" office:value="737.55" calcext:value-type="float">
            <text:p>737.55</text:p>
          </table:table-cell>
        </table:table-row>
        <table:table-row table:style-name="ro1">
          <table:table-cell office:value-type="float" office:value="8431501" calcext:value-type="float">
            <text:p>8431501</text:p>
          </table:table-cell>
          <table:table-cell table:style-name="ce1" table:formula="of:=[.A529]/1000/(60*60*24)" office:value-type="time" office:time-value="PT02H20M31.501S" calcext:value-type="time">
            <text:p>02:2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85.36" calcext:value-type="float">
            <text:p>585.36</text:p>
          </table:table-cell>
          <table:table-cell office:value-type="float" office:value="738.89" calcext:value-type="float">
            <text:p>738.89</text:p>
          </table:table-cell>
        </table:table-row>
        <table:table-row table:style-name="ro1">
          <table:table-cell office:value-type="float" office:value="8447501" calcext:value-type="float">
            <text:p>8447501</text:p>
          </table:table-cell>
          <table:table-cell table:style-name="ce1" table:formula="of:=[.A530]/1000/(60*60*24)" office:value-type="time" office:time-value="PT02H20M47.501S" calcext:value-type="time">
            <text:p>02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86.45" calcext:value-type="float">
            <text:p>586.45</text:p>
          </table:table-cell>
          <table:table-cell office:value-type="float" office:value="740.23" calcext:value-type="float">
            <text:p>740.23</text:p>
          </table:table-cell>
        </table:table-row>
        <table:table-row table:style-name="ro1">
          <table:table-cell office:value-type="float" office:value="8463501" calcext:value-type="float">
            <text:p>8463501</text:p>
          </table:table-cell>
          <table:table-cell table:style-name="ce1" table:formula="of:=[.A531]/1000/(60*60*24)" office:value-type="time" office:time-value="PT02H21M03.501S" calcext:value-type="time">
            <text:p>02:2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87.54" calcext:value-type="float">
            <text:p>587.54</text:p>
          </table:table-cell>
          <table:table-cell office:value-type="float" office:value="741.58" calcext:value-type="float">
            <text:p>741.58</text:p>
          </table:table-cell>
        </table:table-row>
        <table:table-row table:style-name="ro1">
          <table:table-cell office:value-type="float" office:value="8479501" calcext:value-type="float">
            <text:p>8479501</text:p>
          </table:table-cell>
          <table:table-cell table:style-name="ce1" table:formula="of:=[.A532]/1000/(60*60*24)" office:value-type="time" office:time-value="PT02H21M19.501S" calcext:value-type="time">
            <text:p>02:2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88.62" calcext:value-type="float">
            <text:p>588.62</text:p>
          </table:table-cell>
          <table:table-cell office:value-type="float" office:value="742.92" calcext:value-type="float">
            <text:p>742.92</text:p>
          </table:table-cell>
        </table:table-row>
        <table:table-row table:style-name="ro1">
          <table:table-cell office:value-type="float" office:value="8495501" calcext:value-type="float">
            <text:p>8495501</text:p>
          </table:table-cell>
          <table:table-cell table:style-name="ce1" table:formula="of:=[.A533]/1000/(60*60*24)" office:value-type="time" office:time-value="PT02H21M35.501S" calcext:value-type="time">
            <text:p>02:2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89.71" calcext:value-type="float">
            <text:p>589.71</text:p>
          </table:table-cell>
          <table:table-cell office:value-type="float" office:value="744.27" calcext:value-type="float">
            <text:p>744.27</text:p>
          </table:table-cell>
        </table:table-row>
        <table:table-row table:style-name="ro1">
          <table:table-cell office:value-type="float" office:value="8511501" calcext:value-type="float">
            <text:p>8511501</text:p>
          </table:table-cell>
          <table:table-cell table:style-name="ce1" table:formula="of:=[.A534]/1000/(60*60*24)" office:value-type="time" office:time-value="PT02H21M51.501S" calcext:value-type="time">
            <text:p>02:2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90.8" calcext:value-type="float">
            <text:p>590.8</text:p>
          </table:table-cell>
          <table:table-cell office:value-type="float" office:value="745.61" calcext:value-type="float">
            <text:p>745.61</text:p>
          </table:table-cell>
        </table:table-row>
        <table:table-row table:style-name="ro1">
          <table:table-cell office:value-type="float" office:value="8527501" calcext:value-type="float">
            <text:p>8527501</text:p>
          </table:table-cell>
          <table:table-cell table:style-name="ce1" table:formula="of:=[.A535]/1000/(60*60*24)" office:value-type="time" office:time-value="PT02H22M07.501S" calcext:value-type="time">
            <text:p>02:2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91.89" calcext:value-type="float">
            <text:p>591.89</text:p>
          </table:table-cell>
          <table:table-cell office:value-type="float" office:value="746.96" calcext:value-type="float">
            <text:p>746.96</text:p>
          </table:table-cell>
        </table:table-row>
        <table:table-row table:style-name="ro1">
          <table:table-cell office:value-type="float" office:value="8543501" calcext:value-type="float">
            <text:p>8543501</text:p>
          </table:table-cell>
          <table:table-cell table:style-name="ce1" table:formula="of:=[.A536]/1000/(60*60*24)" office:value-type="time" office:time-value="PT02H22M23.501S" calcext:value-type="time">
            <text:p>02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92.98" calcext:value-type="float">
            <text:p>592.98</text:p>
          </table:table-cell>
          <table:table-cell office:value-type="float" office:value="748.3" calcext:value-type="float">
            <text:p>748.3</text:p>
          </table:table-cell>
        </table:table-row>
        <table:table-row table:style-name="ro1">
          <table:table-cell office:value-type="float" office:value="8559501" calcext:value-type="float">
            <text:p>8559501</text:p>
          </table:table-cell>
          <table:table-cell table:style-name="ce1" table:formula="of:=[.A537]/1000/(60*60*24)" office:value-type="time" office:time-value="PT02H22M39.501S" calcext:value-type="time">
            <text:p>02:2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94.06" calcext:value-type="float">
            <text:p>594.06</text:p>
          </table:table-cell>
          <table:table-cell office:value-type="float" office:value="749.64" calcext:value-type="float">
            <text:p>749.64</text:p>
          </table:table-cell>
        </table:table-row>
        <table:table-row table:style-name="ro1">
          <table:table-cell office:value-type="float" office:value="8575501" calcext:value-type="float">
            <text:p>8575501</text:p>
          </table:table-cell>
          <table:table-cell table:style-name="ce1" table:formula="of:=[.A538]/1000/(60*60*24)" office:value-type="time" office:time-value="PT02H22M55.501S" calcext:value-type="time">
            <text:p>02:2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95.15" calcext:value-type="float">
            <text:p>595.15</text:p>
          </table:table-cell>
          <table:table-cell office:value-type="float" office:value="750.99" calcext:value-type="float">
            <text:p>750.99</text:p>
          </table:table-cell>
        </table:table-row>
        <table:table-row table:style-name="ro1">
          <table:table-cell office:value-type="float" office:value="8591501" calcext:value-type="float">
            <text:p>8591501</text:p>
          </table:table-cell>
          <table:table-cell table:style-name="ce1" table:formula="of:=[.A539]/1000/(60*60*24)" office:value-type="time" office:time-value="PT02H23M11.501S" calcext:value-type="time">
            <text:p>02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96.24" calcext:value-type="float">
            <text:p>596.24</text:p>
          </table:table-cell>
          <table:table-cell office:value-type="float" office:value="752.33" calcext:value-type="float">
            <text:p>752.33</text:p>
          </table:table-cell>
        </table:table-row>
        <table:table-row table:style-name="ro1">
          <table:table-cell office:value-type="float" office:value="8607501" calcext:value-type="float">
            <text:p>8607501</text:p>
          </table:table-cell>
          <table:table-cell table:style-name="ce1" table:formula="of:=[.A540]/1000/(60*60*24)" office:value-type="time" office:time-value="PT02H23M27.501S" calcext:value-type="time">
            <text:p>02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97.33" calcext:value-type="float">
            <text:p>597.33</text:p>
          </table:table-cell>
          <table:table-cell office:value-type="float" office:value="753.68" calcext:value-type="float">
            <text:p>753.68</text:p>
          </table:table-cell>
        </table:table-row>
        <table:table-row table:style-name="ro1">
          <table:table-cell office:value-type="float" office:value="8623501" calcext:value-type="float">
            <text:p>8623501</text:p>
          </table:table-cell>
          <table:table-cell table:style-name="ce1" table:formula="of:=[.A541]/1000/(60*60*24)" office:value-type="time" office:time-value="PT02H23M43.501S" calcext:value-type="time">
            <text:p>02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98.42" calcext:value-type="float">
            <text:p>598.42</text:p>
          </table:table-cell>
          <table:table-cell office:value-type="float" office:value="755.02" calcext:value-type="float">
            <text:p>755.02</text:p>
          </table:table-cell>
        </table:table-row>
        <table:table-row table:style-name="ro1">
          <table:table-cell office:value-type="float" office:value="8639501" calcext:value-type="float">
            <text:p>8639501</text:p>
          </table:table-cell>
          <table:table-cell table:style-name="ce1" table:formula="of:=[.A542]/1000/(60*60*24)" office:value-type="time" office:time-value="PT02H23M59.501S" calcext:value-type="time">
            <text:p>02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99.5" calcext:value-type="float">
            <text:p>599.5</text:p>
          </table:table-cell>
          <table:table-cell office:value-type="float" office:value="756.36" calcext:value-type="float">
            <text:p>756.36</text:p>
          </table:table-cell>
        </table:table-row>
        <table:table-row table:style-name="ro1">
          <table:table-cell office:value-type="float" office:value="8655501" calcext:value-type="float">
            <text:p>8655501</text:p>
          </table:table-cell>
          <table:table-cell table:style-name="ce1" table:formula="of:=[.A543]/1000/(60*60*24)" office:value-type="time" office:time-value="PT02H24M15.501S" calcext:value-type="time">
            <text:p>02:2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00.59" calcext:value-type="float">
            <text:p>600.59</text:p>
          </table:table-cell>
          <table:table-cell office:value-type="float" office:value="757.7" calcext:value-type="float">
            <text:p>757.7</text:p>
          </table:table-cell>
        </table:table-row>
        <table:table-row table:style-name="ro1">
          <table:table-cell office:value-type="float" office:value="8671501" calcext:value-type="float">
            <text:p>8671501</text:p>
          </table:table-cell>
          <table:table-cell table:style-name="ce1" table:formula="of:=[.A544]/1000/(60*60*24)" office:value-type="time" office:time-value="PT02H24M31.501S" calcext:value-type="time">
            <text:p>02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601.68" calcext:value-type="float">
            <text:p>601.68</text:p>
          </table:table-cell>
          <table:table-cell office:value-type="float" office:value="759.05" calcext:value-type="float">
            <text:p>759.05</text:p>
          </table:table-cell>
        </table:table-row>
        <table:table-row table:style-name="ro1">
          <table:table-cell office:value-type="float" office:value="8687501" calcext:value-type="float">
            <text:p>8687501</text:p>
          </table:table-cell>
          <table:table-cell table:style-name="ce1" table:formula="of:=[.A545]/1000/(60*60*24)" office:value-type="time" office:time-value="PT02H24M47.501S" calcext:value-type="time">
            <text:p>02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2.77" calcext:value-type="float">
            <text:p>602.77</text:p>
          </table:table-cell>
          <table:table-cell office:value-type="float" office:value="760.39" calcext:value-type="float">
            <text:p>760.39</text:p>
          </table:table-cell>
        </table:table-row>
        <table:table-row table:style-name="ro1">
          <table:table-cell office:value-type="float" office:value="8703501" calcext:value-type="float">
            <text:p>8703501</text:p>
          </table:table-cell>
          <table:table-cell table:style-name="ce1" table:formula="of:=[.A546]/1000/(60*60*24)" office:value-type="time" office:time-value="PT02H25M03.501S" calcext:value-type="time">
            <text:p>02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603.86" calcext:value-type="float">
            <text:p>603.86</text:p>
          </table:table-cell>
          <table:table-cell office:value-type="float" office:value="761.73" calcext:value-type="float">
            <text:p>761.73</text:p>
          </table:table-cell>
        </table:table-row>
        <table:table-row table:style-name="ro1">
          <table:table-cell office:value-type="float" office:value="8719501" calcext:value-type="float">
            <text:p>8719501</text:p>
          </table:table-cell>
          <table:table-cell table:style-name="ce1" table:formula="of:=[.A547]/1000/(60*60*24)" office:value-type="time" office:time-value="PT02H25M19.501S" calcext:value-type="time">
            <text:p>02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4.94" calcext:value-type="float">
            <text:p>604.94</text:p>
          </table:table-cell>
          <table:table-cell office:value-type="float" office:value="763.08" calcext:value-type="float">
            <text:p>763.08</text:p>
          </table:table-cell>
        </table:table-row>
        <table:table-row table:style-name="ro1">
          <table:table-cell office:value-type="float" office:value="8735501" calcext:value-type="float">
            <text:p>8735501</text:p>
          </table:table-cell>
          <table:table-cell table:style-name="ce1" table:formula="of:=[.A548]/1000/(60*60*24)" office:value-type="time" office:time-value="PT02H25M35.501S" calcext:value-type="time">
            <text:p>02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6.03" calcext:value-type="float">
            <text:p>606.03</text:p>
          </table:table-cell>
          <table:table-cell office:value-type="float" office:value="764.42" calcext:value-type="float">
            <text:p>764.42</text:p>
          </table:table-cell>
        </table:table-row>
        <table:table-row table:style-name="ro1">
          <table:table-cell office:value-type="float" office:value="8751501" calcext:value-type="float">
            <text:p>8751501</text:p>
          </table:table-cell>
          <table:table-cell table:style-name="ce1" table:formula="of:=[.A549]/1000/(60*60*24)" office:value-type="time" office:time-value="PT02H25M51.501S" calcext:value-type="time">
            <text:p>02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07.12" calcext:value-type="float">
            <text:p>607.12</text:p>
          </table:table-cell>
          <table:table-cell office:value-type="float" office:value="765.76" calcext:value-type="float">
            <text:p>765.76</text:p>
          </table:table-cell>
        </table:table-row>
        <table:table-row table:style-name="ro1">
          <table:table-cell office:value-type="float" office:value="8767501" calcext:value-type="float">
            <text:p>8767501</text:p>
          </table:table-cell>
          <table:table-cell table:style-name="ce1" table:formula="of:=[.A550]/1000/(60*60*24)" office:value-type="time" office:time-value="PT02H26M07.501S" calcext:value-type="time">
            <text:p>02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8.21" calcext:value-type="float">
            <text:p>608.21</text:p>
          </table:table-cell>
          <table:table-cell office:value-type="float" office:value="767.11" calcext:value-type="float">
            <text:p>767.11</text:p>
          </table:table-cell>
        </table:table-row>
        <table:table-row table:style-name="ro1">
          <table:table-cell office:value-type="float" office:value="8783501" calcext:value-type="float">
            <text:p>8783501</text:p>
          </table:table-cell>
          <table:table-cell table:style-name="ce1" table:formula="of:=[.A551]/1000/(60*60*24)" office:value-type="time" office:time-value="PT02H26M23.501S" calcext:value-type="time">
            <text:p>02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9.29" calcext:value-type="float">
            <text:p>609.29</text:p>
          </table:table-cell>
          <table:table-cell office:value-type="float" office:value="768.45" calcext:value-type="float">
            <text:p>768.45</text:p>
          </table:table-cell>
        </table:table-row>
        <table:table-row table:style-name="ro1">
          <table:table-cell office:value-type="float" office:value="8799501" calcext:value-type="float">
            <text:p>8799501</text:p>
          </table:table-cell>
          <table:table-cell table:style-name="ce1" table:formula="of:=[.A552]/1000/(60*60*24)" office:value-type="time" office:time-value="PT02H26M39.501S" calcext:value-type="time">
            <text:p>02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10.38" calcext:value-type="float">
            <text:p>610.38</text:p>
          </table:table-cell>
          <table:table-cell office:value-type="float" office:value="769.79" calcext:value-type="float">
            <text:p>769.79</text:p>
          </table:table-cell>
        </table:table-row>
        <table:table-row table:style-name="ro1">
          <table:table-cell office:value-type="float" office:value="8815501" calcext:value-type="float">
            <text:p>8815501</text:p>
          </table:table-cell>
          <table:table-cell table:style-name="ce1" table:formula="of:=[.A553]/1000/(60*60*24)" office:value-type="time" office:time-value="PT02H26M55.501S" calcext:value-type="time">
            <text:p>02:2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11.47" calcext:value-type="float">
            <text:p>611.47</text:p>
          </table:table-cell>
          <table:table-cell office:value-type="float" office:value="771.13" calcext:value-type="float">
            <text:p>771.13</text:p>
          </table:table-cell>
        </table:table-row>
        <table:table-row table:style-name="ro1">
          <table:table-cell office:value-type="float" office:value="8831501" calcext:value-type="float">
            <text:p>8831501</text:p>
          </table:table-cell>
          <table:table-cell table:style-name="ce1" table:formula="of:=[.A554]/1000/(60*60*24)" office:value-type="time" office:time-value="PT02H27M11.501S" calcext:value-type="time">
            <text:p>02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12.56" calcext:value-type="float">
            <text:p>612.56</text:p>
          </table:table-cell>
          <table:table-cell office:value-type="float" office:value="772.47" calcext:value-type="float">
            <text:p>772.47</text:p>
          </table:table-cell>
        </table:table-row>
        <table:table-row table:style-name="ro1">
          <table:table-cell office:value-type="float" office:value="8847501" calcext:value-type="float">
            <text:p>8847501</text:p>
          </table:table-cell>
          <table:table-cell table:style-name="ce1" table:formula="of:=[.A555]/1000/(60*60*24)" office:value-type="time" office:time-value="PT02H27M27.501S" calcext:value-type="time">
            <text:p>02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3.65" calcext:value-type="float">
            <text:p>613.65</text:p>
          </table:table-cell>
          <table:table-cell office:value-type="float" office:value="773.81" calcext:value-type="float">
            <text:p>773.81</text:p>
          </table:table-cell>
        </table:table-row>
        <table:table-row table:style-name="ro1">
          <table:table-cell office:value-type="float" office:value="8863501" calcext:value-type="float">
            <text:p>8863501</text:p>
          </table:table-cell>
          <table:table-cell table:style-name="ce1" table:formula="of:=[.A556]/1000/(60*60*24)" office:value-type="time" office:time-value="PT02H27M43.501S" calcext:value-type="time">
            <text:p>02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14.73" calcext:value-type="float">
            <text:p>614.73</text:p>
          </table:table-cell>
          <table:table-cell office:value-type="float" office:value="775.16" calcext:value-type="float">
            <text:p>775.16</text:p>
          </table:table-cell>
        </table:table-row>
        <table:table-row table:style-name="ro1">
          <table:table-cell office:value-type="float" office:value="8879501" calcext:value-type="float">
            <text:p>8879501</text:p>
          </table:table-cell>
          <table:table-cell table:style-name="ce1" table:formula="of:=[.A557]/1000/(60*60*24)" office:value-type="time" office:time-value="PT02H27M59.501S" calcext:value-type="time">
            <text:p>02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5.82" calcext:value-type="float">
            <text:p>615.82</text:p>
          </table:table-cell>
          <table:table-cell office:value-type="float" office:value="776.5" calcext:value-type="float">
            <text:p>776.5</text:p>
          </table:table-cell>
        </table:table-row>
        <table:table-row table:style-name="ro1">
          <table:table-cell office:value-type="float" office:value="8895501" calcext:value-type="float">
            <text:p>8895501</text:p>
          </table:table-cell>
          <table:table-cell table:style-name="ce1" table:formula="of:=[.A558]/1000/(60*60*24)" office:value-type="time" office:time-value="PT02H28M15.501S" calcext:value-type="time">
            <text:p>02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6.91" calcext:value-type="float">
            <text:p>616.91</text:p>
          </table:table-cell>
          <table:table-cell office:value-type="float" office:value="777.84" calcext:value-type="float">
            <text:p>777.84</text:p>
          </table:table-cell>
        </table:table-row>
        <table:table-row table:style-name="ro1">
          <table:table-cell office:value-type="float" office:value="8911501" calcext:value-type="float">
            <text:p>8911501</text:p>
          </table:table-cell>
          <table:table-cell table:style-name="ce1" table:formula="of:=[.A559]/1000/(60*60*24)" office:value-type="time" office:time-value="PT02H28M31.501S" calcext:value-type="time">
            <text:p>02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8" calcext:value-type="float">
            <text:p>618</text:p>
          </table:table-cell>
          <table:table-cell office:value-type="float" office:value="779.18" calcext:value-type="float">
            <text:p>779.18</text:p>
          </table:table-cell>
        </table:table-row>
        <table:table-row table:style-name="ro1">
          <table:table-cell office:value-type="float" office:value="8927501" calcext:value-type="float">
            <text:p>8927501</text:p>
          </table:table-cell>
          <table:table-cell table:style-name="ce1" table:formula="of:=[.A560]/1000/(60*60*24)" office:value-type="time" office:time-value="PT02H28M47.501S" calcext:value-type="time">
            <text:p>02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619.08" calcext:value-type="float">
            <text:p>619.08</text:p>
          </table:table-cell>
          <table:table-cell office:value-type="float" office:value="780.52" calcext:value-type="float">
            <text:p>780.52</text:p>
          </table:table-cell>
        </table:table-row>
        <table:table-row table:style-name="ro1">
          <table:table-cell office:value-type="float" office:value="8943501" calcext:value-type="float">
            <text:p>8943501</text:p>
          </table:table-cell>
          <table:table-cell table:style-name="ce1" table:formula="of:=[.A561]/1000/(60*60*24)" office:value-type="time" office:time-value="PT02H29M03.501S" calcext:value-type="time">
            <text:p>02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0.17" calcext:value-type="float">
            <text:p>620.17</text:p>
          </table:table-cell>
          <table:table-cell office:value-type="float" office:value="781.86" calcext:value-type="float">
            <text:p>781.86</text:p>
          </table:table-cell>
        </table:table-row>
        <table:table-row table:style-name="ro1">
          <table:table-cell office:value-type="float" office:value="8959501" calcext:value-type="float">
            <text:p>8959501</text:p>
          </table:table-cell>
          <table:table-cell table:style-name="ce1" table:formula="of:=[.A562]/1000/(60*60*24)" office:value-type="time" office:time-value="PT02H29M19.501S" calcext:value-type="time">
            <text:p>02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21.26" calcext:value-type="float">
            <text:p>621.26</text:p>
          </table:table-cell>
          <table:table-cell office:value-type="float" office:value="783.2" calcext:value-type="float">
            <text:p>783.2</text:p>
          </table:table-cell>
        </table:table-row>
        <table:table-row table:style-name="ro1">
          <table:table-cell office:value-type="float" office:value="8975501" calcext:value-type="float">
            <text:p>8975501</text:p>
          </table:table-cell>
          <table:table-cell table:style-name="ce1" table:formula="of:=[.A563]/1000/(60*60*24)" office:value-type="time" office:time-value="PT02H29M35.501S" calcext:value-type="time">
            <text:p>02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2.34" calcext:value-type="float">
            <text:p>622.34</text:p>
          </table:table-cell>
          <table:table-cell office:value-type="float" office:value="784.54" calcext:value-type="float">
            <text:p>784.54</text:p>
          </table:table-cell>
        </table:table-row>
        <table:table-row table:style-name="ro1">
          <table:table-cell office:value-type="float" office:value="8991501" calcext:value-type="float">
            <text:p>8991501</text:p>
          </table:table-cell>
          <table:table-cell table:style-name="ce1" table:formula="of:=[.A564]/1000/(60*60*24)" office:value-type="time" office:time-value="PT02H29M51.501S" calcext:value-type="time">
            <text:p>02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3.43" calcext:value-type="float">
            <text:p>623.43</text:p>
          </table:table-cell>
          <table:table-cell office:value-type="float" office:value="785.88" calcext:value-type="float">
            <text:p>785.88</text:p>
          </table:table-cell>
        </table:table-row>
        <table:table-row table:style-name="ro1">
          <table:table-cell office:value-type="float" office:value="9007501" calcext:value-type="float">
            <text:p>9007501</text:p>
          </table:table-cell>
          <table:table-cell table:style-name="ce1" table:formula="of:=[.A565]/1000/(60*60*24)" office:value-type="time" office:time-value="PT02H30M07.501S" calcext:value-type="time">
            <text:p>02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624.52" calcext:value-type="float">
            <text:p>624.52</text:p>
          </table:table-cell>
          <table:table-cell office:value-type="float" office:value="787.22" calcext:value-type="float">
            <text:p>787.22</text:p>
          </table:table-cell>
        </table:table-row>
        <table:table-row table:style-name="ro1">
          <table:table-cell office:value-type="float" office:value="9023501" calcext:value-type="float">
            <text:p>9023501</text:p>
          </table:table-cell>
          <table:table-cell table:style-name="ce1" table:formula="of:=[.A566]/1000/(60*60*24)" office:value-type="time" office:time-value="PT02H30M23.501S" calcext:value-type="time">
            <text:p>02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5.61" calcext:value-type="float">
            <text:p>625.61</text:p>
          </table:table-cell>
          <table:table-cell office:value-type="float" office:value="788.56" calcext:value-type="float">
            <text:p>788.56</text:p>
          </table:table-cell>
        </table:table-row>
        <table:table-row table:style-name="ro1">
          <table:table-cell office:value-type="float" office:value="9039501" calcext:value-type="float">
            <text:p>9039501</text:p>
          </table:table-cell>
          <table:table-cell table:style-name="ce1" table:formula="of:=[.A567]/1000/(60*60*24)" office:value-type="time" office:time-value="PT02H30M39.501S" calcext:value-type="time">
            <text:p>02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6.69" calcext:value-type="float">
            <text:p>626.69</text:p>
          </table:table-cell>
          <table:table-cell office:value-type="float" office:value="789.9" calcext:value-type="float">
            <text:p>789.9</text:p>
          </table:table-cell>
        </table:table-row>
        <table:table-row table:style-name="ro1">
          <table:table-cell office:value-type="float" office:value="9055501" calcext:value-type="float">
            <text:p>9055501</text:p>
          </table:table-cell>
          <table:table-cell table:style-name="ce1" table:formula="of:=[.A568]/1000/(60*60*24)" office:value-type="time" office:time-value="PT02H30M55.501S" calcext:value-type="time">
            <text:p>02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7.78" calcext:value-type="float">
            <text:p>627.78</text:p>
          </table:table-cell>
          <table:table-cell office:value-type="float" office:value="791.24" calcext:value-type="float">
            <text:p>791.24</text:p>
          </table:table-cell>
        </table:table-row>
        <table:table-row table:style-name="ro1">
          <table:table-cell office:value-type="float" office:value="9071501" calcext:value-type="float">
            <text:p>9071501</text:p>
          </table:table-cell>
          <table:table-cell table:style-name="ce1" table:formula="of:=[.A569]/1000/(60*60*24)" office:value-type="time" office:time-value="PT02H31M11.501S" calcext:value-type="time">
            <text:p>02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8.87" calcext:value-type="float">
            <text:p>628.87</text:p>
          </table:table-cell>
          <table:table-cell office:value-type="float" office:value="792.58" calcext:value-type="float">
            <text:p>792.58</text:p>
          </table:table-cell>
        </table:table-row>
        <table:table-row table:style-name="ro1">
          <table:table-cell office:value-type="float" office:value="9087501" calcext:value-type="float">
            <text:p>9087501</text:p>
          </table:table-cell>
          <table:table-cell table:style-name="ce1" table:formula="of:=[.A570]/1000/(60*60*24)" office:value-type="time" office:time-value="PT02H31M27.501S" calcext:value-type="time">
            <text:p>02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9.95" calcext:value-type="float">
            <text:p>629.95</text:p>
          </table:table-cell>
          <table:table-cell office:value-type="float" office:value="793.93" calcext:value-type="float">
            <text:p>793.93</text:p>
          </table:table-cell>
        </table:table-row>
        <table:table-row table:style-name="ro1">
          <table:table-cell office:value-type="float" office:value="9103501" calcext:value-type="float">
            <text:p>9103501</text:p>
          </table:table-cell>
          <table:table-cell table:style-name="ce1" table:formula="of:=[.A571]/1000/(60*60*24)" office:value-type="time" office:time-value="PT02H31M43.501S" calcext:value-type="time">
            <text:p>02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31.04" calcext:value-type="float">
            <text:p>631.04</text:p>
          </table:table-cell>
          <table:table-cell office:value-type="float" office:value="795.27" calcext:value-type="float">
            <text:p>795.27</text:p>
          </table:table-cell>
        </table:table-row>
        <table:table-row table:style-name="ro1">
          <table:table-cell office:value-type="float" office:value="9119501" calcext:value-type="float">
            <text:p>9119501</text:p>
          </table:table-cell>
          <table:table-cell table:style-name="ce1" table:formula="of:=[.A572]/1000/(60*60*24)" office:value-type="time" office:time-value="PT02H31M59.501S" calcext:value-type="time">
            <text:p>02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2.13" calcext:value-type="float">
            <text:p>632.13</text:p>
          </table:table-cell>
          <table:table-cell office:value-type="float" office:value="796.61" calcext:value-type="float">
            <text:p>796.61</text:p>
          </table:table-cell>
        </table:table-row>
        <table:table-row table:style-name="ro1">
          <table:table-cell office:value-type="float" office:value="9135501" calcext:value-type="float">
            <text:p>9135501</text:p>
          </table:table-cell>
          <table:table-cell table:style-name="ce1" table:formula="of:=[.A573]/1000/(60*60*24)" office:value-type="time" office:time-value="PT02H32M15.501S" calcext:value-type="time">
            <text:p>02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3.21" calcext:value-type="float">
            <text:p>633.21</text:p>
          </table:table-cell>
          <table:table-cell office:value-type="float" office:value="797.94" calcext:value-type="float">
            <text:p>797.94</text:p>
          </table:table-cell>
        </table:table-row>
        <table:table-row table:style-name="ro1">
          <table:table-cell office:value-type="float" office:value="9151501" calcext:value-type="float">
            <text:p>9151501</text:p>
          </table:table-cell>
          <table:table-cell table:style-name="ce1" table:formula="of:=[.A574]/1000/(60*60*24)" office:value-type="time" office:time-value="PT02H32M31.501S" calcext:value-type="time">
            <text:p>02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4.3" calcext:value-type="float">
            <text:p>634.3</text:p>
          </table:table-cell>
          <table:table-cell office:value-type="float" office:value="799.28" calcext:value-type="float">
            <text:p>799.28</text:p>
          </table:table-cell>
        </table:table-row>
        <table:table-row table:style-name="ro1">
          <table:table-cell office:value-type="float" office:value="9167501" calcext:value-type="float">
            <text:p>9167501</text:p>
          </table:table-cell>
          <table:table-cell table:style-name="ce1" table:formula="of:=[.A575]/1000/(60*60*24)" office:value-type="time" office:time-value="PT02H32M47.501S" calcext:value-type="time">
            <text:p>02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5.39" calcext:value-type="float">
            <text:p>635.39</text:p>
          </table:table-cell>
          <table:table-cell office:value-type="float" office:value="800.62" calcext:value-type="float">
            <text:p>800.62</text:p>
          </table:table-cell>
        </table:table-row>
        <table:table-row table:style-name="ro1">
          <table:table-cell office:value-type="float" office:value="9183501" calcext:value-type="float">
            <text:p>9183501</text:p>
          </table:table-cell>
          <table:table-cell table:style-name="ce1" table:formula="of:=[.A576]/1000/(60*60*24)" office:value-type="time" office:time-value="PT02H33M03.501S" calcext:value-type="time">
            <text:p>02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6.47" calcext:value-type="float">
            <text:p>636.47</text:p>
          </table:table-cell>
          <table:table-cell office:value-type="float" office:value="801.96" calcext:value-type="float">
            <text:p>801.96</text:p>
          </table:table-cell>
        </table:table-row>
        <table:table-row table:style-name="ro1">
          <table:table-cell office:value-type="float" office:value="9199501" calcext:value-type="float">
            <text:p>9199501</text:p>
          </table:table-cell>
          <table:table-cell table:style-name="ce1" table:formula="of:=[.A577]/1000/(60*60*24)" office:value-type="time" office:time-value="PT02H33M19.501S" calcext:value-type="time">
            <text:p>02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7.56" calcext:value-type="float">
            <text:p>637.56</text:p>
          </table:table-cell>
          <table:table-cell office:value-type="float" office:value="803.3" calcext:value-type="float">
            <text:p>803.3</text:p>
          </table:table-cell>
        </table:table-row>
        <table:table-row table:style-name="ro1">
          <table:table-cell office:value-type="float" office:value="9215501" calcext:value-type="float">
            <text:p>9215501</text:p>
          </table:table-cell>
          <table:table-cell table:style-name="ce1" table:formula="of:=[.A578]/1000/(60*60*24)" office:value-type="time" office:time-value="PT02H33M35.501S" calcext:value-type="time">
            <text:p>02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38.65" calcext:value-type="float">
            <text:p>638.65</text:p>
          </table:table-cell>
          <table:table-cell office:value-type="float" office:value="804.64" calcext:value-type="float">
            <text:p>804.64</text:p>
          </table:table-cell>
        </table:table-row>
        <table:table-row table:style-name="ro1">
          <table:table-cell office:value-type="float" office:value="9231501" calcext:value-type="float">
            <text:p>9231501</text:p>
          </table:table-cell>
          <table:table-cell table:style-name="ce1" table:formula="of:=[.A579]/1000/(60*60*24)" office:value-type="time" office:time-value="PT02H33M51.501S" calcext:value-type="time">
            <text:p>02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9.74" calcext:value-type="float">
            <text:p>639.74</text:p>
          </table:table-cell>
          <table:table-cell office:value-type="float" office:value="805.98" calcext:value-type="float">
            <text:p>805.98</text:p>
          </table:table-cell>
        </table:table-row>
        <table:table-row table:style-name="ro1">
          <table:table-cell office:value-type="float" office:value="9247500" calcext:value-type="float">
            <text:p>9247500</text:p>
          </table:table-cell>
          <table:table-cell table:style-name="ce1" table:formula="of:=[.A580]/1000/(60*60*24)" office:value-type="time" office:time-value="PT02H34M07.5S" calcext:value-type="time">
            <text:p>02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0.82" calcext:value-type="float">
            <text:p>640.82</text:p>
          </table:table-cell>
          <table:table-cell office:value-type="float" office:value="807.32" calcext:value-type="float">
            <text:p>807.32</text:p>
          </table:table-cell>
        </table:table-row>
        <table:table-row table:style-name="ro1">
          <table:table-cell office:value-type="float" office:value="9263501" calcext:value-type="float">
            <text:p>9263501</text:p>
          </table:table-cell>
          <table:table-cell table:style-name="ce1" table:formula="of:=[.A581]/1000/(60*60*24)" office:value-type="time" office:time-value="PT02H34M23.501S" calcext:value-type="time">
            <text:p>02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1.91" calcext:value-type="float">
            <text:p>641.91</text:p>
          </table:table-cell>
          <table:table-cell office:value-type="float" office:value="808.66" calcext:value-type="float">
            <text:p>808.66</text:p>
          </table:table-cell>
        </table:table-row>
        <table:table-row table:style-name="ro1">
          <table:table-cell office:value-type="float" office:value="9279501" calcext:value-type="float">
            <text:p>9279501</text:p>
          </table:table-cell>
          <table:table-cell table:style-name="ce1" table:formula="of:=[.A582]/1000/(60*60*24)" office:value-type="time" office:time-value="PT02H34M39.501S" calcext:value-type="time">
            <text:p>02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3" calcext:value-type="float">
            <text:p>64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295501" calcext:value-type="float">
            <text:p>9295501</text:p>
          </table:table-cell>
          <table:table-cell table:style-name="ce1" table:formula="of:=[.A583]/1000/(60*60*24)" office:value-type="time" office:time-value="PT02H34M55.501S" calcext:value-type="time">
            <text:p>02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4.08" calcext:value-type="float">
            <text:p>644.08</text:p>
          </table:table-cell>
          <table:table-cell office:value-type="float" office:value="811.34" calcext:value-type="float">
            <text:p>811.34</text:p>
          </table:table-cell>
        </table:table-row>
        <table:table-row table:style-name="ro1">
          <table:table-cell office:value-type="float" office:value="9311501" calcext:value-type="float">
            <text:p>9311501</text:p>
          </table:table-cell>
          <table:table-cell table:style-name="ce1" table:formula="of:=[.A584]/1000/(60*60*24)" office:value-type="time" office:time-value="PT02H35M11.501S" calcext:value-type="time">
            <text:p>02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5.17" calcext:value-type="float">
            <text:p>645.17</text:p>
          </table:table-cell>
          <table:table-cell office:value-type="float" office:value="812.68" calcext:value-type="float">
            <text:p>812.68</text:p>
          </table:table-cell>
        </table:table-row>
        <table:table-row table:style-name="ro1">
          <table:table-cell office:value-type="float" office:value="9327501" calcext:value-type="float">
            <text:p>9327501</text:p>
          </table:table-cell>
          <table:table-cell table:style-name="ce1" table:formula="of:=[.A585]/1000/(60*60*24)" office:value-type="time" office:time-value="PT02H35M27.501S" calcext:value-type="time">
            <text:p>02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6.26" calcext:value-type="float">
            <text:p>646.26</text:p>
          </table:table-cell>
          <table:table-cell office:value-type="float" office:value="814.01" calcext:value-type="float">
            <text:p>814.01</text:p>
          </table:table-cell>
        </table:table-row>
        <table:table-row table:style-name="ro1">
          <table:table-cell office:value-type="float" office:value="9343501" calcext:value-type="float">
            <text:p>9343501</text:p>
          </table:table-cell>
          <table:table-cell table:style-name="ce1" table:formula="of:=[.A586]/1000/(60*60*24)" office:value-type="time" office:time-value="PT02H35M43.501S" calcext:value-type="time">
            <text:p>02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7.34" calcext:value-type="float">
            <text:p>647.34</text:p>
          </table:table-cell>
          <table:table-cell office:value-type="float" office:value="815.35" calcext:value-type="float">
            <text:p>815.35</text:p>
          </table:table-cell>
        </table:table-row>
        <table:table-row table:style-name="ro1">
          <table:table-cell office:value-type="float" office:value="9359501" calcext:value-type="float">
            <text:p>9359501</text:p>
          </table:table-cell>
          <table:table-cell table:style-name="ce1" table:formula="of:=[.A587]/1000/(60*60*24)" office:value-type="time" office:time-value="PT02H35M59.501S" calcext:value-type="time">
            <text:p>02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8.43" calcext:value-type="float">
            <text:p>648.43</text:p>
          </table:table-cell>
          <table:table-cell office:value-type="float" office:value="816.69" calcext:value-type="float">
            <text:p>816.69</text:p>
          </table:table-cell>
        </table:table-row>
        <table:table-row table:style-name="ro1">
          <table:table-cell office:value-type="float" office:value="9375501" calcext:value-type="float">
            <text:p>9375501</text:p>
          </table:table-cell>
          <table:table-cell table:style-name="ce1" table:formula="of:=[.A588]/1000/(60*60*24)" office:value-type="time" office:time-value="PT02H36M15.501S" calcext:value-type="time">
            <text:p>02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9.52" calcext:value-type="float">
            <text:p>649.52</text:p>
          </table:table-cell>
          <table:table-cell office:value-type="float" office:value="818.03" calcext:value-type="float">
            <text:p>818.03</text:p>
          </table:table-cell>
        </table:table-row>
        <table:table-row table:style-name="ro1">
          <table:table-cell office:value-type="float" office:value="9391501" calcext:value-type="float">
            <text:p>9391501</text:p>
          </table:table-cell>
          <table:table-cell table:style-name="ce1" table:formula="of:=[.A589]/1000/(60*60*24)" office:value-type="time" office:time-value="PT02H36M31.501S" calcext:value-type="time">
            <text:p>02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0.6" calcext:value-type="float">
            <text:p>650.6</text:p>
          </table:table-cell>
          <table:table-cell office:value-type="float" office:value="819.37" calcext:value-type="float">
            <text:p>819.37</text:p>
          </table:table-cell>
        </table:table-row>
        <table:table-row table:style-name="ro1">
          <table:table-cell office:value-type="float" office:value="9407501" calcext:value-type="float">
            <text:p>9407501</text:p>
          </table:table-cell>
          <table:table-cell table:style-name="ce1" table:formula="of:=[.A590]/1000/(60*60*24)" office:value-type="time" office:time-value="PT02H36M47.501S" calcext:value-type="time">
            <text:p>02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1.69" calcext:value-type="float">
            <text:p>651.69</text:p>
          </table:table-cell>
          <table:table-cell office:value-type="float" office:value="820.71" calcext:value-type="float">
            <text:p>820.71</text:p>
          </table:table-cell>
        </table:table-row>
        <table:table-row table:style-name="ro1">
          <table:table-cell office:value-type="float" office:value="9423501" calcext:value-type="float">
            <text:p>9423501</text:p>
          </table:table-cell>
          <table:table-cell table:style-name="ce1" table:formula="of:=[.A591]/1000/(60*60*24)" office:value-type="time" office:time-value="PT02H37M03.501S" calcext:value-type="time">
            <text:p>02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2.77" calcext:value-type="float">
            <text:p>652.77</text:p>
          </table:table-cell>
          <table:table-cell office:value-type="float" office:value="822.05" calcext:value-type="float">
            <text:p>822.05</text:p>
          </table:table-cell>
        </table:table-row>
        <table:table-row table:style-name="ro1">
          <table:table-cell office:value-type="float" office:value="9439501" calcext:value-type="float">
            <text:p>9439501</text:p>
          </table:table-cell>
          <table:table-cell table:style-name="ce1" table:formula="of:=[.A592]/1000/(60*60*24)" office:value-type="time" office:time-value="PT02H37M19.501S" calcext:value-type="time">
            <text:p>02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3.86" calcext:value-type="float">
            <text:p>653.86</text:p>
          </table:table-cell>
          <table:table-cell office:value-type="float" office:value="823.39" calcext:value-type="float">
            <text:p>823.39</text:p>
          </table:table-cell>
        </table:table-row>
        <table:table-row table:style-name="ro1">
          <table:table-cell office:value-type="float" office:value="9455501" calcext:value-type="float">
            <text:p>9455501</text:p>
          </table:table-cell>
          <table:table-cell table:style-name="ce1" table:formula="of:=[.A593]/1000/(60*60*24)" office:value-type="time" office:time-value="PT02H37M35.501S" calcext:value-type="time">
            <text:p>02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4.95" calcext:value-type="float">
            <text:p>654.95</text:p>
          </table:table-cell>
          <table:table-cell office:value-type="float" office:value="824.73" calcext:value-type="float">
            <text:p>824.73</text:p>
          </table:table-cell>
        </table:table-row>
        <table:table-row table:style-name="ro1">
          <table:table-cell office:value-type="float" office:value="9471501" calcext:value-type="float">
            <text:p>9471501</text:p>
          </table:table-cell>
          <table:table-cell table:style-name="ce1" table:formula="of:=[.A594]/1000/(60*60*24)" office:value-type="time" office:time-value="PT02H37M51.501S" calcext:value-type="time">
            <text:p>02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6.03" calcext:value-type="float">
            <text:p>656.03</text:p>
          </table:table-cell>
          <table:table-cell office:value-type="float" office:value="826.06" calcext:value-type="float">
            <text:p>826.06</text:p>
          </table:table-cell>
        </table:table-row>
        <table:table-row table:style-name="ro1">
          <table:table-cell office:value-type="float" office:value="9487501" calcext:value-type="float">
            <text:p>9487501</text:p>
          </table:table-cell>
          <table:table-cell table:style-name="ce1" table:formula="of:=[.A595]/1000/(60*60*24)" office:value-type="time" office:time-value="PT02H38M07.501S" calcext:value-type="time">
            <text:p>02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7.12" calcext:value-type="float">
            <text:p>657.12</text:p>
          </table:table-cell>
          <table:table-cell office:value-type="float" office:value="827.4" calcext:value-type="float">
            <text:p>827.4</text:p>
          </table:table-cell>
        </table:table-row>
        <table:table-row table:style-name="ro1">
          <table:table-cell office:value-type="float" office:value="9503501" calcext:value-type="float">
            <text:p>9503501</text:p>
          </table:table-cell>
          <table:table-cell table:style-name="ce1" table:formula="of:=[.A596]/1000/(60*60*24)" office:value-type="time" office:time-value="PT02H38M23.501S" calcext:value-type="time">
            <text:p>02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8.2" calcext:value-type="float">
            <text:p>658.2</text:p>
          </table:table-cell>
          <table:table-cell office:value-type="float" office:value="828.74" calcext:value-type="float">
            <text:p>828.74</text:p>
          </table:table-cell>
        </table:table-row>
        <table:table-row table:style-name="ro1">
          <table:table-cell office:value-type="float" office:value="9519501" calcext:value-type="float">
            <text:p>9519501</text:p>
          </table:table-cell>
          <table:table-cell table:style-name="ce1" table:formula="of:=[.A597]/1000/(60*60*24)" office:value-type="time" office:time-value="PT02H38M39.501S" calcext:value-type="time">
            <text:p>02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9.29" calcext:value-type="float">
            <text:p>659.29</text:p>
          </table:table-cell>
          <table:table-cell office:value-type="float" office:value="830.08" calcext:value-type="float">
            <text:p>830.08</text:p>
          </table:table-cell>
        </table:table-row>
        <table:table-row table:style-name="ro1">
          <table:table-cell office:value-type="float" office:value="9535501" calcext:value-type="float">
            <text:p>9535501</text:p>
          </table:table-cell>
          <table:table-cell table:style-name="ce1" table:formula="of:=[.A598]/1000/(60*60*24)" office:value-type="time" office:time-value="PT02H38M55.501S" calcext:value-type="time">
            <text:p>02:3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0.38" calcext:value-type="float">
            <text:p>660.38</text:p>
          </table:table-cell>
          <table:table-cell office:value-type="float" office:value="831.42" calcext:value-type="float">
            <text:p>831.42</text:p>
          </table:table-cell>
        </table:table-row>
        <table:table-row table:style-name="ro1">
          <table:table-cell office:value-type="float" office:value="9551501" calcext:value-type="float">
            <text:p>9551501</text:p>
          </table:table-cell>
          <table:table-cell table:style-name="ce1" table:formula="of:=[.A599]/1000/(60*60*24)" office:value-type="time" office:time-value="PT02H39M11.501S" calcext:value-type="time">
            <text:p>02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61.46" calcext:value-type="float">
            <text:p>661.46</text:p>
          </table:table-cell>
          <table:table-cell office:value-type="float" office:value="832.76" calcext:value-type="float">
            <text:p>832.76</text:p>
          </table:table-cell>
        </table:table-row>
        <table:table-row table:style-name="ro1">
          <table:table-cell office:value-type="float" office:value="9567501" calcext:value-type="float">
            <text:p>9567501</text:p>
          </table:table-cell>
          <table:table-cell table:style-name="ce1" table:formula="of:=[.A600]/1000/(60*60*24)" office:value-type="time" office:time-value="PT02H39M27.501S" calcext:value-type="time">
            <text:p>02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62.55" calcext:value-type="float">
            <text:p>662.55</text:p>
          </table:table-cell>
          <table:table-cell office:value-type="float" office:value="834.1" calcext:value-type="float">
            <text:p>834.1</text:p>
          </table:table-cell>
        </table:table-row>
        <table:table-row table:style-name="ro1">
          <table:table-cell office:value-type="float" office:value="9583501" calcext:value-type="float">
            <text:p>9583501</text:p>
          </table:table-cell>
          <table:table-cell table:style-name="ce1" table:formula="of:=[.A601]/1000/(60*60*24)" office:value-type="time" office:time-value="PT02H39M43.501S" calcext:value-type="time">
            <text:p>02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3.63" calcext:value-type="float">
            <text:p>663.63</text:p>
          </table:table-cell>
          <table:table-cell office:value-type="float" office:value="835.43" calcext:value-type="float">
            <text:p>835.43</text:p>
          </table:table-cell>
        </table:table-row>
        <table:table-row table:style-name="ro1">
          <table:table-cell office:value-type="float" office:value="9599501" calcext:value-type="float">
            <text:p>9599501</text:p>
          </table:table-cell>
          <table:table-cell table:style-name="ce1" table:formula="of:=[.A602]/1000/(60*60*24)" office:value-type="time" office:time-value="PT02H39M59.501S" calcext:value-type="time">
            <text:p>02:4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64.72" calcext:value-type="float">
            <text:p>664.72</text:p>
          </table:table-cell>
          <table:table-cell office:value-type="float" office:value="836.77" calcext:value-type="float">
            <text:p>836.77</text:p>
          </table:table-cell>
        </table:table-row>
        <table:table-row table:style-name="ro1">
          <table:table-cell office:value-type="float" office:value="9615501" calcext:value-type="float">
            <text:p>9615501</text:p>
          </table:table-cell>
          <table:table-cell table:style-name="ce1" table:formula="of:=[.A603]/1000/(60*60*24)" office:value-type="time" office:time-value="PT02H40M15.501S" calcext:value-type="time">
            <text:p>02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5.81" calcext:value-type="float">
            <text:p>665.81</text:p>
          </table:table-cell>
          <table:table-cell office:value-type="float" office:value="838.11" calcext:value-type="float">
            <text:p>838.11</text:p>
          </table:table-cell>
        </table:table-row>
        <table:table-row table:style-name="ro1">
          <table:table-cell office:value-type="float" office:value="9631501" calcext:value-type="float">
            <text:p>9631501</text:p>
          </table:table-cell>
          <table:table-cell table:style-name="ce1" table:formula="of:=[.A604]/1000/(60*60*24)" office:value-type="time" office:time-value="PT02H40M31.501S" calcext:value-type="time">
            <text:p>02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6.89" calcext:value-type="float">
            <text:p>666.89</text:p>
          </table:table-cell>
          <table:table-cell office:value-type="float" office:value="839.45" calcext:value-type="float">
            <text:p>839.45</text:p>
          </table:table-cell>
        </table:table-row>
        <table:table-row table:style-name="ro1">
          <table:table-cell office:value-type="float" office:value="9647501" calcext:value-type="float">
            <text:p>9647501</text:p>
          </table:table-cell>
          <table:table-cell table:style-name="ce1" table:formula="of:=[.A605]/1000/(60*60*24)" office:value-type="time" office:time-value="PT02H40M47.501S" calcext:value-type="time">
            <text:p>02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7.98" calcext:value-type="float">
            <text:p>667.98</text:p>
          </table:table-cell>
          <table:table-cell office:value-type="float" office:value="840.79" calcext:value-type="float">
            <text:p>840.79</text:p>
          </table:table-cell>
        </table:table-row>
        <table:table-row table:style-name="ro1">
          <table:table-cell office:value-type="float" office:value="9663501" calcext:value-type="float">
            <text:p>9663501</text:p>
          </table:table-cell>
          <table:table-cell table:style-name="ce1" table:formula="of:=[.A606]/1000/(60*60*24)" office:value-type="time" office:time-value="PT02H41M03.501S" calcext:value-type="time">
            <text:p>02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9.06" calcext:value-type="float">
            <text:p>669.06</text:p>
          </table:table-cell>
          <table:table-cell office:value-type="float" office:value="842.12" calcext:value-type="float">
            <text:p>842.12</text:p>
          </table:table-cell>
        </table:table-row>
        <table:table-row table:style-name="ro1">
          <table:table-cell office:value-type="float" office:value="9679501" calcext:value-type="float">
            <text:p>9679501</text:p>
          </table:table-cell>
          <table:table-cell table:style-name="ce1" table:formula="of:=[.A607]/1000/(60*60*24)" office:value-type="time" office:time-value="PT02H41M19.501S" calcext:value-type="time">
            <text:p>02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0.15" calcext:value-type="float">
            <text:p>670.15</text:p>
          </table:table-cell>
          <table:table-cell office:value-type="float" office:value="843.46" calcext:value-type="float">
            <text:p>843.46</text:p>
          </table:table-cell>
        </table:table-row>
        <table:table-row table:style-name="ro1">
          <table:table-cell office:value-type="float" office:value="9695501" calcext:value-type="float">
            <text:p>9695501</text:p>
          </table:table-cell>
          <table:table-cell table:style-name="ce1" table:formula="of:=[.A608]/1000/(60*60*24)" office:value-type="time" office:time-value="PT02H41M35.501S" calcext:value-type="time">
            <text:p>02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1.24" calcext:value-type="float">
            <text:p>671.24</text:p>
          </table:table-cell>
          <table:table-cell office:value-type="float" office:value="844.8" calcext:value-type="float">
            <text:p>844.8</text:p>
          </table:table-cell>
        </table:table-row>
        <table:table-row table:style-name="ro1">
          <table:table-cell office:value-type="float" office:value="9711501" calcext:value-type="float">
            <text:p>9711501</text:p>
          </table:table-cell>
          <table:table-cell table:style-name="ce1" table:formula="of:=[.A609]/1000/(60*60*24)" office:value-type="time" office:time-value="PT02H41M51.501S" calcext:value-type="time">
            <text:p>02:4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2.32" calcext:value-type="float">
            <text:p>672.32</text:p>
          </table:table-cell>
          <table:table-cell office:value-type="float" office:value="846.14" calcext:value-type="float">
            <text:p>846.14</text:p>
          </table:table-cell>
        </table:table-row>
        <table:table-row table:style-name="ro1">
          <table:table-cell office:value-type="float" office:value="9727501" calcext:value-type="float">
            <text:p>9727501</text:p>
          </table:table-cell>
          <table:table-cell table:style-name="ce1" table:formula="of:=[.A610]/1000/(60*60*24)" office:value-type="time" office:time-value="PT02H42M07.501S" calcext:value-type="time">
            <text:p>02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3.41" calcext:value-type="float">
            <text:p>673.41</text:p>
          </table:table-cell>
          <table:table-cell office:value-type="float" office:value="847.48" calcext:value-type="float">
            <text:p>847.48</text:p>
          </table:table-cell>
        </table:table-row>
        <table:table-row table:style-name="ro1">
          <table:table-cell office:value-type="float" office:value="9743501" calcext:value-type="float">
            <text:p>9743501</text:p>
          </table:table-cell>
          <table:table-cell table:style-name="ce1" table:formula="of:=[.A611]/1000/(60*60*24)" office:value-type="time" office:time-value="PT02H42M23.501S" calcext:value-type="time">
            <text:p>02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4.49" calcext:value-type="float">
            <text:p>674.49</text:p>
          </table:table-cell>
          <table:table-cell office:value-type="float" office:value="848.81" calcext:value-type="float">
            <text:p>848.81</text:p>
          </table:table-cell>
        </table:table-row>
        <table:table-row table:style-name="ro1">
          <table:table-cell office:value-type="float" office:value="9759501" calcext:value-type="float">
            <text:p>9759501</text:p>
          </table:table-cell>
          <table:table-cell table:style-name="ce1" table:formula="of:=[.A612]/1000/(60*60*24)" office:value-type="time" office:time-value="PT02H42M39.501S" calcext:value-type="time">
            <text:p>02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5.58" calcext:value-type="float">
            <text:p>675.58</text:p>
          </table:table-cell>
          <table:table-cell office:value-type="float" office:value="850.15" calcext:value-type="float">
            <text:p>850.15</text:p>
          </table:table-cell>
        </table:table-row>
        <table:table-row table:style-name="ro1">
          <table:table-cell office:value-type="float" office:value="9775501" calcext:value-type="float">
            <text:p>9775501</text:p>
          </table:table-cell>
          <table:table-cell table:style-name="ce1" table:formula="of:=[.A613]/1000/(60*60*24)" office:value-type="time" office:time-value="PT02H42M55.501S" calcext:value-type="time">
            <text:p>02:4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6.66" calcext:value-type="float">
            <text:p>676.66</text:p>
          </table:table-cell>
          <table:table-cell office:value-type="float" office:value="851.49" calcext:value-type="float">
            <text:p>851.49</text:p>
          </table:table-cell>
        </table:table-row>
        <table:table-row table:style-name="ro1">
          <table:table-cell office:value-type="float" office:value="9791501" calcext:value-type="float">
            <text:p>9791501</text:p>
          </table:table-cell>
          <table:table-cell table:style-name="ce1" table:formula="of:=[.A614]/1000/(60*60*24)" office:value-type="time" office:time-value="PT02H43M11.501S" calcext:value-type="time">
            <text:p>02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7.75" calcext:value-type="float">
            <text:p>677.75</text:p>
          </table:table-cell>
          <table:table-cell office:value-type="float" office:value="852.83" calcext:value-type="float">
            <text:p>852.83</text:p>
          </table:table-cell>
        </table:table-row>
        <table:table-row table:style-name="ro1">
          <table:table-cell office:value-type="float" office:value="9807501" calcext:value-type="float">
            <text:p>9807501</text:p>
          </table:table-cell>
          <table:table-cell table:style-name="ce1" table:formula="of:=[.A615]/1000/(60*60*24)" office:value-type="time" office:time-value="PT02H43M27.501S" calcext:value-type="time">
            <text:p>02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8.84" calcext:value-type="float">
            <text:p>678.84</text:p>
          </table:table-cell>
          <table:table-cell office:value-type="float" office:value="854.16" calcext:value-type="float">
            <text:p>854.16</text:p>
          </table:table-cell>
        </table:table-row>
        <table:table-row table:style-name="ro1">
          <table:table-cell office:value-type="float" office:value="9823501" calcext:value-type="float">
            <text:p>9823501</text:p>
          </table:table-cell>
          <table:table-cell table:style-name="ce1" table:formula="of:=[.A616]/1000/(60*60*24)" office:value-type="time" office:time-value="PT02H43M43.501S" calcext:value-type="time">
            <text:p>02:4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9.92" calcext:value-type="float">
            <text:p>679.92</text:p>
          </table:table-cell>
          <table:table-cell office:value-type="float" office:value="855.5" calcext:value-type="float">
            <text:p>855.5</text:p>
          </table:table-cell>
        </table:table-row>
        <table:table-row table:style-name="ro1">
          <table:table-cell office:value-type="float" office:value="9839501" calcext:value-type="float">
            <text:p>9839501</text:p>
          </table:table-cell>
          <table:table-cell table:style-name="ce1" table:formula="of:=[.A617]/1000/(60*60*24)" office:value-type="time" office:time-value="PT02H43M59.501S" calcext:value-type="time">
            <text:p>02:4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1.01" calcext:value-type="float">
            <text:p>681.01</text:p>
          </table:table-cell>
          <table:table-cell office:value-type="float" office:value="856.84" calcext:value-type="float">
            <text:p>856.84</text:p>
          </table:table-cell>
        </table:table-row>
        <table:table-row table:style-name="ro1">
          <table:table-cell office:value-type="float" office:value="9855501" calcext:value-type="float">
            <text:p>9855501</text:p>
          </table:table-cell>
          <table:table-cell table:style-name="ce1" table:formula="of:=[.A618]/1000/(60*60*24)" office:value-type="time" office:time-value="PT02H44M15.501S" calcext:value-type="time">
            <text:p>02:4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2.09" calcext:value-type="float">
            <text:p>682.09</text:p>
          </table:table-cell>
          <table:table-cell office:value-type="float" office:value="858.18" calcext:value-type="float">
            <text:p>858.18</text:p>
          </table:table-cell>
        </table:table-row>
        <table:table-row table:style-name="ro1">
          <table:table-cell office:value-type="float" office:value="9871501" calcext:value-type="float">
            <text:p>9871501</text:p>
          </table:table-cell>
          <table:table-cell table:style-name="ce1" table:formula="of:=[.A619]/1000/(60*60*24)" office:value-type="time" office:time-value="PT02H44M31.501S" calcext:value-type="time">
            <text:p>02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3.18" calcext:value-type="float">
            <text:p>683.18</text:p>
          </table:table-cell>
          <table:table-cell office:value-type="float" office:value="859.51" calcext:value-type="float">
            <text:p>859.51</text:p>
          </table:table-cell>
        </table:table-row>
        <table:table-row table:style-name="ro1">
          <table:table-cell office:value-type="float" office:value="9887501" calcext:value-type="float">
            <text:p>9887501</text:p>
          </table:table-cell>
          <table:table-cell table:style-name="ce1" table:formula="of:=[.A620]/1000/(60*60*24)" office:value-type="time" office:time-value="PT02H44M47.501S" calcext:value-type="time">
            <text:p>02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4.26" calcext:value-type="float">
            <text:p>684.26</text:p>
          </table:table-cell>
          <table:table-cell office:value-type="float" office:value="860.85" calcext:value-type="float">
            <text:p>860.85</text:p>
          </table:table-cell>
        </table:table-row>
        <table:table-row table:style-name="ro1">
          <table:table-cell office:value-type="float" office:value="9903501" calcext:value-type="float">
            <text:p>9903501</text:p>
          </table:table-cell>
          <table:table-cell table:style-name="ce1" table:formula="of:=[.A621]/1000/(60*60*24)" office:value-type="time" office:time-value="PT02H45M03.501S" calcext:value-type="time">
            <text:p>02:4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5.35" calcext:value-type="float">
            <text:p>685.35</text:p>
          </table:table-cell>
          <table:table-cell office:value-type="float" office:value="862.19" calcext:value-type="float">
            <text:p>862.19</text:p>
          </table:table-cell>
        </table:table-row>
        <table:table-row table:style-name="ro1">
          <table:table-cell office:value-type="float" office:value="9919501" calcext:value-type="float">
            <text:p>9919501</text:p>
          </table:table-cell>
          <table:table-cell table:style-name="ce1" table:formula="of:=[.A622]/1000/(60*60*24)" office:value-type="time" office:time-value="PT02H45M19.501S" calcext:value-type="time">
            <text:p>02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6.43" calcext:value-type="float">
            <text:p>686.43</text:p>
          </table:table-cell>
          <table:table-cell office:value-type="float" office:value="863.53" calcext:value-type="float">
            <text:p>863.53</text:p>
          </table:table-cell>
        </table:table-row>
        <table:table-row table:style-name="ro1">
          <table:table-cell office:value-type="float" office:value="9935501" calcext:value-type="float">
            <text:p>9935501</text:p>
          </table:table-cell>
          <table:table-cell table:style-name="ce1" table:formula="of:=[.A623]/1000/(60*60*24)" office:value-type="time" office:time-value="PT02H45M35.501S" calcext:value-type="time">
            <text:p>02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7.52" calcext:value-type="float">
            <text:p>687.52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float" office:value="9951501" calcext:value-type="float">
            <text:p>9951501</text:p>
          </table:table-cell>
          <table:table-cell table:style-name="ce1" table:formula="of:=[.A624]/1000/(60*60*24)" office:value-type="time" office:time-value="PT02H45M51.501S" calcext:value-type="time">
            <text:p>02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8.6" calcext:value-type="float">
            <text:p>688.6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967501" calcext:value-type="float">
            <text:p>9967501</text:p>
          </table:table-cell>
          <table:table-cell table:style-name="ce1" table:formula="of:=[.A625]/1000/(60*60*24)" office:value-type="time" office:time-value="PT02H46M07.501S" calcext:value-type="time">
            <text:p>02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9.69" calcext:value-type="float">
            <text:p>689.69</text:p>
          </table:table-cell>
          <table:table-cell office:value-type="float" office:value="867.54" calcext:value-type="float">
            <text:p>867.54</text:p>
          </table:table-cell>
        </table:table-row>
        <table:table-row table:style-name="ro1">
          <table:table-cell office:value-type="float" office:value="9983501" calcext:value-type="float">
            <text:p>9983501</text:p>
          </table:table-cell>
          <table:table-cell table:style-name="ce1" table:formula="of:=[.A626]/1000/(60*60*24)" office:value-type="time" office:time-value="PT02H46M23.501S" calcext:value-type="time">
            <text:p>02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0.77" calcext:value-type="float">
            <text:p>690.77</text:p>
          </table:table-cell>
          <table:table-cell office:value-type="float" office:value="868.88" calcext:value-type="float">
            <text:p>868.88</text:p>
          </table:table-cell>
        </table:table-row>
        <table:table-row table:style-name="ro1">
          <table:table-cell office:value-type="float" office:value="9999501" calcext:value-type="float">
            <text:p>9999501</text:p>
          </table:table-cell>
          <table:table-cell table:style-name="ce1" table:formula="of:=[.A627]/1000/(60*60*24)" office:value-type="time" office:time-value="PT02H46M39.501S" calcext:value-type="time">
            <text:p>02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691.86" calcext:value-type="float">
            <text:p>691.86</text:p>
          </table:table-cell>
          <table:table-cell office:value-type="float" office:value="870.21" calcext:value-type="float">
            <text:p>870.21</text:p>
          </table:table-cell>
        </table:table-row>
        <table:table-row table:style-name="ro1">
          <table:table-cell office:value-type="float" office:value="10015501" calcext:value-type="float">
            <text:p>10015501</text:p>
          </table:table-cell>
          <table:table-cell table:style-name="ce1" table:formula="of:=[.A628]/1000/(60*60*24)" office:value-type="time" office:time-value="PT02H46M55.501S" calcext:value-type="time">
            <text:p>02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692.94" calcext:value-type="float">
            <text:p>692.94</text:p>
          </table:table-cell>
          <table:table-cell office:value-type="float" office:value="871.55" calcext:value-type="float">
            <text:p>871.55</text:p>
          </table:table-cell>
        </table:table-row>
        <table:table-row table:style-name="ro1">
          <table:table-cell office:value-type="float" office:value="10031501" calcext:value-type="float">
            <text:p>10031501</text:p>
          </table:table-cell>
          <table:table-cell table:style-name="ce1" table:formula="of:=[.A629]/1000/(60*60*24)" office:value-type="time" office:time-value="PT02H47M11.501S" calcext:value-type="time">
            <text:p>02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694.03" calcext:value-type="float">
            <text:p>694.03</text:p>
          </table:table-cell>
          <table:table-cell office:value-type="float" office:value="872.89" calcext:value-type="float">
            <text:p>872.89</text:p>
          </table:table-cell>
        </table:table-row>
        <table:table-row table:style-name="ro1">
          <table:table-cell office:value-type="float" office:value="10047501" calcext:value-type="float">
            <text:p>10047501</text:p>
          </table:table-cell>
          <table:table-cell table:style-name="ce1" table:formula="of:=[.A630]/1000/(60*60*24)" office:value-type="time" office:time-value="PT02H47M27.501S" calcext:value-type="time">
            <text:p>02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5.11" calcext:value-type="float">
            <text:p>695.11</text:p>
          </table:table-cell>
          <table:table-cell office:value-type="float" office:value="874.22" calcext:value-type="float">
            <text:p>874.22</text:p>
          </table:table-cell>
        </table:table-row>
        <table:table-row table:style-name="ro1">
          <table:table-cell office:value-type="float" office:value="10063501" calcext:value-type="float">
            <text:p>10063501</text:p>
          </table:table-cell>
          <table:table-cell table:style-name="ce1" table:formula="of:=[.A631]/1000/(60*60*24)" office:value-type="time" office:time-value="PT02H47M43.501S" calcext:value-type="time">
            <text:p>02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696.2" calcext:value-type="float">
            <text:p>696.2</text:p>
          </table:table-cell>
          <table:table-cell office:value-type="float" office:value="875.56" calcext:value-type="float">
            <text:p>875.56</text:p>
          </table:table-cell>
        </table:table-row>
        <table:table-row table:style-name="ro1">
          <table:table-cell office:value-type="float" office:value="10079501" calcext:value-type="float">
            <text:p>10079501</text:p>
          </table:table-cell>
          <table:table-cell table:style-name="ce1" table:formula="of:=[.A632]/1000/(60*60*24)" office:value-type="time" office:time-value="PT02H47M59.501S" calcext:value-type="time">
            <text:p>02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7.28" calcext:value-type="float">
            <text:p>697.28</text:p>
          </table:table-cell>
          <table:table-cell office:value-type="float" office:value="876.9" calcext:value-type="float">
            <text:p>876.9</text:p>
          </table:table-cell>
        </table:table-row>
        <table:table-row table:style-name="ro1">
          <table:table-cell office:value-type="float" office:value="10095501" calcext:value-type="float">
            <text:p>10095501</text:p>
          </table:table-cell>
          <table:table-cell table:style-name="ce1" table:formula="of:=[.A633]/1000/(60*60*24)" office:value-type="time" office:time-value="PT02H48M15.501S" calcext:value-type="time">
            <text:p>02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698.37" calcext:value-type="float">
            <text:p>698.37</text:p>
          </table:table-cell>
          <table:table-cell office:value-type="float" office:value="878.23" calcext:value-type="float">
            <text:p>878.23</text:p>
          </table:table-cell>
        </table:table-row>
        <table:table-row table:style-name="ro1">
          <table:table-cell office:value-type="float" office:value="10111501" calcext:value-type="float">
            <text:p>10111501</text:p>
          </table:table-cell>
          <table:table-cell table:style-name="ce1" table:formula="of:=[.A634]/1000/(60*60*24)" office:value-type="time" office:time-value="PT02H48M31.501S" calcext:value-type="time">
            <text:p>02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699.45" calcext:value-type="float">
            <text:p>699.45</text:p>
          </table:table-cell>
          <table:table-cell office:value-type="float" office:value="879.57" calcext:value-type="float">
            <text:p>879.57</text:p>
          </table:table-cell>
        </table:table-row>
        <table:table-row table:style-name="ro1">
          <table:table-cell office:value-type="float" office:value="10127501" calcext:value-type="float">
            <text:p>10127501</text:p>
          </table:table-cell>
          <table:table-cell table:style-name="ce1" table:formula="of:=[.A635]/1000/(60*60*24)" office:value-type="time" office:time-value="PT02H48M47.501S" calcext:value-type="time">
            <text:p>02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700.54" calcext:value-type="float">
            <text:p>700.54</text:p>
          </table:table-cell>
          <table:table-cell office:value-type="float" office:value="880.9" calcext:value-type="float">
            <text:p>880.9</text:p>
          </table:table-cell>
        </table:table-row>
        <table:table-row table:style-name="ro1">
          <table:table-cell office:value-type="float" office:value="10143501" calcext:value-type="float">
            <text:p>10143501</text:p>
          </table:table-cell>
          <table:table-cell table:style-name="ce1" table:formula="of:=[.A636]/1000/(60*60*24)" office:value-type="time" office:time-value="PT02H49M03.501S" calcext:value-type="time">
            <text:p>02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701.62" calcext:value-type="float">
            <text:p>701.62</text:p>
          </table:table-cell>
          <table:table-cell office:value-type="float" office:value="882.24" calcext:value-type="float">
            <text:p>882.24</text:p>
          </table:table-cell>
        </table:table-row>
        <table:table-row table:style-name="ro1">
          <table:table-cell office:value-type="float" office:value="10159501" calcext:value-type="float">
            <text:p>10159501</text:p>
          </table:table-cell>
          <table:table-cell table:style-name="ce1" table:formula="of:=[.A637]/1000/(60*60*24)" office:value-type="time" office:time-value="PT02H49M19.501S" calcext:value-type="time">
            <text:p>02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702.71" calcext:value-type="float">
            <text:p>702.71</text:p>
          </table:table-cell>
          <table:table-cell office:value-type="float" office:value="883.58" calcext:value-type="float">
            <text:p>883.58</text:p>
          </table:table-cell>
        </table:table-row>
        <table:table-row table:style-name="ro1">
          <table:table-cell office:value-type="float" office:value="10175501" calcext:value-type="float">
            <text:p>10175501</text:p>
          </table:table-cell>
          <table:table-cell table:style-name="ce1" table:formula="of:=[.A638]/1000/(60*60*24)" office:value-type="time" office:time-value="PT02H49M35.501S" calcext:value-type="time">
            <text:p>02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3.79" calcext:value-type="float">
            <text:p>703.79</text:p>
          </table:table-cell>
          <table:table-cell office:value-type="float" office:value="884.91" calcext:value-type="float">
            <text:p>884.91</text:p>
          </table:table-cell>
        </table:table-row>
        <table:table-row table:style-name="ro1">
          <table:table-cell office:value-type="float" office:value="10191501" calcext:value-type="float">
            <text:p>10191501</text:p>
          </table:table-cell>
          <table:table-cell table:style-name="ce1" table:formula="of:=[.A639]/1000/(60*60*24)" office:value-type="time" office:time-value="PT02H49M51.501S" calcext:value-type="time">
            <text:p>02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4.88" calcext:value-type="float">
            <text:p>704.88</text:p>
          </table:table-cell>
          <table:table-cell office:value-type="float" office:value="886.25" calcext:value-type="float">
            <text:p>886.25</text:p>
          </table:table-cell>
        </table:table-row>
        <table:table-row table:style-name="ro1">
          <table:table-cell office:value-type="float" office:value="10207501" calcext:value-type="float">
            <text:p>10207501</text:p>
          </table:table-cell>
          <table:table-cell table:style-name="ce1" table:formula="of:=[.A640]/1000/(60*60*24)" office:value-type="time" office:time-value="PT02H50M07.501S" calcext:value-type="time">
            <text:p>02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5.96" calcext:value-type="float">
            <text:p>705.96</text:p>
          </table:table-cell>
          <table:table-cell office:value-type="float" office:value="887.59" calcext:value-type="float">
            <text:p>887.59</text:p>
          </table:table-cell>
        </table:table-row>
        <table:table-row table:style-name="ro1">
          <table:table-cell office:value-type="float" office:value="10223501" calcext:value-type="float">
            <text:p>10223501</text:p>
          </table:table-cell>
          <table:table-cell table:style-name="ce1" table:formula="of:=[.A641]/1000/(60*60*24)" office:value-type="time" office:time-value="PT02H50M23.501S" calcext:value-type="time">
            <text:p>02:5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07.05" calcext:value-type="float">
            <text:p>707.05</text:p>
          </table:table-cell>
          <table:table-cell office:value-type="float" office:value="888.92" calcext:value-type="float">
            <text:p>888.92</text:p>
          </table:table-cell>
        </table:table-row>
        <table:table-row table:style-name="ro1">
          <table:table-cell office:value-type="float" office:value="10239501" calcext:value-type="float">
            <text:p>10239501</text:p>
          </table:table-cell>
          <table:table-cell table:style-name="ce1" table:formula="of:=[.A642]/1000/(60*60*24)" office:value-type="time" office:time-value="PT02H50M39.501S" calcext:value-type="time">
            <text:p>02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08.13" calcext:value-type="float">
            <text:p>708.13</text:p>
          </table:table-cell>
          <table:table-cell office:value-type="float" office:value="890.26" calcext:value-type="float">
            <text:p>890.26</text:p>
          </table:table-cell>
        </table:table-row>
        <table:table-row table:style-name="ro1">
          <table:table-cell office:value-type="float" office:value="10255501" calcext:value-type="float">
            <text:p>10255501</text:p>
          </table:table-cell>
          <table:table-cell table:style-name="ce1" table:formula="of:=[.A643]/1000/(60*60*24)" office:value-type="time" office:time-value="PT02H50M55.501S" calcext:value-type="time">
            <text:p>02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9.22" calcext:value-type="float">
            <text:p>709.22</text:p>
          </table:table-cell>
          <table:table-cell office:value-type="float" office:value="891.6" calcext:value-type="float">
            <text:p>891.6</text:p>
          </table:table-cell>
        </table:table-row>
        <table:table-row table:style-name="ro1">
          <table:table-cell office:value-type="float" office:value="10271501" calcext:value-type="float">
            <text:p>10271501</text:p>
          </table:table-cell>
          <table:table-cell table:style-name="ce1" table:formula="of:=[.A644]/1000/(60*60*24)" office:value-type="time" office:time-value="PT02H51M11.501S" calcext:value-type="time">
            <text:p>02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10.3" calcext:value-type="float">
            <text:p>710.3</text:p>
          </table:table-cell>
          <table:table-cell office:value-type="float" office:value="892.93" calcext:value-type="float">
            <text:p>892.93</text:p>
          </table:table-cell>
        </table:table-row>
        <table:table-row table:style-name="ro1">
          <table:table-cell office:value-type="float" office:value="10287500" calcext:value-type="float">
            <text:p>10287500</text:p>
          </table:table-cell>
          <table:table-cell table:style-name="ce1" table:formula="of:=[.A645]/1000/(60*60*24)" office:value-type="time" office:time-value="PT02H51M27.5S" calcext:value-type="time">
            <text:p>02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1.39" calcext:value-type="float">
            <text:p>711.39</text:p>
          </table:table-cell>
          <table:table-cell office:value-type="float" office:value="894.27" calcext:value-type="float">
            <text:p>894.27</text:p>
          </table:table-cell>
        </table:table-row>
        <table:table-row table:style-name="ro1">
          <table:table-cell office:value-type="float" office:value="10303501" calcext:value-type="float">
            <text:p>10303501</text:p>
          </table:table-cell>
          <table:table-cell table:style-name="ce1" table:formula="of:=[.A646]/1000/(60*60*24)" office:value-type="time" office:time-value="PT02H51M43.501S" calcext:value-type="time">
            <text:p>02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2.47" calcext:value-type="float">
            <text:p>712.47</text:p>
          </table:table-cell>
          <table:table-cell office:value-type="float" office:value="895.61" calcext:value-type="float">
            <text:p>895.61</text:p>
          </table:table-cell>
        </table:table-row>
        <table:table-row table:style-name="ro1">
          <table:table-cell office:value-type="float" office:value="10319501" calcext:value-type="float">
            <text:p>10319501</text:p>
          </table:table-cell>
          <table:table-cell table:style-name="ce1" table:formula="of:=[.A647]/1000/(60*60*24)" office:value-type="time" office:time-value="PT02H51M59.501S" calcext:value-type="time">
            <text:p>02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3.56" calcext:value-type="float">
            <text:p>713.56</text:p>
          </table:table-cell>
          <table:table-cell office:value-type="float" office:value="896.94" calcext:value-type="float">
            <text:p>896.94</text:p>
          </table:table-cell>
        </table:table-row>
        <table:table-row table:style-name="ro1">
          <table:table-cell office:value-type="float" office:value="10335501" calcext:value-type="float">
            <text:p>10335501</text:p>
          </table:table-cell>
          <table:table-cell table:style-name="ce1" table:formula="of:=[.A648]/1000/(60*60*24)" office:value-type="time" office:time-value="PT02H52M15.501S" calcext:value-type="time">
            <text:p>02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14.64" calcext:value-type="float">
            <text:p>714.64</text:p>
          </table:table-cell>
          <table:table-cell office:value-type="float" office:value="898.28" calcext:value-type="float">
            <text:p>898.28</text:p>
          </table:table-cell>
        </table:table-row>
        <table:table-row table:style-name="ro1">
          <table:table-cell office:value-type="float" office:value="10351501" calcext:value-type="float">
            <text:p>10351501</text:p>
          </table:table-cell>
          <table:table-cell table:style-name="ce1" table:formula="of:=[.A649]/1000/(60*60*24)" office:value-type="time" office:time-value="PT02H52M31.501S" calcext:value-type="time">
            <text:p>02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15.72" calcext:value-type="float">
            <text:p>715.72</text:p>
          </table:table-cell>
          <table:table-cell office:value-type="float" office:value="899.61" calcext:value-type="float">
            <text:p>899.61</text:p>
          </table:table-cell>
        </table:table-row>
        <table:table-row table:style-name="ro1">
          <table:table-cell office:value-type="float" office:value="10367501" calcext:value-type="float">
            <text:p>10367501</text:p>
          </table:table-cell>
          <table:table-cell table:style-name="ce1" table:formula="of:=[.A650]/1000/(60*60*24)" office:value-type="time" office:time-value="PT02H52M47.501S" calcext:value-type="time">
            <text:p>02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16.81" calcext:value-type="float">
            <text:p>716.81</text:p>
          </table:table-cell>
          <table:table-cell office:value-type="float" office:value="900.95" calcext:value-type="float">
            <text:p>900.95</text:p>
          </table:table-cell>
        </table:table-row>
        <table:table-row table:style-name="ro1">
          <table:table-cell office:value-type="float" office:value="10383501" calcext:value-type="float">
            <text:p>10383501</text:p>
          </table:table-cell>
          <table:table-cell table:style-name="ce1" table:formula="of:=[.A651]/1000/(60*60*24)" office:value-type="time" office:time-value="PT02H53M03.501S" calcext:value-type="time">
            <text:p>02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7.89" calcext:value-type="float">
            <text:p>717.89</text:p>
          </table:table-cell>
          <table:table-cell office:value-type="float" office:value="902.28" calcext:value-type="float">
            <text:p>902.28</text:p>
          </table:table-cell>
        </table:table-row>
        <table:table-row table:style-name="ro1">
          <table:table-cell office:value-type="float" office:value="10399501" calcext:value-type="float">
            <text:p>10399501</text:p>
          </table:table-cell>
          <table:table-cell table:style-name="ce1" table:formula="of:=[.A652]/1000/(60*60*24)" office:value-type="time" office:time-value="PT02H53M19.501S" calcext:value-type="time">
            <text:p>02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18.98" calcext:value-type="float">
            <text:p>718.98</text:p>
          </table:table-cell>
          <table:table-cell office:value-type="float" office:value="903.62" calcext:value-type="float">
            <text:p>903.62</text:p>
          </table:table-cell>
        </table:table-row>
        <table:table-row table:style-name="ro1">
          <table:table-cell office:value-type="float" office:value="10415501" calcext:value-type="float">
            <text:p>10415501</text:p>
          </table:table-cell>
          <table:table-cell table:style-name="ce1" table:formula="of:=[.A653]/1000/(60*60*24)" office:value-type="time" office:time-value="PT02H53M35.501S" calcext:value-type="time">
            <text:p>02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0.06" calcext:value-type="float">
            <text:p>720.06</text:p>
          </table:table-cell>
          <table:table-cell office:value-type="float" office:value="904.96" calcext:value-type="float">
            <text:p>904.96</text:p>
          </table:table-cell>
        </table:table-row>
        <table:table-row table:style-name="ro1">
          <table:table-cell office:value-type="float" office:value="10431501" calcext:value-type="float">
            <text:p>10431501</text:p>
          </table:table-cell>
          <table:table-cell table:style-name="ce1" table:formula="of:=[.A654]/1000/(60*60*24)" office:value-type="time" office:time-value="PT02H53M51.501S" calcext:value-type="time">
            <text:p>02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1.15" calcext:value-type="float">
            <text:p>721.15</text:p>
          </table:table-cell>
          <table:table-cell office:value-type="float" office:value="906.29" calcext:value-type="float">
            <text:p>906.29</text:p>
          </table:table-cell>
        </table:table-row>
        <table:table-row table:style-name="ro1">
          <table:table-cell office:value-type="float" office:value="10447501" calcext:value-type="float">
            <text:p>10447501</text:p>
          </table:table-cell>
          <table:table-cell table:style-name="ce1" table:formula="of:=[.A655]/1000/(60*60*24)" office:value-type="time" office:time-value="PT02H54M07.501S" calcext:value-type="time">
            <text:p>02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722.23" calcext:value-type="float">
            <text:p>722.23</text:p>
          </table:table-cell>
          <table:table-cell office:value-type="float" office:value="907.63" calcext:value-type="float">
            <text:p>907.63</text:p>
          </table:table-cell>
        </table:table-row>
        <table:table-row table:style-name="ro1">
          <table:table-cell office:value-type="float" office:value="10463501" calcext:value-type="float">
            <text:p>10463501</text:p>
          </table:table-cell>
          <table:table-cell table:style-name="ce1" table:formula="of:=[.A656]/1000/(60*60*24)" office:value-type="time" office:time-value="PT02H54M23.501S" calcext:value-type="time">
            <text:p>02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3.31" calcext:value-type="float">
            <text:p>723.31</text:p>
          </table:table-cell>
          <table:table-cell office:value-type="float" office:value="908.96" calcext:value-type="float">
            <text:p>908.96</text:p>
          </table:table-cell>
        </table:table-row>
        <table:table-row table:style-name="ro1">
          <table:table-cell office:value-type="float" office:value="10479501" calcext:value-type="float">
            <text:p>10479501</text:p>
          </table:table-cell>
          <table:table-cell table:style-name="ce1" table:formula="of:=[.A657]/1000/(60*60*24)" office:value-type="time" office:time-value="PT02H54M39.501S" calcext:value-type="time">
            <text:p>02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4.4" calcext:value-type="float">
            <text:p>724.4</text:p>
          </table:table-cell>
          <table:table-cell office:value-type="float" office:value="910.3" calcext:value-type="float">
            <text:p>910.3</text:p>
          </table:table-cell>
        </table:table-row>
        <table:table-row table:style-name="ro1">
          <table:table-cell office:value-type="float" office:value="10495501" calcext:value-type="float">
            <text:p>10495501</text:p>
          </table:table-cell>
          <table:table-cell table:style-name="ce1" table:formula="of:=[.A658]/1000/(60*60*24)" office:value-type="time" office:time-value="PT02H54M55.501S" calcext:value-type="time">
            <text:p>02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5.48" calcext:value-type="float">
            <text:p>725.48</text:p>
          </table:table-cell>
          <table:table-cell office:value-type="float" office:value="911.63" calcext:value-type="float">
            <text:p>911.63</text:p>
          </table:table-cell>
        </table:table-row>
        <table:table-row table:style-name="ro1">
          <table:table-cell office:value-type="float" office:value="10511501" calcext:value-type="float">
            <text:p>10511501</text:p>
          </table:table-cell>
          <table:table-cell table:style-name="ce1" table:formula="of:=[.A659]/1000/(60*60*24)" office:value-type="time" office:time-value="PT02H55M11.501S" calcext:value-type="time">
            <text:p>02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6.57" calcext:value-type="float">
            <text:p>726.57</text:p>
          </table:table-cell>
          <table:table-cell office:value-type="float" office:value="912.97" calcext:value-type="float">
            <text:p>912.97</text:p>
          </table:table-cell>
        </table:table-row>
        <table:table-row table:style-name="ro1">
          <table:table-cell office:value-type="float" office:value="10527501" calcext:value-type="float">
            <text:p>10527501</text:p>
          </table:table-cell>
          <table:table-cell table:style-name="ce1" table:formula="of:=[.A660]/1000/(60*60*24)" office:value-type="time" office:time-value="PT02H55M27.501S" calcext:value-type="time">
            <text:p>02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7.65" calcext:value-type="float">
            <text:p>727.65</text:p>
          </table:table-cell>
          <table:table-cell office:value-type="float" office:value="914.3" calcext:value-type="float">
            <text:p>914.3</text:p>
          </table:table-cell>
        </table:table-row>
        <table:table-row table:style-name="ro1">
          <table:table-cell office:value-type="float" office:value="10543501" calcext:value-type="float">
            <text:p>10543501</text:p>
          </table:table-cell>
          <table:table-cell table:style-name="ce1" table:formula="of:=[.A661]/1000/(60*60*24)" office:value-type="time" office:time-value="PT02H55M43.501S" calcext:value-type="time">
            <text:p>02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28.73" calcext:value-type="float">
            <text:p>728.73</text:p>
          </table:table-cell>
          <table:table-cell office:value-type="float" office:value="915.64" calcext:value-type="float">
            <text:p>915.64</text:p>
          </table:table-cell>
        </table:table-row>
        <table:table-row table:style-name="ro1">
          <table:table-cell office:value-type="float" office:value="10559501" calcext:value-type="float">
            <text:p>10559501</text:p>
          </table:table-cell>
          <table:table-cell table:style-name="ce1" table:formula="of:=[.A662]/1000/(60*60*24)" office:value-type="time" office:time-value="PT02H55M59.501S" calcext:value-type="time">
            <text:p>02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29.82" calcext:value-type="float">
            <text:p>729.82</text:p>
          </table:table-cell>
          <table:table-cell office:value-type="float" office:value="916.97" calcext:value-type="float">
            <text:p>916.97</text:p>
          </table:table-cell>
        </table:table-row>
        <table:table-row table:style-name="ro1">
          <table:table-cell office:value-type="float" office:value="10575501" calcext:value-type="float">
            <text:p>10575501</text:p>
          </table:table-cell>
          <table:table-cell table:style-name="ce1" table:formula="of:=[.A663]/1000/(60*60*24)" office:value-type="time" office:time-value="PT02H56M15.501S" calcext:value-type="time">
            <text:p>02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0.9" calcext:value-type="float">
            <text:p>730.9</text:p>
          </table:table-cell>
          <table:table-cell office:value-type="float" office:value="918.31" calcext:value-type="float">
            <text:p>918.31</text:p>
          </table:table-cell>
        </table:table-row>
        <table:table-row table:style-name="ro1">
          <table:table-cell office:value-type="float" office:value="10591501" calcext:value-type="float">
            <text:p>10591501</text:p>
          </table:table-cell>
          <table:table-cell table:style-name="ce1" table:formula="of:=[.A664]/1000/(60*60*24)" office:value-type="time" office:time-value="PT02H56M31.501S" calcext:value-type="time">
            <text:p>02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31.99" calcext:value-type="float">
            <text:p>731.99</text:p>
          </table:table-cell>
          <table:table-cell office:value-type="float" office:value="919.64" calcext:value-type="float">
            <text:p>919.64</text:p>
          </table:table-cell>
        </table:table-row>
        <table:table-row table:style-name="ro1">
          <table:table-cell office:value-type="float" office:value="10607501" calcext:value-type="float">
            <text:p>10607501</text:p>
          </table:table-cell>
          <table:table-cell table:style-name="ce1" table:formula="of:=[.A665]/1000/(60*60*24)" office:value-type="time" office:time-value="PT02H56M47.501S" calcext:value-type="time">
            <text:p>02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33.07" calcext:value-type="float">
            <text:p>733.07</text:p>
          </table:table-cell>
          <table:table-cell office:value-type="float" office:value="920.98" calcext:value-type="float">
            <text:p>920.98</text:p>
          </table:table-cell>
        </table:table-row>
        <table:table-row table:style-name="ro1">
          <table:table-cell office:value-type="float" office:value="10623501" calcext:value-type="float">
            <text:p>10623501</text:p>
          </table:table-cell>
          <table:table-cell table:style-name="ce1" table:formula="of:=[.A666]/1000/(60*60*24)" office:value-type="time" office:time-value="PT02H57M03.501S" calcext:value-type="time">
            <text:p>02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734.15" calcext:value-type="float">
            <text:p>734.15</text:p>
          </table:table-cell>
          <table:table-cell office:value-type="float" office:value="922.31" calcext:value-type="float">
            <text:p>922.31</text:p>
          </table:table-cell>
        </table:table-row>
        <table:table-row table:style-name="ro1">
          <table:table-cell office:value-type="float" office:value="10639501" calcext:value-type="float">
            <text:p>10639501</text:p>
          </table:table-cell>
          <table:table-cell table:style-name="ce1" table:formula="of:=[.A667]/1000/(60*60*24)" office:value-type="time" office:time-value="PT02H57M19.501S" calcext:value-type="time">
            <text:p>02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735.24" calcext:value-type="float">
            <text:p>735.24</text:p>
          </table:table-cell>
          <table:table-cell office:value-type="float" office:value="923.64" calcext:value-type="float">
            <text:p>923.64</text:p>
          </table:table-cell>
        </table:table-row>
        <table:table-row table:style-name="ro1">
          <table:table-cell office:value-type="float" office:value="10655501" calcext:value-type="float">
            <text:p>10655501</text:p>
          </table:table-cell>
          <table:table-cell table:style-name="ce1" table:formula="of:=[.A668]/1000/(60*60*24)" office:value-type="time" office:time-value="PT02H57M35.501S" calcext:value-type="time">
            <text:p>02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736.32" calcext:value-type="float">
            <text:p>736.32</text:p>
          </table:table-cell>
          <table:table-cell office:value-type="float" office:value="924.98" calcext:value-type="float">
            <text:p>924.98</text:p>
          </table:table-cell>
        </table:table-row>
        <table:table-row table:style-name="ro1">
          <table:table-cell office:value-type="float" office:value="10671501" calcext:value-type="float">
            <text:p>10671501</text:p>
          </table:table-cell>
          <table:table-cell table:style-name="ce1" table:formula="of:=[.A669]/1000/(60*60*24)" office:value-type="time" office:time-value="PT02H57M51.501S" calcext:value-type="time">
            <text:p>02:5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37.41" calcext:value-type="float">
            <text:p>737.41</text:p>
          </table:table-cell>
          <table:table-cell office:value-type="float" office:value="926.31" calcext:value-type="float">
            <text:p>926.31</text:p>
          </table:table-cell>
        </table:table-row>
        <table:table-row table:style-name="ro1">
          <table:table-cell office:value-type="float" office:value="10687501" calcext:value-type="float">
            <text:p>10687501</text:p>
          </table:table-cell>
          <table:table-cell table:style-name="ce1" table:formula="of:=[.A670]/1000/(60*60*24)" office:value-type="time" office:time-value="PT02H58M07.501S" calcext:value-type="time">
            <text:p>02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38.49" calcext:value-type="float">
            <text:p>738.49</text:p>
          </table:table-cell>
          <table:table-cell office:value-type="float" office:value="927.64" calcext:value-type="float">
            <text:p>927.64</text:p>
          </table:table-cell>
        </table:table-row>
        <table:table-row table:style-name="ro1">
          <table:table-cell office:value-type="float" office:value="10703501" calcext:value-type="float">
            <text:p>10703501</text:p>
          </table:table-cell>
          <table:table-cell table:style-name="ce1" table:formula="of:=[.A671]/1000/(60*60*24)" office:value-type="time" office:time-value="PT02H58M23.501S" calcext:value-type="time">
            <text:p>02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39.57" calcext:value-type="float">
            <text:p>739.57</text:p>
          </table:table-cell>
          <table:table-cell office:value-type="float" office:value="928.98" calcext:value-type="float">
            <text:p>928.98</text:p>
          </table:table-cell>
        </table:table-row>
        <table:table-row table:style-name="ro1">
          <table:table-cell office:value-type="float" office:value="10719501" calcext:value-type="float">
            <text:p>10719501</text:p>
          </table:table-cell>
          <table:table-cell table:style-name="ce1" table:formula="of:=[.A672]/1000/(60*60*24)" office:value-type="time" office:time-value="PT02H58M39.501S" calcext:value-type="time">
            <text:p>02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40.66" calcext:value-type="float">
            <text:p>740.66</text:p>
          </table:table-cell>
          <table:table-cell office:value-type="float" office:value="930.31" calcext:value-type="float">
            <text:p>930.31</text:p>
          </table:table-cell>
        </table:table-row>
        <table:table-row table:style-name="ro1">
          <table:table-cell office:value-type="float" office:value="10735501" calcext:value-type="float">
            <text:p>10735501</text:p>
          </table:table-cell>
          <table:table-cell table:style-name="ce1" table:formula="of:=[.A673]/1000/(60*60*24)" office:value-type="time" office:time-value="PT02H58M55.501S" calcext:value-type="time">
            <text:p>02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41.74" calcext:value-type="float">
            <text:p>741.74</text:p>
          </table:table-cell>
          <table:table-cell office:value-type="float" office:value="931.64" calcext:value-type="float">
            <text:p>931.64</text:p>
          </table:table-cell>
        </table:table-row>
        <table:table-row table:style-name="ro1">
          <table:table-cell office:value-type="float" office:value="10751501" calcext:value-type="float">
            <text:p>10751501</text:p>
          </table:table-cell>
          <table:table-cell table:style-name="ce1" table:formula="of:=[.A674]/1000/(60*60*24)" office:value-type="time" office:time-value="PT02H59M11.501S" calcext:value-type="time">
            <text:p>02:5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42.83" calcext:value-type="float">
            <text:p>742.83</text:p>
          </table:table-cell>
          <table:table-cell office:value-type="float" office:value="932.98" calcext:value-type="float">
            <text:p>932.98</text:p>
          </table:table-cell>
        </table:table-row>
        <table:table-row table:style-name="ro1">
          <table:table-cell office:value-type="float" office:value="10767501" calcext:value-type="float">
            <text:p>10767501</text:p>
          </table:table-cell>
          <table:table-cell table:style-name="ce1" table:formula="of:=[.A675]/1000/(60*60*24)" office:value-type="time" office:time-value="PT02H59M27.501S" calcext:value-type="time">
            <text:p>02:5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43.91" calcext:value-type="float">
            <text:p>743.91</text:p>
          </table:table-cell>
          <table:table-cell office:value-type="float" office:value="934.31" calcext:value-type="float">
            <text:p>934.31</text:p>
          </table:table-cell>
        </table:table-row>
        <table:table-row table:style-name="ro1">
          <table:table-cell office:value-type="float" office:value="10783501" calcext:value-type="float">
            <text:p>10783501</text:p>
          </table:table-cell>
          <table:table-cell table:style-name="ce1" table:formula="of:=[.A676]/1000/(60*60*24)" office:value-type="time" office:time-value="PT02H59M43.501S" calcext:value-type="time">
            <text:p>02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44.99" calcext:value-type="float">
            <text:p>744.99</text:p>
          </table:table-cell>
          <table:table-cell office:value-type="float" office:value="935.64" calcext:value-type="float">
            <text:p>935.64</text:p>
          </table:table-cell>
        </table:table-row>
        <table:table-row table:style-name="ro1">
          <table:table-cell office:value-type="float" office:value="10799501" calcext:value-type="float">
            <text:p>10799501</text:p>
          </table:table-cell>
          <table:table-cell table:style-name="ce1" table:formula="of:=[.A677]/1000/(60*60*24)" office:value-type="time" office:time-value="PT02H59M59.501S" calcext:value-type="time">
            <text:p>03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46.08" calcext:value-type="float">
            <text:p>746.08</text:p>
          </table:table-cell>
          <table:table-cell office:value-type="float" office:value="936.98" calcext:value-type="float">
            <text:p>936.98</text:p>
          </table:table-cell>
        </table:table-row>
        <table:table-row table:style-name="ro1">
          <table:table-cell office:value-type="float" office:value="10815501" calcext:value-type="float">
            <text:p>10815501</text:p>
          </table:table-cell>
          <table:table-cell table:style-name="ce1" table:formula="of:=[.A678]/1000/(60*60*24)" office:value-type="time" office:time-value="PT03H00M15.501S" calcext:value-type="time">
            <text:p>03:0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47.16" calcext:value-type="float">
            <text:p>747.16</text:p>
          </table:table-cell>
          <table:table-cell office:value-type="float" office:value="938.31" calcext:value-type="float">
            <text:p>938.31</text:p>
          </table:table-cell>
        </table:table-row>
        <table:table-row table:style-name="ro1">
          <table:table-cell office:value-type="float" office:value="10831501" calcext:value-type="float">
            <text:p>10831501</text:p>
          </table:table-cell>
          <table:table-cell table:style-name="ce1" table:formula="of:=[.A679]/1000/(60*60*24)" office:value-type="time" office:time-value="PT03H00M31.501S" calcext:value-type="time">
            <text:p>03:0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48.25" calcext:value-type="float">
            <text:p>748.25</text:p>
          </table:table-cell>
          <table:table-cell office:value-type="float" office:value="939.64" calcext:value-type="float">
            <text:p>939.64</text:p>
          </table:table-cell>
        </table:table-row>
        <table:table-row table:style-name="ro1">
          <table:table-cell office:value-type="float" office:value="10847501" calcext:value-type="float">
            <text:p>10847501</text:p>
          </table:table-cell>
          <table:table-cell table:style-name="ce1" table:formula="of:=[.A680]/1000/(60*60*24)" office:value-type="time" office:time-value="PT03H00M47.501S" calcext:value-type="time">
            <text:p>03:0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49.33" calcext:value-type="float">
            <text:p>749.33</text:p>
          </table:table-cell>
          <table:table-cell office:value-type="float" office:value="940.98" calcext:value-type="float">
            <text:p>940.98</text:p>
          </table:table-cell>
        </table:table-row>
        <table:table-row table:style-name="ro1">
          <table:table-cell office:value-type="float" office:value="10863501" calcext:value-type="float">
            <text:p>10863501</text:p>
          </table:table-cell>
          <table:table-cell table:style-name="ce1" table:formula="of:=[.A681]/1000/(60*60*24)" office:value-type="time" office:time-value="PT03H01M03.501S" calcext:value-type="time">
            <text:p>03:0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0.41" calcext:value-type="float">
            <text:p>750.41</text:p>
          </table:table-cell>
          <table:table-cell office:value-type="float" office:value="942.31" calcext:value-type="float">
            <text:p>942.31</text:p>
          </table:table-cell>
        </table:table-row>
        <table:table-row table:style-name="ro1">
          <table:table-cell office:value-type="float" office:value="10879501" calcext:value-type="float">
            <text:p>10879501</text:p>
          </table:table-cell>
          <table:table-cell table:style-name="ce1" table:formula="of:=[.A682]/1000/(60*60*24)" office:value-type="time" office:time-value="PT03H01M19.501S" calcext:value-type="time">
            <text:p>03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51.5" calcext:value-type="float">
            <text:p>751.5</text:p>
          </table:table-cell>
          <table:table-cell office:value-type="float" office:value="943.64" calcext:value-type="float">
            <text:p>943.64</text:p>
          </table:table-cell>
        </table:table-row>
        <table:table-row table:style-name="ro1">
          <table:table-cell office:value-type="float" office:value="10895501" calcext:value-type="float">
            <text:p>10895501</text:p>
          </table:table-cell>
          <table:table-cell table:style-name="ce1" table:formula="of:=[.A683]/1000/(60*60*24)" office:value-type="time" office:time-value="PT03H01M35.501S" calcext:value-type="time">
            <text:p>03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2.58" calcext:value-type="float">
            <text:p>752.58</text:p>
          </table:table-cell>
          <table:table-cell office:value-type="float" office:value="944.97" calcext:value-type="float">
            <text:p>944.97</text:p>
          </table:table-cell>
        </table:table-row>
        <table:table-row table:style-name="ro1">
          <table:table-cell office:value-type="float" office:value="10911501" calcext:value-type="float">
            <text:p>10911501</text:p>
          </table:table-cell>
          <table:table-cell table:style-name="ce1" table:formula="of:=[.A684]/1000/(60*60*24)" office:value-type="time" office:time-value="PT03H01M51.501S" calcext:value-type="time">
            <text:p>03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53.67" calcext:value-type="float">
            <text:p>753.67</text:p>
          </table:table-cell>
          <table:table-cell office:value-type="float" office:value="946.3" calcext:value-type="float">
            <text:p>946.3</text:p>
          </table:table-cell>
        </table:table-row>
        <table:table-row table:style-name="ro1">
          <table:table-cell office:value-type="float" office:value="10927501" calcext:value-type="float">
            <text:p>10927501</text:p>
          </table:table-cell>
          <table:table-cell table:style-name="ce1" table:formula="of:=[.A685]/1000/(60*60*24)" office:value-type="time" office:time-value="PT03H02M07.501S" calcext:value-type="time">
            <text:p>03:0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4.75" calcext:value-type="float">
            <text:p>754.75</text:p>
          </table:table-cell>
          <table:table-cell office:value-type="float" office:value="947.63" calcext:value-type="float">
            <text:p>947.63</text:p>
          </table:table-cell>
        </table:table-row>
        <table:table-row table:style-name="ro1">
          <table:table-cell office:value-type="float" office:value="10943501" calcext:value-type="float">
            <text:p>10943501</text:p>
          </table:table-cell>
          <table:table-cell table:style-name="ce1" table:formula="of:=[.A686]/1000/(60*60*24)" office:value-type="time" office:time-value="PT03H02M23.501S" calcext:value-type="time">
            <text:p>03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5.83" calcext:value-type="float">
            <text:p>755.83</text:p>
          </table:table-cell>
          <table:table-cell office:value-type="float" office:value="948.97" calcext:value-type="float">
            <text:p>948.97</text:p>
          </table:table-cell>
        </table:table-row>
        <table:table-row table:style-name="ro1">
          <table:table-cell office:value-type="float" office:value="10959501" calcext:value-type="float">
            <text:p>10959501</text:p>
          </table:table-cell>
          <table:table-cell table:style-name="ce1" table:formula="of:=[.A687]/1000/(60*60*24)" office:value-type="time" office:time-value="PT03H02M39.501S" calcext:value-type="time">
            <text:p>03:0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6.92" calcext:value-type="float">
            <text:p>756.92</text:p>
          </table:table-cell>
          <table:table-cell office:value-type="float" office:value="950.3" calcext:value-type="float">
            <text:p>950.3</text:p>
          </table:table-cell>
        </table:table-row>
        <table:table-row table:style-name="ro1">
          <table:table-cell office:value-type="float" office:value="10975501" calcext:value-type="float">
            <text:p>10975501</text:p>
          </table:table-cell>
          <table:table-cell table:style-name="ce1" table:formula="of:=[.A688]/1000/(60*60*24)" office:value-type="time" office:time-value="PT03H02M55.501S" calcext:value-type="time">
            <text:p>03:0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8" calcext:value-type="float">
            <text:p>758</text:p>
          </table:table-cell>
          <table:table-cell office:value-type="float" office:value="951.63" calcext:value-type="float">
            <text:p>951.63</text:p>
          </table:table-cell>
        </table:table-row>
        <table:table-row table:style-name="ro1">
          <table:table-cell office:value-type="float" office:value="10991501" calcext:value-type="float">
            <text:p>10991501</text:p>
          </table:table-cell>
          <table:table-cell table:style-name="ce1" table:formula="of:=[.A689]/1000/(60*60*24)" office:value-type="time" office:time-value="PT03H03M11.501S" calcext:value-type="time">
            <text:p>03:0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59.08" calcext:value-type="float">
            <text:p>759.08</text:p>
          </table:table-cell>
          <table:table-cell office:value-type="float" office:value="952.96" calcext:value-type="float">
            <text:p>952.96</text:p>
          </table:table-cell>
        </table:table-row>
        <table:table-row table:style-name="ro1">
          <table:table-cell office:value-type="float" office:value="11007501" calcext:value-type="float">
            <text:p>11007501</text:p>
          </table:table-cell>
          <table:table-cell table:style-name="ce1" table:formula="of:=[.A690]/1000/(60*60*24)" office:value-type="time" office:time-value="PT03H03M27.501S" calcext:value-type="time">
            <text:p>03:0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0.17" calcext:value-type="float">
            <text:p>760.17</text:p>
          </table:table-cell>
          <table:table-cell office:value-type="float" office:value="954.29" calcext:value-type="float">
            <text:p>954.29</text:p>
          </table:table-cell>
        </table:table-row>
        <table:table-row table:style-name="ro1">
          <table:table-cell office:value-type="float" office:value="11023501" calcext:value-type="float">
            <text:p>11023501</text:p>
          </table:table-cell>
          <table:table-cell table:style-name="ce1" table:formula="of:=[.A691]/1000/(60*60*24)" office:value-type="time" office:time-value="PT03H03M43.501S" calcext:value-type="time">
            <text:p>03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1.25" calcext:value-type="float">
            <text:p>761.25</text:p>
          </table:table-cell>
          <table:table-cell office:value-type="float" office:value="955.63" calcext:value-type="float">
            <text:p>955.63</text:p>
          </table:table-cell>
        </table:table-row>
        <table:table-row table:style-name="ro1">
          <table:table-cell office:value-type="float" office:value="11039501" calcext:value-type="float">
            <text:p>11039501</text:p>
          </table:table-cell>
          <table:table-cell table:style-name="ce1" table:formula="of:=[.A692]/1000/(60*60*24)" office:value-type="time" office:time-value="PT03H03M59.501S" calcext:value-type="time">
            <text:p>03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2.34" calcext:value-type="float">
            <text:p>762.34</text:p>
          </table:table-cell>
          <table:table-cell office:value-type="float" office:value="956.96" calcext:value-type="float">
            <text:p>956.96</text:p>
          </table:table-cell>
        </table:table-row>
        <table:table-row table:style-name="ro1">
          <table:table-cell office:value-type="float" office:value="11055501" calcext:value-type="float">
            <text:p>11055501</text:p>
          </table:table-cell>
          <table:table-cell table:style-name="ce1" table:formula="of:=[.A693]/1000/(60*60*24)" office:value-type="time" office:time-value="PT03H04M15.501S" calcext:value-type="time">
            <text:p>03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3.42" calcext:value-type="float">
            <text:p>763.42</text:p>
          </table:table-cell>
          <table:table-cell office:value-type="float" office:value="958.29" calcext:value-type="float">
            <text:p>958.29</text:p>
          </table:table-cell>
        </table:table-row>
        <table:table-row table:style-name="ro1">
          <table:table-cell office:value-type="float" office:value="11071501" calcext:value-type="float">
            <text:p>11071501</text:p>
          </table:table-cell>
          <table:table-cell table:style-name="ce1" table:formula="of:=[.A694]/1000/(60*60*24)" office:value-type="time" office:time-value="PT03H04M31.501S" calcext:value-type="time">
            <text:p>03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64.5" calcext:value-type="float">
            <text:p>764.5</text:p>
          </table:table-cell>
          <table:table-cell office:value-type="float" office:value="959.62" calcext:value-type="float">
            <text:p>959.62</text:p>
          </table:table-cell>
        </table:table-row>
        <table:table-row table:style-name="ro1">
          <table:table-cell office:value-type="float" office:value="11087501" calcext:value-type="float">
            <text:p>11087501</text:p>
          </table:table-cell>
          <table:table-cell table:style-name="ce1" table:formula="of:=[.A695]/1000/(60*60*24)" office:value-type="time" office:time-value="PT03H04M47.501S" calcext:value-type="time">
            <text:p>03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5.59" calcext:value-type="float">
            <text:p>765.59</text:p>
          </table:table-cell>
          <table:table-cell office:value-type="float" office:value="960.95" calcext:value-type="float">
            <text:p>960.95</text:p>
          </table:table-cell>
        </table:table-row>
        <table:table-row table:style-name="ro1">
          <table:table-cell office:value-type="float" office:value="11103501" calcext:value-type="float">
            <text:p>11103501</text:p>
          </table:table-cell>
          <table:table-cell table:style-name="ce1" table:formula="of:=[.A696]/1000/(60*60*24)" office:value-type="time" office:time-value="PT03H05M03.501S" calcext:value-type="time">
            <text:p>03:0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6.67" calcext:value-type="float">
            <text:p>766.67</text:p>
          </table:table-cell>
          <table:table-cell office:value-type="float" office:value="962.28" calcext:value-type="float">
            <text:p>962.28</text:p>
          </table:table-cell>
        </table:table-row>
        <table:table-row table:style-name="ro1">
          <table:table-cell office:value-type="float" office:value="11119501" calcext:value-type="float">
            <text:p>11119501</text:p>
          </table:table-cell>
          <table:table-cell table:style-name="ce1" table:formula="of:=[.A697]/1000/(60*60*24)" office:value-type="time" office:time-value="PT03H05M19.501S" calcext:value-type="time">
            <text:p>03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7.75" calcext:value-type="float">
            <text:p>767.75</text:p>
          </table:table-cell>
          <table:table-cell office:value-type="float" office:value="963.61" calcext:value-type="float">
            <text:p>963.61</text:p>
          </table:table-cell>
        </table:table-row>
        <table:table-row table:style-name="ro1">
          <table:table-cell office:value-type="float" office:value="11135501" calcext:value-type="float">
            <text:p>11135501</text:p>
          </table:table-cell>
          <table:table-cell table:style-name="ce1" table:formula="of:=[.A698]/1000/(60*60*24)" office:value-type="time" office:time-value="PT03H05M35.501S" calcext:value-type="time">
            <text:p>03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68.84" calcext:value-type="float">
            <text:p>768.84</text:p>
          </table:table-cell>
          <table:table-cell office:value-type="float" office:value="964.94" calcext:value-type="float">
            <text:p>964.94</text:p>
          </table:table-cell>
        </table:table-row>
        <table:table-row table:style-name="ro1">
          <table:table-cell office:value-type="float" office:value="11151501" calcext:value-type="float">
            <text:p>11151501</text:p>
          </table:table-cell>
          <table:table-cell table:style-name="ce1" table:formula="of:=[.A699]/1000/(60*60*24)" office:value-type="time" office:time-value="PT03H05M51.501S" calcext:value-type="time">
            <text:p>03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769.92" calcext:value-type="float">
            <text:p>769.92</text:p>
          </table:table-cell>
          <table:table-cell office:value-type="float" office:value="966.28" calcext:value-type="float">
            <text:p>966.28</text:p>
          </table:table-cell>
        </table:table-row>
        <table:table-row table:style-name="ro1">
          <table:table-cell office:value-type="float" office:value="11167501" calcext:value-type="float">
            <text:p>11167501</text:p>
          </table:table-cell>
          <table:table-cell table:style-name="ce1" table:formula="of:=[.A700]/1000/(60*60*24)" office:value-type="time" office:time-value="PT03H06M07.501S" calcext:value-type="time">
            <text:p>03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1" calcext:value-type="float">
            <text:p>771</text:p>
          </table:table-cell>
          <table:table-cell office:value-type="float" office:value="967.61" calcext:value-type="float">
            <text:p>967.61</text:p>
          </table:table-cell>
        </table:table-row>
        <table:table-row table:style-name="ro1">
          <table:table-cell office:value-type="float" office:value="11183501" calcext:value-type="float">
            <text:p>11183501</text:p>
          </table:table-cell>
          <table:table-cell table:style-name="ce1" table:formula="of:=[.A701]/1000/(60*60*24)" office:value-type="time" office:time-value="PT03H06M23.501S" calcext:value-type="time">
            <text:p>03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2.09" calcext:value-type="float">
            <text:p>772.09</text:p>
          </table:table-cell>
          <table:table-cell office:value-type="float" office:value="968.94" calcext:value-type="float">
            <text:p>968.94</text:p>
          </table:table-cell>
        </table:table-row>
        <table:table-row table:style-name="ro1">
          <table:table-cell office:value-type="float" office:value="11199501" calcext:value-type="float">
            <text:p>11199501</text:p>
          </table:table-cell>
          <table:table-cell table:style-name="ce1" table:formula="of:=[.A702]/1000/(60*60*24)" office:value-type="time" office:time-value="PT03H06M39.501S" calcext:value-type="time">
            <text:p>03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773.17" calcext:value-type="float">
            <text:p>773.17</text:p>
          </table:table-cell>
          <table:table-cell office:value-type="float" office:value="970.27" calcext:value-type="float">
            <text:p>970.27</text:p>
          </table:table-cell>
        </table:table-row>
        <table:table-row table:style-name="ro1">
          <table:table-cell office:value-type="float" office:value="11215501" calcext:value-type="float">
            <text:p>11215501</text:p>
          </table:table-cell>
          <table:table-cell table:style-name="ce1" table:formula="of:=[.A703]/1000/(60*60*24)" office:value-type="time" office:time-value="PT03H06M55.501S" calcext:value-type="time">
            <text:p>03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4.25" calcext:value-type="float">
            <text:p>774.25</text:p>
          </table:table-cell>
          <table:table-cell office:value-type="float" office:value="971.6" calcext:value-type="float">
            <text:p>971.6</text:p>
          </table:table-cell>
        </table:table-row>
        <table:table-row table:style-name="ro1">
          <table:table-cell office:value-type="float" office:value="11231501" calcext:value-type="float">
            <text:p>11231501</text:p>
          </table:table-cell>
          <table:table-cell table:style-name="ce1" table:formula="of:=[.A704]/1000/(60*60*24)" office:value-type="time" office:time-value="PT03H07M11.501S" calcext:value-type="time">
            <text:p>03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775.34" calcext:value-type="float">
            <text:p>775.34</text:p>
          </table:table-cell>
          <table:table-cell office:value-type="float" office:value="972.93" calcext:value-type="float">
            <text:p>972.93</text:p>
          </table:table-cell>
        </table:table-row>
        <table:table-row table:style-name="ro1">
          <table:table-cell office:value-type="float" office:value="11247501" calcext:value-type="float">
            <text:p>11247501</text:p>
          </table:table-cell>
          <table:table-cell table:style-name="ce1" table:formula="of:=[.A705]/1000/(60*60*24)" office:value-type="time" office:time-value="PT03H07M27.501S" calcext:value-type="time">
            <text:p>03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6.42" calcext:value-type="float">
            <text:p>776.42</text:p>
          </table:table-cell>
          <table:table-cell office:value-type="float" office:value="974.26" calcext:value-type="float">
            <text:p>974.26</text:p>
          </table:table-cell>
        </table:table-row>
        <table:table-row table:style-name="ro1">
          <table:table-cell office:value-type="float" office:value="11263501" calcext:value-type="float">
            <text:p>11263501</text:p>
          </table:table-cell>
          <table:table-cell table:style-name="ce1" table:formula="of:=[.A706]/1000/(60*60*24)" office:value-type="time" office:time-value="PT03H07M43.501S" calcext:value-type="time">
            <text:p>03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7.5" calcext:value-type="float">
            <text:p>777.5</text:p>
          </table:table-cell>
          <table:table-cell office:value-type="float" office:value="975.59" calcext:value-type="float">
            <text:p>975.59</text:p>
          </table:table-cell>
        </table:table-row>
        <table:table-row table:style-name="ro1">
          <table:table-cell office:value-type="float" office:value="11279501" calcext:value-type="float">
            <text:p>11279501</text:p>
          </table:table-cell>
          <table:table-cell table:style-name="ce1" table:formula="of:=[.A707]/1000/(60*60*24)" office:value-type="time" office:time-value="PT03H07M59.501S" calcext:value-type="time">
            <text:p>03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8.59" calcext:value-type="float">
            <text:p>778.59</text:p>
          </table:table-cell>
          <table:table-cell office:value-type="float" office:value="976.92" calcext:value-type="float">
            <text:p>976.92</text:p>
          </table:table-cell>
        </table:table-row>
        <table:table-row table:style-name="ro1">
          <table:table-cell office:value-type="float" office:value="11295501" calcext:value-type="float">
            <text:p>11295501</text:p>
          </table:table-cell>
          <table:table-cell table:style-name="ce1" table:formula="of:=[.A708]/1000/(60*60*24)" office:value-type="time" office:time-value="PT03H08M15.501S" calcext:value-type="time">
            <text:p>03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79.67" calcext:value-type="float">
            <text:p>779.67</text:p>
          </table:table-cell>
          <table:table-cell office:value-type="float" office:value="978.25" calcext:value-type="float">
            <text:p>978.25</text:p>
          </table:table-cell>
        </table:table-row>
        <table:table-row table:style-name="ro1">
          <table:table-cell office:value-type="float" office:value="11311501" calcext:value-type="float">
            <text:p>11311501</text:p>
          </table:table-cell>
          <table:table-cell table:style-name="ce1" table:formula="of:=[.A709]/1000/(60*60*24)" office:value-type="time" office:time-value="PT03H08M31.501S" calcext:value-type="time">
            <text:p>03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0.75" calcext:value-type="float">
            <text:p>780.75</text:p>
          </table:table-cell>
          <table:table-cell office:value-type="float" office:value="979.58" calcext:value-type="float">
            <text:p>979.58</text:p>
          </table:table-cell>
        </table:table-row>
        <table:table-row table:style-name="ro1">
          <table:table-cell office:value-type="float" office:value="11327501" calcext:value-type="float">
            <text:p>11327501</text:p>
          </table:table-cell>
          <table:table-cell table:style-name="ce1" table:formula="of:=[.A710]/1000/(60*60*24)" office:value-type="time" office:time-value="PT03H08M47.501S" calcext:value-type="time">
            <text:p>03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1.84" calcext:value-type="float">
            <text:p>781.84</text:p>
          </table:table-cell>
          <table:table-cell office:value-type="float" office:value="980.91" calcext:value-type="float">
            <text:p>980.91</text:p>
          </table:table-cell>
        </table:table-row>
        <table:table-row table:style-name="ro1">
          <table:table-cell office:value-type="float" office:value="11343501" calcext:value-type="float">
            <text:p>11343501</text:p>
          </table:table-cell>
          <table:table-cell table:style-name="ce1" table:formula="of:=[.A711]/1000/(60*60*24)" office:value-type="time" office:time-value="PT03H09M03.501S" calcext:value-type="time">
            <text:p>03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2.92" calcext:value-type="float">
            <text:p>782.92</text:p>
          </table:table-cell>
          <table:table-cell office:value-type="float" office:value="982.24" calcext:value-type="float">
            <text:p>982.24</text:p>
          </table:table-cell>
        </table:table-row>
        <table:table-row table:style-name="ro1">
          <table:table-cell office:value-type="float" office:value="11359501" calcext:value-type="float">
            <text:p>11359501</text:p>
          </table:table-cell>
          <table:table-cell table:style-name="ce1" table:formula="of:=[.A712]/1000/(60*60*24)" office:value-type="time" office:time-value="PT03H09M19.501S" calcext:value-type="time">
            <text:p>03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4" calcext:value-type="float">
            <text:p>784</text:p>
          </table:table-cell>
          <table:table-cell office:value-type="float" office:value="983.57" calcext:value-type="float">
            <text:p>983.57</text:p>
          </table:table-cell>
        </table:table-row>
        <table:table-row table:style-name="ro1">
          <table:table-cell office:value-type="float" office:value="11375501" calcext:value-type="float">
            <text:p>11375501</text:p>
          </table:table-cell>
          <table:table-cell table:style-name="ce1" table:formula="of:=[.A713]/1000/(60*60*24)" office:value-type="time" office:time-value="PT03H09M35.501S" calcext:value-type="time">
            <text:p>03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5.09" calcext:value-type="float">
            <text:p>785.09</text:p>
          </table:table-cell>
          <table:table-cell office:value-type="float" office:value="984.9" calcext:value-type="float">
            <text:p>984.9</text:p>
          </table:table-cell>
        </table:table-row>
        <table:table-row table:style-name="ro1">
          <table:table-cell office:value-type="float" office:value="11391501" calcext:value-type="float">
            <text:p>11391501</text:p>
          </table:table-cell>
          <table:table-cell table:style-name="ce1" table:formula="of:=[.A714]/1000/(60*60*24)" office:value-type="time" office:time-value="PT03H09M51.501S" calcext:value-type="time">
            <text:p>03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86.17" calcext:value-type="float">
            <text:p>786.17</text:p>
          </table:table-cell>
          <table:table-cell office:value-type="float" office:value="986.23" calcext:value-type="float">
            <text:p>986.23</text:p>
          </table:table-cell>
        </table:table-row>
        <table:table-row table:style-name="ro1">
          <table:table-cell office:value-type="float" office:value="11407501" calcext:value-type="float">
            <text:p>11407501</text:p>
          </table:table-cell>
          <table:table-cell table:style-name="ce1" table:formula="of:=[.A715]/1000/(60*60*24)" office:value-type="time" office:time-value="PT03H10M07.501S" calcext:value-type="time">
            <text:p>03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87.25" calcext:value-type="float">
            <text:p>787.25</text:p>
          </table:table-cell>
          <table:table-cell office:value-type="float" office:value="987.56" calcext:value-type="float">
            <text:p>987.56</text:p>
          </table:table-cell>
        </table:table-row>
        <table:table-row table:style-name="ro1">
          <table:table-cell office:value-type="float" office:value="11423501" calcext:value-type="float">
            <text:p>11423501</text:p>
          </table:table-cell>
          <table:table-cell table:style-name="ce1" table:formula="of:=[.A716]/1000/(60*60*24)" office:value-type="time" office:time-value="PT03H10M23.501S" calcext:value-type="time">
            <text:p>03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88.33" calcext:value-type="float">
            <text:p>788.33</text:p>
          </table:table-cell>
          <table:table-cell office:value-type="float" office:value="988.89" calcext:value-type="float">
            <text:p>988.89</text:p>
          </table:table-cell>
        </table:table-row>
        <table:table-row table:style-name="ro1">
          <table:table-cell office:value-type="float" office:value="11439501" calcext:value-type="float">
            <text:p>11439501</text:p>
          </table:table-cell>
          <table:table-cell table:style-name="ce1" table:formula="of:=[.A717]/1000/(60*60*24)" office:value-type="time" office:time-value="PT03H10M39.501S" calcext:value-type="time">
            <text:p>03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89.42" calcext:value-type="float">
            <text:p>789.42</text:p>
          </table:table-cell>
          <table:table-cell office:value-type="float" office:value="990.22" calcext:value-type="float">
            <text:p>990.22</text:p>
          </table:table-cell>
        </table:table-row>
        <table:table-row table:style-name="ro1">
          <table:table-cell office:value-type="float" office:value="11455501" calcext:value-type="float">
            <text:p>11455501</text:p>
          </table:table-cell>
          <table:table-cell table:style-name="ce1" table:formula="of:=[.A718]/1000/(60*60*24)" office:value-type="time" office:time-value="PT03H10M55.501S" calcext:value-type="time">
            <text:p>03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0.5" calcext:value-type="float">
            <text:p>790.5</text:p>
          </table:table-cell>
          <table:table-cell office:value-type="float" office:value="991.55" calcext:value-type="float">
            <text:p>991.55</text:p>
          </table:table-cell>
        </table:table-row>
        <table:table-row table:style-name="ro1">
          <table:table-cell office:value-type="float" office:value="11471501" calcext:value-type="float">
            <text:p>11471501</text:p>
          </table:table-cell>
          <table:table-cell table:style-name="ce1" table:formula="of:=[.A719]/1000/(60*60*24)" office:value-type="time" office:time-value="PT03H11M11.501S" calcext:value-type="time">
            <text:p>03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1.58" calcext:value-type="float">
            <text:p>791.58</text:p>
          </table:table-cell>
          <table:table-cell office:value-type="float" office:value="992.88" calcext:value-type="float">
            <text:p>992.88</text:p>
          </table:table-cell>
        </table:table-row>
        <table:table-row table:style-name="ro1">
          <table:table-cell office:value-type="float" office:value="11487501" calcext:value-type="float">
            <text:p>11487501</text:p>
          </table:table-cell>
          <table:table-cell table:style-name="ce1" table:formula="of:=[.A720]/1000/(60*60*24)" office:value-type="time" office:time-value="PT03H11M27.501S" calcext:value-type="time">
            <text:p>03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2.67" calcext:value-type="float">
            <text:p>792.67</text:p>
          </table:table-cell>
          <table:table-cell office:value-type="float" office:value="994.21" calcext:value-type="float">
            <text:p>994.21</text:p>
          </table:table-cell>
        </table:table-row>
        <table:table-row table:style-name="ro1">
          <table:table-cell office:value-type="float" office:value="11503501" calcext:value-type="float">
            <text:p>11503501</text:p>
          </table:table-cell>
          <table:table-cell table:style-name="ce1" table:formula="of:=[.A721]/1000/(60*60*24)" office:value-type="time" office:time-value="PT03H11M43.501S" calcext:value-type="time">
            <text:p>03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3.75" calcext:value-type="float">
            <text:p>793.75</text:p>
          </table:table-cell>
          <table:table-cell office:value-type="float" office:value="995.54" calcext:value-type="float">
            <text:p>995.54</text:p>
          </table:table-cell>
        </table:table-row>
        <table:table-row table:style-name="ro1">
          <table:table-cell office:value-type="float" office:value="11519501" calcext:value-type="float">
            <text:p>11519501</text:p>
          </table:table-cell>
          <table:table-cell table:style-name="ce1" table:formula="of:=[.A722]/1000/(60*60*24)" office:value-type="time" office:time-value="PT03H11M59.501S" calcext:value-type="time">
            <text:p>03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4.83" calcext:value-type="float">
            <text:p>794.83</text:p>
          </table:table-cell>
          <table:table-cell office:value-type="float" office:value="996.87" calcext:value-type="float">
            <text:p>996.87</text:p>
          </table:table-cell>
        </table:table-row>
        <table:table-row table:style-name="ro1">
          <table:table-cell office:value-type="float" office:value="11535501" calcext:value-type="float">
            <text:p>11535501</text:p>
          </table:table-cell>
          <table:table-cell table:style-name="ce1" table:formula="of:=[.A723]/1000/(60*60*24)" office:value-type="time" office:time-value="PT03H12M15.501S" calcext:value-type="time">
            <text:p>03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5.92" calcext:value-type="float">
            <text:p>795.92</text:p>
          </table:table-cell>
          <table:table-cell office:value-type="float" office:value="998.2" calcext:value-type="float">
            <text:p>998.2</text:p>
          </table:table-cell>
        </table:table-row>
        <table:table-row table:style-name="ro1">
          <table:table-cell office:value-type="float" office:value="11551501" calcext:value-type="float">
            <text:p>11551501</text:p>
          </table:table-cell>
          <table:table-cell table:style-name="ce1" table:formula="of:=[.A724]/1000/(60*60*24)" office:value-type="time" office:time-value="PT03H12M31.501S" calcext:value-type="time">
            <text:p>03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7" calcext:value-type="float">
            <text:p>797</text:p>
          </table:table-cell>
          <table:table-cell office:value-type="float" office:value="999.53" calcext:value-type="float">
            <text:p>999.53</text:p>
          </table:table-cell>
        </table:table-row>
        <table:table-row table:style-name="ro1">
          <table:table-cell office:value-type="float" office:value="11567501" calcext:value-type="float">
            <text:p>11567501</text:p>
          </table:table-cell>
          <table:table-cell table:style-name="ce1" table:formula="of:=[.A725]/1000/(60*60*24)" office:value-type="time" office:time-value="PT03H12M47.501S" calcext:value-type="time">
            <text:p>03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8.08" calcext:value-type="float">
            <text:p>798.08</text:p>
          </table:table-cell>
          <table:table-cell office:value-type="float" office:value="1000.86" calcext:value-type="float">
            <text:p>1000.86</text:p>
          </table:table-cell>
        </table:table-row>
        <table:table-row table:style-name="ro1">
          <table:table-cell office:value-type="float" office:value="11583501" calcext:value-type="float">
            <text:p>11583501</text:p>
          </table:table-cell>
          <table:table-cell table:style-name="ce1" table:formula="of:=[.A726]/1000/(60*60*24)" office:value-type="time" office:time-value="PT03H13M03.501S" calcext:value-type="time">
            <text:p>03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99.16" calcext:value-type="float">
            <text:p>799.16</text:p>
          </table:table-cell>
          <table:table-cell office:value-type="float" office:value="1002.19" calcext:value-type="float">
            <text:p>1002.19</text:p>
          </table:table-cell>
        </table:table-row>
        <table:table-row table:style-name="ro1">
          <table:table-cell office:value-type="float" office:value="11599500" calcext:value-type="float">
            <text:p>11599500</text:p>
          </table:table-cell>
          <table:table-cell table:style-name="ce1" table:formula="of:=[.A727]/1000/(60*60*24)" office:value-type="time" office:time-value="PT03H13M19.5S" calcext:value-type="time">
            <text:p>03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0.25" calcext:value-type="float">
            <text:p>800.25</text:p>
          </table:table-cell>
          <table:table-cell office:value-type="float" office:value="1003.52" calcext:value-type="float">
            <text:p>1003.52</text:p>
          </table:table-cell>
        </table:table-row>
        <table:table-row table:style-name="ro1">
          <table:table-cell office:value-type="float" office:value="11615501" calcext:value-type="float">
            <text:p>11615501</text:p>
          </table:table-cell>
          <table:table-cell table:style-name="ce1" table:formula="of:=[.A728]/1000/(60*60*24)" office:value-type="time" office:time-value="PT03H13M35.501S" calcext:value-type="time">
            <text:p>03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1.33" calcext:value-type="float">
            <text:p>801.33</text:p>
          </table:table-cell>
          <table:table-cell office:value-type="float" office:value="1004.85" calcext:value-type="float">
            <text:p>1004.85</text:p>
          </table:table-cell>
        </table:table-row>
        <table:table-row table:style-name="ro1">
          <table:table-cell office:value-type="float" office:value="11631501" calcext:value-type="float">
            <text:p>11631501</text:p>
          </table:table-cell>
          <table:table-cell table:style-name="ce1" table:formula="of:=[.A729]/1000/(60*60*24)" office:value-type="time" office:time-value="PT03H13M51.501S" calcext:value-type="time">
            <text:p>03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2.41" calcext:value-type="float">
            <text:p>802.41</text:p>
          </table:table-cell>
          <table:table-cell office:value-type="float" office:value="1006.18" calcext:value-type="float">
            <text:p>1006.18</text:p>
          </table:table-cell>
        </table:table-row>
        <table:table-row table:style-name="ro1">
          <table:table-cell office:value-type="float" office:value="11647501" calcext:value-type="float">
            <text:p>11647501</text:p>
          </table:table-cell>
          <table:table-cell table:style-name="ce1" table:formula="of:=[.A730]/1000/(60*60*24)" office:value-type="time" office:time-value="PT03H14M07.501S" calcext:value-type="time">
            <text:p>03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3.5" calcext:value-type="float">
            <text:p>803.5</text:p>
          </table:table-cell>
          <table:table-cell office:value-type="float" office:value="1007.51" calcext:value-type="float">
            <text:p>1007.51</text:p>
          </table:table-cell>
        </table:table-row>
        <table:table-row table:style-name="ro1">
          <table:table-cell office:value-type="float" office:value="11663501" calcext:value-type="float">
            <text:p>11663501</text:p>
          </table:table-cell>
          <table:table-cell table:style-name="ce1" table:formula="of:=[.A731]/1000/(60*60*24)" office:value-type="time" office:time-value="PT03H14M23.501S" calcext:value-type="time">
            <text:p>03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4.58" calcext:value-type="float">
            <text:p>804.58</text:p>
          </table:table-cell>
          <table:table-cell office:value-type="float" office:value="1008.84" calcext:value-type="float">
            <text:p>1008.84</text:p>
          </table:table-cell>
        </table:table-row>
        <table:table-row table:style-name="ro1">
          <table:table-cell office:value-type="float" office:value="11679501" calcext:value-type="float">
            <text:p>11679501</text:p>
          </table:table-cell>
          <table:table-cell table:style-name="ce1" table:formula="of:=[.A732]/1000/(60*60*24)" office:value-type="time" office:time-value="PT03H14M39.501S" calcext:value-type="time">
            <text:p>03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05.66" calcext:value-type="float">
            <text:p>805.66</text:p>
          </table:table-cell>
          <table:table-cell office:value-type="float" office:value="1010.17" calcext:value-type="float">
            <text:p>1010.17</text:p>
          </table:table-cell>
        </table:table-row>
        <table:table-row table:style-name="ro1">
          <table:table-cell office:value-type="float" office:value="11695501" calcext:value-type="float">
            <text:p>11695501</text:p>
          </table:table-cell>
          <table:table-cell table:style-name="ce1" table:formula="of:=[.A733]/1000/(60*60*24)" office:value-type="time" office:time-value="PT03H14M55.501S" calcext:value-type="time">
            <text:p>03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6.75" calcext:value-type="float">
            <text:p>806.75</text:p>
          </table:table-cell>
          <table:table-cell office:value-type="float" office:value="1011.5" calcext:value-type="float">
            <text:p>1011.5</text:p>
          </table:table-cell>
        </table:table-row>
        <table:table-row table:style-name="ro1">
          <table:table-cell office:value-type="float" office:value="11711501" calcext:value-type="float">
            <text:p>11711501</text:p>
          </table:table-cell>
          <table:table-cell table:style-name="ce1" table:formula="of:=[.A734]/1000/(60*60*24)" office:value-type="time" office:time-value="PT03H15M11.501S" calcext:value-type="time">
            <text:p>03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07.83" calcext:value-type="float">
            <text:p>807.83</text:p>
          </table:table-cell>
          <table:table-cell office:value-type="float" office:value="1012.83" calcext:value-type="float">
            <text:p>1012.83</text:p>
          </table:table-cell>
        </table:table-row>
        <table:table-row table:style-name="ro1">
          <table:table-cell office:value-type="float" office:value="11727501" calcext:value-type="float">
            <text:p>11727501</text:p>
          </table:table-cell>
          <table:table-cell table:style-name="ce1" table:formula="of:=[.A735]/1000/(60*60*24)" office:value-type="time" office:time-value="PT03H15M27.501S" calcext:value-type="time">
            <text:p>03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08.91" calcext:value-type="float">
            <text:p>808.91</text:p>
          </table:table-cell>
          <table:table-cell office:value-type="float" office:value="1014.16" calcext:value-type="float">
            <text:p>1014.16</text:p>
          </table:table-cell>
        </table:table-row>
        <table:table-row table:style-name="ro1">
          <table:table-cell office:value-type="float" office:value="11743501" calcext:value-type="float">
            <text:p>11743501</text:p>
          </table:table-cell>
          <table:table-cell table:style-name="ce1" table:formula="of:=[.A736]/1000/(60*60*24)" office:value-type="time" office:time-value="PT03H15M43.501S" calcext:value-type="time">
            <text:p>03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09.99" calcext:value-type="float">
            <text:p>809.99</text:p>
          </table:table-cell>
          <table:table-cell office:value-type="float" office:value="1015.49" calcext:value-type="float">
            <text:p>1015.49</text:p>
          </table:table-cell>
        </table:table-row>
        <table:table-row table:style-name="ro1">
          <table:table-cell office:value-type="float" office:value="11759501" calcext:value-type="float">
            <text:p>11759501</text:p>
          </table:table-cell>
          <table:table-cell table:style-name="ce1" table:formula="of:=[.A737]/1000/(60*60*24)" office:value-type="time" office:time-value="PT03H15M59.501S" calcext:value-type="time">
            <text:p>03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11.08" calcext:value-type="float">
            <text:p>811.08</text:p>
          </table:table-cell>
          <table:table-cell office:value-type="float" office:value="1016.82" calcext:value-type="float">
            <text:p>1016.82</text:p>
          </table:table-cell>
        </table:table-row>
        <table:table-row table:style-name="ro1">
          <table:table-cell office:value-type="float" office:value="11775500" calcext:value-type="float">
            <text:p>11775500</text:p>
          </table:table-cell>
          <table:table-cell table:style-name="ce1" table:formula="of:=[.A738]/1000/(60*60*24)" office:value-type="time" office:time-value="PT03H16M15.5S" calcext:value-type="time">
            <text:p>03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12.16" calcext:value-type="float">
            <text:p>812.16</text:p>
          </table:table-cell>
          <table:table-cell office:value-type="float" office:value="1018.15" calcext:value-type="float">
            <text:p>1018.15</text:p>
          </table:table-cell>
        </table:table-row>
        <table:table-row table:style-name="ro1">
          <table:table-cell office:value-type="float" office:value="11791501" calcext:value-type="float">
            <text:p>11791501</text:p>
          </table:table-cell>
          <table:table-cell table:style-name="ce1" table:formula="of:=[.A739]/1000/(60*60*24)" office:value-type="time" office:time-value="PT03H16M31.501S" calcext:value-type="time">
            <text:p>03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13.24" calcext:value-type="float">
            <text:p>813.24</text:p>
          </table:table-cell>
          <table:table-cell office:value-type="float" office:value="1019.48" calcext:value-type="float">
            <text:p>1019.48</text:p>
          </table:table-cell>
        </table:table-row>
        <table:table-row table:style-name="ro1">
          <table:table-cell office:value-type="float" office:value="11807501" calcext:value-type="float">
            <text:p>11807501</text:p>
          </table:table-cell>
          <table:table-cell table:style-name="ce1" table:formula="of:=[.A740]/1000/(60*60*24)" office:value-type="time" office:time-value="PT03H16M47.501S" calcext:value-type="time">
            <text:p>03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14.32" calcext:value-type="float">
            <text:p>814.32</text:p>
          </table:table-cell>
          <table:table-cell office:value-type="float" office:value="1020.81" calcext:value-type="float">
            <text:p>1020.81</text:p>
          </table:table-cell>
        </table:table-row>
        <table:table-row table:style-name="ro1">
          <table:table-cell office:value-type="float" office:value="11823501" calcext:value-type="float">
            <text:p>11823501</text:p>
          </table:table-cell>
          <table:table-cell table:style-name="ce1" table:formula="of:=[.A741]/1000/(60*60*24)" office:value-type="time" office:time-value="PT03H17M03.501S" calcext:value-type="time">
            <text:p>03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15.4" calcext:value-type="float">
            <text:p>815.4</text:p>
          </table:table-cell>
          <table:table-cell office:value-type="float" office:value="1022.14" calcext:value-type="float">
            <text:p>1022.14</text:p>
          </table:table-cell>
        </table:table-row>
        <table:table-row table:style-name="ro1">
          <table:table-cell office:value-type="float" office:value="11839501" calcext:value-type="float">
            <text:p>11839501</text:p>
          </table:table-cell>
          <table:table-cell table:style-name="ce1" table:formula="of:=[.A742]/1000/(60*60*24)" office:value-type="time" office:time-value="PT03H17M19.501S" calcext:value-type="time">
            <text:p>03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16.49" calcext:value-type="float">
            <text:p>816.49</text:p>
          </table:table-cell>
          <table:table-cell office:value-type="float" office:value="1023.47" calcext:value-type="float">
            <text:p>1023.47</text:p>
          </table:table-cell>
        </table:table-row>
        <table:table-row table:style-name="ro1">
          <table:table-cell office:value-type="float" office:value="11855501" calcext:value-type="float">
            <text:p>11855501</text:p>
          </table:table-cell>
          <table:table-cell table:style-name="ce1" table:formula="of:=[.A743]/1000/(60*60*24)" office:value-type="time" office:time-value="PT03H17M35.501S" calcext:value-type="time">
            <text:p>03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817.57" calcext:value-type="float">
            <text:p>817.57</text:p>
          </table:table-cell>
          <table:table-cell office:value-type="float" office:value="1024.8" calcext:value-type="float">
            <text:p>1024.8</text:p>
          </table:table-cell>
        </table:table-row>
        <table:table-row table:style-name="ro1">
          <table:table-cell office:value-type="float" office:value="11871500" calcext:value-type="float">
            <text:p>11871500</text:p>
          </table:table-cell>
          <table:table-cell table:style-name="ce1" table:formula="of:=[.A744]/1000/(60*60*24)" office:value-type="time" office:time-value="PT03H17M51.5S" calcext:value-type="time">
            <text:p>03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18.65" calcext:value-type="float">
            <text:p>818.65</text:p>
          </table:table-cell>
          <table:table-cell office:value-type="float" office:value="1026.13" calcext:value-type="float">
            <text:p>1026.13</text:p>
          </table:table-cell>
        </table:table-row>
        <table:table-row table:style-name="ro1">
          <table:table-cell office:value-type="float" office:value="11887501" calcext:value-type="float">
            <text:p>11887501</text:p>
          </table:table-cell>
          <table:table-cell table:style-name="ce1" table:formula="of:=[.A745]/1000/(60*60*24)" office:value-type="time" office:time-value="PT03H18M07.501S" calcext:value-type="time">
            <text:p>03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19.73" calcext:value-type="float">
            <text:p>819.73</text:p>
          </table:table-cell>
          <table:table-cell office:value-type="float" office:value="1027.46" calcext:value-type="float">
            <text:p>1027.46</text:p>
          </table:table-cell>
        </table:table-row>
        <table:table-row table:style-name="ro1">
          <table:table-cell office:value-type="float" office:value="11903501" calcext:value-type="float">
            <text:p>11903501</text:p>
          </table:table-cell>
          <table:table-cell table:style-name="ce1" table:formula="of:=[.A746]/1000/(60*60*24)" office:value-type="time" office:time-value="PT03H18M23.501S" calcext:value-type="time">
            <text:p>03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0.81" calcext:value-type="float">
            <text:p>820.81</text:p>
          </table:table-cell>
          <table:table-cell office:value-type="float" office:value="1028.78" calcext:value-type="float">
            <text:p>1028.78</text:p>
          </table:table-cell>
        </table:table-row>
        <table:table-row table:style-name="ro1">
          <table:table-cell office:value-type="float" office:value="11919501" calcext:value-type="float">
            <text:p>11919501</text:p>
          </table:table-cell>
          <table:table-cell table:style-name="ce1" table:formula="of:=[.A747]/1000/(60*60*24)" office:value-type="time" office:time-value="PT03H18M39.501S" calcext:value-type="time">
            <text:p>03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21.9" calcext:value-type="float">
            <text:p>821.9</text:p>
          </table:table-cell>
          <table:table-cell office:value-type="float" office:value="1030.11" calcext:value-type="float">
            <text:p>1030.11</text:p>
          </table:table-cell>
        </table:table-row>
        <table:table-row table:style-name="ro1">
          <table:table-cell office:value-type="float" office:value="11935501" calcext:value-type="float">
            <text:p>11935501</text:p>
          </table:table-cell>
          <table:table-cell table:style-name="ce1" table:formula="of:=[.A748]/1000/(60*60*24)" office:value-type="time" office:time-value="PT03H18M55.501S" calcext:value-type="time">
            <text:p>03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2.98" calcext:value-type="float">
            <text:p>822.98</text:p>
          </table:table-cell>
          <table:table-cell office:value-type="float" office:value="1031.44" calcext:value-type="float">
            <text:p>1031.44</text:p>
          </table:table-cell>
        </table:table-row>
        <table:table-row table:style-name="ro1">
          <table:table-cell office:value-type="float" office:value="11951501" calcext:value-type="float">
            <text:p>11951501</text:p>
          </table:table-cell>
          <table:table-cell table:style-name="ce1" table:formula="of:=[.A749]/1000/(60*60*24)" office:value-type="time" office:time-value="PT03H19M11.501S" calcext:value-type="time">
            <text:p>03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24.06" calcext:value-type="float">
            <text:p>824.06</text:p>
          </table:table-cell>
          <table:table-cell office:value-type="float" office:value="1032.77" calcext:value-type="float">
            <text:p>1032.77</text:p>
          </table:table-cell>
        </table:table-row>
        <table:table-row table:style-name="ro1">
          <table:table-cell office:value-type="float" office:value="11967501" calcext:value-type="float">
            <text:p>11967501</text:p>
          </table:table-cell>
          <table:table-cell table:style-name="ce1" table:formula="of:=[.A750]/1000/(60*60*24)" office:value-type="time" office:time-value="PT03H19M27.501S" calcext:value-type="time">
            <text:p>03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5.14" calcext:value-type="float">
            <text:p>825.14</text:p>
          </table:table-cell>
          <table:table-cell office:value-type="float" office:value="1034.1" calcext:value-type="float">
            <text:p>1034.1</text:p>
          </table:table-cell>
        </table:table-row>
        <table:table-row table:style-name="ro1">
          <table:table-cell office:value-type="float" office:value="11983501" calcext:value-type="float">
            <text:p>11983501</text:p>
          </table:table-cell>
          <table:table-cell table:style-name="ce1" table:formula="of:=[.A751]/1000/(60*60*24)" office:value-type="time" office:time-value="PT03H19M43.501S" calcext:value-type="time">
            <text:p>03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6.22" calcext:value-type="float">
            <text:p>826.22</text:p>
          </table:table-cell>
          <table:table-cell office:value-type="float" office:value="1035.43" calcext:value-type="float">
            <text:p>1035.43</text:p>
          </table:table-cell>
        </table:table-row>
        <table:table-row table:style-name="ro1">
          <table:table-cell office:value-type="float" office:value="11999501" calcext:value-type="float">
            <text:p>11999501</text:p>
          </table:table-cell>
          <table:table-cell table:style-name="ce1" table:formula="of:=[.A752]/1000/(60*60*24)" office:value-type="time" office:time-value="PT03H19M59.501S" calcext:value-type="time">
            <text:p>03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7.31" calcext:value-type="float">
            <text:p>827.31</text:p>
          </table:table-cell>
          <table:table-cell office:value-type="float" office:value="1036.76" calcext:value-type="float">
            <text:p>1036.76</text:p>
          </table:table-cell>
        </table:table-row>
        <table:table-row table:style-name="ro1">
          <table:table-cell office:value-type="float" office:value="12015501" calcext:value-type="float">
            <text:p>12015501</text:p>
          </table:table-cell>
          <table:table-cell table:style-name="ce1" table:formula="of:=[.A753]/1000/(60*60*24)" office:value-type="time" office:time-value="PT03H20M15.501S" calcext:value-type="time">
            <text:p>03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8.39" calcext:value-type="float">
            <text:p>828.39</text:p>
          </table:table-cell>
          <table:table-cell office:value-type="float" office:value="1038.09" calcext:value-type="float">
            <text:p>1038.09</text:p>
          </table:table-cell>
        </table:table-row>
        <table:table-row table:style-name="ro1">
          <table:table-cell office:value-type="float" office:value="12031501" calcext:value-type="float">
            <text:p>12031501</text:p>
          </table:table-cell>
          <table:table-cell table:style-name="ce1" table:formula="of:=[.A754]/1000/(60*60*24)" office:value-type="time" office:time-value="PT03H20M31.501S" calcext:value-type="time">
            <text:p>03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29.47" calcext:value-type="float">
            <text:p>829.47</text:p>
          </table:table-cell>
          <table:table-cell office:value-type="float" office:value="1039.42" calcext:value-type="float">
            <text:p>1039.42</text:p>
          </table:table-cell>
        </table:table-row>
        <table:table-row table:style-name="ro1">
          <table:table-cell office:value-type="float" office:value="12047501" calcext:value-type="float">
            <text:p>12047501</text:p>
          </table:table-cell>
          <table:table-cell table:style-name="ce1" table:formula="of:=[.A755]/1000/(60*60*24)" office:value-type="time" office:time-value="PT03H20M47.501S" calcext:value-type="time">
            <text:p>03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0.55" calcext:value-type="float">
            <text:p>830.55</text:p>
          </table:table-cell>
          <table:table-cell office:value-type="float" office:value="1040.75" calcext:value-type="float">
            <text:p>1040.75</text:p>
          </table:table-cell>
        </table:table-row>
        <table:table-row table:style-name="ro1">
          <table:table-cell office:value-type="float" office:value="12063501" calcext:value-type="float">
            <text:p>12063501</text:p>
          </table:table-cell>
          <table:table-cell table:style-name="ce1" table:formula="of:=[.A756]/1000/(60*60*24)" office:value-type="time" office:time-value="PT03H21M03.501S" calcext:value-type="time">
            <text:p>03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831.63" calcext:value-type="float">
            <text:p>831.63</text:p>
          </table:table-cell>
          <table:table-cell office:value-type="float" office:value="1042.08" calcext:value-type="float">
            <text:p>1042.08</text:p>
          </table:table-cell>
        </table:table-row>
        <table:table-row table:style-name="ro1">
          <table:table-cell office:value-type="float" office:value="12079501" calcext:value-type="float">
            <text:p>12079501</text:p>
          </table:table-cell>
          <table:table-cell table:style-name="ce1" table:formula="of:=[.A757]/1000/(60*60*24)" office:value-type="time" office:time-value="PT03H21M19.501S" calcext:value-type="time">
            <text:p>03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2.72" calcext:value-type="float">
            <text:p>832.72</text:p>
          </table:table-cell>
          <table:table-cell office:value-type="float" office:value="1043.41" calcext:value-type="float">
            <text:p>1043.41</text:p>
          </table:table-cell>
        </table:table-row>
        <table:table-row table:style-name="ro1">
          <table:table-cell office:value-type="float" office:value="12095501" calcext:value-type="float">
            <text:p>12095501</text:p>
          </table:table-cell>
          <table:table-cell table:style-name="ce1" table:formula="of:=[.A758]/1000/(60*60*24)" office:value-type="time" office:time-value="PT03H21M35.501S" calcext:value-type="time">
            <text:p>03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3.8" calcext:value-type="float">
            <text:p>833.8</text:p>
          </table:table-cell>
          <table:table-cell office:value-type="float" office:value="1044.73" calcext:value-type="float">
            <text:p>1044.73</text:p>
          </table:table-cell>
        </table:table-row>
        <table:table-row table:style-name="ro1">
          <table:table-cell office:value-type="float" office:value="12111501" calcext:value-type="float">
            <text:p>12111501</text:p>
          </table:table-cell>
          <table:table-cell table:style-name="ce1" table:formula="of:=[.A759]/1000/(60*60*24)" office:value-type="time" office:time-value="PT03H21M51.501S" calcext:value-type="time">
            <text:p>03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4.88" calcext:value-type="float">
            <text:p>834.88</text:p>
          </table:table-cell>
          <table:table-cell office:value-type="float" office:value="1046.06" calcext:value-type="float">
            <text:p>1046.06</text:p>
          </table:table-cell>
        </table:table-row>
        <table:table-row table:style-name="ro1">
          <table:table-cell office:value-type="float" office:value="12127501" calcext:value-type="float">
            <text:p>12127501</text:p>
          </table:table-cell>
          <table:table-cell table:style-name="ce1" table:formula="of:=[.A760]/1000/(60*60*24)" office:value-type="time" office:time-value="PT03H22M07.501S" calcext:value-type="time">
            <text:p>03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5.96" calcext:value-type="float">
            <text:p>835.96</text:p>
          </table:table-cell>
          <table:table-cell office:value-type="float" office:value="1047.39" calcext:value-type="float">
            <text:p>1047.39</text:p>
          </table:table-cell>
        </table:table-row>
        <table:table-row table:style-name="ro1">
          <table:table-cell office:value-type="float" office:value="12143501" calcext:value-type="float">
            <text:p>12143501</text:p>
          </table:table-cell>
          <table:table-cell table:style-name="ce1" table:formula="of:=[.A761]/1000/(60*60*24)" office:value-type="time" office:time-value="PT03H22M23.501S" calcext:value-type="time">
            <text:p>03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7.04" calcext:value-type="float">
            <text:p>837.04</text:p>
          </table:table-cell>
          <table:table-cell office:value-type="float" office:value="1048.72" calcext:value-type="float">
            <text:p>1048.72</text:p>
          </table:table-cell>
        </table:table-row>
        <table:table-row table:style-name="ro1">
          <table:table-cell office:value-type="float" office:value="12159501" calcext:value-type="float">
            <text:p>12159501</text:p>
          </table:table-cell>
          <table:table-cell table:style-name="ce1" table:formula="of:=[.A762]/1000/(60*60*24)" office:value-type="time" office:time-value="PT03H22M39.501S" calcext:value-type="time">
            <text:p>03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8.13" calcext:value-type="float">
            <text:p>838.13</text:p>
          </table:table-cell>
          <table:table-cell office:value-type="float" office:value="1050.05" calcext:value-type="float">
            <text:p>1050.05</text:p>
          </table:table-cell>
        </table:table-row>
        <table:table-row table:style-name="ro1">
          <table:table-cell office:value-type="float" office:value="12175501" calcext:value-type="float">
            <text:p>12175501</text:p>
          </table:table-cell>
          <table:table-cell table:style-name="ce1" table:formula="of:=[.A763]/1000/(60*60*24)" office:value-type="time" office:time-value="PT03H22M55.501S" calcext:value-type="time">
            <text:p>03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39.21" calcext:value-type="float">
            <text:p>839.21</text:p>
          </table:table-cell>
          <table:table-cell office:value-type="float" office:value="1051.37" calcext:value-type="float">
            <text:p>1051.37</text:p>
          </table:table-cell>
        </table:table-row>
        <table:table-row table:style-name="ro1">
          <table:table-cell office:value-type="float" office:value="12191501" calcext:value-type="float">
            <text:p>12191501</text:p>
          </table:table-cell>
          <table:table-cell table:style-name="ce1" table:formula="of:=[.A764]/1000/(60*60*24)" office:value-type="time" office:time-value="PT03H23M11.501S" calcext:value-type="time">
            <text:p>03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40.29" calcext:value-type="float">
            <text:p>840.29</text:p>
          </table:table-cell>
          <table:table-cell office:value-type="float" office:value="1052.7" calcext:value-type="float">
            <text:p>1052.7</text:p>
          </table:table-cell>
        </table:table-row>
        <table:table-row table:style-name="ro1">
          <table:table-cell office:value-type="float" office:value="12207501" calcext:value-type="float">
            <text:p>12207501</text:p>
          </table:table-cell>
          <table:table-cell table:style-name="ce1" table:formula="of:=[.A765]/1000/(60*60*24)" office:value-type="time" office:time-value="PT03H23M27.501S" calcext:value-type="time">
            <text:p>03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841.37" calcext:value-type="float">
            <text:p>841.37</text:p>
          </table:table-cell>
          <table:table-cell office:value-type="float" office:value="1054.03" calcext:value-type="float">
            <text:p>1054.03</text:p>
          </table:table-cell>
        </table:table-row>
        <table:table-row table:style-name="ro1">
          <table:table-cell office:value-type="float" office:value="12223501" calcext:value-type="float">
            <text:p>12223501</text:p>
          </table:table-cell>
          <table:table-cell table:style-name="ce1" table:formula="of:=[.A766]/1000/(60*60*24)" office:value-type="time" office:time-value="PT03H23M43.501S" calcext:value-type="time">
            <text:p>03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42.45" calcext:value-type="float">
            <text:p>842.45</text:p>
          </table:table-cell>
          <table:table-cell office:value-type="float" office:value="1055.36" calcext:value-type="float">
            <text:p>1055.36</text:p>
          </table:table-cell>
        </table:table-row>
        <table:table-row table:style-name="ro1">
          <table:table-cell office:value-type="float" office:value="12239501" calcext:value-type="float">
            <text:p>12239501</text:p>
          </table:table-cell>
          <table:table-cell table:style-name="ce1" table:formula="of:=[.A767]/1000/(60*60*24)" office:value-type="time" office:time-value="PT03H23M59.501S" calcext:value-type="time">
            <text:p>03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43.54" calcext:value-type="float">
            <text:p>843.54</text:p>
          </table:table-cell>
          <table:table-cell office:value-type="float" office:value="1056.68" calcext:value-type="float">
            <text:p>1056.68</text:p>
          </table:table-cell>
        </table:table-row>
        <table:table-row table:style-name="ro1">
          <table:table-cell office:value-type="float" office:value="12255501" calcext:value-type="float">
            <text:p>12255501</text:p>
          </table:table-cell>
          <table:table-cell table:style-name="ce1" table:formula="of:=[.A768]/1000/(60*60*24)" office:value-type="time" office:time-value="PT03H24M15.501S" calcext:value-type="time">
            <text:p>03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44.62" calcext:value-type="float">
            <text:p>844.62</text:p>
          </table:table-cell>
          <table:table-cell office:value-type="float" office:value="1058.01" calcext:value-type="float">
            <text:p>1058.01</text:p>
          </table:table-cell>
        </table:table-row>
        <table:table-row table:style-name="ro1">
          <table:table-cell office:value-type="float" office:value="12271501" calcext:value-type="float">
            <text:p>12271501</text:p>
          </table:table-cell>
          <table:table-cell table:style-name="ce1" table:formula="of:=[.A769]/1000/(60*60*24)" office:value-type="time" office:time-value="PT03H24M31.501S" calcext:value-type="time">
            <text:p>03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845.7" calcext:value-type="float">
            <text:p>845.7</text:p>
          </table:table-cell>
          <table:table-cell office:value-type="float" office:value="1059.34" calcext:value-type="float">
            <text:p>1059.34</text:p>
          </table:table-cell>
        </table:table-row>
        <table:table-row table:style-name="ro1">
          <table:table-cell office:value-type="float" office:value="12287501" calcext:value-type="float">
            <text:p>12287501</text:p>
          </table:table-cell>
          <table:table-cell table:style-name="ce1" table:formula="of:=[.A770]/1000/(60*60*24)" office:value-type="time" office:time-value="PT03H24M47.501S" calcext:value-type="time">
            <text:p>03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46.78" calcext:value-type="float">
            <text:p>846.78</text:p>
          </table:table-cell>
          <table:table-cell office:value-type="float" office:value="1060.67" calcext:value-type="float">
            <text:p>1060.67</text:p>
          </table:table-cell>
        </table:table-row>
        <table:table-row table:style-name="ro1">
          <table:table-cell office:value-type="float" office:value="12303501" calcext:value-type="float">
            <text:p>12303501</text:p>
          </table:table-cell>
          <table:table-cell table:style-name="ce1" table:formula="of:=[.A771]/1000/(60*60*24)" office:value-type="time" office:time-value="PT03H25M03.501S" calcext:value-type="time">
            <text:p>03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47.86" calcext:value-type="float">
            <text:p>847.86</text:p>
          </table:table-cell>
          <table:table-cell office:value-type="float" office:value="1061.99" calcext:value-type="float">
            <text:p>1061.99</text:p>
          </table:table-cell>
        </table:table-row>
        <table:table-row table:style-name="ro1">
          <table:table-cell office:value-type="float" office:value="12319501" calcext:value-type="float">
            <text:p>12319501</text:p>
          </table:table-cell>
          <table:table-cell table:style-name="ce1" table:formula="of:=[.A772]/1000/(60*60*24)" office:value-type="time" office:time-value="PT03H25M19.501S" calcext:value-type="time">
            <text:p>03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48.95" calcext:value-type="float">
            <text:p>848.95</text:p>
          </table:table-cell>
          <table:table-cell office:value-type="float" office:value="1063.32" calcext:value-type="float">
            <text:p>1063.32</text:p>
          </table:table-cell>
        </table:table-row>
        <table:table-row table:style-name="ro1">
          <table:table-cell office:value-type="float" office:value="12335501" calcext:value-type="float">
            <text:p>12335501</text:p>
          </table:table-cell>
          <table:table-cell table:style-name="ce1" table:formula="of:=[.A773]/1000/(60*60*24)" office:value-type="time" office:time-value="PT03H25M35.501S" calcext:value-type="time">
            <text:p>03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50.03" calcext:value-type="float">
            <text:p>850.03</text:p>
          </table:table-cell>
          <table:table-cell office:value-type="float" office:value="1064.65" calcext:value-type="float">
            <text:p>1064.65</text:p>
          </table:table-cell>
        </table:table-row>
        <table:table-row table:style-name="ro1">
          <table:table-cell office:value-type="float" office:value="12351501" calcext:value-type="float">
            <text:p>12351501</text:p>
          </table:table-cell>
          <table:table-cell table:style-name="ce1" table:formula="of:=[.A774]/1000/(60*60*24)" office:value-type="time" office:time-value="PT03H25M51.501S" calcext:value-type="time">
            <text:p>03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51.11" calcext:value-type="float">
            <text:p>851.11</text:p>
          </table:table-cell>
          <table:table-cell office:value-type="float" office:value="1065.98" calcext:value-type="float">
            <text:p>1065.98</text:p>
          </table:table-cell>
        </table:table-row>
        <table:table-row table:style-name="ro1">
          <table:table-cell office:value-type="float" office:value="12367501" calcext:value-type="float">
            <text:p>12367501</text:p>
          </table:table-cell>
          <table:table-cell table:style-name="ce1" table:formula="of:=[.A775]/1000/(60*60*24)" office:value-type="time" office:time-value="PT03H26M07.501S" calcext:value-type="time">
            <text:p>03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52.19" calcext:value-type="float">
            <text:p>852.19</text:p>
          </table:table-cell>
          <table:table-cell office:value-type="float" office:value="1067.31" calcext:value-type="float">
            <text:p>1067.31</text:p>
          </table:table-cell>
        </table:table-row>
        <table:table-row table:style-name="ro1">
          <table:table-cell office:value-type="float" office:value="12383501" calcext:value-type="float">
            <text:p>12383501</text:p>
          </table:table-cell>
          <table:table-cell table:style-name="ce1" table:formula="of:=[.A776]/1000/(60*60*24)" office:value-type="time" office:time-value="PT03H26M23.501S" calcext:value-type="time">
            <text:p>03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53.27" calcext:value-type="float">
            <text:p>853.27</text:p>
          </table:table-cell>
          <table:table-cell office:value-type="float" office:value="1068.63" calcext:value-type="float">
            <text:p>1068.63</text:p>
          </table:table-cell>
        </table:table-row>
        <table:table-row table:style-name="ro1">
          <table:table-cell office:value-type="float" office:value="12399501" calcext:value-type="float">
            <text:p>12399501</text:p>
          </table:table-cell>
          <table:table-cell table:style-name="ce1" table:formula="of:=[.A777]/1000/(60*60*24)" office:value-type="time" office:time-value="PT03H26M39.501S" calcext:value-type="time">
            <text:p>03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54.35" calcext:value-type="float">
            <text:p>854.35</text:p>
          </table:table-cell>
          <table:table-cell office:value-type="float" office:value="1069.96" calcext:value-type="float">
            <text:p>1069.96</text:p>
          </table:table-cell>
        </table:table-row>
        <table:table-row table:style-name="ro1">
          <table:table-cell office:value-type="float" office:value="12415501" calcext:value-type="float">
            <text:p>12415501</text:p>
          </table:table-cell>
          <table:table-cell table:style-name="ce1" table:formula="of:=[.A778]/1000/(60*60*24)" office:value-type="time" office:time-value="PT03H26M55.501S" calcext:value-type="time">
            <text:p>03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55.44" calcext:value-type="float">
            <text:p>855.44</text:p>
          </table:table-cell>
          <table:table-cell office:value-type="float" office:value="1071.29" calcext:value-type="float">
            <text:p>1071.29</text:p>
          </table:table-cell>
        </table:table-row>
        <table:table-row table:style-name="ro1">
          <table:table-cell office:value-type="float" office:value="12431501" calcext:value-type="float">
            <text:p>12431501</text:p>
          </table:table-cell>
          <table:table-cell table:style-name="ce1" table:formula="of:=[.A779]/1000/(60*60*24)" office:value-type="time" office:time-value="PT03H27M11.501S" calcext:value-type="time">
            <text:p>03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56.52" calcext:value-type="float">
            <text:p>856.52</text:p>
          </table:table-cell>
          <table:table-cell office:value-type="float" office:value="1072.62" calcext:value-type="float">
            <text:p>1072.62</text:p>
          </table:table-cell>
        </table:table-row>
        <table:table-row table:style-name="ro1">
          <table:table-cell office:value-type="float" office:value="12447501" calcext:value-type="float">
            <text:p>12447501</text:p>
          </table:table-cell>
          <table:table-cell table:style-name="ce1" table:formula="of:=[.A780]/1000/(60*60*24)" office:value-type="time" office:time-value="PT03H27M27.501S" calcext:value-type="time">
            <text:p>03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57.6" calcext:value-type="float">
            <text:p>857.6</text:p>
          </table:table-cell>
          <table:table-cell office:value-type="float" office:value="1073.94" calcext:value-type="float">
            <text:p>1073.94</text:p>
          </table:table-cell>
        </table:table-row>
        <table:table-row table:style-name="ro1">
          <table:table-cell office:value-type="float" office:value="12463501" calcext:value-type="float">
            <text:p>12463501</text:p>
          </table:table-cell>
          <table:table-cell table:style-name="ce1" table:formula="of:=[.A781]/1000/(60*60*24)" office:value-type="time" office:time-value="PT03H27M43.501S" calcext:value-type="time">
            <text:p>03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58.68" calcext:value-type="float">
            <text:p>858.68</text:p>
          </table:table-cell>
          <table:table-cell office:value-type="float" office:value="1075.27" calcext:value-type="float">
            <text:p>1075.27</text:p>
          </table:table-cell>
        </table:table-row>
        <table:table-row table:style-name="ro1">
          <table:table-cell office:value-type="float" office:value="12479501" calcext:value-type="float">
            <text:p>12479501</text:p>
          </table:table-cell>
          <table:table-cell table:style-name="ce1" table:formula="of:=[.A782]/1000/(60*60*24)" office:value-type="time" office:time-value="PT03H27M59.501S" calcext:value-type="time">
            <text:p>03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59.76" calcext:value-type="float">
            <text:p>859.76</text:p>
          </table:table-cell>
          <table:table-cell office:value-type="float" office:value="1076.59" calcext:value-type="float">
            <text:p>1076.59</text:p>
          </table:table-cell>
        </table:table-row>
        <table:table-row table:style-name="ro1">
          <table:table-cell office:value-type="float" office:value="12495501" calcext:value-type="float">
            <text:p>12495501</text:p>
          </table:table-cell>
          <table:table-cell table:style-name="ce1" table:formula="of:=[.A783]/1000/(60*60*24)" office:value-type="time" office:time-value="PT03H28M15.501S" calcext:value-type="time">
            <text:p>03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60.84" calcext:value-type="float">
            <text:p>860.84</text:p>
          </table:table-cell>
          <table:table-cell office:value-type="float" office:value="1077.92" calcext:value-type="float">
            <text:p>1077.92</text:p>
          </table:table-cell>
        </table:table-row>
        <table:table-row table:style-name="ro1">
          <table:table-cell office:value-type="float" office:value="12511501" calcext:value-type="float">
            <text:p>12511501</text:p>
          </table:table-cell>
          <table:table-cell table:style-name="ce1" table:formula="of:=[.A784]/1000/(60*60*24)" office:value-type="time" office:time-value="PT03H28M31.501S" calcext:value-type="time">
            <text:p>03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61.92" calcext:value-type="float">
            <text:p>861.92</text:p>
          </table:table-cell>
          <table:table-cell office:value-type="float" office:value="1079.25" calcext:value-type="float">
            <text:p>1079.25</text:p>
          </table:table-cell>
        </table:table-row>
        <table:table-row table:style-name="ro1">
          <table:table-cell office:value-type="float" office:value="12527501" calcext:value-type="float">
            <text:p>12527501</text:p>
          </table:table-cell>
          <table:table-cell table:style-name="ce1" table:formula="of:=[.A785]/1000/(60*60*24)" office:value-type="time" office:time-value="PT03H28M47.501S" calcext:value-type="time">
            <text:p>03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63" calcext:value-type="float">
            <text:p>863</text:p>
          </table:table-cell>
          <table:table-cell office:value-type="float" office:value="1080.58" calcext:value-type="float">
            <text:p>1080.58</text:p>
          </table:table-cell>
        </table:table-row>
        <table:table-row table:style-name="ro1">
          <table:table-cell office:value-type="float" office:value="12543501" calcext:value-type="float">
            <text:p>12543501</text:p>
          </table:table-cell>
          <table:table-cell table:style-name="ce1" table:formula="of:=[.A786]/1000/(60*60*24)" office:value-type="time" office:time-value="PT03H29M03.501S" calcext:value-type="time">
            <text:p>03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64.08" calcext:value-type="float">
            <text:p>864.08</text:p>
          </table:table-cell>
          <table:table-cell office:value-type="float" office:value="1081.9" calcext:value-type="float">
            <text:p>1081.9</text:p>
          </table:table-cell>
        </table:table-row>
        <table:table-row table:style-name="ro1">
          <table:table-cell office:value-type="float" office:value="12559501" calcext:value-type="float">
            <text:p>12559501</text:p>
          </table:table-cell>
          <table:table-cell table:style-name="ce1" table:formula="of:=[.A787]/1000/(60*60*24)" office:value-type="time" office:time-value="PT03H29M19.501S" calcext:value-type="time">
            <text:p>03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65.17" calcext:value-type="float">
            <text:p>865.17</text:p>
          </table:table-cell>
          <table:table-cell office:value-type="float" office:value="1083.23" calcext:value-type="float">
            <text:p>1083.23</text:p>
          </table:table-cell>
        </table:table-row>
        <table:table-row table:style-name="ro1">
          <table:table-cell office:value-type="float" office:value="12575501" calcext:value-type="float">
            <text:p>12575501</text:p>
          </table:table-cell>
          <table:table-cell table:style-name="ce1" table:formula="of:=[.A788]/1000/(60*60*24)" office:value-type="time" office:time-value="PT03H29M35.501S" calcext:value-type="time">
            <text:p>03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866.25" calcext:value-type="float">
            <text:p>866.25</text:p>
          </table:table-cell>
          <table:table-cell office:value-type="float" office:value="1084.56" calcext:value-type="float">
            <text:p>1084.56</text:p>
          </table:table-cell>
        </table:table-row>
        <table:table-row table:style-name="ro1">
          <table:table-cell office:value-type="float" office:value="12591501" calcext:value-type="float">
            <text:p>12591501</text:p>
          </table:table-cell>
          <table:table-cell table:style-name="ce1" table:formula="of:=[.A789]/1000/(60*60*24)" office:value-type="time" office:time-value="PT03H29M51.501S" calcext:value-type="time">
            <text:p>03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67.33" calcext:value-type="float">
            <text:p>867.33</text:p>
          </table:table-cell>
          <table:table-cell office:value-type="float" office:value="1085.88" calcext:value-type="float">
            <text:p>1085.88</text:p>
          </table:table-cell>
        </table:table-row>
        <table:table-row table:style-name="ro1">
          <table:table-cell office:value-type="float" office:value="12607501" calcext:value-type="float">
            <text:p>12607501</text:p>
          </table:table-cell>
          <table:table-cell table:style-name="ce1" table:formula="of:=[.A790]/1000/(60*60*24)" office:value-type="time" office:time-value="PT03H30M07.501S" calcext:value-type="time">
            <text:p>03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68.41" calcext:value-type="float">
            <text:p>868.41</text:p>
          </table:table-cell>
          <table:table-cell office:value-type="float" office:value="1087.21" calcext:value-type="float">
            <text:p>1087.21</text:p>
          </table:table-cell>
        </table:table-row>
        <table:table-row table:style-name="ro1">
          <table:table-cell office:value-type="float" office:value="12623501" calcext:value-type="float">
            <text:p>12623501</text:p>
          </table:table-cell>
          <table:table-cell table:style-name="ce1" table:formula="of:=[.A791]/1000/(60*60*24)" office:value-type="time" office:time-value="PT03H30M23.501S" calcext:value-type="time">
            <text:p>03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69.49" calcext:value-type="float">
            <text:p>869.49</text:p>
          </table:table-cell>
          <table:table-cell office:value-type="float" office:value="1088.53" calcext:value-type="float">
            <text:p>1088.53</text:p>
          </table:table-cell>
        </table:table-row>
        <table:table-row table:style-name="ro1">
          <table:table-cell office:value-type="float" office:value="12639501" calcext:value-type="float">
            <text:p>12639501</text:p>
          </table:table-cell>
          <table:table-cell table:style-name="ce1" table:formula="of:=[.A792]/1000/(60*60*24)" office:value-type="time" office:time-value="PT03H30M39.501S" calcext:value-type="time">
            <text:p>03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70.57" calcext:value-type="float">
            <text:p>870.57</text:p>
          </table:table-cell>
          <table:table-cell office:value-type="float" office:value="1089.86" calcext:value-type="float">
            <text:p>1089.86</text:p>
          </table:table-cell>
        </table:table-row>
        <table:table-row table:style-name="ro1">
          <table:table-cell office:value-type="float" office:value="12655501" calcext:value-type="float">
            <text:p>12655501</text:p>
          </table:table-cell>
          <table:table-cell table:style-name="ce1" table:formula="of:=[.A793]/1000/(60*60*24)" office:value-type="time" office:time-value="PT03H30M55.501S" calcext:value-type="time">
            <text:p>03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71.65" calcext:value-type="float">
            <text:p>871.65</text:p>
          </table:table-cell>
          <table:table-cell office:value-type="float" office:value="1091.19" calcext:value-type="float">
            <text:p>1091.19</text:p>
          </table:table-cell>
        </table:table-row>
        <table:table-row table:style-name="ro1">
          <table:table-cell office:value-type="float" office:value="12671501" calcext:value-type="float">
            <text:p>12671501</text:p>
          </table:table-cell>
          <table:table-cell table:style-name="ce1" table:formula="of:=[.A794]/1000/(60*60*24)" office:value-type="time" office:time-value="PT03H31M11.501S" calcext:value-type="time">
            <text:p>03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72.73" calcext:value-type="float">
            <text:p>872.73</text:p>
          </table:table-cell>
          <table:table-cell office:value-type="float" office:value="1092.51" calcext:value-type="float">
            <text:p>1092.51</text:p>
          </table:table-cell>
        </table:table-row>
        <table:table-row table:style-name="ro1">
          <table:table-cell office:value-type="float" office:value="12687501" calcext:value-type="float">
            <text:p>12687501</text:p>
          </table:table-cell>
          <table:table-cell table:style-name="ce1" table:formula="of:=[.A795]/1000/(60*60*24)" office:value-type="time" office:time-value="PT03H31M27.501S" calcext:value-type="time">
            <text:p>03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73.81" calcext:value-type="float">
            <text:p>873.81</text:p>
          </table:table-cell>
          <table:table-cell office:value-type="float" office:value="1093.84" calcext:value-type="float">
            <text:p>1093.84</text:p>
          </table:table-cell>
        </table:table-row>
        <table:table-row table:style-name="ro1">
          <table:table-cell office:value-type="float" office:value="12703501" calcext:value-type="float">
            <text:p>12703501</text:p>
          </table:table-cell>
          <table:table-cell table:style-name="ce1" table:formula="of:=[.A796]/1000/(60*60*24)" office:value-type="time" office:time-value="PT03H31M43.501S" calcext:value-type="time">
            <text:p>03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74.9" calcext:value-type="float">
            <text:p>874.9</text:p>
          </table:table-cell>
          <table:table-cell office:value-type="float" office:value="1095.17" calcext:value-type="float">
            <text:p>1095.17</text:p>
          </table:table-cell>
        </table:table-row>
        <table:table-row table:style-name="ro1">
          <table:table-cell office:value-type="float" office:value="12719501" calcext:value-type="float">
            <text:p>12719501</text:p>
          </table:table-cell>
          <table:table-cell table:style-name="ce1" table:formula="of:=[.A797]/1000/(60*60*24)" office:value-type="time" office:time-value="PT03H31M59.501S" calcext:value-type="time">
            <text:p>03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75.98" calcext:value-type="float">
            <text:p>875.98</text:p>
          </table:table-cell>
          <table:table-cell office:value-type="float" office:value="1096.49" calcext:value-type="float">
            <text:p>1096.49</text:p>
          </table:table-cell>
        </table:table-row>
        <table:table-row table:style-name="ro1">
          <table:table-cell office:value-type="float" office:value="12735501" calcext:value-type="float">
            <text:p>12735501</text:p>
          </table:table-cell>
          <table:table-cell table:style-name="ce1" table:formula="of:=[.A798]/1000/(60*60*24)" office:value-type="time" office:time-value="PT03H32M15.501S" calcext:value-type="time">
            <text:p>03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77.06" calcext:value-type="float">
            <text:p>877.06</text:p>
          </table:table-cell>
          <table:table-cell office:value-type="float" office:value="1097.82" calcext:value-type="float">
            <text:p>1097.82</text:p>
          </table:table-cell>
        </table:table-row>
        <table:table-row table:style-name="ro1">
          <table:table-cell office:value-type="float" office:value="12751501" calcext:value-type="float">
            <text:p>12751501</text:p>
          </table:table-cell>
          <table:table-cell table:style-name="ce1" table:formula="of:=[.A799]/1000/(60*60*24)" office:value-type="time" office:time-value="PT03H32M31.501S" calcext:value-type="time">
            <text:p>03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878.14" calcext:value-type="float">
            <text:p>878.14</text:p>
          </table:table-cell>
          <table:table-cell office:value-type="float" office:value="1099.14" calcext:value-type="float">
            <text:p>1099.14</text:p>
          </table:table-cell>
        </table:table-row>
        <table:table-row table:style-name="ro1">
          <table:table-cell office:value-type="float" office:value="12767501" calcext:value-type="float">
            <text:p>12767501</text:p>
          </table:table-cell>
          <table:table-cell table:style-name="ce1" table:formula="of:=[.A800]/1000/(60*60*24)" office:value-type="time" office:time-value="PT03H32M47.501S" calcext:value-type="time">
            <text:p>03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79.22" calcext:value-type="float">
            <text:p>879.22</text:p>
          </table:table-cell>
          <table:table-cell office:value-type="float" office:value="1100.47" calcext:value-type="float">
            <text:p>1100.47</text:p>
          </table:table-cell>
        </table:table-row>
        <table:table-row table:style-name="ro1">
          <table:table-cell office:value-type="float" office:value="12783500" calcext:value-type="float">
            <text:p>12783500</text:p>
          </table:table-cell>
          <table:table-cell table:style-name="ce1" table:formula="of:=[.A801]/1000/(60*60*24)" office:value-type="time" office:time-value="PT03H33M03.5S" calcext:value-type="time">
            <text:p>03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0.3" calcext:value-type="float">
            <text:p>880.3</text:p>
          </table:table-cell>
          <table:table-cell office:value-type="float" office:value="1101.79" calcext:value-type="float">
            <text:p>1101.79</text:p>
          </table:table-cell>
        </table:table-row>
        <table:table-row table:style-name="ro1">
          <table:table-cell office:value-type="float" office:value="12799501" calcext:value-type="float">
            <text:p>12799501</text:p>
          </table:table-cell>
          <table:table-cell table:style-name="ce1" table:formula="of:=[.A802]/1000/(60*60*24)" office:value-type="time" office:time-value="PT03H33M19.501S" calcext:value-type="time">
            <text:p>03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1.38" calcext:value-type="float">
            <text:p>881.38</text:p>
          </table:table-cell>
          <table:table-cell office:value-type="float" office:value="1103.12" calcext:value-type="float">
            <text:p>1103.12</text:p>
          </table:table-cell>
        </table:table-row>
        <table:table-row table:style-name="ro1">
          <table:table-cell office:value-type="float" office:value="12815501" calcext:value-type="float">
            <text:p>12815501</text:p>
          </table:table-cell>
          <table:table-cell table:style-name="ce1" table:formula="of:=[.A803]/1000/(60*60*24)" office:value-type="time" office:time-value="PT03H33M35.501S" calcext:value-type="time">
            <text:p>03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2.46" calcext:value-type="float">
            <text:p>882.46</text:p>
          </table:table-cell>
          <table:table-cell office:value-type="float" office:value="1104.44" calcext:value-type="float">
            <text:p>1104.44</text:p>
          </table:table-cell>
        </table:table-row>
        <table:table-row table:style-name="ro1">
          <table:table-cell office:value-type="float" office:value="12831501" calcext:value-type="float">
            <text:p>12831501</text:p>
          </table:table-cell>
          <table:table-cell table:style-name="ce1" table:formula="of:=[.A804]/1000/(60*60*24)" office:value-type="time" office:time-value="PT03H33M51.501S" calcext:value-type="time">
            <text:p>03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3.54" calcext:value-type="float">
            <text:p>883.54</text:p>
          </table:table-cell>
          <table:table-cell office:value-type="float" office:value="1105.77" calcext:value-type="float">
            <text:p>1105.77</text:p>
          </table:table-cell>
        </table:table-row>
        <table:table-row table:style-name="ro1">
          <table:table-cell office:value-type="float" office:value="12847501" calcext:value-type="float">
            <text:p>12847501</text:p>
          </table:table-cell>
          <table:table-cell table:style-name="ce1" table:formula="of:=[.A805]/1000/(60*60*24)" office:value-type="time" office:time-value="PT03H34M07.501S" calcext:value-type="time">
            <text:p>03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84.62" calcext:value-type="float">
            <text:p>884.62</text:p>
          </table:table-cell>
          <table:table-cell office:value-type="float" office:value="1107.1" calcext:value-type="float">
            <text:p>1107.1</text:p>
          </table:table-cell>
        </table:table-row>
        <table:table-row table:style-name="ro1">
          <table:table-cell office:value-type="float" office:value="12863500" calcext:value-type="float">
            <text:p>12863500</text:p>
          </table:table-cell>
          <table:table-cell table:style-name="ce1" table:formula="of:=[.A806]/1000/(60*60*24)" office:value-type="time" office:time-value="PT03H34M23.5S" calcext:value-type="time">
            <text:p>03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85.71" calcext:value-type="float">
            <text:p>885.71</text:p>
          </table:table-cell>
          <table:table-cell office:value-type="float" office:value="1108.42" calcext:value-type="float">
            <text:p>1108.42</text:p>
          </table:table-cell>
        </table:table-row>
        <table:table-row table:style-name="ro1">
          <table:table-cell office:value-type="float" office:value="12879501" calcext:value-type="float">
            <text:p>12879501</text:p>
          </table:table-cell>
          <table:table-cell table:style-name="ce1" table:formula="of:=[.A807]/1000/(60*60*24)" office:value-type="time" office:time-value="PT03H34M39.501S" calcext:value-type="time">
            <text:p>03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6.79" calcext:value-type="float">
            <text:p>886.79</text:p>
          </table:table-cell>
          <table:table-cell office:value-type="float" office:value="1109.75" calcext:value-type="float">
            <text:p>1109.75</text:p>
          </table:table-cell>
        </table:table-row>
        <table:table-row table:style-name="ro1">
          <table:table-cell office:value-type="float" office:value="12895501" calcext:value-type="float">
            <text:p>12895501</text:p>
          </table:table-cell>
          <table:table-cell table:style-name="ce1" table:formula="of:=[.A808]/1000/(60*60*24)" office:value-type="time" office:time-value="PT03H34M55.501S" calcext:value-type="time">
            <text:p>03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87.87" calcext:value-type="float">
            <text:p>887.87</text:p>
          </table:table-cell>
          <table:table-cell office:value-type="float" office:value="1111.07" calcext:value-type="float">
            <text:p>1111.07</text:p>
          </table:table-cell>
        </table:table-row>
        <table:table-row table:style-name="ro1">
          <table:table-cell office:value-type="float" office:value="12911501" calcext:value-type="float">
            <text:p>12911501</text:p>
          </table:table-cell>
          <table:table-cell table:style-name="ce1" table:formula="of:=[.A809]/1000/(60*60*24)" office:value-type="time" office:time-value="PT03H35M11.501S" calcext:value-type="time">
            <text:p>03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88.95" calcext:value-type="float">
            <text:p>888.95</text:p>
          </table:table-cell>
          <table:table-cell office:value-type="float" office:value="1112.4" calcext:value-type="float">
            <text:p>1112.4</text:p>
          </table:table-cell>
        </table:table-row>
        <table:table-row table:style-name="ro1">
          <table:table-cell office:value-type="float" office:value="12927501" calcext:value-type="float">
            <text:p>12927501</text:p>
          </table:table-cell>
          <table:table-cell table:style-name="ce1" table:formula="of:=[.A810]/1000/(60*60*24)" office:value-type="time" office:time-value="PT03H35M27.501S" calcext:value-type="time">
            <text:p>03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90.03" calcext:value-type="float">
            <text:p>890.03</text:p>
          </table:table-cell>
          <table:table-cell office:value-type="float" office:value="1113.72" calcext:value-type="float">
            <text:p>1113.72</text:p>
          </table:table-cell>
        </table:table-row>
        <table:table-row table:style-name="ro1">
          <table:table-cell office:value-type="float" office:value="12943501" calcext:value-type="float">
            <text:p>12943501</text:p>
          </table:table-cell>
          <table:table-cell table:style-name="ce1" table:formula="of:=[.A811]/1000/(60*60*24)" office:value-type="time" office:time-value="PT03H35M43.501S" calcext:value-type="time">
            <text:p>03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91.11" calcext:value-type="float">
            <text:p>891.11</text:p>
          </table:table-cell>
          <table:table-cell office:value-type="float" office:value="1115.05" calcext:value-type="float">
            <text:p>1115.05</text:p>
          </table:table-cell>
        </table:table-row>
        <table:table-row table:style-name="ro1">
          <table:table-cell office:value-type="float" office:value="12959501" calcext:value-type="float">
            <text:p>12959501</text:p>
          </table:table-cell>
          <table:table-cell table:style-name="ce1" table:formula="of:=[.A812]/1000/(60*60*24)" office:value-type="time" office:time-value="PT03H35M59.501S" calcext:value-type="time">
            <text:p>03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92.19" calcext:value-type="float">
            <text:p>892.19</text:p>
          </table:table-cell>
          <table:table-cell office:value-type="float" office:value="1116.37" calcext:value-type="float">
            <text:p>1116.37</text:p>
          </table:table-cell>
        </table:table-row>
        <table:table-row table:style-name="ro1">
          <table:table-cell office:value-type="float" office:value="12975501" calcext:value-type="float">
            <text:p>12975501</text:p>
          </table:table-cell>
          <table:table-cell table:style-name="ce1" table:formula="of:=[.A813]/1000/(60*60*24)" office:value-type="time" office:time-value="PT03H36M15.501S" calcext:value-type="time">
            <text:p>03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93.27" calcext:value-type="float">
            <text:p>893.27</text:p>
          </table:table-cell>
          <table:table-cell office:value-type="float" office:value="1117.7" calcext:value-type="float">
            <text:p>1117.7</text:p>
          </table:table-cell>
        </table:table-row>
        <table:table-row table:style-name="ro1">
          <table:table-cell office:value-type="float" office:value="12991501" calcext:value-type="float">
            <text:p>12991501</text:p>
          </table:table-cell>
          <table:table-cell table:style-name="ce1" table:formula="of:=[.A814]/1000/(60*60*24)" office:value-type="time" office:time-value="PT03H36M31.501S" calcext:value-type="time">
            <text:p>03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94.35" calcext:value-type="float">
            <text:p>894.35</text:p>
          </table:table-cell>
          <table:table-cell office:value-type="float" office:value="1119.02" calcext:value-type="float">
            <text:p>1119.02</text:p>
          </table:table-cell>
        </table:table-row>
        <table:table-row table:style-name="ro1">
          <table:table-cell office:value-type="float" office:value="13007501" calcext:value-type="float">
            <text:p>13007501</text:p>
          </table:table-cell>
          <table:table-cell table:style-name="ce1" table:formula="of:=[.A815]/1000/(60*60*24)" office:value-type="time" office:time-value="PT03H36M47.501S" calcext:value-type="time">
            <text:p>03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95.43" calcext:value-type="float">
            <text:p>895.43</text:p>
          </table:table-cell>
          <table:table-cell office:value-type="float" office:value="1120.35" calcext:value-type="float">
            <text:p>1120.35</text:p>
          </table:table-cell>
        </table:table-row>
        <table:table-row table:style-name="ro1">
          <table:table-cell office:value-type="float" office:value="13023501" calcext:value-type="float">
            <text:p>13023501</text:p>
          </table:table-cell>
          <table:table-cell table:style-name="ce1" table:formula="of:=[.A816]/1000/(60*60*24)" office:value-type="time" office:time-value="PT03H37M03.501S" calcext:value-type="time">
            <text:p>03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96.51" calcext:value-type="float">
            <text:p>896.51</text:p>
          </table:table-cell>
          <table:table-cell office:value-type="float" office:value="1121.67" calcext:value-type="float">
            <text:p>1121.67</text:p>
          </table:table-cell>
        </table:table-row>
        <table:table-row table:style-name="ro1">
          <table:table-cell office:value-type="float" office:value="13039501" calcext:value-type="float">
            <text:p>13039501</text:p>
          </table:table-cell>
          <table:table-cell table:style-name="ce1" table:formula="of:=[.A817]/1000/(60*60*24)" office:value-type="time" office:time-value="PT03H37M19.501S" calcext:value-type="time">
            <text:p>03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97.59" calcext:value-type="float">
            <text:p>897.59</text:p>
          </table:table-cell>
          <table:table-cell office:value-type="float" office:value="1122.99" calcext:value-type="float">
            <text:p>1122.99</text:p>
          </table:table-cell>
        </table:table-row>
        <table:table-row table:style-name="ro1">
          <table:table-cell office:value-type="float" office:value="13055501" calcext:value-type="float">
            <text:p>13055501</text:p>
          </table:table-cell>
          <table:table-cell table:style-name="ce1" table:formula="of:=[.A818]/1000/(60*60*24)" office:value-type="time" office:time-value="PT03H37M35.501S" calcext:value-type="time">
            <text:p>03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98.68" calcext:value-type="float">
            <text:p>898.68</text:p>
          </table:table-cell>
          <table:table-cell office:value-type="float" office:value="1124.32" calcext:value-type="float">
            <text:p>1124.32</text:p>
          </table:table-cell>
        </table:table-row>
        <table:table-row table:style-name="ro1">
          <table:table-cell office:value-type="float" office:value="13071501" calcext:value-type="float">
            <text:p>13071501</text:p>
          </table:table-cell>
          <table:table-cell table:style-name="ce1" table:formula="of:=[.A819]/1000/(60*60*24)" office:value-type="time" office:time-value="PT03H37M51.501S" calcext:value-type="time">
            <text:p>03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99.76" calcext:value-type="float">
            <text:p>899.76</text:p>
          </table:table-cell>
          <table:table-cell office:value-type="float" office:value="1125.64" calcext:value-type="float">
            <text:p>1125.64</text:p>
          </table:table-cell>
        </table:table-row>
        <table:table-row table:style-name="ro1">
          <table:table-cell office:value-type="float" office:value="13087501" calcext:value-type="float">
            <text:p>13087501</text:p>
          </table:table-cell>
          <table:table-cell table:style-name="ce1" table:formula="of:=[.A820]/1000/(60*60*24)" office:value-type="time" office:time-value="PT03H38M07.501S" calcext:value-type="time">
            <text:p>03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00.84" calcext:value-type="float">
            <text:p>900.84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3103501" calcext:value-type="float">
            <text:p>13103501</text:p>
          </table:table-cell>
          <table:table-cell table:style-name="ce1" table:formula="of:=[.A821]/1000/(60*60*24)" office:value-type="time" office:time-value="PT03H38M23.501S" calcext:value-type="time">
            <text:p>03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01.92" calcext:value-type="float">
            <text:p>901.92</text:p>
          </table:table-cell>
          <table:table-cell office:value-type="float" office:value="1128.29" calcext:value-type="float">
            <text:p>1128.29</text:p>
          </table:table-cell>
        </table:table-row>
        <table:table-row table:style-name="ro1">
          <table:table-cell office:value-type="float" office:value="13119501" calcext:value-type="float">
            <text:p>13119501</text:p>
          </table:table-cell>
          <table:table-cell table:style-name="ce1" table:formula="of:=[.A822]/1000/(60*60*24)" office:value-type="time" office:time-value="PT03H38M39.501S" calcext:value-type="time">
            <text:p>03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03" calcext:value-type="float">
            <text:p>903</text:p>
          </table:table-cell>
          <table:table-cell office:value-type="float" office:value="1129.62" calcext:value-type="float">
            <text:p>1129.62</text:p>
          </table:table-cell>
        </table:table-row>
        <table:table-row table:style-name="ro1">
          <table:table-cell office:value-type="float" office:value="13135501" calcext:value-type="float">
            <text:p>13135501</text:p>
          </table:table-cell>
          <table:table-cell table:style-name="ce1" table:formula="of:=[.A823]/1000/(60*60*24)" office:value-type="time" office:time-value="PT03H38M55.501S" calcext:value-type="time">
            <text:p>03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04.08" calcext:value-type="float">
            <text:p>904.08</text:p>
          </table:table-cell>
          <table:table-cell office:value-type="float" office:value="1130.94" calcext:value-type="float">
            <text:p>1130.94</text:p>
          </table:table-cell>
        </table:table-row>
        <table:table-row table:style-name="ro1">
          <table:table-cell office:value-type="float" office:value="13151501" calcext:value-type="float">
            <text:p>13151501</text:p>
          </table:table-cell>
          <table:table-cell table:style-name="ce1" table:formula="of:=[.A824]/1000/(60*60*24)" office:value-type="time" office:time-value="PT03H39M11.501S" calcext:value-type="time">
            <text:p>03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05.16" calcext:value-type="float">
            <text:p>905.16</text:p>
          </table:table-cell>
          <table:table-cell office:value-type="float" office:value="1132.27" calcext:value-type="float">
            <text:p>1132.27</text:p>
          </table:table-cell>
        </table:table-row>
        <table:table-row table:style-name="ro1">
          <table:table-cell office:value-type="float" office:value="13167501" calcext:value-type="float">
            <text:p>13167501</text:p>
          </table:table-cell>
          <table:table-cell table:style-name="ce1" table:formula="of:=[.A825]/1000/(60*60*24)" office:value-type="time" office:time-value="PT03H39M27.501S" calcext:value-type="time">
            <text:p>03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906.24" calcext:value-type="float">
            <text:p>906.24</text:p>
          </table:table-cell>
          <table:table-cell office:value-type="float" office:value="1133.59" calcext:value-type="float">
            <text:p>1133.59</text:p>
          </table:table-cell>
        </table:table-row>
        <table:table-row table:style-name="ro1">
          <table:table-cell office:value-type="float" office:value="13183501" calcext:value-type="float">
            <text:p>13183501</text:p>
          </table:table-cell>
          <table:table-cell table:style-name="ce1" table:formula="of:=[.A826]/1000/(60*60*24)" office:value-type="time" office:time-value="PT03H39M43.501S" calcext:value-type="time">
            <text:p>03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07.32" calcext:value-type="float">
            <text:p>907.32</text:p>
          </table:table-cell>
          <table:table-cell office:value-type="float" office:value="1134.91" calcext:value-type="float">
            <text:p>1134.91</text:p>
          </table:table-cell>
        </table:table-row>
        <table:table-row table:style-name="ro1">
          <table:table-cell office:value-type="float" office:value="13199501" calcext:value-type="float">
            <text:p>13199501</text:p>
          </table:table-cell>
          <table:table-cell table:style-name="ce1" table:formula="of:=[.A827]/1000/(60*60*24)" office:value-type="time" office:time-value="PT03H39M59.501S" calcext:value-type="time">
            <text:p>03:4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08.4" calcext:value-type="float">
            <text:p>908.4</text:p>
          </table:table-cell>
          <table:table-cell office:value-type="float" office:value="1136.24" calcext:value-type="float">
            <text:p>1136.24</text:p>
          </table:table-cell>
        </table:table-row>
        <table:table-row table:style-name="ro1">
          <table:table-cell office:value-type="float" office:value="13215501" calcext:value-type="float">
            <text:p>13215501</text:p>
          </table:table-cell>
          <table:table-cell table:style-name="ce1" table:formula="of:=[.A828]/1000/(60*60*24)" office:value-type="time" office:time-value="PT03H40M15.501S" calcext:value-type="time">
            <text:p>03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09.48" calcext:value-type="float">
            <text:p>909.48</text:p>
          </table:table-cell>
          <table:table-cell office:value-type="float" office:value="1137.56" calcext:value-type="float">
            <text:p>1137.56</text:p>
          </table:table-cell>
        </table:table-row>
        <table:table-row table:style-name="ro1">
          <table:table-cell office:value-type="float" office:value="13231501" calcext:value-type="float">
            <text:p>13231501</text:p>
          </table:table-cell>
          <table:table-cell table:style-name="ce1" table:formula="of:=[.A829]/1000/(60*60*24)" office:value-type="time" office:time-value="PT03H40M31.501S" calcext:value-type="time">
            <text:p>03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0.56" calcext:value-type="float">
            <text:p>910.56</text:p>
          </table:table-cell>
          <table:table-cell office:value-type="float" office:value="1138.88" calcext:value-type="float">
            <text:p>1138.88</text:p>
          </table:table-cell>
        </table:table-row>
        <table:table-row table:style-name="ro1">
          <table:table-cell office:value-type="float" office:value="13247501" calcext:value-type="float">
            <text:p>13247501</text:p>
          </table:table-cell>
          <table:table-cell table:style-name="ce1" table:formula="of:=[.A830]/1000/(60*60*24)" office:value-type="time" office:time-value="PT03H40M47.501S" calcext:value-type="time">
            <text:p>03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1.64" calcext:value-type="float">
            <text:p>911.64</text:p>
          </table:table-cell>
          <table:table-cell office:value-type="float" office:value="1140.21" calcext:value-type="float">
            <text:p>1140.21</text:p>
          </table:table-cell>
        </table:table-row>
        <table:table-row table:style-name="ro1">
          <table:table-cell office:value-type="float" office:value="13263501" calcext:value-type="float">
            <text:p>13263501</text:p>
          </table:table-cell>
          <table:table-cell table:style-name="ce1" table:formula="of:=[.A831]/1000/(60*60*24)" office:value-type="time" office:time-value="PT03H41M03.501S" calcext:value-type="time">
            <text:p>03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2.72" calcext:value-type="float">
            <text:p>912.72</text:p>
          </table:table-cell>
          <table:table-cell office:value-type="float" office:value="1141.53" calcext:value-type="float">
            <text:p>1141.53</text:p>
          </table:table-cell>
        </table:table-row>
        <table:table-row table:style-name="ro1">
          <table:table-cell office:value-type="float" office:value="13279501" calcext:value-type="float">
            <text:p>13279501</text:p>
          </table:table-cell>
          <table:table-cell table:style-name="ce1" table:formula="of:=[.A832]/1000/(60*60*24)" office:value-type="time" office:time-value="PT03H41M19.501S" calcext:value-type="time">
            <text:p>03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913.8" calcext:value-type="float">
            <text:p>913.8</text:p>
          </table:table-cell>
          <table:table-cell office:value-type="float" office:value="1142.86" calcext:value-type="float">
            <text:p>1142.86</text:p>
          </table:table-cell>
        </table:table-row>
        <table:table-row table:style-name="ro1">
          <table:table-cell office:value-type="float" office:value="13295501" calcext:value-type="float">
            <text:p>13295501</text:p>
          </table:table-cell>
          <table:table-cell table:style-name="ce1" table:formula="of:=[.A833]/1000/(60*60*24)" office:value-type="time" office:time-value="PT03H41M35.501S" calcext:value-type="time">
            <text:p>03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4.88" calcext:value-type="float">
            <text:p>914.88</text:p>
          </table:table-cell>
          <table:table-cell office:value-type="float" office:value="1144.18" calcext:value-type="float">
            <text:p>1144.18</text:p>
          </table:table-cell>
        </table:table-row>
        <table:table-row table:style-name="ro1">
          <table:table-cell office:value-type="float" office:value="13311501" calcext:value-type="float">
            <text:p>13311501</text:p>
          </table:table-cell>
          <table:table-cell table:style-name="ce1" table:formula="of:=[.A834]/1000/(60*60*24)" office:value-type="time" office:time-value="PT03H41M51.501S" calcext:value-type="time">
            <text:p>03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915.96" calcext:value-type="float">
            <text:p>915.96</text:p>
          </table:table-cell>
          <table:table-cell office:value-type="float" office:value="1145.5" calcext:value-type="float">
            <text:p>1145.5</text:p>
          </table:table-cell>
        </table:table-row>
        <table:table-row table:style-name="ro1">
          <table:table-cell office:value-type="float" office:value="13327501" calcext:value-type="float">
            <text:p>13327501</text:p>
          </table:table-cell>
          <table:table-cell table:style-name="ce1" table:formula="of:=[.A835]/1000/(60*60*24)" office:value-type="time" office:time-value="PT03H42M07.501S" calcext:value-type="time">
            <text:p>03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7.04" calcext:value-type="float">
            <text:p>917.04</text:p>
          </table:table-cell>
          <table:table-cell office:value-type="float" office:value="1146.83" calcext:value-type="float">
            <text:p>1146.83</text:p>
          </table:table-cell>
        </table:table-row>
        <table:table-row table:style-name="ro1">
          <table:table-cell office:value-type="float" office:value="13343501" calcext:value-type="float">
            <text:p>13343501</text:p>
          </table:table-cell>
          <table:table-cell table:style-name="ce1" table:formula="of:=[.A836]/1000/(60*60*24)" office:value-type="time" office:time-value="PT03H42M23.501S" calcext:value-type="time">
            <text:p>03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18.12" calcext:value-type="float">
            <text:p>918.12</text:p>
          </table:table-cell>
          <table:table-cell office:value-type="float" office:value="1148.15" calcext:value-type="float">
            <text:p>1148.15</text:p>
          </table:table-cell>
        </table:table-row>
        <table:table-row table:style-name="ro1">
          <table:table-cell office:value-type="float" office:value="13359501" calcext:value-type="float">
            <text:p>13359501</text:p>
          </table:table-cell>
          <table:table-cell table:style-name="ce1" table:formula="of:=[.A837]/1000/(60*60*24)" office:value-type="time" office:time-value="PT03H42M39.501S" calcext:value-type="time">
            <text:p>03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919.2" calcext:value-type="float">
            <text:p>919.2</text:p>
          </table:table-cell>
          <table:table-cell office:value-type="float" office:value="1149.47" calcext:value-type="float">
            <text:p>1149.47</text:p>
          </table:table-cell>
        </table:table-row>
        <table:table-row table:style-name="ro1">
          <table:table-cell office:value-type="float" office:value="13375501" calcext:value-type="float">
            <text:p>13375501</text:p>
          </table:table-cell>
          <table:table-cell table:style-name="ce1" table:formula="of:=[.A838]/1000/(60*60*24)" office:value-type="time" office:time-value="PT03H42M55.501S" calcext:value-type="time">
            <text:p>03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0.28" calcext:value-type="float">
            <text:p>920.28</text:p>
          </table:table-cell>
          <table:table-cell office:value-type="float" office:value="1150.8" calcext:value-type="float">
            <text:p>1150.8</text:p>
          </table:table-cell>
        </table:table-row>
        <table:table-row table:style-name="ro1">
          <table:table-cell office:value-type="float" office:value="13391501" calcext:value-type="float">
            <text:p>13391501</text:p>
          </table:table-cell>
          <table:table-cell table:style-name="ce1" table:formula="of:=[.A839]/1000/(60*60*24)" office:value-type="time" office:time-value="PT03H43M11.501S" calcext:value-type="time">
            <text:p>03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1.36" calcext:value-type="float">
            <text:p>921.36</text:p>
          </table:table-cell>
          <table:table-cell office:value-type="float" office:value="1152.12" calcext:value-type="float">
            <text:p>1152.12</text:p>
          </table:table-cell>
        </table:table-row>
        <table:table-row table:style-name="ro1">
          <table:table-cell office:value-type="float" office:value="13407501" calcext:value-type="float">
            <text:p>13407501</text:p>
          </table:table-cell>
          <table:table-cell table:style-name="ce1" table:formula="of:=[.A840]/1000/(60*60*24)" office:value-type="time" office:time-value="PT03H43M27.501S" calcext:value-type="time">
            <text:p>03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2.44" calcext:value-type="float">
            <text:p>922.44</text:p>
          </table:table-cell>
          <table:table-cell office:value-type="float" office:value="1153.44" calcext:value-type="float">
            <text:p>1153.44</text:p>
          </table:table-cell>
        </table:table-row>
        <table:table-row table:style-name="ro1">
          <table:table-cell office:value-type="float" office:value="13423501" calcext:value-type="float">
            <text:p>13423501</text:p>
          </table:table-cell>
          <table:table-cell table:style-name="ce1" table:formula="of:=[.A841]/1000/(60*60*24)" office:value-type="time" office:time-value="PT03H43M43.501S" calcext:value-type="time">
            <text:p>03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3.52" calcext:value-type="float">
            <text:p>923.52</text:p>
          </table:table-cell>
          <table:table-cell office:value-type="float" office:value="1154.77" calcext:value-type="float">
            <text:p>1154.77</text:p>
          </table:table-cell>
        </table:table-row>
        <table:table-row table:style-name="ro1">
          <table:table-cell office:value-type="float" office:value="13439501" calcext:value-type="float">
            <text:p>13439501</text:p>
          </table:table-cell>
          <table:table-cell table:style-name="ce1" table:formula="of:=[.A842]/1000/(60*60*24)" office:value-type="time" office:time-value="PT03H43M59.501S" calcext:value-type="time">
            <text:p>03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24.6" calcext:value-type="float">
            <text:p>924.6</text:p>
          </table:table-cell>
          <table:table-cell office:value-type="float" office:value="1156.09" calcext:value-type="float">
            <text:p>1156.09</text:p>
          </table:table-cell>
        </table:table-row>
        <table:table-row table:style-name="ro1">
          <table:table-cell office:value-type="float" office:value="13455501" calcext:value-type="float">
            <text:p>13455501</text:p>
          </table:table-cell>
          <table:table-cell table:style-name="ce1" table:formula="of:=[.A843]/1000/(60*60*24)" office:value-type="time" office:time-value="PT03H44M15.501S" calcext:value-type="time">
            <text:p>03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5.68" calcext:value-type="float">
            <text:p>925.68</text:p>
          </table:table-cell>
          <table:table-cell office:value-type="float" office:value="1157.41" calcext:value-type="float">
            <text:p>1157.41</text:p>
          </table:table-cell>
        </table:table-row>
        <table:table-row table:style-name="ro1">
          <table:table-cell office:value-type="float" office:value="13471501" calcext:value-type="float">
            <text:p>13471501</text:p>
          </table:table-cell>
          <table:table-cell table:style-name="ce1" table:formula="of:=[.A844]/1000/(60*60*24)" office:value-type="time" office:time-value="PT03H44M31.501S" calcext:value-type="time">
            <text:p>03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926.76" calcext:value-type="float">
            <text:p>926.76</text:p>
          </table:table-cell>
          <table:table-cell office:value-type="float" office:value="1158.73" calcext:value-type="float">
            <text:p>1158.73</text:p>
          </table:table-cell>
        </table:table-row>
        <table:table-row table:style-name="ro1">
          <table:table-cell office:value-type="float" office:value="13487501" calcext:value-type="float">
            <text:p>13487501</text:p>
          </table:table-cell>
          <table:table-cell table:style-name="ce1" table:formula="of:=[.A845]/1000/(60*60*24)" office:value-type="time" office:time-value="PT03H44M47.501S" calcext:value-type="time">
            <text:p>03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7.84" calcext:value-type="float">
            <text:p>927.84</text:p>
          </table:table-cell>
          <table:table-cell office:value-type="float" office:value="1160.06" calcext:value-type="float">
            <text:p>1160.06</text:p>
          </table:table-cell>
        </table:table-row>
        <table:table-row table:style-name="ro1">
          <table:table-cell office:value-type="float" office:value="13503501" calcext:value-type="float">
            <text:p>13503501</text:p>
          </table:table-cell>
          <table:table-cell table:style-name="ce1" table:formula="of:=[.A846]/1000/(60*60*24)" office:value-type="time" office:time-value="PT03H45M03.501S" calcext:value-type="time">
            <text:p>03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28.92" calcext:value-type="float">
            <text:p>928.92</text:p>
          </table:table-cell>
          <table:table-cell office:value-type="float" office:value="1161.38" calcext:value-type="float">
            <text:p>1161.38</text:p>
          </table:table-cell>
        </table:table-row>
        <table:table-row table:style-name="ro1">
          <table:table-cell office:value-type="float" office:value="13519501" calcext:value-type="float">
            <text:p>13519501</text:p>
          </table:table-cell>
          <table:table-cell table:style-name="ce1" table:formula="of:=[.A847]/1000/(60*60*24)" office:value-type="time" office:time-value="PT03H45M19.501S" calcext:value-type="time">
            <text:p>03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0" calcext:value-type="float">
            <text:p>930</text:p>
          </table:table-cell>
          <table:table-cell office:value-type="float" office:value="1162.7" calcext:value-type="float">
            <text:p>1162.7</text:p>
          </table:table-cell>
        </table:table-row>
        <table:table-row table:style-name="ro1">
          <table:table-cell office:value-type="float" office:value="13535501" calcext:value-type="float">
            <text:p>13535501</text:p>
          </table:table-cell>
          <table:table-cell table:style-name="ce1" table:formula="of:=[.A848]/1000/(60*60*24)" office:value-type="time" office:time-value="PT03H45M35.501S" calcext:value-type="time">
            <text:p>03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1.08" calcext:value-type="float">
            <text:p>931.08</text:p>
          </table:table-cell>
          <table:table-cell office:value-type="float" office:value="1164.02" calcext:value-type="float">
            <text:p>1164.02</text:p>
          </table:table-cell>
        </table:table-row>
        <table:table-row table:style-name="ro1">
          <table:table-cell office:value-type="float" office:value="13551501" calcext:value-type="float">
            <text:p>13551501</text:p>
          </table:table-cell>
          <table:table-cell table:style-name="ce1" table:formula="of:=[.A849]/1000/(60*60*24)" office:value-type="time" office:time-value="PT03H45M51.501S" calcext:value-type="time">
            <text:p>03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2.16" calcext:value-type="float">
            <text:p>932.16</text:p>
          </table:table-cell>
          <table:table-cell office:value-type="float" office:value="1165.35" calcext:value-type="float">
            <text:p>1165.35</text:p>
          </table:table-cell>
        </table:table-row>
        <table:table-row table:style-name="ro1">
          <table:table-cell office:value-type="float" office:value="13567501" calcext:value-type="float">
            <text:p>13567501</text:p>
          </table:table-cell>
          <table:table-cell table:style-name="ce1" table:formula="of:=[.A850]/1000/(60*60*24)" office:value-type="time" office:time-value="PT03H46M07.501S" calcext:value-type="time">
            <text:p>03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3.24" calcext:value-type="float">
            <text:p>933.24</text:p>
          </table:table-cell>
          <table:table-cell office:value-type="float" office:value="1166.67" calcext:value-type="float">
            <text:p>1166.67</text:p>
          </table:table-cell>
        </table:table-row>
        <table:table-row table:style-name="ro1">
          <table:table-cell office:value-type="float" office:value="13583501" calcext:value-type="float">
            <text:p>13583501</text:p>
          </table:table-cell>
          <table:table-cell table:style-name="ce1" table:formula="of:=[.A851]/1000/(60*60*24)" office:value-type="time" office:time-value="PT03H46M23.501S" calcext:value-type="time">
            <text:p>03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4.32" calcext:value-type="float">
            <text:p>934.32</text:p>
          </table:table-cell>
          <table:table-cell office:value-type="float" office:value="1167.99" calcext:value-type="float">
            <text:p>1167.99</text:p>
          </table:table-cell>
        </table:table-row>
        <table:table-row table:style-name="ro1">
          <table:table-cell office:value-type="float" office:value="13599501" calcext:value-type="float">
            <text:p>13599501</text:p>
          </table:table-cell>
          <table:table-cell table:style-name="ce1" table:formula="of:=[.A852]/1000/(60*60*24)" office:value-type="time" office:time-value="PT03H46M39.501S" calcext:value-type="time">
            <text:p>03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5.4" calcext:value-type="float">
            <text:p>935.4</text:p>
          </table:table-cell>
          <table:table-cell office:value-type="float" office:value="1169.31" calcext:value-type="float">
            <text:p>1169.31</text:p>
          </table:table-cell>
        </table:table-row>
        <table:table-row table:style-name="ro1">
          <table:table-cell office:value-type="float" office:value="13615501" calcext:value-type="float">
            <text:p>13615501</text:p>
          </table:table-cell>
          <table:table-cell table:style-name="ce1" table:formula="of:=[.A853]/1000/(60*60*24)" office:value-type="time" office:time-value="PT03H46M55.501S" calcext:value-type="time">
            <text:p>03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36.48" calcext:value-type="float">
            <text:p>936.48</text:p>
          </table:table-cell>
          <table:table-cell office:value-type="float" office:value="1170.64" calcext:value-type="float">
            <text:p>1170.64</text:p>
          </table:table-cell>
        </table:table-row>
        <table:table-row table:style-name="ro1">
          <table:table-cell office:value-type="float" office:value="13631501" calcext:value-type="float">
            <text:p>13631501</text:p>
          </table:table-cell>
          <table:table-cell table:style-name="ce1" table:formula="of:=[.A854]/1000/(60*60*24)" office:value-type="time" office:time-value="PT03H47M11.501S" calcext:value-type="time">
            <text:p>03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7.56" calcext:value-type="float">
            <text:p>937.56</text:p>
          </table:table-cell>
          <table:table-cell office:value-type="float" office:value="1171.96" calcext:value-type="float">
            <text:p>1171.96</text:p>
          </table:table-cell>
        </table:table-row>
        <table:table-row table:style-name="ro1">
          <table:table-cell office:value-type="float" office:value="13647501" calcext:value-type="float">
            <text:p>13647501</text:p>
          </table:table-cell>
          <table:table-cell table:style-name="ce1" table:formula="of:=[.A855]/1000/(60*60*24)" office:value-type="time" office:time-value="PT03H47M27.501S" calcext:value-type="time">
            <text:p>03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8.64" calcext:value-type="float">
            <text:p>938.64</text:p>
          </table:table-cell>
          <table:table-cell office:value-type="float" office:value="1173.28" calcext:value-type="float">
            <text:p>1173.28</text:p>
          </table:table-cell>
        </table:table-row>
        <table:table-row table:style-name="ro1">
          <table:table-cell office:value-type="float" office:value="13663501" calcext:value-type="float">
            <text:p>13663501</text:p>
          </table:table-cell>
          <table:table-cell table:style-name="ce1" table:formula="of:=[.A856]/1000/(60*60*24)" office:value-type="time" office:time-value="PT03H47M43.501S" calcext:value-type="time">
            <text:p>03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39.72" calcext:value-type="float">
            <text:p>939.72</text:p>
          </table:table-cell>
          <table:table-cell office:value-type="float" office:value="1174.6" calcext:value-type="float">
            <text:p>1174.6</text:p>
          </table:table-cell>
        </table:table-row>
        <table:table-row table:style-name="ro1">
          <table:table-cell office:value-type="float" office:value="13679501" calcext:value-type="float">
            <text:p>13679501</text:p>
          </table:table-cell>
          <table:table-cell table:style-name="ce1" table:formula="of:=[.A857]/1000/(60*60*24)" office:value-type="time" office:time-value="PT03H47M59.501S" calcext:value-type="time">
            <text:p>03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0.8" calcext:value-type="float">
            <text:p>940.8</text:p>
          </table:table-cell>
          <table:table-cell office:value-type="float" office:value="1175.93" calcext:value-type="float">
            <text:p>1175.93</text:p>
          </table:table-cell>
        </table:table-row>
        <table:table-row table:style-name="ro1">
          <table:table-cell office:value-type="float" office:value="13695501" calcext:value-type="float">
            <text:p>13695501</text:p>
          </table:table-cell>
          <table:table-cell table:style-name="ce1" table:formula="of:=[.A858]/1000/(60*60*24)" office:value-type="time" office:time-value="PT03H48M15.501S" calcext:value-type="time">
            <text:p>03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941.88" calcext:value-type="float">
            <text:p>941.88</text:p>
          </table:table-cell>
          <table:table-cell office:value-type="float" office:value="1177.25" calcext:value-type="float">
            <text:p>1177.25</text:p>
          </table:table-cell>
        </table:table-row>
        <table:table-row table:style-name="ro1">
          <table:table-cell office:value-type="float" office:value="13711501" calcext:value-type="float">
            <text:p>13711501</text:p>
          </table:table-cell>
          <table:table-cell table:style-name="ce1" table:formula="of:=[.A859]/1000/(60*60*24)" office:value-type="time" office:time-value="PT03H48M31.501S" calcext:value-type="time">
            <text:p>03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2.95" calcext:value-type="float">
            <text:p>942.95</text:p>
          </table:table-cell>
          <table:table-cell office:value-type="float" office:value="1178.57" calcext:value-type="float">
            <text:p>1178.57</text:p>
          </table:table-cell>
        </table:table-row>
        <table:table-row table:style-name="ro1">
          <table:table-cell office:value-type="float" office:value="13727501" calcext:value-type="float">
            <text:p>13727501</text:p>
          </table:table-cell>
          <table:table-cell table:style-name="ce1" table:formula="of:=[.A860]/1000/(60*60*24)" office:value-type="time" office:time-value="PT03H48M47.501S" calcext:value-type="time">
            <text:p>03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4.03" calcext:value-type="float">
            <text:p>944.03</text:p>
          </table:table-cell>
          <table:table-cell office:value-type="float" office:value="1179.89" calcext:value-type="float">
            <text:p>1179.89</text:p>
          </table:table-cell>
        </table:table-row>
        <table:table-row table:style-name="ro1">
          <table:table-cell office:value-type="float" office:value="13743501" calcext:value-type="float">
            <text:p>13743501</text:p>
          </table:table-cell>
          <table:table-cell table:style-name="ce1" table:formula="of:=[.A861]/1000/(60*60*24)" office:value-type="time" office:time-value="PT03H49M03.501S" calcext:value-type="time">
            <text:p>03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45.11" calcext:value-type="float">
            <text:p>945.11</text:p>
          </table:table-cell>
          <table:table-cell office:value-type="float" office:value="1181.21" calcext:value-type="float">
            <text:p>1181.21</text:p>
          </table:table-cell>
        </table:table-row>
        <table:table-row table:style-name="ro1">
          <table:table-cell office:value-type="float" office:value="13759501" calcext:value-type="float">
            <text:p>13759501</text:p>
          </table:table-cell>
          <table:table-cell table:style-name="ce1" table:formula="of:=[.A862]/1000/(60*60*24)" office:value-type="time" office:time-value="PT03H49M19.501S" calcext:value-type="time">
            <text:p>03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6.19" calcext:value-type="float">
            <text:p>946.19</text:p>
          </table:table-cell>
          <table:table-cell office:value-type="float" office:value="1182.54" calcext:value-type="float">
            <text:p>1182.54</text:p>
          </table:table-cell>
        </table:table-row>
        <table:table-row table:style-name="ro1">
          <table:table-cell office:value-type="float" office:value="13775501" calcext:value-type="float">
            <text:p>13775501</text:p>
          </table:table-cell>
          <table:table-cell table:style-name="ce1" table:formula="of:=[.A863]/1000/(60*60*24)" office:value-type="time" office:time-value="PT03H49M35.501S" calcext:value-type="time">
            <text:p>03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7.27" calcext:value-type="float">
            <text:p>947.27</text:p>
          </table:table-cell>
          <table:table-cell office:value-type="float" office:value="1183.86" calcext:value-type="float">
            <text:p>1183.86</text:p>
          </table:table-cell>
        </table:table-row>
        <table:table-row table:style-name="ro1">
          <table:table-cell office:value-type="float" office:value="13791501" calcext:value-type="float">
            <text:p>13791501</text:p>
          </table:table-cell>
          <table:table-cell table:style-name="ce1" table:formula="of:=[.A864]/1000/(60*60*24)" office:value-type="time" office:time-value="PT03H49M51.501S" calcext:value-type="time">
            <text:p>03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48.35" calcext:value-type="float">
            <text:p>948.35</text:p>
          </table:table-cell>
          <table:table-cell office:value-type="float" office:value="1185.18" calcext:value-type="float">
            <text:p>1185.18</text:p>
          </table:table-cell>
        </table:table-row>
        <table:table-row table:style-name="ro1">
          <table:table-cell office:value-type="float" office:value="13807501" calcext:value-type="float">
            <text:p>13807501</text:p>
          </table:table-cell>
          <table:table-cell table:style-name="ce1" table:formula="of:=[.A865]/1000/(60*60*24)" office:value-type="time" office:time-value="PT03H50M07.501S" calcext:value-type="time">
            <text:p>03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49.43" calcext:value-type="float">
            <text:p>949.43</text:p>
          </table:table-cell>
          <table:table-cell office:value-type="float" office:value="1186.5" calcext:value-type="float">
            <text:p>1186.5</text:p>
          </table:table-cell>
        </table:table-row>
        <table:table-row table:style-name="ro1">
          <table:table-cell office:value-type="float" office:value="13823501" calcext:value-type="float">
            <text:p>13823501</text:p>
          </table:table-cell>
          <table:table-cell table:style-name="ce1" table:formula="of:=[.A866]/1000/(60*60*24)" office:value-type="time" office:time-value="PT03H50M23.501S" calcext:value-type="time">
            <text:p>03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0.51" calcext:value-type="float">
            <text:p>950.51</text:p>
          </table:table-cell>
          <table:table-cell office:value-type="float" office:value="1187.82" calcext:value-type="float">
            <text:p>1187.82</text:p>
          </table:table-cell>
        </table:table-row>
        <table:table-row table:style-name="ro1">
          <table:table-cell office:value-type="float" office:value="13839501" calcext:value-type="float">
            <text:p>13839501</text:p>
          </table:table-cell>
          <table:table-cell table:style-name="ce1" table:formula="of:=[.A867]/1000/(60*60*24)" office:value-type="time" office:time-value="PT03H50M39.501S" calcext:value-type="time">
            <text:p>03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51.59" calcext:value-type="float">
            <text:p>951.59</text:p>
          </table:table-cell>
          <table:table-cell office:value-type="float" office:value="1189.15" calcext:value-type="float">
            <text:p>1189.15</text:p>
          </table:table-cell>
        </table:table-row>
        <table:table-row table:style-name="ro1">
          <table:table-cell office:value-type="float" office:value="13855501" calcext:value-type="float">
            <text:p>13855501</text:p>
          </table:table-cell>
          <table:table-cell table:style-name="ce1" table:formula="of:=[.A868]/1000/(60*60*24)" office:value-type="time" office:time-value="PT03H50M55.501S" calcext:value-type="time">
            <text:p>03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2.67" calcext:value-type="float">
            <text:p>952.67</text:p>
          </table:table-cell>
          <table:table-cell office:value-type="float" office:value="1190.47" calcext:value-type="float">
            <text:p>1190.47</text:p>
          </table:table-cell>
        </table:table-row>
        <table:table-row table:style-name="ro1">
          <table:table-cell office:value-type="float" office:value="13871501" calcext:value-type="float">
            <text:p>13871501</text:p>
          </table:table-cell>
          <table:table-cell table:style-name="ce1" table:formula="of:=[.A869]/1000/(60*60*24)" office:value-type="time" office:time-value="PT03H51M11.501S" calcext:value-type="time">
            <text:p>03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3.75" calcext:value-type="float">
            <text:p>953.75</text:p>
          </table:table-cell>
          <table:table-cell office:value-type="float" office:value="1191.79" calcext:value-type="float">
            <text:p>1191.79</text:p>
          </table:table-cell>
        </table:table-row>
        <table:table-row table:style-name="ro1">
          <table:table-cell office:value-type="float" office:value="13887501" calcext:value-type="float">
            <text:p>13887501</text:p>
          </table:table-cell>
          <table:table-cell table:style-name="ce1" table:formula="of:=[.A870]/1000/(60*60*24)" office:value-type="time" office:time-value="PT03H51M27.501S" calcext:value-type="time">
            <text:p>03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4.83" calcext:value-type="float">
            <text:p>954.83</text:p>
          </table:table-cell>
          <table:table-cell office:value-type="float" office:value="1193.11" calcext:value-type="float">
            <text:p>1193.11</text:p>
          </table:table-cell>
        </table:table-row>
        <table:table-row table:style-name="ro1">
          <table:table-cell office:value-type="float" office:value="13903501" calcext:value-type="float">
            <text:p>13903501</text:p>
          </table:table-cell>
          <table:table-cell table:style-name="ce1" table:formula="of:=[.A871]/1000/(60*60*24)" office:value-type="time" office:time-value="PT03H51M43.501S" calcext:value-type="time">
            <text:p>03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5.91" calcext:value-type="float">
            <text:p>955.91</text:p>
          </table:table-cell>
          <table:table-cell office:value-type="float" office:value="1194.43" calcext:value-type="float">
            <text:p>1194.43</text:p>
          </table:table-cell>
        </table:table-row>
        <table:table-row table:style-name="ro1">
          <table:table-cell office:value-type="float" office:value="13919501" calcext:value-type="float">
            <text:p>13919501</text:p>
          </table:table-cell>
          <table:table-cell table:style-name="ce1" table:formula="of:=[.A872]/1000/(60*60*24)" office:value-type="time" office:time-value="PT03H51M59.501S" calcext:value-type="time">
            <text:p>03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6.99" calcext:value-type="float">
            <text:p>956.99</text:p>
          </table:table-cell>
          <table:table-cell office:value-type="float" office:value="1195.76" calcext:value-type="float">
            <text:p>1195.76</text:p>
          </table:table-cell>
        </table:table-row>
        <table:table-row table:style-name="ro1">
          <table:table-cell office:value-type="float" office:value="13935501" calcext:value-type="float">
            <text:p>13935501</text:p>
          </table:table-cell>
          <table:table-cell table:style-name="ce1" table:formula="of:=[.A873]/1000/(60*60*24)" office:value-type="time" office:time-value="PT03H52M15.501S" calcext:value-type="time">
            <text:p>03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58.06" calcext:value-type="float">
            <text:p>958.06</text:p>
          </table:table-cell>
          <table:table-cell office:value-type="float" office:value="1197.08" calcext:value-type="float">
            <text:p>1197.08</text:p>
          </table:table-cell>
        </table:table-row>
        <table:table-row table:style-name="ro1">
          <table:table-cell office:value-type="float" office:value="13951501" calcext:value-type="float">
            <text:p>13951501</text:p>
          </table:table-cell>
          <table:table-cell table:style-name="ce1" table:formula="of:=[.A874]/1000/(60*60*24)" office:value-type="time" office:time-value="PT03H52M31.501S" calcext:value-type="time">
            <text:p>03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59.14" calcext:value-type="float">
            <text:p>959.14</text:p>
          </table:table-cell>
          <table:table-cell office:value-type="float" office:value="1198.4" calcext:value-type="float">
            <text:p>1198.4</text:p>
          </table:table-cell>
        </table:table-row>
        <table:table-row table:style-name="ro1">
          <table:table-cell office:value-type="float" office:value="13967501" calcext:value-type="float">
            <text:p>13967501</text:p>
          </table:table-cell>
          <table:table-cell table:style-name="ce1" table:formula="of:=[.A875]/1000/(60*60*24)" office:value-type="time" office:time-value="PT03H52M47.501S" calcext:value-type="time">
            <text:p>03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60.22" calcext:value-type="float">
            <text:p>960.22</text:p>
          </table:table-cell>
          <table:table-cell office:value-type="float" office:value="1199.72" calcext:value-type="float">
            <text:p>1199.72</text:p>
          </table:table-cell>
        </table:table-row>
        <table:table-row table:style-name="ro1">
          <table:table-cell office:value-type="float" office:value="13983501" calcext:value-type="float">
            <text:p>13983501</text:p>
          </table:table-cell>
          <table:table-cell table:style-name="ce1" table:formula="of:=[.A876]/1000/(60*60*24)" office:value-type="time" office:time-value="PT03H53M03.501S" calcext:value-type="time">
            <text:p>03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1.3" calcext:value-type="float">
            <text:p>961.3</text:p>
          </table:table-cell>
          <table:table-cell office:value-type="float" office:value="1201.04" calcext:value-type="float">
            <text:p>1201.04</text:p>
          </table:table-cell>
        </table:table-row>
        <table:table-row table:style-name="ro1">
          <table:table-cell office:value-type="float" office:value="13999501" calcext:value-type="float">
            <text:p>13999501</text:p>
          </table:table-cell>
          <table:table-cell table:style-name="ce1" table:formula="of:=[.A877]/1000/(60*60*24)" office:value-type="time" office:time-value="PT03H53M19.501S" calcext:value-type="time">
            <text:p>03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2.38" calcext:value-type="float">
            <text:p>962.38</text:p>
          </table:table-cell>
          <table:table-cell office:value-type="float" office:value="1202.36" calcext:value-type="float">
            <text:p>1202.36</text:p>
          </table:table-cell>
        </table:table-row>
        <table:table-row table:style-name="ro1">
          <table:table-cell office:value-type="float" office:value="14015501" calcext:value-type="float">
            <text:p>14015501</text:p>
          </table:table-cell>
          <table:table-cell table:style-name="ce1" table:formula="of:=[.A878]/1000/(60*60*24)" office:value-type="time" office:time-value="PT03H53M35.501S" calcext:value-type="time">
            <text:p>03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3.46" calcext:value-type="float">
            <text:p>963.46</text:p>
          </table:table-cell>
          <table:table-cell office:value-type="float" office:value="1203.68" calcext:value-type="float">
            <text:p>1203.68</text:p>
          </table:table-cell>
        </table:table-row>
        <table:table-row table:style-name="ro1">
          <table:table-cell office:value-type="float" office:value="14031501" calcext:value-type="float">
            <text:p>14031501</text:p>
          </table:table-cell>
          <table:table-cell table:style-name="ce1" table:formula="of:=[.A879]/1000/(60*60*24)" office:value-type="time" office:time-value="PT03H53M51.501S" calcext:value-type="time">
            <text:p>03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4.54" calcext:value-type="float">
            <text:p>964.5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4047501" calcext:value-type="float">
            <text:p>14047501</text:p>
          </table:table-cell>
          <table:table-cell table:style-name="ce1" table:formula="of:=[.A880]/1000/(60*60*24)" office:value-type="time" office:time-value="PT03H54M07.501S" calcext:value-type="time">
            <text:p>03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5.62" calcext:value-type="float">
            <text:p>965.62</text:p>
          </table:table-cell>
          <table:table-cell office:value-type="float" office:value="1206.32" calcext:value-type="float">
            <text:p>1206.32</text:p>
          </table:table-cell>
        </table:table-row>
        <table:table-row table:style-name="ro1">
          <table:table-cell office:value-type="float" office:value="14063501" calcext:value-type="float">
            <text:p>14063501</text:p>
          </table:table-cell>
          <table:table-cell table:style-name="ce1" table:formula="of:=[.A881]/1000/(60*60*24)" office:value-type="time" office:time-value="PT03H54M23.501S" calcext:value-type="time">
            <text:p>03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6.7" calcext:value-type="float">
            <text:p>966.7</text:p>
          </table:table-cell>
          <table:table-cell office:value-type="float" office:value="1207.65" calcext:value-type="float">
            <text:p>1207.65</text:p>
          </table:table-cell>
        </table:table-row>
        <table:table-row table:style-name="ro1">
          <table:table-cell office:value-type="float" office:value="14079501" calcext:value-type="float">
            <text:p>14079501</text:p>
          </table:table-cell>
          <table:table-cell table:style-name="ce1" table:formula="of:=[.A882]/1000/(60*60*24)" office:value-type="time" office:time-value="PT03H54M39.501S" calcext:value-type="time">
            <text:p>03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7.78" calcext:value-type="float">
            <text:p>967.78</text:p>
          </table:table-cell>
          <table:table-cell office:value-type="float" office:value="1208.97" calcext:value-type="float">
            <text:p>1208.97</text:p>
          </table:table-cell>
        </table:table-row>
        <table:table-row table:style-name="ro1">
          <table:table-cell office:value-type="float" office:value="14095501" calcext:value-type="float">
            <text:p>14095501</text:p>
          </table:table-cell>
          <table:table-cell table:style-name="ce1" table:formula="of:=[.A883]/1000/(60*60*24)" office:value-type="time" office:time-value="PT03H54M55.501S" calcext:value-type="time">
            <text:p>03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8.86" calcext:value-type="float">
            <text:p>968.86</text:p>
          </table:table-cell>
          <table:table-cell office:value-type="float" office:value="1210.29" calcext:value-type="float">
            <text:p>1210.29</text:p>
          </table:table-cell>
        </table:table-row>
        <table:table-row table:style-name="ro1">
          <table:table-cell office:value-type="float" office:value="14111501" calcext:value-type="float">
            <text:p>14111501</text:p>
          </table:table-cell>
          <table:table-cell table:style-name="ce1" table:formula="of:=[.A884]/1000/(60*60*24)" office:value-type="time" office:time-value="PT03H55M11.501S" calcext:value-type="time">
            <text:p>03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69.94" calcext:value-type="float">
            <text:p>969.94</text:p>
          </table:table-cell>
          <table:table-cell office:value-type="float" office:value="1211.61" calcext:value-type="float">
            <text:p>1211.61</text:p>
          </table:table-cell>
        </table:table-row>
        <table:table-row table:style-name="ro1">
          <table:table-cell office:value-type="float" office:value="14127501" calcext:value-type="float">
            <text:p>14127501</text:p>
          </table:table-cell>
          <table:table-cell table:style-name="ce1" table:formula="of:=[.A885]/1000/(60*60*24)" office:value-type="time" office:time-value="PT03H55M27.501S" calcext:value-type="time">
            <text:p>03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1.01" calcext:value-type="float">
            <text:p>971.01</text:p>
          </table:table-cell>
          <table:table-cell office:value-type="float" office:value="1212.93" calcext:value-type="float">
            <text:p>1212.93</text:p>
          </table:table-cell>
        </table:table-row>
        <table:table-row table:style-name="ro1">
          <table:table-cell office:value-type="float" office:value="14143501" calcext:value-type="float">
            <text:p>14143501</text:p>
          </table:table-cell>
          <table:table-cell table:style-name="ce1" table:formula="of:=[.A886]/1000/(60*60*24)" office:value-type="time" office:time-value="PT03H55M43.501S" calcext:value-type="time">
            <text:p>03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2.09" calcext:value-type="float">
            <text:p>972.09</text:p>
          </table:table-cell>
          <table:table-cell office:value-type="float" office:value="1214.25" calcext:value-type="float">
            <text:p>1214.25</text:p>
          </table:table-cell>
        </table:table-row>
        <table:table-row table:style-name="ro1">
          <table:table-cell office:value-type="float" office:value="14159501" calcext:value-type="float">
            <text:p>14159501</text:p>
          </table:table-cell>
          <table:table-cell table:style-name="ce1" table:formula="of:=[.A887]/1000/(60*60*24)" office:value-type="time" office:time-value="PT03H55M59.501S" calcext:value-type="time">
            <text:p>03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3.17" calcext:value-type="float">
            <text:p>973.17</text:p>
          </table:table-cell>
          <table:table-cell office:value-type="float" office:value="1215.57" calcext:value-type="float">
            <text:p>1215.57</text:p>
          </table:table-cell>
        </table:table-row>
        <table:table-row table:style-name="ro1">
          <table:table-cell office:value-type="float" office:value="14175501" calcext:value-type="float">
            <text:p>14175501</text:p>
          </table:table-cell>
          <table:table-cell table:style-name="ce1" table:formula="of:=[.A888]/1000/(60*60*24)" office:value-type="time" office:time-value="PT03H56M15.501S" calcext:value-type="time">
            <text:p>03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4.25" calcext:value-type="float">
            <text:p>974.25</text:p>
          </table:table-cell>
          <table:table-cell office:value-type="float" office:value="1216.89" calcext:value-type="float">
            <text:p>1216.89</text:p>
          </table:table-cell>
        </table:table-row>
        <table:table-row table:style-name="ro1">
          <table:table-cell office:value-type="float" office:value="14191501" calcext:value-type="float">
            <text:p>14191501</text:p>
          </table:table-cell>
          <table:table-cell table:style-name="ce1" table:formula="of:=[.A889]/1000/(60*60*24)" office:value-type="time" office:time-value="PT03H56M31.501S" calcext:value-type="time">
            <text:p>03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5.33" calcext:value-type="float">
            <text:p>975.33</text:p>
          </table:table-cell>
          <table:table-cell office:value-type="float" office:value="1218.21" calcext:value-type="float">
            <text:p>1218.21</text:p>
          </table:table-cell>
        </table:table-row>
        <table:table-row table:style-name="ro1">
          <table:table-cell office:value-type="float" office:value="14207501" calcext:value-type="float">
            <text:p>14207501</text:p>
          </table:table-cell>
          <table:table-cell table:style-name="ce1" table:formula="of:=[.A890]/1000/(60*60*24)" office:value-type="time" office:time-value="PT03H56M47.501S" calcext:value-type="time">
            <text:p>03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6.41" calcext:value-type="float">
            <text:p>976.41</text:p>
          </table:table-cell>
          <table:table-cell office:value-type="float" office:value="1219.53" calcext:value-type="float">
            <text:p>1219.53</text:p>
          </table:table-cell>
        </table:table-row>
        <table:table-row table:style-name="ro1">
          <table:table-cell office:value-type="float" office:value="14223501" calcext:value-type="float">
            <text:p>14223501</text:p>
          </table:table-cell>
          <table:table-cell table:style-name="ce1" table:formula="of:=[.A891]/1000/(60*60*24)" office:value-type="time" office:time-value="PT03H57M03.501S" calcext:value-type="time">
            <text:p>03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77.49" calcext:value-type="float">
            <text:p>977.49</text:p>
          </table:table-cell>
          <table:table-cell office:value-type="float" office:value="1220.85" calcext:value-type="float">
            <text:p>1220.85</text:p>
          </table:table-cell>
        </table:table-row>
        <table:table-row table:style-name="ro1">
          <table:table-cell office:value-type="float" office:value="14239501" calcext:value-type="float">
            <text:p>14239501</text:p>
          </table:table-cell>
          <table:table-cell table:style-name="ce1" table:formula="of:=[.A892]/1000/(60*60*24)" office:value-type="time" office:time-value="PT03H57M19.501S" calcext:value-type="time">
            <text:p>03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78.57" calcext:value-type="float">
            <text:p>978.57</text:p>
          </table:table-cell>
          <table:table-cell office:value-type="float" office:value="1222.17" calcext:value-type="float">
            <text:p>1222.17</text:p>
          </table:table-cell>
        </table:table-row>
        <table:table-row table:style-name="ro1">
          <table:table-cell office:value-type="float" office:value="14255501" calcext:value-type="float">
            <text:p>14255501</text:p>
          </table:table-cell>
          <table:table-cell table:style-name="ce1" table:formula="of:=[.A893]/1000/(60*60*24)" office:value-type="time" office:time-value="PT03H57M35.501S" calcext:value-type="time">
            <text:p>03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79.65" calcext:value-type="float">
            <text:p>979.65</text:p>
          </table:table-cell>
          <table:table-cell office:value-type="float" office:value="1223.49" calcext:value-type="float">
            <text:p>1223.49</text:p>
          </table:table-cell>
        </table:table-row>
        <table:table-row table:style-name="ro1">
          <table:table-cell office:value-type="float" office:value="14271501" calcext:value-type="float">
            <text:p>14271501</text:p>
          </table:table-cell>
          <table:table-cell table:style-name="ce1" table:formula="of:=[.A894]/1000/(60*60*24)" office:value-type="time" office:time-value="PT03H57M51.501S" calcext:value-type="time">
            <text:p>03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80.73" calcext:value-type="float">
            <text:p>980.73</text:p>
          </table:table-cell>
          <table:table-cell office:value-type="float" office:value="1224.81" calcext:value-type="float">
            <text:p>1224.81</text:p>
          </table:table-cell>
        </table:table-row>
        <table:table-row table:style-name="ro1">
          <table:table-cell office:value-type="float" office:value="14287501" calcext:value-type="float">
            <text:p>14287501</text:p>
          </table:table-cell>
          <table:table-cell table:style-name="ce1" table:formula="of:=[.A895]/1000/(60*60*24)" office:value-type="time" office:time-value="PT03H58M07.501S" calcext:value-type="time">
            <text:p>03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81.8" calcext:value-type="float">
            <text:p>981.8</text:p>
          </table:table-cell>
          <table:table-cell office:value-type="float" office:value="1226.13" calcext:value-type="float">
            <text:p>1226.13</text:p>
          </table:table-cell>
        </table:table-row>
        <table:table-row table:style-name="ro1">
          <table:table-cell office:value-type="float" office:value="14303501" calcext:value-type="float">
            <text:p>14303501</text:p>
          </table:table-cell>
          <table:table-cell table:style-name="ce1" table:formula="of:=[.A896]/1000/(60*60*24)" office:value-type="time" office:time-value="PT03H58M23.501S" calcext:value-type="time">
            <text:p>03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82.88" calcext:value-type="float">
            <text:p>982.88</text:p>
          </table:table-cell>
          <table:table-cell office:value-type="float" office:value="1227.45" calcext:value-type="float">
            <text:p>1227.45</text:p>
          </table:table-cell>
        </table:table-row>
        <table:table-row table:style-name="ro1">
          <table:table-cell office:value-type="float" office:value="14319501" calcext:value-type="float">
            <text:p>14319501</text:p>
          </table:table-cell>
          <table:table-cell table:style-name="ce1" table:formula="of:=[.A897]/1000/(60*60*24)" office:value-type="time" office:time-value="PT03H58M39.501S" calcext:value-type="time">
            <text:p>03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83.96" calcext:value-type="float">
            <text:p>983.96</text:p>
          </table:table-cell>
          <table:table-cell office:value-type="float" office:value="1228.77" calcext:value-type="float">
            <text:p>1228.77</text:p>
          </table:table-cell>
        </table:table-row>
        <table:table-row table:style-name="ro1">
          <table:table-cell office:value-type="float" office:value="14335501" calcext:value-type="float">
            <text:p>14335501</text:p>
          </table:table-cell>
          <table:table-cell table:style-name="ce1" table:formula="of:=[.A898]/1000/(60*60*24)" office:value-type="time" office:time-value="PT03H58M55.501S" calcext:value-type="time">
            <text:p>03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85.04" calcext:value-type="float">
            <text:p>985.04</text:p>
          </table:table-cell>
          <table:table-cell office:value-type="float" office:value="1230.1" calcext:value-type="float">
            <text:p>1230.1</text:p>
          </table:table-cell>
        </table:table-row>
        <table:table-row table:style-name="ro1">
          <table:table-cell office:value-type="float" office:value="14351501" calcext:value-type="float">
            <text:p>14351501</text:p>
          </table:table-cell>
          <table:table-cell table:style-name="ce1" table:formula="of:=[.A899]/1000/(60*60*24)" office:value-type="time" office:time-value="PT03H59M11.501S" calcext:value-type="time">
            <text:p>03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86.12" calcext:value-type="float">
            <text:p>986.12</text:p>
          </table:table-cell>
          <table:table-cell office:value-type="float" office:value="1231.42" calcext:value-type="float">
            <text:p>1231.42</text:p>
          </table:table-cell>
        </table:table-row>
        <table:table-row table:style-name="ro1">
          <table:table-cell office:value-type="float" office:value="14367501" calcext:value-type="float">
            <text:p>14367501</text:p>
          </table:table-cell>
          <table:table-cell table:style-name="ce1" table:formula="of:=[.A900]/1000/(60*60*24)" office:value-type="time" office:time-value="PT03H59M27.501S" calcext:value-type="time">
            <text:p>03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87.2" calcext:value-type="float">
            <text:p>987.2</text:p>
          </table:table-cell>
          <table:table-cell office:value-type="float" office:value="1232.74" calcext:value-type="float">
            <text:p>1232.74</text:p>
          </table:table-cell>
        </table:table-row>
        <table:table-row table:style-name="ro1">
          <table:table-cell office:value-type="float" office:value="14383500" calcext:value-type="float">
            <text:p>14383500</text:p>
          </table:table-cell>
          <table:table-cell table:style-name="ce1" table:formula="of:=[.A901]/1000/(60*60*24)" office:value-type="time" office:time-value="PT03H59M43.5S" calcext:value-type="time">
            <text:p>03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88.28" calcext:value-type="float">
            <text:p>988.28</text:p>
          </table:table-cell>
          <table:table-cell office:value-type="float" office:value="1234.06" calcext:value-type="float">
            <text:p>1234.06</text:p>
          </table:table-cell>
        </table:table-row>
        <table:table-row table:style-name="ro1">
          <table:table-cell office:value-type="float" office:value="14399501" calcext:value-type="float">
            <text:p>14399501</text:p>
          </table:table-cell>
          <table:table-cell table:style-name="ce1" table:formula="of:=[.A902]/1000/(60*60*24)" office:value-type="time" office:time-value="PT03H59M59.501S" calcext:value-type="time">
            <text:p>04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89.36" calcext:value-type="float">
            <text:p>989.36</text:p>
          </table:table-cell>
          <table:table-cell office:value-type="float" office:value="1235.38" calcext:value-type="float">
            <text:p>1235.38</text:p>
          </table:table-cell>
        </table:table-row>
        <table:table-row table:style-name="ro1">
          <table:table-cell office:value-type="float" office:value="14415501" calcext:value-type="float">
            <text:p>14415501</text:p>
          </table:table-cell>
          <table:table-cell table:style-name="ce1" table:formula="of:=[.A903]/1000/(60*60*24)" office:value-type="time" office:time-value="PT04H00M15.501S" calcext:value-type="time">
            <text:p>04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0.44" calcext:value-type="float">
            <text:p>990.44</text:p>
          </table:table-cell>
          <table:table-cell office:value-type="float" office:value="1236.7" calcext:value-type="float">
            <text:p>1236.7</text:p>
          </table:table-cell>
        </table:table-row>
        <table:table-row table:style-name="ro1">
          <table:table-cell office:value-type="float" office:value="14431501" calcext:value-type="float">
            <text:p>14431501</text:p>
          </table:table-cell>
          <table:table-cell table:style-name="ce1" table:formula="of:=[.A904]/1000/(60*60*24)" office:value-type="time" office:time-value="PT04H00M31.501S" calcext:value-type="time">
            <text:p>04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1.52" calcext:value-type="float">
            <text:p>991.52</text:p>
          </table:table-cell>
          <table:table-cell office:value-type="float" office:value="1238.02" calcext:value-type="float">
            <text:p>1238.02</text:p>
          </table:table-cell>
        </table:table-row>
        <table:table-row table:style-name="ro1">
          <table:table-cell office:value-type="float" office:value="14447501" calcext:value-type="float">
            <text:p>14447501</text:p>
          </table:table-cell>
          <table:table-cell table:style-name="ce1" table:formula="of:=[.A905]/1000/(60*60*24)" office:value-type="time" office:time-value="PT04H00M47.501S" calcext:value-type="time">
            <text:p>04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2.59" calcext:value-type="float">
            <text:p>992.59</text:p>
          </table:table-cell>
          <table:table-cell office:value-type="float" office:value="1239.34" calcext:value-type="float">
            <text:p>1239.34</text:p>
          </table:table-cell>
        </table:table-row>
        <table:table-row table:style-name="ro1">
          <table:table-cell office:value-type="float" office:value="14463501" calcext:value-type="float">
            <text:p>14463501</text:p>
          </table:table-cell>
          <table:table-cell table:style-name="ce1" table:formula="of:=[.A906]/1000/(60*60*24)" office:value-type="time" office:time-value="PT04H01M03.501S" calcext:value-type="time">
            <text:p>04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3.67" calcext:value-type="float">
            <text:p>993.67</text:p>
          </table:table-cell>
          <table:table-cell office:value-type="float" office:value="1240.66" calcext:value-type="float">
            <text:p>1240.66</text:p>
          </table:table-cell>
        </table:table-row>
        <table:table-row table:style-name="ro1">
          <table:table-cell office:value-type="float" office:value="14479501" calcext:value-type="float">
            <text:p>14479501</text:p>
          </table:table-cell>
          <table:table-cell table:style-name="ce1" table:formula="of:=[.A907]/1000/(60*60*24)" office:value-type="time" office:time-value="PT04H01M19.501S" calcext:value-type="time">
            <text:p>04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4.75" calcext:value-type="float">
            <text:p>994.75</text:p>
          </table:table-cell>
          <table:table-cell office:value-type="float" office:value="1241.98" calcext:value-type="float">
            <text:p>1241.98</text:p>
          </table:table-cell>
        </table:table-row>
        <table:table-row table:style-name="ro1">
          <table:table-cell office:value-type="float" office:value="14495501" calcext:value-type="float">
            <text:p>14495501</text:p>
          </table:table-cell>
          <table:table-cell table:style-name="ce1" table:formula="of:=[.A908]/1000/(60*60*24)" office:value-type="time" office:time-value="PT04H01M35.501S" calcext:value-type="time">
            <text:p>04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5.83" calcext:value-type="float">
            <text:p>995.83</text:p>
          </table:table-cell>
          <table:table-cell office:value-type="float" office:value="1243.3" calcext:value-type="float">
            <text:p>1243.3</text:p>
          </table:table-cell>
        </table:table-row>
        <table:table-row table:style-name="ro1">
          <table:table-cell office:value-type="float" office:value="14511501" calcext:value-type="float">
            <text:p>14511501</text:p>
          </table:table-cell>
          <table:table-cell table:style-name="ce1" table:formula="of:=[.A909]/1000/(60*60*24)" office:value-type="time" office:time-value="PT04H01M51.501S" calcext:value-type="time">
            <text:p>04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6.91" calcext:value-type="float">
            <text:p>996.91</text:p>
          </table:table-cell>
          <table:table-cell office:value-type="float" office:value="1244.62" calcext:value-type="float">
            <text:p>1244.62</text:p>
          </table:table-cell>
        </table:table-row>
        <table:table-row table:style-name="ro1">
          <table:table-cell office:value-type="float" office:value="14527501" calcext:value-type="float">
            <text:p>14527501</text:p>
          </table:table-cell>
          <table:table-cell table:style-name="ce1" table:formula="of:=[.A910]/1000/(60*60*24)" office:value-type="time" office:time-value="PT04H02M07.501S" calcext:value-type="time">
            <text:p>04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97.99" calcext:value-type="float">
            <text:p>997.99</text:p>
          </table:table-cell>
          <table:table-cell office:value-type="float" office:value="1245.94" calcext:value-type="float">
            <text:p>1245.94</text:p>
          </table:table-cell>
        </table:table-row>
        <table:table-row table:style-name="ro1">
          <table:table-cell office:value-type="float" office:value="14543501" calcext:value-type="float">
            <text:p>14543501</text:p>
          </table:table-cell>
          <table:table-cell table:style-name="ce1" table:formula="of:=[.A911]/1000/(60*60*24)" office:value-type="time" office:time-value="PT04H02M23.501S" calcext:value-type="time">
            <text:p>04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99.07" calcext:value-type="float">
            <text:p>999.07</text:p>
          </table:table-cell>
          <table:table-cell office:value-type="float" office:value="1247.26" calcext:value-type="float">
            <text:p>1247.26</text:p>
          </table:table-cell>
        </table:table-row>
        <table:table-row table:style-name="ro1">
          <table:table-cell office:value-type="float" office:value="14559501" calcext:value-type="float">
            <text:p>14559501</text:p>
          </table:table-cell>
          <table:table-cell table:style-name="ce1" table:formula="of:=[.A912]/1000/(60*60*24)" office:value-type="time" office:time-value="PT04H02M39.501S" calcext:value-type="time">
            <text:p>04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0.15" calcext:value-type="float">
            <text:p>1000.15</text:p>
          </table:table-cell>
          <table:table-cell office:value-type="float" office:value="1248.58" calcext:value-type="float">
            <text:p>1248.58</text:p>
          </table:table-cell>
        </table:table-row>
        <table:table-row table:style-name="ro1">
          <table:table-cell office:value-type="float" office:value="14575501" calcext:value-type="float">
            <text:p>14575501</text:p>
          </table:table-cell>
          <table:table-cell table:style-name="ce1" table:formula="of:=[.A913]/1000/(60*60*24)" office:value-type="time" office:time-value="PT04H02M55.501S" calcext:value-type="time">
            <text:p>04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01.23" calcext:value-type="float">
            <text:p>1001.23</text:p>
          </table:table-cell>
          <table:table-cell office:value-type="float" office:value="1249.9" calcext:value-type="float">
            <text:p>1249.9</text:p>
          </table:table-cell>
        </table:table-row>
        <table:table-row table:style-name="ro1">
          <table:table-cell office:value-type="float" office:value="14591501" calcext:value-type="float">
            <text:p>14591501</text:p>
          </table:table-cell>
          <table:table-cell table:style-name="ce1" table:formula="of:=[.A914]/1000/(60*60*24)" office:value-type="time" office:time-value="PT04H03M11.501S" calcext:value-type="time">
            <text:p>04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2.3" calcext:value-type="float">
            <text:p>1002.3</text:p>
          </table:table-cell>
          <table:table-cell office:value-type="float" office:value="1251.22" calcext:value-type="float">
            <text:p>1251.22</text:p>
          </table:table-cell>
        </table:table-row>
        <table:table-row table:style-name="ro1">
          <table:table-cell office:value-type="float" office:value="14607501" calcext:value-type="float">
            <text:p>14607501</text:p>
          </table:table-cell>
          <table:table-cell table:style-name="ce1" table:formula="of:=[.A915]/1000/(60*60*24)" office:value-type="time" office:time-value="PT04H03M27.501S" calcext:value-type="time">
            <text:p>04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03.38" calcext:value-type="float">
            <text:p>1003.38</text:p>
          </table:table-cell>
          <table:table-cell office:value-type="float" office:value="1252.54" calcext:value-type="float">
            <text:p>1252.54</text:p>
          </table:table-cell>
        </table:table-row>
        <table:table-row table:style-name="ro1">
          <table:table-cell office:value-type="float" office:value="14623501" calcext:value-type="float">
            <text:p>14623501</text:p>
          </table:table-cell>
          <table:table-cell table:style-name="ce1" table:formula="of:=[.A916]/1000/(60*60*24)" office:value-type="time" office:time-value="PT04H03M43.501S" calcext:value-type="time">
            <text:p>04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4.46" calcext:value-type="float">
            <text:p>1004.46</text:p>
          </table:table-cell>
          <table:table-cell office:value-type="float" office:value="1253.86" calcext:value-type="float">
            <text:p>1253.86</text:p>
          </table:table-cell>
        </table:table-row>
        <table:table-row table:style-name="ro1">
          <table:table-cell office:value-type="float" office:value="14639501" calcext:value-type="float">
            <text:p>14639501</text:p>
          </table:table-cell>
          <table:table-cell table:style-name="ce1" table:formula="of:=[.A917]/1000/(60*60*24)" office:value-type="time" office:time-value="PT04H03M59.501S" calcext:value-type="time">
            <text:p>04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5.54" calcext:value-type="float">
            <text:p>1005.54</text:p>
          </table:table-cell>
          <table:table-cell office:value-type="float" office:value="1255.18" calcext:value-type="float">
            <text:p>1255.18</text:p>
          </table:table-cell>
        </table:table-row>
        <table:table-row table:style-name="ro1">
          <table:table-cell office:value-type="float" office:value="14655501" calcext:value-type="float">
            <text:p>14655501</text:p>
          </table:table-cell>
          <table:table-cell table:style-name="ce1" table:formula="of:=[.A918]/1000/(60*60*24)" office:value-type="time" office:time-value="PT04H04M15.501S" calcext:value-type="time">
            <text:p>04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6.62" calcext:value-type="float">
            <text:p>1006.62</text:p>
          </table:table-cell>
          <table:table-cell office:value-type="float" office:value="1256.5" calcext:value-type="float">
            <text:p>1256.5</text:p>
          </table:table-cell>
        </table:table-row>
        <table:table-row table:style-name="ro1">
          <table:table-cell office:value-type="float" office:value="14671501" calcext:value-type="float">
            <text:p>14671501</text:p>
          </table:table-cell>
          <table:table-cell table:style-name="ce1" table:formula="of:=[.A919]/1000/(60*60*24)" office:value-type="time" office:time-value="PT04H04M31.501S" calcext:value-type="time">
            <text:p>04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7.7" calcext:value-type="float">
            <text:p>1007.7</text:p>
          </table:table-cell>
          <table:table-cell office:value-type="float" office:value="1257.82" calcext:value-type="float">
            <text:p>1257.82</text:p>
          </table:table-cell>
        </table:table-row>
        <table:table-row table:style-name="ro1">
          <table:table-cell office:value-type="float" office:value="14687501" calcext:value-type="float">
            <text:p>14687501</text:p>
          </table:table-cell>
          <table:table-cell table:style-name="ce1" table:formula="of:=[.A920]/1000/(60*60*24)" office:value-type="time" office:time-value="PT04H04M47.501S" calcext:value-type="time">
            <text:p>04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8.77" calcext:value-type="float">
            <text:p>1008.77</text:p>
          </table:table-cell>
          <table:table-cell office:value-type="float" office:value="1259.14" calcext:value-type="float">
            <text:p>1259.14</text:p>
          </table:table-cell>
        </table:table-row>
        <table:table-row table:style-name="ro1">
          <table:table-cell office:value-type="float" office:value="14703501" calcext:value-type="float">
            <text:p>14703501</text:p>
          </table:table-cell>
          <table:table-cell table:style-name="ce1" table:formula="of:=[.A921]/1000/(60*60*24)" office:value-type="time" office:time-value="PT04H05M03.501S" calcext:value-type="time">
            <text:p>04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1260.46" calcext:value-type="float">
            <text:p>1260.46</text:p>
          </table:table-cell>
        </table:table-row>
        <table:table-row table:style-name="ro1">
          <table:table-cell office:value-type="float" office:value="14719501" calcext:value-type="float">
            <text:p>14719501</text:p>
          </table:table-cell>
          <table:table-cell table:style-name="ce1" table:formula="of:=[.A922]/1000/(60*60*24)" office:value-type="time" office:time-value="PT04H05M19.501S" calcext:value-type="time">
            <text:p>04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0.93" calcext:value-type="float">
            <text:p>1010.93</text:p>
          </table:table-cell>
          <table:table-cell office:value-type="float" office:value="1261.78" calcext:value-type="float">
            <text:p>1261.78</text:p>
          </table:table-cell>
        </table:table-row>
        <table:table-row table:style-name="ro1">
          <table:table-cell office:value-type="float" office:value="14735501" calcext:value-type="float">
            <text:p>14735501</text:p>
          </table:table-cell>
          <table:table-cell table:style-name="ce1" table:formula="of:=[.A923]/1000/(60*60*24)" office:value-type="time" office:time-value="PT04H05M35.501S" calcext:value-type="time">
            <text:p>04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012.01" calcext:value-type="float">
            <text:p>1012.01</text:p>
          </table:table-cell>
          <table:table-cell office:value-type="float" office:value="1263.1" calcext:value-type="float">
            <text:p>1263.1</text:p>
          </table:table-cell>
        </table:table-row>
        <table:table-row table:style-name="ro1">
          <table:table-cell office:value-type="float" office:value="14751501" calcext:value-type="float">
            <text:p>14751501</text:p>
          </table:table-cell>
          <table:table-cell table:style-name="ce1" table:formula="of:=[.A924]/1000/(60*60*24)" office:value-type="time" office:time-value="PT04H05M51.501S" calcext:value-type="time">
            <text:p>04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3.09" calcext:value-type="float">
            <text:p>1013.09</text:p>
          </table:table-cell>
          <table:table-cell office:value-type="float" office:value="1264.42" calcext:value-type="float">
            <text:p>1264.42</text:p>
          </table:table-cell>
        </table:table-row>
        <table:table-row table:style-name="ro1">
          <table:table-cell office:value-type="float" office:value="14767501" calcext:value-type="float">
            <text:p>14767501</text:p>
          </table:table-cell>
          <table:table-cell table:style-name="ce1" table:formula="of:=[.A925]/1000/(60*60*24)" office:value-type="time" office:time-value="PT04H06M07.501S" calcext:value-type="time">
            <text:p>04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4.16" calcext:value-type="float">
            <text:p>1014.16</text:p>
          </table:table-cell>
          <table:table-cell office:value-type="float" office:value="1265.74" calcext:value-type="float">
            <text:p>1265.74</text:p>
          </table:table-cell>
        </table:table-row>
        <table:table-row table:style-name="ro1">
          <table:table-cell office:value-type="float" office:value="14783501" calcext:value-type="float">
            <text:p>14783501</text:p>
          </table:table-cell>
          <table:table-cell table:style-name="ce1" table:formula="of:=[.A926]/1000/(60*60*24)" office:value-type="time" office:time-value="PT04H06M23.501S" calcext:value-type="time">
            <text:p>04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15.24" calcext:value-type="float">
            <text:p>1015.24</text:p>
          </table:table-cell>
          <table:table-cell office:value-type="float" office:value="1267.06" calcext:value-type="float">
            <text:p>1267.06</text:p>
          </table:table-cell>
        </table:table-row>
        <table:table-row table:style-name="ro1">
          <table:table-cell office:value-type="float" office:value="14799501" calcext:value-type="float">
            <text:p>14799501</text:p>
          </table:table-cell>
          <table:table-cell table:style-name="ce1" table:formula="of:=[.A927]/1000/(60*60*24)" office:value-type="time" office:time-value="PT04H06M39.501S" calcext:value-type="time">
            <text:p>04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6.32" calcext:value-type="float">
            <text:p>1016.32</text:p>
          </table:table-cell>
          <table:table-cell office:value-type="float" office:value="1268.38" calcext:value-type="float">
            <text:p>1268.38</text:p>
          </table:table-cell>
        </table:table-row>
        <table:table-row table:style-name="ro1">
          <table:table-cell office:value-type="float" office:value="14815501" calcext:value-type="float">
            <text:p>14815501</text:p>
          </table:table-cell>
          <table:table-cell table:style-name="ce1" table:formula="of:=[.A928]/1000/(60*60*24)" office:value-type="time" office:time-value="PT04H06M55.501S" calcext:value-type="time">
            <text:p>04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7.4" calcext:value-type="float">
            <text:p>1017.4</text:p>
          </table:table-cell>
          <table:table-cell office:value-type="float" office:value="1269.7" calcext:value-type="float">
            <text:p>1269.7</text:p>
          </table:table-cell>
        </table:table-row>
        <table:table-row table:style-name="ro1">
          <table:table-cell office:value-type="float" office:value="14831501" calcext:value-type="float">
            <text:p>14831501</text:p>
          </table:table-cell>
          <table:table-cell table:style-name="ce1" table:formula="of:=[.A929]/1000/(60*60*24)" office:value-type="time" office:time-value="PT04H07M11.501S" calcext:value-type="time">
            <text:p>04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18.48" calcext:value-type="float">
            <text:p>1018.48</text:p>
          </table:table-cell>
          <table:table-cell office:value-type="float" office:value="1271.02" calcext:value-type="float">
            <text:p>1271.02</text:p>
          </table:table-cell>
        </table:table-row>
        <table:table-row table:style-name="ro1">
          <table:table-cell office:value-type="float" office:value="14847501" calcext:value-type="float">
            <text:p>14847501</text:p>
          </table:table-cell>
          <table:table-cell table:style-name="ce1" table:formula="of:=[.A930]/1000/(60*60*24)" office:value-type="time" office:time-value="PT04H07M27.501S" calcext:value-type="time">
            <text:p>04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19.56" calcext:value-type="float">
            <text:p>1019.56</text:p>
          </table:table-cell>
          <table:table-cell office:value-type="float" office:value="1272.34" calcext:value-type="float">
            <text:p>1272.34</text:p>
          </table:table-cell>
        </table:table-row>
        <table:table-row table:style-name="ro1">
          <table:table-cell office:value-type="float" office:value="14863501" calcext:value-type="float">
            <text:p>14863501</text:p>
          </table:table-cell>
          <table:table-cell table:style-name="ce1" table:formula="of:=[.A931]/1000/(60*60*24)" office:value-type="time" office:time-value="PT04H07M43.501S" calcext:value-type="time">
            <text:p>04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20.63" calcext:value-type="float">
            <text:p>1020.63</text:p>
          </table:table-cell>
          <table:table-cell office:value-type="float" office:value="1273.66" calcext:value-type="float">
            <text:p>1273.66</text:p>
          </table:table-cell>
        </table:table-row>
        <table:table-row table:style-name="ro1">
          <table:table-cell office:value-type="float" office:value="14879501" calcext:value-type="float">
            <text:p>14879501</text:p>
          </table:table-cell>
          <table:table-cell table:style-name="ce1" table:formula="of:=[.A932]/1000/(60*60*24)" office:value-type="time" office:time-value="PT04H07M59.501S" calcext:value-type="time">
            <text:p>04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021.71" calcext:value-type="float">
            <text:p>1021.71</text:p>
          </table:table-cell>
          <table:table-cell office:value-type="float" office:value="1274.98" calcext:value-type="float">
            <text:p>1274.98</text:p>
          </table:table-cell>
        </table:table-row>
        <table:table-row table:style-name="ro1">
          <table:table-cell office:value-type="float" office:value="14895501" calcext:value-type="float">
            <text:p>14895501</text:p>
          </table:table-cell>
          <table:table-cell table:style-name="ce1" table:formula="of:=[.A933]/1000/(60*60*24)" office:value-type="time" office:time-value="PT04H08M15.501S" calcext:value-type="time">
            <text:p>04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1022.79" calcext:value-type="float">
            <text:p>1022.79</text:p>
          </table:table-cell>
          <table:table-cell office:value-type="float" office:value="1276.3" calcext:value-type="float">
            <text:p>1276.3</text:p>
          </table:table-cell>
        </table:table-row>
        <table:table-row table:style-name="ro1">
          <table:table-cell office:value-type="float" office:value="14911501" calcext:value-type="float">
            <text:p>14911501</text:p>
          </table:table-cell>
          <table:table-cell table:style-name="ce1" table:formula="of:=[.A934]/1000/(60*60*24)" office:value-type="time" office:time-value="PT04H08M31.501S" calcext:value-type="time">
            <text:p>04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23.87" calcext:value-type="float">
            <text:p>1023.87</text:p>
          </table:table-cell>
          <table:table-cell office:value-type="float" office:value="1277.62" calcext:value-type="float">
            <text:p>1277.62</text:p>
          </table:table-cell>
        </table:table-row>
        <table:table-row table:style-name="ro1">
          <table:table-cell office:value-type="float" office:value="14927501" calcext:value-type="float">
            <text:p>14927501</text:p>
          </table:table-cell>
          <table:table-cell table:style-name="ce1" table:formula="of:=[.A935]/1000/(60*60*24)" office:value-type="time" office:time-value="PT04H08M47.501S" calcext:value-type="time">
            <text:p>04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24.95" calcext:value-type="float">
            <text:p>1024.95</text:p>
          </table:table-cell>
          <table:table-cell office:value-type="float" office:value="1278.93" calcext:value-type="float">
            <text:p>1278.93</text:p>
          </table:table-cell>
        </table:table-row>
        <table:table-row table:style-name="ro1">
          <table:table-cell office:value-type="float" office:value="14943501" calcext:value-type="float">
            <text:p>14943501</text:p>
          </table:table-cell>
          <table:table-cell table:style-name="ce1" table:formula="of:=[.A936]/1000/(60*60*24)" office:value-type="time" office:time-value="PT04H09M03.501S" calcext:value-type="time">
            <text:p>04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26.02" calcext:value-type="float">
            <text:p>1026.02</text:p>
          </table:table-cell>
          <table:table-cell office:value-type="float" office:value="1280.25" calcext:value-type="float">
            <text:p>1280.25</text:p>
          </table:table-cell>
        </table:table-row>
        <table:table-row table:style-name="ro1">
          <table:table-cell office:value-type="float" office:value="14959501" calcext:value-type="float">
            <text:p>14959501</text:p>
          </table:table-cell>
          <table:table-cell table:style-name="ce1" table:formula="of:=[.A937]/1000/(60*60*24)" office:value-type="time" office:time-value="PT04H09M19.501S" calcext:value-type="time">
            <text:p>04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27.1" calcext:value-type="float">
            <text:p>1027.1</text:p>
          </table:table-cell>
          <table:table-cell office:value-type="float" office:value="1281.57" calcext:value-type="float">
            <text:p>1281.57</text:p>
          </table:table-cell>
        </table:table-row>
        <table:table-row table:style-name="ro1">
          <table:table-cell office:value-type="float" office:value="14975501" calcext:value-type="float">
            <text:p>14975501</text:p>
          </table:table-cell>
          <table:table-cell table:style-name="ce1" table:formula="of:=[.A938]/1000/(60*60*24)" office:value-type="time" office:time-value="PT04H09M35.501S" calcext:value-type="time">
            <text:p>04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28.18" calcext:value-type="float">
            <text:p>1028.18</text:p>
          </table:table-cell>
          <table:table-cell office:value-type="float" office:value="1282.89" calcext:value-type="float">
            <text:p>1282.89</text:p>
          </table:table-cell>
        </table:table-row>
        <table:table-row table:style-name="ro1">
          <table:table-cell office:value-type="float" office:value="14991501" calcext:value-type="float">
            <text:p>14991501</text:p>
          </table:table-cell>
          <table:table-cell table:style-name="ce1" table:formula="of:=[.A939]/1000/(60*60*24)" office:value-type="time" office:time-value="PT04H09M51.501S" calcext:value-type="time">
            <text:p>04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29.26" calcext:value-type="float">
            <text:p>1029.26</text:p>
          </table:table-cell>
          <table:table-cell office:value-type="float" office:value="1284.21" calcext:value-type="float">
            <text:p>1284.21</text:p>
          </table:table-cell>
        </table:table-row>
        <table:table-row table:style-name="ro1">
          <table:table-cell office:value-type="float" office:value="15007501" calcext:value-type="float">
            <text:p>15007501</text:p>
          </table:table-cell>
          <table:table-cell table:style-name="ce1" table:formula="of:=[.A940]/1000/(60*60*24)" office:value-type="time" office:time-value="PT04H10M07.501S" calcext:value-type="time">
            <text:p>04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30.34" calcext:value-type="float">
            <text:p>1030.34</text:p>
          </table:table-cell>
          <table:table-cell office:value-type="float" office:value="1285.53" calcext:value-type="float">
            <text:p>1285.53</text:p>
          </table:table-cell>
        </table:table-row>
        <table:table-row table:style-name="ro1">
          <table:table-cell office:value-type="float" office:value="15023501" calcext:value-type="float">
            <text:p>15023501</text:p>
          </table:table-cell>
          <table:table-cell table:style-name="ce1" table:formula="of:=[.A941]/1000/(60*60*24)" office:value-type="time" office:time-value="PT04H10M23.501S" calcext:value-type="time">
            <text:p>04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31.41" calcext:value-type="float">
            <text:p>1031.41</text:p>
          </table:table-cell>
          <table:table-cell office:value-type="float" office:value="1286.85" calcext:value-type="float">
            <text:p>1286.85</text:p>
          </table:table-cell>
        </table:table-row>
        <table:table-row table:style-name="ro1">
          <table:table-cell office:value-type="float" office:value="15039501" calcext:value-type="float">
            <text:p>15039501</text:p>
          </table:table-cell>
          <table:table-cell table:style-name="ce1" table:formula="of:=[.A942]/1000/(60*60*24)" office:value-type="time" office:time-value="PT04H10M39.501S" calcext:value-type="time">
            <text:p>04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32.49" calcext:value-type="float">
            <text:p>1032.49</text:p>
          </table:table-cell>
          <table:table-cell office:value-type="float" office:value="1288.17" calcext:value-type="float">
            <text:p>1288.17</text:p>
          </table:table-cell>
        </table:table-row>
        <table:table-row table:style-name="ro1">
          <table:table-cell office:value-type="float" office:value="15055501" calcext:value-type="float">
            <text:p>15055501</text:p>
          </table:table-cell>
          <table:table-cell table:style-name="ce1" table:formula="of:=[.A943]/1000/(60*60*24)" office:value-type="time" office:time-value="PT04H10M55.501S" calcext:value-type="time">
            <text:p>04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33.57" calcext:value-type="float">
            <text:p>1033.57</text:p>
          </table:table-cell>
          <table:table-cell office:value-type="float" office:value="1289.49" calcext:value-type="float">
            <text:p>1289.49</text:p>
          </table:table-cell>
        </table:table-row>
        <table:table-row table:style-name="ro1">
          <table:table-cell office:value-type="float" office:value="15071501" calcext:value-type="float">
            <text:p>15071501</text:p>
          </table:table-cell>
          <table:table-cell table:style-name="ce1" table:formula="of:=[.A944]/1000/(60*60*24)" office:value-type="time" office:time-value="PT04H11M11.501S" calcext:value-type="time">
            <text:p>04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34.65" calcext:value-type="float">
            <text:p>1034.65</text:p>
          </table:table-cell>
          <table:table-cell office:value-type="float" office:value="1290.81" calcext:value-type="float">
            <text:p>1290.81</text:p>
          </table:table-cell>
        </table:table-row>
        <table:table-row table:style-name="ro1">
          <table:table-cell office:value-type="float" office:value="15087501" calcext:value-type="float">
            <text:p>15087501</text:p>
          </table:table-cell>
          <table:table-cell table:style-name="ce1" table:formula="of:=[.A945]/1000/(60*60*24)" office:value-type="time" office:time-value="PT04H11M27.501S" calcext:value-type="time">
            <text:p>04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35.73" calcext:value-type="float">
            <text:p>1035.73</text:p>
          </table:table-cell>
          <table:table-cell office:value-type="float" office:value="1292.12" calcext:value-type="float">
            <text:p>1292.12</text:p>
          </table:table-cell>
        </table:table-row>
        <table:table-row table:style-name="ro1">
          <table:table-cell office:value-type="float" office:value="15103501" calcext:value-type="float">
            <text:p>15103501</text:p>
          </table:table-cell>
          <table:table-cell table:style-name="ce1" table:formula="of:=[.A946]/1000/(60*60*24)" office:value-type="time" office:time-value="PT04H11M43.501S" calcext:value-type="time">
            <text:p>04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36.8" calcext:value-type="float">
            <text:p>1036.8</text:p>
          </table:table-cell>
          <table:table-cell office:value-type="float" office:value="1293.44" calcext:value-type="float">
            <text:p>1293.44</text:p>
          </table:table-cell>
        </table:table-row>
        <table:table-row table:style-name="ro1">
          <table:table-cell office:value-type="float" office:value="15119501" calcext:value-type="float">
            <text:p>15119501</text:p>
          </table:table-cell>
          <table:table-cell table:style-name="ce1" table:formula="of:=[.A947]/1000/(60*60*24)" office:value-type="time" office:time-value="PT04H11M59.501S" calcext:value-type="time">
            <text:p>04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37.88" calcext:value-type="float">
            <text:p>1037.88</text:p>
          </table:table-cell>
          <table:table-cell office:value-type="float" office:value="1294.76" calcext:value-type="float">
            <text:p>1294.76</text:p>
          </table:table-cell>
        </table:table-row>
        <table:table-row table:style-name="ro1">
          <table:table-cell office:value-type="float" office:value="15135501" calcext:value-type="float">
            <text:p>15135501</text:p>
          </table:table-cell>
          <table:table-cell table:style-name="ce1" table:formula="of:=[.A948]/1000/(60*60*24)" office:value-type="time" office:time-value="PT04H12M15.501S" calcext:value-type="time">
            <text:p>04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38.96" calcext:value-type="float">
            <text:p>1038.96</text:p>
          </table:table-cell>
          <table:table-cell office:value-type="float" office:value="1296.08" calcext:value-type="float">
            <text:p>1296.08</text:p>
          </table:table-cell>
        </table:table-row>
        <table:table-row table:style-name="ro1">
          <table:table-cell office:value-type="float" office:value="15151501" calcext:value-type="float">
            <text:p>15151501</text:p>
          </table:table-cell>
          <table:table-cell table:style-name="ce1" table:formula="of:=[.A949]/1000/(60*60*24)" office:value-type="time" office:time-value="PT04H12M31.501S" calcext:value-type="time">
            <text:p>04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40.04" calcext:value-type="float">
            <text:p>1040.04</text:p>
          </table:table-cell>
          <table:table-cell office:value-type="float" office:value="1297.39" calcext:value-type="float">
            <text:p>1297.39</text:p>
          </table:table-cell>
        </table:table-row>
        <table:table-row table:style-name="ro1">
          <table:table-cell office:value-type="float" office:value="15167501" calcext:value-type="float">
            <text:p>15167501</text:p>
          </table:table-cell>
          <table:table-cell table:style-name="ce1" table:formula="of:=[.A950]/1000/(60*60*24)" office:value-type="time" office:time-value="PT04H12M47.501S" calcext:value-type="time">
            <text:p>04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41.11" calcext:value-type="float">
            <text:p>1041.11</text:p>
          </table:table-cell>
          <table:table-cell office:value-type="float" office:value="1298.71" calcext:value-type="float">
            <text:p>1298.71</text:p>
          </table:table-cell>
        </table:table-row>
        <table:table-row table:style-name="ro1">
          <table:table-cell office:value-type="float" office:value="15183501" calcext:value-type="float">
            <text:p>15183501</text:p>
          </table:table-cell>
          <table:table-cell table:style-name="ce1" table:formula="of:=[.A951]/1000/(60*60*24)" office:value-type="time" office:time-value="PT04H13M03.501S" calcext:value-type="time">
            <text:p>04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42.19" calcext:value-type="float">
            <text:p>1042.19</text:p>
          </table:table-cell>
          <table:table-cell office:value-type="float" office:value="1300.03" calcext:value-type="float">
            <text:p>1300.03</text:p>
          </table:table-cell>
        </table:table-row>
        <table:table-row table:style-name="ro1">
          <table:table-cell office:value-type="float" office:value="15199501" calcext:value-type="float">
            <text:p>15199501</text:p>
          </table:table-cell>
          <table:table-cell table:style-name="ce1" table:formula="of:=[.A952]/1000/(60*60*24)" office:value-type="time" office:time-value="PT04H13M19.501S" calcext:value-type="time">
            <text:p>04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43.27" calcext:value-type="float">
            <text:p>1043.27</text:p>
          </table:table-cell>
          <table:table-cell office:value-type="float" office:value="1301.35" calcext:value-type="float">
            <text:p>1301.35</text:p>
          </table:table-cell>
        </table:table-row>
        <table:table-row table:style-name="ro1">
          <table:table-cell office:value-type="float" office:value="15215501" calcext:value-type="float">
            <text:p>15215501</text:p>
          </table:table-cell>
          <table:table-cell table:style-name="ce1" table:formula="of:=[.A953]/1000/(60*60*24)" office:value-type="time" office:time-value="PT04H13M35.501S" calcext:value-type="time">
            <text:p>04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44.35" calcext:value-type="float">
            <text:p>1044.35</text:p>
          </table:table-cell>
          <table:table-cell office:value-type="float" office:value="1302.66" calcext:value-type="float">
            <text:p>1302.66</text:p>
          </table:table-cell>
        </table:table-row>
        <table:table-row table:style-name="ro1">
          <table:table-cell office:value-type="float" office:value="15231501" calcext:value-type="float">
            <text:p>15231501</text:p>
          </table:table-cell>
          <table:table-cell table:style-name="ce1" table:formula="of:=[.A954]/1000/(60*60*24)" office:value-type="time" office:time-value="PT04H13M51.501S" calcext:value-type="time">
            <text:p>04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045.43" calcext:value-type="float">
            <text:p>1045.43</text:p>
          </table:table-cell>
          <table:table-cell office:value-type="float" office:value="1303.98" calcext:value-type="float">
            <text:p>1303.98</text:p>
          </table:table-cell>
        </table:table-row>
        <table:table-row table:style-name="ro1">
          <table:table-cell office:value-type="float" office:value="15247501" calcext:value-type="float">
            <text:p>15247501</text:p>
          </table:table-cell>
          <table:table-cell table:style-name="ce1" table:formula="of:=[.A955]/1000/(60*60*24)" office:value-type="time" office:time-value="PT04H14M07.501S" calcext:value-type="time">
            <text:p>04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46.5" calcext:value-type="float">
            <text:p>1046.5</text:p>
          </table:table-cell>
          <table:table-cell office:value-type="float" office:value="1305.3" calcext:value-type="float">
            <text:p>1305.3</text:p>
          </table:table-cell>
        </table:table-row>
        <table:table-row table:style-name="ro1">
          <table:table-cell office:value-type="float" office:value="15263501" calcext:value-type="float">
            <text:p>15263501</text:p>
          </table:table-cell>
          <table:table-cell table:style-name="ce1" table:formula="of:=[.A956]/1000/(60*60*24)" office:value-type="time" office:time-value="PT04H14M23.501S" calcext:value-type="time">
            <text:p>04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47.58" calcext:value-type="float">
            <text:p>1047.58</text:p>
          </table:table-cell>
          <table:table-cell office:value-type="float" office:value="1306.61" calcext:value-type="float">
            <text:p>1306.61</text:p>
          </table:table-cell>
        </table:table-row>
        <table:table-row table:style-name="ro1">
          <table:table-cell office:value-type="float" office:value="15279501" calcext:value-type="float">
            <text:p>15279501</text:p>
          </table:table-cell>
          <table:table-cell table:style-name="ce1" table:formula="of:=[.A957]/1000/(60*60*24)" office:value-type="time" office:time-value="PT04H14M39.501S" calcext:value-type="time">
            <text:p>04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48.66" calcext:value-type="float">
            <text:p>1048.66</text:p>
          </table:table-cell>
          <table:table-cell office:value-type="float" office:value="1307.93" calcext:value-type="float">
            <text:p>1307.93</text:p>
          </table:table-cell>
        </table:table-row>
        <table:table-row table:style-name="ro1">
          <table:table-cell office:value-type="float" office:value="15295501" calcext:value-type="float">
            <text:p>15295501</text:p>
          </table:table-cell>
          <table:table-cell table:style-name="ce1" table:formula="of:=[.A958]/1000/(60*60*24)" office:value-type="time" office:time-value="PT04H14M55.501S" calcext:value-type="time">
            <text:p>04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49.74" calcext:value-type="float">
            <text:p>1049.74</text:p>
          </table:table-cell>
          <table:table-cell office:value-type="float" office:value="1309.25" calcext:value-type="float">
            <text:p>1309.25</text:p>
          </table:table-cell>
        </table:table-row>
        <table:table-row table:style-name="ro1">
          <table:table-cell office:value-type="float" office:value="15311501" calcext:value-type="float">
            <text:p>15311501</text:p>
          </table:table-cell>
          <table:table-cell table:style-name="ce1" table:formula="of:=[.A959]/1000/(60*60*24)" office:value-type="time" office:time-value="PT04H15M11.501S" calcext:value-type="time">
            <text:p>04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50.82" calcext:value-type="float">
            <text:p>1050.82</text:p>
          </table:table-cell>
          <table:table-cell office:value-type="float" office:value="1310.56" calcext:value-type="float">
            <text:p>1310.56</text:p>
          </table:table-cell>
        </table:table-row>
        <table:table-row table:style-name="ro1">
          <table:table-cell office:value-type="float" office:value="15327501" calcext:value-type="float">
            <text:p>15327501</text:p>
          </table:table-cell>
          <table:table-cell table:style-name="ce1" table:formula="of:=[.A960]/1000/(60*60*24)" office:value-type="time" office:time-value="PT04H15M27.501S" calcext:value-type="time">
            <text:p>04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1.89" calcext:value-type="float">
            <text:p>1051.89</text:p>
          </table:table-cell>
          <table:table-cell office:value-type="float" office:value="1311.88" calcext:value-type="float">
            <text:p>1311.88</text:p>
          </table:table-cell>
        </table:table-row>
        <table:table-row table:style-name="ro1">
          <table:table-cell office:value-type="float" office:value="15343501" calcext:value-type="float">
            <text:p>15343501</text:p>
          </table:table-cell>
          <table:table-cell table:style-name="ce1" table:formula="of:=[.A961]/1000/(60*60*24)" office:value-type="time" office:time-value="PT04H15M43.501S" calcext:value-type="time">
            <text:p>04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2.97" calcext:value-type="float">
            <text:p>1052.97</text:p>
          </table:table-cell>
          <table:table-cell office:value-type="float" office:value="1313.19" calcext:value-type="float">
            <text:p>1313.19</text:p>
          </table:table-cell>
        </table:table-row>
        <table:table-row table:style-name="ro1">
          <table:table-cell office:value-type="float" office:value="15359501" calcext:value-type="float">
            <text:p>15359501</text:p>
          </table:table-cell>
          <table:table-cell table:style-name="ce1" table:formula="of:=[.A962]/1000/(60*60*24)" office:value-type="time" office:time-value="PT04H15M59.501S" calcext:value-type="time">
            <text:p>04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4.05" calcext:value-type="float">
            <text:p>1054.05</text:p>
          </table:table-cell>
          <table:table-cell office:value-type="float" office:value="1314.51" calcext:value-type="float">
            <text:p>1314.51</text:p>
          </table:table-cell>
        </table:table-row>
        <table:table-row table:style-name="ro1">
          <table:table-cell office:value-type="float" office:value="15375501" calcext:value-type="float">
            <text:p>15375501</text:p>
          </table:table-cell>
          <table:table-cell table:style-name="ce1" table:formula="of:=[.A963]/1000/(60*60*24)" office:value-type="time" office:time-value="PT04H16M15.501S" calcext:value-type="time">
            <text:p>04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55.13" calcext:value-type="float">
            <text:p>1055.13</text:p>
          </table:table-cell>
          <table:table-cell office:value-type="float" office:value="1315.83" calcext:value-type="float">
            <text:p>1315.83</text:p>
          </table:table-cell>
        </table:table-row>
        <table:table-row table:style-name="ro1">
          <table:table-cell office:value-type="float" office:value="15391501" calcext:value-type="float">
            <text:p>15391501</text:p>
          </table:table-cell>
          <table:table-cell table:style-name="ce1" table:formula="of:=[.A964]/1000/(60*60*24)" office:value-type="time" office:time-value="PT04H16M31.501S" calcext:value-type="time">
            <text:p>04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6.2" calcext:value-type="float">
            <text:p>1056.2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>
          <table:table-cell office:value-type="float" office:value="15407501" calcext:value-type="float">
            <text:p>15407501</text:p>
          </table:table-cell>
          <table:table-cell table:style-name="ce1" table:formula="of:=[.A965]/1000/(60*60*24)" office:value-type="time" office:time-value="PT04H16M47.501S" calcext:value-type="time">
            <text:p>04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7.28" calcext:value-type="float">
            <text:p>1057.28</text:p>
          </table:table-cell>
          <table:table-cell office:value-type="float" office:value="1318.46" calcext:value-type="float">
            <text:p>1318.46</text:p>
          </table:table-cell>
        </table:table-row>
        <table:table-row table:style-name="ro1">
          <table:table-cell office:value-type="float" office:value="15423501" calcext:value-type="float">
            <text:p>15423501</text:p>
          </table:table-cell>
          <table:table-cell table:style-name="ce1" table:formula="of:=[.A966]/1000/(60*60*24)" office:value-type="time" office:time-value="PT04H17M03.501S" calcext:value-type="time">
            <text:p>04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8.36" calcext:value-type="float">
            <text:p>1058.36</text:p>
          </table:table-cell>
          <table:table-cell office:value-type="float" office:value="1319.77" calcext:value-type="float">
            <text:p>1319.77</text:p>
          </table:table-cell>
        </table:table-row>
        <table:table-row table:style-name="ro1">
          <table:table-cell office:value-type="float" office:value="15439500" calcext:value-type="float">
            <text:p>15439500</text:p>
          </table:table-cell>
          <table:table-cell table:style-name="ce1" table:formula="of:=[.A967]/1000/(60*60*24)" office:value-type="time" office:time-value="PT04H17M19.5S" calcext:value-type="time">
            <text:p>04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59.44" calcext:value-type="float">
            <text:p>1059.44</text:p>
          </table:table-cell>
          <table:table-cell office:value-type="float" office:value="1321.09" calcext:value-type="float">
            <text:p>1321.09</text:p>
          </table:table-cell>
        </table:table-row>
        <table:table-row table:style-name="ro1">
          <table:table-cell office:value-type="float" office:value="15455501" calcext:value-type="float">
            <text:p>15455501</text:p>
          </table:table-cell>
          <table:table-cell table:style-name="ce1" table:formula="of:=[.A968]/1000/(60*60*24)" office:value-type="time" office:time-value="PT04H17M35.501S" calcext:value-type="time">
            <text:p>04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60.52" calcext:value-type="float">
            <text:p>1060.52</text:p>
          </table:table-cell>
          <table:table-cell office:value-type="float" office:value="1322.4" calcext:value-type="float">
            <text:p>1322.4</text:p>
          </table:table-cell>
        </table:table-row>
        <table:table-row table:style-name="ro1">
          <table:table-cell office:value-type="float" office:value="15471501" calcext:value-type="float">
            <text:p>15471501</text:p>
          </table:table-cell>
          <table:table-cell table:style-name="ce1" table:formula="of:=[.A969]/1000/(60*60*24)" office:value-type="time" office:time-value="PT04H17M51.501S" calcext:value-type="time">
            <text:p>04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61.59" calcext:value-type="float">
            <text:p>1061.59</text:p>
          </table:table-cell>
          <table:table-cell office:value-type="float" office:value="1323.72" calcext:value-type="float">
            <text:p>1323.72</text:p>
          </table:table-cell>
        </table:table-row>
        <table:table-row table:style-name="ro1">
          <table:table-cell office:value-type="float" office:value="15487501" calcext:value-type="float">
            <text:p>15487501</text:p>
          </table:table-cell>
          <table:table-cell table:style-name="ce1" table:formula="of:=[.A970]/1000/(60*60*24)" office:value-type="time" office:time-value="PT04H18M07.501S" calcext:value-type="time">
            <text:p>04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62.67" calcext:value-type="float">
            <text:p>1062.67</text:p>
          </table:table-cell>
          <table:table-cell office:value-type="float" office:value="1325.03" calcext:value-type="float">
            <text:p>1325.03</text:p>
          </table:table-cell>
        </table:table-row>
        <table:table-row table:style-name="ro1">
          <table:table-cell office:value-type="float" office:value="15503501" calcext:value-type="float">
            <text:p>15503501</text:p>
          </table:table-cell>
          <table:table-cell table:style-name="ce1" table:formula="of:=[.A971]/1000/(60*60*24)" office:value-type="time" office:time-value="PT04H18M23.501S" calcext:value-type="time">
            <text:p>04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63.75" calcext:value-type="float">
            <text:p>1063.75</text:p>
          </table:table-cell>
          <table:table-cell office:value-type="float" office:value="1326.35" calcext:value-type="float">
            <text:p>1326.35</text:p>
          </table:table-cell>
        </table:table-row>
        <table:table-row table:style-name="ro1">
          <table:table-cell office:value-type="float" office:value="15519501" calcext:value-type="float">
            <text:p>15519501</text:p>
          </table:table-cell>
          <table:table-cell table:style-name="ce1" table:formula="of:=[.A972]/1000/(60*60*24)" office:value-type="time" office:time-value="PT04H18M39.501S" calcext:value-type="time">
            <text:p>04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1064.82" calcext:value-type="float">
            <text:p>1064.82</text:p>
          </table:table-cell>
          <table:table-cell office:value-type="float" office:value="1327.67" calcext:value-type="float">
            <text:p>1327.67</text:p>
          </table:table-cell>
        </table:table-row>
        <table:table-row table:style-name="ro1">
          <table:table-cell office:value-type="float" office:value="15535501" calcext:value-type="float">
            <text:p>15535501</text:p>
          </table:table-cell>
          <table:table-cell table:style-name="ce1" table:formula="of:=[.A973]/1000/(60*60*24)" office:value-type="time" office:time-value="PT04H18M55.501S" calcext:value-type="time">
            <text:p>04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65.9" calcext:value-type="float">
            <text:p>1065.9</text:p>
          </table:table-cell>
          <table:table-cell office:value-type="float" office:value="1328.98" calcext:value-type="float">
            <text:p>1328.98</text:p>
          </table:table-cell>
        </table:table-row>
        <table:table-row table:style-name="ro1">
          <table:table-cell office:value-type="float" office:value="15551501" calcext:value-type="float">
            <text:p>15551501</text:p>
          </table:table-cell>
          <table:table-cell table:style-name="ce1" table:formula="of:=[.A974]/1000/(60*60*24)" office:value-type="time" office:time-value="PT04H19M11.501S" calcext:value-type="time">
            <text:p>04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66.98" calcext:value-type="float">
            <text:p>1066.98</text:p>
          </table:table-cell>
          <table:table-cell office:value-type="float" office:value="1330.3" calcext:value-type="float">
            <text:p>1330.3</text:p>
          </table:table-cell>
        </table:table-row>
        <table:table-row table:style-name="ro1">
          <table:table-cell office:value-type="float" office:value="15567501" calcext:value-type="float">
            <text:p>15567501</text:p>
          </table:table-cell>
          <table:table-cell table:style-name="ce1" table:formula="of:=[.A975]/1000/(60*60*24)" office:value-type="time" office:time-value="PT04H19M27.501S" calcext:value-type="time">
            <text:p>04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68.06" calcext:value-type="float">
            <text:p>1068.06</text:p>
          </table:table-cell>
          <table:table-cell office:value-type="float" office:value="1331.61" calcext:value-type="float">
            <text:p>1331.61</text:p>
          </table:table-cell>
        </table:table-row>
        <table:table-row table:style-name="ro1">
          <table:table-cell office:value-type="float" office:value="15583501" calcext:value-type="float">
            <text:p>15583501</text:p>
          </table:table-cell>
          <table:table-cell table:style-name="ce1" table:formula="of:=[.A976]/1000/(60*60*24)" office:value-type="time" office:time-value="PT04H19M43.501S" calcext:value-type="time">
            <text:p>04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69.13" calcext:value-type="float">
            <text:p>1069.13</text:p>
          </table:table-cell>
          <table:table-cell office:value-type="float" office:value="1332.93" calcext:value-type="float">
            <text:p>1332.93</text:p>
          </table:table-cell>
        </table:table-row>
        <table:table-row table:style-name="ro1">
          <table:table-cell office:value-type="float" office:value="15599501" calcext:value-type="float">
            <text:p>15599501</text:p>
          </table:table-cell>
          <table:table-cell table:style-name="ce1" table:formula="of:=[.A977]/1000/(60*60*24)" office:value-type="time" office:time-value="PT04H19M59.501S" calcext:value-type="time">
            <text:p>04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70.21" calcext:value-type="float">
            <text:p>1070.21</text:p>
          </table:table-cell>
          <table:table-cell office:value-type="float" office:value="1334.25" calcext:value-type="float">
            <text:p>1334.25</text:p>
          </table:table-cell>
        </table:table-row>
        <table:table-row table:style-name="ro1">
          <table:table-cell office:value-type="float" office:value="15615501" calcext:value-type="float">
            <text:p>15615501</text:p>
          </table:table-cell>
          <table:table-cell table:style-name="ce1" table:formula="of:=[.A978]/1000/(60*60*24)" office:value-type="time" office:time-value="PT04H20M15.501S" calcext:value-type="time">
            <text:p>04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71.28" calcext:value-type="float">
            <text:p>1071.28</text:p>
          </table:table-cell>
          <table:table-cell office:value-type="float" office:value="1335.56" calcext:value-type="float">
            <text:p>1335.56</text:p>
          </table:table-cell>
        </table:table-row>
        <table:table-row table:style-name="ro1">
          <table:table-cell office:value-type="float" office:value="15631501" calcext:value-type="float">
            <text:p>15631501</text:p>
          </table:table-cell>
          <table:table-cell table:style-name="ce1" table:formula="of:=[.A979]/1000/(60*60*24)" office:value-type="time" office:time-value="PT04H20M31.501S" calcext:value-type="time">
            <text:p>04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72.36" calcext:value-type="float">
            <text:p>1072.36</text:p>
          </table:table-cell>
          <table:table-cell office:value-type="float" office:value="1336.88" calcext:value-type="float">
            <text:p>1336.88</text:p>
          </table:table-cell>
        </table:table-row>
        <table:table-row table:style-name="ro1">
          <table:table-cell office:value-type="float" office:value="15647501" calcext:value-type="float">
            <text:p>15647501</text:p>
          </table:table-cell>
          <table:table-cell table:style-name="ce1" table:formula="of:=[.A980]/1000/(60*60*24)" office:value-type="time" office:time-value="PT04H20M47.501S" calcext:value-type="time">
            <text:p>04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73.44" calcext:value-type="float">
            <text:p>1073.44</text:p>
          </table:table-cell>
          <table:table-cell office:value-type="float" office:value="1338.2" calcext:value-type="float">
            <text:p>1338.2</text:p>
          </table:table-cell>
        </table:table-row>
        <table:table-row table:style-name="ro1">
          <table:table-cell office:value-type="float" office:value="15663501" calcext:value-type="float">
            <text:p>15663501</text:p>
          </table:table-cell>
          <table:table-cell table:style-name="ce1" table:formula="of:=[.A981]/1000/(60*60*24)" office:value-type="time" office:time-value="PT04H21M03.501S" calcext:value-type="time">
            <text:p>04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74.51" calcext:value-type="float">
            <text:p>1074.51</text:p>
          </table:table-cell>
          <table:table-cell office:value-type="float" office:value="1339.51" calcext:value-type="float">
            <text:p>1339.51</text:p>
          </table:table-cell>
        </table:table-row>
        <table:table-row table:style-name="ro1">
          <table:table-cell office:value-type="float" office:value="15679501" calcext:value-type="float">
            <text:p>15679501</text:p>
          </table:table-cell>
          <table:table-cell table:style-name="ce1" table:formula="of:=[.A982]/1000/(60*60*24)" office:value-type="time" office:time-value="PT04H21M19.501S" calcext:value-type="time">
            <text:p>04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75.59" calcext:value-type="float">
            <text:p>1075.59</text:p>
          </table:table-cell>
          <table:table-cell office:value-type="float" office:value="1340.83" calcext:value-type="float">
            <text:p>1340.83</text:p>
          </table:table-cell>
        </table:table-row>
        <table:table-row table:style-name="ro1">
          <table:table-cell office:value-type="float" office:value="15695501" calcext:value-type="float">
            <text:p>15695501</text:p>
          </table:table-cell>
          <table:table-cell table:style-name="ce1" table:formula="of:=[.A983]/1000/(60*60*24)" office:value-type="time" office:time-value="PT04H21M35.501S" calcext:value-type="time">
            <text:p>04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76.67" calcext:value-type="float">
            <text:p>1076.67</text:p>
          </table:table-cell>
          <table:table-cell office:value-type="float" office:value="1342.14" calcext:value-type="float">
            <text:p>1342.14</text:p>
          </table:table-cell>
        </table:table-row>
        <table:table-row table:style-name="ro1">
          <table:table-cell office:value-type="float" office:value="15711501" calcext:value-type="float">
            <text:p>15711501</text:p>
          </table:table-cell>
          <table:table-cell table:style-name="ce1" table:formula="of:=[.A984]/1000/(60*60*24)" office:value-type="time" office:time-value="PT04H21M51.501S" calcext:value-type="time">
            <text:p>04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77.74" calcext:value-type="float">
            <text:p>1077.74</text:p>
          </table:table-cell>
          <table:table-cell office:value-type="float" office:value="1343.46" calcext:value-type="float">
            <text:p>1343.46</text:p>
          </table:table-cell>
        </table:table-row>
        <table:table-row table:style-name="ro1">
          <table:table-cell office:value-type="float" office:value="15727501" calcext:value-type="float">
            <text:p>15727501</text:p>
          </table:table-cell>
          <table:table-cell table:style-name="ce1" table:formula="of:=[.A985]/1000/(60*60*24)" office:value-type="time" office:time-value="PT04H22M07.501S" calcext:value-type="time">
            <text:p>04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78.82" calcext:value-type="float">
            <text:p>1078.82</text:p>
          </table:table-cell>
          <table:table-cell office:value-type="float" office:value="1344.77" calcext:value-type="float">
            <text:p>1344.77</text:p>
          </table:table-cell>
        </table:table-row>
        <table:table-row table:style-name="ro1">
          <table:table-cell office:value-type="float" office:value="15743501" calcext:value-type="float">
            <text:p>15743501</text:p>
          </table:table-cell>
          <table:table-cell table:style-name="ce1" table:formula="of:=[.A986]/1000/(60*60*24)" office:value-type="time" office:time-value="PT04H22M23.501S" calcext:value-type="time">
            <text:p>04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79.9" calcext:value-type="float">
            <text:p>1079.9</text:p>
          </table:table-cell>
          <table:table-cell office:value-type="float" office:value="1346.09" calcext:value-type="float">
            <text:p>1346.09</text:p>
          </table:table-cell>
        </table:table-row>
        <table:table-row table:style-name="ro1">
          <table:table-cell office:value-type="float" office:value="15759501" calcext:value-type="float">
            <text:p>15759501</text:p>
          </table:table-cell>
          <table:table-cell table:style-name="ce1" table:formula="of:=[.A987]/1000/(60*60*24)" office:value-type="time" office:time-value="PT04H22M39.501S" calcext:value-type="time">
            <text:p>04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80.97" calcext:value-type="float">
            <text:p>1080.97</text:p>
          </table:table-cell>
          <table:table-cell office:value-type="float" office:value="1347.4" calcext:value-type="float">
            <text:p>1347.4</text:p>
          </table:table-cell>
        </table:table-row>
        <table:table-row table:style-name="ro1">
          <table:table-cell office:value-type="float" office:value="15775501" calcext:value-type="float">
            <text:p>15775501</text:p>
          </table:table-cell>
          <table:table-cell table:style-name="ce1" table:formula="of:=[.A988]/1000/(60*60*24)" office:value-type="time" office:time-value="PT04H22M55.501S" calcext:value-type="time">
            <text:p>04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2.05" calcext:value-type="float">
            <text:p>1082.05</text:p>
          </table:table-cell>
          <table:table-cell office:value-type="float" office:value="1348.72" calcext:value-type="float">
            <text:p>1348.72</text:p>
          </table:table-cell>
        </table:table-row>
        <table:table-row table:style-name="ro1">
          <table:table-cell office:value-type="float" office:value="15791501" calcext:value-type="float">
            <text:p>15791501</text:p>
          </table:table-cell>
          <table:table-cell table:style-name="ce1" table:formula="of:=[.A989]/1000/(60*60*24)" office:value-type="time" office:time-value="PT04H23M11.501S" calcext:value-type="time">
            <text:p>04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83.13" calcext:value-type="float">
            <text:p>1083.13</text:p>
          </table:table-cell>
          <table:table-cell office:value-type="float" office:value="1350.03" calcext:value-type="float">
            <text:p>1350.03</text:p>
          </table:table-cell>
        </table:table-row>
        <table:table-row table:style-name="ro1">
          <table:table-cell office:value-type="float" office:value="15807501" calcext:value-type="float">
            <text:p>15807501</text:p>
          </table:table-cell>
          <table:table-cell table:style-name="ce1" table:formula="of:=[.A990]/1000/(60*60*24)" office:value-type="time" office:time-value="PT04H23M27.501S" calcext:value-type="time">
            <text:p>04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4.2" calcext:value-type="float">
            <text:p>1084.2</text:p>
          </table:table-cell>
          <table:table-cell office:value-type="float" office:value="1351.35" calcext:value-type="float">
            <text:p>1351.35</text:p>
          </table:table-cell>
        </table:table-row>
        <table:table-row table:style-name="ro1">
          <table:table-cell office:value-type="float" office:value="15823501" calcext:value-type="float">
            <text:p>15823501</text:p>
          </table:table-cell>
          <table:table-cell table:style-name="ce1" table:formula="of:=[.A991]/1000/(60*60*24)" office:value-type="time" office:time-value="PT04H23M43.501S" calcext:value-type="time">
            <text:p>04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1352.66" calcext:value-type="float">
            <text:p>1352.66</text:p>
          </table:table-cell>
        </table:table-row>
        <table:table-row table:style-name="ro1">
          <table:table-cell office:value-type="float" office:value="15839501" calcext:value-type="float">
            <text:p>15839501</text:p>
          </table:table-cell>
          <table:table-cell table:style-name="ce1" table:formula="of:=[.A992]/1000/(60*60*24)" office:value-type="time" office:time-value="PT04H23M59.501S" calcext:value-type="time">
            <text:p>04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6.35" calcext:value-type="float">
            <text:p>1086.35</text:p>
          </table:table-cell>
          <table:table-cell office:value-type="float" office:value="1353.98" calcext:value-type="float">
            <text:p>1353.98</text:p>
          </table:table-cell>
        </table:table-row>
        <table:table-row table:style-name="ro1">
          <table:table-cell office:value-type="float" office:value="15855501" calcext:value-type="float">
            <text:p>15855501</text:p>
          </table:table-cell>
          <table:table-cell table:style-name="ce1" table:formula="of:=[.A993]/1000/(60*60*24)" office:value-type="time" office:time-value="PT04H24M15.501S" calcext:value-type="time">
            <text:p>04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7.43" calcext:value-type="float">
            <text:p>1087.43</text:p>
          </table:table-cell>
          <table:table-cell office:value-type="float" office:value="1355.3" calcext:value-type="float">
            <text:p>1355.3</text:p>
          </table:table-cell>
        </table:table-row>
        <table:table-row table:style-name="ro1">
          <table:table-cell office:value-type="float" office:value="15871501" calcext:value-type="float">
            <text:p>15871501</text:p>
          </table:table-cell>
          <table:table-cell table:style-name="ce1" table:formula="of:=[.A994]/1000/(60*60*24)" office:value-type="time" office:time-value="PT04H24M31.501S" calcext:value-type="time">
            <text:p>04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8.51" calcext:value-type="float">
            <text:p>1088.51</text:p>
          </table:table-cell>
          <table:table-cell office:value-type="float" office:value="1356.61" calcext:value-type="float">
            <text:p>1356.61</text:p>
          </table:table-cell>
        </table:table-row>
        <table:table-row table:style-name="ro1">
          <table:table-cell office:value-type="float" office:value="15887501" calcext:value-type="float">
            <text:p>15887501</text:p>
          </table:table-cell>
          <table:table-cell table:style-name="ce1" table:formula="of:=[.A995]/1000/(60*60*24)" office:value-type="time" office:time-value="PT04H24M47.501S" calcext:value-type="time">
            <text:p>04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89.58" calcext:value-type="float">
            <text:p>1089.58</text:p>
          </table:table-cell>
          <table:table-cell office:value-type="float" office:value="1357.92" calcext:value-type="float">
            <text:p>1357.92</text:p>
          </table:table-cell>
        </table:table-row>
        <table:table-row table:style-name="ro1">
          <table:table-cell office:value-type="float" office:value="15903501" calcext:value-type="float">
            <text:p>15903501</text:p>
          </table:table-cell>
          <table:table-cell table:style-name="ce1" table:formula="of:=[.A996]/1000/(60*60*24)" office:value-type="time" office:time-value="PT04H25M03.501S" calcext:value-type="time">
            <text:p>04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90.66" calcext:value-type="float">
            <text:p>1090.66</text:p>
          </table:table-cell>
          <table:table-cell office:value-type="float" office:value="1359.24" calcext:value-type="float">
            <text:p>1359.24</text:p>
          </table:table-cell>
        </table:table-row>
        <table:table-row table:style-name="ro1">
          <table:table-cell office:value-type="float" office:value="15919501" calcext:value-type="float">
            <text:p>15919501</text:p>
          </table:table-cell>
          <table:table-cell table:style-name="ce1" table:formula="of:=[.A997]/1000/(60*60*24)" office:value-type="time" office:time-value="PT04H25M19.501S" calcext:value-type="time">
            <text:p>04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91.74" calcext:value-type="float">
            <text:p>1091.74</text:p>
          </table:table-cell>
          <table:table-cell office:value-type="float" office:value="1360.55" calcext:value-type="float">
            <text:p>1360.55</text:p>
          </table:table-cell>
        </table:table-row>
        <table:table-row table:style-name="ro1">
          <table:table-cell office:value-type="float" office:value="15935501" calcext:value-type="float">
            <text:p>15935501</text:p>
          </table:table-cell>
          <table:table-cell table:style-name="ce1" table:formula="of:=[.A998]/1000/(60*60*24)" office:value-type="time" office:time-value="PT04H25M35.501S" calcext:value-type="time">
            <text:p>04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2.81" calcext:value-type="float">
            <text:p>1092.81</text:p>
          </table:table-cell>
          <table:table-cell office:value-type="float" office:value="1361.87" calcext:value-type="float">
            <text:p>1361.87</text:p>
          </table:table-cell>
        </table:table-row>
        <table:table-row table:style-name="ro1">
          <table:table-cell office:value-type="float" office:value="15951501" calcext:value-type="float">
            <text:p>15951501</text:p>
          </table:table-cell>
          <table:table-cell table:style-name="ce1" table:formula="of:=[.A999]/1000/(60*60*24)" office:value-type="time" office:time-value="PT04H25M51.501S" calcext:value-type="time">
            <text:p>04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3.89" calcext:value-type="float">
            <text:p>1093.89</text:p>
          </table:table-cell>
          <table:table-cell office:value-type="float" office:value="1363.18" calcext:value-type="float">
            <text:p>1363.18</text:p>
          </table:table-cell>
        </table:table-row>
        <table:table-row table:style-name="ro1">
          <table:table-cell office:value-type="float" office:value="15967501" calcext:value-type="float">
            <text:p>15967501</text:p>
          </table:table-cell>
          <table:table-cell table:style-name="ce1" table:formula="of:=[.A1000]/1000/(60*60*24)" office:value-type="time" office:time-value="PT04H26M07.501S" calcext:value-type="time">
            <text:p>04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4.97" calcext:value-type="float">
            <text:p>1094.97</text:p>
          </table:table-cell>
          <table:table-cell office:value-type="float" office:value="1364.5" calcext:value-type="float">
            <text:p>1364.5</text:p>
          </table:table-cell>
        </table:table-row>
        <table:table-row table:style-name="ro1">
          <table:table-cell office:value-type="float" office:value="15983501" calcext:value-type="float">
            <text:p>15983501</text:p>
          </table:table-cell>
          <table:table-cell table:style-name="ce1" table:formula="of:=[.A1001]/1000/(60*60*24)" office:value-type="time" office:time-value="PT04H26M23.501S" calcext:value-type="time">
            <text:p>04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6.04" calcext:value-type="float">
            <text:p>1096.04</text:p>
          </table:table-cell>
          <table:table-cell office:value-type="float" office:value="1365.81" calcext:value-type="float">
            <text:p>1365.81</text:p>
          </table:table-cell>
        </table:table-row>
        <table:table-row table:style-name="ro1">
          <table:table-cell office:value-type="float" office:value="15999501" calcext:value-type="float">
            <text:p>15999501</text:p>
          </table:table-cell>
          <table:table-cell table:style-name="ce1" table:formula="of:=[.A1002]/1000/(60*60*24)" office:value-type="time" office:time-value="PT04H26M39.501S" calcext:value-type="time">
            <text:p>04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1367.12" calcext:value-type="float">
            <text:p>1367.12</text:p>
          </table:table-cell>
        </table:table-row>
        <table:table-row table:style-name="ro1">
          <table:table-cell office:value-type="float" office:value="16015501" calcext:value-type="float">
            <text:p>16015501</text:p>
          </table:table-cell>
          <table:table-cell table:style-name="ce1" table:formula="of:=[.A1003]/1000/(60*60*24)" office:value-type="time" office:time-value="PT04H26M55.501S" calcext:value-type="time">
            <text:p>04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8.19" calcext:value-type="float">
            <text:p>1098.19</text:p>
          </table:table-cell>
          <table:table-cell office:value-type="float" office:value="1368.44" calcext:value-type="float">
            <text:p>1368.44</text:p>
          </table:table-cell>
        </table:table-row>
        <table:table-row table:style-name="ro1">
          <table:table-cell office:value-type="float" office:value="16031501" calcext:value-type="float">
            <text:p>16031501</text:p>
          </table:table-cell>
          <table:table-cell table:style-name="ce1" table:formula="of:=[.A1004]/1000/(60*60*24)" office:value-type="time" office:time-value="PT04H27M11.501S" calcext:value-type="time">
            <text:p>04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99.27" calcext:value-type="float">
            <text:p>1099.27</text:p>
          </table:table-cell>
          <table:table-cell office:value-type="float" office:value="1369.75" calcext:value-type="float">
            <text:p>1369.75</text:p>
          </table:table-cell>
        </table:table-row>
        <table:table-row table:style-name="ro1">
          <table:table-cell office:value-type="float" office:value="16047501" calcext:value-type="float">
            <text:p>16047501</text:p>
          </table:table-cell>
          <table:table-cell table:style-name="ce1" table:formula="of:=[.A1005]/1000/(60*60*24)" office:value-type="time" office:time-value="PT04H27M27.501S" calcext:value-type="time">
            <text:p>04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0.35" calcext:value-type="float">
            <text:p>1100.35</text:p>
          </table:table-cell>
          <table:table-cell office:value-type="float" office:value="1371.07" calcext:value-type="float">
            <text:p>1371.07</text:p>
          </table:table-cell>
        </table:table-row>
        <table:table-row table:style-name="ro1">
          <table:table-cell office:value-type="float" office:value="16063501" calcext:value-type="float">
            <text:p>16063501</text:p>
          </table:table-cell>
          <table:table-cell table:style-name="ce1" table:formula="of:=[.A1006]/1000/(60*60*24)" office:value-type="time" office:time-value="PT04H27M43.501S" calcext:value-type="time">
            <text:p>04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1101.42" calcext:value-type="float">
            <text:p>1101.42</text:p>
          </table:table-cell>
          <table:table-cell office:value-type="float" office:value="1372.38" calcext:value-type="float">
            <text:p>1372.38</text:p>
          </table:table-cell>
        </table:table-row>
        <table:table-row table:style-name="ro1">
          <table:table-cell office:value-type="float" office:value="16079501" calcext:value-type="float">
            <text:p>16079501</text:p>
          </table:table-cell>
          <table:table-cell table:style-name="ce1" table:formula="of:=[.A1007]/1000/(60*60*24)" office:value-type="time" office:time-value="PT04H27M59.501S" calcext:value-type="time">
            <text:p>04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102.5" calcext:value-type="float">
            <text:p>1102.5</text:p>
          </table:table-cell>
          <table:table-cell office:value-type="float" office:value="1373.69" calcext:value-type="float">
            <text:p>1373.69</text:p>
          </table:table-cell>
        </table:table-row>
        <table:table-row table:style-name="ro1">
          <table:table-cell office:value-type="float" office:value="16095501" calcext:value-type="float">
            <text:p>16095501</text:p>
          </table:table-cell>
          <table:table-cell table:style-name="ce1" table:formula="of:=[.A1008]/1000/(60*60*24)" office:value-type="time" office:time-value="PT04H28M15.501S" calcext:value-type="time">
            <text:p>04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3.58" calcext:value-type="float">
            <text:p>1103.58</text:p>
          </table:table-cell>
          <table:table-cell office:value-type="float" office:value="1375.01" calcext:value-type="float">
            <text:p>1375.01</text:p>
          </table:table-cell>
        </table:table-row>
        <table:table-row table:style-name="ro1">
          <table:table-cell office:value-type="float" office:value="16111501" calcext:value-type="float">
            <text:p>16111501</text:p>
          </table:table-cell>
          <table:table-cell table:style-name="ce1" table:formula="of:=[.A1009]/1000/(60*60*24)" office:value-type="time" office:time-value="PT04H28M31.501S" calcext:value-type="time">
            <text:p>04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4.65" calcext:value-type="float">
            <text:p>1104.65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>
          <table:table-cell office:value-type="float" office:value="16127501" calcext:value-type="float">
            <text:p>16127501</text:p>
          </table:table-cell>
          <table:table-cell table:style-name="ce1" table:formula="of:=[.A1010]/1000/(60*60*24)" office:value-type="time" office:time-value="PT04H28M47.501S" calcext:value-type="time">
            <text:p>04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5.73" calcext:value-type="float">
            <text:p>1105.73</text:p>
          </table:table-cell>
          <table:table-cell office:value-type="float" office:value="1377.63" calcext:value-type="float">
            <text:p>1377.63</text:p>
          </table:table-cell>
        </table:table-row>
        <table:table-row table:style-name="ro1">
          <table:table-cell office:value-type="float" office:value="16143501" calcext:value-type="float">
            <text:p>16143501</text:p>
          </table:table-cell>
          <table:table-cell table:style-name="ce1" table:formula="of:=[.A1011]/1000/(60*60*24)" office:value-type="time" office:time-value="PT04H29M03.501S" calcext:value-type="time">
            <text:p>04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6.8" calcext:value-type="float">
            <text:p>1106.8</text:p>
          </table:table-cell>
          <table:table-cell office:value-type="float" office:value="1378.95" calcext:value-type="float">
            <text:p>1378.95</text:p>
          </table:table-cell>
        </table:table-row>
        <table:table-row table:style-name="ro1">
          <table:table-cell office:value-type="float" office:value="16159501" calcext:value-type="float">
            <text:p>16159501</text:p>
          </table:table-cell>
          <table:table-cell table:style-name="ce1" table:formula="of:=[.A1012]/1000/(60*60*24)" office:value-type="time" office:time-value="PT04H29M19.501S" calcext:value-type="time">
            <text:p>04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7.88" calcext:value-type="float">
            <text:p>1107.88</text:p>
          </table:table-cell>
          <table:table-cell office:value-type="float" office:value="1380.26" calcext:value-type="float">
            <text:p>1380.26</text:p>
          </table:table-cell>
        </table:table-row>
        <table:table-row table:style-name="ro1">
          <table:table-cell office:value-type="float" office:value="16175501" calcext:value-type="float">
            <text:p>16175501</text:p>
          </table:table-cell>
          <table:table-cell table:style-name="ce1" table:formula="of:=[.A1013]/1000/(60*60*24)" office:value-type="time" office:time-value="PT04H29M35.501S" calcext:value-type="time">
            <text:p>04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1381.57" calcext:value-type="float">
            <text:p>1381.57</text:p>
          </table:table-cell>
        </table:table-row>
        <table:table-row table:style-name="ro1">
          <table:table-cell office:value-type="float" office:value="16191501" calcext:value-type="float">
            <text:p>16191501</text:p>
          </table:table-cell>
          <table:table-cell table:style-name="ce1" table:formula="of:=[.A1014]/1000/(60*60*24)" office:value-type="time" office:time-value="PT04H29M51.501S" calcext:value-type="time">
            <text:p>04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1382.88" calcext:value-type="float">
            <text:p>1382.88</text:p>
          </table:table-cell>
        </table:table-row>
        <table:table-row table:style-name="ro1">
          <table:table-cell office:value-type="float" office:value="16207501" calcext:value-type="float">
            <text:p>16207501</text:p>
          </table:table-cell>
          <table:table-cell table:style-name="ce1" table:formula="of:=[.A1015]/1000/(60*60*24)" office:value-type="time" office:time-value="PT04H30M07.501S" calcext:value-type="time">
            <text:p>04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384.2" calcext:value-type="float">
            <text:p>1384.2</text:p>
          </table:table-cell>
        </table:table-row>
        <table:table-row table:style-name="ro1">
          <table:table-cell office:value-type="float" office:value="16223501" calcext:value-type="float">
            <text:p>16223501</text:p>
          </table:table-cell>
          <table:table-cell table:style-name="ce1" table:formula="of:=[.A1016]/1000/(60*60*24)" office:value-type="time" office:time-value="PT04H30M23.501S" calcext:value-type="time">
            <text:p>04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2.18" calcext:value-type="float">
            <text:p>1112.18</text:p>
          </table:table-cell>
          <table:table-cell office:value-type="float" office:value="1385.51" calcext:value-type="float">
            <text:p>1385.51</text:p>
          </table:table-cell>
        </table:table-row>
        <table:table-row table:style-name="ro1">
          <table:table-cell office:value-type="float" office:value="16239501" calcext:value-type="float">
            <text:p>16239501</text:p>
          </table:table-cell>
          <table:table-cell table:style-name="ce1" table:formula="of:=[.A1017]/1000/(60*60*24)" office:value-type="time" office:time-value="PT04H30M39.501S" calcext:value-type="time">
            <text:p>04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3.26" calcext:value-type="float">
            <text:p>1113.26</text:p>
          </table:table-cell>
          <table:table-cell office:value-type="float" office:value="1386.82" calcext:value-type="float">
            <text:p>1386.82</text:p>
          </table:table-cell>
        </table:table-row>
        <table:table-row table:style-name="ro1">
          <table:table-cell office:value-type="float" office:value="16255501" calcext:value-type="float">
            <text:p>16255501</text:p>
          </table:table-cell>
          <table:table-cell table:style-name="ce1" table:formula="of:=[.A1018]/1000/(60*60*24)" office:value-type="time" office:time-value="PT04H30M55.501S" calcext:value-type="time">
            <text:p>04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4.33" calcext:value-type="float">
            <text:p>1114.33</text:p>
          </table:table-cell>
          <table:table-cell office:value-type="float" office:value="1388.14" calcext:value-type="float">
            <text:p>1388.14</text:p>
          </table:table-cell>
        </table:table-row>
        <table:table-row table:style-name="ro1">
          <table:table-cell office:value-type="float" office:value="16271501" calcext:value-type="float">
            <text:p>16271501</text:p>
          </table:table-cell>
          <table:table-cell table:style-name="ce1" table:formula="of:=[.A1019]/1000/(60*60*24)" office:value-type="time" office:time-value="PT04H31M11.501S" calcext:value-type="time">
            <text:p>04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5.41" calcext:value-type="float">
            <text:p>1115.41</text:p>
          </table:table-cell>
          <table:table-cell office:value-type="float" office:value="1389.45" calcext:value-type="float">
            <text:p>1389.45</text:p>
          </table:table-cell>
        </table:table-row>
        <table:table-row table:style-name="ro1">
          <table:table-cell office:value-type="float" office:value="16287501" calcext:value-type="float">
            <text:p>16287501</text:p>
          </table:table-cell>
          <table:table-cell table:style-name="ce1" table:formula="of:=[.A1020]/1000/(60*60*24)" office:value-type="time" office:time-value="PT04H31M27.501S" calcext:value-type="time">
            <text:p>04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6.49" calcext:value-type="float">
            <text:p>1116.49</text:p>
          </table:table-cell>
          <table:table-cell office:value-type="float" office:value="1390.76" calcext:value-type="float">
            <text:p>1390.76</text:p>
          </table:table-cell>
        </table:table-row>
        <table:table-row table:style-name="ro1">
          <table:table-cell office:value-type="float" office:value="16303501" calcext:value-type="float">
            <text:p>16303501</text:p>
          </table:table-cell>
          <table:table-cell table:style-name="ce1" table:formula="of:=[.A1021]/1000/(60*60*24)" office:value-type="time" office:time-value="PT04H31M43.501S" calcext:value-type="time">
            <text:p>04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17.56" calcext:value-type="float">
            <text:p>1117.56</text:p>
          </table:table-cell>
          <table:table-cell office:value-type="float" office:value="1392.07" calcext:value-type="float">
            <text:p>1392.07</text:p>
          </table:table-cell>
        </table:table-row>
        <table:table-row table:style-name="ro1">
          <table:table-cell office:value-type="float" office:value="16319501" calcext:value-type="float">
            <text:p>16319501</text:p>
          </table:table-cell>
          <table:table-cell table:style-name="ce1" table:formula="of:=[.A1022]/1000/(60*60*24)" office:value-type="time" office:time-value="PT04H31M59.501S" calcext:value-type="time">
            <text:p>04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18.64" calcext:value-type="float">
            <text:p>1118.64</text:p>
          </table:table-cell>
          <table:table-cell office:value-type="float" office:value="1393.39" calcext:value-type="float">
            <text:p>1393.39</text:p>
          </table:table-cell>
        </table:table-row>
        <table:table-row table:style-name="ro1">
          <table:table-cell office:value-type="float" office:value="16335501" calcext:value-type="float">
            <text:p>16335501</text:p>
          </table:table-cell>
          <table:table-cell table:style-name="ce1" table:formula="of:=[.A1023]/1000/(60*60*24)" office:value-type="time" office:time-value="PT04H32M15.501S" calcext:value-type="time">
            <text:p>04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394.7" calcext:value-type="float">
            <text:p>1394.7</text:p>
          </table:table-cell>
        </table:table-row>
        <table:table-row table:style-name="ro1">
          <table:table-cell office:value-type="float" office:value="16351501" calcext:value-type="float">
            <text:p>16351501</text:p>
          </table:table-cell>
          <table:table-cell table:style-name="ce1" table:formula="of:=[.A1024]/1000/(60*60*24)" office:value-type="time" office:time-value="PT04H32M31.501S" calcext:value-type="time">
            <text:p>04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0.79" calcext:value-type="float">
            <text:p>1120.79</text:p>
          </table:table-cell>
          <table:table-cell office:value-type="float" office:value="1396.01" calcext:value-type="float">
            <text:p>1396.01</text:p>
          </table:table-cell>
        </table:table-row>
        <table:table-row table:style-name="ro1">
          <table:table-cell office:value-type="float" office:value="16367501" calcext:value-type="float">
            <text:p>16367501</text:p>
          </table:table-cell>
          <table:table-cell table:style-name="ce1" table:formula="of:=[.A1025]/1000/(60*60*24)" office:value-type="time" office:time-value="PT04H32M47.501S" calcext:value-type="time">
            <text:p>04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1.87" calcext:value-type="float">
            <text:p>1121.87</text:p>
          </table:table-cell>
          <table:table-cell office:value-type="float" office:value="1397.32" calcext:value-type="float">
            <text:p>1397.32</text:p>
          </table:table-cell>
        </table:table-row>
        <table:table-row table:style-name="ro1">
          <table:table-cell office:value-type="float" office:value="16383501" calcext:value-type="float">
            <text:p>16383501</text:p>
          </table:table-cell>
          <table:table-cell table:style-name="ce1" table:formula="of:=[.A1026]/1000/(60*60*24)" office:value-type="time" office:time-value="PT04H33M03.501S" calcext:value-type="time">
            <text:p>04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2.94" calcext:value-type="float">
            <text:p>1122.94</text:p>
          </table:table-cell>
          <table:table-cell office:value-type="float" office:value="1398.64" calcext:value-type="float">
            <text:p>1398.64</text:p>
          </table:table-cell>
        </table:table-row>
        <table:table-row table:style-name="ro1">
          <table:table-cell office:value-type="float" office:value="16399501" calcext:value-type="float">
            <text:p>16399501</text:p>
          </table:table-cell>
          <table:table-cell table:style-name="ce1" table:formula="of:=[.A1027]/1000/(60*60*24)" office:value-type="time" office:time-value="PT04H33M19.501S" calcext:value-type="time">
            <text:p>04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4.02" calcext:value-type="float">
            <text:p>1124.02</text:p>
          </table:table-cell>
          <table:table-cell office:value-type="float" office:value="1399.95" calcext:value-type="float">
            <text:p>1399.95</text:p>
          </table:table-cell>
        </table:table-row>
        <table:table-row table:style-name="ro1">
          <table:table-cell office:value-type="float" office:value="16415501" calcext:value-type="float">
            <text:p>16415501</text:p>
          </table:table-cell>
          <table:table-cell table:style-name="ce1" table:formula="of:=[.A1028]/1000/(60*60*24)" office:value-type="time" office:time-value="PT04H33M35.501S" calcext:value-type="time">
            <text:p>04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5.09" calcext:value-type="float">
            <text:p>1125.09</text:p>
          </table:table-cell>
          <table:table-cell office:value-type="float" office:value="1401.26" calcext:value-type="float">
            <text:p>1401.26</text:p>
          </table:table-cell>
        </table:table-row>
        <table:table-row table:style-name="ro1">
          <table:table-cell office:value-type="float" office:value="16431501" calcext:value-type="float">
            <text:p>16431501</text:p>
          </table:table-cell>
          <table:table-cell table:style-name="ce1" table:formula="of:=[.A1029]/1000/(60*60*24)" office:value-type="time" office:time-value="PT04H33M51.501S" calcext:value-type="time">
            <text:p>04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6.17" calcext:value-type="float">
            <text:p>1126.17</text:p>
          </table:table-cell>
          <table:table-cell office:value-type="float" office:value="1402.57" calcext:value-type="float">
            <text:p>1402.57</text:p>
          </table:table-cell>
        </table:table-row>
        <table:table-row table:style-name="ro1">
          <table:table-cell office:value-type="float" office:value="16447501" calcext:value-type="float">
            <text:p>16447501</text:p>
          </table:table-cell>
          <table:table-cell table:style-name="ce1" table:formula="of:=[.A1030]/1000/(60*60*24)" office:value-type="time" office:time-value="PT04H34M07.501S" calcext:value-type="time">
            <text:p>04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1403.89" calcext:value-type="float">
            <text:p>1403.89</text:p>
          </table:table-cell>
        </table:table-row>
        <table:table-row table:style-name="ro1">
          <table:table-cell office:value-type="float" office:value="16463501" calcext:value-type="float">
            <text:p>16463501</text:p>
          </table:table-cell>
          <table:table-cell table:style-name="ce1" table:formula="of:=[.A1031]/1000/(60*60*24)" office:value-type="time" office:time-value="PT04H34M23.501S" calcext:value-type="time">
            <text:p>04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8.32" calcext:value-type="float">
            <text:p>1128.32</text:p>
          </table:table-cell>
          <table:table-cell office:value-type="float" office:value="1405.2" calcext:value-type="float">
            <text:p>1405.2</text:p>
          </table:table-cell>
        </table:table-row>
        <table:table-row table:style-name="ro1">
          <table:table-cell office:value-type="float" office:value="16479501" calcext:value-type="float">
            <text:p>16479501</text:p>
          </table:table-cell>
          <table:table-cell table:style-name="ce1" table:formula="of:=[.A1032]/1000/(60*60*24)" office:value-type="time" office:time-value="PT04H34M39.501S" calcext:value-type="time">
            <text:p>04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29.4" calcext:value-type="float">
            <text:p>1129.4</text:p>
          </table:table-cell>
          <table:table-cell office:value-type="float" office:value="1406.51" calcext:value-type="float">
            <text:p>1406.51</text:p>
          </table:table-cell>
        </table:table-row>
        <table:table-row table:style-name="ro1">
          <table:table-cell office:value-type="float" office:value="16495501" calcext:value-type="float">
            <text:p>16495501</text:p>
          </table:table-cell>
          <table:table-cell table:style-name="ce1" table:formula="of:=[.A1033]/1000/(60*60*24)" office:value-type="time" office:time-value="PT04H34M55.501S" calcext:value-type="time">
            <text:p>04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130.47" calcext:value-type="float">
            <text:p>1130.47</text:p>
          </table:table-cell>
          <table:table-cell office:value-type="float" office:value="1407.82" calcext:value-type="float">
            <text:p>1407.82</text:p>
          </table:table-cell>
        </table:table-row>
        <table:table-row table:style-name="ro1">
          <table:table-cell office:value-type="float" office:value="16511501" calcext:value-type="float">
            <text:p>16511501</text:p>
          </table:table-cell>
          <table:table-cell table:style-name="ce1" table:formula="of:=[.A1034]/1000/(60*60*24)" office:value-type="time" office:time-value="PT04H35M11.501S" calcext:value-type="time">
            <text:p>04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1409.14" calcext:value-type="float">
            <text:p>1409.14</text:p>
          </table:table-cell>
        </table:table-row>
        <table:table-row table:style-name="ro1">
          <table:table-cell office:value-type="float" office:value="16527501" calcext:value-type="float">
            <text:p>16527501</text:p>
          </table:table-cell>
          <table:table-cell table:style-name="ce1" table:formula="of:=[.A1035]/1000/(60*60*24)" office:value-type="time" office:time-value="PT04H35M27.501S" calcext:value-type="time">
            <text:p>04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32.62" calcext:value-type="float">
            <text:p>1132.62</text:p>
          </table:table-cell>
          <table:table-cell office:value-type="float" office:value="1410.45" calcext:value-type="float">
            <text:p>1410.45</text:p>
          </table:table-cell>
        </table:table-row>
        <table:table-row table:style-name="ro1">
          <table:table-cell office:value-type="float" office:value="16543501" calcext:value-type="float">
            <text:p>16543501</text:p>
          </table:table-cell>
          <table:table-cell table:style-name="ce1" table:formula="of:=[.A1036]/1000/(60*60*24)" office:value-type="time" office:time-value="PT04H35M43.501S" calcext:value-type="time">
            <text:p>04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133.7" calcext:value-type="float">
            <text:p>1133.7</text:p>
          </table:table-cell>
          <table:table-cell office:value-type="float" office:value="1411.76" calcext:value-type="float">
            <text:p>1411.76</text:p>
          </table:table-cell>
        </table:table-row>
        <table:table-row table:style-name="ro1">
          <table:table-cell office:value-type="float" office:value="16559501" calcext:value-type="float">
            <text:p>16559501</text:p>
          </table:table-cell>
          <table:table-cell table:style-name="ce1" table:formula="of:=[.A1037]/1000/(60*60*24)" office:value-type="time" office:time-value="PT04H35M59.501S" calcext:value-type="time">
            <text:p>04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34.77" calcext:value-type="float">
            <text:p>1134.77</text:p>
          </table:table-cell>
          <table:table-cell office:value-type="float" office:value="1413.07" calcext:value-type="float">
            <text:p>1413.07</text:p>
          </table:table-cell>
        </table:table-row>
        <table:table-row table:style-name="ro1">
          <table:table-cell office:value-type="float" office:value="16575501" calcext:value-type="float">
            <text:p>16575501</text:p>
          </table:table-cell>
          <table:table-cell table:style-name="ce1" table:formula="of:=[.A1038]/1000/(60*60*24)" office:value-type="time" office:time-value="PT04H36M15.501S" calcext:value-type="time">
            <text:p>04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35.85" calcext:value-type="float">
            <text:p>1135.85</text:p>
          </table:table-cell>
          <table:table-cell office:value-type="float" office:value="1414.38" calcext:value-type="float">
            <text:p>1414.38</text:p>
          </table:table-cell>
        </table:table-row>
        <table:table-row table:style-name="ro1">
          <table:table-cell office:value-type="float" office:value="16591501" calcext:value-type="float">
            <text:p>16591501</text:p>
          </table:table-cell>
          <table:table-cell table:style-name="ce1" table:formula="of:=[.A1039]/1000/(60*60*24)" office:value-type="time" office:time-value="PT04H36M31.501S" calcext:value-type="time">
            <text:p>04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36.92" calcext:value-type="float">
            <text:p>1136.92</text:p>
          </table:table-cell>
          <table:table-cell office:value-type="float" office:value="1415.7" calcext:value-type="float">
            <text:p>1415.7</text:p>
          </table:table-cell>
        </table:table-row>
        <table:table-row table:style-name="ro1">
          <table:table-cell office:value-type="float" office:value="16607501" calcext:value-type="float">
            <text:p>16607501</text:p>
          </table:table-cell>
          <table:table-cell table:style-name="ce1" table:formula="of:=[.A1040]/1000/(60*60*24)" office:value-type="time" office:time-value="PT04H36M47.501S" calcext:value-type="time">
            <text:p>04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6.13" calcext:value-type="float">
            <text:p>296.13</text:p>
          </table:table-cell>
          <table:table-cell office:value-type="float" office:value="1138" calcext:value-type="float">
            <text:p>1138</text:p>
          </table:table-cell>
          <table:table-cell office:value-type="float" office:value="1417.01" calcext:value-type="float">
            <text:p>1417.01</text:p>
          </table:table-cell>
        </table:table-row>
        <table:table-row table:style-name="ro1">
          <table:table-cell office:value-type="float" office:value="16623501" calcext:value-type="float">
            <text:p>16623501</text:p>
          </table:table-cell>
          <table:table-cell table:style-name="ce1" table:formula="of:=[.A1041]/1000/(60*60*24)" office:value-type="time" office:time-value="PT04H37M03.501S" calcext:value-type="time">
            <text:p>04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39.07" calcext:value-type="float">
            <text:p>1139.07</text:p>
          </table:table-cell>
          <table:table-cell office:value-type="float" office:value="1418.32" calcext:value-type="float">
            <text:p>1418.32</text:p>
          </table:table-cell>
        </table:table-row>
        <table:table-row table:style-name="ro1">
          <table:table-cell office:value-type="float" office:value="16639501" calcext:value-type="float">
            <text:p>16639501</text:p>
          </table:table-cell>
          <table:table-cell table:style-name="ce1" table:formula="of:=[.A1042]/1000/(60*60*24)" office:value-type="time" office:time-value="PT04H37M19.501S" calcext:value-type="time">
            <text:p>04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0.15" calcext:value-type="float">
            <text:p>1140.15</text:p>
          </table:table-cell>
          <table:table-cell office:value-type="float" office:value="1419.63" calcext:value-type="float">
            <text:p>1419.63</text:p>
          </table:table-cell>
        </table:table-row>
        <table:table-row table:style-name="ro1">
          <table:table-cell office:value-type="float" office:value="16655501" calcext:value-type="float">
            <text:p>16655501</text:p>
          </table:table-cell>
          <table:table-cell table:style-name="ce1" table:formula="of:=[.A1043]/1000/(60*60*24)" office:value-type="time" office:time-value="PT04H37M35.501S" calcext:value-type="time">
            <text:p>04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1.22" calcext:value-type="float">
            <text:p>1141.22</text:p>
          </table:table-cell>
          <table:table-cell office:value-type="float" office:value="1420.94" calcext:value-type="float">
            <text:p>1420.94</text:p>
          </table:table-cell>
        </table:table-row>
        <table:table-row table:style-name="ro1">
          <table:table-cell office:value-type="float" office:value="16671501" calcext:value-type="float">
            <text:p>16671501</text:p>
          </table:table-cell>
          <table:table-cell table:style-name="ce1" table:formula="of:=[.A1044]/1000/(60*60*24)" office:value-type="time" office:time-value="PT04H37M51.501S" calcext:value-type="time">
            <text:p>04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2.3" calcext:value-type="float">
            <text:p>1142.3</text:p>
          </table:table-cell>
          <table:table-cell office:value-type="float" office:value="1422.26" calcext:value-type="float">
            <text:p>1422.26</text:p>
          </table:table-cell>
        </table:table-row>
        <table:table-row table:style-name="ro1">
          <table:table-cell office:value-type="float" office:value="16687501" calcext:value-type="float">
            <text:p>16687501</text:p>
          </table:table-cell>
          <table:table-cell table:style-name="ce1" table:formula="of:=[.A1045]/1000/(60*60*24)" office:value-type="time" office:time-value="PT04H38M07.501S" calcext:value-type="time">
            <text:p>04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3.37" calcext:value-type="float">
            <text:p>1143.37</text:p>
          </table:table-cell>
          <table:table-cell office:value-type="float" office:value="1423.57" calcext:value-type="float">
            <text:p>1423.57</text:p>
          </table:table-cell>
        </table:table-row>
        <table:table-row table:style-name="ro1">
          <table:table-cell office:value-type="float" office:value="16703501" calcext:value-type="float">
            <text:p>16703501</text:p>
          </table:table-cell>
          <table:table-cell table:style-name="ce1" table:formula="of:=[.A1046]/1000/(60*60*24)" office:value-type="time" office:time-value="PT04H38M23.501S" calcext:value-type="time">
            <text:p>04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4.45" calcext:value-type="float">
            <text:p>1144.45</text:p>
          </table:table-cell>
          <table:table-cell office:value-type="float" office:value="1424.88" calcext:value-type="float">
            <text:p>1424.88</text:p>
          </table:table-cell>
        </table:table-row>
        <table:table-row table:style-name="ro1">
          <table:table-cell office:value-type="float" office:value="16719501" calcext:value-type="float">
            <text:p>16719501</text:p>
          </table:table-cell>
          <table:table-cell table:style-name="ce1" table:formula="of:=[.A1047]/1000/(60*60*24)" office:value-type="time" office:time-value="PT04H38M39.501S" calcext:value-type="time">
            <text:p>04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5.52" calcext:value-type="float">
            <text:p>1145.52</text:p>
          </table:table-cell>
          <table:table-cell office:value-type="float" office:value="1426.19" calcext:value-type="float">
            <text:p>1426.19</text:p>
          </table:table-cell>
        </table:table-row>
        <table:table-row table:style-name="ro1">
          <table:table-cell office:value-type="float" office:value="16735501" calcext:value-type="float">
            <text:p>16735501</text:p>
          </table:table-cell>
          <table:table-cell table:style-name="ce1" table:formula="of:=[.A1048]/1000/(60*60*24)" office:value-type="time" office:time-value="PT04H38M55.501S" calcext:value-type="time">
            <text:p>04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6.6" calcext:value-type="float">
            <text:p>1146.6</text:p>
          </table:table-cell>
          <table:table-cell office:value-type="float" office:value="1427.5" calcext:value-type="float">
            <text:p>1427.5</text:p>
          </table:table-cell>
        </table:table-row>
        <table:table-row table:style-name="ro1">
          <table:table-cell office:value-type="float" office:value="16751501" calcext:value-type="float">
            <text:p>16751501</text:p>
          </table:table-cell>
          <table:table-cell table:style-name="ce1" table:formula="of:=[.A1049]/1000/(60*60*24)" office:value-type="time" office:time-value="PT04H39M11.501S" calcext:value-type="time">
            <text:p>04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7.67" calcext:value-type="float">
            <text:p>1147.67</text:p>
          </table:table-cell>
          <table:table-cell office:value-type="float" office:value="1428.81" calcext:value-type="float">
            <text:p>1428.81</text:p>
          </table:table-cell>
        </table:table-row>
        <table:table-row table:style-name="ro1">
          <table:table-cell office:value-type="float" office:value="16767501" calcext:value-type="float">
            <text:p>16767501</text:p>
          </table:table-cell>
          <table:table-cell table:style-name="ce1" table:formula="of:=[.A1050]/1000/(60*60*24)" office:value-type="time" office:time-value="PT04H39M27.501S" calcext:value-type="time">
            <text:p>04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48.74" calcext:value-type="float">
            <text:p>1148.74</text:p>
          </table:table-cell>
          <table:table-cell office:value-type="float" office:value="1430.12" calcext:value-type="float">
            <text:p>1430.12</text:p>
          </table:table-cell>
        </table:table-row>
        <table:table-row table:style-name="ro1">
          <table:table-cell office:value-type="float" office:value="16783501" calcext:value-type="float">
            <text:p>16783501</text:p>
          </table:table-cell>
          <table:table-cell table:style-name="ce1" table:formula="of:=[.A1051]/1000/(60*60*24)" office:value-type="time" office:time-value="PT04H39M43.501S" calcext:value-type="time">
            <text:p>04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9.82" calcext:value-type="float">
            <text:p>1149.82</text:p>
          </table:table-cell>
          <table:table-cell office:value-type="float" office:value="1431.44" calcext:value-type="float">
            <text:p>1431.44</text:p>
          </table:table-cell>
        </table:table-row>
        <table:table-row table:style-name="ro1">
          <table:table-cell office:value-type="float" office:value="16799501" calcext:value-type="float">
            <text:p>16799501</text:p>
          </table:table-cell>
          <table:table-cell table:style-name="ce1" table:formula="of:=[.A1052]/1000/(60*60*24)" office:value-type="time" office:time-value="PT04H39M59.501S" calcext:value-type="time">
            <text:p>04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0.89" calcext:value-type="float">
            <text:p>1150.89</text:p>
          </table:table-cell>
          <table:table-cell office:value-type="float" office:value="1432.75" calcext:value-type="float">
            <text:p>1432.75</text:p>
          </table:table-cell>
        </table:table-row>
        <table:table-row table:style-name="ro1">
          <table:table-cell office:value-type="float" office:value="16815501" calcext:value-type="float">
            <text:p>16815501</text:p>
          </table:table-cell>
          <table:table-cell table:style-name="ce1" table:formula="of:=[.A1053]/1000/(60*60*24)" office:value-type="time" office:time-value="PT04H40M15.501S" calcext:value-type="time">
            <text:p>04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1.97" calcext:value-type="float">
            <text:p>1151.97</text:p>
          </table:table-cell>
          <table:table-cell office:value-type="float" office:value="1434.06" calcext:value-type="float">
            <text:p>1434.06</text:p>
          </table:table-cell>
        </table:table-row>
        <table:table-row table:style-name="ro1">
          <table:table-cell office:value-type="float" office:value="16831501" calcext:value-type="float">
            <text:p>16831501</text:p>
          </table:table-cell>
          <table:table-cell table:style-name="ce1" table:formula="of:=[.A1054]/1000/(60*60*24)" office:value-type="time" office:time-value="PT04H40M31.501S" calcext:value-type="time">
            <text:p>04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3.04" calcext:value-type="float">
            <text:p>1153.04</text:p>
          </table:table-cell>
          <table:table-cell office:value-type="float" office:value="1435.37" calcext:value-type="float">
            <text:p>1435.37</text:p>
          </table:table-cell>
        </table:table-row>
        <table:table-row table:style-name="ro1">
          <table:table-cell office:value-type="float" office:value="16847501" calcext:value-type="float">
            <text:p>16847501</text:p>
          </table:table-cell>
          <table:table-cell table:style-name="ce1" table:formula="of:=[.A1055]/1000/(60*60*24)" office:value-type="time" office:time-value="PT04H40M47.501S" calcext:value-type="time">
            <text:p>04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54.12" calcext:value-type="float">
            <text:p>1154.12</text:p>
          </table:table-cell>
          <table:table-cell office:value-type="float" office:value="1436.68" calcext:value-type="float">
            <text:p>1436.68</text:p>
          </table:table-cell>
        </table:table-row>
        <table:table-row table:style-name="ro1">
          <table:table-cell office:value-type="float" office:value="16863501" calcext:value-type="float">
            <text:p>16863501</text:p>
          </table:table-cell>
          <table:table-cell table:style-name="ce1" table:formula="of:=[.A1056]/1000/(60*60*24)" office:value-type="time" office:time-value="PT04H41M03.501S" calcext:value-type="time">
            <text:p>04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55.19" calcext:value-type="float">
            <text:p>1155.19</text:p>
          </table:table-cell>
          <table:table-cell office:value-type="float" office:value="1437.99" calcext:value-type="float">
            <text:p>1437.99</text:p>
          </table:table-cell>
        </table:table-row>
        <table:table-row table:style-name="ro1">
          <table:table-cell office:value-type="float" office:value="16879501" calcext:value-type="float">
            <text:p>16879501</text:p>
          </table:table-cell>
          <table:table-cell table:style-name="ce1" table:formula="of:=[.A1057]/1000/(60*60*24)" office:value-type="time" office:time-value="PT04H41M19.501S" calcext:value-type="time">
            <text:p>04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6.27" calcext:value-type="float">
            <text:p>1156.27</text:p>
          </table:table-cell>
          <table:table-cell office:value-type="float" office:value="1439.3" calcext:value-type="float">
            <text:p>1439.3</text:p>
          </table:table-cell>
        </table:table-row>
        <table:table-row table:style-name="ro1">
          <table:table-cell office:value-type="float" office:value="16895501" calcext:value-type="float">
            <text:p>16895501</text:p>
          </table:table-cell>
          <table:table-cell table:style-name="ce1" table:formula="of:=[.A1058]/1000/(60*60*24)" office:value-type="time" office:time-value="PT04H41M35.501S" calcext:value-type="time">
            <text:p>04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7.34" calcext:value-type="float">
            <text:p>1157.34</text:p>
          </table:table-cell>
          <table:table-cell office:value-type="float" office:value="1440.61" calcext:value-type="float">
            <text:p>1440.61</text:p>
          </table:table-cell>
        </table:table-row>
        <table:table-row table:style-name="ro1">
          <table:table-cell office:value-type="float" office:value="16911501" calcext:value-type="float">
            <text:p>16911501</text:p>
          </table:table-cell>
          <table:table-cell table:style-name="ce1" table:formula="of:=[.A1059]/1000/(60*60*24)" office:value-type="time" office:time-value="PT04H41M51.501S" calcext:value-type="time">
            <text:p>04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58.41" calcext:value-type="float">
            <text:p>1158.41</text:p>
          </table:table-cell>
          <table:table-cell office:value-type="float" office:value="1441.92" calcext:value-type="float">
            <text:p>1441.92</text:p>
          </table:table-cell>
        </table:table-row>
        <table:table-row table:style-name="ro1">
          <table:table-cell office:value-type="float" office:value="16927501" calcext:value-type="float">
            <text:p>16927501</text:p>
          </table:table-cell>
          <table:table-cell table:style-name="ce1" table:formula="of:=[.A1060]/1000/(60*60*24)" office:value-type="time" office:time-value="PT04H42M07.501S" calcext:value-type="time">
            <text:p>04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59.49" calcext:value-type="float">
            <text:p>1159.49</text:p>
          </table:table-cell>
          <table:table-cell office:value-type="float" office:value="1443.23" calcext:value-type="float">
            <text:p>1443.23</text:p>
          </table:table-cell>
        </table:table-row>
        <table:table-row table:style-name="ro1">
          <table:table-cell office:value-type="float" office:value="16943501" calcext:value-type="float">
            <text:p>16943501</text:p>
          </table:table-cell>
          <table:table-cell table:style-name="ce1" table:formula="of:=[.A1061]/1000/(60*60*24)" office:value-type="time" office:time-value="PT04H42M23.501S" calcext:value-type="time">
            <text:p>04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60.56" calcext:value-type="float">
            <text:p>1160.56</text:p>
          </table:table-cell>
          <table:table-cell office:value-type="float" office:value="1444.54" calcext:value-type="float">
            <text:p>1444.54</text:p>
          </table:table-cell>
        </table:table-row>
        <table:table-row table:style-name="ro1">
          <table:table-cell office:value-type="float" office:value="16959501" calcext:value-type="float">
            <text:p>16959501</text:p>
          </table:table-cell>
          <table:table-cell table:style-name="ce1" table:formula="of:=[.A1062]/1000/(60*60*24)" office:value-type="time" office:time-value="PT04H42M39.501S" calcext:value-type="time">
            <text:p>04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61.64" calcext:value-type="float">
            <text:p>1161.64</text:p>
          </table:table-cell>
          <table:table-cell office:value-type="float" office:value="1445.85" calcext:value-type="float">
            <text:p>1445.85</text:p>
          </table:table-cell>
        </table:table-row>
        <table:table-row table:style-name="ro1">
          <table:table-cell office:value-type="float" office:value="16975501" calcext:value-type="float">
            <text:p>16975501</text:p>
          </table:table-cell>
          <table:table-cell table:style-name="ce1" table:formula="of:=[.A1063]/1000/(60*60*24)" office:value-type="time" office:time-value="PT04H42M55.501S" calcext:value-type="time">
            <text:p>04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62.71" calcext:value-type="float">
            <text:p>1162.71</text:p>
          </table:table-cell>
          <table:table-cell office:value-type="float" office:value="1447.16" calcext:value-type="float">
            <text:p>1447.16</text:p>
          </table:table-cell>
        </table:table-row>
        <table:table-row table:style-name="ro1">
          <table:table-cell office:value-type="float" office:value="16991501" calcext:value-type="float">
            <text:p>16991501</text:p>
          </table:table-cell>
          <table:table-cell table:style-name="ce1" table:formula="of:=[.A1064]/1000/(60*60*24)" office:value-type="time" office:time-value="PT04H43M11.501S" calcext:value-type="time">
            <text:p>04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63.79" calcext:value-type="float">
            <text:p>1163.79</text:p>
          </table:table-cell>
          <table:table-cell office:value-type="float" office:value="1448.47" calcext:value-type="float">
            <text:p>1448.47</text:p>
          </table:table-cell>
        </table:table-row>
        <table:table-row table:style-name="ro1">
          <table:table-cell office:value-type="float" office:value="17007501" calcext:value-type="float">
            <text:p>17007501</text:p>
          </table:table-cell>
          <table:table-cell table:style-name="ce1" table:formula="of:=[.A1065]/1000/(60*60*24)" office:value-type="time" office:time-value="PT04H43M27.501S" calcext:value-type="time">
            <text:p>04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64.86" calcext:value-type="float">
            <text:p>1164.86</text:p>
          </table:table-cell>
          <table:table-cell office:value-type="float" office:value="1449.78" calcext:value-type="float">
            <text:p>1449.78</text:p>
          </table:table-cell>
        </table:table-row>
        <table:table-row table:style-name="ro1">
          <table:table-cell office:value-type="float" office:value="17023501" calcext:value-type="float">
            <text:p>17023501</text:p>
          </table:table-cell>
          <table:table-cell table:style-name="ce1" table:formula="of:=[.A1066]/1000/(60*60*24)" office:value-type="time" office:time-value="PT04H43M43.501S" calcext:value-type="time">
            <text:p>04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65.94" calcext:value-type="float">
            <text:p>1165.94</text:p>
          </table:table-cell>
          <table:table-cell office:value-type="float" office:value="1451.09" calcext:value-type="float">
            <text:p>1451.09</text:p>
          </table:table-cell>
        </table:table-row>
        <table:table-row table:style-name="ro1">
          <table:table-cell office:value-type="float" office:value="17039501" calcext:value-type="float">
            <text:p>17039501</text:p>
          </table:table-cell>
          <table:table-cell table:style-name="ce1" table:formula="of:=[.A1067]/1000/(60*60*24)" office:value-type="time" office:time-value="PT04H43M59.501S" calcext:value-type="time">
            <text:p>04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67.01" calcext:value-type="float">
            <text:p>1167.01</text:p>
          </table:table-cell>
          <table:table-cell office:value-type="float" office:value="1452.4" calcext:value-type="float">
            <text:p>1452.4</text:p>
          </table:table-cell>
        </table:table-row>
        <table:table-row table:style-name="ro1">
          <table:table-cell office:value-type="float" office:value="17055501" calcext:value-type="float">
            <text:p>17055501</text:p>
          </table:table-cell>
          <table:table-cell table:style-name="ce1" table:formula="of:=[.A1068]/1000/(60*60*24)" office:value-type="time" office:time-value="PT04H44M15.501S" calcext:value-type="time">
            <text:p>04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68.08" calcext:value-type="float">
            <text:p>1168.08</text:p>
          </table:table-cell>
          <table:table-cell office:value-type="float" office:value="1453.71" calcext:value-type="float">
            <text:p>1453.71</text:p>
          </table:table-cell>
        </table:table-row>
        <table:table-row table:style-name="ro1">
          <table:table-cell office:value-type="float" office:value="17071501" calcext:value-type="float">
            <text:p>17071501</text:p>
          </table:table-cell>
          <table:table-cell table:style-name="ce1" table:formula="of:=[.A1069]/1000/(60*60*24)" office:value-type="time" office:time-value="PT04H44M31.501S" calcext:value-type="time">
            <text:p>04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69.16" calcext:value-type="float">
            <text:p>1169.16</text:p>
          </table:table-cell>
          <table:table-cell office:value-type="float" office:value="1455.02" calcext:value-type="float">
            <text:p>1455.02</text:p>
          </table:table-cell>
        </table:table-row>
        <table:table-row table:style-name="ro1">
          <table:table-cell office:value-type="float" office:value="17087501" calcext:value-type="float">
            <text:p>17087501</text:p>
          </table:table-cell>
          <table:table-cell table:style-name="ce1" table:formula="of:=[.A1070]/1000/(60*60*24)" office:value-type="time" office:time-value="PT04H44M47.501S" calcext:value-type="time">
            <text:p>04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70.23" calcext:value-type="float">
            <text:p>1170.23</text:p>
          </table:table-cell>
          <table:table-cell office:value-type="float" office:value="1456.33" calcext:value-type="float">
            <text:p>1456.33</text:p>
          </table:table-cell>
        </table:table-row>
        <table:table-row table:style-name="ro1">
          <table:table-cell office:value-type="float" office:value="17103501" calcext:value-type="float">
            <text:p>17103501</text:p>
          </table:table-cell>
          <table:table-cell table:style-name="ce1" table:formula="of:=[.A1071]/1000/(60*60*24)" office:value-type="time" office:time-value="PT04H45M03.501S" calcext:value-type="time">
            <text:p>04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1.31" calcext:value-type="float">
            <text:p>1171.31</text:p>
          </table:table-cell>
          <table:table-cell office:value-type="float" office:value="1457.64" calcext:value-type="float">
            <text:p>1457.64</text:p>
          </table:table-cell>
        </table:table-row>
        <table:table-row table:style-name="ro1">
          <table:table-cell office:value-type="float" office:value="17119501" calcext:value-type="float">
            <text:p>17119501</text:p>
          </table:table-cell>
          <table:table-cell table:style-name="ce1" table:formula="of:=[.A1072]/1000/(60*60*24)" office:value-type="time" office:time-value="PT04H45M19.501S" calcext:value-type="time">
            <text:p>04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2.38" calcext:value-type="float">
            <text:p>1172.38</text:p>
          </table:table-cell>
          <table:table-cell office:value-type="float" office:value="1458.95" calcext:value-type="float">
            <text:p>1458.95</text:p>
          </table:table-cell>
        </table:table-row>
        <table:table-row table:style-name="ro1">
          <table:table-cell office:value-type="float" office:value="17135501" calcext:value-type="float">
            <text:p>17135501</text:p>
          </table:table-cell>
          <table:table-cell table:style-name="ce1" table:formula="of:=[.A1073]/1000/(60*60*24)" office:value-type="time" office:time-value="PT04H45M35.501S" calcext:value-type="time">
            <text:p>04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3.46" calcext:value-type="float">
            <text:p>1173.46</text:p>
          </table:table-cell>
          <table:table-cell office:value-type="float" office:value="1460.26" calcext:value-type="float">
            <text:p>1460.26</text:p>
          </table:table-cell>
        </table:table-row>
        <table:table-row table:style-name="ro1">
          <table:table-cell office:value-type="float" office:value="17151501" calcext:value-type="float">
            <text:p>17151501</text:p>
          </table:table-cell>
          <table:table-cell table:style-name="ce1" table:formula="of:=[.A1074]/1000/(60*60*24)" office:value-type="time" office:time-value="PT04H45M51.501S" calcext:value-type="time">
            <text:p>04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4.53" calcext:value-type="float">
            <text:p>1174.53</text:p>
          </table:table-cell>
          <table:table-cell office:value-type="float" office:value="1461.57" calcext:value-type="float">
            <text:p>1461.57</text:p>
          </table:table-cell>
        </table:table-row>
        <table:table-row table:style-name="ro1">
          <table:table-cell office:value-type="float" office:value="17167501" calcext:value-type="float">
            <text:p>17167501</text:p>
          </table:table-cell>
          <table:table-cell table:style-name="ce1" table:formula="of:=[.A1075]/1000/(60*60*24)" office:value-type="time" office:time-value="PT04H46M07.501S" calcext:value-type="time">
            <text:p>04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75.6" calcext:value-type="float">
            <text:p>1175.6</text:p>
          </table:table-cell>
          <table:table-cell office:value-type="float" office:value="1462.88" calcext:value-type="float">
            <text:p>1462.88</text:p>
          </table:table-cell>
        </table:table-row>
        <table:table-row table:style-name="ro1">
          <table:table-cell office:value-type="float" office:value="17183501" calcext:value-type="float">
            <text:p>17183501</text:p>
          </table:table-cell>
          <table:table-cell table:style-name="ce1" table:formula="of:=[.A1076]/1000/(60*60*24)" office:value-type="time" office:time-value="PT04H46M23.501S" calcext:value-type="time">
            <text:p>04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76.68" calcext:value-type="float">
            <text:p>1176.68</text:p>
          </table:table-cell>
          <table:table-cell office:value-type="float" office:value="1464.19" calcext:value-type="float">
            <text:p>1464.19</text:p>
          </table:table-cell>
        </table:table-row>
        <table:table-row table:style-name="ro1">
          <table:table-cell office:value-type="float" office:value="17199501" calcext:value-type="float">
            <text:p>17199501</text:p>
          </table:table-cell>
          <table:table-cell table:style-name="ce1" table:formula="of:=[.A1077]/1000/(60*60*24)" office:value-type="time" office:time-value="PT04H46M39.501S" calcext:value-type="time">
            <text:p>04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7.75" calcext:value-type="float">
            <text:p>1177.75</text:p>
          </table:table-cell>
          <table:table-cell office:value-type="float" office:value="1465.49" calcext:value-type="float">
            <text:p>1465.49</text:p>
          </table:table-cell>
        </table:table-row>
        <table:table-row table:style-name="ro1">
          <table:table-cell office:value-type="float" office:value="17215501" calcext:value-type="float">
            <text:p>17215501</text:p>
          </table:table-cell>
          <table:table-cell table:style-name="ce1" table:formula="of:=[.A1078]/1000/(60*60*24)" office:value-type="time" office:time-value="PT04H46M55.501S" calcext:value-type="time">
            <text:p>04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178.83" calcext:value-type="float">
            <text:p>1178.83</text:p>
          </table:table-cell>
          <table:table-cell office:value-type="float" office:value="1466.8" calcext:value-type="float">
            <text:p>1466.8</text:p>
          </table:table-cell>
        </table:table-row>
        <table:table-row table:style-name="ro1">
          <table:table-cell office:value-type="float" office:value="17231501" calcext:value-type="float">
            <text:p>17231501</text:p>
          </table:table-cell>
          <table:table-cell table:style-name="ce1" table:formula="of:=[.A1079]/1000/(60*60*24)" office:value-type="time" office:time-value="PT04H47M11.501S" calcext:value-type="time">
            <text:p>04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79.9" calcext:value-type="float">
            <text:p>1179.9</text:p>
          </table:table-cell>
          <table:table-cell office:value-type="float" office:value="1468.11" calcext:value-type="float">
            <text:p>1468.11</text:p>
          </table:table-cell>
        </table:table-row>
        <table:table-row table:style-name="ro1">
          <table:table-cell office:value-type="float" office:value="17247501" calcext:value-type="float">
            <text:p>17247501</text:p>
          </table:table-cell>
          <table:table-cell table:style-name="ce1" table:formula="of:=[.A1080]/1000/(60*60*24)" office:value-type="time" office:time-value="PT04H47M27.501S" calcext:value-type="time">
            <text:p>04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180.97" calcext:value-type="float">
            <text:p>1180.97</text:p>
          </table:table-cell>
          <table:table-cell office:value-type="float" office:value="1469.42" calcext:value-type="float">
            <text:p>1469.42</text:p>
          </table:table-cell>
        </table:table-row>
        <table:table-row table:style-name="ro1">
          <table:table-cell office:value-type="float" office:value="17263501" calcext:value-type="float">
            <text:p>17263501</text:p>
          </table:table-cell>
          <table:table-cell table:style-name="ce1" table:formula="of:=[.A1081]/1000/(60*60*24)" office:value-type="time" office:time-value="PT04H47M43.501S" calcext:value-type="time">
            <text:p>04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82.05" calcext:value-type="float">
            <text:p>1182.05</text:p>
          </table:table-cell>
          <table:table-cell office:value-type="float" office:value="1470.73" calcext:value-type="float">
            <text:p>1470.73</text:p>
          </table:table-cell>
        </table:table-row>
        <table:table-row table:style-name="ro1">
          <table:table-cell office:value-type="float" office:value="17279501" calcext:value-type="float">
            <text:p>17279501</text:p>
          </table:table-cell>
          <table:table-cell table:style-name="ce1" table:formula="of:=[.A1082]/1000/(60*60*24)" office:value-type="time" office:time-value="PT04H47M59.501S" calcext:value-type="time">
            <text:p>04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83.12" calcext:value-type="float">
            <text:p>1183.12</text:p>
          </table:table-cell>
          <table:table-cell office:value-type="float" office:value="1472.03" calcext:value-type="float">
            <text:p>1472.03</text:p>
          </table:table-cell>
        </table:table-row>
        <table:table-row table:style-name="ro1">
          <table:table-cell office:value-type="float" office:value="17295501" calcext:value-type="float">
            <text:p>17295501</text:p>
          </table:table-cell>
          <table:table-cell table:style-name="ce1" table:formula="of:=[.A1083]/1000/(60*60*24)" office:value-type="time" office:time-value="PT04H48M15.501S" calcext:value-type="time">
            <text:p>04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184.2" calcext:value-type="float">
            <text:p>1184.2</text:p>
          </table:table-cell>
          <table:table-cell office:value-type="float" office:value="1473.34" calcext:value-type="float">
            <text:p>1473.34</text:p>
          </table:table-cell>
        </table:table-row>
        <table:table-row table:style-name="ro1">
          <table:table-cell office:value-type="float" office:value="17311501" calcext:value-type="float">
            <text:p>17311501</text:p>
          </table:table-cell>
          <table:table-cell table:style-name="ce1" table:formula="of:=[.A1084]/1000/(60*60*24)" office:value-type="time" office:time-value="PT04H48M31.501S" calcext:value-type="time">
            <text:p>04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185.27" calcext:value-type="float">
            <text:p>1185.27</text:p>
          </table:table-cell>
          <table:table-cell office:value-type="float" office:value="1474.65" calcext:value-type="float">
            <text:p>1474.65</text:p>
          </table:table-cell>
        </table:table-row>
        <table:table-row table:style-name="ro1">
          <table:table-cell office:value-type="float" office:value="17327501" calcext:value-type="float">
            <text:p>17327501</text:p>
          </table:table-cell>
          <table:table-cell table:style-name="ce1" table:formula="of:=[.A1085]/1000/(60*60*24)" office:value-type="time" office:time-value="PT04H48M47.501S" calcext:value-type="time">
            <text:p>04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86.35" calcext:value-type="float">
            <text:p>1186.35</text:p>
          </table:table-cell>
          <table:table-cell office:value-type="float" office:value="1475.96" calcext:value-type="float">
            <text:p>1475.96</text:p>
          </table:table-cell>
        </table:table-row>
        <table:table-row table:style-name="ro1">
          <table:table-cell office:value-type="float" office:value="17343501" calcext:value-type="float">
            <text:p>17343501</text:p>
          </table:table-cell>
          <table:table-cell table:style-name="ce1" table:formula="of:=[.A1086]/1000/(60*60*24)" office:value-type="time" office:time-value="PT04H49M03.501S" calcext:value-type="time">
            <text:p>04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87.42" calcext:value-type="float">
            <text:p>1187.42</text:p>
          </table:table-cell>
          <table:table-cell office:value-type="float" office:value="1477.27" calcext:value-type="float">
            <text:p>1477.27</text:p>
          </table:table-cell>
        </table:table-row>
        <table:table-row table:style-name="ro1">
          <table:table-cell office:value-type="float" office:value="17359501" calcext:value-type="float">
            <text:p>17359501</text:p>
          </table:table-cell>
          <table:table-cell table:style-name="ce1" table:formula="of:=[.A1087]/1000/(60*60*24)" office:value-type="time" office:time-value="PT04H49M19.501S" calcext:value-type="time">
            <text:p>04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88.49" calcext:value-type="float">
            <text:p>1188.49</text:p>
          </table:table-cell>
          <table:table-cell office:value-type="float" office:value="1478.58" calcext:value-type="float">
            <text:p>1478.58</text:p>
          </table:table-cell>
        </table:table-row>
        <table:table-row table:style-name="ro1">
          <table:table-cell office:value-type="float" office:value="17375501" calcext:value-type="float">
            <text:p>17375501</text:p>
          </table:table-cell>
          <table:table-cell table:style-name="ce1" table:formula="of:=[.A1088]/1000/(60*60*24)" office:value-type="time" office:time-value="PT04H49M35.501S" calcext:value-type="time">
            <text:p>04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89.57" calcext:value-type="float">
            <text:p>1189.57</text:p>
          </table:table-cell>
          <table:table-cell office:value-type="float" office:value="1479.88" calcext:value-type="float">
            <text:p>1479.88</text:p>
          </table:table-cell>
        </table:table-row>
        <table:table-row table:style-name="ro1">
          <table:table-cell office:value-type="float" office:value="17391501" calcext:value-type="float">
            <text:p>17391501</text:p>
          </table:table-cell>
          <table:table-cell table:style-name="ce1" table:formula="of:=[.A1089]/1000/(60*60*24)" office:value-type="time" office:time-value="PT04H49M51.501S" calcext:value-type="time">
            <text:p>04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0.64" calcext:value-type="float">
            <text:p>1190.64</text:p>
          </table:table-cell>
          <table:table-cell office:value-type="float" office:value="1481.19" calcext:value-type="float">
            <text:p>1481.19</text:p>
          </table:table-cell>
        </table:table-row>
        <table:table-row table:style-name="ro1">
          <table:table-cell office:value-type="float" office:value="17407501" calcext:value-type="float">
            <text:p>17407501</text:p>
          </table:table-cell>
          <table:table-cell table:style-name="ce1" table:formula="of:=[.A1090]/1000/(60*60*24)" office:value-type="time" office:time-value="PT04H50M07.501S" calcext:value-type="time">
            <text:p>04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1.72" calcext:value-type="float">
            <text:p>1191.72</text:p>
          </table:table-cell>
          <table:table-cell office:value-type="float" office:value="1482.5" calcext:value-type="float">
            <text:p>1482.5</text:p>
          </table:table-cell>
        </table:table-row>
        <table:table-row table:style-name="ro1">
          <table:table-cell office:value-type="float" office:value="17423501" calcext:value-type="float">
            <text:p>17423501</text:p>
          </table:table-cell>
          <table:table-cell table:style-name="ce1" table:formula="of:=[.A1091]/1000/(60*60*24)" office:value-type="time" office:time-value="PT04H50M23.501S" calcext:value-type="time">
            <text:p>04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2.79" calcext:value-type="float">
            <text:p>1192.79</text:p>
          </table:table-cell>
          <table:table-cell office:value-type="float" office:value="1483.8" calcext:value-type="float">
            <text:p>1483.8</text:p>
          </table:table-cell>
        </table:table-row>
        <table:table-row table:style-name="ro1">
          <table:table-cell office:value-type="float" office:value="17439501" calcext:value-type="float">
            <text:p>17439501</text:p>
          </table:table-cell>
          <table:table-cell table:style-name="ce1" table:formula="of:=[.A1092]/1000/(60*60*24)" office:value-type="time" office:time-value="PT04H50M39.501S" calcext:value-type="time">
            <text:p>04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3.86" calcext:value-type="float">
            <text:p>1193.86</text:p>
          </table:table-cell>
          <table:table-cell office:value-type="float" office:value="1485.11" calcext:value-type="float">
            <text:p>1485.11</text:p>
          </table:table-cell>
        </table:table-row>
        <table:table-row table:style-name="ro1">
          <table:table-cell office:value-type="float" office:value="17455501" calcext:value-type="float">
            <text:p>17455501</text:p>
          </table:table-cell>
          <table:table-cell table:style-name="ce1" table:formula="of:=[.A1093]/1000/(60*60*24)" office:value-type="time" office:time-value="PT04H50M55.501S" calcext:value-type="time">
            <text:p>04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4.94" calcext:value-type="float">
            <text:p>1194.94</text:p>
          </table:table-cell>
          <table:table-cell office:value-type="float" office:value="1486.42" calcext:value-type="float">
            <text:p>1486.42</text:p>
          </table:table-cell>
        </table:table-row>
        <table:table-row table:style-name="ro1">
          <table:table-cell office:value-type="float" office:value="17471501" calcext:value-type="float">
            <text:p>17471501</text:p>
          </table:table-cell>
          <table:table-cell table:style-name="ce1" table:formula="of:=[.A1094]/1000/(60*60*24)" office:value-type="time" office:time-value="PT04H51M11.501S" calcext:value-type="time">
            <text:p>04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6.01" calcext:value-type="float">
            <text:p>1196.01</text:p>
          </table:table-cell>
          <table:table-cell office:value-type="float" office:value="1487.73" calcext:value-type="float">
            <text:p>1487.73</text:p>
          </table:table-cell>
        </table:table-row>
        <table:table-row table:style-name="ro1">
          <table:table-cell office:value-type="float" office:value="17487501" calcext:value-type="float">
            <text:p>17487501</text:p>
          </table:table-cell>
          <table:table-cell table:style-name="ce1" table:formula="of:=[.A1095]/1000/(60*60*24)" office:value-type="time" office:time-value="PT04H51M27.501S" calcext:value-type="time">
            <text:p>04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97.08" calcext:value-type="float">
            <text:p>1197.08</text:p>
          </table:table-cell>
          <table:table-cell office:value-type="float" office:value="1489.03" calcext:value-type="float">
            <text:p>1489.03</text:p>
          </table:table-cell>
        </table:table-row>
        <table:table-row table:style-name="ro1">
          <table:table-cell office:value-type="float" office:value="17503501" calcext:value-type="float">
            <text:p>17503501</text:p>
          </table:table-cell>
          <table:table-cell table:style-name="ce1" table:formula="of:=[.A1096]/1000/(60*60*24)" office:value-type="time" office:time-value="PT04H51M43.501S" calcext:value-type="time">
            <text:p>04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8.16" calcext:value-type="float">
            <text:p>1198.16</text:p>
          </table:table-cell>
          <table:table-cell office:value-type="float" office:value="1490.34" calcext:value-type="float">
            <text:p>1490.34</text:p>
          </table:table-cell>
        </table:table-row>
        <table:table-row table:style-name="ro1">
          <table:table-cell office:value-type="float" office:value="17519500" calcext:value-type="float">
            <text:p>17519500</text:p>
          </table:table-cell>
          <table:table-cell table:style-name="ce1" table:formula="of:=[.A1097]/1000/(60*60*24)" office:value-type="time" office:time-value="PT04H51M59.5S" calcext:value-type="time">
            <text:p>04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99.23" calcext:value-type="float">
            <text:p>1199.23</text:p>
          </table:table-cell>
          <table:table-cell office:value-type="float" office:value="1491.65" calcext:value-type="float">
            <text:p>1491.65</text:p>
          </table:table-cell>
        </table:table-row>
        <table:table-row table:style-name="ro1">
          <table:table-cell office:value-type="float" office:value="17535501" calcext:value-type="float">
            <text:p>17535501</text:p>
          </table:table-cell>
          <table:table-cell table:style-name="ce1" table:formula="of:=[.A1098]/1000/(60*60*24)" office:value-type="time" office:time-value="PT04H52M15.501S" calcext:value-type="time">
            <text:p>04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00.31" calcext:value-type="float">
            <text:p>1200.31</text:p>
          </table:table-cell>
          <table:table-cell office:value-type="float" office:value="1492.95" calcext:value-type="float">
            <text:p>1492.95</text:p>
          </table:table-cell>
        </table:table-row>
        <table:table-row table:style-name="ro1">
          <table:table-cell office:value-type="float" office:value="17551501" calcext:value-type="float">
            <text:p>17551501</text:p>
          </table:table-cell>
          <table:table-cell table:style-name="ce1" table:formula="of:=[.A1099]/1000/(60*60*24)" office:value-type="time" office:time-value="PT04H52M31.501S" calcext:value-type="time">
            <text:p>04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1.38" calcext:value-type="float">
            <text:p>1201.38</text:p>
          </table:table-cell>
          <table:table-cell office:value-type="float" office:value="1494.26" calcext:value-type="float">
            <text:p>1494.26</text:p>
          </table:table-cell>
        </table:table-row>
        <table:table-row table:style-name="ro1">
          <table:table-cell office:value-type="float" office:value="17567501" calcext:value-type="float">
            <text:p>17567501</text:p>
          </table:table-cell>
          <table:table-cell table:style-name="ce1" table:formula="of:=[.A1100]/1000/(60*60*24)" office:value-type="time" office:time-value="PT04H52M47.501S" calcext:value-type="time">
            <text:p>04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02.45" calcext:value-type="float">
            <text:p>1202.45</text:p>
          </table:table-cell>
          <table:table-cell office:value-type="float" office:value="1495.57" calcext:value-type="float">
            <text:p>1495.57</text:p>
          </table:table-cell>
        </table:table-row>
        <table:table-row table:style-name="ro1">
          <table:table-cell office:value-type="float" office:value="17583501" calcext:value-type="float">
            <text:p>17583501</text:p>
          </table:table-cell>
          <table:table-cell table:style-name="ce1" table:formula="of:=[.A1101]/1000/(60*60*24)" office:value-type="time" office:time-value="PT04H53M03.501S" calcext:value-type="time">
            <text:p>04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3.53" calcext:value-type="float">
            <text:p>1203.53</text:p>
          </table:table-cell>
          <table:table-cell office:value-type="float" office:value="1496.87" calcext:value-type="float">
            <text:p>1496.87</text:p>
          </table:table-cell>
        </table:table-row>
        <table:table-row table:style-name="ro1">
          <table:table-cell office:value-type="float" office:value="17599501" calcext:value-type="float">
            <text:p>17599501</text:p>
          </table:table-cell>
          <table:table-cell table:style-name="ce1" table:formula="of:=[.A1102]/1000/(60*60*24)" office:value-type="time" office:time-value="PT04H53M19.501S" calcext:value-type="time">
            <text:p>04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4.6" calcext:value-type="float">
            <text:p>1204.6</text:p>
          </table:table-cell>
          <table:table-cell office:value-type="float" office:value="1498.18" calcext:value-type="float">
            <text:p>1498.18</text:p>
          </table:table-cell>
        </table:table-row>
        <table:table-row table:style-name="ro1">
          <table:table-cell office:value-type="float" office:value="17615501" calcext:value-type="float">
            <text:p>17615501</text:p>
          </table:table-cell>
          <table:table-cell table:style-name="ce1" table:formula="of:=[.A1103]/1000/(60*60*24)" office:value-type="time" office:time-value="PT04H53M35.501S" calcext:value-type="time">
            <text:p>04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5.68" calcext:value-type="float">
            <text:p>1205.68</text:p>
          </table:table-cell>
          <table:table-cell office:value-type="float" office:value="1499.48" calcext:value-type="float">
            <text:p>1499.48</text:p>
          </table:table-cell>
        </table:table-row>
        <table:table-row table:style-name="ro1">
          <table:table-cell office:value-type="float" office:value="17631501" calcext:value-type="float">
            <text:p>17631501</text:p>
          </table:table-cell>
          <table:table-cell table:style-name="ce1" table:formula="of:=[.A1104]/1000/(60*60*24)" office:value-type="time" office:time-value="PT04H53M51.501S" calcext:value-type="time">
            <text:p>04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6.75" calcext:value-type="float">
            <text:p>1206.75</text:p>
          </table:table-cell>
          <table:table-cell office:value-type="float" office:value="1500.79" calcext:value-type="float">
            <text:p>1500.79</text:p>
          </table:table-cell>
        </table:table-row>
        <table:table-row table:style-name="ro1">
          <table:table-cell office:value-type="float" office:value="17647501" calcext:value-type="float">
            <text:p>17647501</text:p>
          </table:table-cell>
          <table:table-cell table:style-name="ce1" table:formula="of:=[.A1105]/1000/(60*60*24)" office:value-type="time" office:time-value="PT04H54M07.501S" calcext:value-type="time">
            <text:p>04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7.82" calcext:value-type="float">
            <text:p>1207.82</text:p>
          </table:table-cell>
          <table:table-cell office:value-type="float" office:value="1502.09" calcext:value-type="float">
            <text:p>1502.09</text:p>
          </table:table-cell>
        </table:table-row>
        <table:table-row table:style-name="ro1">
          <table:table-cell office:value-type="float" office:value="17663501" calcext:value-type="float">
            <text:p>17663501</text:p>
          </table:table-cell>
          <table:table-cell table:style-name="ce1" table:formula="of:=[.A1106]/1000/(60*60*24)" office:value-type="time" office:time-value="PT04H54M23.501S" calcext:value-type="time">
            <text:p>04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8.9" calcext:value-type="float">
            <text:p>1208.9</text:p>
          </table:table-cell>
          <table:table-cell office:value-type="float" office:value="1503.4" calcext:value-type="float">
            <text:p>1503.4</text:p>
          </table:table-cell>
        </table:table-row>
        <table:table-row table:style-name="ro1">
          <table:table-cell office:value-type="float" office:value="17679501" calcext:value-type="float">
            <text:p>17679501</text:p>
          </table:table-cell>
          <table:table-cell table:style-name="ce1" table:formula="of:=[.A1107]/1000/(60*60*24)" office:value-type="time" office:time-value="PT04H54M39.501S" calcext:value-type="time">
            <text:p>04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09.97" calcext:value-type="float">
            <text:p>1209.97</text:p>
          </table:table-cell>
          <table:table-cell office:value-type="float" office:value="1504.7" calcext:value-type="float">
            <text:p>1504.7</text:p>
          </table:table-cell>
        </table:table-row>
        <table:table-row table:style-name="ro1">
          <table:table-cell office:value-type="float" office:value="17695501" calcext:value-type="float">
            <text:p>17695501</text:p>
          </table:table-cell>
          <table:table-cell table:style-name="ce1" table:formula="of:=[.A1108]/1000/(60*60*24)" office:value-type="time" office:time-value="PT04H54M55.501S" calcext:value-type="time">
            <text:p>04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11.05" calcext:value-type="float">
            <text:p>1211.05</text:p>
          </table:table-cell>
          <table:table-cell office:value-type="float" office:value="1506.01" calcext:value-type="float">
            <text:p>1506.01</text:p>
          </table:table-cell>
        </table:table-row>
        <table:table-row table:style-name="ro1">
          <table:table-cell office:value-type="float" office:value="17711501" calcext:value-type="float">
            <text:p>17711501</text:p>
          </table:table-cell>
          <table:table-cell table:style-name="ce1" table:formula="of:=[.A1109]/1000/(60*60*24)" office:value-type="time" office:time-value="PT04H55M11.501S" calcext:value-type="time">
            <text:p>04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12.12" calcext:value-type="float">
            <text:p>1212.12</text:p>
          </table:table-cell>
          <table:table-cell office:value-type="float" office:value="1507.32" calcext:value-type="float">
            <text:p>1507.32</text:p>
          </table:table-cell>
        </table:table-row>
        <table:table-row table:style-name="ro1">
          <table:table-cell office:value-type="float" office:value="17727501" calcext:value-type="float">
            <text:p>17727501</text:p>
          </table:table-cell>
          <table:table-cell table:style-name="ce1" table:formula="of:=[.A1110]/1000/(60*60*24)" office:value-type="time" office:time-value="PT04H55M27.501S" calcext:value-type="time">
            <text:p>04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3.19" calcext:value-type="float">
            <text:p>1213.19</text:p>
          </table:table-cell>
          <table:table-cell office:value-type="float" office:value="1508.62" calcext:value-type="float">
            <text:p>1508.62</text:p>
          </table:table-cell>
        </table:table-row>
        <table:table-row table:style-name="ro1">
          <table:table-cell office:value-type="float" office:value="17743501" calcext:value-type="float">
            <text:p>17743501</text:p>
          </table:table-cell>
          <table:table-cell table:style-name="ce1" table:formula="of:=[.A1111]/1000/(60*60*24)" office:value-type="time" office:time-value="PT04H55M43.501S" calcext:value-type="time">
            <text:p>04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14.27" calcext:value-type="float">
            <text:p>1214.27</text:p>
          </table:table-cell>
          <table:table-cell office:value-type="float" office:value="1509.93" calcext:value-type="float">
            <text:p>1509.93</text:p>
          </table:table-cell>
        </table:table-row>
        <table:table-row table:style-name="ro1">
          <table:table-cell office:value-type="float" office:value="17759501" calcext:value-type="float">
            <text:p>17759501</text:p>
          </table:table-cell>
          <table:table-cell table:style-name="ce1" table:formula="of:=[.A1112]/1000/(60*60*24)" office:value-type="time" office:time-value="PT04H55M59.501S" calcext:value-type="time">
            <text:p>04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5.34" calcext:value-type="float">
            <text:p>1215.34</text:p>
          </table:table-cell>
          <table:table-cell office:value-type="float" office:value="1511.23" calcext:value-type="float">
            <text:p>1511.23</text:p>
          </table:table-cell>
        </table:table-row>
        <table:table-row table:style-name="ro1">
          <table:table-cell office:value-type="float" office:value="17775501" calcext:value-type="float">
            <text:p>17775501</text:p>
          </table:table-cell>
          <table:table-cell table:style-name="ce1" table:formula="of:=[.A1113]/1000/(60*60*24)" office:value-type="time" office:time-value="PT04H56M15.501S" calcext:value-type="time">
            <text:p>04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16.41" calcext:value-type="float">
            <text:p>1216.41</text:p>
          </table:table-cell>
          <table:table-cell office:value-type="float" office:value="1512.54" calcext:value-type="float">
            <text:p>1512.54</text:p>
          </table:table-cell>
        </table:table-row>
        <table:table-row table:style-name="ro1">
          <table:table-cell office:value-type="float" office:value="17791501" calcext:value-type="float">
            <text:p>17791501</text:p>
          </table:table-cell>
          <table:table-cell table:style-name="ce1" table:formula="of:=[.A1114]/1000/(60*60*24)" office:value-type="time" office:time-value="PT04H56M31.501S" calcext:value-type="time">
            <text:p>04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7.48" calcext:value-type="float">
            <text:p>1217.48</text:p>
          </table:table-cell>
          <table:table-cell office:value-type="float" office:value="1513.85" calcext:value-type="float">
            <text:p>1513.85</text:p>
          </table:table-cell>
        </table:table-row>
        <table:table-row table:style-name="ro1">
          <table:table-cell office:value-type="float" office:value="17807501" calcext:value-type="float">
            <text:p>17807501</text:p>
          </table:table-cell>
          <table:table-cell table:style-name="ce1" table:formula="of:=[.A1115]/1000/(60*60*24)" office:value-type="time" office:time-value="PT04H56M47.501S" calcext:value-type="time">
            <text:p>04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8.56" calcext:value-type="float">
            <text:p>1218.56</text:p>
          </table:table-cell>
          <table:table-cell office:value-type="float" office:value="1515.15" calcext:value-type="float">
            <text:p>1515.15</text:p>
          </table:table-cell>
        </table:table-row>
        <table:table-row table:style-name="ro1">
          <table:table-cell office:value-type="float" office:value="17823501" calcext:value-type="float">
            <text:p>17823501</text:p>
          </table:table-cell>
          <table:table-cell table:style-name="ce1" table:formula="of:=[.A1116]/1000/(60*60*24)" office:value-type="time" office:time-value="PT04H57M03.501S" calcext:value-type="time">
            <text:p>04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9.63" calcext:value-type="float">
            <text:p>1219.63</text:p>
          </table:table-cell>
          <table:table-cell office:value-type="float" office:value="1516.46" calcext:value-type="float">
            <text:p>1516.46</text:p>
          </table:table-cell>
        </table:table-row>
        <table:table-row table:style-name="ro1">
          <table:table-cell office:value-type="float" office:value="17839501" calcext:value-type="float">
            <text:p>17839501</text:p>
          </table:table-cell>
          <table:table-cell table:style-name="ce1" table:formula="of:=[.A1117]/1000/(60*60*24)" office:value-type="time" office:time-value="PT04H57M19.501S" calcext:value-type="time">
            <text:p>04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0.7" calcext:value-type="float">
            <text:p>1220.7</text:p>
          </table:table-cell>
          <table:table-cell office:value-type="float" office:value="1517.76" calcext:value-type="float">
            <text:p>1517.76</text:p>
          </table:table-cell>
        </table:table-row>
        <table:table-row table:style-name="ro1">
          <table:table-cell office:value-type="float" office:value="17855501" calcext:value-type="float">
            <text:p>17855501</text:p>
          </table:table-cell>
          <table:table-cell table:style-name="ce1" table:formula="of:=[.A1118]/1000/(60*60*24)" office:value-type="time" office:time-value="PT04H57M35.501S" calcext:value-type="time">
            <text:p>04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1.77" calcext:value-type="float">
            <text:p>1221.77</text:p>
          </table:table-cell>
          <table:table-cell office:value-type="float" office:value="1519.07" calcext:value-type="float">
            <text:p>1519.07</text:p>
          </table:table-cell>
        </table:table-row>
        <table:table-row table:style-name="ro1">
          <table:table-cell office:value-type="float" office:value="17871501" calcext:value-type="float">
            <text:p>17871501</text:p>
          </table:table-cell>
          <table:table-cell table:style-name="ce1" table:formula="of:=[.A1119]/1000/(60*60*24)" office:value-type="time" office:time-value="PT04H57M51.501S" calcext:value-type="time">
            <text:p>04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2.85" calcext:value-type="float">
            <text:p>1222.85</text:p>
          </table:table-cell>
          <table:table-cell office:value-type="float" office:value="1520.37" calcext:value-type="float">
            <text:p>1520.37</text:p>
          </table:table-cell>
        </table:table-row>
        <table:table-row table:style-name="ro1">
          <table:table-cell office:value-type="float" office:value="17887501" calcext:value-type="float">
            <text:p>17887501</text:p>
          </table:table-cell>
          <table:table-cell table:style-name="ce1" table:formula="of:=[.A1120]/1000/(60*60*24)" office:value-type="time" office:time-value="PT04H58M07.501S" calcext:value-type="time">
            <text:p>04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3.92" calcext:value-type="float">
            <text:p>1223.92</text:p>
          </table:table-cell>
          <table:table-cell office:value-type="float" office:value="1521.68" calcext:value-type="float">
            <text:p>1521.68</text:p>
          </table:table-cell>
        </table:table-row>
        <table:table-row table:style-name="ro1">
          <table:table-cell office:value-type="float" office:value="17903501" calcext:value-type="float">
            <text:p>17903501</text:p>
          </table:table-cell>
          <table:table-cell table:style-name="ce1" table:formula="of:=[.A1121]/1000/(60*60*24)" office:value-type="time" office:time-value="PT04H58M23.501S" calcext:value-type="time">
            <text:p>04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4.99" calcext:value-type="float">
            <text:p>1224.99</text:p>
          </table:table-cell>
          <table:table-cell office:value-type="float" office:value="1522.98" calcext:value-type="float">
            <text:p>1522.98</text:p>
          </table:table-cell>
        </table:table-row>
        <table:table-row table:style-name="ro1">
          <table:table-cell office:value-type="float" office:value="17919501" calcext:value-type="float">
            <text:p>17919501</text:p>
          </table:table-cell>
          <table:table-cell table:style-name="ce1" table:formula="of:=[.A1122]/1000/(60*60*24)" office:value-type="time" office:time-value="PT04H58M39.501S" calcext:value-type="time">
            <text:p>04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6.06" calcext:value-type="float">
            <text:p>1226.06</text:p>
          </table:table-cell>
          <table:table-cell office:value-type="float" office:value="1524.29" calcext:value-type="float">
            <text:p>1524.29</text:p>
          </table:table-cell>
        </table:table-row>
        <table:table-row table:style-name="ro1">
          <table:table-cell office:value-type="float" office:value="17935501" calcext:value-type="float">
            <text:p>17935501</text:p>
          </table:table-cell>
          <table:table-cell table:style-name="ce1" table:formula="of:=[.A1123]/1000/(60*60*24)" office:value-type="time" office:time-value="PT04H58M55.501S" calcext:value-type="time">
            <text:p>04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27.14" calcext:value-type="float">
            <text:p>1227.14</text:p>
          </table:table-cell>
          <table:table-cell office:value-type="float" office:value="1525.59" calcext:value-type="float">
            <text:p>1525.59</text:p>
          </table:table-cell>
        </table:table-row>
        <table:table-row table:style-name="ro1">
          <table:table-cell office:value-type="float" office:value="17951501" calcext:value-type="float">
            <text:p>17951501</text:p>
          </table:table-cell>
          <table:table-cell table:style-name="ce1" table:formula="of:=[.A1124]/1000/(60*60*24)" office:value-type="time" office:time-value="PT04H59M11.501S" calcext:value-type="time">
            <text:p>04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28.21" calcext:value-type="float">
            <text:p>1228.21</text:p>
          </table:table-cell>
          <table:table-cell office:value-type="float" office:value="1526.9" calcext:value-type="float">
            <text:p>1526.9</text:p>
          </table:table-cell>
        </table:table-row>
        <table:table-row table:style-name="ro1">
          <table:table-cell office:value-type="float" office:value="17967501" calcext:value-type="float">
            <text:p>17967501</text:p>
          </table:table-cell>
          <table:table-cell table:style-name="ce1" table:formula="of:=[.A1125]/1000/(60*60*24)" office:value-type="time" office:time-value="PT04H59M27.501S" calcext:value-type="time">
            <text:p>04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29.28" calcext:value-type="float">
            <text:p>1229.28</text:p>
          </table:table-cell>
          <table:table-cell office:value-type="float" office:value="1528.2" calcext:value-type="float">
            <text:p>1528.2</text:p>
          </table:table-cell>
        </table:table-row>
        <table:table-row table:style-name="ro1">
          <table:table-cell office:value-type="float" office:value="17983501" calcext:value-type="float">
            <text:p>17983501</text:p>
          </table:table-cell>
          <table:table-cell table:style-name="ce1" table:formula="of:=[.A1126]/1000/(60*60*24)" office:value-type="time" office:time-value="PT04H59M43.501S" calcext:value-type="time">
            <text:p>04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30.35" calcext:value-type="float">
            <text:p>1230.35</text:p>
          </table:table-cell>
          <table:table-cell office:value-type="float" office:value="1529.51" calcext:value-type="float">
            <text:p>1529.51</text:p>
          </table:table-cell>
        </table:table-row>
        <table:table-row table:style-name="ro1">
          <table:table-cell office:value-type="float" office:value="17999501" calcext:value-type="float">
            <text:p>17999501</text:p>
          </table:table-cell>
          <table:table-cell table:style-name="ce1" table:formula="of:=[.A1127]/1000/(60*60*24)" office:value-type="time" office:time-value="PT04H59M59.501S" calcext:value-type="time">
            <text:p>05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31.43" calcext:value-type="float">
            <text:p>1231.43</text:p>
          </table:table-cell>
          <table:table-cell office:value-type="float" office:value="1530.81" calcext:value-type="float">
            <text:p>1530.81</text:p>
          </table:table-cell>
        </table:table-row>
        <table:table-row table:style-name="ro1">
          <table:table-cell office:value-type="float" office:value="18015501" calcext:value-type="float">
            <text:p>18015501</text:p>
          </table:table-cell>
          <table:table-cell table:style-name="ce1" table:formula="of:=[.A1128]/1000/(60*60*24)" office:value-type="time" office:time-value="PT05H00M15.501S" calcext:value-type="time">
            <text:p>05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32.5" calcext:value-type="float">
            <text:p>1232.5</text:p>
          </table:table-cell>
          <table:table-cell office:value-type="float" office:value="1532.12" calcext:value-type="float">
            <text:p>1532.12</text:p>
          </table:table-cell>
        </table:table-row>
        <table:table-row table:style-name="ro1">
          <table:table-cell office:value-type="float" office:value="18031501" calcext:value-type="float">
            <text:p>18031501</text:p>
          </table:table-cell>
          <table:table-cell table:style-name="ce1" table:formula="of:=[.A1129]/1000/(60*60*24)" office:value-type="time" office:time-value="PT05H00M31.501S" calcext:value-type="time">
            <text:p>05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3.57" calcext:value-type="float">
            <text:p>1233.57</text:p>
          </table:table-cell>
          <table:table-cell office:value-type="float" office:value="1533.42" calcext:value-type="float">
            <text:p>1533.42</text:p>
          </table:table-cell>
        </table:table-row>
        <table:table-row table:style-name="ro1">
          <table:table-cell office:value-type="float" office:value="18047501" calcext:value-type="float">
            <text:p>18047501</text:p>
          </table:table-cell>
          <table:table-cell table:style-name="ce1" table:formula="of:=[.A1130]/1000/(60*60*24)" office:value-type="time" office:time-value="PT05H00M47.501S" calcext:value-type="time">
            <text:p>05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4.64" calcext:value-type="float">
            <text:p>1234.64</text:p>
          </table:table-cell>
          <table:table-cell office:value-type="float" office:value="1534.73" calcext:value-type="float">
            <text:p>1534.73</text:p>
          </table:table-cell>
        </table:table-row>
        <table:table-row table:style-name="ro1">
          <table:table-cell office:value-type="float" office:value="18063501" calcext:value-type="float">
            <text:p>18063501</text:p>
          </table:table-cell>
          <table:table-cell table:style-name="ce1" table:formula="of:=[.A1131]/1000/(60*60*24)" office:value-type="time" office:time-value="PT05H01M03.501S" calcext:value-type="time">
            <text:p>05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5.72" calcext:value-type="float">
            <text:p>1235.72</text:p>
          </table:table-cell>
          <table:table-cell office:value-type="float" office:value="1536.03" calcext:value-type="float">
            <text:p>1536.03</text:p>
          </table:table-cell>
        </table:table-row>
        <table:table-row table:style-name="ro1">
          <table:table-cell office:value-type="float" office:value="18079501" calcext:value-type="float">
            <text:p>18079501</text:p>
          </table:table-cell>
          <table:table-cell table:style-name="ce1" table:formula="of:=[.A1132]/1000/(60*60*24)" office:value-type="time" office:time-value="PT05H01M19.501S" calcext:value-type="time">
            <text:p>05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6.79" calcext:value-type="float">
            <text:p>1236.79</text:p>
          </table:table-cell>
          <table:table-cell office:value-type="float" office:value="1537.33" calcext:value-type="float">
            <text:p>1537.33</text:p>
          </table:table-cell>
        </table:table-row>
        <table:table-row table:style-name="ro1">
          <table:table-cell office:value-type="float" office:value="18095501" calcext:value-type="float">
            <text:p>18095501</text:p>
          </table:table-cell>
          <table:table-cell table:style-name="ce1" table:formula="of:=[.A1133]/1000/(60*60*24)" office:value-type="time" office:time-value="PT05H01M35.501S" calcext:value-type="time">
            <text:p>05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7.86" calcext:value-type="float">
            <text:p>1237.86</text:p>
          </table:table-cell>
          <table:table-cell office:value-type="float" office:value="1538.64" calcext:value-type="float">
            <text:p>1538.64</text:p>
          </table:table-cell>
        </table:table-row>
        <table:table-row table:style-name="ro1">
          <table:table-cell office:value-type="float" office:value="18111501" calcext:value-type="float">
            <text:p>18111501</text:p>
          </table:table-cell>
          <table:table-cell table:style-name="ce1" table:formula="of:=[.A1134]/1000/(60*60*24)" office:value-type="time" office:time-value="PT05H01M51.501S" calcext:value-type="time">
            <text:p>05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8.93" calcext:value-type="float">
            <text:p>1238.93</text:p>
          </table:table-cell>
          <table:table-cell office:value-type="float" office:value="1539.94" calcext:value-type="float">
            <text:p>1539.94</text:p>
          </table:table-cell>
        </table:table-row>
        <table:table-row table:style-name="ro1">
          <table:table-cell office:value-type="float" office:value="18127501" calcext:value-type="float">
            <text:p>18127501</text:p>
          </table:table-cell>
          <table:table-cell table:style-name="ce1" table:formula="of:=[.A1135]/1000/(60*60*24)" office:value-type="time" office:time-value="PT05H02M07.501S" calcext:value-type="time">
            <text:p>05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0.01" calcext:value-type="float">
            <text:p>1240.01</text:p>
          </table:table-cell>
          <table:table-cell office:value-type="float" office:value="1541.25" calcext:value-type="float">
            <text:p>1541.25</text:p>
          </table:table-cell>
        </table:table-row>
        <table:table-row table:style-name="ro1">
          <table:table-cell office:value-type="float" office:value="18143501" calcext:value-type="float">
            <text:p>18143501</text:p>
          </table:table-cell>
          <table:table-cell table:style-name="ce1" table:formula="of:=[.A1136]/1000/(60*60*24)" office:value-type="time" office:time-value="PT05H02M23.501S" calcext:value-type="time">
            <text:p>05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41.08" calcext:value-type="float">
            <text:p>1241.08</text:p>
          </table:table-cell>
          <table:table-cell office:value-type="float" office:value="1542.55" calcext:value-type="float">
            <text:p>1542.55</text:p>
          </table:table-cell>
        </table:table-row>
        <table:table-row table:style-name="ro1">
          <table:table-cell office:value-type="float" office:value="18159501" calcext:value-type="float">
            <text:p>18159501</text:p>
          </table:table-cell>
          <table:table-cell table:style-name="ce1" table:formula="of:=[.A1137]/1000/(60*60*24)" office:value-type="time" office:time-value="PT05H02M39.501S" calcext:value-type="time">
            <text:p>05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2.15" calcext:value-type="float">
            <text:p>1242.15</text:p>
          </table:table-cell>
          <table:table-cell office:value-type="float" office:value="1543.86" calcext:value-type="float">
            <text:p>1543.86</text:p>
          </table:table-cell>
        </table:table-row>
        <table:table-row table:style-name="ro1">
          <table:table-cell office:value-type="float" office:value="18175501" calcext:value-type="float">
            <text:p>18175501</text:p>
          </table:table-cell>
          <table:table-cell table:style-name="ce1" table:formula="of:=[.A1138]/1000/(60*60*24)" office:value-type="time" office:time-value="PT05H02M55.501S" calcext:value-type="time">
            <text:p>05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3.22" calcext:value-type="float">
            <text:p>1243.22</text:p>
          </table:table-cell>
          <table:table-cell office:value-type="float" office:value="1545.16" calcext:value-type="float">
            <text:p>1545.16</text:p>
          </table:table-cell>
        </table:table-row>
        <table:table-row table:style-name="ro1">
          <table:table-cell office:value-type="float" office:value="18191501" calcext:value-type="float">
            <text:p>18191501</text:p>
          </table:table-cell>
          <table:table-cell table:style-name="ce1" table:formula="of:=[.A1139]/1000/(60*60*24)" office:value-type="time" office:time-value="PT05H03M11.501S" calcext:value-type="time">
            <text:p>05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4.3" calcext:value-type="float">
            <text:p>1244.3</text:p>
          </table:table-cell>
          <table:table-cell office:value-type="float" office:value="1546.46" calcext:value-type="float">
            <text:p>1546.46</text:p>
          </table:table-cell>
        </table:table-row>
        <table:table-row table:style-name="ro1">
          <table:table-cell office:value-type="float" office:value="18207501" calcext:value-type="float">
            <text:p>18207501</text:p>
          </table:table-cell>
          <table:table-cell table:style-name="ce1" table:formula="of:=[.A1140]/1000/(60*60*24)" office:value-type="time" office:time-value="PT05H03M27.501S" calcext:value-type="time">
            <text:p>05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45.37" calcext:value-type="float">
            <text:p>1245.37</text:p>
          </table:table-cell>
          <table:table-cell office:value-type="float" office:value="1547.77" calcext:value-type="float">
            <text:p>1547.77</text:p>
          </table:table-cell>
        </table:table-row>
        <table:table-row table:style-name="ro1">
          <table:table-cell office:value-type="float" office:value="18223501" calcext:value-type="float">
            <text:p>18223501</text:p>
          </table:table-cell>
          <table:table-cell table:style-name="ce1" table:formula="of:=[.A1141]/1000/(60*60*24)" office:value-type="time" office:time-value="PT05H03M43.501S" calcext:value-type="time">
            <text:p>05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46.44" calcext:value-type="float">
            <text:p>1246.44</text:p>
          </table:table-cell>
          <table:table-cell office:value-type="float" office:value="1549.07" calcext:value-type="float">
            <text:p>1549.07</text:p>
          </table:table-cell>
        </table:table-row>
        <table:table-row table:style-name="ro1">
          <table:table-cell office:value-type="float" office:value="18239501" calcext:value-type="float">
            <text:p>18239501</text:p>
          </table:table-cell>
          <table:table-cell table:style-name="ce1" table:formula="of:=[.A1142]/1000/(60*60*24)" office:value-type="time" office:time-value="PT05H03M59.501S" calcext:value-type="time">
            <text:p>05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7.51" calcext:value-type="float">
            <text:p>1247.51</text:p>
          </table:table-cell>
          <table:table-cell office:value-type="float" office:value="1550.38" calcext:value-type="float">
            <text:p>1550.38</text:p>
          </table:table-cell>
        </table:table-row>
        <table:table-row table:style-name="ro1">
          <table:table-cell office:value-type="float" office:value="18255501" calcext:value-type="float">
            <text:p>18255501</text:p>
          </table:table-cell>
          <table:table-cell table:style-name="ce1" table:formula="of:=[.A1143]/1000/(60*60*24)" office:value-type="time" office:time-value="PT05H04M15.501S" calcext:value-type="time">
            <text:p>05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29" calcext:value-type="float">
            <text:p>294.29</text:p>
          </table:table-cell>
          <table:table-cell office:value-type="float" office:value="1248.59" calcext:value-type="float">
            <text:p>1248.59</text:p>
          </table:table-cell>
          <table:table-cell office:value-type="float" office:value="1551.68" calcext:value-type="float">
            <text:p>1551.68</text:p>
          </table:table-cell>
        </table:table-row>
        <table:table-row table:style-name="ro1">
          <table:table-cell office:value-type="float" office:value="18271501" calcext:value-type="float">
            <text:p>18271501</text:p>
          </table:table-cell>
          <table:table-cell table:style-name="ce1" table:formula="of:=[.A1144]/1000/(60*60*24)" office:value-type="time" office:time-value="PT05H04M31.501S" calcext:value-type="time">
            <text:p>05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49.66" calcext:value-type="float">
            <text:p>1249.66</text:p>
          </table:table-cell>
          <table:table-cell office:value-type="float" office:value="1552.98" calcext:value-type="float">
            <text:p>1552.98</text:p>
          </table:table-cell>
        </table:table-row>
        <table:table-row table:style-name="ro1">
          <table:table-cell office:value-type="float" office:value="18287501" calcext:value-type="float">
            <text:p>18287501</text:p>
          </table:table-cell>
          <table:table-cell table:style-name="ce1" table:formula="of:=[.A1145]/1000/(60*60*24)" office:value-type="time" office:time-value="PT05H04M47.501S" calcext:value-type="time">
            <text:p>05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0.73" calcext:value-type="float">
            <text:p>1250.73</text:p>
          </table:table-cell>
          <table:table-cell office:value-type="float" office:value="1554.29" calcext:value-type="float">
            <text:p>1554.29</text:p>
          </table:table-cell>
        </table:table-row>
        <table:table-row table:style-name="ro1">
          <table:table-cell office:value-type="float" office:value="18303501" calcext:value-type="float">
            <text:p>18303501</text:p>
          </table:table-cell>
          <table:table-cell table:style-name="ce1" table:formula="of:=[.A1146]/1000/(60*60*24)" office:value-type="time" office:time-value="PT05H05M03.501S" calcext:value-type="time">
            <text:p>05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1.8" calcext:value-type="float">
            <text:p>1251.8</text:p>
          </table:table-cell>
          <table:table-cell office:value-type="float" office:value="1555.59" calcext:value-type="float">
            <text:p>1555.59</text:p>
          </table:table-cell>
        </table:table-row>
        <table:table-row table:style-name="ro1">
          <table:table-cell office:value-type="float" office:value="18319501" calcext:value-type="float">
            <text:p>18319501</text:p>
          </table:table-cell>
          <table:table-cell table:style-name="ce1" table:formula="of:=[.A1147]/1000/(60*60*24)" office:value-type="time" office:time-value="PT05H05M19.501S" calcext:value-type="time">
            <text:p>05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252.87" calcext:value-type="float">
            <text:p>1252.87</text:p>
          </table:table-cell>
          <table:table-cell office:value-type="float" office:value="1556.89" calcext:value-type="float">
            <text:p>1556.89</text:p>
          </table:table-cell>
        </table:table-row>
        <table:table-row table:style-name="ro1">
          <table:table-cell office:value-type="float" office:value="18335501" calcext:value-type="float">
            <text:p>18335501</text:p>
          </table:table-cell>
          <table:table-cell table:style-name="ce1" table:formula="of:=[.A1148]/1000/(60*60*24)" office:value-type="time" office:time-value="PT05H05M35.501S" calcext:value-type="time">
            <text:p>05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3.95" calcext:value-type="float">
            <text:p>1253.95</text:p>
          </table:table-cell>
          <table:table-cell office:value-type="float" office:value="1558.19" calcext:value-type="float">
            <text:p>1558.19</text:p>
          </table:table-cell>
        </table:table-row>
        <table:table-row table:style-name="ro1">
          <table:table-cell office:value-type="float" office:value="18351501" calcext:value-type="float">
            <text:p>18351501</text:p>
          </table:table-cell>
          <table:table-cell table:style-name="ce1" table:formula="of:=[.A1149]/1000/(60*60*24)" office:value-type="time" office:time-value="PT05H05M51.501S" calcext:value-type="time">
            <text:p>05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5.02" calcext:value-type="float">
            <text:p>1255.02</text:p>
          </table:table-cell>
          <table:table-cell office:value-type="float" office:value="1559.5" calcext:value-type="float">
            <text:p>1559.5</text:p>
          </table:table-cell>
        </table:table-row>
        <table:table-row table:style-name="ro1">
          <table:table-cell office:value-type="float" office:value="18367501" calcext:value-type="float">
            <text:p>18367501</text:p>
          </table:table-cell>
          <table:table-cell table:style-name="ce1" table:formula="of:=[.A1150]/1000/(60*60*24)" office:value-type="time" office:time-value="PT05H06M07.501S" calcext:value-type="time">
            <text:p>05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6.09" calcext:value-type="float">
            <text:p>1256.09</text:p>
          </table:table-cell>
          <table:table-cell office:value-type="float" office:value="1560.8" calcext:value-type="float">
            <text:p>1560.8</text:p>
          </table:table-cell>
        </table:table-row>
        <table:table-row table:style-name="ro1">
          <table:table-cell office:value-type="float" office:value="18383501" calcext:value-type="float">
            <text:p>18383501</text:p>
          </table:table-cell>
          <table:table-cell table:style-name="ce1" table:formula="of:=[.A1151]/1000/(60*60*24)" office:value-type="time" office:time-value="PT05H06M23.501S" calcext:value-type="time">
            <text:p>05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57.16" calcext:value-type="float">
            <text:p>1257.16</text:p>
          </table:table-cell>
          <table:table-cell office:value-type="float" office:value="1562.1" calcext:value-type="float">
            <text:p>1562.1</text:p>
          </table:table-cell>
        </table:table-row>
        <table:table-row table:style-name="ro1">
          <table:table-cell office:value-type="float" office:value="18399501" calcext:value-type="float">
            <text:p>18399501</text:p>
          </table:table-cell>
          <table:table-cell table:style-name="ce1" table:formula="of:=[.A1152]/1000/(60*60*24)" office:value-type="time" office:time-value="PT05H06M39.501S" calcext:value-type="time">
            <text:p>05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58.23" calcext:value-type="float">
            <text:p>1258.23</text:p>
          </table:table-cell>
          <table:table-cell office:value-type="float" office:value="1563.41" calcext:value-type="float">
            <text:p>1563.41</text:p>
          </table:table-cell>
        </table:table-row>
        <table:table-row table:style-name="ro1">
          <table:table-cell office:value-type="float" office:value="18415501" calcext:value-type="float">
            <text:p>18415501</text:p>
          </table:table-cell>
          <table:table-cell table:style-name="ce1" table:formula="of:=[.A1153]/1000/(60*60*24)" office:value-type="time" office:time-value="PT05H06M55.501S" calcext:value-type="time">
            <text:p>05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59.31" calcext:value-type="float">
            <text:p>1259.31</text:p>
          </table:table-cell>
          <table:table-cell office:value-type="float" office:value="1564.71" calcext:value-type="float">
            <text:p>1564.71</text:p>
          </table:table-cell>
        </table:table-row>
        <table:table-row table:style-name="ro1">
          <table:table-cell office:value-type="float" office:value="18431501" calcext:value-type="float">
            <text:p>18431501</text:p>
          </table:table-cell>
          <table:table-cell table:style-name="ce1" table:formula="of:=[.A1154]/1000/(60*60*24)" office:value-type="time" office:time-value="PT05H07M11.501S" calcext:value-type="time">
            <text:p>05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60.38" calcext:value-type="float">
            <text:p>1260.38</text:p>
          </table:table-cell>
          <table:table-cell office:value-type="float" office:value="1566.01" calcext:value-type="float">
            <text:p>1566.01</text:p>
          </table:table-cell>
        </table:table-row>
        <table:table-row table:style-name="ro1">
          <table:table-cell office:value-type="float" office:value="18447501" calcext:value-type="float">
            <text:p>18447501</text:p>
          </table:table-cell>
          <table:table-cell table:style-name="ce1" table:formula="of:=[.A1155]/1000/(60*60*24)" office:value-type="time" office:time-value="PT05H07M27.501S" calcext:value-type="time">
            <text:p>05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61.45" calcext:value-type="float">
            <text:p>1261.45</text:p>
          </table:table-cell>
          <table:table-cell office:value-type="float" office:value="1567.32" calcext:value-type="float">
            <text:p>1567.32</text:p>
          </table:table-cell>
        </table:table-row>
        <table:table-row table:style-name="ro1">
          <table:table-cell office:value-type="float" office:value="18463501" calcext:value-type="float">
            <text:p>18463501</text:p>
          </table:table-cell>
          <table:table-cell table:style-name="ce1" table:formula="of:=[.A1156]/1000/(60*60*24)" office:value-type="time" office:time-value="PT05H07M43.501S" calcext:value-type="time">
            <text:p>05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62.52" calcext:value-type="float">
            <text:p>1262.52</text:p>
          </table:table-cell>
          <table:table-cell office:value-type="float" office:value="1568.62" calcext:value-type="float">
            <text:p>1568.62</text:p>
          </table:table-cell>
        </table:table-row>
        <table:table-row table:style-name="ro1">
          <table:table-cell office:value-type="float" office:value="18479501" calcext:value-type="float">
            <text:p>18479501</text:p>
          </table:table-cell>
          <table:table-cell table:style-name="ce1" table:formula="of:=[.A1157]/1000/(60*60*24)" office:value-type="time" office:time-value="PT05H07M59.501S" calcext:value-type="time">
            <text:p>05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63.59" calcext:value-type="float">
            <text:p>1263.59</text:p>
          </table:table-cell>
          <table:table-cell office:value-type="float" office:value="1569.92" calcext:value-type="float">
            <text:p>1569.92</text:p>
          </table:table-cell>
        </table:table-row>
        <table:table-row table:style-name="ro1">
          <table:table-cell office:value-type="float" office:value="18495501" calcext:value-type="float">
            <text:p>18495501</text:p>
          </table:table-cell>
          <table:table-cell table:style-name="ce1" table:formula="of:=[.A1158]/1000/(60*60*24)" office:value-type="time" office:time-value="PT05H08M15.501S" calcext:value-type="time">
            <text:p>05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64.67" calcext:value-type="float">
            <text:p>1264.67</text:p>
          </table:table-cell>
          <table:table-cell office:value-type="float" office:value="1571.22" calcext:value-type="float">
            <text:p>1571.22</text:p>
          </table:table-cell>
        </table:table-row>
        <table:table-row table:style-name="ro1">
          <table:table-cell office:value-type="float" office:value="18511501" calcext:value-type="float">
            <text:p>18511501</text:p>
          </table:table-cell>
          <table:table-cell table:style-name="ce1" table:formula="of:=[.A1159]/1000/(60*60*24)" office:value-type="time" office:time-value="PT05H08M31.501S" calcext:value-type="time">
            <text:p>05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65.74" calcext:value-type="float">
            <text:p>1265.74</text:p>
          </table:table-cell>
          <table:table-cell office:value-type="float" office:value="1572.53" calcext:value-type="float">
            <text:p>1572.53</text:p>
          </table:table-cell>
        </table:table-row>
        <table:table-row table:style-name="ro1">
          <table:table-cell office:value-type="float" office:value="18527501" calcext:value-type="float">
            <text:p>18527501</text:p>
          </table:table-cell>
          <table:table-cell table:style-name="ce1" table:formula="of:=[.A1160]/1000/(60*60*24)" office:value-type="time" office:time-value="PT05H08M47.501S" calcext:value-type="time">
            <text:p>05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266.81" calcext:value-type="float">
            <text:p>1266.81</text:p>
          </table:table-cell>
          <table:table-cell office:value-type="float" office:value="1573.83" calcext:value-type="float">
            <text:p>1573.83</text:p>
          </table:table-cell>
        </table:table-row>
        <table:table-row table:style-name="ro1">
          <table:table-cell office:value-type="float" office:value="18543501" calcext:value-type="float">
            <text:p>18543501</text:p>
          </table:table-cell>
          <table:table-cell table:style-name="ce1" table:formula="of:=[.A1161]/1000/(60*60*24)" office:value-type="time" office:time-value="PT05H09M03.501S" calcext:value-type="time">
            <text:p>05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67.88" calcext:value-type="float">
            <text:p>1267.88</text:p>
          </table:table-cell>
          <table:table-cell office:value-type="float" office:value="1575.13" calcext:value-type="float">
            <text:p>1575.13</text:p>
          </table:table-cell>
        </table:table-row>
        <table:table-row table:style-name="ro1">
          <table:table-cell office:value-type="float" office:value="18559501" calcext:value-type="float">
            <text:p>18559501</text:p>
          </table:table-cell>
          <table:table-cell table:style-name="ce1" table:formula="of:=[.A1162]/1000/(60*60*24)" office:value-type="time" office:time-value="PT05H09M19.501S" calcext:value-type="time">
            <text:p>05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576.43" calcext:value-type="float">
            <text:p>1576.43</text:p>
          </table:table-cell>
        </table:table-row>
        <table:table-row table:style-name="ro1">
          <table:table-cell office:value-type="float" office:value="18575501" calcext:value-type="float">
            <text:p>18575501</text:p>
          </table:table-cell>
          <table:table-cell table:style-name="ce1" table:formula="of:=[.A1163]/1000/(60*60*24)" office:value-type="time" office:time-value="PT05H09M35.501S" calcext:value-type="time">
            <text:p>05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70.03" calcext:value-type="float">
            <text:p>1270.03</text:p>
          </table:table-cell>
          <table:table-cell office:value-type="float" office:value="1577.74" calcext:value-type="float">
            <text:p>1577.74</text:p>
          </table:table-cell>
        </table:table-row>
        <table:table-row table:style-name="ro1">
          <table:table-cell office:value-type="float" office:value="18591501" calcext:value-type="float">
            <text:p>18591501</text:p>
          </table:table-cell>
          <table:table-cell table:style-name="ce1" table:formula="of:=[.A1164]/1000/(60*60*24)" office:value-type="time" office:time-value="PT05H09M51.501S" calcext:value-type="time">
            <text:p>05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71.1" calcext:value-type="float">
            <text:p>1271.1</text:p>
          </table:table-cell>
          <table:table-cell office:value-type="float" office:value="1579.04" calcext:value-type="float">
            <text:p>1579.04</text:p>
          </table:table-cell>
        </table:table-row>
        <table:table-row table:style-name="ro1">
          <table:table-cell office:value-type="float" office:value="18607501" calcext:value-type="float">
            <text:p>18607501</text:p>
          </table:table-cell>
          <table:table-cell table:style-name="ce1" table:formula="of:=[.A1165]/1000/(60*60*24)" office:value-type="time" office:time-value="PT05H10M07.501S" calcext:value-type="time">
            <text:p>05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2.17" calcext:value-type="float">
            <text:p>1272.17</text:p>
          </table:table-cell>
          <table:table-cell office:value-type="float" office:value="1580.34" calcext:value-type="float">
            <text:p>1580.34</text:p>
          </table:table-cell>
        </table:table-row>
        <table:table-row table:style-name="ro1">
          <table:table-cell office:value-type="float" office:value="18623501" calcext:value-type="float">
            <text:p>18623501</text:p>
          </table:table-cell>
          <table:table-cell table:style-name="ce1" table:formula="of:=[.A1166]/1000/(60*60*24)" office:value-type="time" office:time-value="PT05H10M23.501S" calcext:value-type="time">
            <text:p>05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73.24" calcext:value-type="float">
            <text:p>1273.24</text:p>
          </table:table-cell>
          <table:table-cell office:value-type="float" office:value="1581.64" calcext:value-type="float">
            <text:p>1581.64</text:p>
          </table:table-cell>
        </table:table-row>
        <table:table-row table:style-name="ro1">
          <table:table-cell office:value-type="float" office:value="18639501" calcext:value-type="float">
            <text:p>18639501</text:p>
          </table:table-cell>
          <table:table-cell table:style-name="ce1" table:formula="of:=[.A1167]/1000/(60*60*24)" office:value-type="time" office:time-value="PT05H10M39.501S" calcext:value-type="time">
            <text:p>05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4.31" calcext:value-type="float">
            <text:p>1274.31</text:p>
          </table:table-cell>
          <table:table-cell office:value-type="float" office:value="1582.95" calcext:value-type="float">
            <text:p>1582.95</text:p>
          </table:table-cell>
        </table:table-row>
        <table:table-row table:style-name="ro1">
          <table:table-cell office:value-type="float" office:value="18655501" calcext:value-type="float">
            <text:p>18655501</text:p>
          </table:table-cell>
          <table:table-cell table:style-name="ce1" table:formula="of:=[.A1168]/1000/(60*60*24)" office:value-type="time" office:time-value="PT05H10M55.501S" calcext:value-type="time">
            <text:p>05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584.25" calcext:value-type="float">
            <text:p>1584.25</text:p>
          </table:table-cell>
        </table:table-row>
        <table:table-row table:style-name="ro1">
          <table:table-cell office:value-type="float" office:value="18671501" calcext:value-type="float">
            <text:p>18671501</text:p>
          </table:table-cell>
          <table:table-cell table:style-name="ce1" table:formula="of:=[.A1169]/1000/(60*60*24)" office:value-type="time" office:time-value="PT05H11M11.501S" calcext:value-type="time">
            <text:p>05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6.46" calcext:value-type="float">
            <text:p>1276.46</text:p>
          </table:table-cell>
          <table:table-cell office:value-type="float" office:value="1585.55" calcext:value-type="float">
            <text:p>1585.55</text:p>
          </table:table-cell>
        </table:table-row>
        <table:table-row table:style-name="ro1">
          <table:table-cell office:value-type="float" office:value="18687501" calcext:value-type="float">
            <text:p>18687501</text:p>
          </table:table-cell>
          <table:table-cell table:style-name="ce1" table:formula="of:=[.A1170]/1000/(60*60*24)" office:value-type="time" office:time-value="PT05H11M27.501S" calcext:value-type="time">
            <text:p>05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277.53" calcext:value-type="float">
            <text:p>1277.53</text:p>
          </table:table-cell>
          <table:table-cell office:value-type="float" office:value="1586.85" calcext:value-type="float">
            <text:p>1586.85</text:p>
          </table:table-cell>
        </table:table-row>
        <table:table-row table:style-name="ro1">
          <table:table-cell office:value-type="float" office:value="18703501" calcext:value-type="float">
            <text:p>18703501</text:p>
          </table:table-cell>
          <table:table-cell table:style-name="ce1" table:formula="of:=[.A1171]/1000/(60*60*24)" office:value-type="time" office:time-value="PT05H11M43.501S" calcext:value-type="time">
            <text:p>05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8.6" calcext:value-type="float">
            <text:p>1278.6</text:p>
          </table:table-cell>
          <table:table-cell office:value-type="float" office:value="1588.15" calcext:value-type="float">
            <text:p>1588.15</text:p>
          </table:table-cell>
        </table:table-row>
        <table:table-row table:style-name="ro1">
          <table:table-cell office:value-type="float" office:value="18719501" calcext:value-type="float">
            <text:p>18719501</text:p>
          </table:table-cell>
          <table:table-cell table:style-name="ce1" table:formula="of:=[.A1172]/1000/(60*60*24)" office:value-type="time" office:time-value="PT05H11M59.501S" calcext:value-type="time">
            <text:p>05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79.67" calcext:value-type="float">
            <text:p>1279.67</text:p>
          </table:table-cell>
          <table:table-cell office:value-type="float" office:value="1589.46" calcext:value-type="float">
            <text:p>1589.46</text:p>
          </table:table-cell>
        </table:table-row>
        <table:table-row table:style-name="ro1">
          <table:table-cell office:value-type="float" office:value="18735501" calcext:value-type="float">
            <text:p>18735501</text:p>
          </table:table-cell>
          <table:table-cell table:style-name="ce1" table:formula="of:=[.A1173]/1000/(60*60*24)" office:value-type="time" office:time-value="PT05H12M15.501S" calcext:value-type="time">
            <text:p>05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80.74" calcext:value-type="float">
            <text:p>1280.74</text:p>
          </table:table-cell>
          <table:table-cell office:value-type="float" office:value="1590.76" calcext:value-type="float">
            <text:p>1590.76</text:p>
          </table:table-cell>
        </table:table-row>
        <table:table-row table:style-name="ro1">
          <table:table-cell office:value-type="float" office:value="18751501" calcext:value-type="float">
            <text:p>18751501</text:p>
          </table:table-cell>
          <table:table-cell table:style-name="ce1" table:formula="of:=[.A1174]/1000/(60*60*24)" office:value-type="time" office:time-value="PT05H12M31.501S" calcext:value-type="time">
            <text:p>05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81.81" calcext:value-type="float">
            <text:p>1281.81</text:p>
          </table:table-cell>
          <table:table-cell office:value-type="float" office:value="1592.06" calcext:value-type="float">
            <text:p>1592.06</text:p>
          </table:table-cell>
        </table:table-row>
        <table:table-row table:style-name="ro1">
          <table:table-cell office:value-type="float" office:value="18767501" calcext:value-type="float">
            <text:p>18767501</text:p>
          </table:table-cell>
          <table:table-cell table:style-name="ce1" table:formula="of:=[.A1175]/1000/(60*60*24)" office:value-type="time" office:time-value="PT05H12M47.501S" calcext:value-type="time">
            <text:p>05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282.88" calcext:value-type="float">
            <text:p>1282.88</text:p>
          </table:table-cell>
          <table:table-cell office:value-type="float" office:value="1593.36" calcext:value-type="float">
            <text:p>1593.36</text:p>
          </table:table-cell>
        </table:table-row>
        <table:table-row table:style-name="ro1">
          <table:table-cell office:value-type="float" office:value="18783501" calcext:value-type="float">
            <text:p>18783501</text:p>
          </table:table-cell>
          <table:table-cell table:style-name="ce1" table:formula="of:=[.A1176]/1000/(60*60*24)" office:value-type="time" office:time-value="PT05H13M03.501S" calcext:value-type="time">
            <text:p>05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83.95" calcext:value-type="float">
            <text:p>1283.95</text:p>
          </table:table-cell>
          <table:table-cell office:value-type="float" office:value="1594.66" calcext:value-type="float">
            <text:p>1594.66</text:p>
          </table:table-cell>
        </table:table-row>
        <table:table-row table:style-name="ro1">
          <table:table-cell office:value-type="float" office:value="18799501" calcext:value-type="float">
            <text:p>18799501</text:p>
          </table:table-cell>
          <table:table-cell table:style-name="ce1" table:formula="of:=[.A1177]/1000/(60*60*24)" office:value-type="time" office:time-value="PT05H13M19.501S" calcext:value-type="time">
            <text:p>05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1285.02" calcext:value-type="float">
            <text:p>1285.02</text:p>
          </table:table-cell>
          <table:table-cell office:value-type="float" office:value="1595.96" calcext:value-type="float">
            <text:p>1595.96</text:p>
          </table:table-cell>
        </table:table-row>
        <table:table-row table:style-name="ro1">
          <table:table-cell office:value-type="float" office:value="18815501" calcext:value-type="float">
            <text:p>18815501</text:p>
          </table:table-cell>
          <table:table-cell table:style-name="ce1" table:formula="of:=[.A1178]/1000/(60*60*24)" office:value-type="time" office:time-value="PT05H13M35.501S" calcext:value-type="time">
            <text:p>05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286.09" calcext:value-type="float">
            <text:p>1286.09</text:p>
          </table:table-cell>
          <table:table-cell office:value-type="float" office:value="1597.26" calcext:value-type="float">
            <text:p>1597.26</text:p>
          </table:table-cell>
        </table:table-row>
        <table:table-row table:style-name="ro1">
          <table:table-cell office:value-type="float" office:value="18831501" calcext:value-type="float">
            <text:p>18831501</text:p>
          </table:table-cell>
          <table:table-cell table:style-name="ce1" table:formula="of:=[.A1179]/1000/(60*60*24)" office:value-type="time" office:time-value="PT05H13M51.501S" calcext:value-type="time">
            <text:p>05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87.16" calcext:value-type="float">
            <text:p>1287.16</text:p>
          </table:table-cell>
          <table:table-cell office:value-type="float" office:value="1598.57" calcext:value-type="float">
            <text:p>1598.57</text:p>
          </table:table-cell>
        </table:table-row>
        <table:table-row table:style-name="ro1">
          <table:table-cell office:value-type="float" office:value="18847501" calcext:value-type="float">
            <text:p>18847501</text:p>
          </table:table-cell>
          <table:table-cell table:style-name="ce1" table:formula="of:=[.A1180]/1000/(60*60*24)" office:value-type="time" office:time-value="PT05H14M07.501S" calcext:value-type="time">
            <text:p>05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88.23" calcext:value-type="float">
            <text:p>1288.23</text:p>
          </table:table-cell>
          <table:table-cell office:value-type="float" office:value="1599.87" calcext:value-type="float">
            <text:p>1599.87</text:p>
          </table:table-cell>
        </table:table-row>
        <table:table-row table:style-name="ro1">
          <table:table-cell office:value-type="float" office:value="18863501" calcext:value-type="float">
            <text:p>18863501</text:p>
          </table:table-cell>
          <table:table-cell table:style-name="ce1" table:formula="of:=[.A1181]/1000/(60*60*24)" office:value-type="time" office:time-value="PT05H14M23.501S" calcext:value-type="time">
            <text:p>05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89.3" calcext:value-type="float">
            <text:p>1289.3</text:p>
          </table:table-cell>
          <table:table-cell office:value-type="float" office:value="1601.17" calcext:value-type="float">
            <text:p>1601.17</text:p>
          </table:table-cell>
        </table:table-row>
        <table:table-row table:style-name="ro1">
          <table:table-cell office:value-type="float" office:value="18879501" calcext:value-type="float">
            <text:p>18879501</text:p>
          </table:table-cell>
          <table:table-cell table:style-name="ce1" table:formula="of:=[.A1182]/1000/(60*60*24)" office:value-type="time" office:time-value="PT05H14M39.501S" calcext:value-type="time">
            <text:p>05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0.37" calcext:value-type="float">
            <text:p>1290.37</text:p>
          </table:table-cell>
          <table:table-cell office:value-type="float" office:value="1602.47" calcext:value-type="float">
            <text:p>1602.47</text:p>
          </table:table-cell>
        </table:table-row>
        <table:table-row table:style-name="ro1">
          <table:table-cell office:value-type="float" office:value="18895501" calcext:value-type="float">
            <text:p>18895501</text:p>
          </table:table-cell>
          <table:table-cell table:style-name="ce1" table:formula="of:=[.A1183]/1000/(60*60*24)" office:value-type="time" office:time-value="PT05H14M55.501S" calcext:value-type="time">
            <text:p>05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91.44" calcext:value-type="float">
            <text:p>1291.44</text:p>
          </table:table-cell>
          <table:table-cell office:value-type="float" office:value="1603.78" calcext:value-type="float">
            <text:p>1603.78</text:p>
          </table:table-cell>
        </table:table-row>
        <table:table-row table:style-name="ro1">
          <table:table-cell office:value-type="float" office:value="18911501" calcext:value-type="float">
            <text:p>18911501</text:p>
          </table:table-cell>
          <table:table-cell table:style-name="ce1" table:formula="of:=[.A1184]/1000/(60*60*24)" office:value-type="time" office:time-value="PT05H15M11.501S" calcext:value-type="time">
            <text:p>05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2.52" calcext:value-type="float">
            <text:p>1292.52</text:p>
          </table:table-cell>
          <table:table-cell office:value-type="float" office:value="1605.08" calcext:value-type="float">
            <text:p>1605.08</text:p>
          </table:table-cell>
        </table:table-row>
        <table:table-row table:style-name="ro1">
          <table:table-cell office:value-type="float" office:value="18927501" calcext:value-type="float">
            <text:p>18927501</text:p>
          </table:table-cell>
          <table:table-cell table:style-name="ce1" table:formula="of:=[.A1185]/1000/(60*60*24)" office:value-type="time" office:time-value="PT05H15M27.501S" calcext:value-type="time">
            <text:p>05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3.59" calcext:value-type="float">
            <text:p>1293.59</text:p>
          </table:table-cell>
          <table:table-cell office:value-type="float" office:value="1606.38" calcext:value-type="float">
            <text:p>1606.38</text:p>
          </table:table-cell>
        </table:table-row>
        <table:table-row table:style-name="ro1">
          <table:table-cell office:value-type="float" office:value="18943501" calcext:value-type="float">
            <text:p>18943501</text:p>
          </table:table-cell>
          <table:table-cell table:style-name="ce1" table:formula="of:=[.A1186]/1000/(60*60*24)" office:value-type="time" office:time-value="PT05H15M43.501S" calcext:value-type="time">
            <text:p>05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4.66" calcext:value-type="float">
            <text:p>1294.66</text:p>
          </table:table-cell>
          <table:table-cell office:value-type="float" office:value="1607.68" calcext:value-type="float">
            <text:p>1607.68</text:p>
          </table:table-cell>
        </table:table-row>
        <table:table-row table:style-name="ro1">
          <table:table-cell office:value-type="float" office:value="18959501" calcext:value-type="float">
            <text:p>18959501</text:p>
          </table:table-cell>
          <table:table-cell table:style-name="ce1" table:formula="of:=[.A1187]/1000/(60*60*24)" office:value-type="time" office:time-value="PT05H15M59.501S" calcext:value-type="time">
            <text:p>05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5.73" calcext:value-type="float">
            <text:p>1295.73</text:p>
          </table:table-cell>
          <table:table-cell office:value-type="float" office:value="1608.98" calcext:value-type="float">
            <text:p>1608.98</text:p>
          </table:table-cell>
        </table:table-row>
        <table:table-row table:style-name="ro1">
          <table:table-cell office:value-type="float" office:value="18975501" calcext:value-type="float">
            <text:p>18975501</text:p>
          </table:table-cell>
          <table:table-cell table:style-name="ce1" table:formula="of:=[.A1188]/1000/(60*60*24)" office:value-type="time" office:time-value="PT05H16M15.501S" calcext:value-type="time">
            <text:p>05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96.8" calcext:value-type="float">
            <text:p>1296.8</text:p>
          </table:table-cell>
          <table:table-cell office:value-type="float" office:value="1610.28" calcext:value-type="float">
            <text:p>1610.28</text:p>
          </table:table-cell>
        </table:table-row>
        <table:table-row table:style-name="ro1">
          <table:table-cell office:value-type="float" office:value="18991501" calcext:value-type="float">
            <text:p>18991501</text:p>
          </table:table-cell>
          <table:table-cell table:style-name="ce1" table:formula="of:=[.A1189]/1000/(60*60*24)" office:value-type="time" office:time-value="PT05H16M31.501S" calcext:value-type="time">
            <text:p>05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7.87" calcext:value-type="float">
            <text:p>1297.87</text:p>
          </table:table-cell>
          <table:table-cell office:value-type="float" office:value="1611.58" calcext:value-type="float">
            <text:p>1611.58</text:p>
          </table:table-cell>
        </table:table-row>
        <table:table-row table:style-name="ro1">
          <table:table-cell office:value-type="float" office:value="19007501" calcext:value-type="float">
            <text:p>19007501</text:p>
          </table:table-cell>
          <table:table-cell table:style-name="ce1" table:formula="of:=[.A1190]/1000/(60*60*24)" office:value-type="time" office:time-value="PT05H16M47.501S" calcext:value-type="time">
            <text:p>05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98.94" calcext:value-type="float">
            <text:p>1298.94</text:p>
          </table:table-cell>
          <table:table-cell office:value-type="float" office:value="1612.88" calcext:value-type="float">
            <text:p>1612.88</text:p>
          </table:table-cell>
        </table:table-row>
        <table:table-row table:style-name="ro1">
          <table:table-cell office:value-type="float" office:value="19023501" calcext:value-type="float">
            <text:p>19023501</text:p>
          </table:table-cell>
          <table:table-cell table:style-name="ce1" table:formula="of:=[.A1191]/1000/(60*60*24)" office:value-type="time" office:time-value="PT05H17M03.501S" calcext:value-type="time">
            <text:p>05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00.01" calcext:value-type="float">
            <text:p>1300.01</text:p>
          </table:table-cell>
          <table:table-cell office:value-type="float" office:value="1614.18" calcext:value-type="float">
            <text:p>1614.18</text:p>
          </table:table-cell>
        </table:table-row>
        <table:table-row table:style-name="ro1">
          <table:table-cell office:value-type="float" office:value="19039501" calcext:value-type="float">
            <text:p>19039501</text:p>
          </table:table-cell>
          <table:table-cell table:style-name="ce1" table:formula="of:=[.A1192]/1000/(60*60*24)" office:value-type="time" office:time-value="PT05H17M19.501S" calcext:value-type="time">
            <text:p>05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01.08" calcext:value-type="float">
            <text:p>1301.08</text:p>
          </table:table-cell>
          <table:table-cell office:value-type="float" office:value="1615.48" calcext:value-type="float">
            <text:p>1615.48</text:p>
          </table:table-cell>
        </table:table-row>
        <table:table-row table:style-name="ro1">
          <table:table-cell office:value-type="float" office:value="19055501" calcext:value-type="float">
            <text:p>19055501</text:p>
          </table:table-cell>
          <table:table-cell table:style-name="ce1" table:formula="of:=[.A1193]/1000/(60*60*24)" office:value-type="time" office:time-value="PT05H17M35.501S" calcext:value-type="time">
            <text:p>05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02.15" calcext:value-type="float">
            <text:p>1302.15</text:p>
          </table:table-cell>
          <table:table-cell office:value-type="float" office:value="1616.78" calcext:value-type="float">
            <text:p>1616.78</text:p>
          </table:table-cell>
        </table:table-row>
        <table:table-row table:style-name="ro1">
          <table:table-cell office:value-type="float" office:value="19071501" calcext:value-type="float">
            <text:p>19071501</text:p>
          </table:table-cell>
          <table:table-cell table:style-name="ce1" table:formula="of:=[.A1194]/1000/(60*60*24)" office:value-type="time" office:time-value="PT05H17M51.501S" calcext:value-type="time">
            <text:p>05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303.22" calcext:value-type="float">
            <text:p>1303.22</text:p>
          </table:table-cell>
          <table:table-cell office:value-type="float" office:value="1618.08" calcext:value-type="float">
            <text:p>1618.08</text:p>
          </table:table-cell>
        </table:table-row>
        <table:table-row table:style-name="ro1">
          <table:table-cell office:value-type="float" office:value="19087501" calcext:value-type="float">
            <text:p>19087501</text:p>
          </table:table-cell>
          <table:table-cell table:style-name="ce1" table:formula="of:=[.A1195]/1000/(60*60*24)" office:value-type="time" office:time-value="PT05H18M07.501S" calcext:value-type="time">
            <text:p>05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04.29" calcext:value-type="float">
            <text:p>1304.29</text:p>
          </table:table-cell>
          <table:table-cell office:value-type="float" office:value="1619.38" calcext:value-type="float">
            <text:p>1619.38</text:p>
          </table:table-cell>
        </table:table-row>
        <table:table-row table:style-name="ro1">
          <table:table-cell office:value-type="float" office:value="19103501" calcext:value-type="float">
            <text:p>19103501</text:p>
          </table:table-cell>
          <table:table-cell table:style-name="ce1" table:formula="of:=[.A1196]/1000/(60*60*24)" office:value-type="time" office:time-value="PT05H18M23.501S" calcext:value-type="time">
            <text:p>05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05.36" calcext:value-type="float">
            <text:p>1305.36</text:p>
          </table:table-cell>
          <table:table-cell office:value-type="float" office:value="1620.68" calcext:value-type="float">
            <text:p>1620.68</text:p>
          </table:table-cell>
        </table:table-row>
        <table:table-row table:style-name="ro1">
          <table:table-cell office:value-type="float" office:value="19119501" calcext:value-type="float">
            <text:p>19119501</text:p>
          </table:table-cell>
          <table:table-cell table:style-name="ce1" table:formula="of:=[.A1197]/1000/(60*60*24)" office:value-type="time" office:time-value="PT05H18M39.501S" calcext:value-type="time">
            <text:p>05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06.43" calcext:value-type="float">
            <text:p>1306.43</text:p>
          </table:table-cell>
          <table:table-cell office:value-type="float" office:value="1621.98" calcext:value-type="float">
            <text:p>1621.98</text:p>
          </table:table-cell>
        </table:table-row>
        <table:table-row table:style-name="ro1">
          <table:table-cell office:value-type="float" office:value="19135501" calcext:value-type="float">
            <text:p>19135501</text:p>
          </table:table-cell>
          <table:table-cell table:style-name="ce1" table:formula="of:=[.A1198]/1000/(60*60*24)" office:value-type="time" office:time-value="PT05H18M55.501S" calcext:value-type="time">
            <text:p>05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07.5" calcext:value-type="float">
            <text:p>1307.5</text:p>
          </table:table-cell>
          <table:table-cell office:value-type="float" office:value="1623.28" calcext:value-type="float">
            <text:p>1623.28</text:p>
          </table:table-cell>
        </table:table-row>
        <table:table-row table:style-name="ro1">
          <table:table-cell office:value-type="float" office:value="19151501" calcext:value-type="float">
            <text:p>19151501</text:p>
          </table:table-cell>
          <table:table-cell table:style-name="ce1" table:formula="of:=[.A1199]/1000/(60*60*24)" office:value-type="time" office:time-value="PT05H19M11.501S" calcext:value-type="time">
            <text:p>05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08.57" calcext:value-type="float">
            <text:p>1308.57</text:p>
          </table:table-cell>
          <table:table-cell office:value-type="float" office:value="1624.58" calcext:value-type="float">
            <text:p>1624.58</text:p>
          </table:table-cell>
        </table:table-row>
        <table:table-row table:style-name="ro1">
          <table:table-cell office:value-type="float" office:value="19167501" calcext:value-type="float">
            <text:p>19167501</text:p>
          </table:table-cell>
          <table:table-cell table:style-name="ce1" table:formula="of:=[.A1200]/1000/(60*60*24)" office:value-type="time" office:time-value="PT05H19M27.501S" calcext:value-type="time">
            <text:p>05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09.64" calcext:value-type="float">
            <text:p>1309.64</text:p>
          </table:table-cell>
          <table:table-cell office:value-type="float" office:value="1625.88" calcext:value-type="float">
            <text:p>1625.88</text:p>
          </table:table-cell>
        </table:table-row>
        <table:table-row table:style-name="ro1">
          <table:table-cell office:value-type="float" office:value="19183501" calcext:value-type="float">
            <text:p>19183501</text:p>
          </table:table-cell>
          <table:table-cell table:style-name="ce1" table:formula="of:=[.A1201]/1000/(60*60*24)" office:value-type="time" office:time-value="PT05H19M43.501S" calcext:value-type="time">
            <text:p>05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10.71" calcext:value-type="float">
            <text:p>1310.71</text:p>
          </table:table-cell>
          <table:table-cell office:value-type="float" office:value="1627.18" calcext:value-type="float">
            <text:p>1627.18</text:p>
          </table:table-cell>
        </table:table-row>
        <table:table-row table:style-name="ro1">
          <table:table-cell office:value-type="float" office:value="19199501" calcext:value-type="float">
            <text:p>19199501</text:p>
          </table:table-cell>
          <table:table-cell table:style-name="ce1" table:formula="of:=[.A1202]/1000/(60*60*24)" office:value-type="time" office:time-value="PT05H19M59.501S" calcext:value-type="time">
            <text:p>05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11.78" calcext:value-type="float">
            <text:p>1311.78</text:p>
          </table:table-cell>
          <table:table-cell office:value-type="float" office:value="1628.47" calcext:value-type="float">
            <text:p>1628.47</text:p>
          </table:table-cell>
        </table:table-row>
        <table:table-row table:style-name="ro1">
          <table:table-cell office:value-type="float" office:value="19215501" calcext:value-type="float">
            <text:p>19215501</text:p>
          </table:table-cell>
          <table:table-cell table:style-name="ce1" table:formula="of:=[.A1203]/1000/(60*60*24)" office:value-type="time" office:time-value="PT05H20M15.501S" calcext:value-type="time">
            <text:p>05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12.85" calcext:value-type="float">
            <text:p>1312.85</text:p>
          </table:table-cell>
          <table:table-cell office:value-type="float" office:value="1629.77" calcext:value-type="float">
            <text:p>1629.77</text:p>
          </table:table-cell>
        </table:table-row>
        <table:table-row table:style-name="ro1">
          <table:table-cell office:value-type="float" office:value="19231501" calcext:value-type="float">
            <text:p>19231501</text:p>
          </table:table-cell>
          <table:table-cell table:style-name="ce1" table:formula="of:=[.A1204]/1000/(60*60*24)" office:value-type="time" office:time-value="PT05H20M31.501S" calcext:value-type="time">
            <text:p>05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13.92" calcext:value-type="float">
            <text:p>1313.92</text:p>
          </table:table-cell>
          <table:table-cell office:value-type="float" office:value="1631.07" calcext:value-type="float">
            <text:p>1631.07</text:p>
          </table:table-cell>
        </table:table-row>
        <table:table-row table:style-name="ro1">
          <table:table-cell office:value-type="float" office:value="19247501" calcext:value-type="float">
            <text:p>19247501</text:p>
          </table:table-cell>
          <table:table-cell table:style-name="ce1" table:formula="of:=[.A1205]/1000/(60*60*24)" office:value-type="time" office:time-value="PT05H20M47.501S" calcext:value-type="time">
            <text:p>05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14.99" calcext:value-type="float">
            <text:p>1314.99</text:p>
          </table:table-cell>
          <table:table-cell office:value-type="float" office:value="1632.37" calcext:value-type="float">
            <text:p>1632.37</text:p>
          </table:table-cell>
        </table:table-row>
        <table:table-row table:style-name="ro1">
          <table:table-cell office:value-type="float" office:value="19263501" calcext:value-type="float">
            <text:p>19263501</text:p>
          </table:table-cell>
          <table:table-cell table:style-name="ce1" table:formula="of:=[.A1206]/1000/(60*60*24)" office:value-type="time" office:time-value="PT05H21M03.501S" calcext:value-type="time">
            <text:p>05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16.06" calcext:value-type="float">
            <text:p>1316.06</text:p>
          </table:table-cell>
          <table:table-cell office:value-type="float" office:value="1633.67" calcext:value-type="float">
            <text:p>1633.67</text:p>
          </table:table-cell>
        </table:table-row>
        <table:table-row table:style-name="ro1">
          <table:table-cell office:value-type="float" office:value="19279501" calcext:value-type="float">
            <text:p>19279501</text:p>
          </table:table-cell>
          <table:table-cell table:style-name="ce1" table:formula="of:=[.A1207]/1000/(60*60*24)" office:value-type="time" office:time-value="PT05H21M19.501S" calcext:value-type="time">
            <text:p>05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17.13" calcext:value-type="float">
            <text:p>1317.13</text:p>
          </table:table-cell>
          <table:table-cell office:value-type="float" office:value="1634.97" calcext:value-type="float">
            <text:p>1634.97</text:p>
          </table:table-cell>
        </table:table-row>
        <table:table-row table:style-name="ro1">
          <table:table-cell office:value-type="float" office:value="19295501" calcext:value-type="float">
            <text:p>19295501</text:p>
          </table:table-cell>
          <table:table-cell table:style-name="ce1" table:formula="of:=[.A1208]/1000/(60*60*24)" office:value-type="time" office:time-value="PT05H21M35.501S" calcext:value-type="time">
            <text:p>05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18.2" calcext:value-type="float">
            <text:p>1318.2</text:p>
          </table:table-cell>
          <table:table-cell office:value-type="float" office:value="1636.27" calcext:value-type="float">
            <text:p>1636.27</text:p>
          </table:table-cell>
        </table:table-row>
        <table:table-row table:style-name="ro1">
          <table:table-cell office:value-type="float" office:value="19311501" calcext:value-type="float">
            <text:p>19311501</text:p>
          </table:table-cell>
          <table:table-cell table:style-name="ce1" table:formula="of:=[.A1209]/1000/(60*60*24)" office:value-type="time" office:time-value="PT05H21M51.501S" calcext:value-type="time">
            <text:p>05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19.27" calcext:value-type="float">
            <text:p>1319.27</text:p>
          </table:table-cell>
          <table:table-cell office:value-type="float" office:value="1637.57" calcext:value-type="float">
            <text:p>1637.57</text:p>
          </table:table-cell>
        </table:table-row>
        <table:table-row table:style-name="ro1">
          <table:table-cell office:value-type="float" office:value="19327501" calcext:value-type="float">
            <text:p>19327501</text:p>
          </table:table-cell>
          <table:table-cell table:style-name="ce1" table:formula="of:=[.A1210]/1000/(60*60*24)" office:value-type="time" office:time-value="PT05H22M07.501S" calcext:value-type="time">
            <text:p>05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0.34" calcext:value-type="float">
            <text:p>1320.34</text:p>
          </table:table-cell>
          <table:table-cell office:value-type="float" office:value="1638.86" calcext:value-type="float">
            <text:p>1638.86</text:p>
          </table:table-cell>
        </table:table-row>
        <table:table-row table:style-name="ro1">
          <table:table-cell office:value-type="float" office:value="19343501" calcext:value-type="float">
            <text:p>19343501</text:p>
          </table:table-cell>
          <table:table-cell table:style-name="ce1" table:formula="of:=[.A1211]/1000/(60*60*24)" office:value-type="time" office:time-value="PT05H22M23.501S" calcext:value-type="time">
            <text:p>05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1.41" calcext:value-type="float">
            <text:p>1321.41</text:p>
          </table:table-cell>
          <table:table-cell office:value-type="float" office:value="1640.16" calcext:value-type="float">
            <text:p>1640.16</text:p>
          </table:table-cell>
        </table:table-row>
        <table:table-row table:style-name="ro1">
          <table:table-cell office:value-type="float" office:value="19359501" calcext:value-type="float">
            <text:p>19359501</text:p>
          </table:table-cell>
          <table:table-cell table:style-name="ce1" table:formula="of:=[.A1212]/1000/(60*60*24)" office:value-type="time" office:time-value="PT05H22M39.501S" calcext:value-type="time">
            <text:p>05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2.48" calcext:value-type="float">
            <text:p>1322.48</text:p>
          </table:table-cell>
          <table:table-cell office:value-type="float" office:value="1641.46" calcext:value-type="float">
            <text:p>1641.46</text:p>
          </table:table-cell>
        </table:table-row>
        <table:table-row table:style-name="ro1">
          <table:table-cell office:value-type="float" office:value="19375501" calcext:value-type="float">
            <text:p>19375501</text:p>
          </table:table-cell>
          <table:table-cell table:style-name="ce1" table:formula="of:=[.A1213]/1000/(60*60*24)" office:value-type="time" office:time-value="PT05H22M55.501S" calcext:value-type="time">
            <text:p>05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3.55" calcext:value-type="float">
            <text:p>1323.55</text:p>
          </table:table-cell>
          <table:table-cell office:value-type="float" office:value="1642.75" calcext:value-type="float">
            <text:p>1642.75</text:p>
          </table:table-cell>
        </table:table-row>
        <table:table-row table:style-name="ro1">
          <table:table-cell office:value-type="float" office:value="19391501" calcext:value-type="float">
            <text:p>19391501</text:p>
          </table:table-cell>
          <table:table-cell table:style-name="ce1" table:formula="of:=[.A1214]/1000/(60*60*24)" office:value-type="time" office:time-value="PT05H23M11.501S" calcext:value-type="time">
            <text:p>05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4.62" calcext:value-type="float">
            <text:p>1324.62</text:p>
          </table:table-cell>
          <table:table-cell office:value-type="float" office:value="1644.05" calcext:value-type="float">
            <text:p>1644.05</text:p>
          </table:table-cell>
        </table:table-row>
        <table:table-row table:style-name="ro1">
          <table:table-cell office:value-type="float" office:value="19407501" calcext:value-type="float">
            <text:p>19407501</text:p>
          </table:table-cell>
          <table:table-cell table:style-name="ce1" table:formula="of:=[.A1215]/1000/(60*60*24)" office:value-type="time" office:time-value="PT05H23M27.501S" calcext:value-type="time">
            <text:p>05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25.69" calcext:value-type="float">
            <text:p>1325.69</text:p>
          </table:table-cell>
          <table:table-cell office:value-type="float" office:value="1645.35" calcext:value-type="float">
            <text:p>1645.35</text:p>
          </table:table-cell>
        </table:table-row>
        <table:table-row table:style-name="ro1">
          <table:table-cell office:value-type="float" office:value="19423501" calcext:value-type="float">
            <text:p>19423501</text:p>
          </table:table-cell>
          <table:table-cell table:style-name="ce1" table:formula="of:=[.A1216]/1000/(60*60*24)" office:value-type="time" office:time-value="PT05H23M43.501S" calcext:value-type="time">
            <text:p>05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26.76" calcext:value-type="float">
            <text:p>1326.76</text:p>
          </table:table-cell>
          <table:table-cell office:value-type="float" office:value="1646.65" calcext:value-type="float">
            <text:p>1646.65</text:p>
          </table:table-cell>
        </table:table-row>
        <table:table-row table:style-name="ro1">
          <table:table-cell office:value-type="float" office:value="19439501" calcext:value-type="float">
            <text:p>19439501</text:p>
          </table:table-cell>
          <table:table-cell table:style-name="ce1" table:formula="of:=[.A1217]/1000/(60*60*24)" office:value-type="time" office:time-value="PT05H23M59.501S" calcext:value-type="time">
            <text:p>05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27.83" calcext:value-type="float">
            <text:p>1327.83</text:p>
          </table:table-cell>
          <table:table-cell office:value-type="float" office:value="1647.95" calcext:value-type="float">
            <text:p>1647.95</text:p>
          </table:table-cell>
        </table:table-row>
        <table:table-row table:style-name="ro1">
          <table:table-cell office:value-type="float" office:value="19455501" calcext:value-type="float">
            <text:p>19455501</text:p>
          </table:table-cell>
          <table:table-cell table:style-name="ce1" table:formula="of:=[.A1218]/1000/(60*60*24)" office:value-type="time" office:time-value="PT05H24M15.501S" calcext:value-type="time">
            <text:p>05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8.9" calcext:value-type="float">
            <text:p>1328.9</text:p>
          </table:table-cell>
          <table:table-cell office:value-type="float" office:value="1649.24" calcext:value-type="float">
            <text:p>1649.24</text:p>
          </table:table-cell>
        </table:table-row>
        <table:table-row table:style-name="ro1">
          <table:table-cell office:value-type="float" office:value="19471501" calcext:value-type="float">
            <text:p>19471501</text:p>
          </table:table-cell>
          <table:table-cell table:style-name="ce1" table:formula="of:=[.A1219]/1000/(60*60*24)" office:value-type="time" office:time-value="PT05H24M31.501S" calcext:value-type="time">
            <text:p>05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29.97" calcext:value-type="float">
            <text:p>1329.97</text:p>
          </table:table-cell>
          <table:table-cell office:value-type="float" office:value="1650.54" calcext:value-type="float">
            <text:p>1650.54</text:p>
          </table:table-cell>
        </table:table-row>
        <table:table-row table:style-name="ro1">
          <table:table-cell office:value-type="float" office:value="19487501" calcext:value-type="float">
            <text:p>19487501</text:p>
          </table:table-cell>
          <table:table-cell table:style-name="ce1" table:formula="of:=[.A1220]/1000/(60*60*24)" office:value-type="time" office:time-value="PT05H24M47.501S" calcext:value-type="time">
            <text:p>05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1.04" calcext:value-type="float">
            <text:p>1331.04</text:p>
          </table:table-cell>
          <table:table-cell office:value-type="float" office:value="1651.84" calcext:value-type="float">
            <text:p>1651.84</text:p>
          </table:table-cell>
        </table:table-row>
        <table:table-row table:style-name="ro1">
          <table:table-cell office:value-type="float" office:value="19503501" calcext:value-type="float">
            <text:p>19503501</text:p>
          </table:table-cell>
          <table:table-cell table:style-name="ce1" table:formula="of:=[.A1221]/1000/(60*60*24)" office:value-type="time" office:time-value="PT05H25M03.501S" calcext:value-type="time">
            <text:p>05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2.11" calcext:value-type="float">
            <text:p>1332.11</text:p>
          </table:table-cell>
          <table:table-cell office:value-type="float" office:value="1653.14" calcext:value-type="float">
            <text:p>1653.14</text:p>
          </table:table-cell>
        </table:table-row>
        <table:table-row table:style-name="ro1">
          <table:table-cell office:value-type="float" office:value="19519501" calcext:value-type="float">
            <text:p>19519501</text:p>
          </table:table-cell>
          <table:table-cell table:style-name="ce1" table:formula="of:=[.A1222]/1000/(60*60*24)" office:value-type="time" office:time-value="PT05H25M19.501S" calcext:value-type="time">
            <text:p>05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3.18" calcext:value-type="float">
            <text:p>1333.18</text:p>
          </table:table-cell>
          <table:table-cell office:value-type="float" office:value="1654.43" calcext:value-type="float">
            <text:p>1654.43</text:p>
          </table:table-cell>
        </table:table-row>
        <table:table-row table:style-name="ro1">
          <table:table-cell office:value-type="float" office:value="19535501" calcext:value-type="float">
            <text:p>19535501</text:p>
          </table:table-cell>
          <table:table-cell table:style-name="ce1" table:formula="of:=[.A1223]/1000/(60*60*24)" office:value-type="time" office:time-value="PT05H25M35.501S" calcext:value-type="time">
            <text:p>05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4.25" calcext:value-type="float">
            <text:p>1334.25</text:p>
          </table:table-cell>
          <table:table-cell office:value-type="float" office:value="1655.73" calcext:value-type="float">
            <text:p>1655.73</text:p>
          </table:table-cell>
        </table:table-row>
        <table:table-row table:style-name="ro1">
          <table:table-cell office:value-type="float" office:value="19551501" calcext:value-type="float">
            <text:p>19551501</text:p>
          </table:table-cell>
          <table:table-cell table:style-name="ce1" table:formula="of:=[.A1224]/1000/(60*60*24)" office:value-type="time" office:time-value="PT05H25M51.501S" calcext:value-type="time">
            <text:p>05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5.32" calcext:value-type="float">
            <text:p>1335.32</text:p>
          </table:table-cell>
          <table:table-cell office:value-type="float" office:value="1657.03" calcext:value-type="float">
            <text:p>1657.03</text:p>
          </table:table-cell>
        </table:table-row>
        <table:table-row table:style-name="ro1">
          <table:table-cell office:value-type="float" office:value="19567501" calcext:value-type="float">
            <text:p>19567501</text:p>
          </table:table-cell>
          <table:table-cell table:style-name="ce1" table:formula="of:=[.A1225]/1000/(60*60*24)" office:value-type="time" office:time-value="PT05H26M07.501S" calcext:value-type="time">
            <text:p>05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6.39" calcext:value-type="float">
            <text:p>1336.39</text:p>
          </table:table-cell>
          <table:table-cell office:value-type="float" office:value="1658.32" calcext:value-type="float">
            <text:p>1658.32</text:p>
          </table:table-cell>
        </table:table-row>
        <table:table-row table:style-name="ro1">
          <table:table-cell office:value-type="float" office:value="19583501" calcext:value-type="float">
            <text:p>19583501</text:p>
          </table:table-cell>
          <table:table-cell table:style-name="ce1" table:formula="of:=[.A1226]/1000/(60*60*24)" office:value-type="time" office:time-value="PT05H26M23.501S" calcext:value-type="time">
            <text:p>05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7.45" calcext:value-type="float">
            <text:p>1337.45</text:p>
          </table:table-cell>
          <table:table-cell office:value-type="float" office:value="1659.62" calcext:value-type="float">
            <text:p>1659.62</text:p>
          </table:table-cell>
        </table:table-row>
        <table:table-row table:style-name="ro1">
          <table:table-cell office:value-type="float" office:value="19599501" calcext:value-type="float">
            <text:p>19599501</text:p>
          </table:table-cell>
          <table:table-cell table:style-name="ce1" table:formula="of:=[.A1227]/1000/(60*60*24)" office:value-type="time" office:time-value="PT05H26M39.501S" calcext:value-type="time">
            <text:p>05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38.52" calcext:value-type="float">
            <text:p>1338.52</text:p>
          </table:table-cell>
          <table:table-cell office:value-type="float" office:value="1660.92" calcext:value-type="float">
            <text:p>1660.92</text:p>
          </table:table-cell>
        </table:table-row>
        <table:table-row table:style-name="ro1">
          <table:table-cell office:value-type="float" office:value="19615501" calcext:value-type="float">
            <text:p>19615501</text:p>
          </table:table-cell>
          <table:table-cell table:style-name="ce1" table:formula="of:=[.A1228]/1000/(60*60*24)" office:value-type="time" office:time-value="PT05H26M55.501S" calcext:value-type="time">
            <text:p>05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39.59" calcext:value-type="float">
            <text:p>1339.59</text:p>
          </table:table-cell>
          <table:table-cell office:value-type="float" office:value="1662.21" calcext:value-type="float">
            <text:p>1662.21</text:p>
          </table:table-cell>
        </table:table-row>
        <table:table-row table:style-name="ro1">
          <table:table-cell office:value-type="float" office:value="19631501" calcext:value-type="float">
            <text:p>19631501</text:p>
          </table:table-cell>
          <table:table-cell table:style-name="ce1" table:formula="of:=[.A1229]/1000/(60*60*24)" office:value-type="time" office:time-value="PT05H27M11.501S" calcext:value-type="time">
            <text:p>05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0.66" calcext:value-type="float">
            <text:p>1340.66</text:p>
          </table:table-cell>
          <table:table-cell office:value-type="float" office:value="1663.51" calcext:value-type="float">
            <text:p>1663.51</text:p>
          </table:table-cell>
        </table:table-row>
        <table:table-row table:style-name="ro1">
          <table:table-cell office:value-type="float" office:value="19647501" calcext:value-type="float">
            <text:p>19647501</text:p>
          </table:table-cell>
          <table:table-cell table:style-name="ce1" table:formula="of:=[.A1230]/1000/(60*60*24)" office:value-type="time" office:time-value="PT05H27M27.501S" calcext:value-type="time">
            <text:p>05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1.73" calcext:value-type="float">
            <text:p>1341.73</text:p>
          </table:table-cell>
          <table:table-cell office:value-type="float" office:value="1664.81" calcext:value-type="float">
            <text:p>1664.81</text:p>
          </table:table-cell>
        </table:table-row>
        <table:table-row table:style-name="ro1">
          <table:table-cell office:value-type="float" office:value="19663501" calcext:value-type="float">
            <text:p>19663501</text:p>
          </table:table-cell>
          <table:table-cell table:style-name="ce1" table:formula="of:=[.A1231]/1000/(60*60*24)" office:value-type="time" office:time-value="PT05H27M43.501S" calcext:value-type="time">
            <text:p>05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2.8" calcext:value-type="float">
            <text:p>1342.8</text:p>
          </table:table-cell>
          <table:table-cell office:value-type="float" office:value="1666.1" calcext:value-type="float">
            <text:p>1666.1</text:p>
          </table:table-cell>
        </table:table-row>
        <table:table-row table:style-name="ro1">
          <table:table-cell office:value-type="float" office:value="19679501" calcext:value-type="float">
            <text:p>19679501</text:p>
          </table:table-cell>
          <table:table-cell table:style-name="ce1" table:formula="of:=[.A1232]/1000/(60*60*24)" office:value-type="time" office:time-value="PT05H27M59.501S" calcext:value-type="time">
            <text:p>05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3.87" calcext:value-type="float">
            <text:p>1343.87</text:p>
          </table:table-cell>
          <table:table-cell office:value-type="float" office:value="1667.4" calcext:value-type="float">
            <text:p>1667.4</text:p>
          </table:table-cell>
        </table:table-row>
        <table:table-row table:style-name="ro1">
          <table:table-cell office:value-type="float" office:value="19695501" calcext:value-type="float">
            <text:p>19695501</text:p>
          </table:table-cell>
          <table:table-cell table:style-name="ce1" table:formula="of:=[.A1233]/1000/(60*60*24)" office:value-type="time" office:time-value="PT05H28M15.501S" calcext:value-type="time">
            <text:p>05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4.93" calcext:value-type="float">
            <text:p>1344.93</text:p>
          </table:table-cell>
          <table:table-cell office:value-type="float" office:value="1668.7" calcext:value-type="float">
            <text:p>1668.7</text:p>
          </table:table-cell>
        </table:table-row>
        <table:table-row table:style-name="ro1">
          <table:table-cell office:value-type="float" office:value="19711501" calcext:value-type="float">
            <text:p>19711501</text:p>
          </table:table-cell>
          <table:table-cell table:style-name="ce1" table:formula="of:=[.A1234]/1000/(60*60*24)" office:value-type="time" office:time-value="PT05H28M31.501S" calcext:value-type="time">
            <text:p>05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6" calcext:value-type="float">
            <text:p>1346</text:p>
          </table:table-cell>
          <table:table-cell office:value-type="float" office:value="1669.99" calcext:value-type="float">
            <text:p>1669.99</text:p>
          </table:table-cell>
        </table:table-row>
        <table:table-row table:style-name="ro1">
          <table:table-cell office:value-type="float" office:value="19727501" calcext:value-type="float">
            <text:p>19727501</text:p>
          </table:table-cell>
          <table:table-cell table:style-name="ce1" table:formula="of:=[.A1235]/1000/(60*60*24)" office:value-type="time" office:time-value="PT05H28M47.501S" calcext:value-type="time">
            <text:p>05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7.07" calcext:value-type="float">
            <text:p>1347.07</text:p>
          </table:table-cell>
          <table:table-cell office:value-type="float" office:value="1671.29" calcext:value-type="float">
            <text:p>1671.29</text:p>
          </table:table-cell>
        </table:table-row>
        <table:table-row table:style-name="ro1">
          <table:table-cell office:value-type="float" office:value="19743501" calcext:value-type="float">
            <text:p>19743501</text:p>
          </table:table-cell>
          <table:table-cell table:style-name="ce1" table:formula="of:=[.A1236]/1000/(60*60*24)" office:value-type="time" office:time-value="PT05H29M03.501S" calcext:value-type="time">
            <text:p>05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48.14" calcext:value-type="float">
            <text:p>1348.14</text:p>
          </table:table-cell>
          <table:table-cell office:value-type="float" office:value="1672.58" calcext:value-type="float">
            <text:p>1672.58</text:p>
          </table:table-cell>
        </table:table-row>
        <table:table-row table:style-name="ro1">
          <table:table-cell office:value-type="float" office:value="19759501" calcext:value-type="float">
            <text:p>19759501</text:p>
          </table:table-cell>
          <table:table-cell table:style-name="ce1" table:formula="of:=[.A1237]/1000/(60*60*24)" office:value-type="time" office:time-value="PT05H29M19.501S" calcext:value-type="time">
            <text:p>05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49.21" calcext:value-type="float">
            <text:p>1349.21</text:p>
          </table:table-cell>
          <table:table-cell office:value-type="float" office:value="1673.88" calcext:value-type="float">
            <text:p>1673.88</text:p>
          </table:table-cell>
        </table:table-row>
        <table:table-row table:style-name="ro1">
          <table:table-cell office:value-type="float" office:value="19775501" calcext:value-type="float">
            <text:p>19775501</text:p>
          </table:table-cell>
          <table:table-cell table:style-name="ce1" table:formula="of:=[.A1238]/1000/(60*60*24)" office:value-type="time" office:time-value="PT05H29M35.501S" calcext:value-type="time">
            <text:p>05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0.28" calcext:value-type="float">
            <text:p>1350.28</text:p>
          </table:table-cell>
          <table:table-cell office:value-type="float" office:value="1675.18" calcext:value-type="float">
            <text:p>1675.18</text:p>
          </table:table-cell>
        </table:table-row>
        <table:table-row table:style-name="ro1">
          <table:table-cell office:value-type="float" office:value="19791501" calcext:value-type="float">
            <text:p>19791501</text:p>
          </table:table-cell>
          <table:table-cell table:style-name="ce1" table:formula="of:=[.A1239]/1000/(60*60*24)" office:value-type="time" office:time-value="PT05H29M51.501S" calcext:value-type="time">
            <text:p>05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1.35" calcext:value-type="float">
            <text:p>1351.35</text:p>
          </table:table-cell>
          <table:table-cell office:value-type="float" office:value="1676.47" calcext:value-type="float">
            <text:p>1676.47</text:p>
          </table:table-cell>
        </table:table-row>
        <table:table-row table:style-name="ro1">
          <table:table-cell office:value-type="float" office:value="19807501" calcext:value-type="float">
            <text:p>19807501</text:p>
          </table:table-cell>
          <table:table-cell table:style-name="ce1" table:formula="of:=[.A1240]/1000/(60*60*24)" office:value-type="time" office:time-value="PT05H30M07.501S" calcext:value-type="time">
            <text:p>05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2.42" calcext:value-type="float">
            <text:p>1352.42</text:p>
          </table:table-cell>
          <table:table-cell office:value-type="float" office:value="1677.77" calcext:value-type="float">
            <text:p>1677.77</text:p>
          </table:table-cell>
        </table:table-row>
        <table:table-row table:style-name="ro1">
          <table:table-cell office:value-type="float" office:value="19823501" calcext:value-type="float">
            <text:p>19823501</text:p>
          </table:table-cell>
          <table:table-cell table:style-name="ce1" table:formula="of:=[.A1241]/1000/(60*60*24)" office:value-type="time" office:time-value="PT05H30M23.501S" calcext:value-type="time">
            <text:p>05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3.48" calcext:value-type="float">
            <text:p>1353.48</text:p>
          </table:table-cell>
          <table:table-cell office:value-type="float" office:value="1679.06" calcext:value-type="float">
            <text:p>1679.06</text:p>
          </table:table-cell>
        </table:table-row>
        <table:table-row table:style-name="ro1">
          <table:table-cell office:value-type="float" office:value="19839501" calcext:value-type="float">
            <text:p>19839501</text:p>
          </table:table-cell>
          <table:table-cell table:style-name="ce1" table:formula="of:=[.A1242]/1000/(60*60*24)" office:value-type="time" office:time-value="PT05H30M39.501S" calcext:value-type="time">
            <text:p>05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354.55" calcext:value-type="float">
            <text:p>1354.55</text:p>
          </table:table-cell>
          <table:table-cell office:value-type="float" office:value="1680.36" calcext:value-type="float">
            <text:p>1680.36</text:p>
          </table:table-cell>
        </table:table-row>
        <table:table-row table:style-name="ro1">
          <table:table-cell office:value-type="float" office:value="19855501" calcext:value-type="float">
            <text:p>19855501</text:p>
          </table:table-cell>
          <table:table-cell table:style-name="ce1" table:formula="of:=[.A1243]/1000/(60*60*24)" office:value-type="time" office:time-value="PT05H30M55.501S" calcext:value-type="time">
            <text:p>05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5.62" calcext:value-type="float">
            <text:p>1355.62</text:p>
          </table:table-cell>
          <table:table-cell office:value-type="float" office:value="1681.65" calcext:value-type="float">
            <text:p>1681.65</text:p>
          </table:table-cell>
        </table:table-row>
        <table:table-row table:style-name="ro1">
          <table:table-cell office:value-type="float" office:value="19871501" calcext:value-type="float">
            <text:p>19871501</text:p>
          </table:table-cell>
          <table:table-cell table:style-name="ce1" table:formula="of:=[.A1244]/1000/(60*60*24)" office:value-type="time" office:time-value="PT05H31M11.501S" calcext:value-type="time">
            <text:p>05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56.69" calcext:value-type="float">
            <text:p>1356.69</text:p>
          </table:table-cell>
          <table:table-cell office:value-type="float" office:value="1682.95" calcext:value-type="float">
            <text:p>1682.95</text:p>
          </table:table-cell>
        </table:table-row>
        <table:table-row table:style-name="ro1">
          <table:table-cell office:value-type="float" office:value="19887501" calcext:value-type="float">
            <text:p>19887501</text:p>
          </table:table-cell>
          <table:table-cell table:style-name="ce1" table:formula="of:=[.A1245]/1000/(60*60*24)" office:value-type="time" office:time-value="PT05H31M27.501S" calcext:value-type="time">
            <text:p>05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1684.24" calcext:value-type="float">
            <text:p>1684.24</text:p>
          </table:table-cell>
        </table:table-row>
        <table:table-row table:style-name="ro1">
          <table:table-cell office:value-type="float" office:value="19903501" calcext:value-type="float">
            <text:p>19903501</text:p>
          </table:table-cell>
          <table:table-cell table:style-name="ce1" table:formula="of:=[.A1246]/1000/(60*60*24)" office:value-type="time" office:time-value="PT05H31M43.501S" calcext:value-type="time">
            <text:p>05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58.83" calcext:value-type="float">
            <text:p>1358.83</text:p>
          </table:table-cell>
          <table:table-cell office:value-type="float" office:value="1685.54" calcext:value-type="float">
            <text:p>1685.54</text:p>
          </table:table-cell>
        </table:table-row>
        <table:table-row table:style-name="ro1">
          <table:table-cell office:value-type="float" office:value="19919501" calcext:value-type="float">
            <text:p>19919501</text:p>
          </table:table-cell>
          <table:table-cell table:style-name="ce1" table:formula="of:=[.A1247]/1000/(60*60*24)" office:value-type="time" office:time-value="PT05H31M59.501S" calcext:value-type="time">
            <text:p>05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59.9" calcext:value-type="float">
            <text:p>1359.9</text:p>
          </table:table-cell>
          <table:table-cell office:value-type="float" office:value="1686.83" calcext:value-type="float">
            <text:p>1686.83</text:p>
          </table:table-cell>
        </table:table-row>
        <table:table-row table:style-name="ro1">
          <table:table-cell office:value-type="float" office:value="19935501" calcext:value-type="float">
            <text:p>19935501</text:p>
          </table:table-cell>
          <table:table-cell table:style-name="ce1" table:formula="of:=[.A1248]/1000/(60*60*24)" office:value-type="time" office:time-value="PT05H32M15.501S" calcext:value-type="time">
            <text:p>05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360.96" calcext:value-type="float">
            <text:p>1360.96</text:p>
          </table:table-cell>
          <table:table-cell office:value-type="float" office:value="1688.13" calcext:value-type="float">
            <text:p>1688.13</text:p>
          </table:table-cell>
        </table:table-row>
        <table:table-row table:style-name="ro1">
          <table:table-cell office:value-type="float" office:value="19951501" calcext:value-type="float">
            <text:p>19951501</text:p>
          </table:table-cell>
          <table:table-cell table:style-name="ce1" table:formula="of:=[.A1249]/1000/(60*60*24)" office:value-type="time" office:time-value="PT05H32M31.501S" calcext:value-type="time">
            <text:p>05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2.03" calcext:value-type="float">
            <text:p>1362.03</text:p>
          </table:table-cell>
          <table:table-cell office:value-type="float" office:value="1689.42" calcext:value-type="float">
            <text:p>1689.42</text:p>
          </table:table-cell>
        </table:table-row>
        <table:table-row table:style-name="ro1">
          <table:table-cell office:value-type="float" office:value="19967501" calcext:value-type="float">
            <text:p>19967501</text:p>
          </table:table-cell>
          <table:table-cell table:style-name="ce1" table:formula="of:=[.A1250]/1000/(60*60*24)" office:value-type="time" office:time-value="PT05H32M47.501S" calcext:value-type="time">
            <text:p>05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3.1" calcext:value-type="float">
            <text:p>1363.1</text:p>
          </table:table-cell>
          <table:table-cell office:value-type="float" office:value="1690.72" calcext:value-type="float">
            <text:p>1690.72</text:p>
          </table:table-cell>
        </table:table-row>
        <table:table-row table:style-name="ro1">
          <table:table-cell office:value-type="float" office:value="19983501" calcext:value-type="float">
            <text:p>19983501</text:p>
          </table:table-cell>
          <table:table-cell table:style-name="ce1" table:formula="of:=[.A1251]/1000/(60*60*24)" office:value-type="time" office:time-value="PT05H33M03.501S" calcext:value-type="time">
            <text:p>05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4.17" calcext:value-type="float">
            <text:p>1364.17</text:p>
          </table:table-cell>
          <table:table-cell office:value-type="float" office:value="1692.01" calcext:value-type="float">
            <text:p>1692.01</text:p>
          </table:table-cell>
        </table:table-row>
        <table:table-row table:style-name="ro1">
          <table:table-cell office:value-type="float" office:value="19999501" calcext:value-type="float">
            <text:p>19999501</text:p>
          </table:table-cell>
          <table:table-cell table:style-name="ce1" table:formula="of:=[.A1252]/1000/(60*60*24)" office:value-type="time" office:time-value="PT05H33M19.501S" calcext:value-type="time">
            <text:p>05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693.31" calcext:value-type="float">
            <text:p>1693.31</text:p>
          </table:table-cell>
        </table:table-row>
        <table:table-row table:style-name="ro1">
          <table:table-cell office:value-type="float" office:value="20015501" calcext:value-type="float">
            <text:p>20015501</text:p>
          </table:table-cell>
          <table:table-cell table:style-name="ce1" table:formula="of:=[.A1253]/1000/(60*60*24)" office:value-type="time" office:time-value="PT05H33M35.501S" calcext:value-type="time">
            <text:p>05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6.31" calcext:value-type="float">
            <text:p>1366.31</text:p>
          </table:table-cell>
          <table:table-cell office:value-type="float" office:value="1694.6" calcext:value-type="float">
            <text:p>1694.6</text:p>
          </table:table-cell>
        </table:table-row>
        <table:table-row table:style-name="ro1">
          <table:table-cell office:value-type="float" office:value="20031501" calcext:value-type="float">
            <text:p>20031501</text:p>
          </table:table-cell>
          <table:table-cell table:style-name="ce1" table:formula="of:=[.A1254]/1000/(60*60*24)" office:value-type="time" office:time-value="PT05H33M51.501S" calcext:value-type="time">
            <text:p>05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7.37" calcext:value-type="float">
            <text:p>1367.37</text:p>
          </table:table-cell>
          <table:table-cell office:value-type="float" office:value="1695.9" calcext:value-type="float">
            <text:p>1695.9</text:p>
          </table:table-cell>
        </table:table-row>
        <table:table-row table:style-name="ro1">
          <table:table-cell office:value-type="float" office:value="20047501" calcext:value-type="float">
            <text:p>20047501</text:p>
          </table:table-cell>
          <table:table-cell table:style-name="ce1" table:formula="of:=[.A1255]/1000/(60*60*24)" office:value-type="time" office:time-value="PT05H34M07.501S" calcext:value-type="time">
            <text:p>05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68.44" calcext:value-type="float">
            <text:p>1368.44</text:p>
          </table:table-cell>
          <table:table-cell office:value-type="float" office:value="1697.19" calcext:value-type="float">
            <text:p>1697.19</text:p>
          </table:table-cell>
        </table:table-row>
        <table:table-row table:style-name="ro1">
          <table:table-cell office:value-type="float" office:value="20063501" calcext:value-type="float">
            <text:p>20063501</text:p>
          </table:table-cell>
          <table:table-cell table:style-name="ce1" table:formula="of:=[.A1256]/1000/(60*60*24)" office:value-type="time" office:time-value="PT05H34M23.501S" calcext:value-type="time">
            <text:p>05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69.51" calcext:value-type="float">
            <text:p>1369.51</text:p>
          </table:table-cell>
          <table:table-cell office:value-type="float" office:value="1698.49" calcext:value-type="float">
            <text:p>1698.49</text:p>
          </table:table-cell>
        </table:table-row>
        <table:table-row table:style-name="ro1">
          <table:table-cell office:value-type="float" office:value="20079501" calcext:value-type="float">
            <text:p>20079501</text:p>
          </table:table-cell>
          <table:table-cell table:style-name="ce1" table:formula="of:=[.A1257]/1000/(60*60*24)" office:value-type="time" office:time-value="PT05H34M39.501S" calcext:value-type="time">
            <text:p>05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70.58" calcext:value-type="float">
            <text:p>1370.58</text:p>
          </table:table-cell>
          <table:table-cell office:value-type="float" office:value="1699.78" calcext:value-type="float">
            <text:p>1699.78</text:p>
          </table:table-cell>
        </table:table-row>
        <table:table-row table:style-name="ro1">
          <table:table-cell office:value-type="float" office:value="20095501" calcext:value-type="float">
            <text:p>20095501</text:p>
          </table:table-cell>
          <table:table-cell table:style-name="ce1" table:formula="of:=[.A1258]/1000/(60*60*24)" office:value-type="time" office:time-value="PT05H34M55.501S" calcext:value-type="time">
            <text:p>05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71.65" calcext:value-type="float">
            <text:p>1371.65</text:p>
          </table:table-cell>
          <table:table-cell office:value-type="float" office:value="1701.08" calcext:value-type="float">
            <text:p>1701.08</text:p>
          </table:table-cell>
        </table:table-row>
        <table:table-row table:style-name="ro1">
          <table:table-cell office:value-type="float" office:value="20111501" calcext:value-type="float">
            <text:p>20111501</text:p>
          </table:table-cell>
          <table:table-cell table:style-name="ce1" table:formula="of:=[.A1259]/1000/(60*60*24)" office:value-type="time" office:time-value="PT05H35M11.501S" calcext:value-type="time">
            <text:p>05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72.71" calcext:value-type="float">
            <text:p>1372.71</text:p>
          </table:table-cell>
          <table:table-cell office:value-type="float" office:value="1702.37" calcext:value-type="float">
            <text:p>1702.37</text:p>
          </table:table-cell>
        </table:table-row>
        <table:table-row table:style-name="ro1">
          <table:table-cell office:value-type="float" office:value="20127501" calcext:value-type="float">
            <text:p>20127501</text:p>
          </table:table-cell>
          <table:table-cell table:style-name="ce1" table:formula="of:=[.A1260]/1000/(60*60*24)" office:value-type="time" office:time-value="PT05H35M27.501S" calcext:value-type="time">
            <text:p>05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73.78" calcext:value-type="float">
            <text:p>1373.78</text:p>
          </table:table-cell>
          <table:table-cell office:value-type="float" office:value="1703.67" calcext:value-type="float">
            <text:p>1703.67</text:p>
          </table:table-cell>
        </table:table-row>
        <table:table-row table:style-name="ro1">
          <table:table-cell office:value-type="float" office:value="20143501" calcext:value-type="float">
            <text:p>20143501</text:p>
          </table:table-cell>
          <table:table-cell table:style-name="ce1" table:formula="of:=[.A1261]/1000/(60*60*24)" office:value-type="time" office:time-value="PT05H35M43.501S" calcext:value-type="time">
            <text:p>05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74.85" calcext:value-type="float">
            <text:p>1374.85</text:p>
          </table:table-cell>
          <table:table-cell office:value-type="float" office:value="1704.96" calcext:value-type="float">
            <text:p>1704.96</text:p>
          </table:table-cell>
        </table:table-row>
        <table:table-row table:style-name="ro1">
          <table:table-cell office:value-type="float" office:value="20159501" calcext:value-type="float">
            <text:p>20159501</text:p>
          </table:table-cell>
          <table:table-cell table:style-name="ce1" table:formula="of:=[.A1262]/1000/(60*60*24)" office:value-type="time" office:time-value="PT05H35M59.501S" calcext:value-type="time">
            <text:p>05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75.92" calcext:value-type="float">
            <text:p>1375.92</text:p>
          </table:table-cell>
          <table:table-cell office:value-type="float" office:value="1706.25" calcext:value-type="float">
            <text:p>1706.25</text:p>
          </table:table-cell>
        </table:table-row>
        <table:table-row table:style-name="ro1">
          <table:table-cell office:value-type="float" office:value="20175501" calcext:value-type="float">
            <text:p>20175501</text:p>
          </table:table-cell>
          <table:table-cell table:style-name="ce1" table:formula="of:=[.A1263]/1000/(60*60*24)" office:value-type="time" office:time-value="PT05H36M15.501S" calcext:value-type="time">
            <text:p>05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76.99" calcext:value-type="float">
            <text:p>1376.99</text:p>
          </table:table-cell>
          <table:table-cell office:value-type="float" office:value="1707.55" calcext:value-type="float">
            <text:p>1707.55</text:p>
          </table:table-cell>
        </table:table-row>
        <table:table-row table:style-name="ro1">
          <table:table-cell office:value-type="float" office:value="20191501" calcext:value-type="float">
            <text:p>20191501</text:p>
          </table:table-cell>
          <table:table-cell table:style-name="ce1" table:formula="of:=[.A1264]/1000/(60*60*24)" office:value-type="time" office:time-value="PT05H36M31.501S" calcext:value-type="time">
            <text:p>05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78.06" calcext:value-type="float">
            <text:p>1378.06</text:p>
          </table:table-cell>
          <table:table-cell office:value-type="float" office:value="1708.84" calcext:value-type="float">
            <text:p>1708.84</text:p>
          </table:table-cell>
        </table:table-row>
        <table:table-row table:style-name="ro1">
          <table:table-cell office:value-type="float" office:value="20207501" calcext:value-type="float">
            <text:p>20207501</text:p>
          </table:table-cell>
          <table:table-cell table:style-name="ce1" table:formula="of:=[.A1265]/1000/(60*60*24)" office:value-type="time" office:time-value="PT05H36M47.501S" calcext:value-type="time">
            <text:p>05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79.12" calcext:value-type="float">
            <text:p>1379.12</text:p>
          </table:table-cell>
          <table:table-cell office:value-type="float" office:value="1710.14" calcext:value-type="float">
            <text:p>1710.14</text:p>
          </table:table-cell>
        </table:table-row>
        <table:table-row table:style-name="ro1">
          <table:table-cell office:value-type="float" office:value="20223501" calcext:value-type="float">
            <text:p>20223501</text:p>
          </table:table-cell>
          <table:table-cell table:style-name="ce1" table:formula="of:=[.A1266]/1000/(60*60*24)" office:value-type="time" office:time-value="PT05H37M03.501S" calcext:value-type="time">
            <text:p>05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0.19" calcext:value-type="float">
            <text:p>1380.19</text:p>
          </table:table-cell>
          <table:table-cell office:value-type="float" office:value="1711.43" calcext:value-type="float">
            <text:p>1711.43</text:p>
          </table:table-cell>
        </table:table-row>
        <table:table-row table:style-name="ro1">
          <table:table-cell office:value-type="float" office:value="20239501" calcext:value-type="float">
            <text:p>20239501</text:p>
          </table:table-cell>
          <table:table-cell table:style-name="ce1" table:formula="of:=[.A1267]/1000/(60*60*24)" office:value-type="time" office:time-value="PT05H37M19.501S" calcext:value-type="time">
            <text:p>05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1.26" calcext:value-type="float">
            <text:p>1381.26</text:p>
          </table:table-cell>
          <table:table-cell office:value-type="float" office:value="1712.73" calcext:value-type="float">
            <text:p>1712.73</text:p>
          </table:table-cell>
        </table:table-row>
        <table:table-row table:style-name="ro1">
          <table:table-cell office:value-type="float" office:value="20255501" calcext:value-type="float">
            <text:p>20255501</text:p>
          </table:table-cell>
          <table:table-cell table:style-name="ce1" table:formula="of:=[.A1268]/1000/(60*60*24)" office:value-type="time" office:time-value="PT05H37M35.501S" calcext:value-type="time">
            <text:p>05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2.33" calcext:value-type="float">
            <text:p>1382.33</text:p>
          </table:table-cell>
          <table:table-cell office:value-type="float" office:value="1714.02" calcext:value-type="float">
            <text:p>1714.02</text:p>
          </table:table-cell>
        </table:table-row>
        <table:table-row table:style-name="ro1">
          <table:table-cell office:value-type="float" office:value="20271501" calcext:value-type="float">
            <text:p>20271501</text:p>
          </table:table-cell>
          <table:table-cell table:style-name="ce1" table:formula="of:=[.A1269]/1000/(60*60*24)" office:value-type="time" office:time-value="PT05H37M51.501S" calcext:value-type="time">
            <text:p>05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3.4" calcext:value-type="float">
            <text:p>1383.4</text:p>
          </table:table-cell>
          <table:table-cell office:value-type="float" office:value="1715.32" calcext:value-type="float">
            <text:p>1715.32</text:p>
          </table:table-cell>
        </table:table-row>
        <table:table-row table:style-name="ro1">
          <table:table-cell office:value-type="float" office:value="20287501" calcext:value-type="float">
            <text:p>20287501</text:p>
          </table:table-cell>
          <table:table-cell table:style-name="ce1" table:formula="of:=[.A1270]/1000/(60*60*24)" office:value-type="time" office:time-value="PT05H38M07.501S" calcext:value-type="time">
            <text:p>05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4.46" calcext:value-type="float">
            <text:p>1384.46</text:p>
          </table:table-cell>
          <table:table-cell office:value-type="float" office:value="1716.61" calcext:value-type="float">
            <text:p>1716.61</text:p>
          </table:table-cell>
        </table:table-row>
        <table:table-row table:style-name="ro1">
          <table:table-cell office:value-type="float" office:value="20303501" calcext:value-type="float">
            <text:p>20303501</text:p>
          </table:table-cell>
          <table:table-cell table:style-name="ce1" table:formula="of:=[.A1271]/1000/(60*60*24)" office:value-type="time" office:time-value="PT05H38M23.501S" calcext:value-type="time">
            <text:p>05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85.53" calcext:value-type="float">
            <text:p>1385.53</text:p>
          </table:table-cell>
          <table:table-cell office:value-type="float" office:value="1717.9" calcext:value-type="float">
            <text:p>1717.9</text:p>
          </table:table-cell>
        </table:table-row>
        <table:table-row table:style-name="ro1">
          <table:table-cell office:value-type="float" office:value="20319501" calcext:value-type="float">
            <text:p>20319501</text:p>
          </table:table-cell>
          <table:table-cell table:style-name="ce1" table:formula="of:=[.A1272]/1000/(60*60*24)" office:value-type="time" office:time-value="PT05H38M39.501S" calcext:value-type="time">
            <text:p>05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6.6" calcext:value-type="float">
            <text:p>1386.6</text:p>
          </table:table-cell>
          <table:table-cell office:value-type="float" office:value="1719.2" calcext:value-type="float">
            <text:p>1719.2</text:p>
          </table:table-cell>
        </table:table-row>
        <table:table-row table:style-name="ro1">
          <table:table-cell office:value-type="float" office:value="20335501" calcext:value-type="float">
            <text:p>20335501</text:p>
          </table:table-cell>
          <table:table-cell table:style-name="ce1" table:formula="of:=[.A1273]/1000/(60*60*24)" office:value-type="time" office:time-value="PT05H38M55.501S" calcext:value-type="time">
            <text:p>05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7.67" calcext:value-type="float">
            <text:p>1387.67</text:p>
          </table:table-cell>
          <table:table-cell office:value-type="float" office:value="1720.49" calcext:value-type="float">
            <text:p>1720.49</text:p>
          </table:table-cell>
        </table:table-row>
        <table:table-row table:style-name="ro1">
          <table:table-cell office:value-type="float" office:value="20351501" calcext:value-type="float">
            <text:p>20351501</text:p>
          </table:table-cell>
          <table:table-cell table:style-name="ce1" table:formula="of:=[.A1274]/1000/(60*60*24)" office:value-type="time" office:time-value="PT05H39M11.501S" calcext:value-type="time">
            <text:p>05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88.74" calcext:value-type="float">
            <text:p>1388.74</text:p>
          </table:table-cell>
          <table:table-cell office:value-type="float" office:value="1721.79" calcext:value-type="float">
            <text:p>1721.79</text:p>
          </table:table-cell>
        </table:table-row>
        <table:table-row table:style-name="ro1">
          <table:table-cell office:value-type="float" office:value="20367501" calcext:value-type="float">
            <text:p>20367501</text:p>
          </table:table-cell>
          <table:table-cell table:style-name="ce1" table:formula="of:=[.A1275]/1000/(60*60*24)" office:value-type="time" office:time-value="PT05H39M27.501S" calcext:value-type="time">
            <text:p>05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89.8" calcext:value-type="float">
            <text:p>1389.8</text:p>
          </table:table-cell>
          <table:table-cell office:value-type="float" office:value="1723.08" calcext:value-type="float">
            <text:p>1723.08</text:p>
          </table:table-cell>
        </table:table-row>
        <table:table-row table:style-name="ro1">
          <table:table-cell office:value-type="float" office:value="20383501" calcext:value-type="float">
            <text:p>20383501</text:p>
          </table:table-cell>
          <table:table-cell table:style-name="ce1" table:formula="of:=[.A1276]/1000/(60*60*24)" office:value-type="time" office:time-value="PT05H39M43.501S" calcext:value-type="time">
            <text:p>05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90.87" calcext:value-type="float">
            <text:p>1390.87</text:p>
          </table:table-cell>
          <table:table-cell office:value-type="float" office:value="1724.37" calcext:value-type="float">
            <text:p>1724.37</text:p>
          </table:table-cell>
        </table:table-row>
        <table:table-row table:style-name="ro1">
          <table:table-cell office:value-type="float" office:value="20399501" calcext:value-type="float">
            <text:p>20399501</text:p>
          </table:table-cell>
          <table:table-cell table:style-name="ce1" table:formula="of:=[.A1277]/1000/(60*60*24)" office:value-type="time" office:time-value="PT05H39M59.501S" calcext:value-type="time">
            <text:p>05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1.94" calcext:value-type="float">
            <text:p>1391.94</text:p>
          </table:table-cell>
          <table:table-cell office:value-type="float" office:value="1725.67" calcext:value-type="float">
            <text:p>1725.67</text:p>
          </table:table-cell>
        </table:table-row>
        <table:table-row table:style-name="ro1">
          <table:table-cell office:value-type="float" office:value="20415501" calcext:value-type="float">
            <text:p>20415501</text:p>
          </table:table-cell>
          <table:table-cell table:style-name="ce1" table:formula="of:=[.A1278]/1000/(60*60*24)" office:value-type="time" office:time-value="PT05H40M15.501S" calcext:value-type="time">
            <text:p>05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3.01" calcext:value-type="float">
            <text:p>1393.01</text:p>
          </table:table-cell>
          <table:table-cell office:value-type="float" office:value="1726.96" calcext:value-type="float">
            <text:p>1726.96</text:p>
          </table:table-cell>
        </table:table-row>
        <table:table-row table:style-name="ro1">
          <table:table-cell office:value-type="float" office:value="20431501" calcext:value-type="float">
            <text:p>20431501</text:p>
          </table:table-cell>
          <table:table-cell table:style-name="ce1" table:formula="of:=[.A1279]/1000/(60*60*24)" office:value-type="time" office:time-value="PT05H40M31.501S" calcext:value-type="time">
            <text:p>05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4.08" calcext:value-type="float">
            <text:p>1394.08</text:p>
          </table:table-cell>
          <table:table-cell office:value-type="float" office:value="1728.25" calcext:value-type="float">
            <text:p>1728.25</text:p>
          </table:table-cell>
        </table:table-row>
        <table:table-row table:style-name="ro1">
          <table:table-cell office:value-type="float" office:value="20447501" calcext:value-type="float">
            <text:p>20447501</text:p>
          </table:table-cell>
          <table:table-cell table:style-name="ce1" table:formula="of:=[.A1280]/1000/(60*60*24)" office:value-type="time" office:time-value="PT05H40M47.501S" calcext:value-type="time">
            <text:p>05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5.15" calcext:value-type="float">
            <text:p>1395.15</text:p>
          </table:table-cell>
          <table:table-cell office:value-type="float" office:value="1729.54" calcext:value-type="float">
            <text:p>1729.54</text:p>
          </table:table-cell>
        </table:table-row>
        <table:table-row table:style-name="ro1">
          <table:table-cell office:value-type="float" office:value="20463501" calcext:value-type="float">
            <text:p>20463501</text:p>
          </table:table-cell>
          <table:table-cell table:style-name="ce1" table:formula="of:=[.A1281]/1000/(60*60*24)" office:value-type="time" office:time-value="PT05H41M03.501S" calcext:value-type="time">
            <text:p>05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396.21" calcext:value-type="float">
            <text:p>1396.21</text:p>
          </table:table-cell>
          <table:table-cell office:value-type="float" office:value="1730.84" calcext:value-type="float">
            <text:p>1730.84</text:p>
          </table:table-cell>
        </table:table-row>
        <table:table-row table:style-name="ro1">
          <table:table-cell office:value-type="float" office:value="20479501" calcext:value-type="float">
            <text:p>20479501</text:p>
          </table:table-cell>
          <table:table-cell table:style-name="ce1" table:formula="of:=[.A1282]/1000/(60*60*24)" office:value-type="time" office:time-value="PT05H41M19.501S" calcext:value-type="time">
            <text:p>05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7.28" calcext:value-type="float">
            <text:p>1397.28</text:p>
          </table:table-cell>
          <table:table-cell office:value-type="float" office:value="1732.13" calcext:value-type="float">
            <text:p>1732.13</text:p>
          </table:table-cell>
        </table:table-row>
        <table:table-row table:style-name="ro1">
          <table:table-cell office:value-type="float" office:value="20495501" calcext:value-type="float">
            <text:p>20495501</text:p>
          </table:table-cell>
          <table:table-cell table:style-name="ce1" table:formula="of:=[.A1283]/1000/(60*60*24)" office:value-type="time" office:time-value="PT05H41M35.501S" calcext:value-type="time">
            <text:p>05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8.35" calcext:value-type="float">
            <text:p>1398.35</text:p>
          </table:table-cell>
          <table:table-cell office:value-type="float" office:value="1733.42" calcext:value-type="float">
            <text:p>1733.42</text:p>
          </table:table-cell>
        </table:table-row>
        <table:table-row table:style-name="ro1">
          <table:table-cell office:value-type="float" office:value="20511501" calcext:value-type="float">
            <text:p>20511501</text:p>
          </table:table-cell>
          <table:table-cell table:style-name="ce1" table:formula="of:=[.A1284]/1000/(60*60*24)" office:value-type="time" office:time-value="PT05H41M51.501S" calcext:value-type="time">
            <text:p>05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99.42" calcext:value-type="float">
            <text:p>1399.42</text:p>
          </table:table-cell>
          <table:table-cell office:value-type="float" office:value="1734.71" calcext:value-type="float">
            <text:p>1734.71</text:p>
          </table:table-cell>
        </table:table-row>
        <table:table-row table:style-name="ro1">
          <table:table-cell office:value-type="float" office:value="20527501" calcext:value-type="float">
            <text:p>20527501</text:p>
          </table:table-cell>
          <table:table-cell table:style-name="ce1" table:formula="of:=[.A1285]/1000/(60*60*24)" office:value-type="time" office:time-value="PT05H42M07.501S" calcext:value-type="time">
            <text:p>05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00.49" calcext:value-type="float">
            <text:p>1400.49</text:p>
          </table:table-cell>
          <table:table-cell office:value-type="float" office:value="1736.01" calcext:value-type="float">
            <text:p>1736.01</text:p>
          </table:table-cell>
        </table:table-row>
        <table:table-row table:style-name="ro1">
          <table:table-cell office:value-type="float" office:value="20543501" calcext:value-type="float">
            <text:p>20543501</text:p>
          </table:table-cell>
          <table:table-cell table:style-name="ce1" table:formula="of:=[.A1286]/1000/(60*60*24)" office:value-type="time" office:time-value="PT05H42M23.501S" calcext:value-type="time">
            <text:p>05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401.55" calcext:value-type="float">
            <text:p>1401.55</text:p>
          </table:table-cell>
          <table:table-cell office:value-type="float" office:value="1737.3" calcext:value-type="float">
            <text:p>1737.3</text:p>
          </table:table-cell>
        </table:table-row>
        <table:table-row table:style-name="ro1">
          <table:table-cell office:value-type="float" office:value="20559501" calcext:value-type="float">
            <text:p>20559501</text:p>
          </table:table-cell>
          <table:table-cell table:style-name="ce1" table:formula="of:=[.A1287]/1000/(60*60*24)" office:value-type="time" office:time-value="PT05H42M39.501S" calcext:value-type="time">
            <text:p>05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02.62" calcext:value-type="float">
            <text:p>1402.62</text:p>
          </table:table-cell>
          <table:table-cell office:value-type="float" office:value="1738.59" calcext:value-type="float">
            <text:p>1738.59</text:p>
          </table:table-cell>
        </table:table-row>
        <table:table-row table:style-name="ro1">
          <table:table-cell office:value-type="float" office:value="20575501" calcext:value-type="float">
            <text:p>20575501</text:p>
          </table:table-cell>
          <table:table-cell table:style-name="ce1" table:formula="of:=[.A1288]/1000/(60*60*24)" office:value-type="time" office:time-value="PT05H42M55.501S" calcext:value-type="time">
            <text:p>05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03.69" calcext:value-type="float">
            <text:p>1403.69</text:p>
          </table:table-cell>
          <table:table-cell office:value-type="float" office:value="1739.88" calcext:value-type="float">
            <text:p>1739.88</text:p>
          </table:table-cell>
        </table:table-row>
        <table:table-row table:style-name="ro1">
          <table:table-cell office:value-type="float" office:value="20591501" calcext:value-type="float">
            <text:p>20591501</text:p>
          </table:table-cell>
          <table:table-cell table:style-name="ce1" table:formula="of:=[.A1289]/1000/(60*60*24)" office:value-type="time" office:time-value="PT05H43M11.501S" calcext:value-type="time">
            <text:p>05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04.76" calcext:value-type="float">
            <text:p>1404.76</text:p>
          </table:table-cell>
          <table:table-cell office:value-type="float" office:value="1741.18" calcext:value-type="float">
            <text:p>1741.18</text:p>
          </table:table-cell>
        </table:table-row>
        <table:table-row table:style-name="ro1">
          <table:table-cell office:value-type="float" office:value="20607501" calcext:value-type="float">
            <text:p>20607501</text:p>
          </table:table-cell>
          <table:table-cell table:style-name="ce1" table:formula="of:=[.A1290]/1000/(60*60*24)" office:value-type="time" office:time-value="PT05H43M27.501S" calcext:value-type="time">
            <text:p>05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405.82" calcext:value-type="float">
            <text:p>1405.82</text:p>
          </table:table-cell>
          <table:table-cell office:value-type="float" office:value="1742.47" calcext:value-type="float">
            <text:p>1742.47</text:p>
          </table:table-cell>
        </table:table-row>
        <table:table-row table:style-name="ro1">
          <table:table-cell office:value-type="float" office:value="20623501" calcext:value-type="float">
            <text:p>20623501</text:p>
          </table:table-cell>
          <table:table-cell table:style-name="ce1" table:formula="of:=[.A1291]/1000/(60*60*24)" office:value-type="time" office:time-value="PT05H43M43.501S" calcext:value-type="time">
            <text:p>05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06.89" calcext:value-type="float">
            <text:p>1406.89</text:p>
          </table:table-cell>
          <table:table-cell office:value-type="float" office:value="1743.76" calcext:value-type="float">
            <text:p>1743.76</text:p>
          </table:table-cell>
        </table:table-row>
        <table:table-row table:style-name="ro1">
          <table:table-cell office:value-type="float" office:value="20639501" calcext:value-type="float">
            <text:p>20639501</text:p>
          </table:table-cell>
          <table:table-cell table:style-name="ce1" table:formula="of:=[.A1292]/1000/(60*60*24)" office:value-type="time" office:time-value="PT05H43M59.501S" calcext:value-type="time">
            <text:p>05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07.96" calcext:value-type="float">
            <text:p>1407.96</text:p>
          </table:table-cell>
          <table:table-cell office:value-type="float" office:value="1745.05" calcext:value-type="float">
            <text:p>1745.05</text:p>
          </table:table-cell>
        </table:table-row>
        <table:table-row table:style-name="ro1">
          <table:table-cell office:value-type="float" office:value="20655501" calcext:value-type="float">
            <text:p>20655501</text:p>
          </table:table-cell>
          <table:table-cell table:style-name="ce1" table:formula="of:=[.A1293]/1000/(60*60*24)" office:value-type="time" office:time-value="PT05H44M15.501S" calcext:value-type="time">
            <text:p>05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09.02" calcext:value-type="float">
            <text:p>1409.02</text:p>
          </table:table-cell>
          <table:table-cell office:value-type="float" office:value="1746.34" calcext:value-type="float">
            <text:p>1746.34</text:p>
          </table:table-cell>
        </table:table-row>
        <table:table-row table:style-name="ro1">
          <table:table-cell office:value-type="float" office:value="20671501" calcext:value-type="float">
            <text:p>20671501</text:p>
          </table:table-cell>
          <table:table-cell table:style-name="ce1" table:formula="of:=[.A1294]/1000/(60*60*24)" office:value-type="time" office:time-value="PT05H44M31.501S" calcext:value-type="time">
            <text:p>05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0.09" calcext:value-type="float">
            <text:p>1410.09</text:p>
          </table:table-cell>
          <table:table-cell office:value-type="float" office:value="1747.64" calcext:value-type="float">
            <text:p>1747.64</text:p>
          </table:table-cell>
        </table:table-row>
        <table:table-row table:style-name="ro1">
          <table:table-cell office:value-type="float" office:value="20687501" calcext:value-type="float">
            <text:p>20687501</text:p>
          </table:table-cell>
          <table:table-cell table:style-name="ce1" table:formula="of:=[.A1295]/1000/(60*60*24)" office:value-type="time" office:time-value="PT05H44M47.501S" calcext:value-type="time">
            <text:p>05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11.16" calcext:value-type="float">
            <text:p>1411.16</text:p>
          </table:table-cell>
          <table:table-cell office:value-type="float" office:value="1748.93" calcext:value-type="float">
            <text:p>1748.93</text:p>
          </table:table-cell>
        </table:table-row>
        <table:table-row table:style-name="ro1">
          <table:table-cell office:value-type="float" office:value="20703501" calcext:value-type="float">
            <text:p>20703501</text:p>
          </table:table-cell>
          <table:table-cell table:style-name="ce1" table:formula="of:=[.A1296]/1000/(60*60*24)" office:value-type="time" office:time-value="PT05H45M03.501S" calcext:value-type="time">
            <text:p>05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2.22" calcext:value-type="float">
            <text:p>1412.22</text:p>
          </table:table-cell>
          <table:table-cell office:value-type="float" office:value="1750.22" calcext:value-type="float">
            <text:p>1750.22</text:p>
          </table:table-cell>
        </table:table-row>
        <table:table-row table:style-name="ro1">
          <table:table-cell office:value-type="float" office:value="20719501" calcext:value-type="float">
            <text:p>20719501</text:p>
          </table:table-cell>
          <table:table-cell table:style-name="ce1" table:formula="of:=[.A1297]/1000/(60*60*24)" office:value-type="time" office:time-value="PT05H45M19.501S" calcext:value-type="time">
            <text:p>05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3.29" calcext:value-type="float">
            <text:p>1413.29</text:p>
          </table:table-cell>
          <table:table-cell office:value-type="float" office:value="1751.51" calcext:value-type="float">
            <text:p>1751.51</text:p>
          </table:table-cell>
        </table:table-row>
        <table:table-row table:style-name="ro1">
          <table:table-cell office:value-type="float" office:value="20735501" calcext:value-type="float">
            <text:p>20735501</text:p>
          </table:table-cell>
          <table:table-cell table:style-name="ce1" table:formula="of:=[.A1298]/1000/(60*60*24)" office:value-type="time" office:time-value="PT05H45M35.501S" calcext:value-type="time">
            <text:p>05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4.36" calcext:value-type="float">
            <text:p>1414.36</text:p>
          </table:table-cell>
          <table:table-cell office:value-type="float" office:value="1752.8" calcext:value-type="float">
            <text:p>1752.8</text:p>
          </table:table-cell>
        </table:table-row>
        <table:table-row table:style-name="ro1">
          <table:table-cell office:value-type="float" office:value="20751501" calcext:value-type="float">
            <text:p>20751501</text:p>
          </table:table-cell>
          <table:table-cell table:style-name="ce1" table:formula="of:=[.A1299]/1000/(60*60*24)" office:value-type="time" office:time-value="PT05H45M51.501S" calcext:value-type="time">
            <text:p>05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5.42" calcext:value-type="float">
            <text:p>1415.42</text:p>
          </table:table-cell>
          <table:table-cell office:value-type="float" office:value="1754.09" calcext:value-type="float">
            <text:p>1754.09</text:p>
          </table:table-cell>
        </table:table-row>
        <table:table-row table:style-name="ro1">
          <table:table-cell office:value-type="float" office:value="20767501" calcext:value-type="float">
            <text:p>20767501</text:p>
          </table:table-cell>
          <table:table-cell table:style-name="ce1" table:formula="of:=[.A1300]/1000/(60*60*24)" office:value-type="time" office:time-value="PT05H46M07.501S" calcext:value-type="time">
            <text:p>05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6.49" calcext:value-type="float">
            <text:p>1416.49</text:p>
          </table:table-cell>
          <table:table-cell office:value-type="float" office:value="1755.39" calcext:value-type="float">
            <text:p>1755.39</text:p>
          </table:table-cell>
        </table:table-row>
        <table:table-row table:style-name="ro1">
          <table:table-cell office:value-type="float" office:value="20783501" calcext:value-type="float">
            <text:p>20783501</text:p>
          </table:table-cell>
          <table:table-cell table:style-name="ce1" table:formula="of:=[.A1301]/1000/(60*60*24)" office:value-type="time" office:time-value="PT05H46M23.501S" calcext:value-type="time">
            <text:p>05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7.56" calcext:value-type="float">
            <text:p>1417.56</text:p>
          </table:table-cell>
          <table:table-cell office:value-type="float" office:value="1756.68" calcext:value-type="float">
            <text:p>1756.68</text:p>
          </table:table-cell>
        </table:table-row>
        <table:table-row table:style-name="ro1">
          <table:table-cell office:value-type="float" office:value="20799501" calcext:value-type="float">
            <text:p>20799501</text:p>
          </table:table-cell>
          <table:table-cell table:style-name="ce1" table:formula="of:=[.A1302]/1000/(60*60*24)" office:value-type="time" office:time-value="PT05H46M39.501S" calcext:value-type="time">
            <text:p>05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18.62" calcext:value-type="float">
            <text:p>1418.62</text:p>
          </table:table-cell>
          <table:table-cell office:value-type="float" office:value="1757.97" calcext:value-type="float">
            <text:p>1757.97</text:p>
          </table:table-cell>
        </table:table-row>
        <table:table-row table:style-name="ro1">
          <table:table-cell office:value-type="float" office:value="20815501" calcext:value-type="float">
            <text:p>20815501</text:p>
          </table:table-cell>
          <table:table-cell table:style-name="ce1" table:formula="of:=[.A1303]/1000/(60*60*24)" office:value-type="time" office:time-value="PT05H46M55.501S" calcext:value-type="time">
            <text:p>05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419.69" calcext:value-type="float">
            <text:p>1419.69</text:p>
          </table:table-cell>
          <table:table-cell office:value-type="float" office:value="1759.26" calcext:value-type="float">
            <text:p>1759.26</text:p>
          </table:table-cell>
        </table:table-row>
        <table:table-row table:style-name="ro1">
          <table:table-cell office:value-type="float" office:value="20831501" calcext:value-type="float">
            <text:p>20831501</text:p>
          </table:table-cell>
          <table:table-cell table:style-name="ce1" table:formula="of:=[.A1304]/1000/(60*60*24)" office:value-type="time" office:time-value="PT05H47M11.501S" calcext:value-type="time">
            <text:p>05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0.76" calcext:value-type="float">
            <text:p>1420.76</text:p>
          </table:table-cell>
          <table:table-cell office:value-type="float" office:value="1760.55" calcext:value-type="float">
            <text:p>1760.55</text:p>
          </table:table-cell>
        </table:table-row>
        <table:table-row table:style-name="ro1">
          <table:table-cell office:value-type="float" office:value="20847501" calcext:value-type="float">
            <text:p>20847501</text:p>
          </table:table-cell>
          <table:table-cell table:style-name="ce1" table:formula="of:=[.A1305]/1000/(60*60*24)" office:value-type="time" office:time-value="PT05H47M27.501S" calcext:value-type="time">
            <text:p>05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1.82" calcext:value-type="float">
            <text:p>1421.82</text:p>
          </table:table-cell>
          <table:table-cell office:value-type="float" office:value="1761.84" calcext:value-type="float">
            <text:p>1761.84</text:p>
          </table:table-cell>
        </table:table-row>
        <table:table-row table:style-name="ro1">
          <table:table-cell office:value-type="float" office:value="20863501" calcext:value-type="float">
            <text:p>20863501</text:p>
          </table:table-cell>
          <table:table-cell table:style-name="ce1" table:formula="of:=[.A1306]/1000/(60*60*24)" office:value-type="time" office:time-value="PT05H47M43.501S" calcext:value-type="time">
            <text:p>05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422.89" calcext:value-type="float">
            <text:p>1422.89</text:p>
          </table:table-cell>
          <table:table-cell office:value-type="float" office:value="1763.13" calcext:value-type="float">
            <text:p>1763.13</text:p>
          </table:table-cell>
        </table:table-row>
        <table:table-row table:style-name="ro1">
          <table:table-cell office:value-type="float" office:value="20879501" calcext:value-type="float">
            <text:p>20879501</text:p>
          </table:table-cell>
          <table:table-cell table:style-name="ce1" table:formula="of:=[.A1307]/1000/(60*60*24)" office:value-type="time" office:time-value="PT05H47M59.501S" calcext:value-type="time">
            <text:p>05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423.96" calcext:value-type="float">
            <text:p>1423.96</text:p>
          </table:table-cell>
          <table:table-cell office:value-type="float" office:value="1764.42" calcext:value-type="float">
            <text:p>1764.42</text:p>
          </table:table-cell>
        </table:table-row>
        <table:table-row table:style-name="ro1">
          <table:table-cell office:value-type="float" office:value="20895501" calcext:value-type="float">
            <text:p>20895501</text:p>
          </table:table-cell>
          <table:table-cell table:style-name="ce1" table:formula="of:=[.A1308]/1000/(60*60*24)" office:value-type="time" office:time-value="PT05H48M15.501S" calcext:value-type="time">
            <text:p>05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5.02" calcext:value-type="float">
            <text:p>1425.02</text:p>
          </table:table-cell>
          <table:table-cell office:value-type="float" office:value="1765.71" calcext:value-type="float">
            <text:p>1765.71</text:p>
          </table:table-cell>
        </table:table-row>
        <table:table-row table:style-name="ro1">
          <table:table-cell office:value-type="float" office:value="20911501" calcext:value-type="float">
            <text:p>20911501</text:p>
          </table:table-cell>
          <table:table-cell table:style-name="ce1" table:formula="of:=[.A1309]/1000/(60*60*24)" office:value-type="time" office:time-value="PT05H48M31.501S" calcext:value-type="time">
            <text:p>05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6.09" calcext:value-type="float">
            <text:p>1426.09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0927501" calcext:value-type="float">
            <text:p>20927501</text:p>
          </table:table-cell>
          <table:table-cell table:style-name="ce1" table:formula="of:=[.A1310]/1000/(60*60*24)" office:value-type="time" office:time-value="PT05H48M47.501S" calcext:value-type="time">
            <text:p>05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7.16" calcext:value-type="float">
            <text:p>1427.16</text:p>
          </table:table-cell>
          <table:table-cell office:value-type="float" office:value="1768.29" calcext:value-type="float">
            <text:p>1768.29</text:p>
          </table:table-cell>
        </table:table-row>
        <table:table-row table:style-name="ro1">
          <table:table-cell office:value-type="float" office:value="20943501" calcext:value-type="float">
            <text:p>20943501</text:p>
          </table:table-cell>
          <table:table-cell table:style-name="ce1" table:formula="of:=[.A1311]/1000/(60*60*24)" office:value-type="time" office:time-value="PT05H49M03.501S" calcext:value-type="time">
            <text:p>05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28.22" calcext:value-type="float">
            <text:p>1428.22</text:p>
          </table:table-cell>
          <table:table-cell office:value-type="float" office:value="1769.58" calcext:value-type="float">
            <text:p>1769.58</text:p>
          </table:table-cell>
        </table:table-row>
        <table:table-row table:style-name="ro1">
          <table:table-cell office:value-type="float" office:value="20959501" calcext:value-type="float">
            <text:p>20959501</text:p>
          </table:table-cell>
          <table:table-cell table:style-name="ce1" table:formula="of:=[.A1312]/1000/(60*60*24)" office:value-type="time" office:time-value="PT05H49M19.501S" calcext:value-type="time">
            <text:p>05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29.29" calcext:value-type="float">
            <text:p>1429.29</text:p>
          </table:table-cell>
          <table:table-cell office:value-type="float" office:value="1770.87" calcext:value-type="float">
            <text:p>1770.87</text:p>
          </table:table-cell>
        </table:table-row>
        <table:table-row table:style-name="ro1">
          <table:table-cell office:value-type="float" office:value="20975501" calcext:value-type="float">
            <text:p>20975501</text:p>
          </table:table-cell>
          <table:table-cell table:style-name="ce1" table:formula="of:=[.A1313]/1000/(60*60*24)" office:value-type="time" office:time-value="PT05H49M35.501S" calcext:value-type="time">
            <text:p>05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0.36" calcext:value-type="float">
            <text:p>1430.36</text:p>
          </table:table-cell>
          <table:table-cell office:value-type="float" office:value="1772.16" calcext:value-type="float">
            <text:p>1772.16</text:p>
          </table:table-cell>
        </table:table-row>
        <table:table-row table:style-name="ro1">
          <table:table-cell office:value-type="float" office:value="20991501" calcext:value-type="float">
            <text:p>20991501</text:p>
          </table:table-cell>
          <table:table-cell table:style-name="ce1" table:formula="of:=[.A1314]/1000/(60*60*24)" office:value-type="time" office:time-value="PT05H49M51.501S" calcext:value-type="time">
            <text:p>05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1.42" calcext:value-type="float">
            <text:p>1431.42</text:p>
          </table:table-cell>
          <table:table-cell office:value-type="float" office:value="1773.45" calcext:value-type="float">
            <text:p>1773.45</text:p>
          </table:table-cell>
        </table:table-row>
        <table:table-row table:style-name="ro1">
          <table:table-cell office:value-type="float" office:value="21007501" calcext:value-type="float">
            <text:p>21007501</text:p>
          </table:table-cell>
          <table:table-cell table:style-name="ce1" table:formula="of:=[.A1315]/1000/(60*60*24)" office:value-type="time" office:time-value="PT05H50M07.501S" calcext:value-type="time">
            <text:p>05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2.49" calcext:value-type="float">
            <text:p>1432.49</text:p>
          </table:table-cell>
          <table:table-cell office:value-type="float" office:value="1774.74" calcext:value-type="float">
            <text:p>1774.74</text:p>
          </table:table-cell>
        </table:table-row>
        <table:table-row table:style-name="ro1">
          <table:table-cell office:value-type="float" office:value="21023501" calcext:value-type="float">
            <text:p>21023501</text:p>
          </table:table-cell>
          <table:table-cell table:style-name="ce1" table:formula="of:=[.A1316]/1000/(60*60*24)" office:value-type="time" office:time-value="PT05H50M23.501S" calcext:value-type="time">
            <text:p>05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3.56" calcext:value-type="float">
            <text:p>1433.56</text:p>
          </table:table-cell>
          <table:table-cell office:value-type="float" office:value="1776.03" calcext:value-type="float">
            <text:p>1776.03</text:p>
          </table:table-cell>
        </table:table-row>
        <table:table-row table:style-name="ro1">
          <table:table-cell office:value-type="float" office:value="21039501" calcext:value-type="float">
            <text:p>21039501</text:p>
          </table:table-cell>
          <table:table-cell table:style-name="ce1" table:formula="of:=[.A1317]/1000/(60*60*24)" office:value-type="time" office:time-value="PT05H50M39.501S" calcext:value-type="time">
            <text:p>05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4.62" calcext:value-type="float">
            <text:p>1434.62</text:p>
          </table:table-cell>
          <table:table-cell office:value-type="float" office:value="1777.32" calcext:value-type="float">
            <text:p>1777.32</text:p>
          </table:table-cell>
        </table:table-row>
        <table:table-row table:style-name="ro1">
          <table:table-cell office:value-type="float" office:value="21055501" calcext:value-type="float">
            <text:p>21055501</text:p>
          </table:table-cell>
          <table:table-cell table:style-name="ce1" table:formula="of:=[.A1318]/1000/(60*60*24)" office:value-type="time" office:time-value="PT05H50M55.501S" calcext:value-type="time">
            <text:p>05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5.69" calcext:value-type="float">
            <text:p>1435.69</text:p>
          </table:table-cell>
          <table:table-cell office:value-type="float" office:value="1778.61" calcext:value-type="float">
            <text:p>1778.61</text:p>
          </table:table-cell>
        </table:table-row>
        <table:table-row table:style-name="ro1">
          <table:table-cell office:value-type="float" office:value="21071501" calcext:value-type="float">
            <text:p>21071501</text:p>
          </table:table-cell>
          <table:table-cell table:style-name="ce1" table:formula="of:=[.A1319]/1000/(60*60*24)" office:value-type="time" office:time-value="PT05H51M11.501S" calcext:value-type="time">
            <text:p>05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36.76" calcext:value-type="float">
            <text:p>1436.76</text:p>
          </table:table-cell>
          <table:table-cell office:value-type="float" office:value="1779.9" calcext:value-type="float">
            <text:p>1779.9</text:p>
          </table:table-cell>
        </table:table-row>
        <table:table-row table:style-name="ro1">
          <table:table-cell office:value-type="float" office:value="21087501" calcext:value-type="float">
            <text:p>21087501</text:p>
          </table:table-cell>
          <table:table-cell table:style-name="ce1" table:formula="of:=[.A1320]/1000/(60*60*24)" office:value-type="time" office:time-value="PT05H51M27.501S" calcext:value-type="time">
            <text:p>05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37.82" calcext:value-type="float">
            <text:p>1437.82</text:p>
          </table:table-cell>
          <table:table-cell office:value-type="float" office:value="1781.19" calcext:value-type="float">
            <text:p>1781.19</text:p>
          </table:table-cell>
        </table:table-row>
        <table:table-row table:style-name="ro1">
          <table:table-cell office:value-type="float" office:value="21103501" calcext:value-type="float">
            <text:p>21103501</text:p>
          </table:table-cell>
          <table:table-cell table:style-name="ce1" table:formula="of:=[.A1321]/1000/(60*60*24)" office:value-type="time" office:time-value="PT05H51M43.501S" calcext:value-type="time">
            <text:p>05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438.89" calcext:value-type="float">
            <text:p>1438.89</text:p>
          </table:table-cell>
          <table:table-cell office:value-type="float" office:value="1782.47" calcext:value-type="float">
            <text:p>1782.47</text:p>
          </table:table-cell>
        </table:table-row>
        <table:table-row table:style-name="ro1">
          <table:table-cell office:value-type="float" office:value="21119501" calcext:value-type="float">
            <text:p>21119501</text:p>
          </table:table-cell>
          <table:table-cell table:style-name="ce1" table:formula="of:=[.A1322]/1000/(60*60*24)" office:value-type="time" office:time-value="PT05H51M59.501S" calcext:value-type="time">
            <text:p>05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39.96" calcext:value-type="float">
            <text:p>1439.96</text:p>
          </table:table-cell>
          <table:table-cell office:value-type="float" office:value="1783.76" calcext:value-type="float">
            <text:p>1783.76</text:p>
          </table:table-cell>
        </table:table-row>
        <table:table-row table:style-name="ro1">
          <table:table-cell office:value-type="float" office:value="21135501" calcext:value-type="float">
            <text:p>21135501</text:p>
          </table:table-cell>
          <table:table-cell table:style-name="ce1" table:formula="of:=[.A1323]/1000/(60*60*24)" office:value-type="time" office:time-value="PT05H52M15.501S" calcext:value-type="time">
            <text:p>05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1.02" calcext:value-type="float">
            <text:p>1441.02</text:p>
          </table:table-cell>
          <table:table-cell office:value-type="float" office:value="1785.05" calcext:value-type="float">
            <text:p>1785.05</text:p>
          </table:table-cell>
        </table:table-row>
        <table:table-row table:style-name="ro1">
          <table:table-cell office:value-type="float" office:value="21151501" calcext:value-type="float">
            <text:p>21151501</text:p>
          </table:table-cell>
          <table:table-cell table:style-name="ce1" table:formula="of:=[.A1324]/1000/(60*60*24)" office:value-type="time" office:time-value="PT05H52M31.501S" calcext:value-type="time">
            <text:p>05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1786.34" calcext:value-type="float">
            <text:p>1786.34</text:p>
          </table:table-cell>
        </table:table-row>
        <table:table-row table:style-name="ro1">
          <table:table-cell office:value-type="float" office:value="21167501" calcext:value-type="float">
            <text:p>21167501</text:p>
          </table:table-cell>
          <table:table-cell table:style-name="ce1" table:formula="of:=[.A1325]/1000/(60*60*24)" office:value-type="time" office:time-value="PT05H52M47.501S" calcext:value-type="time">
            <text:p>05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3.15" calcext:value-type="float">
            <text:p>1443.15</text:p>
          </table:table-cell>
          <table:table-cell office:value-type="float" office:value="1787.63" calcext:value-type="float">
            <text:p>1787.63</text:p>
          </table:table-cell>
        </table:table-row>
        <table:table-row table:style-name="ro1">
          <table:table-cell office:value-type="float" office:value="21183501" calcext:value-type="float">
            <text:p>21183501</text:p>
          </table:table-cell>
          <table:table-cell table:style-name="ce1" table:formula="of:=[.A1326]/1000/(60*60*24)" office:value-type="time" office:time-value="PT05H53M03.501S" calcext:value-type="time">
            <text:p>05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4.22" calcext:value-type="float">
            <text:p>1444.22</text:p>
          </table:table-cell>
          <table:table-cell office:value-type="float" office:value="1788.92" calcext:value-type="float">
            <text:p>1788.92</text:p>
          </table:table-cell>
        </table:table-row>
        <table:table-row table:style-name="ro1">
          <table:table-cell office:value-type="float" office:value="21199501" calcext:value-type="float">
            <text:p>21199501</text:p>
          </table:table-cell>
          <table:table-cell table:style-name="ce1" table:formula="of:=[.A1327]/1000/(60*60*24)" office:value-type="time" office:time-value="PT05H53M19.501S" calcext:value-type="time">
            <text:p>05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5.29" calcext:value-type="float">
            <text:p>1445.29</text:p>
          </table:table-cell>
          <table:table-cell office:value-type="float" office:value="1790.21" calcext:value-type="float">
            <text:p>1790.21</text:p>
          </table:table-cell>
        </table:table-row>
        <table:table-row table:style-name="ro1">
          <table:table-cell office:value-type="float" office:value="21215501" calcext:value-type="float">
            <text:p>21215501</text:p>
          </table:table-cell>
          <table:table-cell table:style-name="ce1" table:formula="of:=[.A1328]/1000/(60*60*24)" office:value-type="time" office:time-value="PT05H53M35.501S" calcext:value-type="time">
            <text:p>05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446.35" calcext:value-type="float">
            <text:p>1446.35</text:p>
          </table:table-cell>
          <table:table-cell office:value-type="float" office:value="1791.5" calcext:value-type="float">
            <text:p>1791.5</text:p>
          </table:table-cell>
        </table:table-row>
        <table:table-row table:style-name="ro1">
          <table:table-cell office:value-type="float" office:value="21231501" calcext:value-type="float">
            <text:p>21231501</text:p>
          </table:table-cell>
          <table:table-cell table:style-name="ce1" table:formula="of:=[.A1329]/1000/(60*60*24)" office:value-type="time" office:time-value="PT05H53M51.501S" calcext:value-type="time">
            <text:p>05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447.42" calcext:value-type="float">
            <text:p>1447.42</text:p>
          </table:table-cell>
          <table:table-cell office:value-type="float" office:value="1792.79" calcext:value-type="float">
            <text:p>1792.79</text:p>
          </table:table-cell>
        </table:table-row>
        <table:table-row table:style-name="ro1">
          <table:table-cell office:value-type="float" office:value="21247501" calcext:value-type="float">
            <text:p>21247501</text:p>
          </table:table-cell>
          <table:table-cell table:style-name="ce1" table:formula="of:=[.A1330]/1000/(60*60*24)" office:value-type="time" office:time-value="PT05H54M07.501S" calcext:value-type="time">
            <text:p>05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48.49" calcext:value-type="float">
            <text:p>1448.49</text:p>
          </table:table-cell>
          <table:table-cell office:value-type="float" office:value="1794.08" calcext:value-type="float">
            <text:p>1794.08</text:p>
          </table:table-cell>
        </table:table-row>
        <table:table-row table:style-name="ro1">
          <table:table-cell office:value-type="float" office:value="21263501" calcext:value-type="float">
            <text:p>21263501</text:p>
          </table:table-cell>
          <table:table-cell table:style-name="ce1" table:formula="of:=[.A1331]/1000/(60*60*24)" office:value-type="time" office:time-value="PT05H54M23.501S" calcext:value-type="time">
            <text:p>05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49.55" calcext:value-type="float">
            <text:p>1449.55</text:p>
          </table:table-cell>
          <table:table-cell office:value-type="float" office:value="1795.37" calcext:value-type="float">
            <text:p>1795.37</text:p>
          </table:table-cell>
        </table:table-row>
        <table:table-row table:style-name="ro1">
          <table:table-cell office:value-type="float" office:value="21279501" calcext:value-type="float">
            <text:p>21279501</text:p>
          </table:table-cell>
          <table:table-cell table:style-name="ce1" table:formula="of:=[.A1332]/1000/(60*60*24)" office:value-type="time" office:time-value="PT05H54M39.501S" calcext:value-type="time">
            <text:p>05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450.62" calcext:value-type="float">
            <text:p>1450.62</text:p>
          </table:table-cell>
          <table:table-cell office:value-type="float" office:value="1796.65" calcext:value-type="float">
            <text:p>1796.65</text:p>
          </table:table-cell>
        </table:table-row>
        <table:table-row table:style-name="ro1">
          <table:table-cell office:value-type="float" office:value="21295501" calcext:value-type="float">
            <text:p>21295501</text:p>
          </table:table-cell>
          <table:table-cell table:style-name="ce1" table:formula="of:=[.A1333]/1000/(60*60*24)" office:value-type="time" office:time-value="PT05H54M55.501S" calcext:value-type="time">
            <text:p>05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451.68" calcext:value-type="float">
            <text:p>1451.68</text:p>
          </table:table-cell>
          <table:table-cell office:value-type="float" office:value="1797.94" calcext:value-type="float">
            <text:p>1797.94</text:p>
          </table:table-cell>
        </table:table-row>
        <table:table-row table:style-name="ro1">
          <table:table-cell office:value-type="float" office:value="21311501" calcext:value-type="float">
            <text:p>21311501</text:p>
          </table:table-cell>
          <table:table-cell table:style-name="ce1" table:formula="of:=[.A1334]/1000/(60*60*24)" office:value-type="time" office:time-value="PT05H55M11.501S" calcext:value-type="time">
            <text:p>05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1799.23" calcext:value-type="float">
            <text:p>1799.23</text:p>
          </table:table-cell>
        </table:table-row>
        <table:table-row table:style-name="ro1">
          <table:table-cell office:value-type="float" office:value="21327501" calcext:value-type="float">
            <text:p>21327501</text:p>
          </table:table-cell>
          <table:table-cell table:style-name="ce1" table:formula="of:=[.A1335]/1000/(60*60*24)" office:value-type="time" office:time-value="PT05H55M27.501S" calcext:value-type="time">
            <text:p>05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1453.82" calcext:value-type="float">
            <text:p>1453.82</text:p>
          </table:table-cell>
          <table:table-cell office:value-type="float" office:value="1800.52" calcext:value-type="float">
            <text:p>1800.52</text:p>
          </table:table-cell>
        </table:table-row>
        <table:table-row table:style-name="ro1">
          <table:table-cell office:value-type="float" office:value="21343501" calcext:value-type="float">
            <text:p>21343501</text:p>
          </table:table-cell>
          <table:table-cell table:style-name="ce1" table:formula="of:=[.A1336]/1000/(60*60*24)" office:value-type="time" office:time-value="PT05H55M43.501S" calcext:value-type="time">
            <text:p>05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54.88" calcext:value-type="float">
            <text:p>1454.88</text:p>
          </table:table-cell>
          <table:table-cell office:value-type="float" office:value="1801.81" calcext:value-type="float">
            <text:p>1801.81</text:p>
          </table:table-cell>
        </table:table-row>
        <table:table-row table:style-name="ro1">
          <table:table-cell office:value-type="float" office:value="21359501" calcext:value-type="float">
            <text:p>21359501</text:p>
          </table:table-cell>
          <table:table-cell table:style-name="ce1" table:formula="of:=[.A1337]/1000/(60*60*24)" office:value-type="time" office:time-value="PT05H55M59.501S" calcext:value-type="time">
            <text:p>05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55.95" calcext:value-type="float">
            <text:p>1455.95</text:p>
          </table:table-cell>
          <table:table-cell office:value-type="float" office:value="1803.1" calcext:value-type="float">
            <text:p>1803.1</text:p>
          </table:table-cell>
        </table:table-row>
        <table:table-row table:style-name="ro1">
          <table:table-cell office:value-type="float" office:value="21375501" calcext:value-type="float">
            <text:p>21375501</text:p>
          </table:table-cell>
          <table:table-cell table:style-name="ce1" table:formula="of:=[.A1338]/1000/(60*60*24)" office:value-type="time" office:time-value="PT05H56M15.501S" calcext:value-type="time">
            <text:p>05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57.01" calcext:value-type="float">
            <text:p>1457.01</text:p>
          </table:table-cell>
          <table:table-cell office:value-type="float" office:value="1804.38" calcext:value-type="float">
            <text:p>1804.38</text:p>
          </table:table-cell>
        </table:table-row>
        <table:table-row table:style-name="ro1">
          <table:table-cell office:value-type="float" office:value="21391501" calcext:value-type="float">
            <text:p>21391501</text:p>
          </table:table-cell>
          <table:table-cell table:style-name="ce1" table:formula="of:=[.A1339]/1000/(60*60*24)" office:value-type="time" office:time-value="PT05H56M31.501S" calcext:value-type="time">
            <text:p>05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58.08" calcext:value-type="float">
            <text:p>1458.08</text:p>
          </table:table-cell>
          <table:table-cell office:value-type="float" office:value="1805.67" calcext:value-type="float">
            <text:p>1805.67</text:p>
          </table:table-cell>
        </table:table-row>
        <table:table-row table:style-name="ro1">
          <table:table-cell office:value-type="float" office:value="21407501" calcext:value-type="float">
            <text:p>21407501</text:p>
          </table:table-cell>
          <table:table-cell table:style-name="ce1" table:formula="of:=[.A1340]/1000/(60*60*24)" office:value-type="time" office:time-value="PT05H56M47.501S" calcext:value-type="time">
            <text:p>05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59.15" calcext:value-type="float">
            <text:p>1459.15</text:p>
          </table:table-cell>
          <table:table-cell office:value-type="float" office:value="1806.96" calcext:value-type="float">
            <text:p>1806.96</text:p>
          </table:table-cell>
        </table:table-row>
        <table:table-row table:style-name="ro1">
          <table:table-cell office:value-type="float" office:value="21423501" calcext:value-type="float">
            <text:p>21423501</text:p>
          </table:table-cell>
          <table:table-cell table:style-name="ce1" table:formula="of:=[.A1341]/1000/(60*60*24)" office:value-type="time" office:time-value="PT05H57M03.501S" calcext:value-type="time">
            <text:p>05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60.21" calcext:value-type="float">
            <text:p>1460.21</text:p>
          </table:table-cell>
          <table:table-cell office:value-type="float" office:value="1808.25" calcext:value-type="float">
            <text:p>1808.25</text:p>
          </table:table-cell>
        </table:table-row>
        <table:table-row table:style-name="ro1">
          <table:table-cell office:value-type="float" office:value="21439500" calcext:value-type="float">
            <text:p>21439500</text:p>
          </table:table-cell>
          <table:table-cell table:style-name="ce1" table:formula="of:=[.A1342]/1000/(60*60*24)" office:value-type="time" office:time-value="PT05H57M19.5S" calcext:value-type="time">
            <text:p>05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61.28" calcext:value-type="float">
            <text:p>1461.28</text:p>
          </table:table-cell>
          <table:table-cell office:value-type="float" office:value="1809.54" calcext:value-type="float">
            <text:p>1809.54</text:p>
          </table:table-cell>
        </table:table-row>
        <table:table-row table:style-name="ro1">
          <table:table-cell office:value-type="float" office:value="21455501" calcext:value-type="float">
            <text:p>21455501</text:p>
          </table:table-cell>
          <table:table-cell table:style-name="ce1" table:formula="of:=[.A1343]/1000/(60*60*24)" office:value-type="time" office:time-value="PT05H57M35.501S" calcext:value-type="time">
            <text:p>05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62.35" calcext:value-type="float">
            <text:p>1462.35</text:p>
          </table:table-cell>
          <table:table-cell office:value-type="float" office:value="1810.83" calcext:value-type="float">
            <text:p>1810.83</text:p>
          </table:table-cell>
        </table:table-row>
        <table:table-row table:style-name="ro1">
          <table:table-cell office:value-type="float" office:value="21471501" calcext:value-type="float">
            <text:p>21471501</text:p>
          </table:table-cell>
          <table:table-cell table:style-name="ce1" table:formula="of:=[.A1344]/1000/(60*60*24)" office:value-type="time" office:time-value="PT05H57M51.501S" calcext:value-type="time">
            <text:p>05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63.41" calcext:value-type="float">
            <text:p>1463.41</text:p>
          </table:table-cell>
          <table:table-cell office:value-type="float" office:value="1812.11" calcext:value-type="float">
            <text:p>1812.11</text:p>
          </table:table-cell>
        </table:table-row>
        <table:table-row table:style-name="ro1">
          <table:table-cell office:value-type="float" office:value="21487501" calcext:value-type="float">
            <text:p>21487501</text:p>
          </table:table-cell>
          <table:table-cell table:style-name="ce1" table:formula="of:=[.A1345]/1000/(60*60*24)" office:value-type="time" office:time-value="PT05H58M07.501S" calcext:value-type="time">
            <text:p>05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64.48" calcext:value-type="float">
            <text:p>1464.48</text:p>
          </table:table-cell>
          <table:table-cell office:value-type="float" office:value="1813.4" calcext:value-type="float">
            <text:p>1813.4</text:p>
          </table:table-cell>
        </table:table-row>
        <table:table-row table:style-name="ro1">
          <table:table-cell office:value-type="float" office:value="21503501" calcext:value-type="float">
            <text:p>21503501</text:p>
          </table:table-cell>
          <table:table-cell table:style-name="ce1" table:formula="of:=[.A1346]/1000/(60*60*24)" office:value-type="time" office:time-value="PT05H58M23.501S" calcext:value-type="time">
            <text:p>05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465.54" calcext:value-type="float">
            <text:p>1465.54</text:p>
          </table:table-cell>
          <table:table-cell office:value-type="float" office:value="1814.69" calcext:value-type="float">
            <text:p>1814.69</text:p>
          </table:table-cell>
        </table:table-row>
        <table:table-row table:style-name="ro1">
          <table:table-cell office:value-type="float" office:value="21519501" calcext:value-type="float">
            <text:p>21519501</text:p>
          </table:table-cell>
          <table:table-cell table:style-name="ce1" table:formula="of:=[.A1347]/1000/(60*60*24)" office:value-type="time" office:time-value="PT05H58M39.501S" calcext:value-type="time">
            <text:p>05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466.61" calcext:value-type="float">
            <text:p>1466.61</text:p>
          </table:table-cell>
          <table:table-cell office:value-type="float" office:value="1815.98" calcext:value-type="float">
            <text:p>1815.98</text:p>
          </table:table-cell>
        </table:table-row>
        <table:table-row table:style-name="ro1">
          <table:table-cell office:value-type="float" office:value="21535501" calcext:value-type="float">
            <text:p>21535501</text:p>
          </table:table-cell>
          <table:table-cell table:style-name="ce1" table:formula="of:=[.A1348]/1000/(60*60*24)" office:value-type="time" office:time-value="PT05H58M55.501S" calcext:value-type="time">
            <text:p>05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67.68" calcext:value-type="float">
            <text:p>1467.68</text:p>
          </table:table-cell>
          <table:table-cell office:value-type="float" office:value="1817.26" calcext:value-type="float">
            <text:p>1817.26</text:p>
          </table:table-cell>
        </table:table-row>
        <table:table-row table:style-name="ro1">
          <table:table-cell office:value-type="float" office:value="21551501" calcext:value-type="float">
            <text:p>21551501</text:p>
          </table:table-cell>
          <table:table-cell table:style-name="ce1" table:formula="of:=[.A1349]/1000/(60*60*24)" office:value-type="time" office:time-value="PT05H59M11.501S" calcext:value-type="time">
            <text:p>05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68.74" calcext:value-type="float">
            <text:p>1468.74</text:p>
          </table:table-cell>
          <table:table-cell office:value-type="float" office:value="1818.55" calcext:value-type="float">
            <text:p>1818.55</text:p>
          </table:table-cell>
        </table:table-row>
        <table:table-row table:style-name="ro1">
          <table:table-cell office:value-type="float" office:value="21567501" calcext:value-type="float">
            <text:p>21567501</text:p>
          </table:table-cell>
          <table:table-cell table:style-name="ce1" table:formula="of:=[.A1350]/1000/(60*60*24)" office:value-type="time" office:time-value="PT05H59M27.501S" calcext:value-type="time">
            <text:p>05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69.81" calcext:value-type="float">
            <text:p>1469.81</text:p>
          </table:table-cell>
          <table:table-cell office:value-type="float" office:value="1819.84" calcext:value-type="float">
            <text:p>1819.84</text:p>
          </table:table-cell>
        </table:table-row>
        <table:table-row table:style-name="ro1">
          <table:table-cell office:value-type="float" office:value="21583501" calcext:value-type="float">
            <text:p>21583501</text:p>
          </table:table-cell>
          <table:table-cell table:style-name="ce1" table:formula="of:=[.A1351]/1000/(60*60*24)" office:value-type="time" office:time-value="PT05H59M43.501S" calcext:value-type="time">
            <text:p>05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470.87" calcext:value-type="float">
            <text:p>1470.87</text:p>
          </table:table-cell>
          <table:table-cell office:value-type="float" office:value="1821.13" calcext:value-type="float">
            <text:p>1821.13</text:p>
          </table:table-cell>
        </table:table-row>
        <table:table-row table:style-name="ro1">
          <table:table-cell office:value-type="float" office:value="21599501" calcext:value-type="float">
            <text:p>21599501</text:p>
          </table:table-cell>
          <table:table-cell table:style-name="ce1" table:formula="of:=[.A1352]/1000/(60*60*24)" office:value-type="time" office:time-value="PT05H59M59.501S" calcext:value-type="time">
            <text:p>06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71.94" calcext:value-type="float">
            <text:p>1471.94</text:p>
          </table:table-cell>
          <table:table-cell office:value-type="float" office:value="1822.41" calcext:value-type="float">
            <text:p>1822.41</text:p>
          </table:table-cell>
        </table:table-row>
        <table:table-row table:style-name="ro1">
          <table:table-cell office:value-type="float" office:value="21615501" calcext:value-type="float">
            <text:p>21615501</text:p>
          </table:table-cell>
          <table:table-cell table:style-name="ce1" table:formula="of:=[.A1353]/1000/(60*60*24)" office:value-type="time" office:time-value="PT06H00M15.501S" calcext:value-type="time">
            <text:p>06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73" calcext:value-type="float">
            <text:p>1473</text:p>
          </table:table-cell>
          <table:table-cell office:value-type="float" office:value="1823.7" calcext:value-type="float">
            <text:p>1823.7</text:p>
          </table:table-cell>
        </table:table-row>
        <table:table-row table:style-name="ro1">
          <table:table-cell office:value-type="float" office:value="21631501" calcext:value-type="float">
            <text:p>21631501</text:p>
          </table:table-cell>
          <table:table-cell table:style-name="ce1" table:formula="of:=[.A1354]/1000/(60*60*24)" office:value-type="time" office:time-value="PT06H00M31.501S" calcext:value-type="time">
            <text:p>06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74.07" calcext:value-type="float">
            <text:p>1474.07</text:p>
          </table:table-cell>
          <table:table-cell office:value-type="float" office:value="1824.99" calcext:value-type="float">
            <text:p>1824.99</text:p>
          </table:table-cell>
        </table:table-row>
        <table:table-row table:style-name="ro1">
          <table:table-cell office:value-type="float" office:value="21647501" calcext:value-type="float">
            <text:p>21647501</text:p>
          </table:table-cell>
          <table:table-cell table:style-name="ce1" table:formula="of:=[.A1355]/1000/(60*60*24)" office:value-type="time" office:time-value="PT06H00M47.501S" calcext:value-type="time">
            <text:p>06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75.13" calcext:value-type="float">
            <text:p>1475.13</text:p>
          </table:table-cell>
          <table:table-cell office:value-type="float" office:value="1826.28" calcext:value-type="float">
            <text:p>1826.28</text:p>
          </table:table-cell>
        </table:table-row>
        <table:table-row table:style-name="ro1">
          <table:table-cell office:value-type="float" office:value="21663501" calcext:value-type="float">
            <text:p>21663501</text:p>
          </table:table-cell>
          <table:table-cell table:style-name="ce1" table:formula="of:=[.A1356]/1000/(60*60*24)" office:value-type="time" office:time-value="PT06H01M03.501S" calcext:value-type="time">
            <text:p>06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76.2" calcext:value-type="float">
            <text:p>1476.2</text:p>
          </table:table-cell>
          <table:table-cell office:value-type="float" office:value="1827.56" calcext:value-type="float">
            <text:p>1827.56</text:p>
          </table:table-cell>
        </table:table-row>
        <table:table-row table:style-name="ro1">
          <table:table-cell office:value-type="float" office:value="21679501" calcext:value-type="float">
            <text:p>21679501</text:p>
          </table:table-cell>
          <table:table-cell table:style-name="ce1" table:formula="of:=[.A1357]/1000/(60*60*24)" office:value-type="time" office:time-value="PT06H01M19.501S" calcext:value-type="time">
            <text:p>06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77.27" calcext:value-type="float">
            <text:p>1477.27</text:p>
          </table:table-cell>
          <table:table-cell office:value-type="float" office:value="1828.85" calcext:value-type="float">
            <text:p>1828.85</text:p>
          </table:table-cell>
        </table:table-row>
        <table:table-row table:style-name="ro1">
          <table:table-cell office:value-type="float" office:value="21695501" calcext:value-type="float">
            <text:p>21695501</text:p>
          </table:table-cell>
          <table:table-cell table:style-name="ce1" table:formula="of:=[.A1358]/1000/(60*60*24)" office:value-type="time" office:time-value="PT06H01M35.501S" calcext:value-type="time">
            <text:p>06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78.33" calcext:value-type="float">
            <text:p>1478.33</text:p>
          </table:table-cell>
          <table:table-cell office:value-type="float" office:value="1830.14" calcext:value-type="float">
            <text:p>1830.14</text:p>
          </table:table-cell>
        </table:table-row>
        <table:table-row table:style-name="ro1">
          <table:table-cell office:value-type="float" office:value="21711501" calcext:value-type="float">
            <text:p>21711501</text:p>
          </table:table-cell>
          <table:table-cell table:style-name="ce1" table:formula="of:=[.A1359]/1000/(60*60*24)" office:value-type="time" office:time-value="PT06H01M51.501S" calcext:value-type="time">
            <text:p>06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79.39" calcext:value-type="float">
            <text:p>1479.39</text:p>
          </table:table-cell>
          <table:table-cell office:value-type="float" office:value="1831.42" calcext:value-type="float">
            <text:p>1831.42</text:p>
          </table:table-cell>
        </table:table-row>
        <table:table-row table:style-name="ro1">
          <table:table-cell office:value-type="float" office:value="21727501" calcext:value-type="float">
            <text:p>21727501</text:p>
          </table:table-cell>
          <table:table-cell table:style-name="ce1" table:formula="of:=[.A1360]/1000/(60*60*24)" office:value-type="time" office:time-value="PT06H02M07.501S" calcext:value-type="time">
            <text:p>06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0.46" calcext:value-type="float">
            <text:p>1480.46</text:p>
          </table:table-cell>
          <table:table-cell office:value-type="float" office:value="1832.71" calcext:value-type="float">
            <text:p>1832.71</text:p>
          </table:table-cell>
        </table:table-row>
        <table:table-row table:style-name="ro1">
          <table:table-cell office:value-type="float" office:value="21743501" calcext:value-type="float">
            <text:p>21743501</text:p>
          </table:table-cell>
          <table:table-cell table:style-name="ce1" table:formula="of:=[.A1361]/1000/(60*60*24)" office:value-type="time" office:time-value="PT06H02M23.501S" calcext:value-type="time">
            <text:p>06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1.52" calcext:value-type="float">
            <text:p>1481.52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21759501" calcext:value-type="float">
            <text:p>21759501</text:p>
          </table:table-cell>
          <table:table-cell table:style-name="ce1" table:formula="of:=[.A1362]/1000/(60*60*24)" office:value-type="time" office:time-value="PT06H02M39.501S" calcext:value-type="time">
            <text:p>06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2.59" calcext:value-type="float">
            <text:p>1482.59</text:p>
          </table:table-cell>
          <table:table-cell office:value-type="float" office:value="1835.29" calcext:value-type="float">
            <text:p>1835.29</text:p>
          </table:table-cell>
        </table:table-row>
        <table:table-row table:style-name="ro1">
          <table:table-cell office:value-type="float" office:value="21775501" calcext:value-type="float">
            <text:p>21775501</text:p>
          </table:table-cell>
          <table:table-cell table:style-name="ce1" table:formula="of:=[.A1363]/1000/(60*60*24)" office:value-type="time" office:time-value="PT06H02M55.501S" calcext:value-type="time">
            <text:p>06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3.65" calcext:value-type="float">
            <text:p>1483.65</text:p>
          </table:table-cell>
          <table:table-cell office:value-type="float" office:value="1836.57" calcext:value-type="float">
            <text:p>1836.57</text:p>
          </table:table-cell>
        </table:table-row>
        <table:table-row table:style-name="ro1">
          <table:table-cell office:value-type="float" office:value="21791501" calcext:value-type="float">
            <text:p>21791501</text:p>
          </table:table-cell>
          <table:table-cell table:style-name="ce1" table:formula="of:=[.A1364]/1000/(60*60*24)" office:value-type="time" office:time-value="PT06H03M11.501S" calcext:value-type="time">
            <text:p>06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84.72" calcext:value-type="float">
            <text:p>1484.72</text:p>
          </table:table-cell>
          <table:table-cell office:value-type="float" office:value="1837.86" calcext:value-type="float">
            <text:p>1837.86</text:p>
          </table:table-cell>
        </table:table-row>
        <table:table-row table:style-name="ro1">
          <table:table-cell office:value-type="float" office:value="21807501" calcext:value-type="float">
            <text:p>21807501</text:p>
          </table:table-cell>
          <table:table-cell table:style-name="ce1" table:formula="of:=[.A1365]/1000/(60*60*24)" office:value-type="time" office:time-value="PT06H03M27.501S" calcext:value-type="time">
            <text:p>06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5.78" calcext:value-type="float">
            <text:p>1485.78</text:p>
          </table:table-cell>
          <table:table-cell office:value-type="float" office:value="1839.15" calcext:value-type="float">
            <text:p>1839.15</text:p>
          </table:table-cell>
        </table:table-row>
        <table:table-row table:style-name="ro1">
          <table:table-cell office:value-type="float" office:value="21823501" calcext:value-type="float">
            <text:p>21823501</text:p>
          </table:table-cell>
          <table:table-cell table:style-name="ce1" table:formula="of:=[.A1366]/1000/(60*60*24)" office:value-type="time" office:time-value="PT06H03M43.501S" calcext:value-type="time">
            <text:p>06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6.85" calcext:value-type="float">
            <text:p>1486.85</text:p>
          </table:table-cell>
          <table:table-cell office:value-type="float" office:value="1840.43" calcext:value-type="float">
            <text:p>1840.43</text:p>
          </table:table-cell>
        </table:table-row>
        <table:table-row table:style-name="ro1">
          <table:table-cell office:value-type="float" office:value="21839501" calcext:value-type="float">
            <text:p>21839501</text:p>
          </table:table-cell>
          <table:table-cell table:style-name="ce1" table:formula="of:=[.A1367]/1000/(60*60*24)" office:value-type="time" office:time-value="PT06H03M59.501S" calcext:value-type="time">
            <text:p>06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7.91" calcext:value-type="float">
            <text:p>1487.91</text:p>
          </table:table-cell>
          <table:table-cell office:value-type="float" office:value="1841.72" calcext:value-type="float">
            <text:p>1841.72</text:p>
          </table:table-cell>
        </table:table-row>
        <table:table-row table:style-name="ro1">
          <table:table-cell office:value-type="float" office:value="21855501" calcext:value-type="float">
            <text:p>21855501</text:p>
          </table:table-cell>
          <table:table-cell table:style-name="ce1" table:formula="of:=[.A1368]/1000/(60*60*24)" office:value-type="time" office:time-value="PT06H04M15.501S" calcext:value-type="time">
            <text:p>06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88.98" calcext:value-type="float">
            <text:p>1488.98</text:p>
          </table:table-cell>
          <table:table-cell office:value-type="float" office:value="1843.01" calcext:value-type="float">
            <text:p>1843.01</text:p>
          </table:table-cell>
        </table:table-row>
        <table:table-row table:style-name="ro1">
          <table:table-cell office:value-type="float" office:value="21871501" calcext:value-type="float">
            <text:p>21871501</text:p>
          </table:table-cell>
          <table:table-cell table:style-name="ce1" table:formula="of:=[.A1369]/1000/(60*60*24)" office:value-type="time" office:time-value="PT06H04M31.501S" calcext:value-type="time">
            <text:p>06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90.04" calcext:value-type="float">
            <text:p>1490.04</text:p>
          </table:table-cell>
          <table:table-cell office:value-type="float" office:value="1844.29" calcext:value-type="float">
            <text:p>1844.29</text:p>
          </table:table-cell>
        </table:table-row>
        <table:table-row table:style-name="ro1">
          <table:table-cell office:value-type="float" office:value="21887501" calcext:value-type="float">
            <text:p>21887501</text:p>
          </table:table-cell>
          <table:table-cell table:style-name="ce1" table:formula="of:=[.A1370]/1000/(60*60*24)" office:value-type="time" office:time-value="PT06H04M47.501S" calcext:value-type="time">
            <text:p>06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91.11" calcext:value-type="float">
            <text:p>1491.11</text:p>
          </table:table-cell>
          <table:table-cell office:value-type="float" office:value="1845.58" calcext:value-type="float">
            <text:p>1845.58</text:p>
          </table:table-cell>
        </table:table-row>
        <table:table-row table:style-name="ro1">
          <table:table-cell office:value-type="float" office:value="21903501" calcext:value-type="float">
            <text:p>21903501</text:p>
          </table:table-cell>
          <table:table-cell table:style-name="ce1" table:formula="of:=[.A1371]/1000/(60*60*24)" office:value-type="time" office:time-value="PT06H05M03.501S" calcext:value-type="time">
            <text:p>06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92.17" calcext:value-type="float">
            <text:p>1492.17</text:p>
          </table:table-cell>
          <table:table-cell office:value-type="float" office:value="1846.87" calcext:value-type="float">
            <text:p>1846.87</text:p>
          </table:table-cell>
        </table:table-row>
        <table:table-row table:style-name="ro1">
          <table:table-cell office:value-type="float" office:value="21919501" calcext:value-type="float">
            <text:p>21919501</text:p>
          </table:table-cell>
          <table:table-cell table:style-name="ce1" table:formula="of:=[.A1372]/1000/(60*60*24)" office:value-type="time" office:time-value="PT06H05M19.501S" calcext:value-type="time">
            <text:p>06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93.24" calcext:value-type="float">
            <text:p>1493.24</text:p>
          </table:table-cell>
          <table:table-cell office:value-type="float" office:value="1848.16" calcext:value-type="float">
            <text:p>1848.16</text:p>
          </table:table-cell>
        </table:table-row>
        <table:table-row table:style-name="ro1">
          <table:table-cell office:value-type="float" office:value="21935501" calcext:value-type="float">
            <text:p>21935501</text:p>
          </table:table-cell>
          <table:table-cell table:style-name="ce1" table:formula="of:=[.A1373]/1000/(60*60*24)" office:value-type="time" office:time-value="PT06H05M35.501S" calcext:value-type="time">
            <text:p>06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94.3" calcext:value-type="float">
            <text:p>1494.3</text:p>
          </table:table-cell>
          <table:table-cell office:value-type="float" office:value="1849.44" calcext:value-type="float">
            <text:p>1849.44</text:p>
          </table:table-cell>
        </table:table-row>
        <table:table-row table:style-name="ro1">
          <table:table-cell office:value-type="float" office:value="21951501" calcext:value-type="float">
            <text:p>21951501</text:p>
          </table:table-cell>
          <table:table-cell table:style-name="ce1" table:formula="of:=[.A1374]/1000/(60*60*24)" office:value-type="time" office:time-value="PT06H05M51.501S" calcext:value-type="time">
            <text:p>06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95.37" calcext:value-type="float">
            <text:p>1495.37</text:p>
          </table:table-cell>
          <table:table-cell office:value-type="float" office:value="1850.73" calcext:value-type="float">
            <text:p>1850.73</text:p>
          </table:table-cell>
        </table:table-row>
        <table:table-row table:style-name="ro1">
          <table:table-cell office:value-type="float" office:value="21967501" calcext:value-type="float">
            <text:p>21967501</text:p>
          </table:table-cell>
          <table:table-cell table:style-name="ce1" table:formula="of:=[.A1375]/1000/(60*60*24)" office:value-type="time" office:time-value="PT06H06M07.501S" calcext:value-type="time">
            <text:p>06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96.43" calcext:value-type="float">
            <text:p>1496.43</text:p>
          </table:table-cell>
          <table:table-cell office:value-type="float" office:value="1852.02" calcext:value-type="float">
            <text:p>1852.02</text:p>
          </table:table-cell>
        </table:table-row>
        <table:table-row table:style-name="ro1">
          <table:table-cell office:value-type="float" office:value="21983501" calcext:value-type="float">
            <text:p>21983501</text:p>
          </table:table-cell>
          <table:table-cell table:style-name="ce1" table:formula="of:=[.A1376]/1000/(60*60*24)" office:value-type="time" office:time-value="PT06H06M23.501S" calcext:value-type="time">
            <text:p>06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853.3" calcext:value-type="float">
            <text:p>1853.3</text:p>
          </table:table-cell>
        </table:table-row>
        <table:table-row table:style-name="ro1">
          <table:table-cell office:value-type="float" office:value="21999501" calcext:value-type="float">
            <text:p>21999501</text:p>
          </table:table-cell>
          <table:table-cell table:style-name="ce1" table:formula="of:=[.A1377]/1000/(60*60*24)" office:value-type="time" office:time-value="PT06H06M39.501S" calcext:value-type="time">
            <text:p>06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98.56" calcext:value-type="float">
            <text:p>1498.56</text:p>
          </table:table-cell>
          <table:table-cell office:value-type="float" office:value="1854.59" calcext:value-type="float">
            <text:p>1854.59</text:p>
          </table:table-cell>
        </table:table-row>
        <table:table-row table:style-name="ro1">
          <table:table-cell office:value-type="float" office:value="22015501" calcext:value-type="float">
            <text:p>22015501</text:p>
          </table:table-cell>
          <table:table-cell table:style-name="ce1" table:formula="of:=[.A1378]/1000/(60*60*24)" office:value-type="time" office:time-value="PT06H06M55.501S" calcext:value-type="time">
            <text:p>06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99.62" calcext:value-type="float">
            <text:p>1499.62</text:p>
          </table:table-cell>
          <table:table-cell office:value-type="float" office:value="1855.88" calcext:value-type="float">
            <text:p>1855.88</text:p>
          </table:table-cell>
        </table:table-row>
        <table:table-row table:style-name="ro1">
          <table:table-cell office:value-type="float" office:value="22031501" calcext:value-type="float">
            <text:p>22031501</text:p>
          </table:table-cell>
          <table:table-cell table:style-name="ce1" table:formula="of:=[.A1379]/1000/(60*60*24)" office:value-type="time" office:time-value="PT06H07M11.501S" calcext:value-type="time">
            <text:p>06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0.69" calcext:value-type="float">
            <text:p>1500.69</text:p>
          </table:table-cell>
          <table:table-cell office:value-type="float" office:value="1857.16" calcext:value-type="float">
            <text:p>1857.16</text:p>
          </table:table-cell>
        </table:table-row>
        <table:table-row table:style-name="ro1">
          <table:table-cell office:value-type="float" office:value="22047501" calcext:value-type="float">
            <text:p>22047501</text:p>
          </table:table-cell>
          <table:table-cell table:style-name="ce1" table:formula="of:=[.A1380]/1000/(60*60*24)" office:value-type="time" office:time-value="PT06H07M27.501S" calcext:value-type="time">
            <text:p>06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1.75" calcext:value-type="float">
            <text:p>1501.75</text:p>
          </table:table-cell>
          <table:table-cell office:value-type="float" office:value="1858.45" calcext:value-type="float">
            <text:p>1858.45</text:p>
          </table:table-cell>
        </table:table-row>
        <table:table-row table:style-name="ro1">
          <table:table-cell office:value-type="float" office:value="22063501" calcext:value-type="float">
            <text:p>22063501</text:p>
          </table:table-cell>
          <table:table-cell table:style-name="ce1" table:formula="of:=[.A1381]/1000/(60*60*24)" office:value-type="time" office:time-value="PT06H07M43.501S" calcext:value-type="time">
            <text:p>06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2.82" calcext:value-type="float">
            <text:p>1502.82</text:p>
          </table:table-cell>
          <table:table-cell office:value-type="float" office:value="1859.74" calcext:value-type="float">
            <text:p>1859.74</text:p>
          </table:table-cell>
        </table:table-row>
        <table:table-row table:style-name="ro1">
          <table:table-cell office:value-type="float" office:value="22079501" calcext:value-type="float">
            <text:p>22079501</text:p>
          </table:table-cell>
          <table:table-cell table:style-name="ce1" table:formula="of:=[.A1382]/1000/(60*60*24)" office:value-type="time" office:time-value="PT06H07M59.501S" calcext:value-type="time">
            <text:p>06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3.88" calcext:value-type="float">
            <text:p>1503.88</text:p>
          </table:table-cell>
          <table:table-cell office:value-type="float" office:value="1861.02" calcext:value-type="float">
            <text:p>1861.02</text:p>
          </table:table-cell>
        </table:table-row>
        <table:table-row table:style-name="ro1">
          <table:table-cell office:value-type="float" office:value="22095501" calcext:value-type="float">
            <text:p>22095501</text:p>
          </table:table-cell>
          <table:table-cell table:style-name="ce1" table:formula="of:=[.A1383]/1000/(60*60*24)" office:value-type="time" office:time-value="PT06H08M15.501S" calcext:value-type="time">
            <text:p>06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04.95" calcext:value-type="float">
            <text:p>1504.95</text:p>
          </table:table-cell>
          <table:table-cell office:value-type="float" office:value="1862.31" calcext:value-type="float">
            <text:p>1862.31</text:p>
          </table:table-cell>
        </table:table-row>
        <table:table-row table:style-name="ro1">
          <table:table-cell office:value-type="float" office:value="22111501" calcext:value-type="float">
            <text:p>22111501</text:p>
          </table:table-cell>
          <table:table-cell table:style-name="ce1" table:formula="of:=[.A1384]/1000/(60*60*24)" office:value-type="time" office:time-value="PT06H08M31.501S" calcext:value-type="time">
            <text:p>06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6.01" calcext:value-type="float">
            <text:p>1506.01</text:p>
          </table:table-cell>
          <table:table-cell office:value-type="float" office:value="1863.59" calcext:value-type="float">
            <text:p>1863.59</text:p>
          </table:table-cell>
        </table:table-row>
        <table:table-row table:style-name="ro1">
          <table:table-cell office:value-type="float" office:value="22127501" calcext:value-type="float">
            <text:p>22127501</text:p>
          </table:table-cell>
          <table:table-cell table:style-name="ce1" table:formula="of:=[.A1385]/1000/(60*60*24)" office:value-type="time" office:time-value="PT06H08M47.501S" calcext:value-type="time">
            <text:p>06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7.08" calcext:value-type="float">
            <text:p>1507.08</text:p>
          </table:table-cell>
          <table:table-cell office:value-type="float" office:value="1864.88" calcext:value-type="float">
            <text:p>1864.88</text:p>
          </table:table-cell>
        </table:table-row>
        <table:table-row table:style-name="ro1">
          <table:table-cell office:value-type="float" office:value="22143501" calcext:value-type="float">
            <text:p>22143501</text:p>
          </table:table-cell>
          <table:table-cell table:style-name="ce1" table:formula="of:=[.A1386]/1000/(60*60*24)" office:value-type="time" office:time-value="PT06H09M03.501S" calcext:value-type="time">
            <text:p>06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08.14" calcext:value-type="float">
            <text:p>1508.14</text:p>
          </table:table-cell>
          <table:table-cell office:value-type="float" office:value="1866.17" calcext:value-type="float">
            <text:p>1866.17</text:p>
          </table:table-cell>
        </table:table-row>
        <table:table-row table:style-name="ro1">
          <table:table-cell office:value-type="float" office:value="22159500" calcext:value-type="float">
            <text:p>22159500</text:p>
          </table:table-cell>
          <table:table-cell table:style-name="ce1" table:formula="of:=[.A1387]/1000/(60*60*24)" office:value-type="time" office:time-value="PT06H09M19.5S" calcext:value-type="time">
            <text:p>06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509.21" calcext:value-type="float">
            <text:p>1509.21</text:p>
          </table:table-cell>
          <table:table-cell office:value-type="float" office:value="1867.45" calcext:value-type="float">
            <text:p>1867.45</text:p>
          </table:table-cell>
        </table:table-row>
        <table:table-row table:style-name="ro1">
          <table:table-cell office:value-type="float" office:value="22175501" calcext:value-type="float">
            <text:p>22175501</text:p>
          </table:table-cell>
          <table:table-cell table:style-name="ce1" table:formula="of:=[.A1388]/1000/(60*60*24)" office:value-type="time" office:time-value="PT06H09M35.501S" calcext:value-type="time">
            <text:p>06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10.27" calcext:value-type="float">
            <text:p>1510.27</text:p>
          </table:table-cell>
          <table:table-cell office:value-type="float" office:value="1868.74" calcext:value-type="float">
            <text:p>1868.74</text:p>
          </table:table-cell>
        </table:table-row>
        <table:table-row table:style-name="ro1">
          <table:table-cell office:value-type="float" office:value="22191501" calcext:value-type="float">
            <text:p>22191501</text:p>
          </table:table-cell>
          <table:table-cell table:style-name="ce1" table:formula="of:=[.A1389]/1000/(60*60*24)" office:value-type="time" office:time-value="PT06H09M51.501S" calcext:value-type="time">
            <text:p>06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11.34" calcext:value-type="float">
            <text:p>1511.34</text:p>
          </table:table-cell>
          <table:table-cell office:value-type="float" office:value="1870.03" calcext:value-type="float">
            <text:p>1870.03</text:p>
          </table:table-cell>
        </table:table-row>
        <table:table-row table:style-name="ro1">
          <table:table-cell office:value-type="float" office:value="22207501" calcext:value-type="float">
            <text:p>22207501</text:p>
          </table:table-cell>
          <table:table-cell table:style-name="ce1" table:formula="of:=[.A1390]/1000/(60*60*24)" office:value-type="time" office:time-value="PT06H10M07.501S" calcext:value-type="time">
            <text:p>06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12.4" calcext:value-type="float">
            <text:p>1512.4</text:p>
          </table:table-cell>
          <table:table-cell office:value-type="float" office:value="1871.31" calcext:value-type="float">
            <text:p>1871.31</text:p>
          </table:table-cell>
        </table:table-row>
        <table:table-row table:style-name="ro1">
          <table:table-cell office:value-type="float" office:value="22223501" calcext:value-type="float">
            <text:p>22223501</text:p>
          </table:table-cell>
          <table:table-cell table:style-name="ce1" table:formula="of:=[.A1391]/1000/(60*60*24)" office:value-type="time" office:time-value="PT06H10M23.501S" calcext:value-type="time">
            <text:p>06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13.47" calcext:value-type="float">
            <text:p>1513.47</text:p>
          </table:table-cell>
          <table:table-cell office:value-type="float" office:value="1872.6" calcext:value-type="float">
            <text:p>1872.6</text:p>
          </table:table-cell>
        </table:table-row>
        <table:table-row table:style-name="ro1">
          <table:table-cell office:value-type="float" office:value="22239501" calcext:value-type="float">
            <text:p>22239501</text:p>
          </table:table-cell>
          <table:table-cell table:style-name="ce1" table:formula="of:=[.A1392]/1000/(60*60*24)" office:value-type="time" office:time-value="PT06H10M39.501S" calcext:value-type="time">
            <text:p>06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514.53" calcext:value-type="float">
            <text:p>1514.53</text:p>
          </table:table-cell>
          <table:table-cell office:value-type="float" office:value="1873.88" calcext:value-type="float">
            <text:p>1873.88</text:p>
          </table:table-cell>
        </table:table-row>
        <table:table-row table:style-name="ro1">
          <table:table-cell office:value-type="float" office:value="22255501" calcext:value-type="float">
            <text:p>22255501</text:p>
          </table:table-cell>
          <table:table-cell table:style-name="ce1" table:formula="of:=[.A1393]/1000/(60*60*24)" office:value-type="time" office:time-value="PT06H10M55.501S" calcext:value-type="time">
            <text:p>06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515.59" calcext:value-type="float">
            <text:p>1515.59</text:p>
          </table:table-cell>
          <table:table-cell office:value-type="float" office:value="1875.17" calcext:value-type="float">
            <text:p>1875.17</text:p>
          </table:table-cell>
        </table:table-row>
        <table:table-row table:style-name="ro1">
          <table:table-cell office:value-type="float" office:value="22271501" calcext:value-type="float">
            <text:p>22271501</text:p>
          </table:table-cell>
          <table:table-cell table:style-name="ce1" table:formula="of:=[.A1394]/1000/(60*60*24)" office:value-type="time" office:time-value="PT06H11M11.501S" calcext:value-type="time">
            <text:p>06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16.66" calcext:value-type="float">
            <text:p>1516.66</text:p>
          </table:table-cell>
          <table:table-cell office:value-type="float" office:value="1876.46" calcext:value-type="float">
            <text:p>1876.46</text:p>
          </table:table-cell>
        </table:table-row>
        <table:table-row table:style-name="ro1">
          <table:table-cell office:value-type="float" office:value="22287501" calcext:value-type="float">
            <text:p>22287501</text:p>
          </table:table-cell>
          <table:table-cell table:style-name="ce1" table:formula="of:=[.A1395]/1000/(60*60*24)" office:value-type="time" office:time-value="PT06H11M27.501S" calcext:value-type="time">
            <text:p>06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17.72" calcext:value-type="float">
            <text:p>1517.72</text:p>
          </table:table-cell>
          <table:table-cell office:value-type="float" office:value="1877.74" calcext:value-type="float">
            <text:p>1877.74</text:p>
          </table:table-cell>
        </table:table-row>
        <table:table-row table:style-name="ro1">
          <table:table-cell office:value-type="float" office:value="22303501" calcext:value-type="float">
            <text:p>22303501</text:p>
          </table:table-cell>
          <table:table-cell table:style-name="ce1" table:formula="of:=[.A1396]/1000/(60*60*24)" office:value-type="time" office:time-value="PT06H11M43.501S" calcext:value-type="time">
            <text:p>06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18.79" calcext:value-type="float">
            <text:p>1518.79</text:p>
          </table:table-cell>
          <table:table-cell office:value-type="float" office:value="1879.03" calcext:value-type="float">
            <text:p>1879.03</text:p>
          </table:table-cell>
        </table:table-row>
        <table:table-row table:style-name="ro1">
          <table:table-cell office:value-type="float" office:value="22319501" calcext:value-type="float">
            <text:p>22319501</text:p>
          </table:table-cell>
          <table:table-cell table:style-name="ce1" table:formula="of:=[.A1397]/1000/(60*60*24)" office:value-type="time" office:time-value="PT06H11M59.501S" calcext:value-type="time">
            <text:p>06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19.85" calcext:value-type="float">
            <text:p>1519.85</text:p>
          </table:table-cell>
          <table:table-cell office:value-type="float" office:value="1880.31" calcext:value-type="float">
            <text:p>1880.31</text:p>
          </table:table-cell>
        </table:table-row>
        <table:table-row table:style-name="ro1">
          <table:table-cell office:value-type="float" office:value="22335501" calcext:value-type="float">
            <text:p>22335501</text:p>
          </table:table-cell>
          <table:table-cell table:style-name="ce1" table:formula="of:=[.A1398]/1000/(60*60*24)" office:value-type="time" office:time-value="PT06H12M15.501S" calcext:value-type="time">
            <text:p>06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0.92" calcext:value-type="float">
            <text:p>1520.92</text:p>
          </table:table-cell>
          <table:table-cell office:value-type="float" office:value="1881.6" calcext:value-type="float">
            <text:p>1881.6</text:p>
          </table:table-cell>
        </table:table-row>
        <table:table-row table:style-name="ro1">
          <table:table-cell office:value-type="float" office:value="22351501" calcext:value-type="float">
            <text:p>22351501</text:p>
          </table:table-cell>
          <table:table-cell table:style-name="ce1" table:formula="of:=[.A1399]/1000/(60*60*24)" office:value-type="time" office:time-value="PT06H12M31.501S" calcext:value-type="time">
            <text:p>06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1.98" calcext:value-type="float">
            <text:p>1521.98</text:p>
          </table:table-cell>
          <table:table-cell office:value-type="float" office:value="1882.88" calcext:value-type="float">
            <text:p>1882.88</text:p>
          </table:table-cell>
        </table:table-row>
        <table:table-row table:style-name="ro1">
          <table:table-cell office:value-type="float" office:value="22367501" calcext:value-type="float">
            <text:p>22367501</text:p>
          </table:table-cell>
          <table:table-cell table:style-name="ce1" table:formula="of:=[.A1400]/1000/(60*60*24)" office:value-type="time" office:time-value="PT06H12M47.501S" calcext:value-type="time">
            <text:p>06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3.05" calcext:value-type="float">
            <text:p>1523.05</text:p>
          </table:table-cell>
          <table:table-cell office:value-type="float" office:value="1884.17" calcext:value-type="float">
            <text:p>1884.17</text:p>
          </table:table-cell>
        </table:table-row>
        <table:table-row table:style-name="ro1">
          <table:table-cell office:value-type="float" office:value="22383501" calcext:value-type="float">
            <text:p>22383501</text:p>
          </table:table-cell>
          <table:table-cell table:style-name="ce1" table:formula="of:=[.A1401]/1000/(60*60*24)" office:value-type="time" office:time-value="PT06H13M03.501S" calcext:value-type="time">
            <text:p>06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4.11" calcext:value-type="float">
            <text:p>1524.11</text:p>
          </table:table-cell>
          <table:table-cell office:value-type="float" office:value="1885.45" calcext:value-type="float">
            <text:p>1885.45</text:p>
          </table:table-cell>
        </table:table-row>
        <table:table-row table:style-name="ro1">
          <table:table-cell office:value-type="float" office:value="22399501" calcext:value-type="float">
            <text:p>22399501</text:p>
          </table:table-cell>
          <table:table-cell table:style-name="ce1" table:formula="of:=[.A1402]/1000/(60*60*24)" office:value-type="time" office:time-value="PT06H13M19.501S" calcext:value-type="time">
            <text:p>06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5.17" calcext:value-type="float">
            <text:p>1525.17</text:p>
          </table:table-cell>
          <table:table-cell office:value-type="float" office:value="1886.74" calcext:value-type="float">
            <text:p>1886.74</text:p>
          </table:table-cell>
        </table:table-row>
        <table:table-row table:style-name="ro1">
          <table:table-cell office:value-type="float" office:value="22415501" calcext:value-type="float">
            <text:p>22415501</text:p>
          </table:table-cell>
          <table:table-cell table:style-name="ce1" table:formula="of:=[.A1403]/1000/(60*60*24)" office:value-type="time" office:time-value="PT06H13M35.501S" calcext:value-type="time">
            <text:p>06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6.24" calcext:value-type="float">
            <text:p>1526.24</text:p>
          </table:table-cell>
          <table:table-cell office:value-type="float" office:value="1888.02" calcext:value-type="float">
            <text:p>1888.02</text:p>
          </table:table-cell>
        </table:table-row>
        <table:table-row table:style-name="ro1">
          <table:table-cell office:value-type="float" office:value="22431501" calcext:value-type="float">
            <text:p>22431501</text:p>
          </table:table-cell>
          <table:table-cell table:style-name="ce1" table:formula="of:=[.A1404]/1000/(60*60*24)" office:value-type="time" office:time-value="PT06H13M51.501S" calcext:value-type="time">
            <text:p>06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7.3" calcext:value-type="float">
            <text:p>1527.3</text:p>
          </table:table-cell>
          <table:table-cell office:value-type="float" office:value="1889.31" calcext:value-type="float">
            <text:p>1889.31</text:p>
          </table:table-cell>
        </table:table-row>
        <table:table-row table:style-name="ro1">
          <table:table-cell office:value-type="float" office:value="22447501" calcext:value-type="float">
            <text:p>22447501</text:p>
          </table:table-cell>
          <table:table-cell table:style-name="ce1" table:formula="of:=[.A1405]/1000/(60*60*24)" office:value-type="time" office:time-value="PT06H14M07.501S" calcext:value-type="time">
            <text:p>06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8.37" calcext:value-type="float">
            <text:p>1528.37</text:p>
          </table:table-cell>
          <table:table-cell office:value-type="float" office:value="1890.59" calcext:value-type="float">
            <text:p>1890.59</text:p>
          </table:table-cell>
        </table:table-row>
        <table:table-row table:style-name="ro1">
          <table:table-cell office:value-type="float" office:value="22463501" calcext:value-type="float">
            <text:p>22463501</text:p>
          </table:table-cell>
          <table:table-cell table:style-name="ce1" table:formula="of:=[.A1406]/1000/(60*60*24)" office:value-type="time" office:time-value="PT06H14M23.501S" calcext:value-type="time">
            <text:p>06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29.43" calcext:value-type="float">
            <text:p>1529.43</text:p>
          </table:table-cell>
          <table:table-cell office:value-type="float" office:value="1891.88" calcext:value-type="float">
            <text:p>1891.88</text:p>
          </table:table-cell>
        </table:table-row>
        <table:table-row table:style-name="ro1">
          <table:table-cell office:value-type="float" office:value="22479501" calcext:value-type="float">
            <text:p>22479501</text:p>
          </table:table-cell>
          <table:table-cell table:style-name="ce1" table:formula="of:=[.A1407]/1000/(60*60*24)" office:value-type="time" office:time-value="PT06H14M39.501S" calcext:value-type="time">
            <text:p>06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30.5" calcext:value-type="float">
            <text:p>1530.5</text:p>
          </table:table-cell>
          <table:table-cell office:value-type="float" office:value="1893.16" calcext:value-type="float">
            <text:p>1893.16</text:p>
          </table:table-cell>
        </table:table-row>
        <table:table-row table:style-name="ro1">
          <table:table-cell office:value-type="float" office:value="22495501" calcext:value-type="float">
            <text:p>22495501</text:p>
          </table:table-cell>
          <table:table-cell table:style-name="ce1" table:formula="of:=[.A1408]/1000/(60*60*24)" office:value-type="time" office:time-value="PT06H14M55.501S" calcext:value-type="time">
            <text:p>06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31.56" calcext:value-type="float">
            <text:p>1531.56</text:p>
          </table:table-cell>
          <table:table-cell office:value-type="float" office:value="1894.45" calcext:value-type="float">
            <text:p>1894.45</text:p>
          </table:table-cell>
        </table:table-row>
        <table:table-row table:style-name="ro1">
          <table:table-cell office:value-type="float" office:value="22511501" calcext:value-type="float">
            <text:p>22511501</text:p>
          </table:table-cell>
          <table:table-cell table:style-name="ce1" table:formula="of:=[.A1409]/1000/(60*60*24)" office:value-type="time" office:time-value="PT06H15M11.501S" calcext:value-type="time">
            <text:p>06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32.62" calcext:value-type="float">
            <text:p>1532.62</text:p>
          </table:table-cell>
          <table:table-cell office:value-type="float" office:value="1895.73" calcext:value-type="float">
            <text:p>1895.73</text:p>
          </table:table-cell>
        </table:table-row>
        <table:table-row table:style-name="ro1">
          <table:table-cell office:value-type="float" office:value="22527501" calcext:value-type="float">
            <text:p>22527501</text:p>
          </table:table-cell>
          <table:table-cell table:style-name="ce1" table:formula="of:=[.A1410]/1000/(60*60*24)" office:value-type="time" office:time-value="PT06H15M27.501S" calcext:value-type="time">
            <text:p>06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1897.02" calcext:value-type="float">
            <text:p>1897.02</text:p>
          </table:table-cell>
        </table:table-row>
        <table:table-row table:style-name="ro1">
          <table:table-cell office:value-type="float" office:value="22543501" calcext:value-type="float">
            <text:p>22543501</text:p>
          </table:table-cell>
          <table:table-cell table:style-name="ce1" table:formula="of:=[.A1411]/1000/(60*60*24)" office:value-type="time" office:time-value="PT06H15M43.501S" calcext:value-type="time">
            <text:p>06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34.75" calcext:value-type="float">
            <text:p>1534.75</text:p>
          </table:table-cell>
          <table:table-cell office:value-type="float" office:value="1898.3" calcext:value-type="float">
            <text:p>1898.3</text:p>
          </table:table-cell>
        </table:table-row>
        <table:table-row table:style-name="ro1">
          <table:table-cell office:value-type="float" office:value="22559501" calcext:value-type="float">
            <text:p>22559501</text:p>
          </table:table-cell>
          <table:table-cell table:style-name="ce1" table:formula="of:=[.A1412]/1000/(60*60*24)" office:value-type="time" office:time-value="PT06H15M59.501S" calcext:value-type="time">
            <text:p>06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35.82" calcext:value-type="float">
            <text:p>1535.82</text:p>
          </table:table-cell>
          <table:table-cell office:value-type="float" office:value="1899.59" calcext:value-type="float">
            <text:p>1899.59</text:p>
          </table:table-cell>
        </table:table-row>
        <table:table-row table:style-name="ro1">
          <table:table-cell office:value-type="float" office:value="22575501" calcext:value-type="float">
            <text:p>22575501</text:p>
          </table:table-cell>
          <table:table-cell table:style-name="ce1" table:formula="of:=[.A1413]/1000/(60*60*24)" office:value-type="time" office:time-value="PT06H16M15.501S" calcext:value-type="time">
            <text:p>06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36.88" calcext:value-type="float">
            <text:p>1536.88</text:p>
          </table:table-cell>
          <table:table-cell office:value-type="float" office:value="1900.87" calcext:value-type="float">
            <text:p>1900.87</text:p>
          </table:table-cell>
        </table:table-row>
        <table:table-row table:style-name="ro1">
          <table:table-cell office:value-type="float" office:value="22591501" calcext:value-type="float">
            <text:p>22591501</text:p>
          </table:table-cell>
          <table:table-cell table:style-name="ce1" table:formula="of:=[.A1414]/1000/(60*60*24)" office:value-type="time" office:time-value="PT06H16M31.501S" calcext:value-type="time">
            <text:p>06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1902.16" calcext:value-type="float">
            <text:p>1902.16</text:p>
          </table:table-cell>
        </table:table-row>
        <table:table-row table:style-name="ro1">
          <table:table-cell office:value-type="float" office:value="22607501" calcext:value-type="float">
            <text:p>22607501</text:p>
          </table:table-cell>
          <table:table-cell table:style-name="ce1" table:formula="of:=[.A1415]/1000/(60*60*24)" office:value-type="time" office:time-value="PT06H16M47.501S" calcext:value-type="time">
            <text:p>06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1539.01" calcext:value-type="float">
            <text:p>1539.01</text:p>
          </table:table-cell>
          <table:table-cell office:value-type="float" office:value="1903.44" calcext:value-type="float">
            <text:p>1903.44</text:p>
          </table:table-cell>
        </table:table-row>
        <table:table-row table:style-name="ro1">
          <table:table-cell office:value-type="float" office:value="22623501" calcext:value-type="float">
            <text:p>22623501</text:p>
          </table:table-cell>
          <table:table-cell table:style-name="ce1" table:formula="of:=[.A1416]/1000/(60*60*24)" office:value-type="time" office:time-value="PT06H17M03.501S" calcext:value-type="time">
            <text:p>06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0.07" calcext:value-type="float">
            <text:p>1540.07</text:p>
          </table:table-cell>
          <table:table-cell office:value-type="float" office:value="1904.73" calcext:value-type="float">
            <text:p>1904.73</text:p>
          </table:table-cell>
        </table:table-row>
        <table:table-row table:style-name="ro1">
          <table:table-cell office:value-type="float" office:value="22639501" calcext:value-type="float">
            <text:p>22639501</text:p>
          </table:table-cell>
          <table:table-cell table:style-name="ce1" table:formula="of:=[.A1417]/1000/(60*60*24)" office:value-type="time" office:time-value="PT06H17M19.501S" calcext:value-type="time">
            <text:p>06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1.14" calcext:value-type="float">
            <text:p>1541.14</text:p>
          </table:table-cell>
          <table:table-cell office:value-type="float" office:value="1906.01" calcext:value-type="float">
            <text:p>1906.01</text:p>
          </table:table-cell>
        </table:table-row>
        <table:table-row table:style-name="ro1">
          <table:table-cell office:value-type="float" office:value="22655501" calcext:value-type="float">
            <text:p>22655501</text:p>
          </table:table-cell>
          <table:table-cell table:style-name="ce1" table:formula="of:=[.A1418]/1000/(60*60*24)" office:value-type="time" office:time-value="PT06H17M35.501S" calcext:value-type="time">
            <text:p>06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2.2" calcext:value-type="float">
            <text:p>1542.2</text:p>
          </table:table-cell>
          <table:table-cell office:value-type="float" office:value="1907.29" calcext:value-type="float">
            <text:p>1907.29</text:p>
          </table:table-cell>
        </table:table-row>
        <table:table-row table:style-name="ro1">
          <table:table-cell office:value-type="float" office:value="22671501" calcext:value-type="float">
            <text:p>22671501</text:p>
          </table:table-cell>
          <table:table-cell table:style-name="ce1" table:formula="of:=[.A1419]/1000/(60*60*24)" office:value-type="time" office:time-value="PT06H17M51.501S" calcext:value-type="time">
            <text:p>06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3.27" calcext:value-type="float">
            <text:p>1543.27</text:p>
          </table:table-cell>
          <table:table-cell office:value-type="float" office:value="1908.58" calcext:value-type="float">
            <text:p>1908.58</text:p>
          </table:table-cell>
        </table:table-row>
        <table:table-row table:style-name="ro1">
          <table:table-cell office:value-type="float" office:value="22687501" calcext:value-type="float">
            <text:p>22687501</text:p>
          </table:table-cell>
          <table:table-cell table:style-name="ce1" table:formula="of:=[.A1420]/1000/(60*60*24)" office:value-type="time" office:time-value="PT06H18M07.501S" calcext:value-type="time">
            <text:p>06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4.33" calcext:value-type="float">
            <text:p>1544.33</text:p>
          </table:table-cell>
          <table:table-cell office:value-type="float" office:value="1909.86" calcext:value-type="float">
            <text:p>1909.86</text:p>
          </table:table-cell>
        </table:table-row>
        <table:table-row table:style-name="ro1">
          <table:table-cell office:value-type="float" office:value="22703501" calcext:value-type="float">
            <text:p>22703501</text:p>
          </table:table-cell>
          <table:table-cell table:style-name="ce1" table:formula="of:=[.A1421]/1000/(60*60*24)" office:value-type="time" office:time-value="PT06H18M23.501S" calcext:value-type="time">
            <text:p>06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45.39" calcext:value-type="float">
            <text:p>1545.39</text:p>
          </table:table-cell>
          <table:table-cell office:value-type="float" office:value="1911.15" calcext:value-type="float">
            <text:p>1911.15</text:p>
          </table:table-cell>
        </table:table-row>
        <table:table-row table:style-name="ro1">
          <table:table-cell office:value-type="float" office:value="22719501" calcext:value-type="float">
            <text:p>22719501</text:p>
          </table:table-cell>
          <table:table-cell table:style-name="ce1" table:formula="of:=[.A1422]/1000/(60*60*24)" office:value-type="time" office:time-value="PT06H18M39.501S" calcext:value-type="time">
            <text:p>06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46.46" calcext:value-type="float">
            <text:p>1546.46</text:p>
          </table:table-cell>
          <table:table-cell office:value-type="float" office:value="1912.43" calcext:value-type="float">
            <text:p>1912.43</text:p>
          </table:table-cell>
        </table:table-row>
        <table:table-row table:style-name="ro1">
          <table:table-cell office:value-type="float" office:value="22735501" calcext:value-type="float">
            <text:p>22735501</text:p>
          </table:table-cell>
          <table:table-cell table:style-name="ce1" table:formula="of:=[.A1423]/1000/(60*60*24)" office:value-type="time" office:time-value="PT06H18M55.501S" calcext:value-type="time">
            <text:p>06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7.52" calcext:value-type="float">
            <text:p>1547.52</text:p>
          </table:table-cell>
          <table:table-cell office:value-type="float" office:value="1913.72" calcext:value-type="float">
            <text:p>1913.72</text:p>
          </table:table-cell>
        </table:table-row>
        <table:table-row table:style-name="ro1">
          <table:table-cell office:value-type="float" office:value="22751501" calcext:value-type="float">
            <text:p>22751501</text:p>
          </table:table-cell>
          <table:table-cell table:style-name="ce1" table:formula="of:=[.A1424]/1000/(60*60*24)" office:value-type="time" office:time-value="PT06H19M11.501S" calcext:value-type="time">
            <text:p>06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8.59" calcext:value-type="float">
            <text:p>1548.5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2767501" calcext:value-type="float">
            <text:p>22767501</text:p>
          </table:table-cell>
          <table:table-cell table:style-name="ce1" table:formula="of:=[.A1425]/1000/(60*60*24)" office:value-type="time" office:time-value="PT06H19M27.501S" calcext:value-type="time">
            <text:p>06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49.65" calcext:value-type="float">
            <text:p>1549.65</text:p>
          </table:table-cell>
          <table:table-cell office:value-type="float" office:value="1916.28" calcext:value-type="float">
            <text:p>1916.28</text:p>
          </table:table-cell>
        </table:table-row>
        <table:table-row table:style-name="ro1">
          <table:table-cell office:value-type="float" office:value="22783501" calcext:value-type="float">
            <text:p>22783501</text:p>
          </table:table-cell>
          <table:table-cell table:style-name="ce1" table:formula="of:=[.A1426]/1000/(60*60*24)" office:value-type="time" office:time-value="PT06H19M43.501S" calcext:value-type="time">
            <text:p>06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50.72" calcext:value-type="float">
            <text:p>1550.72</text:p>
          </table:table-cell>
          <table:table-cell office:value-type="float" office:value="1917.57" calcext:value-type="float">
            <text:p>1917.57</text:p>
          </table:table-cell>
        </table:table-row>
        <table:table-row table:style-name="ro1">
          <table:table-cell office:value-type="float" office:value="22799501" calcext:value-type="float">
            <text:p>22799501</text:p>
          </table:table-cell>
          <table:table-cell table:style-name="ce1" table:formula="of:=[.A1427]/1000/(60*60*24)" office:value-type="time" office:time-value="PT06H19M59.501S" calcext:value-type="time">
            <text:p>06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51.78" calcext:value-type="float">
            <text:p>1551.78</text:p>
          </table:table-cell>
          <table:table-cell office:value-type="float" office:value="1918.85" calcext:value-type="float">
            <text:p>1918.85</text:p>
          </table:table-cell>
        </table:table-row>
        <table:table-row table:style-name="ro1">
          <table:table-cell office:value-type="float" office:value="22815501" calcext:value-type="float">
            <text:p>22815501</text:p>
          </table:table-cell>
          <table:table-cell table:style-name="ce1" table:formula="of:=[.A1428]/1000/(60*60*24)" office:value-type="time" office:time-value="PT06H20M15.501S" calcext:value-type="time">
            <text:p>06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52.84" calcext:value-type="float">
            <text:p>1552.84</text:p>
          </table:table-cell>
          <table:table-cell office:value-type="float" office:value="1920.14" calcext:value-type="float">
            <text:p>1920.14</text:p>
          </table:table-cell>
        </table:table-row>
        <table:table-row table:style-name="ro1">
          <table:table-cell office:value-type="float" office:value="22831501" calcext:value-type="float">
            <text:p>22831501</text:p>
          </table:table-cell>
          <table:table-cell table:style-name="ce1" table:formula="of:=[.A1429]/1000/(60*60*24)" office:value-type="time" office:time-value="PT06H20M31.501S" calcext:value-type="time">
            <text:p>06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553.91" calcext:value-type="float">
            <text:p>1553.91</text:p>
          </table:table-cell>
          <table:table-cell office:value-type="float" office:value="1921.42" calcext:value-type="float">
            <text:p>1921.42</text:p>
          </table:table-cell>
        </table:table-row>
        <table:table-row table:style-name="ro1">
          <table:table-cell office:value-type="float" office:value="22847501" calcext:value-type="float">
            <text:p>22847501</text:p>
          </table:table-cell>
          <table:table-cell table:style-name="ce1" table:formula="of:=[.A1430]/1000/(60*60*24)" office:value-type="time" office:time-value="PT06H20M47.501S" calcext:value-type="time">
            <text:p>06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54.97" calcext:value-type="float">
            <text:p>1554.97</text:p>
          </table:table-cell>
          <table:table-cell office:value-type="float" office:value="1922.7" calcext:value-type="float">
            <text:p>1922.7</text:p>
          </table:table-cell>
        </table:table-row>
        <table:table-row table:style-name="ro1">
          <table:table-cell office:value-type="float" office:value="22863500" calcext:value-type="float">
            <text:p>22863500</text:p>
          </table:table-cell>
          <table:table-cell table:style-name="ce1" table:formula="of:=[.A1431]/1000/(60*60*24)" office:value-type="time" office:time-value="PT06H21M03.5S" calcext:value-type="time">
            <text:p>06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556.04" calcext:value-type="float">
            <text:p>1556.04</text:p>
          </table:table-cell>
          <table:table-cell office:value-type="float" office:value="1923.99" calcext:value-type="float">
            <text:p>1923.99</text:p>
          </table:table-cell>
        </table:table-row>
        <table:table-row table:style-name="ro1">
          <table:table-cell office:value-type="float" office:value="22879501" calcext:value-type="float">
            <text:p>22879501</text:p>
          </table:table-cell>
          <table:table-cell table:style-name="ce1" table:formula="of:=[.A1432]/1000/(60*60*24)" office:value-type="time" office:time-value="PT06H21M19.501S" calcext:value-type="time">
            <text:p>06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57.1" calcext:value-type="float">
            <text:p>1557.1</text:p>
          </table:table-cell>
          <table:table-cell office:value-type="float" office:value="1925.27" calcext:value-type="float">
            <text:p>1925.27</text:p>
          </table:table-cell>
        </table:table-row>
        <table:table-row table:style-name="ro1">
          <table:table-cell office:value-type="float" office:value="22895501" calcext:value-type="float">
            <text:p>22895501</text:p>
          </table:table-cell>
          <table:table-cell table:style-name="ce1" table:formula="of:=[.A1433]/1000/(60*60*24)" office:value-type="time" office:time-value="PT06H21M35.501S" calcext:value-type="time">
            <text:p>06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58.17" calcext:value-type="float">
            <text:p>1558.17</text:p>
          </table:table-cell>
          <table:table-cell office:value-type="float" office:value="1926.56" calcext:value-type="float">
            <text:p>1926.56</text:p>
          </table:table-cell>
        </table:table-row>
        <table:table-row table:style-name="ro1">
          <table:table-cell office:value-type="float" office:value="22911501" calcext:value-type="float">
            <text:p>22911501</text:p>
          </table:table-cell>
          <table:table-cell table:style-name="ce1" table:formula="of:=[.A1434]/1000/(60*60*24)" office:value-type="time" office:time-value="PT06H21M51.501S" calcext:value-type="time">
            <text:p>06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59.23" calcext:value-type="float">
            <text:p>1559.23</text:p>
          </table:table-cell>
          <table:table-cell office:value-type="float" office:value="1927.84" calcext:value-type="float">
            <text:p>1927.84</text:p>
          </table:table-cell>
        </table:table-row>
        <table:table-row table:style-name="ro1">
          <table:table-cell office:value-type="float" office:value="22927501" calcext:value-type="float">
            <text:p>22927501</text:p>
          </table:table-cell>
          <table:table-cell table:style-name="ce1" table:formula="of:=[.A1435]/1000/(60*60*24)" office:value-type="time" office:time-value="PT06H22M07.501S" calcext:value-type="time">
            <text:p>06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0.29" calcext:value-type="float">
            <text:p>1560.29</text:p>
          </table:table-cell>
          <table:table-cell office:value-type="float" office:value="1929.12" calcext:value-type="float">
            <text:p>1929.12</text:p>
          </table:table-cell>
        </table:table-row>
        <table:table-row table:style-name="ro1">
          <table:table-cell office:value-type="float" office:value="22943501" calcext:value-type="float">
            <text:p>22943501</text:p>
          </table:table-cell>
          <table:table-cell table:style-name="ce1" table:formula="of:=[.A1436]/1000/(60*60*24)" office:value-type="time" office:time-value="PT06H22M23.501S" calcext:value-type="time">
            <text:p>06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1.36" calcext:value-type="float">
            <text:p>1561.36</text:p>
          </table:table-cell>
          <table:table-cell office:value-type="float" office:value="1930.4" calcext:value-type="float">
            <text:p>1930.4</text:p>
          </table:table-cell>
        </table:table-row>
        <table:table-row table:style-name="ro1">
          <table:table-cell office:value-type="float" office:value="22959501" calcext:value-type="float">
            <text:p>22959501</text:p>
          </table:table-cell>
          <table:table-cell table:style-name="ce1" table:formula="of:=[.A1437]/1000/(60*60*24)" office:value-type="time" office:time-value="PT06H22M39.501S" calcext:value-type="time">
            <text:p>06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2.42" calcext:value-type="float">
            <text:p>1562.42</text:p>
          </table:table-cell>
          <table:table-cell office:value-type="float" office:value="1931.69" calcext:value-type="float">
            <text:p>1931.69</text:p>
          </table:table-cell>
        </table:table-row>
        <table:table-row table:style-name="ro1">
          <table:table-cell office:value-type="float" office:value="22975501" calcext:value-type="float">
            <text:p>22975501</text:p>
          </table:table-cell>
          <table:table-cell table:style-name="ce1" table:formula="of:=[.A1438]/1000/(60*60*24)" office:value-type="time" office:time-value="PT06H22M55.501S" calcext:value-type="time">
            <text:p>06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63.49" calcext:value-type="float">
            <text:p>1563.49</text:p>
          </table:table-cell>
          <table:table-cell office:value-type="float" office:value="1932.97" calcext:value-type="float">
            <text:p>1932.97</text:p>
          </table:table-cell>
        </table:table-row>
        <table:table-row table:style-name="ro1">
          <table:table-cell office:value-type="float" office:value="22991501" calcext:value-type="float">
            <text:p>22991501</text:p>
          </table:table-cell>
          <table:table-cell table:style-name="ce1" table:formula="of:=[.A1439]/1000/(60*60*24)" office:value-type="time" office:time-value="PT06H23M11.501S" calcext:value-type="time">
            <text:p>06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4.55" calcext:value-type="float">
            <text:p>1564.55</text:p>
          </table:table-cell>
          <table:table-cell office:value-type="float" office:value="1934.25" calcext:value-type="float">
            <text:p>1934.25</text:p>
          </table:table-cell>
        </table:table-row>
        <table:table-row table:style-name="ro1">
          <table:table-cell office:value-type="float" office:value="23007501" calcext:value-type="float">
            <text:p>23007501</text:p>
          </table:table-cell>
          <table:table-cell table:style-name="ce1" table:formula="of:=[.A1440]/1000/(60*60*24)" office:value-type="time" office:time-value="PT06H23M27.501S" calcext:value-type="time">
            <text:p>06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5.61" calcext:value-type="float">
            <text:p>1565.61</text:p>
          </table:table-cell>
          <table:table-cell office:value-type="float" office:value="1935.53" calcext:value-type="float">
            <text:p>1935.53</text:p>
          </table:table-cell>
        </table:table-row>
        <table:table-row table:style-name="ro1">
          <table:table-cell office:value-type="float" office:value="23023501" calcext:value-type="float">
            <text:p>23023501</text:p>
          </table:table-cell>
          <table:table-cell table:style-name="ce1" table:formula="of:=[.A1441]/1000/(60*60*24)" office:value-type="time" office:time-value="PT06H23M43.501S" calcext:value-type="time">
            <text:p>06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66.68" calcext:value-type="float">
            <text:p>1566.68</text:p>
          </table:table-cell>
          <table:table-cell office:value-type="float" office:value="1936.82" calcext:value-type="float">
            <text:p>1936.82</text:p>
          </table:table-cell>
        </table:table-row>
        <table:table-row table:style-name="ro1">
          <table:table-cell office:value-type="float" office:value="23039501" calcext:value-type="float">
            <text:p>23039501</text:p>
          </table:table-cell>
          <table:table-cell table:style-name="ce1" table:formula="of:=[.A1442]/1000/(60*60*24)" office:value-type="time" office:time-value="PT06H23M59.501S" calcext:value-type="time">
            <text:p>06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938.1" calcext:value-type="float">
            <text:p>1938.1</text:p>
          </table:table-cell>
        </table:table-row>
        <table:table-row table:style-name="ro1">
          <table:table-cell office:value-type="float" office:value="23055501" calcext:value-type="float">
            <text:p>23055501</text:p>
          </table:table-cell>
          <table:table-cell table:style-name="ce1" table:formula="of:=[.A1443]/1000/(60*60*24)" office:value-type="time" office:time-value="PT06H24M15.501S" calcext:value-type="time">
            <text:p>06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68.81" calcext:value-type="float">
            <text:p>1568.81</text:p>
          </table:table-cell>
          <table:table-cell office:value-type="float" office:value="1939.38" calcext:value-type="float">
            <text:p>1939.38</text:p>
          </table:table-cell>
        </table:table-row>
        <table:table-row table:style-name="ro1">
          <table:table-cell office:value-type="float" office:value="23071501" calcext:value-type="float">
            <text:p>23071501</text:p>
          </table:table-cell>
          <table:table-cell table:style-name="ce1" table:formula="of:=[.A1444]/1000/(60*60*24)" office:value-type="time" office:time-value="PT06H24M31.501S" calcext:value-type="time">
            <text:p>06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1940.66" calcext:value-type="float">
            <text:p>1940.66</text:p>
          </table:table-cell>
        </table:table-row>
        <table:table-row table:style-name="ro1">
          <table:table-cell office:value-type="float" office:value="23087501" calcext:value-type="float">
            <text:p>23087501</text:p>
          </table:table-cell>
          <table:table-cell table:style-name="ce1" table:formula="of:=[.A1445]/1000/(60*60*24)" office:value-type="time" office:time-value="PT06H24M47.501S" calcext:value-type="time">
            <text:p>06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70.93" calcext:value-type="float">
            <text:p>1570.93</text:p>
          </table:table-cell>
          <table:table-cell office:value-type="float" office:value="1941.95" calcext:value-type="float">
            <text:p>1941.95</text:p>
          </table:table-cell>
        </table:table-row>
        <table:table-row table:style-name="ro1">
          <table:table-cell office:value-type="float" office:value="23103501" calcext:value-type="float">
            <text:p>23103501</text:p>
          </table:table-cell>
          <table:table-cell table:style-name="ce1" table:formula="of:=[.A1446]/1000/(60*60*24)" office:value-type="time" office:time-value="PT06H25M03.501S" calcext:value-type="time">
            <text:p>06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72" calcext:value-type="float">
            <text:p>1572</text:p>
          </table:table-cell>
          <table:table-cell office:value-type="float" office:value="1943.23" calcext:value-type="float">
            <text:p>1943.23</text:p>
          </table:table-cell>
        </table:table-row>
        <table:table-row table:style-name="ro1">
          <table:table-cell office:value-type="float" office:value="23119501" calcext:value-type="float">
            <text:p>23119501</text:p>
          </table:table-cell>
          <table:table-cell table:style-name="ce1" table:formula="of:=[.A1447]/1000/(60*60*24)" office:value-type="time" office:time-value="PT06H25M19.501S" calcext:value-type="time">
            <text:p>06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73.06" calcext:value-type="float">
            <text:p>1573.06</text:p>
          </table:table-cell>
          <table:table-cell office:value-type="float" office:value="1944.51" calcext:value-type="float">
            <text:p>1944.51</text:p>
          </table:table-cell>
        </table:table-row>
        <table:table-row table:style-name="ro1">
          <table:table-cell office:value-type="float" office:value="23135501" calcext:value-type="float">
            <text:p>23135501</text:p>
          </table:table-cell>
          <table:table-cell table:style-name="ce1" table:formula="of:=[.A1448]/1000/(60*60*24)" office:value-type="time" office:time-value="PT06H25M35.501S" calcext:value-type="time">
            <text:p>06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74.12" calcext:value-type="float">
            <text:p>1574.12</text:p>
          </table:table-cell>
          <table:table-cell office:value-type="float" office:value="1945.79" calcext:value-type="float">
            <text:p>1945.79</text:p>
          </table:table-cell>
        </table:table-row>
        <table:table-row table:style-name="ro1">
          <table:table-cell office:value-type="float" office:value="23151501" calcext:value-type="float">
            <text:p>23151501</text:p>
          </table:table-cell>
          <table:table-cell table:style-name="ce1" table:formula="of:=[.A1449]/1000/(60*60*24)" office:value-type="time" office:time-value="PT06H25M51.501S" calcext:value-type="time">
            <text:p>06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75.19" calcext:value-type="float">
            <text:p>1575.19</text:p>
          </table:table-cell>
          <table:table-cell office:value-type="float" office:value="1947.07" calcext:value-type="float">
            <text:p>1947.07</text:p>
          </table:table-cell>
        </table:table-row>
        <table:table-row table:style-name="ro1">
          <table:table-cell office:value-type="float" office:value="23167501" calcext:value-type="float">
            <text:p>23167501</text:p>
          </table:table-cell>
          <table:table-cell table:style-name="ce1" table:formula="of:=[.A1450]/1000/(60*60*24)" office:value-type="time" office:time-value="PT06H26M07.501S" calcext:value-type="time">
            <text:p>06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76.25" calcext:value-type="float">
            <text:p>1576.25</text:p>
          </table:table-cell>
          <table:table-cell office:value-type="float" office:value="1948.35" calcext:value-type="float">
            <text:p>1948.35</text:p>
          </table:table-cell>
        </table:table-row>
        <table:table-row table:style-name="ro1">
          <table:table-cell office:value-type="float" office:value="23183501" calcext:value-type="float">
            <text:p>23183501</text:p>
          </table:table-cell>
          <table:table-cell table:style-name="ce1" table:formula="of:=[.A1451]/1000/(60*60*24)" office:value-type="time" office:time-value="PT06H26M23.501S" calcext:value-type="time">
            <text:p>06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577.31" calcext:value-type="float">
            <text:p>1577.31</text:p>
          </table:table-cell>
          <table:table-cell office:value-type="float" office:value="1949.64" calcext:value-type="float">
            <text:p>1949.64</text:p>
          </table:table-cell>
        </table:table-row>
        <table:table-row table:style-name="ro1">
          <table:table-cell office:value-type="float" office:value="23199501" calcext:value-type="float">
            <text:p>23199501</text:p>
          </table:table-cell>
          <table:table-cell table:style-name="ce1" table:formula="of:=[.A1452]/1000/(60*60*24)" office:value-type="time" office:time-value="PT06H26M39.501S" calcext:value-type="time">
            <text:p>06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78.38" calcext:value-type="float">
            <text:p>1578.38</text:p>
          </table:table-cell>
          <table:table-cell office:value-type="float" office:value="1950.92" calcext:value-type="float">
            <text:p>1950.92</text:p>
          </table:table-cell>
        </table:table-row>
        <table:table-row table:style-name="ro1">
          <table:table-cell office:value-type="float" office:value="23215501" calcext:value-type="float">
            <text:p>23215501</text:p>
          </table:table-cell>
          <table:table-cell table:style-name="ce1" table:formula="of:=[.A1453]/1000/(60*60*24)" office:value-type="time" office:time-value="PT06H26M55.501S" calcext:value-type="time">
            <text:p>06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79.44" calcext:value-type="float">
            <text:p>1579.44</text:p>
          </table:table-cell>
          <table:table-cell office:value-type="float" office:value="1952.2" calcext:value-type="float">
            <text:p>1952.2</text:p>
          </table:table-cell>
        </table:table-row>
        <table:table-row table:style-name="ro1">
          <table:table-cell office:value-type="float" office:value="23231501" calcext:value-type="float">
            <text:p>23231501</text:p>
          </table:table-cell>
          <table:table-cell table:style-name="ce1" table:formula="of:=[.A1454]/1000/(60*60*24)" office:value-type="time" office:time-value="PT06H27M11.501S" calcext:value-type="time">
            <text:p>06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80.5" calcext:value-type="float">
            <text:p>1580.5</text:p>
          </table:table-cell>
          <table:table-cell office:value-type="float" office:value="1953.48" calcext:value-type="float">
            <text:p>1953.48</text:p>
          </table:table-cell>
        </table:table-row>
        <table:table-row table:style-name="ro1">
          <table:table-cell office:value-type="float" office:value="23247501" calcext:value-type="float">
            <text:p>23247501</text:p>
          </table:table-cell>
          <table:table-cell table:style-name="ce1" table:formula="of:=[.A1455]/1000/(60*60*24)" office:value-type="time" office:time-value="PT06H27M27.501S" calcext:value-type="time">
            <text:p>06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581.57" calcext:value-type="float">
            <text:p>1581.57</text:p>
          </table:table-cell>
          <table:table-cell office:value-type="float" office:value="1954.76" calcext:value-type="float">
            <text:p>1954.76</text:p>
          </table:table-cell>
        </table:table-row>
        <table:table-row table:style-name="ro1">
          <table:table-cell office:value-type="float" office:value="23263501" calcext:value-type="float">
            <text:p>23263501</text:p>
          </table:table-cell>
          <table:table-cell table:style-name="ce1" table:formula="of:=[.A1456]/1000/(60*60*24)" office:value-type="time" office:time-value="PT06H27M43.501S" calcext:value-type="time">
            <text:p>06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82.63" calcext:value-type="float">
            <text:p>1582.63</text:p>
          </table:table-cell>
          <table:table-cell office:value-type="float" office:value="1956.04" calcext:value-type="float">
            <text:p>1956.04</text:p>
          </table:table-cell>
        </table:table-row>
        <table:table-row table:style-name="ro1">
          <table:table-cell office:value-type="float" office:value="23279501" calcext:value-type="float">
            <text:p>23279501</text:p>
          </table:table-cell>
          <table:table-cell table:style-name="ce1" table:formula="of:=[.A1457]/1000/(60*60*24)" office:value-type="time" office:time-value="PT06H27M59.501S" calcext:value-type="time">
            <text:p>06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83.69" calcext:value-type="float">
            <text:p>1583.69</text:p>
          </table:table-cell>
          <table:table-cell office:value-type="float" office:value="1957.32" calcext:value-type="float">
            <text:p>1957.32</text:p>
          </table:table-cell>
        </table:table-row>
        <table:table-row table:style-name="ro1">
          <table:table-cell office:value-type="float" office:value="23295501" calcext:value-type="float">
            <text:p>23295501</text:p>
          </table:table-cell>
          <table:table-cell table:style-name="ce1" table:formula="of:=[.A1458]/1000/(60*60*24)" office:value-type="time" office:time-value="PT06H28M15.501S" calcext:value-type="time">
            <text:p>06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1958.6" calcext:value-type="float">
            <text:p>1958.6</text:p>
          </table:table-cell>
        </table:table-row>
        <table:table-row table:style-name="ro1">
          <table:table-cell office:value-type="float" office:value="23311501" calcext:value-type="float">
            <text:p>23311501</text:p>
          </table:table-cell>
          <table:table-cell table:style-name="ce1" table:formula="of:=[.A1459]/1000/(60*60*24)" office:value-type="time" office:time-value="PT06H28M31.501S" calcext:value-type="time">
            <text:p>06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85.82" calcext:value-type="float">
            <text:p>1585.82</text:p>
          </table:table-cell>
          <table:table-cell office:value-type="float" office:value="1959.88" calcext:value-type="float">
            <text:p>1959.88</text:p>
          </table:table-cell>
        </table:table-row>
        <table:table-row table:style-name="ro1">
          <table:table-cell office:value-type="float" office:value="23327501" calcext:value-type="float">
            <text:p>23327501</text:p>
          </table:table-cell>
          <table:table-cell table:style-name="ce1" table:formula="of:=[.A1460]/1000/(60*60*24)" office:value-type="time" office:time-value="PT06H28M47.501S" calcext:value-type="time">
            <text:p>06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86.88" calcext:value-type="float">
            <text:p>1586.88</text:p>
          </table:table-cell>
          <table:table-cell office:value-type="float" office:value="1961.16" calcext:value-type="float">
            <text:p>1961.16</text:p>
          </table:table-cell>
        </table:table-row>
        <table:table-row table:style-name="ro1">
          <table:table-cell office:value-type="float" office:value="23343501" calcext:value-type="float">
            <text:p>23343501</text:p>
          </table:table-cell>
          <table:table-cell table:style-name="ce1" table:formula="of:=[.A1461]/1000/(60*60*24)" office:value-type="time" office:time-value="PT06H29M03.501S" calcext:value-type="time">
            <text:p>06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1962.44" calcext:value-type="float">
            <text:p>1962.44</text:p>
          </table:table-cell>
        </table:table-row>
        <table:table-row table:style-name="ro1">
          <table:table-cell office:value-type="float" office:value="23359501" calcext:value-type="float">
            <text:p>23359501</text:p>
          </table:table-cell>
          <table:table-cell table:style-name="ce1" table:formula="of:=[.A1462]/1000/(60*60*24)" office:value-type="time" office:time-value="PT06H29M19.501S" calcext:value-type="time">
            <text:p>06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89.01" calcext:value-type="float">
            <text:p>1589.01</text:p>
          </table:table-cell>
          <table:table-cell office:value-type="float" office:value="1963.72" calcext:value-type="float">
            <text:p>1963.72</text:p>
          </table:table-cell>
        </table:table-row>
        <table:table-row table:style-name="ro1">
          <table:table-cell office:value-type="float" office:value="23375501" calcext:value-type="float">
            <text:p>23375501</text:p>
          </table:table-cell>
          <table:table-cell table:style-name="ce1" table:formula="of:=[.A1463]/1000/(60*60*24)" office:value-type="time" office:time-value="PT06H29M35.501S" calcext:value-type="time">
            <text:p>06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90.07" calcext:value-type="float">
            <text:p>1590.0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23391501" calcext:value-type="float">
            <text:p>23391501</text:p>
          </table:table-cell>
          <table:table-cell table:style-name="ce1" table:formula="of:=[.A1464]/1000/(60*60*24)" office:value-type="time" office:time-value="PT06H29M51.501S" calcext:value-type="time">
            <text:p>06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1.13" calcext:value-type="float">
            <text:p>1591.13</text:p>
          </table:table-cell>
          <table:table-cell office:value-type="float" office:value="1966.28" calcext:value-type="float">
            <text:p>1966.28</text:p>
          </table:table-cell>
        </table:table-row>
        <table:table-row table:style-name="ro1">
          <table:table-cell office:value-type="float" office:value="23407501" calcext:value-type="float">
            <text:p>23407501</text:p>
          </table:table-cell>
          <table:table-cell table:style-name="ce1" table:formula="of:=[.A1465]/1000/(60*60*24)" office:value-type="time" office:time-value="PT06H30M07.501S" calcext:value-type="time">
            <text:p>06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2.19" calcext:value-type="float">
            <text:p>1592.19</text:p>
          </table:table-cell>
          <table:table-cell office:value-type="float" office:value="1967.56" calcext:value-type="float">
            <text:p>1967.56</text:p>
          </table:table-cell>
        </table:table-row>
        <table:table-row table:style-name="ro1">
          <table:table-cell office:value-type="float" office:value="23423501" calcext:value-type="float">
            <text:p>23423501</text:p>
          </table:table-cell>
          <table:table-cell table:style-name="ce1" table:formula="of:=[.A1466]/1000/(60*60*24)" office:value-type="time" office:time-value="PT06H30M23.501S" calcext:value-type="time">
            <text:p>06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93.26" calcext:value-type="float">
            <text:p>1593.26</text:p>
          </table:table-cell>
          <table:table-cell office:value-type="float" office:value="1968.84" calcext:value-type="float">
            <text:p>1968.84</text:p>
          </table:table-cell>
        </table:table-row>
        <table:table-row table:style-name="ro1">
          <table:table-cell office:value-type="float" office:value="23439501" calcext:value-type="float">
            <text:p>23439501</text:p>
          </table:table-cell>
          <table:table-cell table:style-name="ce1" table:formula="of:=[.A1467]/1000/(60*60*24)" office:value-type="time" office:time-value="PT06H30M39.501S" calcext:value-type="time">
            <text:p>06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4.32" calcext:value-type="float">
            <text:p>1594.32</text:p>
          </table:table-cell>
          <table:table-cell office:value-type="float" office:value="1970.12" calcext:value-type="float">
            <text:p>1970.12</text:p>
          </table:table-cell>
        </table:table-row>
        <table:table-row table:style-name="ro1">
          <table:table-cell office:value-type="float" office:value="23455501" calcext:value-type="float">
            <text:p>23455501</text:p>
          </table:table-cell>
          <table:table-cell table:style-name="ce1" table:formula="of:=[.A1468]/1000/(60*60*24)" office:value-type="time" office:time-value="PT06H30M55.501S" calcext:value-type="time">
            <text:p>06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95.38" calcext:value-type="float">
            <text:p>1595.38</text:p>
          </table:table-cell>
          <table:table-cell office:value-type="float" office:value="1971.4" calcext:value-type="float">
            <text:p>1971.4</text:p>
          </table:table-cell>
        </table:table-row>
        <table:table-row table:style-name="ro1">
          <table:table-cell office:value-type="float" office:value="23471501" calcext:value-type="float">
            <text:p>23471501</text:p>
          </table:table-cell>
          <table:table-cell table:style-name="ce1" table:formula="of:=[.A1469]/1000/(60*60*24)" office:value-type="time" office:time-value="PT06H31M11.501S" calcext:value-type="time">
            <text:p>06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6.44" calcext:value-type="float">
            <text:p>1596.44</text:p>
          </table:table-cell>
          <table:table-cell office:value-type="float" office:value="1972.68" calcext:value-type="float">
            <text:p>1972.68</text:p>
          </table:table-cell>
        </table:table-row>
        <table:table-row table:style-name="ro1">
          <table:table-cell office:value-type="float" office:value="23487501" calcext:value-type="float">
            <text:p>23487501</text:p>
          </table:table-cell>
          <table:table-cell table:style-name="ce1" table:formula="of:=[.A1470]/1000/(60*60*24)" office:value-type="time" office:time-value="PT06H31M27.501S" calcext:value-type="time">
            <text:p>06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7.51" calcext:value-type="float">
            <text:p>1597.51</text:p>
          </table:table-cell>
          <table:table-cell office:value-type="float" office:value="1973.96" calcext:value-type="float">
            <text:p>1973.96</text:p>
          </table:table-cell>
        </table:table-row>
        <table:table-row table:style-name="ro1">
          <table:table-cell office:value-type="float" office:value="23503501" calcext:value-type="float">
            <text:p>23503501</text:p>
          </table:table-cell>
          <table:table-cell table:style-name="ce1" table:formula="of:=[.A1471]/1000/(60*60*24)" office:value-type="time" office:time-value="PT06H31M43.501S" calcext:value-type="time">
            <text:p>06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8.57" calcext:value-type="float">
            <text:p>1598.57</text:p>
          </table:table-cell>
          <table:table-cell office:value-type="float" office:value="1975.24" calcext:value-type="float">
            <text:p>1975.24</text:p>
          </table:table-cell>
        </table:table-row>
        <table:table-row table:style-name="ro1">
          <table:table-cell office:value-type="float" office:value="23519501" calcext:value-type="float">
            <text:p>23519501</text:p>
          </table:table-cell>
          <table:table-cell table:style-name="ce1" table:formula="of:=[.A1472]/1000/(60*60*24)" office:value-type="time" office:time-value="PT06H31M59.501S" calcext:value-type="time">
            <text:p>06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99.63" calcext:value-type="float">
            <text:p>1599.63</text:p>
          </table:table-cell>
          <table:table-cell office:value-type="float" office:value="1976.52" calcext:value-type="float">
            <text:p>1976.52</text:p>
          </table:table-cell>
        </table:table-row>
        <table:table-row table:style-name="ro1">
          <table:table-cell office:value-type="float" office:value="23535501" calcext:value-type="float">
            <text:p>23535501</text:p>
          </table:table-cell>
          <table:table-cell table:style-name="ce1" table:formula="of:=[.A1473]/1000/(60*60*24)" office:value-type="time" office:time-value="PT06H32M15.501S" calcext:value-type="time">
            <text:p>06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00.7" calcext:value-type="float">
            <text:p>1600.7</text:p>
          </table:table-cell>
          <table:table-cell office:value-type="float" office:value="1977.8" calcext:value-type="float">
            <text:p>1977.8</text:p>
          </table:table-cell>
        </table:table-row>
        <table:table-row table:style-name="ro1">
          <table:table-cell office:value-type="float" office:value="23551501" calcext:value-type="float">
            <text:p>23551501</text:p>
          </table:table-cell>
          <table:table-cell table:style-name="ce1" table:formula="of:=[.A1474]/1000/(60*60*24)" office:value-type="time" office:time-value="PT06H32M31.501S" calcext:value-type="time">
            <text:p>06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601.76" calcext:value-type="float">
            <text:p>1601.76</text:p>
          </table:table-cell>
          <table:table-cell office:value-type="float" office:value="1979.08" calcext:value-type="float">
            <text:p>1979.08</text:p>
          </table:table-cell>
        </table:table-row>
        <table:table-row table:style-name="ro1">
          <table:table-cell office:value-type="float" office:value="23567501" calcext:value-type="float">
            <text:p>23567501</text:p>
          </table:table-cell>
          <table:table-cell table:style-name="ce1" table:formula="of:=[.A1475]/1000/(60*60*24)" office:value-type="time" office:time-value="PT06H32M47.501S" calcext:value-type="time">
            <text:p>06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02.82" calcext:value-type="float">
            <text:p>1602.82</text:p>
          </table:table-cell>
          <table:table-cell office:value-type="float" office:value="1980.36" calcext:value-type="float">
            <text:p>1980.36</text:p>
          </table:table-cell>
        </table:table-row>
        <table:table-row table:style-name="ro1">
          <table:table-cell office:value-type="float" office:value="23583501" calcext:value-type="float">
            <text:p>23583501</text:p>
          </table:table-cell>
          <table:table-cell table:style-name="ce1" table:formula="of:=[.A1476]/1000/(60*60*24)" office:value-type="time" office:time-value="PT06H33M03.501S" calcext:value-type="time">
            <text:p>06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03.88" calcext:value-type="float">
            <text:p>1603.88</text:p>
          </table:table-cell>
          <table:table-cell office:value-type="float" office:value="1981.64" calcext:value-type="float">
            <text:p>1981.64</text:p>
          </table:table-cell>
        </table:table-row>
        <table:table-row table:style-name="ro1">
          <table:table-cell office:value-type="float" office:value="23599501" calcext:value-type="float">
            <text:p>23599501</text:p>
          </table:table-cell>
          <table:table-cell table:style-name="ce1" table:formula="of:=[.A1477]/1000/(60*60*24)" office:value-type="time" office:time-value="PT06H33M19.501S" calcext:value-type="time">
            <text:p>06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04.95" calcext:value-type="float">
            <text:p>1604.95</text:p>
          </table:table-cell>
          <table:table-cell office:value-type="float" office:value="1982.92" calcext:value-type="float">
            <text:p>1982.92</text:p>
          </table:table-cell>
        </table:table-row>
        <table:table-row table:style-name="ro1">
          <table:table-cell office:value-type="float" office:value="23615501" calcext:value-type="float">
            <text:p>23615501</text:p>
          </table:table-cell>
          <table:table-cell table:style-name="ce1" table:formula="of:=[.A1478]/1000/(60*60*24)" office:value-type="time" office:time-value="PT06H33M35.501S" calcext:value-type="time">
            <text:p>06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06.01" calcext:value-type="float">
            <text:p>1606.01</text:p>
          </table:table-cell>
          <table:table-cell office:value-type="float" office:value="1984.2" calcext:value-type="float">
            <text:p>1984.2</text:p>
          </table:table-cell>
        </table:table-row>
        <table:table-row table:style-name="ro1">
          <table:table-cell office:value-type="float" office:value="23631501" calcext:value-type="float">
            <text:p>23631501</text:p>
          </table:table-cell>
          <table:table-cell table:style-name="ce1" table:formula="of:=[.A1479]/1000/(60*60*24)" office:value-type="time" office:time-value="PT06H33M51.501S" calcext:value-type="time">
            <text:p>06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07.07" calcext:value-type="float">
            <text:p>1607.07</text:p>
          </table:table-cell>
          <table:table-cell office:value-type="float" office:value="1985.48" calcext:value-type="float">
            <text:p>1985.48</text:p>
          </table:table-cell>
        </table:table-row>
        <table:table-row table:style-name="ro1">
          <table:table-cell office:value-type="float" office:value="23647501" calcext:value-type="float">
            <text:p>23647501</text:p>
          </table:table-cell>
          <table:table-cell table:style-name="ce1" table:formula="of:=[.A1480]/1000/(60*60*24)" office:value-type="time" office:time-value="PT06H34M07.501S" calcext:value-type="time">
            <text:p>06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08.13" calcext:value-type="float">
            <text:p>1608.13</text:p>
          </table:table-cell>
          <table:table-cell office:value-type="float" office:value="1986.76" calcext:value-type="float">
            <text:p>1986.76</text:p>
          </table:table-cell>
        </table:table-row>
        <table:table-row table:style-name="ro1">
          <table:table-cell office:value-type="float" office:value="23663501" calcext:value-type="float">
            <text:p>23663501</text:p>
          </table:table-cell>
          <table:table-cell table:style-name="ce1" table:formula="of:=[.A1481]/1000/(60*60*24)" office:value-type="time" office:time-value="PT06H34M23.501S" calcext:value-type="time">
            <text:p>06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09.2" calcext:value-type="float">
            <text:p>1609.2</text:p>
          </table:table-cell>
          <table:table-cell office:value-type="float" office:value="1988.04" calcext:value-type="float">
            <text:p>1988.04</text:p>
          </table:table-cell>
        </table:table-row>
        <table:table-row table:style-name="ro1">
          <table:table-cell office:value-type="float" office:value="23679501" calcext:value-type="float">
            <text:p>23679501</text:p>
          </table:table-cell>
          <table:table-cell table:style-name="ce1" table:formula="of:=[.A1482]/1000/(60*60*24)" office:value-type="time" office:time-value="PT06H34M39.501S" calcext:value-type="time">
            <text:p>06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610.26" calcext:value-type="float">
            <text:p>1610.26</text:p>
          </table:table-cell>
          <table:table-cell office:value-type="float" office:value="1989.32" calcext:value-type="float">
            <text:p>1989.32</text:p>
          </table:table-cell>
        </table:table-row>
        <table:table-row table:style-name="ro1">
          <table:table-cell office:value-type="float" office:value="23695501" calcext:value-type="float">
            <text:p>23695501</text:p>
          </table:table-cell>
          <table:table-cell table:style-name="ce1" table:formula="of:=[.A1483]/1000/(60*60*24)" office:value-type="time" office:time-value="PT06H34M55.501S" calcext:value-type="time">
            <text:p>06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1.32" calcext:value-type="float">
            <text:p>1611.32</text:p>
          </table:table-cell>
          <table:table-cell office:value-type="float" office:value="1990.6" calcext:value-type="float">
            <text:p>1990.6</text:p>
          </table:table-cell>
        </table:table-row>
        <table:table-row table:style-name="ro1">
          <table:table-cell office:value-type="float" office:value="23711501" calcext:value-type="float">
            <text:p>23711501</text:p>
          </table:table-cell>
          <table:table-cell table:style-name="ce1" table:formula="of:=[.A1484]/1000/(60*60*24)" office:value-type="time" office:time-value="PT06H35M11.501S" calcext:value-type="time">
            <text:p>06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2.38" calcext:value-type="float">
            <text:p>1612.38</text:p>
          </table:table-cell>
          <table:table-cell office:value-type="float" office:value="1991.88" calcext:value-type="float">
            <text:p>1991.88</text:p>
          </table:table-cell>
        </table:table-row>
        <table:table-row table:style-name="ro1">
          <table:table-cell office:value-type="float" office:value="23727501" calcext:value-type="float">
            <text:p>23727501</text:p>
          </table:table-cell>
          <table:table-cell table:style-name="ce1" table:formula="of:=[.A1485]/1000/(60*60*24)" office:value-type="time" office:time-value="PT06H35M27.501S" calcext:value-type="time">
            <text:p>06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3.44" calcext:value-type="float">
            <text:p>1613.44</text:p>
          </table:table-cell>
          <table:table-cell office:value-type="float" office:value="1993.16" calcext:value-type="float">
            <text:p>1993.16</text:p>
          </table:table-cell>
        </table:table-row>
        <table:table-row table:style-name="ro1">
          <table:table-cell office:value-type="float" office:value="23743501" calcext:value-type="float">
            <text:p>23743501</text:p>
          </table:table-cell>
          <table:table-cell table:style-name="ce1" table:formula="of:=[.A1486]/1000/(60*60*24)" office:value-type="time" office:time-value="PT06H35M43.501S" calcext:value-type="time">
            <text:p>06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4.51" calcext:value-type="float">
            <text:p>1614.51</text:p>
          </table:table-cell>
          <table:table-cell office:value-type="float" office:value="1994.44" calcext:value-type="float">
            <text:p>1994.44</text:p>
          </table:table-cell>
        </table:table-row>
        <table:table-row table:style-name="ro1">
          <table:table-cell office:value-type="float" office:value="23759501" calcext:value-type="float">
            <text:p>23759501</text:p>
          </table:table-cell>
          <table:table-cell table:style-name="ce1" table:formula="of:=[.A1487]/1000/(60*60*24)" office:value-type="time" office:time-value="PT06H35M59.501S" calcext:value-type="time">
            <text:p>06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5.57" calcext:value-type="float">
            <text:p>1615.57</text:p>
          </table:table-cell>
          <table:table-cell office:value-type="float" office:value="1995.71" calcext:value-type="float">
            <text:p>1995.71</text:p>
          </table:table-cell>
        </table:table-row>
        <table:table-row table:style-name="ro1">
          <table:table-cell office:value-type="float" office:value="23775501" calcext:value-type="float">
            <text:p>23775501</text:p>
          </table:table-cell>
          <table:table-cell table:style-name="ce1" table:formula="of:=[.A1488]/1000/(60*60*24)" office:value-type="time" office:time-value="PT06H36M15.501S" calcext:value-type="time">
            <text:p>06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6.63" calcext:value-type="float">
            <text:p>1616.63</text:p>
          </table:table-cell>
          <table:table-cell office:value-type="float" office:value="1996.99" calcext:value-type="float">
            <text:p>1996.99</text:p>
          </table:table-cell>
        </table:table-row>
        <table:table-row table:style-name="ro1">
          <table:table-cell office:value-type="float" office:value="23791501" calcext:value-type="float">
            <text:p>23791501</text:p>
          </table:table-cell>
          <table:table-cell table:style-name="ce1" table:formula="of:=[.A1489]/1000/(60*60*24)" office:value-type="time" office:time-value="PT06H36M31.501S" calcext:value-type="time">
            <text:p>06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7.69" calcext:value-type="float">
            <text:p>1617.69</text:p>
          </table:table-cell>
          <table:table-cell office:value-type="float" office:value="1998.27" calcext:value-type="float">
            <text:p>1998.27</text:p>
          </table:table-cell>
        </table:table-row>
        <table:table-row table:style-name="ro1">
          <table:table-cell office:value-type="float" office:value="23807501" calcext:value-type="float">
            <text:p>23807501</text:p>
          </table:table-cell>
          <table:table-cell table:style-name="ce1" table:formula="of:=[.A1490]/1000/(60*60*24)" office:value-type="time" office:time-value="PT06H36M47.501S" calcext:value-type="time">
            <text:p>06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18.76" calcext:value-type="float">
            <text:p>1618.76</text:p>
          </table:table-cell>
          <table:table-cell office:value-type="float" office:value="1999.55" calcext:value-type="float">
            <text:p>1999.55</text:p>
          </table:table-cell>
        </table:table-row>
        <table:table-row table:style-name="ro1">
          <table:table-cell office:value-type="float" office:value="23823501" calcext:value-type="float">
            <text:p>23823501</text:p>
          </table:table-cell>
          <table:table-cell table:style-name="ce1" table:formula="of:=[.A1491]/1000/(60*60*24)" office:value-type="time" office:time-value="PT06H37M03.501S" calcext:value-type="time">
            <text:p>06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19.82" calcext:value-type="float">
            <text:p>1619.82</text:p>
          </table:table-cell>
          <table:table-cell office:value-type="float" office:value="2000.83" calcext:value-type="float">
            <text:p>2000.83</text:p>
          </table:table-cell>
        </table:table-row>
        <table:table-row table:style-name="ro1">
          <table:table-cell office:value-type="float" office:value="23839501" calcext:value-type="float">
            <text:p>23839501</text:p>
          </table:table-cell>
          <table:table-cell table:style-name="ce1" table:formula="of:=[.A1492]/1000/(60*60*24)" office:value-type="time" office:time-value="PT06H37M19.501S" calcext:value-type="time">
            <text:p>06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0.88" calcext:value-type="float">
            <text:p>1620.88</text:p>
          </table:table-cell>
          <table:table-cell office:value-type="float" office:value="2002.11" calcext:value-type="float">
            <text:p>2002.11</text:p>
          </table:table-cell>
        </table:table-row>
        <table:table-row table:style-name="ro1">
          <table:table-cell office:value-type="float" office:value="23855501" calcext:value-type="float">
            <text:p>23855501</text:p>
          </table:table-cell>
          <table:table-cell table:style-name="ce1" table:formula="of:=[.A1493]/1000/(60*60*24)" office:value-type="time" office:time-value="PT06H37M35.501S" calcext:value-type="time">
            <text:p>06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21.94" calcext:value-type="float">
            <text:p>1621.94</text:p>
          </table:table-cell>
          <table:table-cell office:value-type="float" office:value="2003.39" calcext:value-type="float">
            <text:p>2003.39</text:p>
          </table:table-cell>
        </table:table-row>
        <table:table-row table:style-name="ro1">
          <table:table-cell office:value-type="float" office:value="23871501" calcext:value-type="float">
            <text:p>23871501</text:p>
          </table:table-cell>
          <table:table-cell table:style-name="ce1" table:formula="of:=[.A1494]/1000/(60*60*24)" office:value-type="time" office:time-value="PT06H37M51.501S" calcext:value-type="time">
            <text:p>06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3" calcext:value-type="float">
            <text:p>1623</text:p>
          </table:table-cell>
          <table:table-cell office:value-type="float" office:value="2004.67" calcext:value-type="float">
            <text:p>2004.67</text:p>
          </table:table-cell>
        </table:table-row>
        <table:table-row table:style-name="ro1">
          <table:table-cell office:value-type="float" office:value="23887501" calcext:value-type="float">
            <text:p>23887501</text:p>
          </table:table-cell>
          <table:table-cell table:style-name="ce1" table:formula="of:=[.A1495]/1000/(60*60*24)" office:value-type="time" office:time-value="PT06H38M07.501S" calcext:value-type="time">
            <text:p>06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4.07" calcext:value-type="float">
            <text:p>1624.07</text:p>
          </table:table-cell>
          <table:table-cell office:value-type="float" office:value="2005.94" calcext:value-type="float">
            <text:p>2005.94</text:p>
          </table:table-cell>
        </table:table-row>
        <table:table-row table:style-name="ro1">
          <table:table-cell office:value-type="float" office:value="23903501" calcext:value-type="float">
            <text:p>23903501</text:p>
          </table:table-cell>
          <table:table-cell table:style-name="ce1" table:formula="of:=[.A1496]/1000/(60*60*24)" office:value-type="time" office:time-value="PT06H38M23.501S" calcext:value-type="time">
            <text:p>06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5.13" calcext:value-type="float">
            <text:p>1625.13</text:p>
          </table:table-cell>
          <table:table-cell office:value-type="float" office:value="2007.22" calcext:value-type="float">
            <text:p>2007.22</text:p>
          </table:table-cell>
        </table:table-row>
        <table:table-row table:style-name="ro1">
          <table:table-cell office:value-type="float" office:value="23919501" calcext:value-type="float">
            <text:p>23919501</text:p>
          </table:table-cell>
          <table:table-cell table:style-name="ce1" table:formula="of:=[.A1497]/1000/(60*60*24)" office:value-type="time" office:time-value="PT06H38M39.501S" calcext:value-type="time">
            <text:p>06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6.19" calcext:value-type="float">
            <text:p>1626.19</text:p>
          </table:table-cell>
          <table:table-cell office:value-type="float" office:value="2008.5" calcext:value-type="float">
            <text:p>2008.5</text:p>
          </table:table-cell>
        </table:table-row>
        <table:table-row table:style-name="ro1">
          <table:table-cell office:value-type="float" office:value="23935501" calcext:value-type="float">
            <text:p>23935501</text:p>
          </table:table-cell>
          <table:table-cell table:style-name="ce1" table:formula="of:=[.A1498]/1000/(60*60*24)" office:value-type="time" office:time-value="PT06H38M55.501S" calcext:value-type="time">
            <text:p>06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7.25" calcext:value-type="float">
            <text:p>1627.25</text:p>
          </table:table-cell>
          <table:table-cell office:value-type="float" office:value="2009.78" calcext:value-type="float">
            <text:p>2009.78</text:p>
          </table:table-cell>
        </table:table-row>
        <table:table-row table:style-name="ro1">
          <table:table-cell office:value-type="float" office:value="23951501" calcext:value-type="float">
            <text:p>23951501</text:p>
          </table:table-cell>
          <table:table-cell table:style-name="ce1" table:formula="of:=[.A1499]/1000/(60*60*24)" office:value-type="time" office:time-value="PT06H39M11.501S" calcext:value-type="time">
            <text:p>06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28.32" calcext:value-type="float">
            <text:p>1628.32</text:p>
          </table:table-cell>
          <table:table-cell office:value-type="float" office:value="2011.06" calcext:value-type="float">
            <text:p>2011.06</text:p>
          </table:table-cell>
        </table:table-row>
        <table:table-row table:style-name="ro1">
          <table:table-cell office:value-type="float" office:value="23967501" calcext:value-type="float">
            <text:p>23967501</text:p>
          </table:table-cell>
          <table:table-cell table:style-name="ce1" table:formula="of:=[.A1500]/1000/(60*60*24)" office:value-type="time" office:time-value="PT06H39M27.501S" calcext:value-type="time">
            <text:p>06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29.38" calcext:value-type="float">
            <text:p>1629.38</text:p>
          </table:table-cell>
          <table:table-cell office:value-type="float" office:value="2012.33" calcext:value-type="float">
            <text:p>2012.33</text:p>
          </table:table-cell>
        </table:table-row>
        <table:table-row table:style-name="ro1">
          <table:table-cell office:value-type="float" office:value="23983501" calcext:value-type="float">
            <text:p>23983501</text:p>
          </table:table-cell>
          <table:table-cell table:style-name="ce1" table:formula="of:=[.A1501]/1000/(60*60*24)" office:value-type="time" office:time-value="PT06H39M43.501S" calcext:value-type="time">
            <text:p>06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0.44" calcext:value-type="float">
            <text:p>1630.44</text:p>
          </table:table-cell>
          <table:table-cell office:value-type="float" office:value="2013.61" calcext:value-type="float">
            <text:p>2013.61</text:p>
          </table:table-cell>
        </table:table-row>
        <table:table-row table:style-name="ro1">
          <table:table-cell office:value-type="float" office:value="23999501" calcext:value-type="float">
            <text:p>23999501</text:p>
          </table:table-cell>
          <table:table-cell table:style-name="ce1" table:formula="of:=[.A1502]/1000/(60*60*24)" office:value-type="time" office:time-value="PT06H39M59.501S" calcext:value-type="time">
            <text:p>06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1.5" calcext:value-type="float">
            <text:p>1631.5</text:p>
          </table:table-cell>
          <table:table-cell office:value-type="float" office:value="2014.89" calcext:value-type="float">
            <text:p>2014.89</text:p>
          </table:table-cell>
        </table:table-row>
        <table:table-row table:style-name="ro1">
          <table:table-cell office:value-type="float" office:value="24015501" calcext:value-type="float">
            <text:p>24015501</text:p>
          </table:table-cell>
          <table:table-cell table:style-name="ce1" table:formula="of:=[.A1503]/1000/(60*60*24)" office:value-type="time" office:time-value="PT06H40M15.501S" calcext:value-type="time">
            <text:p>06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2.56" calcext:value-type="float">
            <text:p>1632.56</text:p>
          </table:table-cell>
          <table:table-cell office:value-type="float" office:value="2016.17" calcext:value-type="float">
            <text:p>2016.17</text:p>
          </table:table-cell>
        </table:table-row>
        <table:table-row table:style-name="ro1">
          <table:table-cell office:value-type="float" office:value="24031501" calcext:value-type="float">
            <text:p>24031501</text:p>
          </table:table-cell>
          <table:table-cell table:style-name="ce1" table:formula="of:=[.A1504]/1000/(60*60*24)" office:value-type="time" office:time-value="PT06H40M31.501S" calcext:value-type="time">
            <text:p>06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3.63" calcext:value-type="float">
            <text:p>1633.63</text:p>
          </table:table-cell>
          <table:table-cell office:value-type="float" office:value="2017.44" calcext:value-type="float">
            <text:p>2017.44</text:p>
          </table:table-cell>
        </table:table-row>
        <table:table-row table:style-name="ro1">
          <table:table-cell office:value-type="float" office:value="24047501" calcext:value-type="float">
            <text:p>24047501</text:p>
          </table:table-cell>
          <table:table-cell table:style-name="ce1" table:formula="of:=[.A1505]/1000/(60*60*24)" office:value-type="time" office:time-value="PT06H40M47.501S" calcext:value-type="time">
            <text:p>06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4.69" calcext:value-type="float">
            <text:p>1634.69</text:p>
          </table:table-cell>
          <table:table-cell office:value-type="float" office:value="2018.72" calcext:value-type="float">
            <text:p>2018.72</text:p>
          </table:table-cell>
        </table:table-row>
        <table:table-row table:style-name="ro1">
          <table:table-cell office:value-type="float" office:value="24063501" calcext:value-type="float">
            <text:p>24063501</text:p>
          </table:table-cell>
          <table:table-cell table:style-name="ce1" table:formula="of:=[.A1506]/1000/(60*60*24)" office:value-type="time" office:time-value="PT06H41M03.501S" calcext:value-type="time">
            <text:p>06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5.75" calcext:value-type="float">
            <text:p>1635.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4079501" calcext:value-type="float">
            <text:p>24079501</text:p>
          </table:table-cell>
          <table:table-cell table:style-name="ce1" table:formula="of:=[.A1507]/1000/(60*60*24)" office:value-type="time" office:time-value="PT06H41M19.501S" calcext:value-type="time">
            <text:p>06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36.81" calcext:value-type="float">
            <text:p>1636.81</text:p>
          </table:table-cell>
          <table:table-cell office:value-type="float" office:value="2021.28" calcext:value-type="float">
            <text:p>2021.28</text:p>
          </table:table-cell>
        </table:table-row>
        <table:table-row table:style-name="ro1">
          <table:table-cell office:value-type="float" office:value="24095501" calcext:value-type="float">
            <text:p>24095501</text:p>
          </table:table-cell>
          <table:table-cell table:style-name="ce1" table:formula="of:=[.A1508]/1000/(60*60*24)" office:value-type="time" office:time-value="PT06H41M35.501S" calcext:value-type="time">
            <text:p>06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37.87" calcext:value-type="float">
            <text:p>1637.87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>
          <table:table-cell office:value-type="float" office:value="24111501" calcext:value-type="float">
            <text:p>24111501</text:p>
          </table:table-cell>
          <table:table-cell table:style-name="ce1" table:formula="of:=[.A1509]/1000/(60*60*24)" office:value-type="time" office:time-value="PT06H41M51.501S" calcext:value-type="time">
            <text:p>06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38.94" calcext:value-type="float">
            <text:p>1638.94</text:p>
          </table:table-cell>
          <table:table-cell office:value-type="float" office:value="2023.83" calcext:value-type="float">
            <text:p>2023.83</text:p>
          </table:table-cell>
        </table:table-row>
        <table:table-row table:style-name="ro1">
          <table:table-cell office:value-type="float" office:value="24127501" calcext:value-type="float">
            <text:p>24127501</text:p>
          </table:table-cell>
          <table:table-cell table:style-name="ce1" table:formula="of:=[.A1510]/1000/(60*60*24)" office:value-type="time" office:time-value="PT06H42M07.501S" calcext:value-type="time">
            <text:p>06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40" calcext:value-type="float">
            <text:p>1640</text:p>
          </table:table-cell>
          <table:table-cell office:value-type="float" office:value="2025.11" calcext:value-type="float">
            <text:p>2025.11</text:p>
          </table:table-cell>
        </table:table-row>
        <table:table-row table:style-name="ro1">
          <table:table-cell office:value-type="float" office:value="24143501" calcext:value-type="float">
            <text:p>24143501</text:p>
          </table:table-cell>
          <table:table-cell table:style-name="ce1" table:formula="of:=[.A1511]/1000/(60*60*24)" office:value-type="time" office:time-value="PT06H42M23.501S" calcext:value-type="time">
            <text:p>06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41.06" calcext:value-type="float">
            <text:p>1641.06</text:p>
          </table:table-cell>
          <table:table-cell office:value-type="float" office:value="2026.39" calcext:value-type="float">
            <text:p>2026.39</text:p>
          </table:table-cell>
        </table:table-row>
        <table:table-row table:style-name="ro1">
          <table:table-cell office:value-type="float" office:value="24159501" calcext:value-type="float">
            <text:p>24159501</text:p>
          </table:table-cell>
          <table:table-cell table:style-name="ce1" table:formula="of:=[.A1512]/1000/(60*60*24)" office:value-type="time" office:time-value="PT06H42M39.501S" calcext:value-type="time">
            <text:p>06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2.12" calcext:value-type="float">
            <text:p>1642.12</text:p>
          </table:table-cell>
          <table:table-cell office:value-type="float" office:value="2027.66" calcext:value-type="float">
            <text:p>2027.66</text:p>
          </table:table-cell>
        </table:table-row>
        <table:table-row table:style-name="ro1">
          <table:table-cell office:value-type="float" office:value="24175501" calcext:value-type="float">
            <text:p>24175501</text:p>
          </table:table-cell>
          <table:table-cell table:style-name="ce1" table:formula="of:=[.A1513]/1000/(60*60*24)" office:value-type="time" office:time-value="PT06H42M55.501S" calcext:value-type="time">
            <text:p>06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3.18" calcext:value-type="float">
            <text:p>1643.18</text:p>
          </table:table-cell>
          <table:table-cell office:value-type="float" office:value="2028.94" calcext:value-type="float">
            <text:p>2028.94</text:p>
          </table:table-cell>
        </table:table-row>
        <table:table-row table:style-name="ro1">
          <table:table-cell office:value-type="float" office:value="24191501" calcext:value-type="float">
            <text:p>24191501</text:p>
          </table:table-cell>
          <table:table-cell table:style-name="ce1" table:formula="of:=[.A1514]/1000/(60*60*24)" office:value-type="time" office:time-value="PT06H43M11.501S" calcext:value-type="time">
            <text:p>06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4.24" calcext:value-type="float">
            <text:p>1644.24</text:p>
          </table:table-cell>
          <table:table-cell office:value-type="float" office:value="2030.22" calcext:value-type="float">
            <text:p>2030.22</text:p>
          </table:table-cell>
        </table:table-row>
        <table:table-row table:style-name="ro1">
          <table:table-cell office:value-type="float" office:value="24207501" calcext:value-type="float">
            <text:p>24207501</text:p>
          </table:table-cell>
          <table:table-cell table:style-name="ce1" table:formula="of:=[.A1515]/1000/(60*60*24)" office:value-type="time" office:time-value="PT06H43M27.501S" calcext:value-type="time">
            <text:p>06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5.3" calcext:value-type="float">
            <text:p>1645.3</text:p>
          </table:table-cell>
          <table:table-cell office:value-type="float" office:value="2031.5" calcext:value-type="float">
            <text:p>2031.5</text:p>
          </table:table-cell>
        </table:table-row>
        <table:table-row table:style-name="ro1">
          <table:table-cell office:value-type="float" office:value="24223501" calcext:value-type="float">
            <text:p>24223501</text:p>
          </table:table-cell>
          <table:table-cell table:style-name="ce1" table:formula="of:=[.A1516]/1000/(60*60*24)" office:value-type="time" office:time-value="PT06H43M43.501S" calcext:value-type="time">
            <text:p>06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646.36" calcext:value-type="float">
            <text:p>1646.36</text:p>
          </table:table-cell>
          <table:table-cell office:value-type="float" office:value="2032.78" calcext:value-type="float">
            <text:p>2032.78</text:p>
          </table:table-cell>
        </table:table-row>
        <table:table-row table:style-name="ro1">
          <table:table-cell office:value-type="float" office:value="24239501" calcext:value-type="float">
            <text:p>24239501</text:p>
          </table:table-cell>
          <table:table-cell table:style-name="ce1" table:formula="of:=[.A1517]/1000/(60*60*24)" office:value-type="time" office:time-value="PT06H43M59.501S" calcext:value-type="time">
            <text:p>06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7.42" calcext:value-type="float">
            <text:p>1647.42</text:p>
          </table:table-cell>
          <table:table-cell office:value-type="float" office:value="2034.05" calcext:value-type="float">
            <text:p>2034.05</text:p>
          </table:table-cell>
        </table:table-row>
        <table:table-row table:style-name="ro1">
          <table:table-cell office:value-type="float" office:value="24255501" calcext:value-type="float">
            <text:p>24255501</text:p>
          </table:table-cell>
          <table:table-cell table:style-name="ce1" table:formula="of:=[.A1518]/1000/(60*60*24)" office:value-type="time" office:time-value="PT06H44M15.501S" calcext:value-type="time">
            <text:p>06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48.48" calcext:value-type="float">
            <text:p>1648.48</text:p>
          </table:table-cell>
          <table:table-cell office:value-type="float" office:value="2035.33" calcext:value-type="float">
            <text:p>2035.33</text:p>
          </table:table-cell>
        </table:table-row>
        <table:table-row table:style-name="ro1">
          <table:table-cell office:value-type="float" office:value="24271501" calcext:value-type="float">
            <text:p>24271501</text:p>
          </table:table-cell>
          <table:table-cell table:style-name="ce1" table:formula="of:=[.A1519]/1000/(60*60*24)" office:value-type="time" office:time-value="PT06H44M31.501S" calcext:value-type="time">
            <text:p>06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649.55" calcext:value-type="float">
            <text:p>1649.55</text:p>
          </table:table-cell>
          <table:table-cell office:value-type="float" office:value="2036.61" calcext:value-type="float">
            <text:p>2036.61</text:p>
          </table:table-cell>
        </table:table-row>
        <table:table-row table:style-name="ro1">
          <table:table-cell office:value-type="float" office:value="24287501" calcext:value-type="float">
            <text:p>24287501</text:p>
          </table:table-cell>
          <table:table-cell table:style-name="ce1" table:formula="of:=[.A1520]/1000/(60*60*24)" office:value-type="time" office:time-value="PT06H44M47.501S" calcext:value-type="time">
            <text:p>06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50.61" calcext:value-type="float">
            <text:p>1650.61</text:p>
          </table:table-cell>
          <table:table-cell office:value-type="float" office:value="2037.88" calcext:value-type="float">
            <text:p>2037.88</text:p>
          </table:table-cell>
        </table:table-row>
        <table:table-row table:style-name="ro1">
          <table:table-cell office:value-type="float" office:value="24303501" calcext:value-type="float">
            <text:p>24303501</text:p>
          </table:table-cell>
          <table:table-cell table:style-name="ce1" table:formula="of:=[.A1521]/1000/(60*60*24)" office:value-type="time" office:time-value="PT06H45M03.501S" calcext:value-type="time">
            <text:p>06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651.67" calcext:value-type="float">
            <text:p>1651.67</text:p>
          </table:table-cell>
          <table:table-cell office:value-type="float" office:value="2039.16" calcext:value-type="float">
            <text:p>2039.16</text:p>
          </table:table-cell>
        </table:table-row>
        <table:table-row table:style-name="ro1">
          <table:table-cell office:value-type="float" office:value="24319501" calcext:value-type="float">
            <text:p>24319501</text:p>
          </table:table-cell>
          <table:table-cell table:style-name="ce1" table:formula="of:=[.A1522]/1000/(60*60*24)" office:value-type="time" office:time-value="PT06H45M19.501S" calcext:value-type="time">
            <text:p>06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2.73" calcext:value-type="float">
            <text:p>1652.73</text:p>
          </table:table-cell>
          <table:table-cell office:value-type="float" office:value="2040.44" calcext:value-type="float">
            <text:p>2040.44</text:p>
          </table:table-cell>
        </table:table-row>
        <table:table-row table:style-name="ro1">
          <table:table-cell office:value-type="float" office:value="24335501" calcext:value-type="float">
            <text:p>24335501</text:p>
          </table:table-cell>
          <table:table-cell table:style-name="ce1" table:formula="of:=[.A1523]/1000/(60*60*24)" office:value-type="time" office:time-value="PT06H45M35.501S" calcext:value-type="time">
            <text:p>06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3.79" calcext:value-type="float">
            <text:p>1653.79</text:p>
          </table:table-cell>
          <table:table-cell office:value-type="float" office:value="2041.72" calcext:value-type="float">
            <text:p>2041.72</text:p>
          </table:table-cell>
        </table:table-row>
        <table:table-row table:style-name="ro1">
          <table:table-cell office:value-type="float" office:value="24351501" calcext:value-type="float">
            <text:p>24351501</text:p>
          </table:table-cell>
          <table:table-cell table:style-name="ce1" table:formula="of:=[.A1524]/1000/(60*60*24)" office:value-type="time" office:time-value="PT06H45M51.501S" calcext:value-type="time">
            <text:p>06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654.85" calcext:value-type="float">
            <text:p>1654.85</text:p>
          </table:table-cell>
          <table:table-cell office:value-type="float" office:value="2042.99" calcext:value-type="float">
            <text:p>2042.99</text:p>
          </table:table-cell>
        </table:table-row>
        <table:table-row table:style-name="ro1">
          <table:table-cell office:value-type="float" office:value="24367501" calcext:value-type="float">
            <text:p>24367501</text:p>
          </table:table-cell>
          <table:table-cell table:style-name="ce1" table:formula="of:=[.A1525]/1000/(60*60*24)" office:value-type="time" office:time-value="PT06H46M07.501S" calcext:value-type="time">
            <text:p>06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5.91" calcext:value-type="float">
            <text:p>1655.91</text:p>
          </table:table-cell>
          <table:table-cell office:value-type="float" office:value="2044.27" calcext:value-type="float">
            <text:p>2044.27</text:p>
          </table:table-cell>
        </table:table-row>
        <table:table-row table:style-name="ro1">
          <table:table-cell office:value-type="float" office:value="24383501" calcext:value-type="float">
            <text:p>24383501</text:p>
          </table:table-cell>
          <table:table-cell table:style-name="ce1" table:formula="of:=[.A1526]/1000/(60*60*24)" office:value-type="time" office:time-value="PT06H46M23.501S" calcext:value-type="time">
            <text:p>06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6.97" calcext:value-type="float">
            <text:p>1656.97</text:p>
          </table:table-cell>
          <table:table-cell office:value-type="float" office:value="2045.55" calcext:value-type="float">
            <text:p>2045.55</text:p>
          </table:table-cell>
        </table:table-row>
        <table:table-row table:style-name="ro1">
          <table:table-cell office:value-type="float" office:value="24399501" calcext:value-type="float">
            <text:p>24399501</text:p>
          </table:table-cell>
          <table:table-cell table:style-name="ce1" table:formula="of:=[.A1527]/1000/(60*60*24)" office:value-type="time" office:time-value="PT06H46M39.501S" calcext:value-type="time">
            <text:p>06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8.03" calcext:value-type="float">
            <text:p>1658.03</text:p>
          </table:table-cell>
          <table:table-cell office:value-type="float" office:value="2046.83" calcext:value-type="float">
            <text:p>2046.83</text:p>
          </table:table-cell>
        </table:table-row>
        <table:table-row table:style-name="ro1">
          <table:table-cell office:value-type="float" office:value="24415501" calcext:value-type="float">
            <text:p>24415501</text:p>
          </table:table-cell>
          <table:table-cell table:style-name="ce1" table:formula="of:=[.A1528]/1000/(60*60*24)" office:value-type="time" office:time-value="PT06H46M55.501S" calcext:value-type="time">
            <text:p>06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59.09" calcext:value-type="float">
            <text:p>1659.09</text:p>
          </table:table-cell>
          <table:table-cell office:value-type="float" office:value="2048.1" calcext:value-type="float">
            <text:p>2048.1</text:p>
          </table:table-cell>
        </table:table-row>
        <table:table-row table:style-name="ro1">
          <table:table-cell office:value-type="float" office:value="24431501" calcext:value-type="float">
            <text:p>24431501</text:p>
          </table:table-cell>
          <table:table-cell table:style-name="ce1" table:formula="of:=[.A1529]/1000/(60*60*24)" office:value-type="time" office:time-value="PT06H47M11.501S" calcext:value-type="time">
            <text:p>06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60.15" calcext:value-type="float">
            <text:p>1660.15</text:p>
          </table:table-cell>
          <table:table-cell office:value-type="float" office:value="2049.38" calcext:value-type="float">
            <text:p>2049.38</text:p>
          </table:table-cell>
        </table:table-row>
        <table:table-row table:style-name="ro1">
          <table:table-cell office:value-type="float" office:value="24447501" calcext:value-type="float">
            <text:p>24447501</text:p>
          </table:table-cell>
          <table:table-cell table:style-name="ce1" table:formula="of:=[.A1530]/1000/(60*60*24)" office:value-type="time" office:time-value="PT06H47M27.501S" calcext:value-type="time">
            <text:p>06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61.21" calcext:value-type="float">
            <text:p>1661.21</text:p>
          </table:table-cell>
          <table:table-cell office:value-type="float" office:value="2050.66" calcext:value-type="float">
            <text:p>2050.66</text:p>
          </table:table-cell>
        </table:table-row>
        <table:table-row table:style-name="ro1">
          <table:table-cell office:value-type="float" office:value="24463501" calcext:value-type="float">
            <text:p>24463501</text:p>
          </table:table-cell>
          <table:table-cell table:style-name="ce1" table:formula="of:=[.A1531]/1000/(60*60*24)" office:value-type="time" office:time-value="PT06H47M43.501S" calcext:value-type="time">
            <text:p>06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62.27" calcext:value-type="float">
            <text:p>1662.27</text:p>
          </table:table-cell>
          <table:table-cell office:value-type="float" office:value="2051.93" calcext:value-type="float">
            <text:p>2051.93</text:p>
          </table:table-cell>
        </table:table-row>
        <table:table-row table:style-name="ro1">
          <table:table-cell office:value-type="float" office:value="24479501" calcext:value-type="float">
            <text:p>24479501</text:p>
          </table:table-cell>
          <table:table-cell table:style-name="ce1" table:formula="of:=[.A1532]/1000/(60*60*24)" office:value-type="time" office:time-value="PT06H47M59.501S" calcext:value-type="time">
            <text:p>06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63.33" calcext:value-type="float">
            <text:p>1663.33</text:p>
          </table:table-cell>
          <table:table-cell office:value-type="float" office:value="2053.21" calcext:value-type="float">
            <text:p>2053.21</text:p>
          </table:table-cell>
        </table:table-row>
        <table:table-row table:style-name="ro1">
          <table:table-cell office:value-type="float" office:value="24495501" calcext:value-type="float">
            <text:p>24495501</text:p>
          </table:table-cell>
          <table:table-cell table:style-name="ce1" table:formula="of:=[.A1533]/1000/(60*60*24)" office:value-type="time" office:time-value="PT06H48M15.501S" calcext:value-type="time">
            <text:p>06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64.39" calcext:value-type="float">
            <text:p>1664.39</text:p>
          </table:table-cell>
          <table:table-cell office:value-type="float" office:value="2054.49" calcext:value-type="float">
            <text:p>2054.49</text:p>
          </table:table-cell>
        </table:table-row>
        <table:table-row table:style-name="ro1">
          <table:table-cell office:value-type="float" office:value="24511501" calcext:value-type="float">
            <text:p>24511501</text:p>
          </table:table-cell>
          <table:table-cell table:style-name="ce1" table:formula="of:=[.A1534]/1000/(60*60*24)" office:value-type="time" office:time-value="PT06H48M31.501S" calcext:value-type="time">
            <text:p>06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65.46" calcext:value-type="float">
            <text:p>1665.46</text:p>
          </table:table-cell>
          <table:table-cell office:value-type="float" office:value="2055.76" calcext:value-type="float">
            <text:p>2055.76</text:p>
          </table:table-cell>
        </table:table-row>
        <table:table-row table:style-name="ro1">
          <table:table-cell office:value-type="float" office:value="24527501" calcext:value-type="float">
            <text:p>24527501</text:p>
          </table:table-cell>
          <table:table-cell table:style-name="ce1" table:formula="of:=[.A1535]/1000/(60*60*24)" office:value-type="time" office:time-value="PT06H48M47.501S" calcext:value-type="time">
            <text:p>06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66.52" calcext:value-type="float">
            <text:p>1666.52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24543501" calcext:value-type="float">
            <text:p>24543501</text:p>
          </table:table-cell>
          <table:table-cell table:style-name="ce1" table:formula="of:=[.A1536]/1000/(60*60*24)" office:value-type="time" office:time-value="PT06H49M03.501S" calcext:value-type="time">
            <text:p>06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67.58" calcext:value-type="float">
            <text:p>1667.58</text:p>
          </table:table-cell>
          <table:table-cell office:value-type="float" office:value="2058.32" calcext:value-type="float">
            <text:p>2058.32</text:p>
          </table:table-cell>
        </table:table-row>
        <table:table-row table:style-name="ro1">
          <table:table-cell office:value-type="float" office:value="24559501" calcext:value-type="float">
            <text:p>24559501</text:p>
          </table:table-cell>
          <table:table-cell table:style-name="ce1" table:formula="of:=[.A1537]/1000/(60*60*24)" office:value-type="time" office:time-value="PT06H49M19.501S" calcext:value-type="time">
            <text:p>06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68.64" calcext:value-type="float">
            <text:p>1668.64</text:p>
          </table:table-cell>
          <table:table-cell office:value-type="float" office:value="2059.59" calcext:value-type="float">
            <text:p>2059.59</text:p>
          </table:table-cell>
        </table:table-row>
        <table:table-row table:style-name="ro1">
          <table:table-cell office:value-type="float" office:value="24575501" calcext:value-type="float">
            <text:p>24575501</text:p>
          </table:table-cell>
          <table:table-cell table:style-name="ce1" table:formula="of:=[.A1538]/1000/(60*60*24)" office:value-type="time" office:time-value="PT06H49M35.501S" calcext:value-type="time">
            <text:p>06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69.7" calcext:value-type="float">
            <text:p>1669.7</text:p>
          </table:table-cell>
          <table:table-cell office:value-type="float" office:value="2060.87" calcext:value-type="float">
            <text:p>2060.87</text:p>
          </table:table-cell>
        </table:table-row>
        <table:table-row table:style-name="ro1">
          <table:table-cell office:value-type="float" office:value="24591501" calcext:value-type="float">
            <text:p>24591501</text:p>
          </table:table-cell>
          <table:table-cell table:style-name="ce1" table:formula="of:=[.A1539]/1000/(60*60*24)" office:value-type="time" office:time-value="PT06H49M51.501S" calcext:value-type="time">
            <text:p>06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0.76" calcext:value-type="float">
            <text:p>1670.76</text:p>
          </table:table-cell>
          <table:table-cell office:value-type="float" office:value="2062.15" calcext:value-type="float">
            <text:p>2062.15</text:p>
          </table:table-cell>
        </table:table-row>
        <table:table-row table:style-name="ro1">
          <table:table-cell office:value-type="float" office:value="24607501" calcext:value-type="float">
            <text:p>24607501</text:p>
          </table:table-cell>
          <table:table-cell table:style-name="ce1" table:formula="of:=[.A1540]/1000/(60*60*24)" office:value-type="time" office:time-value="PT06H50M07.501S" calcext:value-type="time">
            <text:p>06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1.82" calcext:value-type="float">
            <text:p>1671.82</text:p>
          </table:table-cell>
          <table:table-cell office:value-type="float" office:value="2063.42" calcext:value-type="float">
            <text:p>2063.42</text:p>
          </table:table-cell>
        </table:table-row>
        <table:table-row table:style-name="ro1">
          <table:table-cell office:value-type="float" office:value="24623501" calcext:value-type="float">
            <text:p>24623501</text:p>
          </table:table-cell>
          <table:table-cell table:style-name="ce1" table:formula="of:=[.A1541]/1000/(60*60*24)" office:value-type="time" office:time-value="PT06H50M23.501S" calcext:value-type="time">
            <text:p>06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2.88" calcext:value-type="float">
            <text:p>1672.88</text:p>
          </table:table-cell>
          <table:table-cell office:value-type="float" office:value="2064.7" calcext:value-type="float">
            <text:p>2064.7</text:p>
          </table:table-cell>
        </table:table-row>
        <table:table-row table:style-name="ro1">
          <table:table-cell office:value-type="float" office:value="24639501" calcext:value-type="float">
            <text:p>24639501</text:p>
          </table:table-cell>
          <table:table-cell table:style-name="ce1" table:formula="of:=[.A1542]/1000/(60*60*24)" office:value-type="time" office:time-value="PT06H50M39.501S" calcext:value-type="time">
            <text:p>06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3.94" calcext:value-type="float">
            <text:p>1673.94</text:p>
          </table:table-cell>
          <table:table-cell office:value-type="float" office:value="2065.98" calcext:value-type="float">
            <text:p>2065.98</text:p>
          </table:table-cell>
        </table:table-row>
        <table:table-row table:style-name="ro1">
          <table:table-cell office:value-type="float" office:value="24655501" calcext:value-type="float">
            <text:p>24655501</text:p>
          </table:table-cell>
          <table:table-cell table:style-name="ce1" table:formula="of:=[.A1543]/1000/(60*60*24)" office:value-type="time" office:time-value="PT06H50M55.501S" calcext:value-type="time">
            <text:p>06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75" calcext:value-type="float">
            <text:p>1675</text:p>
          </table:table-cell>
          <table:table-cell office:value-type="float" office:value="2067.25" calcext:value-type="float">
            <text:p>2067.25</text:p>
          </table:table-cell>
        </table:table-row>
        <table:table-row table:style-name="ro1">
          <table:table-cell office:value-type="float" office:value="24671501" calcext:value-type="float">
            <text:p>24671501</text:p>
          </table:table-cell>
          <table:table-cell table:style-name="ce1" table:formula="of:=[.A1544]/1000/(60*60*24)" office:value-type="time" office:time-value="PT06H51M11.501S" calcext:value-type="time">
            <text:p>06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6.06" calcext:value-type="float">
            <text:p>1676.06</text:p>
          </table:table-cell>
          <table:table-cell office:value-type="float" office:value="2068.53" calcext:value-type="float">
            <text:p>2068.53</text:p>
          </table:table-cell>
        </table:table-row>
        <table:table-row table:style-name="ro1">
          <table:table-cell office:value-type="float" office:value="24687501" calcext:value-type="float">
            <text:p>24687501</text:p>
          </table:table-cell>
          <table:table-cell table:style-name="ce1" table:formula="of:=[.A1545]/1000/(60*60*24)" office:value-type="time" office:time-value="PT06H51M27.501S" calcext:value-type="time">
            <text:p>06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7.12" calcext:value-type="float">
            <text:p>1677.12</text:p>
          </table:table-cell>
          <table:table-cell office:value-type="float" office:value="2069.81" calcext:value-type="float">
            <text:p>2069.81</text:p>
          </table:table-cell>
        </table:table-row>
        <table:table-row table:style-name="ro1">
          <table:table-cell office:value-type="float" office:value="24703501" calcext:value-type="float">
            <text:p>24703501</text:p>
          </table:table-cell>
          <table:table-cell table:style-name="ce1" table:formula="of:=[.A1546]/1000/(60*60*24)" office:value-type="time" office:time-value="PT06H51M43.501S" calcext:value-type="time">
            <text:p>06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1678.18" calcext:value-type="float">
            <text:p>1678.18</text:p>
          </table:table-cell>
          <table:table-cell office:value-type="float" office:value="2071.08" calcext:value-type="float">
            <text:p>2071.08</text:p>
          </table:table-cell>
        </table:table-row>
        <table:table-row table:style-name="ro1">
          <table:table-cell office:value-type="float" office:value="24719501" calcext:value-type="float">
            <text:p>24719501</text:p>
          </table:table-cell>
          <table:table-cell table:style-name="ce1" table:formula="of:=[.A1547]/1000/(60*60*24)" office:value-type="time" office:time-value="PT06H51M59.501S" calcext:value-type="time">
            <text:p>06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79.24" calcext:value-type="float">
            <text:p>1679.24</text:p>
          </table:table-cell>
          <table:table-cell office:value-type="float" office:value="2072.36" calcext:value-type="float">
            <text:p>2072.36</text:p>
          </table:table-cell>
        </table:table-row>
        <table:table-row table:style-name="ro1">
          <table:table-cell office:value-type="float" office:value="24735501" calcext:value-type="float">
            <text:p>24735501</text:p>
          </table:table-cell>
          <table:table-cell table:style-name="ce1" table:formula="of:=[.A1548]/1000/(60*60*24)" office:value-type="time" office:time-value="PT06H52M15.501S" calcext:value-type="time">
            <text:p>06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80.3" calcext:value-type="float">
            <text:p>1680.3</text:p>
          </table:table-cell>
          <table:table-cell office:value-type="float" office:value="2073.63" calcext:value-type="float">
            <text:p>2073.63</text:p>
          </table:table-cell>
        </table:table-row>
        <table:table-row table:style-name="ro1">
          <table:table-cell office:value-type="float" office:value="24751501" calcext:value-type="float">
            <text:p>24751501</text:p>
          </table:table-cell>
          <table:table-cell table:style-name="ce1" table:formula="of:=[.A1549]/1000/(60*60*24)" office:value-type="time" office:time-value="PT06H52M31.501S" calcext:value-type="time">
            <text:p>06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81.36" calcext:value-type="float">
            <text:p>1681.36</text:p>
          </table:table-cell>
          <table:table-cell office:value-type="float" office:value="2074.91" calcext:value-type="float">
            <text:p>2074.91</text:p>
          </table:table-cell>
        </table:table-row>
        <table:table-row table:style-name="ro1">
          <table:table-cell office:value-type="float" office:value="24767501" calcext:value-type="float">
            <text:p>24767501</text:p>
          </table:table-cell>
          <table:table-cell table:style-name="ce1" table:formula="of:=[.A1550]/1000/(60*60*24)" office:value-type="time" office:time-value="PT06H52M47.501S" calcext:value-type="time">
            <text:p>06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82.42" calcext:value-type="float">
            <text:p>1682.42</text:p>
          </table:table-cell>
          <table:table-cell office:value-type="float" office:value="2076.18" calcext:value-type="float">
            <text:p>2076.18</text:p>
          </table:table-cell>
        </table:table-row>
        <table:table-row table:style-name="ro1">
          <table:table-cell office:value-type="float" office:value="24783501" calcext:value-type="float">
            <text:p>24783501</text:p>
          </table:table-cell>
          <table:table-cell table:style-name="ce1" table:formula="of:=[.A1551]/1000/(60*60*24)" office:value-type="time" office:time-value="PT06H53M03.501S" calcext:value-type="time">
            <text:p>06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83.48" calcext:value-type="float">
            <text:p>1683.48</text:p>
          </table:table-cell>
          <table:table-cell office:value-type="float" office:value="2077.46" calcext:value-type="float">
            <text:p>2077.46</text:p>
          </table:table-cell>
        </table:table-row>
        <table:table-row table:style-name="ro1">
          <table:table-cell office:value-type="float" office:value="24799501" calcext:value-type="float">
            <text:p>24799501</text:p>
          </table:table-cell>
          <table:table-cell table:style-name="ce1" table:formula="of:=[.A1552]/1000/(60*60*24)" office:value-type="time" office:time-value="PT06H53M19.501S" calcext:value-type="time">
            <text:p>06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84.54" calcext:value-type="float">
            <text:p>1684.54</text:p>
          </table:table-cell>
          <table:table-cell office:value-type="float" office:value="2078.74" calcext:value-type="float">
            <text:p>2078.74</text:p>
          </table:table-cell>
        </table:table-row>
        <table:table-row table:style-name="ro1">
          <table:table-cell office:value-type="float" office:value="24815501" calcext:value-type="float">
            <text:p>24815501</text:p>
          </table:table-cell>
          <table:table-cell table:style-name="ce1" table:formula="of:=[.A1553]/1000/(60*60*24)" office:value-type="time" office:time-value="PT06H53M35.501S" calcext:value-type="time">
            <text:p>06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85.6" calcext:value-type="float">
            <text:p>1685.6</text:p>
          </table:table-cell>
          <table:table-cell office:value-type="float" office:value="2080.01" calcext:value-type="float">
            <text:p>2080.01</text:p>
          </table:table-cell>
        </table:table-row>
        <table:table-row table:style-name="ro1">
          <table:table-cell office:value-type="float" office:value="24831501" calcext:value-type="float">
            <text:p>24831501</text:p>
          </table:table-cell>
          <table:table-cell table:style-name="ce1" table:formula="of:=[.A1554]/1000/(60*60*24)" office:value-type="time" office:time-value="PT06H53M51.501S" calcext:value-type="time">
            <text:p>06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686.66" calcext:value-type="float">
            <text:p>1686.66</text:p>
          </table:table-cell>
          <table:table-cell office:value-type="float" office:value="2081.29" calcext:value-type="float">
            <text:p>2081.29</text:p>
          </table:table-cell>
        </table:table-row>
        <table:table-row table:style-name="ro1">
          <table:table-cell office:value-type="float" office:value="24847501" calcext:value-type="float">
            <text:p>24847501</text:p>
          </table:table-cell>
          <table:table-cell table:style-name="ce1" table:formula="of:=[.A1555]/1000/(60*60*24)" office:value-type="time" office:time-value="PT06H54M07.501S" calcext:value-type="time">
            <text:p>06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87.72" calcext:value-type="float">
            <text:p>1687.72</text:p>
          </table:table-cell>
          <table:table-cell office:value-type="float" office:value="2082.57" calcext:value-type="float">
            <text:p>2082.57</text:p>
          </table:table-cell>
        </table:table-row>
        <table:table-row table:style-name="ro1">
          <table:table-cell office:value-type="float" office:value="24863501" calcext:value-type="float">
            <text:p>24863501</text:p>
          </table:table-cell>
          <table:table-cell table:style-name="ce1" table:formula="of:=[.A1556]/1000/(60*60*24)" office:value-type="time" office:time-value="PT06H54M23.501S" calcext:value-type="time">
            <text:p>06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88.78" calcext:value-type="float">
            <text:p>1688.78</text:p>
          </table:table-cell>
          <table:table-cell office:value-type="float" office:value="2083.84" calcext:value-type="float">
            <text:p>2083.84</text:p>
          </table:table-cell>
        </table:table-row>
        <table:table-row table:style-name="ro1">
          <table:table-cell office:value-type="float" office:value="24879501" calcext:value-type="float">
            <text:p>24879501</text:p>
          </table:table-cell>
          <table:table-cell table:style-name="ce1" table:formula="of:=[.A1557]/1000/(60*60*24)" office:value-type="time" office:time-value="PT06H54M39.501S" calcext:value-type="time">
            <text:p>06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89.84" calcext:value-type="float">
            <text:p>1689.84</text:p>
          </table:table-cell>
          <table:table-cell office:value-type="float" office:value="2085.11" calcext:value-type="float">
            <text:p>2085.11</text:p>
          </table:table-cell>
        </table:table-row>
        <table:table-row table:style-name="ro1">
          <table:table-cell office:value-type="float" office:value="24895501" calcext:value-type="float">
            <text:p>24895501</text:p>
          </table:table-cell>
          <table:table-cell table:style-name="ce1" table:formula="of:=[.A1558]/1000/(60*60*24)" office:value-type="time" office:time-value="PT06H54M55.501S" calcext:value-type="time">
            <text:p>06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90.9" calcext:value-type="float">
            <text:p>1690.9</text:p>
          </table:table-cell>
          <table:table-cell office:value-type="float" office:value="2086.39" calcext:value-type="float">
            <text:p>2086.39</text:p>
          </table:table-cell>
        </table:table-row>
        <table:table-row table:style-name="ro1">
          <table:table-cell office:value-type="float" office:value="24911501" calcext:value-type="float">
            <text:p>24911501</text:p>
          </table:table-cell>
          <table:table-cell table:style-name="ce1" table:formula="of:=[.A1559]/1000/(60*60*24)" office:value-type="time" office:time-value="PT06H55M11.501S" calcext:value-type="time">
            <text:p>06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91.96" calcext:value-type="float">
            <text:p>1691.96</text:p>
          </table:table-cell>
          <table:table-cell office:value-type="float" office:value="2087.66" calcext:value-type="float">
            <text:p>2087.66</text:p>
          </table:table-cell>
        </table:table-row>
        <table:table-row table:style-name="ro1">
          <table:table-cell office:value-type="float" office:value="24927501" calcext:value-type="float">
            <text:p>24927501</text:p>
          </table:table-cell>
          <table:table-cell table:style-name="ce1" table:formula="of:=[.A1560]/1000/(60*60*24)" office:value-type="time" office:time-value="PT06H55M27.501S" calcext:value-type="time">
            <text:p>06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93.02" calcext:value-type="float">
            <text:p>1693.02</text:p>
          </table:table-cell>
          <table:table-cell office:value-type="float" office:value="2088.93" calcext:value-type="float">
            <text:p>2088.93</text:p>
          </table:table-cell>
        </table:table-row>
        <table:table-row table:style-name="ro1">
          <table:table-cell office:value-type="float" office:value="24943501" calcext:value-type="float">
            <text:p>24943501</text:p>
          </table:table-cell>
          <table:table-cell table:style-name="ce1" table:formula="of:=[.A1561]/1000/(60*60*24)" office:value-type="time" office:time-value="PT06H55M43.501S" calcext:value-type="time">
            <text:p>06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94.08" calcext:value-type="float">
            <text:p>1694.08</text:p>
          </table:table-cell>
          <table:table-cell office:value-type="float" office:value="2090.21" calcext:value-type="float">
            <text:p>2090.21</text:p>
          </table:table-cell>
        </table:table-row>
        <table:table-row table:style-name="ro1">
          <table:table-cell office:value-type="float" office:value="24959501" calcext:value-type="float">
            <text:p>24959501</text:p>
          </table:table-cell>
          <table:table-cell table:style-name="ce1" table:formula="of:=[.A1562]/1000/(60*60*24)" office:value-type="time" office:time-value="PT06H55M59.501S" calcext:value-type="time">
            <text:p>06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95.13" calcext:value-type="float">
            <text:p>1695.13</text:p>
          </table:table-cell>
          <table:table-cell office:value-type="float" office:value="2091.48" calcext:value-type="float">
            <text:p>2091.48</text:p>
          </table:table-cell>
        </table:table-row>
        <table:table-row table:style-name="ro1">
          <table:table-cell office:value-type="float" office:value="24975501" calcext:value-type="float">
            <text:p>24975501</text:p>
          </table:table-cell>
          <table:table-cell table:style-name="ce1" table:formula="of:=[.A1563]/1000/(60*60*24)" office:value-type="time" office:time-value="PT06H56M15.501S" calcext:value-type="time">
            <text:p>06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696.19" calcext:value-type="float">
            <text:p>1696.19</text:p>
          </table:table-cell>
          <table:table-cell office:value-type="float" office:value="2092.75" calcext:value-type="float">
            <text:p>2092.75</text:p>
          </table:table-cell>
        </table:table-row>
        <table:table-row table:style-name="ro1">
          <table:table-cell office:value-type="float" office:value="24991501" calcext:value-type="float">
            <text:p>24991501</text:p>
          </table:table-cell>
          <table:table-cell table:style-name="ce1" table:formula="of:=[.A1564]/1000/(60*60*24)" office:value-type="time" office:time-value="PT06H56M31.501S" calcext:value-type="time">
            <text:p>06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97.25" calcext:value-type="float">
            <text:p>1697.25</text:p>
          </table:table-cell>
          <table:table-cell office:value-type="float" office:value="2094.03" calcext:value-type="float">
            <text:p>2094.03</text:p>
          </table:table-cell>
        </table:table-row>
        <table:table-row table:style-name="ro1">
          <table:table-cell office:value-type="float" office:value="25007501" calcext:value-type="float">
            <text:p>25007501</text:p>
          </table:table-cell>
          <table:table-cell table:style-name="ce1" table:formula="of:=[.A1565]/1000/(60*60*24)" office:value-type="time" office:time-value="PT06H56M47.501S" calcext:value-type="time">
            <text:p>06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698.31" calcext:value-type="float">
            <text:p>1698.31</text:p>
          </table:table-cell>
          <table:table-cell office:value-type="float" office:value="2095.3" calcext:value-type="float">
            <text:p>2095.3</text:p>
          </table:table-cell>
        </table:table-row>
        <table:table-row table:style-name="ro1">
          <table:table-cell office:value-type="float" office:value="25023501" calcext:value-type="float">
            <text:p>25023501</text:p>
          </table:table-cell>
          <table:table-cell table:style-name="ce1" table:formula="of:=[.A1566]/1000/(60*60*24)" office:value-type="time" office:time-value="PT06H57M03.501S" calcext:value-type="time">
            <text:p>06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699.37" calcext:value-type="float">
            <text:p>1699.37</text:p>
          </table:table-cell>
          <table:table-cell office:value-type="float" office:value="2096.57" calcext:value-type="float">
            <text:p>2096.57</text:p>
          </table:table-cell>
        </table:table-row>
        <table:table-row table:style-name="ro1">
          <table:table-cell office:value-type="float" office:value="25039501" calcext:value-type="float">
            <text:p>25039501</text:p>
          </table:table-cell>
          <table:table-cell table:style-name="ce1" table:formula="of:=[.A1567]/1000/(60*60*24)" office:value-type="time" office:time-value="PT06H57M19.501S" calcext:value-type="time">
            <text:p>06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0.43" calcext:value-type="float">
            <text:p>1700.43</text:p>
          </table:table-cell>
          <table:table-cell office:value-type="float" office:value="2097.85" calcext:value-type="float">
            <text:p>2097.85</text:p>
          </table:table-cell>
        </table:table-row>
        <table:table-row table:style-name="ro1">
          <table:table-cell office:value-type="float" office:value="25055501" calcext:value-type="float">
            <text:p>25055501</text:p>
          </table:table-cell>
          <table:table-cell table:style-name="ce1" table:formula="of:=[.A1568]/1000/(60*60*24)" office:value-type="time" office:time-value="PT06H57M35.501S" calcext:value-type="time">
            <text:p>06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1.49" calcext:value-type="float">
            <text:p>1701.49</text:p>
          </table:table-cell>
          <table:table-cell office:value-type="float" office:value="2099.12" calcext:value-type="float">
            <text:p>2099.12</text:p>
          </table:table-cell>
        </table:table-row>
        <table:table-row table:style-name="ro1">
          <table:table-cell office:value-type="float" office:value="25071501" calcext:value-type="float">
            <text:p>25071501</text:p>
          </table:table-cell>
          <table:table-cell table:style-name="ce1" table:formula="of:=[.A1569]/1000/(60*60*24)" office:value-type="time" office:time-value="PT06H57M51.501S" calcext:value-type="time">
            <text:p>06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2.55" calcext:value-type="float">
            <text:p>1702.55</text:p>
          </table:table-cell>
          <table:table-cell office:value-type="float" office:value="2100.39" calcext:value-type="float">
            <text:p>2100.39</text:p>
          </table:table-cell>
        </table:table-row>
        <table:table-row table:style-name="ro1">
          <table:table-cell office:value-type="float" office:value="25087501" calcext:value-type="float">
            <text:p>25087501</text:p>
          </table:table-cell>
          <table:table-cell table:style-name="ce1" table:formula="of:=[.A1570]/1000/(60*60*24)" office:value-type="time" office:time-value="PT06H58M07.501S" calcext:value-type="time">
            <text:p>06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3.61" calcext:value-type="float">
            <text:p>1703.61</text:p>
          </table:table-cell>
          <table:table-cell office:value-type="float" office:value="2101.66" calcext:value-type="float">
            <text:p>2101.66</text:p>
          </table:table-cell>
        </table:table-row>
        <table:table-row table:style-name="ro1">
          <table:table-cell office:value-type="float" office:value="25103501" calcext:value-type="float">
            <text:p>25103501</text:p>
          </table:table-cell>
          <table:table-cell table:style-name="ce1" table:formula="of:=[.A1571]/1000/(60*60*24)" office:value-type="time" office:time-value="PT06H58M23.501S" calcext:value-type="time">
            <text:p>06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4.66" calcext:value-type="float">
            <text:p>1704.66</text:p>
          </table:table-cell>
          <table:table-cell office:value-type="float" office:value="2102.93" calcext:value-type="float">
            <text:p>2102.93</text:p>
          </table:table-cell>
        </table:table-row>
        <table:table-row table:style-name="ro1">
          <table:table-cell office:value-type="float" office:value="25119501" calcext:value-type="float">
            <text:p>25119501</text:p>
          </table:table-cell>
          <table:table-cell table:style-name="ce1" table:formula="of:=[.A1572]/1000/(60*60*24)" office:value-type="time" office:time-value="PT06H58M39.501S" calcext:value-type="time">
            <text:p>06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5.72" calcext:value-type="float">
            <text:p>1705.72</text:p>
          </table:table-cell>
          <table:table-cell office:value-type="float" office:value="2104.2" calcext:value-type="float">
            <text:p>2104.2</text:p>
          </table:table-cell>
        </table:table-row>
        <table:table-row table:style-name="ro1">
          <table:table-cell office:value-type="float" office:value="25135501" calcext:value-type="float">
            <text:p>25135501</text:p>
          </table:table-cell>
          <table:table-cell table:style-name="ce1" table:formula="of:=[.A1573]/1000/(60*60*24)" office:value-type="time" office:time-value="PT06H58M55.501S" calcext:value-type="time">
            <text:p>06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06.78" calcext:value-type="float">
            <text:p>1706.78</text:p>
          </table:table-cell>
          <table:table-cell office:value-type="float" office:value="2105.47" calcext:value-type="float">
            <text:p>2105.47</text:p>
          </table:table-cell>
        </table:table-row>
        <table:table-row table:style-name="ro1">
          <table:table-cell office:value-type="float" office:value="25151501" calcext:value-type="float">
            <text:p>25151501</text:p>
          </table:table-cell>
          <table:table-cell table:style-name="ce1" table:formula="of:=[.A1574]/1000/(60*60*24)" office:value-type="time" office:time-value="PT06H59M11.501S" calcext:value-type="time">
            <text:p>06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07.84" calcext:value-type="float">
            <text:p>1707.84</text:p>
          </table:table-cell>
          <table:table-cell office:value-type="float" office:value="2106.74" calcext:value-type="float">
            <text:p>2106.74</text:p>
          </table:table-cell>
        </table:table-row>
        <table:table-row table:style-name="ro1">
          <table:table-cell office:value-type="float" office:value="25167501" calcext:value-type="float">
            <text:p>25167501</text:p>
          </table:table-cell>
          <table:table-cell table:style-name="ce1" table:formula="of:=[.A1575]/1000/(60*60*24)" office:value-type="time" office:time-value="PT06H59M27.501S" calcext:value-type="time">
            <text:p>06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08.9" calcext:value-type="float">
            <text:p>1708.9</text:p>
          </table:table-cell>
          <table:table-cell office:value-type="float" office:value="2108.01" calcext:value-type="float">
            <text:p>2108.01</text:p>
          </table:table-cell>
        </table:table-row>
        <table:table-row table:style-name="ro1">
          <table:table-cell office:value-type="float" office:value="25183501" calcext:value-type="float">
            <text:p>25183501</text:p>
          </table:table-cell>
          <table:table-cell table:style-name="ce1" table:formula="of:=[.A1576]/1000/(60*60*24)" office:value-type="time" office:time-value="PT06H59M43.501S" calcext:value-type="time">
            <text:p>06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09.96" calcext:value-type="float">
            <text:p>1709.96</text:p>
          </table:table-cell>
          <table:table-cell office:value-type="float" office:value="2109.28" calcext:value-type="float">
            <text:p>2109.28</text:p>
          </table:table-cell>
        </table:table-row>
        <table:table-row table:style-name="ro1">
          <table:table-cell office:value-type="float" office:value="25199501" calcext:value-type="float">
            <text:p>25199501</text:p>
          </table:table-cell>
          <table:table-cell table:style-name="ce1" table:formula="of:=[.A1577]/1000/(60*60*24)" office:value-type="time" office:time-value="PT06H59M59.501S" calcext:value-type="time">
            <text:p>07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1.02" calcext:value-type="float">
            <text:p>1711.02</text:p>
          </table:table-cell>
          <table:table-cell office:value-type="float" office:value="2110.55" calcext:value-type="float">
            <text:p>2110.55</text:p>
          </table:table-cell>
        </table:table-row>
        <table:table-row table:style-name="ro1">
          <table:table-cell office:value-type="float" office:value="25215501" calcext:value-type="float">
            <text:p>25215501</text:p>
          </table:table-cell>
          <table:table-cell table:style-name="ce1" table:formula="of:=[.A1578]/1000/(60*60*24)" office:value-type="time" office:time-value="PT07H00M15.501S" calcext:value-type="time">
            <text:p>07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12.08" calcext:value-type="float">
            <text:p>1712.08</text:p>
          </table:table-cell>
          <table:table-cell office:value-type="float" office:value="2111.82" calcext:value-type="float">
            <text:p>2111.82</text:p>
          </table:table-cell>
        </table:table-row>
        <table:table-row table:style-name="ro1">
          <table:table-cell office:value-type="float" office:value="25231501" calcext:value-type="float">
            <text:p>25231501</text:p>
          </table:table-cell>
          <table:table-cell table:style-name="ce1" table:formula="of:=[.A1579]/1000/(60*60*24)" office:value-type="time" office:time-value="PT07H00M31.501S" calcext:value-type="time">
            <text:p>07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3.13" calcext:value-type="float">
            <text:p>1713.13</text:p>
          </table:table-cell>
          <table:table-cell office:value-type="float" office:value="2113.09" calcext:value-type="float">
            <text:p>2113.09</text:p>
          </table:table-cell>
        </table:table-row>
        <table:table-row table:style-name="ro1">
          <table:table-cell office:value-type="float" office:value="25247501" calcext:value-type="float">
            <text:p>25247501</text:p>
          </table:table-cell>
          <table:table-cell table:style-name="ce1" table:formula="of:=[.A1580]/1000/(60*60*24)" office:value-type="time" office:time-value="PT07H00M47.501S" calcext:value-type="time">
            <text:p>07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4.19" calcext:value-type="float">
            <text:p>1714.19</text:p>
          </table:table-cell>
          <table:table-cell office:value-type="float" office:value="2114.36" calcext:value-type="float">
            <text:p>2114.36</text:p>
          </table:table-cell>
        </table:table-row>
        <table:table-row table:style-name="ro1">
          <table:table-cell office:value-type="float" office:value="25263501" calcext:value-type="float">
            <text:p>25263501</text:p>
          </table:table-cell>
          <table:table-cell table:style-name="ce1" table:formula="of:=[.A1581]/1000/(60*60*24)" office:value-type="time" office:time-value="PT07H01M03.501S" calcext:value-type="time">
            <text:p>07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5.25" calcext:value-type="float">
            <text:p>1715.25</text:p>
          </table:table-cell>
          <table:table-cell office:value-type="float" office:value="2115.63" calcext:value-type="float">
            <text:p>2115.63</text:p>
          </table:table-cell>
        </table:table-row>
        <table:table-row table:style-name="ro1">
          <table:table-cell office:value-type="float" office:value="25279500" calcext:value-type="float">
            <text:p>25279500</text:p>
          </table:table-cell>
          <table:table-cell table:style-name="ce1" table:formula="of:=[.A1582]/1000/(60*60*24)" office:value-type="time" office:time-value="PT07H01M19.5S" calcext:value-type="time">
            <text:p>07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6.31" calcext:value-type="float">
            <text:p>1716.31</text:p>
          </table:table-cell>
          <table:table-cell office:value-type="float" office:value="2116.9" calcext:value-type="float">
            <text:p>2116.9</text:p>
          </table:table-cell>
        </table:table-row>
        <table:table-row table:style-name="ro1">
          <table:table-cell office:value-type="float" office:value="25295501" calcext:value-type="float">
            <text:p>25295501</text:p>
          </table:table-cell>
          <table:table-cell table:style-name="ce1" table:formula="of:=[.A1583]/1000/(60*60*24)" office:value-type="time" office:time-value="PT07H01M35.501S" calcext:value-type="time">
            <text:p>07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717.37" calcext:value-type="float">
            <text:p>1717.37</text:p>
          </table:table-cell>
          <table:table-cell office:value-type="float" office:value="2118.17" calcext:value-type="float">
            <text:p>2118.17</text:p>
          </table:table-cell>
        </table:table-row>
        <table:table-row table:style-name="ro1">
          <table:table-cell office:value-type="float" office:value="25311501" calcext:value-type="float">
            <text:p>25311501</text:p>
          </table:table-cell>
          <table:table-cell table:style-name="ce1" table:formula="of:=[.A1584]/1000/(60*60*24)" office:value-type="time" office:time-value="PT07H01M51.501S" calcext:value-type="time">
            <text:p>07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18.43" calcext:value-type="float">
            <text:p>1718.43</text:p>
          </table:table-cell>
          <table:table-cell office:value-type="float" office:value="2119.44" calcext:value-type="float">
            <text:p>2119.44</text:p>
          </table:table-cell>
        </table:table-row>
        <table:table-row table:style-name="ro1">
          <table:table-cell office:value-type="float" office:value="25327501" calcext:value-type="float">
            <text:p>25327501</text:p>
          </table:table-cell>
          <table:table-cell table:style-name="ce1" table:formula="of:=[.A1585]/1000/(60*60*24)" office:value-type="time" office:time-value="PT07H02M07.501S" calcext:value-type="time">
            <text:p>07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19.49" calcext:value-type="float">
            <text:p>1719.49</text:p>
          </table:table-cell>
          <table:table-cell office:value-type="float" office:value="2120.71" calcext:value-type="float">
            <text:p>2120.71</text:p>
          </table:table-cell>
        </table:table-row>
        <table:table-row table:style-name="ro1">
          <table:table-cell office:value-type="float" office:value="25343501" calcext:value-type="float">
            <text:p>25343501</text:p>
          </table:table-cell>
          <table:table-cell table:style-name="ce1" table:formula="of:=[.A1586]/1000/(60*60*24)" office:value-type="time" office:time-value="PT07H02M23.501S" calcext:value-type="time">
            <text:p>07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0.54" calcext:value-type="float">
            <text:p>1720.54</text:p>
          </table:table-cell>
          <table:table-cell office:value-type="float" office:value="2121.98" calcext:value-type="float">
            <text:p>2121.98</text:p>
          </table:table-cell>
        </table:table-row>
        <table:table-row table:style-name="ro1">
          <table:table-cell office:value-type="float" office:value="25359501" calcext:value-type="float">
            <text:p>25359501</text:p>
          </table:table-cell>
          <table:table-cell table:style-name="ce1" table:formula="of:=[.A1587]/1000/(60*60*24)" office:value-type="time" office:time-value="PT07H02M39.501S" calcext:value-type="time">
            <text:p>07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1.6" calcext:value-type="float">
            <text:p>1721.6</text:p>
          </table:table-cell>
          <table:table-cell office:value-type="float" office:value="2123.25" calcext:value-type="float">
            <text:p>2123.25</text:p>
          </table:table-cell>
        </table:table-row>
        <table:table-row table:style-name="ro1">
          <table:table-cell office:value-type="float" office:value="25375501" calcext:value-type="float">
            <text:p>25375501</text:p>
          </table:table-cell>
          <table:table-cell table:style-name="ce1" table:formula="of:=[.A1588]/1000/(60*60*24)" office:value-type="time" office:time-value="PT07H02M55.501S" calcext:value-type="time">
            <text:p>07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2.66" calcext:value-type="float">
            <text:p>1722.66</text:p>
          </table:table-cell>
          <table:table-cell office:value-type="float" office:value="2124.52" calcext:value-type="float">
            <text:p>2124.52</text:p>
          </table:table-cell>
        </table:table-row>
        <table:table-row table:style-name="ro1">
          <table:table-cell office:value-type="float" office:value="25391501" calcext:value-type="float">
            <text:p>25391501</text:p>
          </table:table-cell>
          <table:table-cell table:style-name="ce1" table:formula="of:=[.A1589]/1000/(60*60*24)" office:value-type="time" office:time-value="PT07H03M11.501S" calcext:value-type="time">
            <text:p>07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3.72" calcext:value-type="float">
            <text:p>1723.72</text:p>
          </table:table-cell>
          <table:table-cell office:value-type="float" office:value="2125.79" calcext:value-type="float">
            <text:p>2125.79</text:p>
          </table:table-cell>
        </table:table-row>
        <table:table-row table:style-name="ro1">
          <table:table-cell office:value-type="float" office:value="25407501" calcext:value-type="float">
            <text:p>25407501</text:p>
          </table:table-cell>
          <table:table-cell table:style-name="ce1" table:formula="of:=[.A1590]/1000/(60*60*24)" office:value-type="time" office:time-value="PT07H03M27.501S" calcext:value-type="time">
            <text:p>07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4.78" calcext:value-type="float">
            <text:p>1724.78</text:p>
          </table:table-cell>
          <table:table-cell office:value-type="float" office:value="2127.06" calcext:value-type="float">
            <text:p>2127.06</text:p>
          </table:table-cell>
        </table:table-row>
        <table:table-row table:style-name="ro1">
          <table:table-cell office:value-type="float" office:value="25423501" calcext:value-type="float">
            <text:p>25423501</text:p>
          </table:table-cell>
          <table:table-cell table:style-name="ce1" table:formula="of:=[.A1591]/1000/(60*60*24)" office:value-type="time" office:time-value="PT07H03M43.501S" calcext:value-type="time">
            <text:p>07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25.84" calcext:value-type="float">
            <text:p>1725.84</text:p>
          </table:table-cell>
          <table:table-cell office:value-type="float" office:value="2128.33" calcext:value-type="float">
            <text:p>2128.33</text:p>
          </table:table-cell>
        </table:table-row>
        <table:table-row table:style-name="ro1">
          <table:table-cell office:value-type="float" office:value="25439501" calcext:value-type="float">
            <text:p>25439501</text:p>
          </table:table-cell>
          <table:table-cell table:style-name="ce1" table:formula="of:=[.A1592]/1000/(60*60*24)" office:value-type="time" office:time-value="PT07H03M59.501S" calcext:value-type="time">
            <text:p>07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6.89" calcext:value-type="float">
            <text:p>1726.89</text:p>
          </table:table-cell>
          <table:table-cell office:value-type="float" office:value="2129.6" calcext:value-type="float">
            <text:p>2129.6</text:p>
          </table:table-cell>
        </table:table-row>
        <table:table-row table:style-name="ro1">
          <table:table-cell office:value-type="float" office:value="25455501" calcext:value-type="float">
            <text:p>25455501</text:p>
          </table:table-cell>
          <table:table-cell table:style-name="ce1" table:formula="of:=[.A1593]/1000/(60*60*24)" office:value-type="time" office:time-value="PT07H04M15.501S" calcext:value-type="time">
            <text:p>07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27.95" calcext:value-type="float">
            <text:p>1727.95</text:p>
          </table:table-cell>
          <table:table-cell office:value-type="float" office:value="2130.87" calcext:value-type="float">
            <text:p>2130.87</text:p>
          </table:table-cell>
        </table:table-row>
        <table:table-row table:style-name="ro1">
          <table:table-cell office:value-type="float" office:value="25471501" calcext:value-type="float">
            <text:p>25471501</text:p>
          </table:table-cell>
          <table:table-cell table:style-name="ce1" table:formula="of:=[.A1594]/1000/(60*60*24)" office:value-type="time" office:time-value="PT07H04M31.501S" calcext:value-type="time">
            <text:p>07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29.01" calcext:value-type="float">
            <text:p>1729.01</text:p>
          </table:table-cell>
          <table:table-cell office:value-type="float" office:value="2132.13" calcext:value-type="float">
            <text:p>2132.13</text:p>
          </table:table-cell>
        </table:table-row>
        <table:table-row table:style-name="ro1">
          <table:table-cell office:value-type="float" office:value="25487501" calcext:value-type="float">
            <text:p>25487501</text:p>
          </table:table-cell>
          <table:table-cell table:style-name="ce1" table:formula="of:=[.A1595]/1000/(60*60*24)" office:value-type="time" office:time-value="PT07H04M47.501S" calcext:value-type="time">
            <text:p>07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0.07" calcext:value-type="float">
            <text:p>1730.07</text:p>
          </table:table-cell>
          <table:table-cell office:value-type="float" office:value="2133.4" calcext:value-type="float">
            <text:p>2133.4</text:p>
          </table:table-cell>
        </table:table-row>
        <table:table-row table:style-name="ro1">
          <table:table-cell office:value-type="float" office:value="25503501" calcext:value-type="float">
            <text:p>25503501</text:p>
          </table:table-cell>
          <table:table-cell table:style-name="ce1" table:formula="of:=[.A1596]/1000/(60*60*24)" office:value-type="time" office:time-value="PT07H05M03.501S" calcext:value-type="time">
            <text:p>07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1.13" calcext:value-type="float">
            <text:p>1731.13</text:p>
          </table:table-cell>
          <table:table-cell office:value-type="float" office:value="2134.67" calcext:value-type="float">
            <text:p>2134.67</text:p>
          </table:table-cell>
        </table:table-row>
        <table:table-row table:style-name="ro1">
          <table:table-cell office:value-type="float" office:value="25519501" calcext:value-type="float">
            <text:p>25519501</text:p>
          </table:table-cell>
          <table:table-cell table:style-name="ce1" table:formula="of:=[.A1597]/1000/(60*60*24)" office:value-type="time" office:time-value="PT07H05M19.501S" calcext:value-type="time">
            <text:p>07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32.19" calcext:value-type="float">
            <text:p>1732.19</text:p>
          </table:table-cell>
          <table:table-cell office:value-type="float" office:value="2135.94" calcext:value-type="float">
            <text:p>2135.94</text:p>
          </table:table-cell>
        </table:table-row>
        <table:table-row table:style-name="ro1">
          <table:table-cell office:value-type="float" office:value="25535501" calcext:value-type="float">
            <text:p>25535501</text:p>
          </table:table-cell>
          <table:table-cell table:style-name="ce1" table:formula="of:=[.A1598]/1000/(60*60*24)" office:value-type="time" office:time-value="PT07H05M35.501S" calcext:value-type="time">
            <text:p>07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3.24" calcext:value-type="float">
            <text:p>1733.24</text:p>
          </table:table-cell>
          <table:table-cell office:value-type="float" office:value="2137.21" calcext:value-type="float">
            <text:p>2137.21</text:p>
          </table:table-cell>
        </table:table-row>
        <table:table-row table:style-name="ro1">
          <table:table-cell office:value-type="float" office:value="25551501" calcext:value-type="float">
            <text:p>25551501</text:p>
          </table:table-cell>
          <table:table-cell table:style-name="ce1" table:formula="of:=[.A1599]/1000/(60*60*24)" office:value-type="time" office:time-value="PT07H05M51.501S" calcext:value-type="time">
            <text:p>07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4.3" calcext:value-type="float">
            <text:p>1734.3</text:p>
          </table:table-cell>
          <table:table-cell office:value-type="float" office:value="2138.48" calcext:value-type="float">
            <text:p>2138.48</text:p>
          </table:table-cell>
        </table:table-row>
        <table:table-row table:style-name="ro1">
          <table:table-cell office:value-type="float" office:value="25567501" calcext:value-type="float">
            <text:p>25567501</text:p>
          </table:table-cell>
          <table:table-cell table:style-name="ce1" table:formula="of:=[.A1600]/1000/(60*60*24)" office:value-type="time" office:time-value="PT07H06M07.501S" calcext:value-type="time">
            <text:p>07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5.36" calcext:value-type="float">
            <text:p>1735.36</text:p>
          </table:table-cell>
          <table:table-cell office:value-type="float" office:value="2139.75" calcext:value-type="float">
            <text:p>2139.75</text:p>
          </table:table-cell>
        </table:table-row>
        <table:table-row table:style-name="ro1">
          <table:table-cell office:value-type="float" office:value="25583501" calcext:value-type="float">
            <text:p>25583501</text:p>
          </table:table-cell>
          <table:table-cell table:style-name="ce1" table:formula="of:=[.A1601]/1000/(60*60*24)" office:value-type="time" office:time-value="PT07H06M23.501S" calcext:value-type="time">
            <text:p>07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6.42" calcext:value-type="float">
            <text:p>1736.42</text:p>
          </table:table-cell>
          <table:table-cell office:value-type="float" office:value="2141.02" calcext:value-type="float">
            <text:p>2141.02</text:p>
          </table:table-cell>
        </table:table-row>
        <table:table-row table:style-name="ro1">
          <table:table-cell office:value-type="float" office:value="25599501" calcext:value-type="float">
            <text:p>25599501</text:p>
          </table:table-cell>
          <table:table-cell table:style-name="ce1" table:formula="of:=[.A1602]/1000/(60*60*24)" office:value-type="time" office:time-value="PT07H06M39.501S" calcext:value-type="time">
            <text:p>07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7.48" calcext:value-type="float">
            <text:p>1737.48</text:p>
          </table:table-cell>
          <table:table-cell office:value-type="float" office:value="2142.29" calcext:value-type="float">
            <text:p>2142.29</text:p>
          </table:table-cell>
        </table:table-row>
        <table:table-row table:style-name="ro1">
          <table:table-cell office:value-type="float" office:value="25615501" calcext:value-type="float">
            <text:p>25615501</text:p>
          </table:table-cell>
          <table:table-cell table:style-name="ce1" table:formula="of:=[.A1603]/1000/(60*60*24)" office:value-type="time" office:time-value="PT07H06M55.501S" calcext:value-type="time">
            <text:p>07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38.53" calcext:value-type="float">
            <text:p>1738.53</text:p>
          </table:table-cell>
          <table:table-cell office:value-type="float" office:value="2143.56" calcext:value-type="float">
            <text:p>2143.56</text:p>
          </table:table-cell>
        </table:table-row>
        <table:table-row table:style-name="ro1">
          <table:table-cell office:value-type="float" office:value="25631501" calcext:value-type="float">
            <text:p>25631501</text:p>
          </table:table-cell>
          <table:table-cell table:style-name="ce1" table:formula="of:=[.A1604]/1000/(60*60*24)" office:value-type="time" office:time-value="PT07H07M11.501S" calcext:value-type="time">
            <text:p>07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39.59" calcext:value-type="float">
            <text:p>1739.59</text:p>
          </table:table-cell>
          <table:table-cell office:value-type="float" office:value="2144.83" calcext:value-type="float">
            <text:p>2144.83</text:p>
          </table:table-cell>
        </table:table-row>
        <table:table-row table:style-name="ro1">
          <table:table-cell office:value-type="float" office:value="25647501" calcext:value-type="float">
            <text:p>25647501</text:p>
          </table:table-cell>
          <table:table-cell table:style-name="ce1" table:formula="of:=[.A1605]/1000/(60*60*24)" office:value-type="time" office:time-value="PT07H07M27.501S" calcext:value-type="time">
            <text:p>07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0.65" calcext:value-type="float">
            <text:p>1740.65</text:p>
          </table:table-cell>
          <table:table-cell office:value-type="float" office:value="2146.1" calcext:value-type="float">
            <text:p>2146.1</text:p>
          </table:table-cell>
        </table:table-row>
        <table:table-row table:style-name="ro1">
          <table:table-cell office:value-type="float" office:value="25663501" calcext:value-type="float">
            <text:p>25663501</text:p>
          </table:table-cell>
          <table:table-cell table:style-name="ce1" table:formula="of:=[.A1606]/1000/(60*60*24)" office:value-type="time" office:time-value="PT07H07M43.501S" calcext:value-type="time">
            <text:p>07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741.71" calcext:value-type="float">
            <text:p>1741.71</text:p>
          </table:table-cell>
          <table:table-cell office:value-type="float" office:value="2147.37" calcext:value-type="float">
            <text:p>2147.37</text:p>
          </table:table-cell>
        </table:table-row>
        <table:table-row table:style-name="ro1">
          <table:table-cell office:value-type="float" office:value="25679501" calcext:value-type="float">
            <text:p>25679501</text:p>
          </table:table-cell>
          <table:table-cell table:style-name="ce1" table:formula="of:=[.A1607]/1000/(60*60*24)" office:value-type="time" office:time-value="PT07H07M59.501S" calcext:value-type="time">
            <text:p>07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2.76" calcext:value-type="float">
            <text:p>1742.76</text:p>
          </table:table-cell>
          <table:table-cell office:value-type="float" office:value="2148.63" calcext:value-type="float">
            <text:p>2148.63</text:p>
          </table:table-cell>
        </table:table-row>
        <table:table-row table:style-name="ro1">
          <table:table-cell office:value-type="float" office:value="25695501" calcext:value-type="float">
            <text:p>25695501</text:p>
          </table:table-cell>
          <table:table-cell table:style-name="ce1" table:formula="of:=[.A1608]/1000/(60*60*24)" office:value-type="time" office:time-value="PT07H08M15.501S" calcext:value-type="time">
            <text:p>07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3.82" calcext:value-type="float">
            <text:p>1743.82</text:p>
          </table:table-cell>
          <table:table-cell office:value-type="float" office:value="2149.9" calcext:value-type="float">
            <text:p>2149.9</text:p>
          </table:table-cell>
        </table:table-row>
        <table:table-row table:style-name="ro1">
          <table:table-cell office:value-type="float" office:value="25711501" calcext:value-type="float">
            <text:p>25711501</text:p>
          </table:table-cell>
          <table:table-cell table:style-name="ce1" table:formula="of:=[.A1609]/1000/(60*60*24)" office:value-type="time" office:time-value="PT07H08M31.501S" calcext:value-type="time">
            <text:p>07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4.88" calcext:value-type="float">
            <text:p>1744.88</text:p>
          </table:table-cell>
          <table:table-cell office:value-type="float" office:value="2151.17" calcext:value-type="float">
            <text:p>2151.17</text:p>
          </table:table-cell>
        </table:table-row>
        <table:table-row table:style-name="ro1">
          <table:table-cell office:value-type="float" office:value="25727501" calcext:value-type="float">
            <text:p>25727501</text:p>
          </table:table-cell>
          <table:table-cell table:style-name="ce1" table:formula="of:=[.A1610]/1000/(60*60*24)" office:value-type="time" office:time-value="PT07H08M47.501S" calcext:value-type="time">
            <text:p>07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5.93" calcext:value-type="float">
            <text:p>1745.93</text:p>
          </table:table-cell>
          <table:table-cell office:value-type="float" office:value="2152.44" calcext:value-type="float">
            <text:p>2152.44</text:p>
          </table:table-cell>
        </table:table-row>
        <table:table-row table:style-name="ro1">
          <table:table-cell office:value-type="float" office:value="25743501" calcext:value-type="float">
            <text:p>25743501</text:p>
          </table:table-cell>
          <table:table-cell table:style-name="ce1" table:formula="of:=[.A1611]/1000/(60*60*24)" office:value-type="time" office:time-value="PT07H09M03.501S" calcext:value-type="time">
            <text:p>07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46.99" calcext:value-type="float">
            <text:p>1746.99</text:p>
          </table:table-cell>
          <table:table-cell office:value-type="float" office:value="2153.71" calcext:value-type="float">
            <text:p>2153.71</text:p>
          </table:table-cell>
        </table:table-row>
        <table:table-row table:style-name="ro1">
          <table:table-cell office:value-type="float" office:value="25759501" calcext:value-type="float">
            <text:p>25759501</text:p>
          </table:table-cell>
          <table:table-cell table:style-name="ce1" table:formula="of:=[.A1612]/1000/(60*60*24)" office:value-type="time" office:time-value="PT07H09M19.501S" calcext:value-type="time">
            <text:p>07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48.05" calcext:value-type="float">
            <text:p>1748.05</text:p>
          </table:table-cell>
          <table:table-cell office:value-type="float" office:value="2154.98" calcext:value-type="float">
            <text:p>2154.98</text:p>
          </table:table-cell>
        </table:table-row>
        <table:table-row table:style-name="ro1">
          <table:table-cell office:value-type="float" office:value="25775501" calcext:value-type="float">
            <text:p>25775501</text:p>
          </table:table-cell>
          <table:table-cell table:style-name="ce1" table:formula="of:=[.A1613]/1000/(60*60*24)" office:value-type="time" office:time-value="PT07H09M35.501S" calcext:value-type="time">
            <text:p>07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49.1" calcext:value-type="float">
            <text:p>1749.1</text:p>
          </table:table-cell>
          <table:table-cell office:value-type="float" office:value="2156.25" calcext:value-type="float">
            <text:p>2156.25</text:p>
          </table:table-cell>
        </table:table-row>
        <table:table-row table:style-name="ro1">
          <table:table-cell office:value-type="float" office:value="25791501" calcext:value-type="float">
            <text:p>25791501</text:p>
          </table:table-cell>
          <table:table-cell table:style-name="ce1" table:formula="of:=[.A1614]/1000/(60*60*24)" office:value-type="time" office:time-value="PT07H09M51.501S" calcext:value-type="time">
            <text:p>07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0.16" calcext:value-type="float">
            <text:p>1750.16</text:p>
          </table:table-cell>
          <table:table-cell office:value-type="float" office:value="2157.52" calcext:value-type="float">
            <text:p>2157.52</text:p>
          </table:table-cell>
        </table:table-row>
        <table:table-row table:style-name="ro1">
          <table:table-cell office:value-type="float" office:value="25807501" calcext:value-type="float">
            <text:p>25807501</text:p>
          </table:table-cell>
          <table:table-cell table:style-name="ce1" table:formula="of:=[.A1615]/1000/(60*60*24)" office:value-type="time" office:time-value="PT07H10M07.501S" calcext:value-type="time">
            <text:p>07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1.22" calcext:value-type="float">
            <text:p>1751.22</text:p>
          </table:table-cell>
          <table:table-cell office:value-type="float" office:value="2158.78" calcext:value-type="float">
            <text:p>2158.78</text:p>
          </table:table-cell>
        </table:table-row>
        <table:table-row table:style-name="ro1">
          <table:table-cell office:value-type="float" office:value="25823501" calcext:value-type="float">
            <text:p>25823501</text:p>
          </table:table-cell>
          <table:table-cell table:style-name="ce1" table:formula="of:=[.A1616]/1000/(60*60*24)" office:value-type="time" office:time-value="PT07H10M23.501S" calcext:value-type="time">
            <text:p>07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2.27" calcext:value-type="float">
            <text:p>1752.27</text:p>
          </table:table-cell>
          <table:table-cell office:value-type="float" office:value="2160.05" calcext:value-type="float">
            <text:p>2160.05</text:p>
          </table:table-cell>
        </table:table-row>
        <table:table-row table:style-name="ro1">
          <table:table-cell office:value-type="float" office:value="25839501" calcext:value-type="float">
            <text:p>25839501</text:p>
          </table:table-cell>
          <table:table-cell table:style-name="ce1" table:formula="of:=[.A1617]/1000/(60*60*24)" office:value-type="time" office:time-value="PT07H10M39.501S" calcext:value-type="time">
            <text:p>07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3.33" calcext:value-type="float">
            <text:p>1753.33</text:p>
          </table:table-cell>
          <table:table-cell office:value-type="float" office:value="2161.32" calcext:value-type="float">
            <text:p>2161.32</text:p>
          </table:table-cell>
        </table:table-row>
        <table:table-row table:style-name="ro1">
          <table:table-cell office:value-type="float" office:value="25855501" calcext:value-type="float">
            <text:p>25855501</text:p>
          </table:table-cell>
          <table:table-cell table:style-name="ce1" table:formula="of:=[.A1618]/1000/(60*60*24)" office:value-type="time" office:time-value="PT07H10M55.501S" calcext:value-type="time">
            <text:p>07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754.39" calcext:value-type="float">
            <text:p>1754.39</text:p>
          </table:table-cell>
          <table:table-cell office:value-type="float" office:value="2162.59" calcext:value-type="float">
            <text:p>2162.59</text:p>
          </table:table-cell>
        </table:table-row>
        <table:table-row table:style-name="ro1">
          <table:table-cell office:value-type="float" office:value="25871501" calcext:value-type="float">
            <text:p>25871501</text:p>
          </table:table-cell>
          <table:table-cell table:style-name="ce1" table:formula="of:=[.A1619]/1000/(60*60*24)" office:value-type="time" office:time-value="PT07H11M11.501S" calcext:value-type="time">
            <text:p>07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55.44" calcext:value-type="float">
            <text:p>1755.44</text:p>
          </table:table-cell>
          <table:table-cell office:value-type="float" office:value="2163.86" calcext:value-type="float">
            <text:p>2163.86</text:p>
          </table:table-cell>
        </table:table-row>
        <table:table-row table:style-name="ro1">
          <table:table-cell office:value-type="float" office:value="25887501" calcext:value-type="float">
            <text:p>25887501</text:p>
          </table:table-cell>
          <table:table-cell table:style-name="ce1" table:formula="of:=[.A1620]/1000/(60*60*24)" office:value-type="time" office:time-value="PT07H11M27.501S" calcext:value-type="time">
            <text:p>07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756.5" calcext:value-type="float">
            <text:p>1756.5</text:p>
          </table:table-cell>
          <table:table-cell office:value-type="float" office:value="2165.12" calcext:value-type="float">
            <text:p>2165.12</text:p>
          </table:table-cell>
        </table:table-row>
        <table:table-row table:style-name="ro1">
          <table:table-cell office:value-type="float" office:value="25903501" calcext:value-type="float">
            <text:p>25903501</text:p>
          </table:table-cell>
          <table:table-cell table:style-name="ce1" table:formula="of:=[.A1621]/1000/(60*60*24)" office:value-type="time" office:time-value="PT07H11M43.501S" calcext:value-type="time">
            <text:p>07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7.56" calcext:value-type="float">
            <text:p>1757.56</text:p>
          </table:table-cell>
          <table:table-cell office:value-type="float" office:value="2166.39" calcext:value-type="float">
            <text:p>2166.39</text:p>
          </table:table-cell>
        </table:table-row>
        <table:table-row table:style-name="ro1">
          <table:table-cell office:value-type="float" office:value="25919500" calcext:value-type="float">
            <text:p>25919500</text:p>
          </table:table-cell>
          <table:table-cell table:style-name="ce1" table:formula="of:=[.A1622]/1000/(60*60*24)" office:value-type="time" office:time-value="PT07H11M59.5S" calcext:value-type="time">
            <text:p>07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58.61" calcext:value-type="float">
            <text:p>1758.61</text:p>
          </table:table-cell>
          <table:table-cell office:value-type="float" office:value="2167.65" calcext:value-type="float">
            <text:p>2167.65</text:p>
          </table:table-cell>
        </table:table-row>
        <table:table-row table:style-name="ro1">
          <table:table-cell office:value-type="float" office:value="25935501" calcext:value-type="float">
            <text:p>25935501</text:p>
          </table:table-cell>
          <table:table-cell table:style-name="ce1" table:formula="of:=[.A1623]/1000/(60*60*24)" office:value-type="time" office:time-value="PT07H12M15.501S" calcext:value-type="time">
            <text:p>07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59.67" calcext:value-type="float">
            <text:p>1759.67</text:p>
          </table:table-cell>
          <table:table-cell office:value-type="float" office:value="2168.92" calcext:value-type="float">
            <text:p>2168.92</text:p>
          </table:table-cell>
        </table:table-row>
        <table:table-row table:style-name="ro1">
          <table:table-cell office:value-type="float" office:value="25951501" calcext:value-type="float">
            <text:p>25951501</text:p>
          </table:table-cell>
          <table:table-cell table:style-name="ce1" table:formula="of:=[.A1624]/1000/(60*60*24)" office:value-type="time" office:time-value="PT07H12M31.501S" calcext:value-type="time">
            <text:p>07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60.73" calcext:value-type="float">
            <text:p>1760.73</text:p>
          </table:table-cell>
          <table:table-cell office:value-type="float" office:value="2170.19" calcext:value-type="float">
            <text:p>2170.19</text:p>
          </table:table-cell>
        </table:table-row>
        <table:table-row table:style-name="ro1">
          <table:table-cell office:value-type="float" office:value="25967501" calcext:value-type="float">
            <text:p>25967501</text:p>
          </table:table-cell>
          <table:table-cell table:style-name="ce1" table:formula="of:=[.A1625]/1000/(60*60*24)" office:value-type="time" office:time-value="PT07H12M47.501S" calcext:value-type="time">
            <text:p>07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61.78" calcext:value-type="float">
            <text:p>1761.78</text:p>
          </table:table-cell>
          <table:table-cell office:value-type="float" office:value="2171.45" calcext:value-type="float">
            <text:p>2171.45</text:p>
          </table:table-cell>
        </table:table-row>
        <table:table-row table:style-name="ro1">
          <table:table-cell office:value-type="float" office:value="25983501" calcext:value-type="float">
            <text:p>25983501</text:p>
          </table:table-cell>
          <table:table-cell table:style-name="ce1" table:formula="of:=[.A1626]/1000/(60*60*24)" office:value-type="time" office:time-value="PT07H13M03.501S" calcext:value-type="time">
            <text:p>07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762.84" calcext:value-type="float">
            <text:p>1762.84</text:p>
          </table:table-cell>
          <table:table-cell office:value-type="float" office:value="2172.72" calcext:value-type="float">
            <text:p>2172.72</text:p>
          </table:table-cell>
        </table:table-row>
        <table:table-row table:style-name="ro1">
          <table:table-cell office:value-type="float" office:value="25999501" calcext:value-type="float">
            <text:p>25999501</text:p>
          </table:table-cell>
          <table:table-cell table:style-name="ce1" table:formula="of:=[.A1627]/1000/(60*60*24)" office:value-type="time" office:time-value="PT07H13M19.501S" calcext:value-type="time">
            <text:p>07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763.9" calcext:value-type="float">
            <text:p>1763.9</text:p>
          </table:table-cell>
          <table:table-cell office:value-type="float" office:value="2173.98" calcext:value-type="float">
            <text:p>2173.98</text:p>
          </table:table-cell>
        </table:table-row>
        <table:table-row table:style-name="ro1">
          <table:table-cell office:value-type="float" office:value="26015501" calcext:value-type="float">
            <text:p>26015501</text:p>
          </table:table-cell>
          <table:table-cell table:style-name="ce1" table:formula="of:=[.A1628]/1000/(60*60*24)" office:value-type="time" office:time-value="PT07H13M35.501S" calcext:value-type="time">
            <text:p>07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764.95" calcext:value-type="float">
            <text:p>1764.95</text:p>
          </table:table-cell>
          <table:table-cell office:value-type="float" office:value="2175.25" calcext:value-type="float">
            <text:p>2175.25</text:p>
          </table:table-cell>
        </table:table-row>
        <table:table-row table:style-name="ro1">
          <table:table-cell office:value-type="float" office:value="26031501" calcext:value-type="float">
            <text:p>26031501</text:p>
          </table:table-cell>
          <table:table-cell table:style-name="ce1" table:formula="of:=[.A1629]/1000/(60*60*24)" office:value-type="time" office:time-value="PT07H13M51.501S" calcext:value-type="time">
            <text:p>07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66.01" calcext:value-type="float">
            <text:p>1766.01</text:p>
          </table:table-cell>
          <table:table-cell office:value-type="float" office:value="2176.51" calcext:value-type="float">
            <text:p>2176.51</text:p>
          </table:table-cell>
        </table:table-row>
        <table:table-row table:style-name="ro1">
          <table:table-cell office:value-type="float" office:value="26047501" calcext:value-type="float">
            <text:p>26047501</text:p>
          </table:table-cell>
          <table:table-cell table:style-name="ce1" table:formula="of:=[.A1630]/1000/(60*60*24)" office:value-type="time" office:time-value="PT07H14M07.501S" calcext:value-type="time">
            <text:p>07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67.07" calcext:value-type="float">
            <text:p>1767.07</text:p>
          </table:table-cell>
          <table:table-cell office:value-type="float" office:value="2177.77" calcext:value-type="float">
            <text:p>2177.77</text:p>
          </table:table-cell>
        </table:table-row>
        <table:table-row table:style-name="ro1">
          <table:table-cell office:value-type="float" office:value="26063501" calcext:value-type="float">
            <text:p>26063501</text:p>
          </table:table-cell>
          <table:table-cell table:style-name="ce1" table:formula="of:=[.A1631]/1000/(60*60*24)" office:value-type="time" office:time-value="PT07H14M23.501S" calcext:value-type="time">
            <text:p>07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68.12" calcext:value-type="float">
            <text:p>1768.12</text:p>
          </table:table-cell>
          <table:table-cell office:value-type="float" office:value="2179.04" calcext:value-type="float">
            <text:p>2179.04</text:p>
          </table:table-cell>
        </table:table-row>
        <table:table-row table:style-name="ro1">
          <table:table-cell office:value-type="float" office:value="26079501" calcext:value-type="float">
            <text:p>26079501</text:p>
          </table:table-cell>
          <table:table-cell table:style-name="ce1" table:formula="of:=[.A1632]/1000/(60*60*24)" office:value-type="time" office:time-value="PT07H14M39.501S" calcext:value-type="time">
            <text:p>07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69.18" calcext:value-type="float">
            <text:p>1769.18</text:p>
          </table:table-cell>
          <table:table-cell office:value-type="float" office:value="2180.3" calcext:value-type="float">
            <text:p>2180.3</text:p>
          </table:table-cell>
        </table:table-row>
        <table:table-row table:style-name="ro1">
          <table:table-cell office:value-type="float" office:value="26095501" calcext:value-type="float">
            <text:p>26095501</text:p>
          </table:table-cell>
          <table:table-cell table:style-name="ce1" table:formula="of:=[.A1633]/1000/(60*60*24)" office:value-type="time" office:time-value="PT07H14M55.501S" calcext:value-type="time">
            <text:p>07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70.23" calcext:value-type="float">
            <text:p>1770.23</text:p>
          </table:table-cell>
          <table:table-cell office:value-type="float" office:value="2181.56" calcext:value-type="float">
            <text:p>2181.56</text:p>
          </table:table-cell>
        </table:table-row>
        <table:table-row table:style-name="ro1">
          <table:table-cell office:value-type="float" office:value="26111501" calcext:value-type="float">
            <text:p>26111501</text:p>
          </table:table-cell>
          <table:table-cell table:style-name="ce1" table:formula="of:=[.A1634]/1000/(60*60*24)" office:value-type="time" office:time-value="PT07H15M11.501S" calcext:value-type="time">
            <text:p>07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71.29" calcext:value-type="float">
            <text:p>1771.29</text:p>
          </table:table-cell>
          <table:table-cell office:value-type="float" office:value="2182.83" calcext:value-type="float">
            <text:p>2182.83</text:p>
          </table:table-cell>
        </table:table-row>
        <table:table-row table:style-name="ro1">
          <table:table-cell office:value-type="float" office:value="26127501" calcext:value-type="float">
            <text:p>26127501</text:p>
          </table:table-cell>
          <table:table-cell table:style-name="ce1" table:formula="of:=[.A1635]/1000/(60*60*24)" office:value-type="time" office:time-value="PT07H15M27.501S" calcext:value-type="time">
            <text:p>07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72.35" calcext:value-type="float">
            <text:p>1772.35</text:p>
          </table:table-cell>
          <table:table-cell office:value-type="float" office:value="2184.09" calcext:value-type="float">
            <text:p>2184.09</text:p>
          </table:table-cell>
        </table:table-row>
        <table:table-row table:style-name="ro1">
          <table:table-cell office:value-type="float" office:value="26143501" calcext:value-type="float">
            <text:p>26143501</text:p>
          </table:table-cell>
          <table:table-cell table:style-name="ce1" table:formula="of:=[.A1636]/1000/(60*60*24)" office:value-type="time" office:time-value="PT07H15M43.501S" calcext:value-type="time">
            <text:p>07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3.4" calcext:value-type="float">
            <text:p>1773.4</text:p>
          </table:table-cell>
          <table:table-cell office:value-type="float" office:value="2185.35" calcext:value-type="float">
            <text:p>2185.35</text:p>
          </table:table-cell>
        </table:table-row>
        <table:table-row table:style-name="ro1">
          <table:table-cell office:value-type="float" office:value="26159501" calcext:value-type="float">
            <text:p>26159501</text:p>
          </table:table-cell>
          <table:table-cell table:style-name="ce1" table:formula="of:=[.A1637]/1000/(60*60*24)" office:value-type="time" office:time-value="PT07H15M59.501S" calcext:value-type="time">
            <text:p>07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74.46" calcext:value-type="float">
            <text:p>1774.46</text:p>
          </table:table-cell>
          <table:table-cell office:value-type="float" office:value="2186.62" calcext:value-type="float">
            <text:p>2186.62</text:p>
          </table:table-cell>
        </table:table-row>
        <table:table-row table:style-name="ro1">
          <table:table-cell office:value-type="float" office:value="26175501" calcext:value-type="float">
            <text:p>26175501</text:p>
          </table:table-cell>
          <table:table-cell table:style-name="ce1" table:formula="of:=[.A1638]/1000/(60*60*24)" office:value-type="time" office:time-value="PT07H16M15.501S" calcext:value-type="time">
            <text:p>07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75.51" calcext:value-type="float">
            <text:p>1775.51</text:p>
          </table:table-cell>
          <table:table-cell office:value-type="float" office:value="2187.88" calcext:value-type="float">
            <text:p>2187.88</text:p>
          </table:table-cell>
        </table:table-row>
        <table:table-row table:style-name="ro1">
          <table:table-cell office:value-type="float" office:value="26191501" calcext:value-type="float">
            <text:p>26191501</text:p>
          </table:table-cell>
          <table:table-cell table:style-name="ce1" table:formula="of:=[.A1639]/1000/(60*60*24)" office:value-type="time" office:time-value="PT07H16M31.501S" calcext:value-type="time">
            <text:p>07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76.57" calcext:value-type="float">
            <text:p>1776.57</text:p>
          </table:table-cell>
          <table:table-cell office:value-type="float" office:value="2189.14" calcext:value-type="float">
            <text:p>2189.14</text:p>
          </table:table-cell>
        </table:table-row>
        <table:table-row table:style-name="ro1">
          <table:table-cell office:value-type="float" office:value="26207501" calcext:value-type="float">
            <text:p>26207501</text:p>
          </table:table-cell>
          <table:table-cell table:style-name="ce1" table:formula="of:=[.A1640]/1000/(60*60*24)" office:value-type="time" office:time-value="PT07H16M47.501S" calcext:value-type="time">
            <text:p>07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77.62" calcext:value-type="float">
            <text:p>1777.62</text:p>
          </table:table-cell>
          <table:table-cell office:value-type="float" office:value="2190.41" calcext:value-type="float">
            <text:p>2190.41</text:p>
          </table:table-cell>
        </table:table-row>
        <table:table-row table:style-name="ro1">
          <table:table-cell office:value-type="float" office:value="26223501" calcext:value-type="float">
            <text:p>26223501</text:p>
          </table:table-cell>
          <table:table-cell table:style-name="ce1" table:formula="of:=[.A1641]/1000/(60*60*24)" office:value-type="time" office:time-value="PT07H17M03.501S" calcext:value-type="time">
            <text:p>07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78.68" calcext:value-type="float">
            <text:p>1778.68</text:p>
          </table:table-cell>
          <table:table-cell office:value-type="float" office:value="2191.67" calcext:value-type="float">
            <text:p>2191.67</text:p>
          </table:table-cell>
        </table:table-row>
        <table:table-row table:style-name="ro1">
          <table:table-cell office:value-type="float" office:value="26239501" calcext:value-type="float">
            <text:p>26239501</text:p>
          </table:table-cell>
          <table:table-cell table:style-name="ce1" table:formula="of:=[.A1642]/1000/(60*60*24)" office:value-type="time" office:time-value="PT07H17M19.501S" calcext:value-type="time">
            <text:p>07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79.73" calcext:value-type="float">
            <text:p>1779.73</text:p>
          </table:table-cell>
          <table:table-cell office:value-type="float" office:value="2192.93" calcext:value-type="float">
            <text:p>2192.93</text:p>
          </table:table-cell>
        </table:table-row>
        <table:table-row table:style-name="ro1">
          <table:table-cell office:value-type="float" office:value="26255501" calcext:value-type="float">
            <text:p>26255501</text:p>
          </table:table-cell>
          <table:table-cell table:style-name="ce1" table:formula="of:=[.A1643]/1000/(60*60*24)" office:value-type="time" office:time-value="PT07H17M35.501S" calcext:value-type="time">
            <text:p>07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80.79" calcext:value-type="float">
            <text:p>1780.79</text:p>
          </table:table-cell>
          <table:table-cell office:value-type="float" office:value="2194.19" calcext:value-type="float">
            <text:p>2194.19</text:p>
          </table:table-cell>
        </table:table-row>
        <table:table-row table:style-name="ro1">
          <table:table-cell office:value-type="float" office:value="26271501" calcext:value-type="float">
            <text:p>26271501</text:p>
          </table:table-cell>
          <table:table-cell table:style-name="ce1" table:formula="of:=[.A1644]/1000/(60*60*24)" office:value-type="time" office:time-value="PT07H17M51.501S" calcext:value-type="time">
            <text:p>07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81.84" calcext:value-type="float">
            <text:p>1781.84</text:p>
          </table:table-cell>
          <table:table-cell office:value-type="float" office:value="2195.45" calcext:value-type="float">
            <text:p>2195.45</text:p>
          </table:table-cell>
        </table:table-row>
        <table:table-row table:style-name="ro1">
          <table:table-cell office:value-type="float" office:value="26287501" calcext:value-type="float">
            <text:p>26287501</text:p>
          </table:table-cell>
          <table:table-cell table:style-name="ce1" table:formula="of:=[.A1645]/1000/(60*60*24)" office:value-type="time" office:time-value="PT07H18M07.501S" calcext:value-type="time">
            <text:p>07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2.9" calcext:value-type="float">
            <text:p>1782.9</text:p>
          </table:table-cell>
          <table:table-cell office:value-type="float" office:value="2196.72" calcext:value-type="float">
            <text:p>2196.72</text:p>
          </table:table-cell>
        </table:table-row>
        <table:table-row table:style-name="ro1">
          <table:table-cell office:value-type="float" office:value="26303501" calcext:value-type="float">
            <text:p>26303501</text:p>
          </table:table-cell>
          <table:table-cell table:style-name="ce1" table:formula="of:=[.A1646]/1000/(60*60*24)" office:value-type="time" office:time-value="PT07H18M23.501S" calcext:value-type="time">
            <text:p>07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3.95" calcext:value-type="float">
            <text:p>1783.95</text:p>
          </table:table-cell>
          <table:table-cell office:value-type="float" office:value="2197.98" calcext:value-type="float">
            <text:p>2197.98</text:p>
          </table:table-cell>
        </table:table-row>
        <table:table-row table:style-name="ro1">
          <table:table-cell office:value-type="float" office:value="26319501" calcext:value-type="float">
            <text:p>26319501</text:p>
          </table:table-cell>
          <table:table-cell table:style-name="ce1" table:formula="of:=[.A1647]/1000/(60*60*24)" office:value-type="time" office:time-value="PT07H18M39.501S" calcext:value-type="time">
            <text:p>07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5.01" calcext:value-type="float">
            <text:p>1785.01</text:p>
          </table:table-cell>
          <table:table-cell office:value-type="float" office:value="2199.24" calcext:value-type="float">
            <text:p>2199.24</text:p>
          </table:table-cell>
        </table:table-row>
        <table:table-row table:style-name="ro1">
          <table:table-cell office:value-type="float" office:value="26335501" calcext:value-type="float">
            <text:p>26335501</text:p>
          </table:table-cell>
          <table:table-cell table:style-name="ce1" table:formula="of:=[.A1648]/1000/(60*60*24)" office:value-type="time" office:time-value="PT07H18M55.501S" calcext:value-type="time">
            <text:p>07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6.06" calcext:value-type="float">
            <text:p>1786.06</text:p>
          </table:table-cell>
          <table:table-cell office:value-type="float" office:value="2200.5" calcext:value-type="float">
            <text:p>2200.5</text:p>
          </table:table-cell>
        </table:table-row>
        <table:table-row table:style-name="ro1">
          <table:table-cell office:value-type="float" office:value="26351501" calcext:value-type="float">
            <text:p>26351501</text:p>
          </table:table-cell>
          <table:table-cell table:style-name="ce1" table:formula="of:=[.A1649]/1000/(60*60*24)" office:value-type="time" office:time-value="PT07H19M11.501S" calcext:value-type="time">
            <text:p>07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7.12" calcext:value-type="float">
            <text:p>1787.12</text:p>
          </table:table-cell>
          <table:table-cell office:value-type="float" office:value="2201.76" calcext:value-type="float">
            <text:p>2201.76</text:p>
          </table:table-cell>
        </table:table-row>
        <table:table-row table:style-name="ro1">
          <table:table-cell office:value-type="float" office:value="26367501" calcext:value-type="float">
            <text:p>26367501</text:p>
          </table:table-cell>
          <table:table-cell table:style-name="ce1" table:formula="of:=[.A1650]/1000/(60*60*24)" office:value-type="time" office:time-value="PT07H19M27.501S" calcext:value-type="time">
            <text:p>07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8.17" calcext:value-type="float">
            <text:p>1788.17</text:p>
          </table:table-cell>
          <table:table-cell office:value-type="float" office:value="2203.03" calcext:value-type="float">
            <text:p>2203.03</text:p>
          </table:table-cell>
        </table:table-row>
        <table:table-row table:style-name="ro1">
          <table:table-cell office:value-type="float" office:value="26383501" calcext:value-type="float">
            <text:p>26383501</text:p>
          </table:table-cell>
          <table:table-cell table:style-name="ce1" table:formula="of:=[.A1651]/1000/(60*60*24)" office:value-type="time" office:time-value="PT07H19M43.501S" calcext:value-type="time">
            <text:p>07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9.23" calcext:value-type="float">
            <text:p>1789.23</text:p>
          </table:table-cell>
          <table:table-cell office:value-type="float" office:value="2204.29" calcext:value-type="float">
            <text:p>2204.29</text:p>
          </table:table-cell>
        </table:table-row>
        <table:table-row table:style-name="ro1">
          <table:table-cell office:value-type="float" office:value="26399501" calcext:value-type="float">
            <text:p>26399501</text:p>
          </table:table-cell>
          <table:table-cell table:style-name="ce1" table:formula="of:=[.A1652]/1000/(60*60*24)" office:value-type="time" office:time-value="PT07H19M59.501S" calcext:value-type="time">
            <text:p>07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0.28" calcext:value-type="float">
            <text:p>1790.28</text:p>
          </table:table-cell>
          <table:table-cell office:value-type="float" office:value="2205.55" calcext:value-type="float">
            <text:p>2205.55</text:p>
          </table:table-cell>
        </table:table-row>
        <table:table-row table:style-name="ro1">
          <table:table-cell office:value-type="float" office:value="26415501" calcext:value-type="float">
            <text:p>26415501</text:p>
          </table:table-cell>
          <table:table-cell table:style-name="ce1" table:formula="of:=[.A1653]/1000/(60*60*24)" office:value-type="time" office:time-value="PT07H20M15.501S" calcext:value-type="time">
            <text:p>07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1.34" calcext:value-type="float">
            <text:p>1791.34</text:p>
          </table:table-cell>
          <table:table-cell office:value-type="float" office:value="2206.81" calcext:value-type="float">
            <text:p>2206.81</text:p>
          </table:table-cell>
        </table:table-row>
        <table:table-row table:style-name="ro1">
          <table:table-cell office:value-type="float" office:value="26431501" calcext:value-type="float">
            <text:p>26431501</text:p>
          </table:table-cell>
          <table:table-cell table:style-name="ce1" table:formula="of:=[.A1654]/1000/(60*60*24)" office:value-type="time" office:time-value="PT07H20M31.501S" calcext:value-type="time">
            <text:p>07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2.39" calcext:value-type="float">
            <text:p>1792.39</text:p>
          </table:table-cell>
          <table:table-cell office:value-type="float" office:value="2208.07" calcext:value-type="float">
            <text:p>2208.07</text:p>
          </table:table-cell>
        </table:table-row>
        <table:table-row table:style-name="ro1">
          <table:table-cell office:value-type="float" office:value="26447501" calcext:value-type="float">
            <text:p>26447501</text:p>
          </table:table-cell>
          <table:table-cell table:style-name="ce1" table:formula="of:=[.A1655]/1000/(60*60*24)" office:value-type="time" office:time-value="PT07H20M47.501S" calcext:value-type="time">
            <text:p>07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209.34" calcext:value-type="float">
            <text:p>2209.34</text:p>
          </table:table-cell>
        </table:table-row>
        <table:table-row table:style-name="ro1">
          <table:table-cell office:value-type="float" office:value="26463501" calcext:value-type="float">
            <text:p>26463501</text:p>
          </table:table-cell>
          <table:table-cell table:style-name="ce1" table:formula="of:=[.A1656]/1000/(60*60*24)" office:value-type="time" office:time-value="PT07H21M03.501S" calcext:value-type="time">
            <text:p>07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94.5" calcext:value-type="float">
            <text:p>1794.5</text:p>
          </table:table-cell>
          <table:table-cell office:value-type="float" office:value="2210.6" calcext:value-type="float">
            <text:p>2210.6</text:p>
          </table:table-cell>
        </table:table-row>
        <table:table-row table:style-name="ro1">
          <table:table-cell office:value-type="float" office:value="26479501" calcext:value-type="float">
            <text:p>26479501</text:p>
          </table:table-cell>
          <table:table-cell table:style-name="ce1" table:formula="of:=[.A1657]/1000/(60*60*24)" office:value-type="time" office:time-value="PT07H21M19.501S" calcext:value-type="time">
            <text:p>07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795.56" calcext:value-type="float">
            <text:p>1795.56</text:p>
          </table:table-cell>
          <table:table-cell office:value-type="float" office:value="2211.86" calcext:value-type="float">
            <text:p>2211.86</text:p>
          </table:table-cell>
        </table:table-row>
        <table:table-row table:style-name="ro1">
          <table:table-cell office:value-type="float" office:value="26495501" calcext:value-type="float">
            <text:p>26495501</text:p>
          </table:table-cell>
          <table:table-cell table:style-name="ce1" table:formula="of:=[.A1658]/1000/(60*60*24)" office:value-type="time" office:time-value="PT07H21M35.501S" calcext:value-type="time">
            <text:p>07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6.61" calcext:value-type="float">
            <text:p>1796.61</text:p>
          </table:table-cell>
          <table:table-cell office:value-type="float" office:value="2213.12" calcext:value-type="float">
            <text:p>2213.12</text:p>
          </table:table-cell>
        </table:table-row>
        <table:table-row table:style-name="ro1">
          <table:table-cell office:value-type="float" office:value="26511501" calcext:value-type="float">
            <text:p>26511501</text:p>
          </table:table-cell>
          <table:table-cell table:style-name="ce1" table:formula="of:=[.A1659]/1000/(60*60*24)" office:value-type="time" office:time-value="PT07H21M51.501S" calcext:value-type="time">
            <text:p>07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97.66" calcext:value-type="float">
            <text:p>1797.66</text:p>
          </table:table-cell>
          <table:table-cell office:value-type="float" office:value="2214.38" calcext:value-type="float">
            <text:p>2214.38</text:p>
          </table:table-cell>
        </table:table-row>
        <table:table-row table:style-name="ro1">
          <table:table-cell office:value-type="float" office:value="26527501" calcext:value-type="float">
            <text:p>26527501</text:p>
          </table:table-cell>
          <table:table-cell table:style-name="ce1" table:formula="of:=[.A1660]/1000/(60*60*24)" office:value-type="time" office:time-value="PT07H22M07.501S" calcext:value-type="time">
            <text:p>07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98.72" calcext:value-type="float">
            <text:p>1798.72</text:p>
          </table:table-cell>
          <table:table-cell office:value-type="float" office:value="2215.64" calcext:value-type="float">
            <text:p>2215.64</text:p>
          </table:table-cell>
        </table:table-row>
        <table:table-row table:style-name="ro1">
          <table:table-cell office:value-type="float" office:value="26543501" calcext:value-type="float">
            <text:p>26543501</text:p>
          </table:table-cell>
          <table:table-cell table:style-name="ce1" table:formula="of:=[.A1661]/1000/(60*60*24)" office:value-type="time" office:time-value="PT07H22M23.501S" calcext:value-type="time">
            <text:p>07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99.77" calcext:value-type="float">
            <text:p>1799.77</text:p>
          </table:table-cell>
          <table:table-cell office:value-type="float" office:value="2216.9" calcext:value-type="float">
            <text:p>2216.9</text:p>
          </table:table-cell>
        </table:table-row>
        <table:table-row table:style-name="ro1">
          <table:table-cell office:value-type="float" office:value="26559501" calcext:value-type="float">
            <text:p>26559501</text:p>
          </table:table-cell>
          <table:table-cell table:style-name="ce1" table:formula="of:=[.A1662]/1000/(60*60*24)" office:value-type="time" office:time-value="PT07H22M39.501S" calcext:value-type="time">
            <text:p>07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0.83" calcext:value-type="float">
            <text:p>1800.83</text:p>
          </table:table-cell>
          <table:table-cell office:value-type="float" office:value="2218.16" calcext:value-type="float">
            <text:p>2218.16</text:p>
          </table:table-cell>
        </table:table-row>
        <table:table-row table:style-name="ro1">
          <table:table-cell office:value-type="float" office:value="26575501" calcext:value-type="float">
            <text:p>26575501</text:p>
          </table:table-cell>
          <table:table-cell table:style-name="ce1" table:formula="of:=[.A1663]/1000/(60*60*24)" office:value-type="time" office:time-value="PT07H22M55.501S" calcext:value-type="time">
            <text:p>07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1.88" calcext:value-type="float">
            <text:p>1801.88</text:p>
          </table:table-cell>
          <table:table-cell office:value-type="float" office:value="2219.43" calcext:value-type="float">
            <text:p>2219.43</text:p>
          </table:table-cell>
        </table:table-row>
        <table:table-row table:style-name="ro1">
          <table:table-cell office:value-type="float" office:value="26591501" calcext:value-type="float">
            <text:p>26591501</text:p>
          </table:table-cell>
          <table:table-cell table:style-name="ce1" table:formula="of:=[.A1664]/1000/(60*60*24)" office:value-type="time" office:time-value="PT07H23M11.501S" calcext:value-type="time">
            <text:p>07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2.94" calcext:value-type="float">
            <text:p>1802.94</text:p>
          </table:table-cell>
          <table:table-cell office:value-type="float" office:value="2220.69" calcext:value-type="float">
            <text:p>2220.69</text:p>
          </table:table-cell>
        </table:table-row>
        <table:table-row table:style-name="ro1">
          <table:table-cell office:value-type="float" office:value="26607501" calcext:value-type="float">
            <text:p>26607501</text:p>
          </table:table-cell>
          <table:table-cell table:style-name="ce1" table:formula="of:=[.A1665]/1000/(60*60*24)" office:value-type="time" office:time-value="PT07H23M27.501S" calcext:value-type="time">
            <text:p>07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3.99" calcext:value-type="float">
            <text:p>1803.99</text:p>
          </table:table-cell>
          <table:table-cell office:value-type="float" office:value="2221.95" calcext:value-type="float">
            <text:p>2221.95</text:p>
          </table:table-cell>
        </table:table-row>
        <table:table-row table:style-name="ro1">
          <table:table-cell office:value-type="float" office:value="26623501" calcext:value-type="float">
            <text:p>26623501</text:p>
          </table:table-cell>
          <table:table-cell table:style-name="ce1" table:formula="of:=[.A1666]/1000/(60*60*24)" office:value-type="time" office:time-value="PT07H23M43.501S" calcext:value-type="time">
            <text:p>07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05.05" calcext:value-type="float">
            <text:p>1805.05</text:p>
          </table:table-cell>
          <table:table-cell office:value-type="float" office:value="2223.21" calcext:value-type="float">
            <text:p>2223.21</text:p>
          </table:table-cell>
        </table:table-row>
        <table:table-row table:style-name="ro1">
          <table:table-cell office:value-type="float" office:value="26639501" calcext:value-type="float">
            <text:p>26639501</text:p>
          </table:table-cell>
          <table:table-cell table:style-name="ce1" table:formula="of:=[.A1667]/1000/(60*60*24)" office:value-type="time" office:time-value="PT07H23M59.501S" calcext:value-type="time">
            <text:p>07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06.1" calcext:value-type="float">
            <text:p>1806.1</text:p>
          </table:table-cell>
          <table:table-cell office:value-type="float" office:value="2224.47" calcext:value-type="float">
            <text:p>2224.47</text:p>
          </table:table-cell>
        </table:table-row>
        <table:table-row table:style-name="ro1">
          <table:table-cell office:value-type="float" office:value="26655501" calcext:value-type="float">
            <text:p>26655501</text:p>
          </table:table-cell>
          <table:table-cell table:style-name="ce1" table:formula="of:=[.A1668]/1000/(60*60*24)" office:value-type="time" office:time-value="PT07H24M15.501S" calcext:value-type="time">
            <text:p>07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07.15" calcext:value-type="float">
            <text:p>1807.15</text:p>
          </table:table-cell>
          <table:table-cell office:value-type="float" office:value="2225.73" calcext:value-type="float">
            <text:p>2225.73</text:p>
          </table:table-cell>
        </table:table-row>
        <table:table-row table:style-name="ro1">
          <table:table-cell office:value-type="float" office:value="26671501" calcext:value-type="float">
            <text:p>26671501</text:p>
          </table:table-cell>
          <table:table-cell table:style-name="ce1" table:formula="of:=[.A1669]/1000/(60*60*24)" office:value-type="time" office:time-value="PT07H24M31.501S" calcext:value-type="time">
            <text:p>07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08.21" calcext:value-type="float">
            <text:p>1808.21</text:p>
          </table:table-cell>
          <table:table-cell office:value-type="float" office:value="2226.99" calcext:value-type="float">
            <text:p>2226.99</text:p>
          </table:table-cell>
        </table:table-row>
        <table:table-row table:style-name="ro1">
          <table:table-cell office:value-type="float" office:value="26687501" calcext:value-type="float">
            <text:p>26687501</text:p>
          </table:table-cell>
          <table:table-cell table:style-name="ce1" table:formula="of:=[.A1670]/1000/(60*60*24)" office:value-type="time" office:time-value="PT07H24M47.501S" calcext:value-type="time">
            <text:p>07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09.26" calcext:value-type="float">
            <text:p>1809.26</text:p>
          </table:table-cell>
          <table:table-cell office:value-type="float" office:value="2228.25" calcext:value-type="float">
            <text:p>2228.25</text:p>
          </table:table-cell>
        </table:table-row>
        <table:table-row table:style-name="ro1">
          <table:table-cell office:value-type="float" office:value="26703501" calcext:value-type="float">
            <text:p>26703501</text:p>
          </table:table-cell>
          <table:table-cell table:style-name="ce1" table:formula="of:=[.A1671]/1000/(60*60*24)" office:value-type="time" office:time-value="PT07H25M03.501S" calcext:value-type="time">
            <text:p>07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0.32" calcext:value-type="float">
            <text:p>1810.32</text:p>
          </table:table-cell>
          <table:table-cell office:value-type="float" office:value="2229.51" calcext:value-type="float">
            <text:p>2229.51</text:p>
          </table:table-cell>
        </table:table-row>
        <table:table-row table:style-name="ro1">
          <table:table-cell office:value-type="float" office:value="26719501" calcext:value-type="float">
            <text:p>26719501</text:p>
          </table:table-cell>
          <table:table-cell table:style-name="ce1" table:formula="of:=[.A1672]/1000/(60*60*24)" office:value-type="time" office:time-value="PT07H25M19.501S" calcext:value-type="time">
            <text:p>07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1.37" calcext:value-type="float">
            <text:p>1811.37</text:p>
          </table:table-cell>
          <table:table-cell office:value-type="float" office:value="2230.76" calcext:value-type="float">
            <text:p>2230.76</text:p>
          </table:table-cell>
        </table:table-row>
        <table:table-row table:style-name="ro1">
          <table:table-cell office:value-type="float" office:value="26735501" calcext:value-type="float">
            <text:p>26735501</text:p>
          </table:table-cell>
          <table:table-cell table:style-name="ce1" table:formula="of:=[.A1673]/1000/(60*60*24)" office:value-type="time" office:time-value="PT07H25M35.501S" calcext:value-type="time">
            <text:p>07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2.42" calcext:value-type="float">
            <text:p>1812.42</text:p>
          </table:table-cell>
          <table:table-cell office:value-type="float" office:value="2232.02" calcext:value-type="float">
            <text:p>2232.02</text:p>
          </table:table-cell>
        </table:table-row>
        <table:table-row table:style-name="ro1">
          <table:table-cell office:value-type="float" office:value="26751501" calcext:value-type="float">
            <text:p>26751501</text:p>
          </table:table-cell>
          <table:table-cell table:style-name="ce1" table:formula="of:=[.A1674]/1000/(60*60*24)" office:value-type="time" office:time-value="PT07H25M51.501S" calcext:value-type="time">
            <text:p>07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3.47" calcext:value-type="float">
            <text:p>1813.47</text:p>
          </table:table-cell>
          <table:table-cell office:value-type="float" office:value="2233.28" calcext:value-type="float">
            <text:p>2233.28</text:p>
          </table:table-cell>
        </table:table-row>
        <table:table-row table:style-name="ro1">
          <table:table-cell office:value-type="float" office:value="26767501" calcext:value-type="float">
            <text:p>26767501</text:p>
          </table:table-cell>
          <table:table-cell table:style-name="ce1" table:formula="of:=[.A1675]/1000/(60*60*24)" office:value-type="time" office:time-value="PT07H26M07.501S" calcext:value-type="time">
            <text:p>07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4.53" calcext:value-type="float">
            <text:p>1814.53</text:p>
          </table:table-cell>
          <table:table-cell office:value-type="float" office:value="2234.54" calcext:value-type="float">
            <text:p>2234.54</text:p>
          </table:table-cell>
        </table:table-row>
        <table:table-row table:style-name="ro1">
          <table:table-cell office:value-type="float" office:value="26783501" calcext:value-type="float">
            <text:p>26783501</text:p>
          </table:table-cell>
          <table:table-cell table:style-name="ce1" table:formula="of:=[.A1676]/1000/(60*60*24)" office:value-type="time" office:time-value="PT07H26M23.501S" calcext:value-type="time">
            <text:p>07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5.58" calcext:value-type="float">
            <text:p>1815.58</text:p>
          </table:table-cell>
          <table:table-cell office:value-type="float" office:value="2235.8" calcext:value-type="float">
            <text:p>2235.8</text:p>
          </table:table-cell>
        </table:table-row>
        <table:table-row table:style-name="ro1">
          <table:table-cell office:value-type="float" office:value="26799501" calcext:value-type="float">
            <text:p>26799501</text:p>
          </table:table-cell>
          <table:table-cell table:style-name="ce1" table:formula="of:=[.A1677]/1000/(60*60*24)" office:value-type="time" office:time-value="PT07H26M39.501S" calcext:value-type="time">
            <text:p>07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6.63" calcext:value-type="float">
            <text:p>1816.63</text:p>
          </table:table-cell>
          <table:table-cell office:value-type="float" office:value="2237.06" calcext:value-type="float">
            <text:p>2237.06</text:p>
          </table:table-cell>
        </table:table-row>
        <table:table-row table:style-name="ro1">
          <table:table-cell office:value-type="float" office:value="26815501" calcext:value-type="float">
            <text:p>26815501</text:p>
          </table:table-cell>
          <table:table-cell table:style-name="ce1" table:formula="of:=[.A1678]/1000/(60*60*24)" office:value-type="time" office:time-value="PT07H26M55.501S" calcext:value-type="time">
            <text:p>07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7.69" calcext:value-type="float">
            <text:p>1817.69</text:p>
          </table:table-cell>
          <table:table-cell office:value-type="float" office:value="2238.31" calcext:value-type="float">
            <text:p>2238.31</text:p>
          </table:table-cell>
        </table:table-row>
        <table:table-row table:style-name="ro1">
          <table:table-cell office:value-type="float" office:value="26831501" calcext:value-type="float">
            <text:p>26831501</text:p>
          </table:table-cell>
          <table:table-cell table:style-name="ce1" table:formula="of:=[.A1679]/1000/(60*60*24)" office:value-type="time" office:time-value="PT07H27M11.501S" calcext:value-type="time">
            <text:p>07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8.74" calcext:value-type="float">
            <text:p>1818.74</text:p>
          </table:table-cell>
          <table:table-cell office:value-type="float" office:value="2239.57" calcext:value-type="float">
            <text:p>2239.57</text:p>
          </table:table-cell>
        </table:table-row>
        <table:table-row table:style-name="ro1">
          <table:table-cell office:value-type="float" office:value="26847501" calcext:value-type="float">
            <text:p>26847501</text:p>
          </table:table-cell>
          <table:table-cell table:style-name="ce1" table:formula="of:=[.A1680]/1000/(60*60*24)" office:value-type="time" office:time-value="PT07H27M27.501S" calcext:value-type="time">
            <text:p>07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819.79" calcext:value-type="float">
            <text:p>1819.79</text:p>
          </table:table-cell>
          <table:table-cell office:value-type="float" office:value="2240.83" calcext:value-type="float">
            <text:p>2240.83</text:p>
          </table:table-cell>
        </table:table-row>
        <table:table-row table:style-name="ro1">
          <table:table-cell office:value-type="float" office:value="26863501" calcext:value-type="float">
            <text:p>26863501</text:p>
          </table:table-cell>
          <table:table-cell table:style-name="ce1" table:formula="of:=[.A1681]/1000/(60*60*24)" office:value-type="time" office:time-value="PT07H27M43.501S" calcext:value-type="time">
            <text:p>07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820.85" calcext:value-type="float">
            <text:p>1820.85</text:p>
          </table:table-cell>
          <table:table-cell office:value-type="float" office:value="2242.08" calcext:value-type="float">
            <text:p>2242.08</text:p>
          </table:table-cell>
        </table:table-row>
        <table:table-row table:style-name="ro1">
          <table:table-cell office:value-type="float" office:value="26879501" calcext:value-type="float">
            <text:p>26879501</text:p>
          </table:table-cell>
          <table:table-cell table:style-name="ce1" table:formula="of:=[.A1682]/1000/(60*60*24)" office:value-type="time" office:time-value="PT07H27M59.501S" calcext:value-type="time">
            <text:p>07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821.9" calcext:value-type="float">
            <text:p>1821.9</text:p>
          </table:table-cell>
          <table:table-cell office:value-type="float" office:value="2243.34" calcext:value-type="float">
            <text:p>2243.34</text:p>
          </table:table-cell>
        </table:table-row>
        <table:table-row table:style-name="ro1">
          <table:table-cell office:value-type="float" office:value="26895501" calcext:value-type="float">
            <text:p>26895501</text:p>
          </table:table-cell>
          <table:table-cell table:style-name="ce1" table:formula="of:=[.A1683]/1000/(60*60*24)" office:value-type="time" office:time-value="PT07H28M15.501S" calcext:value-type="time">
            <text:p>07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822.95" calcext:value-type="float">
            <text:p>1822.95</text:p>
          </table:table-cell>
          <table:table-cell office:value-type="float" office:value="2244.6" calcext:value-type="float">
            <text:p>2244.6</text:p>
          </table:table-cell>
        </table:table-row>
        <table:table-row table:style-name="ro1">
          <table:table-cell office:value-type="float" office:value="26911501" calcext:value-type="float">
            <text:p>26911501</text:p>
          </table:table-cell>
          <table:table-cell table:style-name="ce1" table:formula="of:=[.A1684]/1000/(60*60*24)" office:value-type="time" office:time-value="PT07H28M31.501S" calcext:value-type="time">
            <text:p>07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4" calcext:value-type="float">
            <text:p>1824</text:p>
          </table:table-cell>
          <table:table-cell office:value-type="float" office:value="2245.85" calcext:value-type="float">
            <text:p>2245.85</text:p>
          </table:table-cell>
        </table:table-row>
        <table:table-row table:style-name="ro1">
          <table:table-cell office:value-type="float" office:value="26927501" calcext:value-type="float">
            <text:p>26927501</text:p>
          </table:table-cell>
          <table:table-cell table:style-name="ce1" table:formula="of:=[.A1685]/1000/(60*60*24)" office:value-type="time" office:time-value="PT07H28M47.501S" calcext:value-type="time">
            <text:p>07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5.06" calcext:value-type="float">
            <text:p>1825.06</text:p>
          </table:table-cell>
          <table:table-cell office:value-type="float" office:value="2247.11" calcext:value-type="float">
            <text:p>2247.11</text:p>
          </table:table-cell>
        </table:table-row>
        <table:table-row table:style-name="ro1">
          <table:table-cell office:value-type="float" office:value="26943501" calcext:value-type="float">
            <text:p>26943501</text:p>
          </table:table-cell>
          <table:table-cell table:style-name="ce1" table:formula="of:=[.A1686]/1000/(60*60*24)" office:value-type="time" office:time-value="PT07H29M03.501S" calcext:value-type="time">
            <text:p>07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826.11" calcext:value-type="float">
            <text:p>1826.11</text:p>
          </table:table-cell>
          <table:table-cell office:value-type="float" office:value="2248.37" calcext:value-type="float">
            <text:p>2248.37</text:p>
          </table:table-cell>
        </table:table-row>
        <table:table-row table:style-name="ro1">
          <table:table-cell office:value-type="float" office:value="26959501" calcext:value-type="float">
            <text:p>26959501</text:p>
          </table:table-cell>
          <table:table-cell table:style-name="ce1" table:formula="of:=[.A1687]/1000/(60*60*24)" office:value-type="time" office:time-value="PT07H29M19.501S" calcext:value-type="time">
            <text:p>07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7.16" calcext:value-type="float">
            <text:p>1827.16</text:p>
          </table:table-cell>
          <table:table-cell office:value-type="float" office:value="2249.62" calcext:value-type="float">
            <text:p>2249.62</text:p>
          </table:table-cell>
        </table:table-row>
        <table:table-row table:style-name="ro1">
          <table:table-cell office:value-type="float" office:value="26975501" calcext:value-type="float">
            <text:p>26975501</text:p>
          </table:table-cell>
          <table:table-cell table:style-name="ce1" table:formula="of:=[.A1688]/1000/(60*60*24)" office:value-type="time" office:time-value="PT07H29M35.501S" calcext:value-type="time">
            <text:p>07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8.21" calcext:value-type="float">
            <text:p>1828.21</text:p>
          </table:table-cell>
          <table:table-cell office:value-type="float" office:value="2250.88" calcext:value-type="float">
            <text:p>2250.88</text:p>
          </table:table-cell>
        </table:table-row>
        <table:table-row table:style-name="ro1">
          <table:table-cell office:value-type="float" office:value="26991501" calcext:value-type="float">
            <text:p>26991501</text:p>
          </table:table-cell>
          <table:table-cell table:style-name="ce1" table:formula="of:=[.A1689]/1000/(60*60*24)" office:value-type="time" office:time-value="PT07H29M51.501S" calcext:value-type="time">
            <text:p>07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9.27" calcext:value-type="float">
            <text:p>1829.27</text:p>
          </table:table-cell>
          <table:table-cell office:value-type="float" office:value="2252.14" calcext:value-type="float">
            <text:p>2252.14</text:p>
          </table:table-cell>
        </table:table-row>
        <table:table-row table:style-name="ro1">
          <table:table-cell office:value-type="float" office:value="27007501" calcext:value-type="float">
            <text:p>27007501</text:p>
          </table:table-cell>
          <table:table-cell table:style-name="ce1" table:formula="of:=[.A1690]/1000/(60*60*24)" office:value-type="time" office:time-value="PT07H30M07.501S" calcext:value-type="time">
            <text:p>07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830.32" calcext:value-type="float">
            <text:p>1830.32</text:p>
          </table:table-cell>
          <table:table-cell office:value-type="float" office:value="2253.39" calcext:value-type="float">
            <text:p>2253.39</text:p>
          </table:table-cell>
        </table:table-row>
        <table:table-row table:style-name="ro1">
          <table:table-cell office:value-type="float" office:value="27023501" calcext:value-type="float">
            <text:p>27023501</text:p>
          </table:table-cell>
          <table:table-cell table:style-name="ce1" table:formula="of:=[.A1691]/1000/(60*60*24)" office:value-type="time" office:time-value="PT07H30M23.501S" calcext:value-type="time">
            <text:p>07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2254.65" calcext:value-type="float">
            <text:p>2254.65</text:p>
          </table:table-cell>
        </table:table-row>
        <table:table-row table:style-name="ro1">
          <table:table-cell office:value-type="float" office:value="27039501" calcext:value-type="float">
            <text:p>27039501</text:p>
          </table:table-cell>
          <table:table-cell table:style-name="ce1" table:formula="of:=[.A1692]/1000/(60*60*24)" office:value-type="time" office:time-value="PT07H30M39.501S" calcext:value-type="time">
            <text:p>07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2.42" calcext:value-type="float">
            <text:p>1832.42</text:p>
          </table:table-cell>
          <table:table-cell office:value-type="float" office:value="2255.9" calcext:value-type="float">
            <text:p>2255.9</text:p>
          </table:table-cell>
        </table:table-row>
        <table:table-row table:style-name="ro1">
          <table:table-cell office:value-type="float" office:value="27055501" calcext:value-type="float">
            <text:p>27055501</text:p>
          </table:table-cell>
          <table:table-cell table:style-name="ce1" table:formula="of:=[.A1693]/1000/(60*60*24)" office:value-type="time" office:time-value="PT07H30M55.501S" calcext:value-type="time">
            <text:p>07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3.48" calcext:value-type="float">
            <text:p>1833.48</text:p>
          </table:table-cell>
          <table:table-cell office:value-type="float" office:value="2257.15" calcext:value-type="float">
            <text:p>2257.15</text:p>
          </table:table-cell>
        </table:table-row>
        <table:table-row table:style-name="ro1">
          <table:table-cell office:value-type="float" office:value="27071501" calcext:value-type="float">
            <text:p>27071501</text:p>
          </table:table-cell>
          <table:table-cell table:style-name="ce1" table:formula="of:=[.A1694]/1000/(60*60*24)" office:value-type="time" office:time-value="PT07H31M11.501S" calcext:value-type="time">
            <text:p>07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4.53" calcext:value-type="float">
            <text:p>1834.53</text:p>
          </table:table-cell>
          <table:table-cell office:value-type="float" office:value="2258.41" calcext:value-type="float">
            <text:p>2258.41</text:p>
          </table:table-cell>
        </table:table-row>
        <table:table-row table:style-name="ro1">
          <table:table-cell office:value-type="float" office:value="27087501" calcext:value-type="float">
            <text:p>27087501</text:p>
          </table:table-cell>
          <table:table-cell table:style-name="ce1" table:formula="of:=[.A1695]/1000/(60*60*24)" office:value-type="time" office:time-value="PT07H31M27.501S" calcext:value-type="time">
            <text:p>07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835.58" calcext:value-type="float">
            <text:p>1835.58</text:p>
          </table:table-cell>
          <table:table-cell office:value-type="float" office:value="2259.66" calcext:value-type="float">
            <text:p>2259.66</text:p>
          </table:table-cell>
        </table:table-row>
        <table:table-row table:style-name="ro1">
          <table:table-cell office:value-type="float" office:value="27103501" calcext:value-type="float">
            <text:p>27103501</text:p>
          </table:table-cell>
          <table:table-cell table:style-name="ce1" table:formula="of:=[.A1696]/1000/(60*60*24)" office:value-type="time" office:time-value="PT07H31M43.501S" calcext:value-type="time">
            <text:p>07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6.63" calcext:value-type="float">
            <text:p>1836.63</text:p>
          </table:table-cell>
          <table:table-cell office:value-type="float" office:value="2260.92" calcext:value-type="float">
            <text:p>2260.92</text:p>
          </table:table-cell>
        </table:table-row>
        <table:table-row table:style-name="ro1">
          <table:table-cell office:value-type="float" office:value="27119501" calcext:value-type="float">
            <text:p>27119501</text:p>
          </table:table-cell>
          <table:table-cell table:style-name="ce1" table:formula="of:=[.A1697]/1000/(60*60*24)" office:value-type="time" office:time-value="PT07H31M59.501S" calcext:value-type="time">
            <text:p>07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37.68" calcext:value-type="float">
            <text:p>1837.68</text:p>
          </table:table-cell>
          <table:table-cell office:value-type="float" office:value="2262.17" calcext:value-type="float">
            <text:p>2262.17</text:p>
          </table:table-cell>
        </table:table-row>
        <table:table-row table:style-name="ro1">
          <table:table-cell office:value-type="float" office:value="27135501" calcext:value-type="float">
            <text:p>27135501</text:p>
          </table:table-cell>
          <table:table-cell table:style-name="ce1" table:formula="of:=[.A1698]/1000/(60*60*24)" office:value-type="time" office:time-value="PT07H32M15.501S" calcext:value-type="time">
            <text:p>07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38.73" calcext:value-type="float">
            <text:p>1838.73</text:p>
          </table:table-cell>
          <table:table-cell office:value-type="float" office:value="2263.43" calcext:value-type="float">
            <text:p>2263.43</text:p>
          </table:table-cell>
        </table:table-row>
        <table:table-row table:style-name="ro1">
          <table:table-cell office:value-type="float" office:value="27151501" calcext:value-type="float">
            <text:p>27151501</text:p>
          </table:table-cell>
          <table:table-cell table:style-name="ce1" table:formula="of:=[.A1699]/1000/(60*60*24)" office:value-type="time" office:time-value="PT07H32M31.501S" calcext:value-type="time">
            <text:p>07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39.79" calcext:value-type="float">
            <text:p>1839.79</text:p>
          </table:table-cell>
          <table:table-cell office:value-type="float" office:value="2264.68" calcext:value-type="float">
            <text:p>2264.68</text:p>
          </table:table-cell>
        </table:table-row>
        <table:table-row table:style-name="ro1">
          <table:table-cell office:value-type="float" office:value="27167501" calcext:value-type="float">
            <text:p>27167501</text:p>
          </table:table-cell>
          <table:table-cell table:style-name="ce1" table:formula="of:=[.A1700]/1000/(60*60*24)" office:value-type="time" office:time-value="PT07H32M47.501S" calcext:value-type="time">
            <text:p>07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0.84" calcext:value-type="float">
            <text:p>1840.84</text:p>
          </table:table-cell>
          <table:table-cell office:value-type="float" office:value="2265.94" calcext:value-type="float">
            <text:p>2265.94</text:p>
          </table:table-cell>
        </table:table-row>
        <table:table-row table:style-name="ro1">
          <table:table-cell office:value-type="float" office:value="27183501" calcext:value-type="float">
            <text:p>27183501</text:p>
          </table:table-cell>
          <table:table-cell table:style-name="ce1" table:formula="of:=[.A1701]/1000/(60*60*24)" office:value-type="time" office:time-value="PT07H33M03.501S" calcext:value-type="time">
            <text:p>07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1.89" calcext:value-type="float">
            <text:p>1841.89</text:p>
          </table:table-cell>
          <table:table-cell office:value-type="float" office:value="2267.19" calcext:value-type="float">
            <text:p>2267.19</text:p>
          </table:table-cell>
        </table:table-row>
        <table:table-row table:style-name="ro1">
          <table:table-cell office:value-type="float" office:value="27199501" calcext:value-type="float">
            <text:p>27199501</text:p>
          </table:table-cell>
          <table:table-cell table:style-name="ce1" table:formula="of:=[.A1702]/1000/(60*60*24)" office:value-type="time" office:time-value="PT07H33M19.501S" calcext:value-type="time">
            <text:p>07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2.94" calcext:value-type="float">
            <text:p>1842.94</text:p>
          </table:table-cell>
          <table:table-cell office:value-type="float" office:value="2268.44" calcext:value-type="float">
            <text:p>2268.44</text:p>
          </table:table-cell>
        </table:table-row>
        <table:table-row table:style-name="ro1">
          <table:table-cell office:value-type="float" office:value="27215501" calcext:value-type="float">
            <text:p>27215501</text:p>
          </table:table-cell>
          <table:table-cell table:style-name="ce1" table:formula="of:=[.A1703]/1000/(60*60*24)" office:value-type="time" office:time-value="PT07H33M35.501S" calcext:value-type="time">
            <text:p>07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3.99" calcext:value-type="float">
            <text:p>1843.99</text:p>
          </table:table-cell>
          <table:table-cell office:value-type="float" office:value="2269.7" calcext:value-type="float">
            <text:p>2269.7</text:p>
          </table:table-cell>
        </table:table-row>
        <table:table-row table:style-name="ro1">
          <table:table-cell office:value-type="float" office:value="27231501" calcext:value-type="float">
            <text:p>27231501</text:p>
          </table:table-cell>
          <table:table-cell table:style-name="ce1" table:formula="of:=[.A1704]/1000/(60*60*24)" office:value-type="time" office:time-value="PT07H33M51.501S" calcext:value-type="time">
            <text:p>07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5.04" calcext:value-type="float">
            <text:p>1845.04</text:p>
          </table:table-cell>
          <table:table-cell office:value-type="float" office:value="2270.95" calcext:value-type="float">
            <text:p>2270.95</text:p>
          </table:table-cell>
        </table:table-row>
        <table:table-row table:style-name="ro1">
          <table:table-cell office:value-type="float" office:value="27247501" calcext:value-type="float">
            <text:p>27247501</text:p>
          </table:table-cell>
          <table:table-cell table:style-name="ce1" table:formula="of:=[.A1705]/1000/(60*60*24)" office:value-type="time" office:time-value="PT07H34M07.501S" calcext:value-type="time">
            <text:p>07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6.09" calcext:value-type="float">
            <text:p>1846.09</text:p>
          </table:table-cell>
          <table:table-cell office:value-type="float" office:value="2272.2" calcext:value-type="float">
            <text:p>2272.2</text:p>
          </table:table-cell>
        </table:table-row>
        <table:table-row table:style-name="ro1">
          <table:table-cell office:value-type="float" office:value="27263501" calcext:value-type="float">
            <text:p>27263501</text:p>
          </table:table-cell>
          <table:table-cell table:style-name="ce1" table:formula="of:=[.A1706]/1000/(60*60*24)" office:value-type="time" office:time-value="PT07H34M23.501S" calcext:value-type="time">
            <text:p>07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7.14" calcext:value-type="float">
            <text:p>1847.14</text:p>
          </table:table-cell>
          <table:table-cell office:value-type="float" office:value="2273.46" calcext:value-type="float">
            <text:p>2273.46</text:p>
          </table:table-cell>
        </table:table-row>
        <table:table-row table:style-name="ro1">
          <table:table-cell office:value-type="float" office:value="27279501" calcext:value-type="float">
            <text:p>27279501</text:p>
          </table:table-cell>
          <table:table-cell table:style-name="ce1" table:formula="of:=[.A1707]/1000/(60*60*24)" office:value-type="time" office:time-value="PT07H34M39.501S" calcext:value-type="time">
            <text:p>07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848.19" calcext:value-type="float">
            <text:p>1848.19</text:p>
          </table:table-cell>
          <table:table-cell office:value-type="float" office:value="2274.71" calcext:value-type="float">
            <text:p>2274.71</text:p>
          </table:table-cell>
        </table:table-row>
        <table:table-row table:style-name="ro1">
          <table:table-cell office:value-type="float" office:value="27295501" calcext:value-type="float">
            <text:p>27295501</text:p>
          </table:table-cell>
          <table:table-cell table:style-name="ce1" table:formula="of:=[.A1708]/1000/(60*60*24)" office:value-type="time" office:time-value="PT07H34M55.501S" calcext:value-type="time">
            <text:p>07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49.24" calcext:value-type="float">
            <text:p>1849.24</text:p>
          </table:table-cell>
          <table:table-cell office:value-type="float" office:value="2275.96" calcext:value-type="float">
            <text:p>2275.96</text:p>
          </table:table-cell>
        </table:table-row>
        <table:table-row table:style-name="ro1">
          <table:table-cell office:value-type="float" office:value="27311501" calcext:value-type="float">
            <text:p>27311501</text:p>
          </table:table-cell>
          <table:table-cell table:style-name="ce1" table:formula="of:=[.A1709]/1000/(60*60*24)" office:value-type="time" office:time-value="PT07H35M11.501S" calcext:value-type="time">
            <text:p>07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850.29" calcext:value-type="float">
            <text:p>1850.29</text:p>
          </table:table-cell>
          <table:table-cell office:value-type="float" office:value="2277.22" calcext:value-type="float">
            <text:p>2277.22</text:p>
          </table:table-cell>
        </table:table-row>
        <table:table-row table:style-name="ro1">
          <table:table-cell office:value-type="float" office:value="27327501" calcext:value-type="float">
            <text:p>27327501</text:p>
          </table:table-cell>
          <table:table-cell table:style-name="ce1" table:formula="of:=[.A1710]/1000/(60*60*24)" office:value-type="time" office:time-value="PT07H35M27.501S" calcext:value-type="time">
            <text:p>07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1.35" calcext:value-type="float">
            <text:p>1851.35</text:p>
          </table:table-cell>
          <table:table-cell office:value-type="float" office:value="2278.47" calcext:value-type="float">
            <text:p>2278.47</text:p>
          </table:table-cell>
        </table:table-row>
        <table:table-row table:style-name="ro1">
          <table:table-cell office:value-type="float" office:value="27343501" calcext:value-type="float">
            <text:p>27343501</text:p>
          </table:table-cell>
          <table:table-cell table:style-name="ce1" table:formula="of:=[.A1711]/1000/(60*60*24)" office:value-type="time" office:time-value="PT07H35M43.501S" calcext:value-type="time">
            <text:p>07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2.4" calcext:value-type="float">
            <text:p>1852.4</text:p>
          </table:table-cell>
          <table:table-cell office:value-type="float" office:value="2279.72" calcext:value-type="float">
            <text:p>2279.72</text:p>
          </table:table-cell>
        </table:table-row>
        <table:table-row table:style-name="ro1">
          <table:table-cell office:value-type="float" office:value="27359501" calcext:value-type="float">
            <text:p>27359501</text:p>
          </table:table-cell>
          <table:table-cell table:style-name="ce1" table:formula="of:=[.A1712]/1000/(60*60*24)" office:value-type="time" office:time-value="PT07H35M59.501S" calcext:value-type="time">
            <text:p>07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3.45" calcext:value-type="float">
            <text:p>1853.45</text:p>
          </table:table-cell>
          <table:table-cell office:value-type="float" office:value="2280.98" calcext:value-type="float">
            <text:p>2280.98</text:p>
          </table:table-cell>
        </table:table-row>
        <table:table-row table:style-name="ro1">
          <table:table-cell office:value-type="float" office:value="27375501" calcext:value-type="float">
            <text:p>27375501</text:p>
          </table:table-cell>
          <table:table-cell table:style-name="ce1" table:formula="of:=[.A1713]/1000/(60*60*24)" office:value-type="time" office:time-value="PT07H36M15.501S" calcext:value-type="time">
            <text:p>07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4.5" calcext:value-type="float">
            <text:p>1854.5</text:p>
          </table:table-cell>
          <table:table-cell office:value-type="float" office:value="2282.23" calcext:value-type="float">
            <text:p>2282.23</text:p>
          </table:table-cell>
        </table:table-row>
        <table:table-row table:style-name="ro1">
          <table:table-cell office:value-type="float" office:value="27391501" calcext:value-type="float">
            <text:p>27391501</text:p>
          </table:table-cell>
          <table:table-cell table:style-name="ce1" table:formula="of:=[.A1714]/1000/(60*60*24)" office:value-type="time" office:time-value="PT07H36M31.501S" calcext:value-type="time">
            <text:p>07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5.55" calcext:value-type="float">
            <text:p>1855.55</text:p>
          </table:table-cell>
          <table:table-cell office:value-type="float" office:value="2283.48" calcext:value-type="float">
            <text:p>2283.48</text:p>
          </table:table-cell>
        </table:table-row>
        <table:table-row table:style-name="ro1">
          <table:table-cell office:value-type="float" office:value="27407501" calcext:value-type="float">
            <text:p>27407501</text:p>
          </table:table-cell>
          <table:table-cell table:style-name="ce1" table:formula="of:=[.A1715]/1000/(60*60*24)" office:value-type="time" office:time-value="PT07H36M47.501S" calcext:value-type="time">
            <text:p>07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6.6" calcext:value-type="float">
            <text:p>1856.6</text:p>
          </table:table-cell>
          <table:table-cell office:value-type="float" office:value="2284.73" calcext:value-type="float">
            <text:p>2284.73</text:p>
          </table:table-cell>
        </table:table-row>
        <table:table-row table:style-name="ro1">
          <table:table-cell office:value-type="float" office:value="27423501" calcext:value-type="float">
            <text:p>27423501</text:p>
          </table:table-cell>
          <table:table-cell table:style-name="ce1" table:formula="of:=[.A1716]/1000/(60*60*24)" office:value-type="time" office:time-value="PT07H37M03.501S" calcext:value-type="time">
            <text:p>07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7.65" calcext:value-type="float">
            <text:p>1857.65</text:p>
          </table:table-cell>
          <table:table-cell office:value-type="float" office:value="2285.98" calcext:value-type="float">
            <text:p>2285.98</text:p>
          </table:table-cell>
        </table:table-row>
        <table:table-row table:style-name="ro1">
          <table:table-cell office:value-type="float" office:value="27439501" calcext:value-type="float">
            <text:p>27439501</text:p>
          </table:table-cell>
          <table:table-cell table:style-name="ce1" table:formula="of:=[.A1717]/1000/(60*60*24)" office:value-type="time" office:time-value="PT07H37M19.501S" calcext:value-type="time">
            <text:p>07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858.7" calcext:value-type="float">
            <text:p>1858.7</text:p>
          </table:table-cell>
          <table:table-cell office:value-type="float" office:value="2287.23" calcext:value-type="float">
            <text:p>2287.23</text:p>
          </table:table-cell>
        </table:table-row>
        <table:table-row table:style-name="ro1">
          <table:table-cell office:value-type="float" office:value="27455501" calcext:value-type="float">
            <text:p>27455501</text:p>
          </table:table-cell>
          <table:table-cell table:style-name="ce1" table:formula="of:=[.A1718]/1000/(60*60*24)" office:value-type="time" office:time-value="PT07H37M35.501S" calcext:value-type="time">
            <text:p>07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59.75" calcext:value-type="float">
            <text:p>1859.75</text:p>
          </table:table-cell>
          <table:table-cell office:value-type="float" office:value="2288.48" calcext:value-type="float">
            <text:p>2288.48</text:p>
          </table:table-cell>
        </table:table-row>
        <table:table-row table:style-name="ro1">
          <table:table-cell office:value-type="float" office:value="27471501" calcext:value-type="float">
            <text:p>27471501</text:p>
          </table:table-cell>
          <table:table-cell table:style-name="ce1" table:formula="of:=[.A1719]/1000/(60*60*24)" office:value-type="time" office:time-value="PT07H37M51.501S" calcext:value-type="time">
            <text:p>07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0.8" calcext:value-type="float">
            <text:p>1860.8</text:p>
          </table:table-cell>
          <table:table-cell office:value-type="float" office:value="2289.73" calcext:value-type="float">
            <text:p>2289.73</text:p>
          </table:table-cell>
        </table:table-row>
        <table:table-row table:style-name="ro1">
          <table:table-cell office:value-type="float" office:value="27487501" calcext:value-type="float">
            <text:p>27487501</text:p>
          </table:table-cell>
          <table:table-cell table:style-name="ce1" table:formula="of:=[.A1720]/1000/(60*60*24)" office:value-type="time" office:time-value="PT07H38M07.501S" calcext:value-type="time">
            <text:p>07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1.85" calcext:value-type="float">
            <text:p>1861.85</text:p>
          </table:table-cell>
          <table:table-cell office:value-type="float" office:value="2290.98" calcext:value-type="float">
            <text:p>2290.98</text:p>
          </table:table-cell>
        </table:table-row>
        <table:table-row table:style-name="ro1">
          <table:table-cell office:value-type="float" office:value="27503501" calcext:value-type="float">
            <text:p>27503501</text:p>
          </table:table-cell>
          <table:table-cell table:style-name="ce1" table:formula="of:=[.A1721]/1000/(60*60*24)" office:value-type="time" office:time-value="PT07H38M23.501S" calcext:value-type="time">
            <text:p>07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62.9" calcext:value-type="float">
            <text:p>1862.9</text:p>
          </table:table-cell>
          <table:table-cell office:value-type="float" office:value="2292.23" calcext:value-type="float">
            <text:p>2292.23</text:p>
          </table:table-cell>
        </table:table-row>
        <table:table-row table:style-name="ro1">
          <table:table-cell office:value-type="float" office:value="27519501" calcext:value-type="float">
            <text:p>27519501</text:p>
          </table:table-cell>
          <table:table-cell table:style-name="ce1" table:formula="of:=[.A1722]/1000/(60*60*24)" office:value-type="time" office:time-value="PT07H38M39.501S" calcext:value-type="time">
            <text:p>07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3.95" calcext:value-type="float">
            <text:p>1863.95</text:p>
          </table:table-cell>
          <table:table-cell office:value-type="float" office:value="2293.48" calcext:value-type="float">
            <text:p>2293.48</text:p>
          </table:table-cell>
        </table:table-row>
        <table:table-row table:style-name="ro1">
          <table:table-cell office:value-type="float" office:value="27535501" calcext:value-type="float">
            <text:p>27535501</text:p>
          </table:table-cell>
          <table:table-cell table:style-name="ce1" table:formula="of:=[.A1723]/1000/(60*60*24)" office:value-type="time" office:time-value="PT07H38M55.501S" calcext:value-type="time">
            <text:p>07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865" calcext:value-type="float">
            <text:p>1865</text:p>
          </table:table-cell>
          <table:table-cell office:value-type="float" office:value="2294.73" calcext:value-type="float">
            <text:p>2294.73</text:p>
          </table:table-cell>
        </table:table-row>
        <table:table-row table:style-name="ro1">
          <table:table-cell office:value-type="float" office:value="27551501" calcext:value-type="float">
            <text:p>27551501</text:p>
          </table:table-cell>
          <table:table-cell table:style-name="ce1" table:formula="of:=[.A1724]/1000/(60*60*24)" office:value-type="time" office:time-value="PT07H39M11.501S" calcext:value-type="time">
            <text:p>07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866.04" calcext:value-type="float">
            <text:p>1866.04</text:p>
          </table:table-cell>
          <table:table-cell office:value-type="float" office:value="2295.98" calcext:value-type="float">
            <text:p>2295.98</text:p>
          </table:table-cell>
        </table:table-row>
        <table:table-row table:style-name="ro1">
          <table:table-cell office:value-type="float" office:value="27567501" calcext:value-type="float">
            <text:p>27567501</text:p>
          </table:table-cell>
          <table:table-cell table:style-name="ce1" table:formula="of:=[.A1725]/1000/(60*60*24)" office:value-type="time" office:time-value="PT07H39M27.501S" calcext:value-type="time">
            <text:p>07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867.09" calcext:value-type="float">
            <text:p>1867.09</text:p>
          </table:table-cell>
          <table:table-cell office:value-type="float" office:value="2297.23" calcext:value-type="float">
            <text:p>2297.23</text:p>
          </table:table-cell>
        </table:table-row>
        <table:table-row table:style-name="ro1">
          <table:table-cell office:value-type="float" office:value="27583501" calcext:value-type="float">
            <text:p>27583501</text:p>
          </table:table-cell>
          <table:table-cell table:style-name="ce1" table:formula="of:=[.A1726]/1000/(60*60*24)" office:value-type="time" office:time-value="PT07H39M43.501S" calcext:value-type="time">
            <text:p>07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8.14" calcext:value-type="float">
            <text:p>1868.14</text:p>
          </table:table-cell>
          <table:table-cell office:value-type="float" office:value="2298.48" calcext:value-type="float">
            <text:p>2298.48</text:p>
          </table:table-cell>
        </table:table-row>
        <table:table-row table:style-name="ro1">
          <table:table-cell office:value-type="float" office:value="27599501" calcext:value-type="float">
            <text:p>27599501</text:p>
          </table:table-cell>
          <table:table-cell table:style-name="ce1" table:formula="of:=[.A1727]/1000/(60*60*24)" office:value-type="time" office:time-value="PT07H39M59.501S" calcext:value-type="time">
            <text:p>07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69.19" calcext:value-type="float">
            <text:p>1869.19</text:p>
          </table:table-cell>
          <table:table-cell office:value-type="float" office:value="2299.73" calcext:value-type="float">
            <text:p>2299.73</text:p>
          </table:table-cell>
        </table:table-row>
        <table:table-row table:style-name="ro1">
          <table:table-cell office:value-type="float" office:value="27615501" calcext:value-type="float">
            <text:p>27615501</text:p>
          </table:table-cell>
          <table:table-cell table:style-name="ce1" table:formula="of:=[.A1728]/1000/(60*60*24)" office:value-type="time" office:time-value="PT07H40M15.501S" calcext:value-type="time">
            <text:p>07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0.24" calcext:value-type="float">
            <text:p>1870.24</text:p>
          </table:table-cell>
          <table:table-cell office:value-type="float" office:value="2300.97" calcext:value-type="float">
            <text:p>2300.97</text:p>
          </table:table-cell>
        </table:table-row>
        <table:table-row table:style-name="ro1">
          <table:table-cell office:value-type="float" office:value="27631501" calcext:value-type="float">
            <text:p>27631501</text:p>
          </table:table-cell>
          <table:table-cell table:style-name="ce1" table:formula="of:=[.A1729]/1000/(60*60*24)" office:value-type="time" office:time-value="PT07H40M31.501S" calcext:value-type="time">
            <text:p>07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71.29" calcext:value-type="float">
            <text:p>1871.29</text:p>
          </table:table-cell>
          <table:table-cell office:value-type="float" office:value="2302.22" calcext:value-type="float">
            <text:p>2302.22</text:p>
          </table:table-cell>
        </table:table-row>
        <table:table-row table:style-name="ro1">
          <table:table-cell office:value-type="float" office:value="27647501" calcext:value-type="float">
            <text:p>27647501</text:p>
          </table:table-cell>
          <table:table-cell table:style-name="ce1" table:formula="of:=[.A1730]/1000/(60*60*24)" office:value-type="time" office:time-value="PT07H40M47.501S" calcext:value-type="time">
            <text:p>07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872.34" calcext:value-type="float">
            <text:p>1872.34</text:p>
          </table:table-cell>
          <table:table-cell office:value-type="float" office:value="2303.47" calcext:value-type="float">
            <text:p>2303.47</text:p>
          </table:table-cell>
        </table:table-row>
        <table:table-row table:style-name="ro1">
          <table:table-cell office:value-type="float" office:value="27663501" calcext:value-type="float">
            <text:p>27663501</text:p>
          </table:table-cell>
          <table:table-cell table:style-name="ce1" table:formula="of:=[.A1731]/1000/(60*60*24)" office:value-type="time" office:time-value="PT07H41M03.501S" calcext:value-type="time">
            <text:p>07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73.39" calcext:value-type="float">
            <text:p>1873.39</text:p>
          </table:table-cell>
          <table:table-cell office:value-type="float" office:value="2304.72" calcext:value-type="float">
            <text:p>2304.72</text:p>
          </table:table-cell>
        </table:table-row>
        <table:table-row table:style-name="ro1">
          <table:table-cell office:value-type="float" office:value="27679501" calcext:value-type="float">
            <text:p>27679501</text:p>
          </table:table-cell>
          <table:table-cell table:style-name="ce1" table:formula="of:=[.A1732]/1000/(60*60*24)" office:value-type="time" office:time-value="PT07H41M19.501S" calcext:value-type="time">
            <text:p>07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4.44" calcext:value-type="float">
            <text:p>1874.44</text:p>
          </table:table-cell>
          <table:table-cell office:value-type="float" office:value="2305.96" calcext:value-type="float">
            <text:p>2305.96</text:p>
          </table:table-cell>
        </table:table-row>
        <table:table-row table:style-name="ro1">
          <table:table-cell office:value-type="float" office:value="27695501" calcext:value-type="float">
            <text:p>27695501</text:p>
          </table:table-cell>
          <table:table-cell table:style-name="ce1" table:formula="of:=[.A1733]/1000/(60*60*24)" office:value-type="time" office:time-value="PT07H41M35.501S" calcext:value-type="time">
            <text:p>07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5.49" calcext:value-type="float">
            <text:p>1875.49</text:p>
          </table:table-cell>
          <table:table-cell office:value-type="float" office:value="2307.21" calcext:value-type="float">
            <text:p>2307.21</text:p>
          </table:table-cell>
        </table:table-row>
        <table:table-row table:style-name="ro1">
          <table:table-cell office:value-type="float" office:value="27711501" calcext:value-type="float">
            <text:p>27711501</text:p>
          </table:table-cell>
          <table:table-cell table:style-name="ce1" table:formula="of:=[.A1734]/1000/(60*60*24)" office:value-type="time" office:time-value="PT07H41M51.501S" calcext:value-type="time">
            <text:p>07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6.53" calcext:value-type="float">
            <text:p>1876.53</text:p>
          </table:table-cell>
          <table:table-cell office:value-type="float" office:value="2308.46" calcext:value-type="float">
            <text:p>2308.46</text:p>
          </table:table-cell>
        </table:table-row>
        <table:table-row table:style-name="ro1">
          <table:table-cell office:value-type="float" office:value="27727501" calcext:value-type="float">
            <text:p>27727501</text:p>
          </table:table-cell>
          <table:table-cell table:style-name="ce1" table:formula="of:=[.A1735]/1000/(60*60*24)" office:value-type="time" office:time-value="PT07H42M07.501S" calcext:value-type="time">
            <text:p>07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7.58" calcext:value-type="float">
            <text:p>1877.58</text:p>
          </table:table-cell>
          <table:table-cell office:value-type="float" office:value="2309.7" calcext:value-type="float">
            <text:p>2309.7</text:p>
          </table:table-cell>
        </table:table-row>
        <table:table-row table:style-name="ro1">
          <table:table-cell office:value-type="float" office:value="27743501" calcext:value-type="float">
            <text:p>27743501</text:p>
          </table:table-cell>
          <table:table-cell table:style-name="ce1" table:formula="of:=[.A1736]/1000/(60*60*24)" office:value-type="time" office:time-value="PT07H42M23.501S" calcext:value-type="time">
            <text:p>07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8.63" calcext:value-type="float">
            <text:p>1878.63</text:p>
          </table:table-cell>
          <table:table-cell office:value-type="float" office:value="2310.95" calcext:value-type="float">
            <text:p>2310.95</text:p>
          </table:table-cell>
        </table:table-row>
        <table:table-row table:style-name="ro1">
          <table:table-cell office:value-type="float" office:value="27759501" calcext:value-type="float">
            <text:p>27759501</text:p>
          </table:table-cell>
          <table:table-cell table:style-name="ce1" table:formula="of:=[.A1737]/1000/(60*60*24)" office:value-type="time" office:time-value="PT07H42M39.501S" calcext:value-type="time">
            <text:p>07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9.68" calcext:value-type="float">
            <text:p>1879.68</text:p>
          </table:table-cell>
          <table:table-cell office:value-type="float" office:value="2312.2" calcext:value-type="float">
            <text:p>2312.2</text:p>
          </table:table-cell>
        </table:table-row>
        <table:table-row table:style-name="ro1">
          <table:table-cell office:value-type="float" office:value="27775501" calcext:value-type="float">
            <text:p>27775501</text:p>
          </table:table-cell>
          <table:table-cell table:style-name="ce1" table:formula="of:=[.A1738]/1000/(60*60*24)" office:value-type="time" office:time-value="PT07H42M55.501S" calcext:value-type="time">
            <text:p>07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0.73" calcext:value-type="float">
            <text:p>1880.73</text:p>
          </table:table-cell>
          <table:table-cell office:value-type="float" office:value="2313.44" calcext:value-type="float">
            <text:p>2313.44</text:p>
          </table:table-cell>
        </table:table-row>
        <table:table-row table:style-name="ro1">
          <table:table-cell office:value-type="float" office:value="27791501" calcext:value-type="float">
            <text:p>27791501</text:p>
          </table:table-cell>
          <table:table-cell table:style-name="ce1" table:formula="of:=[.A1739]/1000/(60*60*24)" office:value-type="time" office:time-value="PT07H43M11.501S" calcext:value-type="time">
            <text:p>07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1.78" calcext:value-type="float">
            <text:p>1881.78</text:p>
          </table:table-cell>
          <table:table-cell office:value-type="float" office:value="2314.69" calcext:value-type="float">
            <text:p>2314.69</text:p>
          </table:table-cell>
        </table:table-row>
        <table:table-row table:style-name="ro1">
          <table:table-cell office:value-type="float" office:value="27807501" calcext:value-type="float">
            <text:p>27807501</text:p>
          </table:table-cell>
          <table:table-cell table:style-name="ce1" table:formula="of:=[.A1740]/1000/(60*60*24)" office:value-type="time" office:time-value="PT07H43M27.501S" calcext:value-type="time">
            <text:p>07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2.83" calcext:value-type="float">
            <text:p>1882.83</text:p>
          </table:table-cell>
          <table:table-cell office:value-type="float" office:value="2315.93" calcext:value-type="float">
            <text:p>2315.93</text:p>
          </table:table-cell>
        </table:table-row>
        <table:table-row table:style-name="ro1">
          <table:table-cell office:value-type="float" office:value="27823501" calcext:value-type="float">
            <text:p>27823501</text:p>
          </table:table-cell>
          <table:table-cell table:style-name="ce1" table:formula="of:=[.A1741]/1000/(60*60*24)" office:value-type="time" office:time-value="PT07H43M43.501S" calcext:value-type="time">
            <text:p>07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3.88" calcext:value-type="float">
            <text:p>1883.88</text:p>
          </table:table-cell>
          <table:table-cell office:value-type="float" office:value="2317.18" calcext:value-type="float">
            <text:p>2317.18</text:p>
          </table:table-cell>
        </table:table-row>
        <table:table-row table:style-name="ro1">
          <table:table-cell office:value-type="float" office:value="27839501" calcext:value-type="float">
            <text:p>27839501</text:p>
          </table:table-cell>
          <table:table-cell table:style-name="ce1" table:formula="of:=[.A1742]/1000/(60*60*24)" office:value-type="time" office:time-value="PT07H43M59.501S" calcext:value-type="time">
            <text:p>07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4.92" calcext:value-type="float">
            <text:p>1884.92</text:p>
          </table:table-cell>
          <table:table-cell office:value-type="float" office:value="2318.42" calcext:value-type="float">
            <text:p>2318.42</text:p>
          </table:table-cell>
        </table:table-row>
        <table:table-row table:style-name="ro1">
          <table:table-cell office:value-type="float" office:value="27855501" calcext:value-type="float">
            <text:p>27855501</text:p>
          </table:table-cell>
          <table:table-cell table:style-name="ce1" table:formula="of:=[.A1743]/1000/(60*60*24)" office:value-type="time" office:time-value="PT07H44M15.501S" calcext:value-type="time">
            <text:p>07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5.97" calcext:value-type="float">
            <text:p>1885.97</text:p>
          </table:table-cell>
          <table:table-cell office:value-type="float" office:value="2319.67" calcext:value-type="float">
            <text:p>2319.67</text:p>
          </table:table-cell>
        </table:table-row>
        <table:table-row table:style-name="ro1">
          <table:table-cell office:value-type="float" office:value="27871501" calcext:value-type="float">
            <text:p>27871501</text:p>
          </table:table-cell>
          <table:table-cell table:style-name="ce1" table:formula="of:=[.A1744]/1000/(60*60*24)" office:value-type="time" office:time-value="PT07H44M31.501S" calcext:value-type="time">
            <text:p>07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7.02" calcext:value-type="float">
            <text:p>1887.02</text:p>
          </table:table-cell>
          <table:table-cell office:value-type="float" office:value="2320.92" calcext:value-type="float">
            <text:p>2320.92</text:p>
          </table:table-cell>
        </table:table-row>
        <table:table-row table:style-name="ro1">
          <table:table-cell office:value-type="float" office:value="27887501" calcext:value-type="float">
            <text:p>27887501</text:p>
          </table:table-cell>
          <table:table-cell table:style-name="ce1" table:formula="of:=[.A1745]/1000/(60*60*24)" office:value-type="time" office:time-value="PT07H44M47.501S" calcext:value-type="time">
            <text:p>07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8.07" calcext:value-type="float">
            <text:p>1888.07</text:p>
          </table:table-cell>
          <table:table-cell office:value-type="float" office:value="2322.16" calcext:value-type="float">
            <text:p>2322.16</text:p>
          </table:table-cell>
        </table:table-row>
        <table:table-row table:style-name="ro1">
          <table:table-cell office:value-type="float" office:value="27903501" calcext:value-type="float">
            <text:p>27903501</text:p>
          </table:table-cell>
          <table:table-cell table:style-name="ce1" table:formula="of:=[.A1746]/1000/(60*60*24)" office:value-type="time" office:time-value="PT07H45M03.501S" calcext:value-type="time">
            <text:p>07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89.12" calcext:value-type="float">
            <text:p>1889.12</text:p>
          </table:table-cell>
          <table:table-cell office:value-type="float" office:value="2323.41" calcext:value-type="float">
            <text:p>2323.41</text:p>
          </table:table-cell>
        </table:table-row>
        <table:table-row table:style-name="ro1">
          <table:table-cell office:value-type="float" office:value="27919501" calcext:value-type="float">
            <text:p>27919501</text:p>
          </table:table-cell>
          <table:table-cell table:style-name="ce1" table:formula="of:=[.A1747]/1000/(60*60*24)" office:value-type="time" office:time-value="PT07H45M19.501S" calcext:value-type="time">
            <text:p>07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0.17" calcext:value-type="float">
            <text:p>1890.17</text:p>
          </table:table-cell>
          <table:table-cell office:value-type="float" office:value="2324.65" calcext:value-type="float">
            <text:p>2324.65</text:p>
          </table:table-cell>
        </table:table-row>
        <table:table-row table:style-name="ro1">
          <table:table-cell office:value-type="float" office:value="27935501" calcext:value-type="float">
            <text:p>27935501</text:p>
          </table:table-cell>
          <table:table-cell table:style-name="ce1" table:formula="of:=[.A1748]/1000/(60*60*24)" office:value-type="time" office:time-value="PT07H45M35.501S" calcext:value-type="time">
            <text:p>07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1.21" calcext:value-type="float">
            <text:p>1891.21</text:p>
          </table:table-cell>
          <table:table-cell office:value-type="float" office:value="2325.89" calcext:value-type="float">
            <text:p>2325.89</text:p>
          </table:table-cell>
        </table:table-row>
        <table:table-row table:style-name="ro1">
          <table:table-cell office:value-type="float" office:value="27951501" calcext:value-type="float">
            <text:p>27951501</text:p>
          </table:table-cell>
          <table:table-cell table:style-name="ce1" table:formula="of:=[.A1749]/1000/(60*60*24)" office:value-type="time" office:time-value="PT07H45M51.501S" calcext:value-type="time">
            <text:p>07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2.26" calcext:value-type="float">
            <text:p>1892.26</text:p>
          </table:table-cell>
          <table:table-cell office:value-type="float" office:value="2327.14" calcext:value-type="float">
            <text:p>2327.14</text:p>
          </table:table-cell>
        </table:table-row>
        <table:table-row table:style-name="ro1">
          <table:table-cell office:value-type="float" office:value="27967501" calcext:value-type="float">
            <text:p>27967501</text:p>
          </table:table-cell>
          <table:table-cell table:style-name="ce1" table:formula="of:=[.A1750]/1000/(60*60*24)" office:value-type="time" office:time-value="PT07H46M07.501S" calcext:value-type="time">
            <text:p>07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3.31" calcext:value-type="float">
            <text:p>1893.31</text:p>
          </table:table-cell>
          <table:table-cell office:value-type="float" office:value="2328.38" calcext:value-type="float">
            <text:p>2328.38</text:p>
          </table:table-cell>
        </table:table-row>
        <table:table-row table:style-name="ro1">
          <table:table-cell office:value-type="float" office:value="27983501" calcext:value-type="float">
            <text:p>27983501</text:p>
          </table:table-cell>
          <table:table-cell table:style-name="ce1" table:formula="of:=[.A1751]/1000/(60*60*24)" office:value-type="time" office:time-value="PT07H46M23.501S" calcext:value-type="time">
            <text:p>07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4.35" calcext:value-type="float">
            <text:p>1894.35</text:p>
          </table:table-cell>
          <table:table-cell office:value-type="float" office:value="2329.62" calcext:value-type="float">
            <text:p>2329.62</text:p>
          </table:table-cell>
        </table:table-row>
        <table:table-row table:style-name="ro1">
          <table:table-cell office:value-type="float" office:value="27999501" calcext:value-type="float">
            <text:p>27999501</text:p>
          </table:table-cell>
          <table:table-cell table:style-name="ce1" table:formula="of:=[.A1752]/1000/(60*60*24)" office:value-type="time" office:time-value="PT07H46M39.501S" calcext:value-type="time">
            <text:p>07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5.4" calcext:value-type="float">
            <text:p>1895.4</text:p>
          </table:table-cell>
          <table:table-cell office:value-type="float" office:value="2330.86" calcext:value-type="float">
            <text:p>2330.86</text:p>
          </table:table-cell>
        </table:table-row>
        <table:table-row table:style-name="ro1">
          <table:table-cell office:value-type="float" office:value="28015501" calcext:value-type="float">
            <text:p>28015501</text:p>
          </table:table-cell>
          <table:table-cell table:style-name="ce1" table:formula="of:=[.A1753]/1000/(60*60*24)" office:value-type="time" office:time-value="PT07H46M55.501S" calcext:value-type="time">
            <text:p>07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6.45" calcext:value-type="float">
            <text:p>1896.45</text:p>
          </table:table-cell>
          <table:table-cell office:value-type="float" office:value="2332.11" calcext:value-type="float">
            <text:p>2332.11</text:p>
          </table:table-cell>
        </table:table-row>
        <table:table-row table:style-name="ro1">
          <table:table-cell office:value-type="float" office:value="28031501" calcext:value-type="float">
            <text:p>28031501</text:p>
          </table:table-cell>
          <table:table-cell table:style-name="ce1" table:formula="of:=[.A1754]/1000/(60*60*24)" office:value-type="time" office:time-value="PT07H47M11.501S" calcext:value-type="time">
            <text:p>07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897.49" calcext:value-type="float">
            <text:p>1897.49</text:p>
          </table:table-cell>
          <table:table-cell office:value-type="float" office:value="2333.35" calcext:value-type="float">
            <text:p>2333.35</text:p>
          </table:table-cell>
        </table:table-row>
        <table:table-row table:style-name="ro1">
          <table:table-cell office:value-type="float" office:value="28047501" calcext:value-type="float">
            <text:p>28047501</text:p>
          </table:table-cell>
          <table:table-cell table:style-name="ce1" table:formula="of:=[.A1755]/1000/(60*60*24)" office:value-type="time" office:time-value="PT07H47M27.501S" calcext:value-type="time">
            <text:p>07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8.54" calcext:value-type="float">
            <text:p>1898.54</text:p>
          </table:table-cell>
          <table:table-cell office:value-type="float" office:value="2334.59" calcext:value-type="float">
            <text:p>2334.59</text:p>
          </table:table-cell>
        </table:table-row>
        <table:table-row table:style-name="ro1">
          <table:table-cell office:value-type="float" office:value="28063501" calcext:value-type="float">
            <text:p>28063501</text:p>
          </table:table-cell>
          <table:table-cell table:style-name="ce1" table:formula="of:=[.A1756]/1000/(60*60*24)" office:value-type="time" office:time-value="PT07H47M43.501S" calcext:value-type="time">
            <text:p>07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9.59" calcext:value-type="float">
            <text:p>1899.59</text:p>
          </table:table-cell>
          <table:table-cell office:value-type="float" office:value="2335.84" calcext:value-type="float">
            <text:p>2335.84</text:p>
          </table:table-cell>
        </table:table-row>
        <table:table-row table:style-name="ro1">
          <table:table-cell office:value-type="float" office:value="28079501" calcext:value-type="float">
            <text:p>28079501</text:p>
          </table:table-cell>
          <table:table-cell table:style-name="ce1" table:formula="of:=[.A1757]/1000/(60*60*24)" office:value-type="time" office:time-value="PT07H47M59.501S" calcext:value-type="time">
            <text:p>07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00.64" calcext:value-type="float">
            <text:p>1900.64</text:p>
          </table:table-cell>
          <table:table-cell office:value-type="float" office:value="2337.08" calcext:value-type="float">
            <text:p>2337.08</text:p>
          </table:table-cell>
        </table:table-row>
        <table:table-row table:style-name="ro1">
          <table:table-cell office:value-type="float" office:value="28095501" calcext:value-type="float">
            <text:p>28095501</text:p>
          </table:table-cell>
          <table:table-cell table:style-name="ce1" table:formula="of:=[.A1758]/1000/(60*60*24)" office:value-type="time" office:time-value="PT07H48M15.501S" calcext:value-type="time">
            <text:p>07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1.68" calcext:value-type="float">
            <text:p>1901.68</text:p>
          </table:table-cell>
          <table:table-cell office:value-type="float" office:value="2338.32" calcext:value-type="float">
            <text:p>2338.32</text:p>
          </table:table-cell>
        </table:table-row>
        <table:table-row table:style-name="ro1">
          <table:table-cell office:value-type="float" office:value="28111501" calcext:value-type="float">
            <text:p>28111501</text:p>
          </table:table-cell>
          <table:table-cell table:style-name="ce1" table:formula="of:=[.A1759]/1000/(60*60*24)" office:value-type="time" office:time-value="PT07H48M31.501S" calcext:value-type="time">
            <text:p>07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2.73" calcext:value-type="float">
            <text:p>1902.73</text:p>
          </table:table-cell>
          <table:table-cell office:value-type="float" office:value="2339.56" calcext:value-type="float">
            <text:p>2339.56</text:p>
          </table:table-cell>
        </table:table-row>
        <table:table-row table:style-name="ro1">
          <table:table-cell office:value-type="float" office:value="28127501" calcext:value-type="float">
            <text:p>28127501</text:p>
          </table:table-cell>
          <table:table-cell table:style-name="ce1" table:formula="of:=[.A1760]/1000/(60*60*24)" office:value-type="time" office:time-value="PT07H48M47.501S" calcext:value-type="time">
            <text:p>07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3.78" calcext:value-type="float">
            <text:p>1903.78</text:p>
          </table:table-cell>
          <table:table-cell office:value-type="float" office:value="2340.81" calcext:value-type="float">
            <text:p>2340.81</text:p>
          </table:table-cell>
        </table:table-row>
        <table:table-row table:style-name="ro1">
          <table:table-cell office:value-type="float" office:value="28143501" calcext:value-type="float">
            <text:p>28143501</text:p>
          </table:table-cell>
          <table:table-cell table:style-name="ce1" table:formula="of:=[.A1761]/1000/(60*60*24)" office:value-type="time" office:time-value="PT07H49M03.501S" calcext:value-type="time">
            <text:p>07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4.82" calcext:value-type="float">
            <text:p>1904.82</text:p>
          </table:table-cell>
          <table:table-cell office:value-type="float" office:value="2342.05" calcext:value-type="float">
            <text:p>2342.05</text:p>
          </table:table-cell>
        </table:table-row>
        <table:table-row table:style-name="ro1">
          <table:table-cell office:value-type="float" office:value="28159501" calcext:value-type="float">
            <text:p>28159501</text:p>
          </table:table-cell>
          <table:table-cell table:style-name="ce1" table:formula="of:=[.A1762]/1000/(60*60*24)" office:value-type="time" office:time-value="PT07H49M19.501S" calcext:value-type="time">
            <text:p>07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5.87" calcext:value-type="float">
            <text:p>1905.87</text:p>
          </table:table-cell>
          <table:table-cell office:value-type="float" office:value="2343.29" calcext:value-type="float">
            <text:p>2343.29</text:p>
          </table:table-cell>
        </table:table-row>
        <table:table-row table:style-name="ro1">
          <table:table-cell office:value-type="float" office:value="28175501" calcext:value-type="float">
            <text:p>28175501</text:p>
          </table:table-cell>
          <table:table-cell table:style-name="ce1" table:formula="of:=[.A1763]/1000/(60*60*24)" office:value-type="time" office:time-value="PT07H49M35.501S" calcext:value-type="time">
            <text:p>07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6.92" calcext:value-type="float">
            <text:p>1906.92</text:p>
          </table:table-cell>
          <table:table-cell office:value-type="float" office:value="2344.53" calcext:value-type="float">
            <text:p>2344.53</text:p>
          </table:table-cell>
        </table:table-row>
        <table:table-row table:style-name="ro1">
          <table:table-cell office:value-type="float" office:value="28191501" calcext:value-type="float">
            <text:p>28191501</text:p>
          </table:table-cell>
          <table:table-cell table:style-name="ce1" table:formula="of:=[.A1764]/1000/(60*60*24)" office:value-type="time" office:time-value="PT07H49M51.501S" calcext:value-type="time">
            <text:p>07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7.96" calcext:value-type="float">
            <text:p>1907.96</text:p>
          </table:table-cell>
          <table:table-cell office:value-type="float" office:value="2345.77" calcext:value-type="float">
            <text:p>2345.77</text:p>
          </table:table-cell>
        </table:table-row>
        <table:table-row table:style-name="ro1">
          <table:table-cell office:value-type="float" office:value="28207501" calcext:value-type="float">
            <text:p>28207501</text:p>
          </table:table-cell>
          <table:table-cell table:style-name="ce1" table:formula="of:=[.A1765]/1000/(60*60*24)" office:value-type="time" office:time-value="PT07H50M07.501S" calcext:value-type="time">
            <text:p>07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9.01" calcext:value-type="float">
            <text:p>1909.01</text:p>
          </table:table-cell>
          <table:table-cell office:value-type="float" office:value="2347.01" calcext:value-type="float">
            <text:p>2347.01</text:p>
          </table:table-cell>
        </table:table-row>
        <table:table-row table:style-name="ro1">
          <table:table-cell office:value-type="float" office:value="28223501" calcext:value-type="float">
            <text:p>28223501</text:p>
          </table:table-cell>
          <table:table-cell table:style-name="ce1" table:formula="of:=[.A1766]/1000/(60*60*24)" office:value-type="time" office:time-value="PT07H50M23.501S" calcext:value-type="time">
            <text:p>07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910.06" calcext:value-type="float">
            <text:p>1910.06</text:p>
          </table:table-cell>
          <table:table-cell office:value-type="float" office:value="2348.26" calcext:value-type="float">
            <text:p>2348.26</text:p>
          </table:table-cell>
        </table:table-row>
        <table:table-row table:style-name="ro1">
          <table:table-cell office:value-type="float" office:value="28239501" calcext:value-type="float">
            <text:p>28239501</text:p>
          </table:table-cell>
          <table:table-cell table:style-name="ce1" table:formula="of:=[.A1767]/1000/(60*60*24)" office:value-type="time" office:time-value="PT07H50M39.501S" calcext:value-type="time">
            <text:p>07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911.1" calcext:value-type="float">
            <text:p>1911.1</text:p>
          </table:table-cell>
          <table:table-cell office:value-type="float" office:value="2349.5" calcext:value-type="float">
            <text:p>2349.5</text:p>
          </table:table-cell>
        </table:table-row>
        <table:table-row table:style-name="ro1">
          <table:table-cell office:value-type="float" office:value="28255501" calcext:value-type="float">
            <text:p>28255501</text:p>
          </table:table-cell>
          <table:table-cell table:style-name="ce1" table:formula="of:=[.A1768]/1000/(60*60*24)" office:value-type="time" office:time-value="PT07H50M55.501S" calcext:value-type="time">
            <text:p>07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12.15" calcext:value-type="float">
            <text:p>1912.15</text:p>
          </table:table-cell>
          <table:table-cell office:value-type="float" office:value="2350.74" calcext:value-type="float">
            <text:p>2350.74</text:p>
          </table:table-cell>
        </table:table-row>
        <table:table-row table:style-name="ro1">
          <table:table-cell office:value-type="float" office:value="28271501" calcext:value-type="float">
            <text:p>28271501</text:p>
          </table:table-cell>
          <table:table-cell table:style-name="ce1" table:formula="of:=[.A1769]/1000/(60*60*24)" office:value-type="time" office:time-value="PT07H51M11.501S" calcext:value-type="time">
            <text:p>07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13.19" calcext:value-type="float">
            <text:p>1913.19</text:p>
          </table:table-cell>
          <table:table-cell office:value-type="float" office:value="2351.98" calcext:value-type="float">
            <text:p>2351.98</text:p>
          </table:table-cell>
        </table:table-row>
        <table:table-row table:style-name="ro1">
          <table:table-cell office:value-type="float" office:value="28287501" calcext:value-type="float">
            <text:p>28287501</text:p>
          </table:table-cell>
          <table:table-cell table:style-name="ce1" table:formula="of:=[.A1770]/1000/(60*60*24)" office:value-type="time" office:time-value="PT07H51M27.501S" calcext:value-type="time">
            <text:p>07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4.24" calcext:value-type="float">
            <text:p>1914.24</text:p>
          </table:table-cell>
          <table:table-cell office:value-type="float" office:value="2353.22" calcext:value-type="float">
            <text:p>2353.22</text:p>
          </table:table-cell>
        </table:table-row>
        <table:table-row table:style-name="ro1">
          <table:table-cell office:value-type="float" office:value="28303501" calcext:value-type="float">
            <text:p>28303501</text:p>
          </table:table-cell>
          <table:table-cell table:style-name="ce1" table:formula="of:=[.A1771]/1000/(60*60*24)" office:value-type="time" office:time-value="PT07H51M43.501S" calcext:value-type="time">
            <text:p>07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915.28" calcext:value-type="float">
            <text:p>1915.28</text:p>
          </table:table-cell>
          <table:table-cell office:value-type="float" office:value="2354.46" calcext:value-type="float">
            <text:p>2354.46</text:p>
          </table:table-cell>
        </table:table-row>
        <table:table-row table:style-name="ro1">
          <table:table-cell office:value-type="float" office:value="28319501" calcext:value-type="float">
            <text:p>28319501</text:p>
          </table:table-cell>
          <table:table-cell table:style-name="ce1" table:formula="of:=[.A1772]/1000/(60*60*24)" office:value-type="time" office:time-value="PT07H51M59.501S" calcext:value-type="time">
            <text:p>07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916.33" calcext:value-type="float">
            <text:p>1916.33</text:p>
          </table:table-cell>
          <table:table-cell office:value-type="float" office:value="2355.7" calcext:value-type="float">
            <text:p>2355.7</text:p>
          </table:table-cell>
        </table:table-row>
        <table:table-row table:style-name="ro1">
          <table:table-cell office:value-type="float" office:value="28335501" calcext:value-type="float">
            <text:p>28335501</text:p>
          </table:table-cell>
          <table:table-cell table:style-name="ce1" table:formula="of:=[.A1773]/1000/(60*60*24)" office:value-type="time" office:time-value="PT07H52M15.501S" calcext:value-type="time">
            <text:p>07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917.37" calcext:value-type="float">
            <text:p>1917.37</text:p>
          </table:table-cell>
          <table:table-cell office:value-type="float" office:value="2356.94" calcext:value-type="float">
            <text:p>2356.94</text:p>
          </table:table-cell>
        </table:table-row>
        <table:table-row table:style-name="ro1">
          <table:table-cell office:value-type="float" office:value="28351501" calcext:value-type="float">
            <text:p>28351501</text:p>
          </table:table-cell>
          <table:table-cell table:style-name="ce1" table:formula="of:=[.A1774]/1000/(60*60*24)" office:value-type="time" office:time-value="PT07H52M31.501S" calcext:value-type="time">
            <text:p>07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8.42" calcext:value-type="float">
            <text:p>1918.42</text:p>
          </table:table-cell>
          <table:table-cell office:value-type="float" office:value="2358.18" calcext:value-type="float">
            <text:p>2358.18</text:p>
          </table:table-cell>
        </table:table-row>
        <table:table-row table:style-name="ro1">
          <table:table-cell office:value-type="float" office:value="28367501" calcext:value-type="float">
            <text:p>28367501</text:p>
          </table:table-cell>
          <table:table-cell table:style-name="ce1" table:formula="of:=[.A1775]/1000/(60*60*24)" office:value-type="time" office:time-value="PT07H52M47.501S" calcext:value-type="time">
            <text:p>07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919.46" calcext:value-type="float">
            <text:p>1919.46</text:p>
          </table:table-cell>
          <table:table-cell office:value-type="float" office:value="2359.42" calcext:value-type="float">
            <text:p>2359.42</text:p>
          </table:table-cell>
        </table:table-row>
        <table:table-row table:style-name="ro1">
          <table:table-cell office:value-type="float" office:value="28383501" calcext:value-type="float">
            <text:p>28383501</text:p>
          </table:table-cell>
          <table:table-cell table:style-name="ce1" table:formula="of:=[.A1776]/1000/(60*60*24)" office:value-type="time" office:time-value="PT07H53M03.501S" calcext:value-type="time">
            <text:p>07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920.51" calcext:value-type="float">
            <text:p>1920.51</text:p>
          </table:table-cell>
          <table:table-cell office:value-type="float" office:value="2360.66" calcext:value-type="float">
            <text:p>2360.66</text:p>
          </table:table-cell>
        </table:table-row>
        <table:table-row table:style-name="ro1">
          <table:table-cell office:value-type="float" office:value="28399501" calcext:value-type="float">
            <text:p>28399501</text:p>
          </table:table-cell>
          <table:table-cell table:style-name="ce1" table:formula="of:=[.A1777]/1000/(60*60*24)" office:value-type="time" office:time-value="PT07H53M19.501S" calcext:value-type="time">
            <text:p>07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921.55" calcext:value-type="float">
            <text:p>1921.55</text:p>
          </table:table-cell>
          <table:table-cell office:value-type="float" office:value="2361.89" calcext:value-type="float">
            <text:p>2361.89</text:p>
          </table:table-cell>
        </table:table-row>
        <table:table-row table:style-name="ro1">
          <table:table-cell office:value-type="float" office:value="28415501" calcext:value-type="float">
            <text:p>28415501</text:p>
          </table:table-cell>
          <table:table-cell table:style-name="ce1" table:formula="of:=[.A1778]/1000/(60*60*24)" office:value-type="time" office:time-value="PT07H53M35.501S" calcext:value-type="time">
            <text:p>07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22.6" calcext:value-type="float">
            <text:p>1922.6</text:p>
          </table:table-cell>
          <table:table-cell office:value-type="float" office:value="2363.13" calcext:value-type="float">
            <text:p>2363.13</text:p>
          </table:table-cell>
        </table:table-row>
        <table:table-row table:style-name="ro1">
          <table:table-cell office:value-type="float" office:value="28431501" calcext:value-type="float">
            <text:p>28431501</text:p>
          </table:table-cell>
          <table:table-cell table:style-name="ce1" table:formula="of:=[.A1779]/1000/(60*60*24)" office:value-type="time" office:time-value="PT07H53M51.501S" calcext:value-type="time">
            <text:p>07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23.64" calcext:value-type="float">
            <text:p>1923.64</text:p>
          </table:table-cell>
          <table:table-cell office:value-type="float" office:value="2364.37" calcext:value-type="float">
            <text:p>2364.37</text:p>
          </table:table-cell>
        </table:table-row>
        <table:table-row table:style-name="ro1">
          <table:table-cell office:value-type="float" office:value="28447501" calcext:value-type="float">
            <text:p>28447501</text:p>
          </table:table-cell>
          <table:table-cell table:style-name="ce1" table:formula="of:=[.A1780]/1000/(60*60*24)" office:value-type="time" office:time-value="PT07H54M07.501S" calcext:value-type="time">
            <text:p>07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24.69" calcext:value-type="float">
            <text:p>1924.69</text:p>
          </table:table-cell>
          <table:table-cell office:value-type="float" office:value="2365.61" calcext:value-type="float">
            <text:p>2365.61</text:p>
          </table:table-cell>
        </table:table-row>
        <table:table-row table:style-name="ro1">
          <table:table-cell office:value-type="float" office:value="28463501" calcext:value-type="float">
            <text:p>28463501</text:p>
          </table:table-cell>
          <table:table-cell table:style-name="ce1" table:formula="of:=[.A1781]/1000/(60*60*24)" office:value-type="time" office:time-value="PT07H54M23.501S" calcext:value-type="time">
            <text:p>07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925.73" calcext:value-type="float">
            <text:p>1925.73</text:p>
          </table:table-cell>
          <table:table-cell office:value-type="float" office:value="2366.85" calcext:value-type="float">
            <text:p>2366.85</text:p>
          </table:table-cell>
        </table:table-row>
        <table:table-row table:style-name="ro1">
          <table:table-cell office:value-type="float" office:value="28479501" calcext:value-type="float">
            <text:p>28479501</text:p>
          </table:table-cell>
          <table:table-cell table:style-name="ce1" table:formula="of:=[.A1782]/1000/(60*60*24)" office:value-type="time" office:time-value="PT07H54M39.501S" calcext:value-type="time">
            <text:p>07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6.78" calcext:value-type="float">
            <text:p>1926.78</text:p>
          </table:table-cell>
          <table:table-cell office:value-type="float" office:value="2368.08" calcext:value-type="float">
            <text:p>2368.08</text:p>
          </table:table-cell>
        </table:table-row>
        <table:table-row table:style-name="ro1">
          <table:table-cell office:value-type="float" office:value="28495501" calcext:value-type="float">
            <text:p>28495501</text:p>
          </table:table-cell>
          <table:table-cell table:style-name="ce1" table:formula="of:=[.A1783]/1000/(60*60*24)" office:value-type="time" office:time-value="PT07H54M55.501S" calcext:value-type="time">
            <text:p>07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7.82" calcext:value-type="float">
            <text:p>1927.82</text:p>
          </table:table-cell>
          <table:table-cell office:value-type="float" office:value="2369.32" calcext:value-type="float">
            <text:p>2369.32</text:p>
          </table:table-cell>
        </table:table-row>
        <table:table-row table:style-name="ro1">
          <table:table-cell office:value-type="float" office:value="28511501" calcext:value-type="float">
            <text:p>28511501</text:p>
          </table:table-cell>
          <table:table-cell table:style-name="ce1" table:formula="of:=[.A1784]/1000/(60*60*24)" office:value-type="time" office:time-value="PT07H55M11.501S" calcext:value-type="time">
            <text:p>07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8.87" calcext:value-type="float">
            <text:p>1928.87</text:p>
          </table:table-cell>
          <table:table-cell office:value-type="float" office:value="2370.56" calcext:value-type="float">
            <text:p>2370.56</text:p>
          </table:table-cell>
        </table:table-row>
        <table:table-row table:style-name="ro1">
          <table:table-cell office:value-type="float" office:value="28527501" calcext:value-type="float">
            <text:p>28527501</text:p>
          </table:table-cell>
          <table:table-cell table:style-name="ce1" table:formula="of:=[.A1785]/1000/(60*60*24)" office:value-type="time" office:time-value="PT07H55M27.501S" calcext:value-type="time">
            <text:p>07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9.91" calcext:value-type="float">
            <text:p>1929.91</text:p>
          </table:table-cell>
          <table:table-cell office:value-type="float" office:value="2371.79" calcext:value-type="float">
            <text:p>2371.79</text:p>
          </table:table-cell>
        </table:table-row>
        <table:table-row table:style-name="ro1">
          <table:table-cell office:value-type="float" office:value="28543501" calcext:value-type="float">
            <text:p>28543501</text:p>
          </table:table-cell>
          <table:table-cell table:style-name="ce1" table:formula="of:=[.A1786]/1000/(60*60*24)" office:value-type="time" office:time-value="PT07H55M43.501S" calcext:value-type="time">
            <text:p>07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30.96" calcext:value-type="float">
            <text:p>1930.96</text:p>
          </table:table-cell>
          <table:table-cell office:value-type="float" office:value="2373.03" calcext:value-type="float">
            <text:p>2373.03</text:p>
          </table:table-cell>
        </table:table-row>
        <table:table-row table:style-name="ro1">
          <table:table-cell office:value-type="float" office:value="28559501" calcext:value-type="float">
            <text:p>28559501</text:p>
          </table:table-cell>
          <table:table-cell table:style-name="ce1" table:formula="of:=[.A1787]/1000/(60*60*24)" office:value-type="time" office:time-value="PT07H55M59.501S" calcext:value-type="time">
            <text:p>07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32" calcext:value-type="float">
            <text:p>1932</text:p>
          </table:table-cell>
          <table:table-cell office:value-type="float" office:value="2374.26" calcext:value-type="float">
            <text:p>2374.26</text:p>
          </table:table-cell>
        </table:table-row>
        <table:table-row table:style-name="ro1">
          <table:table-cell office:value-type="float" office:value="28575501" calcext:value-type="float">
            <text:p>28575501</text:p>
          </table:table-cell>
          <table:table-cell table:style-name="ce1" table:formula="of:=[.A1788]/1000/(60*60*24)" office:value-type="time" office:time-value="PT07H56M15.501S" calcext:value-type="time">
            <text:p>07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33.05" calcext:value-type="float">
            <text:p>1933.05</text:p>
          </table:table-cell>
          <table:table-cell office:value-type="float" office:value="2375.5" calcext:value-type="float">
            <text:p>2375.5</text:p>
          </table:table-cell>
        </table:table-row>
        <table:table-row table:style-name="ro1">
          <table:table-cell office:value-type="float" office:value="28591501" calcext:value-type="float">
            <text:p>28591501</text:p>
          </table:table-cell>
          <table:table-cell table:style-name="ce1" table:formula="of:=[.A1789]/1000/(60*60*24)" office:value-type="time" office:time-value="PT07H56M31.501S" calcext:value-type="time">
            <text:p>07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34.09" calcext:value-type="float">
            <text:p>1934.09</text:p>
          </table:table-cell>
          <table:table-cell office:value-type="float" office:value="2376.73" calcext:value-type="float">
            <text:p>2376.73</text:p>
          </table:table-cell>
        </table:table-row>
        <table:table-row table:style-name="ro1">
          <table:table-cell office:value-type="float" office:value="28607501" calcext:value-type="float">
            <text:p>28607501</text:p>
          </table:table-cell>
          <table:table-cell table:style-name="ce1" table:formula="of:=[.A1790]/1000/(60*60*24)" office:value-type="time" office:time-value="PT07H56M47.501S" calcext:value-type="time">
            <text:p>07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5.13" calcext:value-type="float">
            <text:p>1935.13</text:p>
          </table:table-cell>
          <table:table-cell office:value-type="float" office:value="2377.97" calcext:value-type="float">
            <text:p>2377.97</text:p>
          </table:table-cell>
        </table:table-row>
        <table:table-row table:style-name="ro1">
          <table:table-cell office:value-type="float" office:value="28623500" calcext:value-type="float">
            <text:p>28623500</text:p>
          </table:table-cell>
          <table:table-cell table:style-name="ce1" table:formula="of:=[.A1791]/1000/(60*60*24)" office:value-type="time" office:time-value="PT07H57M03.5S" calcext:value-type="time">
            <text:p>07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6.18" calcext:value-type="float">
            <text:p>1936.18</text:p>
          </table:table-cell>
          <table:table-cell office:value-type="float" office:value="2379.2" calcext:value-type="float">
            <text:p>2379.2</text:p>
          </table:table-cell>
        </table:table-row>
        <table:table-row table:style-name="ro1">
          <table:table-cell office:value-type="float" office:value="28639501" calcext:value-type="float">
            <text:p>28639501</text:p>
          </table:table-cell>
          <table:table-cell table:style-name="ce1" table:formula="of:=[.A1792]/1000/(60*60*24)" office:value-type="time" office:time-value="PT07H57M19.501S" calcext:value-type="time">
            <text:p>07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7.22" calcext:value-type="float">
            <text:p>1937.22</text:p>
          </table:table-cell>
          <table:table-cell office:value-type="float" office:value="2380.43" calcext:value-type="float">
            <text:p>2380.43</text:p>
          </table:table-cell>
        </table:table-row>
        <table:table-row table:style-name="ro1">
          <table:table-cell office:value-type="float" office:value="28655501" calcext:value-type="float">
            <text:p>28655501</text:p>
          </table:table-cell>
          <table:table-cell table:style-name="ce1" table:formula="of:=[.A1793]/1000/(60*60*24)" office:value-type="time" office:time-value="PT07H57M35.501S" calcext:value-type="time">
            <text:p>07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8.27" calcext:value-type="float">
            <text:p>1938.27</text:p>
          </table:table-cell>
          <table:table-cell office:value-type="float" office:value="2381.67" calcext:value-type="float">
            <text:p>2381.67</text:p>
          </table:table-cell>
        </table:table-row>
        <table:table-row table:style-name="ro1">
          <table:table-cell office:value-type="float" office:value="28671501" calcext:value-type="float">
            <text:p>28671501</text:p>
          </table:table-cell>
          <table:table-cell table:style-name="ce1" table:formula="of:=[.A1794]/1000/(60*60*24)" office:value-type="time" office:time-value="PT07H57M51.501S" calcext:value-type="time">
            <text:p>07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9.31" calcext:value-type="float">
            <text:p>1939.31</text:p>
          </table:table-cell>
          <table:table-cell office:value-type="float" office:value="2382.9" calcext:value-type="float">
            <text:p>2382.9</text:p>
          </table:table-cell>
        </table:table-row>
        <table:table-row table:style-name="ro1">
          <table:table-cell office:value-type="float" office:value="28687501" calcext:value-type="float">
            <text:p>28687501</text:p>
          </table:table-cell>
          <table:table-cell table:style-name="ce1" table:formula="of:=[.A1795]/1000/(60*60*24)" office:value-type="time" office:time-value="PT07H58M07.501S" calcext:value-type="time">
            <text:p>07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0.35" calcext:value-type="float">
            <text:p>1940.35</text:p>
          </table:table-cell>
          <table:table-cell office:value-type="float" office:value="2384.14" calcext:value-type="float">
            <text:p>2384.14</text:p>
          </table:table-cell>
        </table:table-row>
        <table:table-row table:style-name="ro1">
          <table:table-cell office:value-type="float" office:value="28703501" calcext:value-type="float">
            <text:p>28703501</text:p>
          </table:table-cell>
          <table:table-cell table:style-name="ce1" table:formula="of:=[.A1796]/1000/(60*60*24)" office:value-type="time" office:time-value="PT07H58M23.501S" calcext:value-type="time">
            <text:p>07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1.4" calcext:value-type="float">
            <text:p>1941.4</text:p>
          </table:table-cell>
          <table:table-cell office:value-type="float" office:value="2385.37" calcext:value-type="float">
            <text:p>2385.37</text:p>
          </table:table-cell>
        </table:table-row>
        <table:table-row table:style-name="ro1">
          <table:table-cell office:value-type="float" office:value="28719501" calcext:value-type="float">
            <text:p>28719501</text:p>
          </table:table-cell>
          <table:table-cell table:style-name="ce1" table:formula="of:=[.A1797]/1000/(60*60*24)" office:value-type="time" office:time-value="PT07H58M39.501S" calcext:value-type="time">
            <text:p>07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2.44" calcext:value-type="float">
            <text:p>1942.44</text:p>
          </table:table-cell>
          <table:table-cell office:value-type="float" office:value="2386.61" calcext:value-type="float">
            <text:p>2386.61</text:p>
          </table:table-cell>
        </table:table-row>
        <table:table-row table:style-name="ro1">
          <table:table-cell office:value-type="float" office:value="28735501" calcext:value-type="float">
            <text:p>28735501</text:p>
          </table:table-cell>
          <table:table-cell table:style-name="ce1" table:formula="of:=[.A1798]/1000/(60*60*24)" office:value-type="time" office:time-value="PT07H58M55.501S" calcext:value-type="time">
            <text:p>07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3.48" calcext:value-type="float">
            <text:p>1943.48</text:p>
          </table:table-cell>
          <table:table-cell office:value-type="float" office:value="2387.84" calcext:value-type="float">
            <text:p>2387.84</text:p>
          </table:table-cell>
        </table:table-row>
        <table:table-row table:style-name="ro1">
          <table:table-cell office:value-type="float" office:value="28751501" calcext:value-type="float">
            <text:p>28751501</text:p>
          </table:table-cell>
          <table:table-cell table:style-name="ce1" table:formula="of:=[.A1799]/1000/(60*60*24)" office:value-type="time" office:time-value="PT07H59M11.501S" calcext:value-type="time">
            <text:p>07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4.52" calcext:value-type="float">
            <text:p>1944.52</text:p>
          </table:table-cell>
          <table:table-cell office:value-type="float" office:value="2389.07" calcext:value-type="float">
            <text:p>2389.07</text:p>
          </table:table-cell>
        </table:table-row>
        <table:table-row table:style-name="ro1">
          <table:table-cell office:value-type="float" office:value="28767501" calcext:value-type="float">
            <text:p>28767501</text:p>
          </table:table-cell>
          <table:table-cell table:style-name="ce1" table:formula="of:=[.A1800]/1000/(60*60*24)" office:value-type="time" office:time-value="PT07H59M27.501S" calcext:value-type="time">
            <text:p>07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5.57" calcext:value-type="float">
            <text:p>1945.57</text:p>
          </table:table-cell>
          <table:table-cell office:value-type="float" office:value="2390.31" calcext:value-type="float">
            <text:p>2390.31</text:p>
          </table:table-cell>
        </table:table-row>
        <table:table-row table:style-name="ro1">
          <table:table-cell office:value-type="float" office:value="28783501" calcext:value-type="float">
            <text:p>28783501</text:p>
          </table:table-cell>
          <table:table-cell table:style-name="ce1" table:formula="of:=[.A1801]/1000/(60*60*24)" office:value-type="time" office:time-value="PT07H59M43.501S" calcext:value-type="time">
            <text:p>07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46.61" calcext:value-type="float">
            <text:p>1946.61</text:p>
          </table:table-cell>
          <table:table-cell office:value-type="float" office:value="2391.54" calcext:value-type="float">
            <text:p>2391.54</text:p>
          </table:table-cell>
        </table:table-row>
        <table:table-row table:style-name="ro1">
          <table:table-cell office:value-type="float" office:value="28799501" calcext:value-type="float">
            <text:p>28799501</text:p>
          </table:table-cell>
          <table:table-cell table:style-name="ce1" table:formula="of:=[.A1802]/1000/(60*60*24)" office:value-type="time" office:time-value="PT07H59M59.501S" calcext:value-type="time">
            <text:p>08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47.65" calcext:value-type="float">
            <text:p>1947.65</text:p>
          </table:table-cell>
          <table:table-cell office:value-type="float" office:value="2392.77" calcext:value-type="float">
            <text:p>2392.77</text:p>
          </table:table-cell>
        </table:table-row>
        <table:table-row table:style-name="ro1">
          <table:table-cell office:value-type="float" office:value="28815501" calcext:value-type="float">
            <text:p>28815501</text:p>
          </table:table-cell>
          <table:table-cell table:style-name="ce1" table:formula="of:=[.A1803]/1000/(60*60*24)" office:value-type="time" office:time-value="PT08H00M15.501S" calcext:value-type="time">
            <text:p>08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948.7" calcext:value-type="float">
            <text:p>1948.7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8831501" calcext:value-type="float">
            <text:p>28831501</text:p>
          </table:table-cell>
          <table:table-cell table:style-name="ce1" table:formula="of:=[.A1804]/1000/(60*60*24)" office:value-type="time" office:time-value="PT08H00M31.501S" calcext:value-type="time">
            <text:p>08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49.74" calcext:value-type="float">
            <text:p>1949.74</text:p>
          </table:table-cell>
          <table:table-cell office:value-type="float" office:value="2395.24" calcext:value-type="float">
            <text:p>2395.24</text:p>
          </table:table-cell>
        </table:table-row>
        <table:table-row table:style-name="ro1">
          <table:table-cell office:value-type="float" office:value="28847501" calcext:value-type="float">
            <text:p>28847501</text:p>
          </table:table-cell>
          <table:table-cell table:style-name="ce1" table:formula="of:=[.A1805]/1000/(60*60*24)" office:value-type="time" office:time-value="PT08H00M47.501S" calcext:value-type="time">
            <text:p>08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50.78" calcext:value-type="float">
            <text:p>1950.78</text:p>
          </table:table-cell>
          <table:table-cell office:value-type="float" office:value="2396.47" calcext:value-type="float">
            <text:p>2396.47</text:p>
          </table:table-cell>
        </table:table-row>
        <table:table-row table:style-name="ro1">
          <table:table-cell office:value-type="float" office:value="28863501" calcext:value-type="float">
            <text:p>28863501</text:p>
          </table:table-cell>
          <table:table-cell table:style-name="ce1" table:formula="of:=[.A1806]/1000/(60*60*24)" office:value-type="time" office:time-value="PT08H01M03.501S" calcext:value-type="time">
            <text:p>08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51.82" calcext:value-type="float">
            <text:p>1951.82</text:p>
          </table:table-cell>
          <table:table-cell office:value-type="float" office:value="2397.7" calcext:value-type="float">
            <text:p>2397.7</text:p>
          </table:table-cell>
        </table:table-row>
        <table:table-row table:style-name="ro1">
          <table:table-cell office:value-type="float" office:value="28879501" calcext:value-type="float">
            <text:p>28879501</text:p>
          </table:table-cell>
          <table:table-cell table:style-name="ce1" table:formula="of:=[.A1807]/1000/(60*60*24)" office:value-type="time" office:time-value="PT08H01M19.501S" calcext:value-type="time">
            <text:p>08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52.87" calcext:value-type="float">
            <text:p>1952.87</text:p>
          </table:table-cell>
          <table:table-cell office:value-type="float" office:value="2398.93" calcext:value-type="float">
            <text:p>2398.93</text:p>
          </table:table-cell>
        </table:table-row>
        <table:table-row table:style-name="ro1">
          <table:table-cell office:value-type="float" office:value="28895501" calcext:value-type="float">
            <text:p>28895501</text:p>
          </table:table-cell>
          <table:table-cell table:style-name="ce1" table:formula="of:=[.A1808]/1000/(60*60*24)" office:value-type="time" office:time-value="PT08H01M35.501S" calcext:value-type="time">
            <text:p>08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953.91" calcext:value-type="float">
            <text:p>1953.91</text:p>
          </table:table-cell>
          <table:table-cell office:value-type="float" office:value="2400.16" calcext:value-type="float">
            <text:p>2400.16</text:p>
          </table:table-cell>
        </table:table-row>
        <table:table-row table:style-name="ro1">
          <table:table-cell office:value-type="float" office:value="28911501" calcext:value-type="float">
            <text:p>28911501</text:p>
          </table:table-cell>
          <table:table-cell table:style-name="ce1" table:formula="of:=[.A1809]/1000/(60*60*24)" office:value-type="time" office:time-value="PT08H01M51.501S" calcext:value-type="time">
            <text:p>08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954.95" calcext:value-type="float">
            <text:p>1954.95</text:p>
          </table:table-cell>
          <table:table-cell office:value-type="float" office:value="2401.39" calcext:value-type="float">
            <text:p>2401.39</text:p>
          </table:table-cell>
        </table:table-row>
        <table:table-row table:style-name="ro1">
          <table:table-cell office:value-type="float" office:value="28927501" calcext:value-type="float">
            <text:p>28927501</text:p>
          </table:table-cell>
          <table:table-cell table:style-name="ce1" table:formula="of:=[.A1810]/1000/(60*60*24)" office:value-type="time" office:time-value="PT08H02M07.501S" calcext:value-type="time">
            <text:p>08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5.99" calcext:value-type="float">
            <text:p>1955.99</text:p>
          </table:table-cell>
          <table:table-cell office:value-type="float" office:value="2402.62" calcext:value-type="float">
            <text:p>2402.62</text:p>
          </table:table-cell>
        </table:table-row>
        <table:table-row table:style-name="ro1">
          <table:table-cell office:value-type="float" office:value="28943501" calcext:value-type="float">
            <text:p>28943501</text:p>
          </table:table-cell>
          <table:table-cell table:style-name="ce1" table:formula="of:=[.A1811]/1000/(60*60*24)" office:value-type="time" office:time-value="PT08H02M23.501S" calcext:value-type="time">
            <text:p>08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957.04" calcext:value-type="float">
            <text:p>1957.04</text:p>
          </table:table-cell>
          <table:table-cell office:value-type="float" office:value="2403.85" calcext:value-type="float">
            <text:p>2403.85</text:p>
          </table:table-cell>
        </table:table-row>
        <table:table-row table:style-name="ro1">
          <table:table-cell office:value-type="float" office:value="28959501" calcext:value-type="float">
            <text:p>28959501</text:p>
          </table:table-cell>
          <table:table-cell table:style-name="ce1" table:formula="of:=[.A1812]/1000/(60*60*24)" office:value-type="time" office:time-value="PT08H02M39.501S" calcext:value-type="time">
            <text:p>08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8.08" calcext:value-type="float">
            <text:p>1958.08</text:p>
          </table:table-cell>
          <table:table-cell office:value-type="float" office:value="2405.08" calcext:value-type="float">
            <text:p>2405.08</text:p>
          </table:table-cell>
        </table:table-row>
        <table:table-row table:style-name="ro1">
          <table:table-cell office:value-type="float" office:value="28975501" calcext:value-type="float">
            <text:p>28975501</text:p>
          </table:table-cell>
          <table:table-cell table:style-name="ce1" table:formula="of:=[.A1813]/1000/(60*60*24)" office:value-type="time" office:time-value="PT08H02M55.501S" calcext:value-type="time">
            <text:p>08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9.12" calcext:value-type="float">
            <text:p>1959.12</text:p>
          </table:table-cell>
          <table:table-cell office:value-type="float" office:value="2406.31" calcext:value-type="float">
            <text:p>2406.31</text:p>
          </table:table-cell>
        </table:table-row>
        <table:table-row table:style-name="ro1">
          <table:table-cell office:value-type="float" office:value="28991501" calcext:value-type="float">
            <text:p>28991501</text:p>
          </table:table-cell>
          <table:table-cell table:style-name="ce1" table:formula="of:=[.A1814]/1000/(60*60*24)" office:value-type="time" office:time-value="PT08H03M11.501S" calcext:value-type="time">
            <text:p>08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60.16" calcext:value-type="float">
            <text:p>1960.16</text:p>
          </table:table-cell>
          <table:table-cell office:value-type="float" office:value="2407.54" calcext:value-type="float">
            <text:p>2407.54</text:p>
          </table:table-cell>
        </table:table-row>
        <table:table-row table:style-name="ro1">
          <table:table-cell office:value-type="float" office:value="29007501" calcext:value-type="float">
            <text:p>29007501</text:p>
          </table:table-cell>
          <table:table-cell table:style-name="ce1" table:formula="of:=[.A1815]/1000/(60*60*24)" office:value-type="time" office:time-value="PT08H03M27.501S" calcext:value-type="time">
            <text:p>08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61.2" calcext:value-type="float">
            <text:p>1961.2</text:p>
          </table:table-cell>
          <table:table-cell office:value-type="float" office:value="2408.77" calcext:value-type="float">
            <text:p>2408.77</text:p>
          </table:table-cell>
        </table:table-row>
        <table:table-row table:style-name="ro1">
          <table:table-cell office:value-type="float" office:value="29023501" calcext:value-type="float">
            <text:p>29023501</text:p>
          </table:table-cell>
          <table:table-cell table:style-name="ce1" table:formula="of:=[.A1816]/1000/(60*60*24)" office:value-type="time" office:time-value="PT08H03M43.501S" calcext:value-type="time">
            <text:p>08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62.24" calcext:value-type="float">
            <text:p>1962.24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9039501" calcext:value-type="float">
            <text:p>29039501</text:p>
          </table:table-cell>
          <table:table-cell table:style-name="ce1" table:formula="of:=[.A1817]/1000/(60*60*24)" office:value-type="time" office:time-value="PT08H03M59.501S" calcext:value-type="time">
            <text:p>08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63.28" calcext:value-type="float">
            <text:p>1963.28</text:p>
          </table:table-cell>
          <table:table-cell office:value-type="float" office:value="2411.23" calcext:value-type="float">
            <text:p>2411.23</text:p>
          </table:table-cell>
        </table:table-row>
        <table:table-row table:style-name="ro1">
          <table:table-cell office:value-type="float" office:value="29055501" calcext:value-type="float">
            <text:p>29055501</text:p>
          </table:table-cell>
          <table:table-cell table:style-name="ce1" table:formula="of:=[.A1818]/1000/(60*60*24)" office:value-type="time" office:time-value="PT08H04M15.501S" calcext:value-type="time">
            <text:p>08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4.32" calcext:value-type="float">
            <text:p>1964.32</text:p>
          </table:table-cell>
          <table:table-cell office:value-type="float" office:value="2412.45" calcext:value-type="float">
            <text:p>2412.45</text:p>
          </table:table-cell>
        </table:table-row>
        <table:table-row table:style-name="ro1">
          <table:table-cell office:value-type="float" office:value="29071501" calcext:value-type="float">
            <text:p>29071501</text:p>
          </table:table-cell>
          <table:table-cell table:style-name="ce1" table:formula="of:=[.A1819]/1000/(60*60*24)" office:value-type="time" office:time-value="PT08H04M31.501S" calcext:value-type="time">
            <text:p>08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5.36" calcext:value-type="float">
            <text:p>1965.36</text:p>
          </table:table-cell>
          <table:table-cell office:value-type="float" office:value="2413.68" calcext:value-type="float">
            <text:p>2413.68</text:p>
          </table:table-cell>
        </table:table-row>
        <table:table-row table:style-name="ro1">
          <table:table-cell office:value-type="float" office:value="29087501" calcext:value-type="float">
            <text:p>29087501</text:p>
          </table:table-cell>
          <table:table-cell table:style-name="ce1" table:formula="of:=[.A1820]/1000/(60*60*24)" office:value-type="time" office:time-value="PT08H04M47.501S" calcext:value-type="time">
            <text:p>08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6.41" calcext:value-type="float">
            <text:p>1966.41</text:p>
          </table:table-cell>
          <table:table-cell office:value-type="float" office:value="2414.91" calcext:value-type="float">
            <text:p>2414.91</text:p>
          </table:table-cell>
        </table:table-row>
        <table:table-row table:style-name="ro1">
          <table:table-cell office:value-type="float" office:value="29103501" calcext:value-type="float">
            <text:p>29103501</text:p>
          </table:table-cell>
          <table:table-cell table:style-name="ce1" table:formula="of:=[.A1821]/1000/(60*60*24)" office:value-type="time" office:time-value="PT08H05M03.501S" calcext:value-type="time">
            <text:p>08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7.04" calcext:value-type="float">
            <text:p>277.04</text:p>
          </table:table-cell>
          <table:table-cell office:value-type="float" office:value="1967.45" calcext:value-type="float">
            <text:p>1967.45</text:p>
          </table:table-cell>
          <table:table-cell office:value-type="float" office:value="2416.14" calcext:value-type="float">
            <text:p>2416.14</text:p>
          </table:table-cell>
        </table:table-row>
        <table:table-row table:style-name="ro1">
          <table:table-cell office:value-type="float" office:value="29119501" calcext:value-type="float">
            <text:p>29119501</text:p>
          </table:table-cell>
          <table:table-cell table:style-name="ce1" table:formula="of:=[.A1822]/1000/(60*60*24)" office:value-type="time" office:time-value="PT08H05M19.501S" calcext:value-type="time">
            <text:p>08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8.49" calcext:value-type="float">
            <text:p>1968.49</text:p>
          </table:table-cell>
          <table:table-cell office:value-type="float" office:value="2417.36" calcext:value-type="float">
            <text:p>2417.36</text:p>
          </table:table-cell>
        </table:table-row>
        <table:table-row table:style-name="ro1">
          <table:table-cell office:value-type="float" office:value="29135501" calcext:value-type="float">
            <text:p>29135501</text:p>
          </table:table-cell>
          <table:table-cell table:style-name="ce1" table:formula="of:=[.A1823]/1000/(60*60*24)" office:value-type="time" office:time-value="PT08H05M35.501S" calcext:value-type="time">
            <text:p>08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9.53" calcext:value-type="float">
            <text:p>1969.53</text:p>
          </table:table-cell>
          <table:table-cell office:value-type="float" office:value="2418.59" calcext:value-type="float">
            <text:p>2418.59</text:p>
          </table:table-cell>
        </table:table-row>
        <table:table-row table:style-name="ro1">
          <table:table-cell office:value-type="float" office:value="29151501" calcext:value-type="float">
            <text:p>29151501</text:p>
          </table:table-cell>
          <table:table-cell table:style-name="ce1" table:formula="of:=[.A1824]/1000/(60*60*24)" office:value-type="time" office:time-value="PT08H05M51.501S" calcext:value-type="time">
            <text:p>08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70.57" calcext:value-type="float">
            <text:p>1970.57</text:p>
          </table:table-cell>
          <table:table-cell office:value-type="float" office:value="2419.82" calcext:value-type="float">
            <text:p>2419.82</text:p>
          </table:table-cell>
        </table:table-row>
        <table:table-row table:style-name="ro1">
          <table:table-cell office:value-type="float" office:value="29167501" calcext:value-type="float">
            <text:p>29167501</text:p>
          </table:table-cell>
          <table:table-cell table:style-name="ce1" table:formula="of:=[.A1825]/1000/(60*60*24)" office:value-type="time" office:time-value="PT08H06M07.501S" calcext:value-type="time">
            <text:p>08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71.61" calcext:value-type="float">
            <text:p>1971.61</text:p>
          </table:table-cell>
          <table:table-cell office:value-type="float" office:value="2421.04" calcext:value-type="float">
            <text:p>2421.04</text:p>
          </table:table-cell>
        </table:table-row>
        <table:table-row table:style-name="ro1">
          <table:table-cell office:value-type="float" office:value="29183501" calcext:value-type="float">
            <text:p>29183501</text:p>
          </table:table-cell>
          <table:table-cell table:style-name="ce1" table:formula="of:=[.A1826]/1000/(60*60*24)" office:value-type="time" office:time-value="PT08H06M23.501S" calcext:value-type="time">
            <text:p>08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72.65" calcext:value-type="float">
            <text:p>1972.65</text:p>
          </table:table-cell>
          <table:table-cell office:value-type="float" office:value="2422.27" calcext:value-type="float">
            <text:p>2422.27</text:p>
          </table:table-cell>
        </table:table-row>
        <table:table-row table:style-name="ro1">
          <table:table-cell office:value-type="float" office:value="29199501" calcext:value-type="float">
            <text:p>29199501</text:p>
          </table:table-cell>
          <table:table-cell table:style-name="ce1" table:formula="of:=[.A1827]/1000/(60*60*24)" office:value-type="time" office:time-value="PT08H06M39.501S" calcext:value-type="time">
            <text:p>08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73.69" calcext:value-type="float">
            <text:p>1973.69</text:p>
          </table:table-cell>
          <table:table-cell office:value-type="float" office:value="2423.5" calcext:value-type="float">
            <text:p>2423.5</text:p>
          </table:table-cell>
        </table:table-row>
        <table:table-row table:style-name="ro1">
          <table:table-cell office:value-type="float" office:value="29215501" calcext:value-type="float">
            <text:p>29215501</text:p>
          </table:table-cell>
          <table:table-cell table:style-name="ce1" table:formula="of:=[.A1828]/1000/(60*60*24)" office:value-type="time" office:time-value="PT08H06M55.501S" calcext:value-type="time">
            <text:p>08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74.73" calcext:value-type="float">
            <text:p>1974.73</text:p>
          </table:table-cell>
          <table:table-cell office:value-type="float" office:value="2424.72" calcext:value-type="float">
            <text:p>2424.72</text:p>
          </table:table-cell>
        </table:table-row>
        <table:table-row table:style-name="ro1">
          <table:table-cell office:value-type="float" office:value="29231501" calcext:value-type="float">
            <text:p>29231501</text:p>
          </table:table-cell>
          <table:table-cell table:style-name="ce1" table:formula="of:=[.A1829]/1000/(60*60*24)" office:value-type="time" office:time-value="PT08H07M11.501S" calcext:value-type="time">
            <text:p>08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75.77" calcext:value-type="float">
            <text:p>1975.77</text:p>
          </table:table-cell>
          <table:table-cell office:value-type="float" office:value="2425.95" calcext:value-type="float">
            <text:p>2425.95</text:p>
          </table:table-cell>
        </table:table-row>
        <table:table-row table:style-name="ro1">
          <table:table-cell office:value-type="float" office:value="29247501" calcext:value-type="float">
            <text:p>29247501</text:p>
          </table:table-cell>
          <table:table-cell table:style-name="ce1" table:formula="of:=[.A1830]/1000/(60*60*24)" office:value-type="time" office:time-value="PT08H07M27.501S" calcext:value-type="time">
            <text:p>08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6.81" calcext:value-type="float">
            <text:p>1976.81</text:p>
          </table:table-cell>
          <table:table-cell office:value-type="float" office:value="2427.18" calcext:value-type="float">
            <text:p>2427.18</text:p>
          </table:table-cell>
        </table:table-row>
        <table:table-row table:style-name="ro1">
          <table:table-cell office:value-type="float" office:value="29263501" calcext:value-type="float">
            <text:p>29263501</text:p>
          </table:table-cell>
          <table:table-cell table:style-name="ce1" table:formula="of:=[.A1831]/1000/(60*60*24)" office:value-type="time" office:time-value="PT08H07M43.501S" calcext:value-type="time">
            <text:p>08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7.85" calcext:value-type="float">
            <text:p>1977.85</text:p>
          </table:table-cell>
          <table:table-cell office:value-type="float" office:value="2428.4" calcext:value-type="float">
            <text:p>2428.4</text:p>
          </table:table-cell>
        </table:table-row>
        <table:table-row table:style-name="ro1">
          <table:table-cell office:value-type="float" office:value="29279501" calcext:value-type="float">
            <text:p>29279501</text:p>
          </table:table-cell>
          <table:table-cell table:style-name="ce1" table:formula="of:=[.A1832]/1000/(60*60*24)" office:value-type="time" office:time-value="PT08H07M59.501S" calcext:value-type="time">
            <text:p>08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8.89" calcext:value-type="float">
            <text:p>1978.89</text:p>
          </table:table-cell>
          <table:table-cell office:value-type="float" office:value="2429.63" calcext:value-type="float">
            <text:p>2429.63</text:p>
          </table:table-cell>
        </table:table-row>
        <table:table-row table:style-name="ro1">
          <table:table-cell office:value-type="float" office:value="29295501" calcext:value-type="float">
            <text:p>29295501</text:p>
          </table:table-cell>
          <table:table-cell table:style-name="ce1" table:formula="of:=[.A1833]/1000/(60*60*24)" office:value-type="time" office:time-value="PT08H08M15.501S" calcext:value-type="time">
            <text:p>08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9.92" calcext:value-type="float">
            <text:p>1979.92</text:p>
          </table:table-cell>
          <table:table-cell office:value-type="float" office:value="2430.86" calcext:value-type="float">
            <text:p>2430.86</text:p>
          </table:table-cell>
        </table:table-row>
        <table:table-row table:style-name="ro1">
          <table:table-cell office:value-type="float" office:value="29311501" calcext:value-type="float">
            <text:p>29311501</text:p>
          </table:table-cell>
          <table:table-cell table:style-name="ce1" table:formula="of:=[.A1834]/1000/(60*60*24)" office:value-type="time" office:time-value="PT08H08M31.501S" calcext:value-type="time">
            <text:p>08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80.96" calcext:value-type="float">
            <text:p>1980.96</text:p>
          </table:table-cell>
          <table:table-cell office:value-type="float" office:value="2432.08" calcext:value-type="float">
            <text:p>2432.08</text:p>
          </table:table-cell>
        </table:table-row>
        <table:table-row table:style-name="ro1">
          <table:table-cell office:value-type="float" office:value="29327501" calcext:value-type="float">
            <text:p>29327501</text:p>
          </table:table-cell>
          <table:table-cell table:style-name="ce1" table:formula="of:=[.A1835]/1000/(60*60*24)" office:value-type="time" office:time-value="PT08H08M47.501S" calcext:value-type="time">
            <text:p>08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82" calcext:value-type="float">
            <text:p>1982</text:p>
          </table:table-cell>
          <table:table-cell office:value-type="float" office:value="2433.31" calcext:value-type="float">
            <text:p>2433.31</text:p>
          </table:table-cell>
        </table:table-row>
        <table:table-row table:style-name="ro1">
          <table:table-cell office:value-type="float" office:value="29343501" calcext:value-type="float">
            <text:p>29343501</text:p>
          </table:table-cell>
          <table:table-cell table:style-name="ce1" table:formula="of:=[.A1836]/1000/(60*60*24)" office:value-type="time" office:time-value="PT08H09M03.501S" calcext:value-type="time">
            <text:p>08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83.04" calcext:value-type="float">
            <text:p>1983.04</text:p>
          </table:table-cell>
          <table:table-cell office:value-type="float" office:value="2434.53" calcext:value-type="float">
            <text:p>2434.53</text:p>
          </table:table-cell>
        </table:table-row>
        <table:table-row table:style-name="ro1">
          <table:table-cell office:value-type="float" office:value="29359501" calcext:value-type="float">
            <text:p>29359501</text:p>
          </table:table-cell>
          <table:table-cell table:style-name="ce1" table:formula="of:=[.A1837]/1000/(60*60*24)" office:value-type="time" office:time-value="PT08H09M19.501S" calcext:value-type="time">
            <text:p>08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84.08" calcext:value-type="float">
            <text:p>1984.08</text:p>
          </table:table-cell>
          <table:table-cell office:value-type="float" office:value="2435.76" calcext:value-type="float">
            <text:p>2435.76</text:p>
          </table:table-cell>
        </table:table-row>
        <table:table-row table:style-name="ro1">
          <table:table-cell office:value-type="float" office:value="29375501" calcext:value-type="float">
            <text:p>29375501</text:p>
          </table:table-cell>
          <table:table-cell table:style-name="ce1" table:formula="of:=[.A1838]/1000/(60*60*24)" office:value-type="time" office:time-value="PT08H09M35.501S" calcext:value-type="time">
            <text:p>08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85.12" calcext:value-type="float">
            <text:p>1985.12</text:p>
          </table:table-cell>
          <table:table-cell office:value-type="float" office:value="2436.98" calcext:value-type="float">
            <text:p>2436.98</text:p>
          </table:table-cell>
        </table:table-row>
        <table:table-row table:style-name="ro1">
          <table:table-cell office:value-type="float" office:value="29391501" calcext:value-type="float">
            <text:p>29391501</text:p>
          </table:table-cell>
          <table:table-cell table:style-name="ce1" table:formula="of:=[.A1839]/1000/(60*60*24)" office:value-type="time" office:time-value="PT08H09M51.501S" calcext:value-type="time">
            <text:p>08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86.16" calcext:value-type="float">
            <text:p>1986.16</text:p>
          </table:table-cell>
          <table:table-cell office:value-type="float" office:value="2438.21" calcext:value-type="float">
            <text:p>2438.21</text:p>
          </table:table-cell>
        </table:table-row>
        <table:table-row table:style-name="ro1">
          <table:table-cell office:value-type="float" office:value="29407501" calcext:value-type="float">
            <text:p>29407501</text:p>
          </table:table-cell>
          <table:table-cell table:style-name="ce1" table:formula="of:=[.A1840]/1000/(60*60*24)" office:value-type="time" office:time-value="PT08H10M07.501S" calcext:value-type="time">
            <text:p>08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87.2" calcext:value-type="float">
            <text:p>1987.2</text:p>
          </table:table-cell>
          <table:table-cell office:value-type="float" office:value="2439.43" calcext:value-type="float">
            <text:p>2439.43</text:p>
          </table:table-cell>
        </table:table-row>
        <table:table-row table:style-name="ro1">
          <table:table-cell office:value-type="float" office:value="29423501" calcext:value-type="float">
            <text:p>29423501</text:p>
          </table:table-cell>
          <table:table-cell table:style-name="ce1" table:formula="of:=[.A1841]/1000/(60*60*24)" office:value-type="time" office:time-value="PT08H10M23.501S" calcext:value-type="time">
            <text:p>08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988.24" calcext:value-type="float">
            <text:p>1988.24</text:p>
          </table:table-cell>
          <table:table-cell office:value-type="float" office:value="2440.66" calcext:value-type="float">
            <text:p>2440.66</text:p>
          </table:table-cell>
        </table:table-row>
        <table:table-row table:style-name="ro1">
          <table:table-cell office:value-type="float" office:value="29439501" calcext:value-type="float">
            <text:p>29439501</text:p>
          </table:table-cell>
          <table:table-cell table:style-name="ce1" table:formula="of:=[.A1842]/1000/(60*60*24)" office:value-type="time" office:time-value="PT08H10M39.501S" calcext:value-type="time">
            <text:p>08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89.28" calcext:value-type="float">
            <text:p>1989.28</text:p>
          </table:table-cell>
          <table:table-cell office:value-type="float" office:value="2441.88" calcext:value-type="float">
            <text:p>2441.88</text:p>
          </table:table-cell>
        </table:table-row>
        <table:table-row table:style-name="ro1">
          <table:table-cell office:value-type="float" office:value="29455501" calcext:value-type="float">
            <text:p>29455501</text:p>
          </table:table-cell>
          <table:table-cell table:style-name="ce1" table:formula="of:=[.A1843]/1000/(60*60*24)" office:value-type="time" office:time-value="PT08H10M55.501S" calcext:value-type="time">
            <text:p>08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90.31" calcext:value-type="float">
            <text:p>1990.31</text:p>
          </table:table-cell>
          <table:table-cell office:value-type="float" office:value="2443.11" calcext:value-type="float">
            <text:p>2443.11</text:p>
          </table:table-cell>
        </table:table-row>
        <table:table-row table:style-name="ro1">
          <table:table-cell office:value-type="float" office:value="29471501" calcext:value-type="float">
            <text:p>29471501</text:p>
          </table:table-cell>
          <table:table-cell table:style-name="ce1" table:formula="of:=[.A1844]/1000/(60*60*24)" office:value-type="time" office:time-value="PT08H11M11.501S" calcext:value-type="time">
            <text:p>08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444.33" calcext:value-type="float">
            <text:p>2444.33</text:p>
          </table:table-cell>
        </table:table-row>
        <table:table-row table:style-name="ro1">
          <table:table-cell office:value-type="float" office:value="29487501" calcext:value-type="float">
            <text:p>29487501</text:p>
          </table:table-cell>
          <table:table-cell table:style-name="ce1" table:formula="of:=[.A1845]/1000/(60*60*24)" office:value-type="time" office:time-value="PT08H11M27.501S" calcext:value-type="time">
            <text:p>08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92.39" calcext:value-type="float">
            <text:p>1992.39</text:p>
          </table:table-cell>
          <table:table-cell office:value-type="float" office:value="2445.55" calcext:value-type="float">
            <text:p>2445.55</text:p>
          </table:table-cell>
        </table:table-row>
        <table:table-row table:style-name="ro1">
          <table:table-cell office:value-type="float" office:value="29503501" calcext:value-type="float">
            <text:p>29503501</text:p>
          </table:table-cell>
          <table:table-cell table:style-name="ce1" table:formula="of:=[.A1846]/1000/(60*60*24)" office:value-type="time" office:time-value="PT08H11M43.501S" calcext:value-type="time">
            <text:p>08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93.43" calcext:value-type="float">
            <text:p>1993.43</text:p>
          </table:table-cell>
          <table:table-cell office:value-type="float" office:value="2446.77" calcext:value-type="float">
            <text:p>2446.77</text:p>
          </table:table-cell>
        </table:table-row>
        <table:table-row table:style-name="ro1">
          <table:table-cell office:value-type="float" office:value="29519501" calcext:value-type="float">
            <text:p>29519501</text:p>
          </table:table-cell>
          <table:table-cell table:style-name="ce1" table:formula="of:=[.A1847]/1000/(60*60*24)" office:value-type="time" office:time-value="PT08H11M59.501S" calcext:value-type="time">
            <text:p>08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94.47" calcext:value-type="float">
            <text:p>1994.47</text:p>
          </table:table-cell>
          <table:table-cell office:value-type="float" office:value="2447.99" calcext:value-type="float">
            <text:p>2447.99</text:p>
          </table:table-cell>
        </table:table-row>
        <table:table-row table:style-name="ro1">
          <table:table-cell office:value-type="float" office:value="29535501" calcext:value-type="float">
            <text:p>29535501</text:p>
          </table:table-cell>
          <table:table-cell table:style-name="ce1" table:formula="of:=[.A1848]/1000/(60*60*24)" office:value-type="time" office:time-value="PT08H12M15.501S" calcext:value-type="time">
            <text:p>08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95.51" calcext:value-type="float">
            <text:p>1995.51</text:p>
          </table:table-cell>
          <table:table-cell office:value-type="float" office:value="2449.21" calcext:value-type="float">
            <text:p>2449.21</text:p>
          </table:table-cell>
        </table:table-row>
        <table:table-row table:style-name="ro1">
          <table:table-cell office:value-type="float" office:value="29551501" calcext:value-type="float">
            <text:p>29551501</text:p>
          </table:table-cell>
          <table:table-cell table:style-name="ce1" table:formula="of:=[.A1849]/1000/(60*60*24)" office:value-type="time" office:time-value="PT08H12M31.501S" calcext:value-type="time">
            <text:p>08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96.54" calcext:value-type="float">
            <text:p>1996.54</text:p>
          </table:table-cell>
          <table:table-cell office:value-type="float" office:value="2450.43" calcext:value-type="float">
            <text:p>2450.43</text:p>
          </table:table-cell>
        </table:table-row>
        <table:table-row table:style-name="ro1">
          <table:table-cell office:value-type="float" office:value="29567501" calcext:value-type="float">
            <text:p>29567501</text:p>
          </table:table-cell>
          <table:table-cell table:style-name="ce1" table:formula="of:=[.A1850]/1000/(60*60*24)" office:value-type="time" office:time-value="PT08H12M47.501S" calcext:value-type="time">
            <text:p>08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97.58" calcext:value-type="float">
            <text:p>1997.58</text:p>
          </table:table-cell>
          <table:table-cell office:value-type="float" office:value="2451.65" calcext:value-type="float">
            <text:p>2451.65</text:p>
          </table:table-cell>
        </table:table-row>
        <table:table-row table:style-name="ro1">
          <table:table-cell office:value-type="float" office:value="29583501" calcext:value-type="float">
            <text:p>29583501</text:p>
          </table:table-cell>
          <table:table-cell table:style-name="ce1" table:formula="of:=[.A1851]/1000/(60*60*24)" office:value-type="time" office:time-value="PT08H13M03.501S" calcext:value-type="time">
            <text:p>08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98.62" calcext:value-type="float">
            <text:p>1998.62</text:p>
          </table:table-cell>
          <table:table-cell office:value-type="float" office:value="2452.87" calcext:value-type="float">
            <text:p>2452.87</text:p>
          </table:table-cell>
        </table:table-row>
        <table:table-row table:style-name="ro1">
          <table:table-cell office:value-type="float" office:value="29599501" calcext:value-type="float">
            <text:p>29599501</text:p>
          </table:table-cell>
          <table:table-cell table:style-name="ce1" table:formula="of:=[.A1852]/1000/(60*60*24)" office:value-type="time" office:time-value="PT08H13M19.501S" calcext:value-type="time">
            <text:p>08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999.66" calcext:value-type="float">
            <text:p>1999.66</text:p>
          </table:table-cell>
          <table:table-cell office:value-type="float" office:value="2454.09" calcext:value-type="float">
            <text:p>2454.09</text:p>
          </table:table-cell>
        </table:table-row>
        <table:table-row table:style-name="ro1">
          <table:table-cell office:value-type="float" office:value="29615501" calcext:value-type="float">
            <text:p>29615501</text:p>
          </table:table-cell>
          <table:table-cell table:style-name="ce1" table:formula="of:=[.A1853]/1000/(60*60*24)" office:value-type="time" office:time-value="PT08H13M35.501S" calcext:value-type="time">
            <text:p>08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000.69" calcext:value-type="float">
            <text:p>2000.69</text:p>
          </table:table-cell>
          <table:table-cell office:value-type="float" office:value="2455.31" calcext:value-type="float">
            <text:p>2455.31</text:p>
          </table:table-cell>
        </table:table-row>
        <table:table-row table:style-name="ro1">
          <table:table-cell office:value-type="float" office:value="29631501" calcext:value-type="float">
            <text:p>29631501</text:p>
          </table:table-cell>
          <table:table-cell table:style-name="ce1" table:formula="of:=[.A1854]/1000/(60*60*24)" office:value-type="time" office:time-value="PT08H13M51.501S" calcext:value-type="time">
            <text:p>08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2001.73" calcext:value-type="float">
            <text:p>2001.73</text:p>
          </table:table-cell>
          <table:table-cell office:value-type="float" office:value="2456.52" calcext:value-type="float">
            <text:p>2456.52</text:p>
          </table:table-cell>
        </table:table-row>
        <table:table-row table:style-name="ro1">
          <table:table-cell office:value-type="float" office:value="29647501" calcext:value-type="float">
            <text:p>29647501</text:p>
          </table:table-cell>
          <table:table-cell table:style-name="ce1" table:formula="of:=[.A1855]/1000/(60*60*24)" office:value-type="time" office:time-value="PT08H14M07.501S" calcext:value-type="time">
            <text:p>08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002.77" calcext:value-type="float">
            <text:p>2002.77</text:p>
          </table:table-cell>
          <table:table-cell office:value-type="float" office:value="2457.74" calcext:value-type="float">
            <text:p>2457.74</text:p>
          </table:table-cell>
        </table:table-row>
        <table:table-row table:style-name="ro1">
          <table:table-cell office:value-type="float" office:value="29663501" calcext:value-type="float">
            <text:p>29663501</text:p>
          </table:table-cell>
          <table:table-cell table:style-name="ce1" table:formula="of:=[.A1856]/1000/(60*60*24)" office:value-type="time" office:time-value="PT08H14M23.501S" calcext:value-type="time">
            <text:p>08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03.81" calcext:value-type="float">
            <text:p>2003.81</text:p>
          </table:table-cell>
          <table:table-cell office:value-type="float" office:value="2458.96" calcext:value-type="float">
            <text:p>2458.96</text:p>
          </table:table-cell>
        </table:table-row>
        <table:table-row table:style-name="ro1">
          <table:table-cell office:value-type="float" office:value="29679501" calcext:value-type="float">
            <text:p>29679501</text:p>
          </table:table-cell>
          <table:table-cell table:style-name="ce1" table:formula="of:=[.A1857]/1000/(60*60*24)" office:value-type="time" office:time-value="PT08H14M39.501S" calcext:value-type="time">
            <text:p>08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04.84" calcext:value-type="float">
            <text:p>2004.84</text:p>
          </table:table-cell>
          <table:table-cell office:value-type="float" office:value="2460.18" calcext:value-type="float">
            <text:p>2460.18</text:p>
          </table:table-cell>
        </table:table-row>
        <table:table-row table:style-name="ro1">
          <table:table-cell office:value-type="float" office:value="29695501" calcext:value-type="float">
            <text:p>29695501</text:p>
          </table:table-cell>
          <table:table-cell table:style-name="ce1" table:formula="of:=[.A1858]/1000/(60*60*24)" office:value-type="time" office:time-value="PT08H14M55.501S" calcext:value-type="time">
            <text:p>08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05.88" calcext:value-type="float">
            <text:p>2005.88</text:p>
          </table:table-cell>
          <table:table-cell office:value-type="float" office:value="2461.4" calcext:value-type="float">
            <text:p>2461.4</text:p>
          </table:table-cell>
        </table:table-row>
        <table:table-row table:style-name="ro1">
          <table:table-cell office:value-type="float" office:value="29711501" calcext:value-type="float">
            <text:p>29711501</text:p>
          </table:table-cell>
          <table:table-cell table:style-name="ce1" table:formula="of:=[.A1859]/1000/(60*60*24)" office:value-type="time" office:time-value="PT08H15M11.501S" calcext:value-type="time">
            <text:p>08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2006.92" calcext:value-type="float">
            <text:p>2006.92</text:p>
          </table:table-cell>
          <table:table-cell office:value-type="float" office:value="2462.62" calcext:value-type="float">
            <text:p>2462.62</text:p>
          </table:table-cell>
        </table:table-row>
        <table:table-row table:style-name="ro1">
          <table:table-cell office:value-type="float" office:value="29727501" calcext:value-type="float">
            <text:p>29727501</text:p>
          </table:table-cell>
          <table:table-cell table:style-name="ce1" table:formula="of:=[.A1860]/1000/(60*60*24)" office:value-type="time" office:time-value="PT08H15M27.501S" calcext:value-type="time">
            <text:p>08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007.95" calcext:value-type="float">
            <text:p>2007.95</text:p>
          </table:table-cell>
          <table:table-cell office:value-type="float" office:value="2463.84" calcext:value-type="float">
            <text:p>2463.84</text:p>
          </table:table-cell>
        </table:table-row>
        <table:table-row table:style-name="ro1">
          <table:table-cell office:value-type="float" office:value="29743501" calcext:value-type="float">
            <text:p>29743501</text:p>
          </table:table-cell>
          <table:table-cell table:style-name="ce1" table:formula="of:=[.A1861]/1000/(60*60*24)" office:value-type="time" office:time-value="PT08H15M43.501S" calcext:value-type="time">
            <text:p>08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008.99" calcext:value-type="float">
            <text:p>2008.99</text:p>
          </table:table-cell>
          <table:table-cell office:value-type="float" office:value="2465.05" calcext:value-type="float">
            <text:p>2465.05</text:p>
          </table:table-cell>
        </table:table-row>
        <table:table-row table:style-name="ro1">
          <table:table-cell office:value-type="float" office:value="29759501" calcext:value-type="float">
            <text:p>29759501</text:p>
          </table:table-cell>
          <table:table-cell table:style-name="ce1" table:formula="of:=[.A1862]/1000/(60*60*24)" office:value-type="time" office:time-value="PT08H15M59.501S" calcext:value-type="time">
            <text:p>08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010.03" calcext:value-type="float">
            <text:p>2010.03</text:p>
          </table:table-cell>
          <table:table-cell office:value-type="float" office:value="2466.27" calcext:value-type="float">
            <text:p>2466.27</text:p>
          </table:table-cell>
        </table:table-row>
        <table:table-row table:style-name="ro1">
          <table:table-cell office:value-type="float" office:value="29775501" calcext:value-type="float">
            <text:p>29775501</text:p>
          </table:table-cell>
          <table:table-cell table:style-name="ce1" table:formula="of:=[.A1863]/1000/(60*60*24)" office:value-type="time" office:time-value="PT08H16M15.501S" calcext:value-type="time">
            <text:p>08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11.06" calcext:value-type="float">
            <text:p>2011.06</text:p>
          </table:table-cell>
          <table:table-cell office:value-type="float" office:value="2467.49" calcext:value-type="float">
            <text:p>2467.49</text:p>
          </table:table-cell>
        </table:table-row>
        <table:table-row table:style-name="ro1">
          <table:table-cell office:value-type="float" office:value="29791501" calcext:value-type="float">
            <text:p>29791501</text:p>
          </table:table-cell>
          <table:table-cell table:style-name="ce1" table:formula="of:=[.A1864]/1000/(60*60*24)" office:value-type="time" office:time-value="PT08H16M31.501S" calcext:value-type="time">
            <text:p>08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12.1" calcext:value-type="float">
            <text:p>2012.1</text:p>
          </table:table-cell>
          <table:table-cell office:value-type="float" office:value="2468.71" calcext:value-type="float">
            <text:p>2468.71</text:p>
          </table:table-cell>
        </table:table-row>
        <table:table-row table:style-name="ro1">
          <table:table-cell office:value-type="float" office:value="29807501" calcext:value-type="float">
            <text:p>29807501</text:p>
          </table:table-cell>
          <table:table-cell table:style-name="ce1" table:formula="of:=[.A1865]/1000/(60*60*24)" office:value-type="time" office:time-value="PT08H16M47.501S" calcext:value-type="time">
            <text:p>08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13.13" calcext:value-type="float">
            <text:p>2013.13</text:p>
          </table:table-cell>
          <table:table-cell office:value-type="float" office:value="2469.93" calcext:value-type="float">
            <text:p>2469.93</text:p>
          </table:table-cell>
        </table:table-row>
        <table:table-row table:style-name="ro1">
          <table:table-cell office:value-type="float" office:value="29823501" calcext:value-type="float">
            <text:p>29823501</text:p>
          </table:table-cell>
          <table:table-cell table:style-name="ce1" table:formula="of:=[.A1866]/1000/(60*60*24)" office:value-type="time" office:time-value="PT08H17M03.501S" calcext:value-type="time">
            <text:p>08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14.17" calcext:value-type="float">
            <text:p>2014.17</text:p>
          </table:table-cell>
          <table:table-cell office:value-type="float" office:value="2471.14" calcext:value-type="float">
            <text:p>2471.14</text:p>
          </table:table-cell>
        </table:table-row>
        <table:table-row table:style-name="ro1">
          <table:table-cell office:value-type="float" office:value="29839501" calcext:value-type="float">
            <text:p>29839501</text:p>
          </table:table-cell>
          <table:table-cell table:style-name="ce1" table:formula="of:=[.A1867]/1000/(60*60*24)" office:value-type="time" office:time-value="PT08H17M19.501S" calcext:value-type="time">
            <text:p>08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15.2" calcext:value-type="float">
            <text:p>2015.2</text:p>
          </table:table-cell>
          <table:table-cell office:value-type="float" office:value="2472.36" calcext:value-type="float">
            <text:p>2472.36</text:p>
          </table:table-cell>
        </table:table-row>
        <table:table-row table:style-name="ro1">
          <table:table-cell office:value-type="float" office:value="29855501" calcext:value-type="float">
            <text:p>29855501</text:p>
          </table:table-cell>
          <table:table-cell table:style-name="ce1" table:formula="of:=[.A1868]/1000/(60*60*24)" office:value-type="time" office:time-value="PT08H17M35.501S" calcext:value-type="time">
            <text:p>08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16.24" calcext:value-type="float">
            <text:p>2016.24</text:p>
          </table:table-cell>
          <table:table-cell office:value-type="float" office:value="2473.58" calcext:value-type="float">
            <text:p>2473.58</text:p>
          </table:table-cell>
        </table:table-row>
        <table:table-row table:style-name="ro1">
          <table:table-cell office:value-type="float" office:value="29871501" calcext:value-type="float">
            <text:p>29871501</text:p>
          </table:table-cell>
          <table:table-cell table:style-name="ce1" table:formula="of:=[.A1869]/1000/(60*60*24)" office:value-type="time" office:time-value="PT08H17M51.501S" calcext:value-type="time">
            <text:p>08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17.27" calcext:value-type="float">
            <text:p>2017.27</text:p>
          </table:table-cell>
          <table:table-cell office:value-type="float" office:value="2474.8" calcext:value-type="float">
            <text:p>2474.8</text:p>
          </table:table-cell>
        </table:table-row>
        <table:table-row table:style-name="ro1">
          <table:table-cell office:value-type="float" office:value="29887501" calcext:value-type="float">
            <text:p>29887501</text:p>
          </table:table-cell>
          <table:table-cell table:style-name="ce1" table:formula="of:=[.A1870]/1000/(60*60*24)" office:value-type="time" office:time-value="PT08H18M07.501S" calcext:value-type="time">
            <text:p>08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18.31" calcext:value-type="float">
            <text:p>2018.31</text:p>
          </table:table-cell>
          <table:table-cell office:value-type="float" office:value="2476.01" calcext:value-type="float">
            <text:p>2476.01</text:p>
          </table:table-cell>
        </table:table-row>
        <table:table-row table:style-name="ro1">
          <table:table-cell office:value-type="float" office:value="29903501" calcext:value-type="float">
            <text:p>29903501</text:p>
          </table:table-cell>
          <table:table-cell table:style-name="ce1" table:formula="of:=[.A1871]/1000/(60*60*24)" office:value-type="time" office:time-value="PT08H18M23.501S" calcext:value-type="time">
            <text:p>08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19.35" calcext:value-type="float">
            <text:p>2019.35</text:p>
          </table:table-cell>
          <table:table-cell office:value-type="float" office:value="2477.23" calcext:value-type="float">
            <text:p>2477.23</text:p>
          </table:table-cell>
        </table:table-row>
        <table:table-row table:style-name="ro1">
          <table:table-cell office:value-type="float" office:value="29919501" calcext:value-type="float">
            <text:p>29919501</text:p>
          </table:table-cell>
          <table:table-cell table:style-name="ce1" table:formula="of:=[.A1872]/1000/(60*60*24)" office:value-type="time" office:time-value="PT08H18M39.501S" calcext:value-type="time">
            <text:p>08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20.38" calcext:value-type="float">
            <text:p>2020.38</text:p>
          </table:table-cell>
          <table:table-cell office:value-type="float" office:value="2478.44" calcext:value-type="float">
            <text:p>2478.44</text:p>
          </table:table-cell>
        </table:table-row>
        <table:table-row table:style-name="ro1">
          <table:table-cell office:value-type="float" office:value="29935501" calcext:value-type="float">
            <text:p>29935501</text:p>
          </table:table-cell>
          <table:table-cell table:style-name="ce1" table:formula="of:=[.A1873]/1000/(60*60*24)" office:value-type="time" office:time-value="PT08H18M55.501S" calcext:value-type="time">
            <text:p>08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2021.42" calcext:value-type="float">
            <text:p>2021.42</text:p>
          </table:table-cell>
          <table:table-cell office:value-type="float" office:value="2479.65" calcext:value-type="float">
            <text:p>2479.65</text:p>
          </table:table-cell>
        </table:table-row>
        <table:table-row table:style-name="ro1">
          <table:table-cell office:value-type="float" office:value="29951501" calcext:value-type="float">
            <text:p>29951501</text:p>
          </table:table-cell>
          <table:table-cell table:style-name="ce1" table:formula="of:=[.A1874]/1000/(60*60*24)" office:value-type="time" office:time-value="PT08H19M11.501S" calcext:value-type="time">
            <text:p>08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2022.45" calcext:value-type="float">
            <text:p>2022.45</text:p>
          </table:table-cell>
          <table:table-cell office:value-type="float" office:value="2480.87" calcext:value-type="float">
            <text:p>2480.87</text:p>
          </table:table-cell>
        </table:table-row>
        <table:table-row table:style-name="ro1">
          <table:table-cell office:value-type="float" office:value="29967501" calcext:value-type="float">
            <text:p>29967501</text:p>
          </table:table-cell>
          <table:table-cell table:style-name="ce1" table:formula="of:=[.A1875]/1000/(60*60*24)" office:value-type="time" office:time-value="PT08H19M27.501S" calcext:value-type="time">
            <text:p>08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23.49" calcext:value-type="float">
            <text:p>2023.49</text:p>
          </table:table-cell>
          <table:table-cell office:value-type="float" office:value="2482.08" calcext:value-type="float">
            <text:p>2482.08</text:p>
          </table:table-cell>
        </table:table-row>
        <table:table-row table:style-name="ro1">
          <table:table-cell office:value-type="float" office:value="29983501" calcext:value-type="float">
            <text:p>29983501</text:p>
          </table:table-cell>
          <table:table-cell table:style-name="ce1" table:formula="of:=[.A1876]/1000/(60*60*24)" office:value-type="time" office:time-value="PT08H19M43.501S" calcext:value-type="time">
            <text:p>08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24.52" calcext:value-type="float">
            <text:p>2024.52</text:p>
          </table:table-cell>
          <table:table-cell office:value-type="float" office:value="2483.29" calcext:value-type="float">
            <text:p>2483.29</text:p>
          </table:table-cell>
        </table:table-row>
        <table:table-row table:style-name="ro1">
          <table:table-cell office:value-type="float" office:value="29999501" calcext:value-type="float">
            <text:p>29999501</text:p>
          </table:table-cell>
          <table:table-cell table:style-name="ce1" table:formula="of:=[.A1877]/1000/(60*60*24)" office:value-type="time" office:time-value="PT08H19M59.501S" calcext:value-type="time">
            <text:p>08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25.56" calcext:value-type="float">
            <text:p>2025.56</text:p>
          </table:table-cell>
          <table:table-cell office:value-type="float" office:value="2484.51" calcext:value-type="float">
            <text:p>2484.51</text:p>
          </table:table-cell>
        </table:table-row>
        <table:table-row table:style-name="ro1">
          <table:table-cell office:value-type="float" office:value="30015501" calcext:value-type="float">
            <text:p>30015501</text:p>
          </table:table-cell>
          <table:table-cell table:style-name="ce1" table:formula="of:=[.A1878]/1000/(60*60*24)" office:value-type="time" office:time-value="PT08H20M15.501S" calcext:value-type="time">
            <text:p>08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26.59" calcext:value-type="float">
            <text:p>2026.59</text:p>
          </table:table-cell>
          <table:table-cell office:value-type="float" office:value="2485.72" calcext:value-type="float">
            <text:p>2485.72</text:p>
          </table:table-cell>
        </table:table-row>
        <table:table-row table:style-name="ro1">
          <table:table-cell office:value-type="float" office:value="30031501" calcext:value-type="float">
            <text:p>30031501</text:p>
          </table:table-cell>
          <table:table-cell table:style-name="ce1" table:formula="of:=[.A1879]/1000/(60*60*24)" office:value-type="time" office:time-value="PT08H20M31.501S" calcext:value-type="time">
            <text:p>08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27.63" calcext:value-type="float">
            <text:p>2027.63</text:p>
          </table:table-cell>
          <table:table-cell office:value-type="float" office:value="2486.93" calcext:value-type="float">
            <text:p>2486.93</text:p>
          </table:table-cell>
        </table:table-row>
        <table:table-row table:style-name="ro1">
          <table:table-cell office:value-type="float" office:value="30047501" calcext:value-type="float">
            <text:p>30047501</text:p>
          </table:table-cell>
          <table:table-cell table:style-name="ce1" table:formula="of:=[.A1880]/1000/(60*60*24)" office:value-type="time" office:time-value="PT08H20M47.501S" calcext:value-type="time">
            <text:p>08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28.66" calcext:value-type="float">
            <text:p>2028.66</text:p>
          </table:table-cell>
          <table:table-cell office:value-type="float" office:value="2488.14" calcext:value-type="float">
            <text:p>2488.14</text:p>
          </table:table-cell>
        </table:table-row>
        <table:table-row table:style-name="ro1">
          <table:table-cell office:value-type="float" office:value="30063501" calcext:value-type="float">
            <text:p>30063501</text:p>
          </table:table-cell>
          <table:table-cell table:style-name="ce1" table:formula="of:=[.A1881]/1000/(60*60*24)" office:value-type="time" office:time-value="PT08H21M03.501S" calcext:value-type="time">
            <text:p>08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2029.69" calcext:value-type="float">
            <text:p>2029.69</text:p>
          </table:table-cell>
          <table:table-cell office:value-type="float" office:value="2489.36" calcext:value-type="float">
            <text:p>2489.36</text:p>
          </table:table-cell>
        </table:table-row>
        <table:table-row table:style-name="ro1">
          <table:table-cell office:value-type="float" office:value="30079501" calcext:value-type="float">
            <text:p>30079501</text:p>
          </table:table-cell>
          <table:table-cell table:style-name="ce1" table:formula="of:=[.A1882]/1000/(60*60*24)" office:value-type="time" office:time-value="PT08H21M19.501S" calcext:value-type="time">
            <text:p>08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30.73" calcext:value-type="float">
            <text:p>2030.73</text:p>
          </table:table-cell>
          <table:table-cell office:value-type="float" office:value="2490.57" calcext:value-type="float">
            <text:p>2490.57</text:p>
          </table:table-cell>
        </table:table-row>
        <table:table-row table:style-name="ro1">
          <table:table-cell office:value-type="float" office:value="30095501" calcext:value-type="float">
            <text:p>30095501</text:p>
          </table:table-cell>
          <table:table-cell table:style-name="ce1" table:formula="of:=[.A1883]/1000/(60*60*24)" office:value-type="time" office:time-value="PT08H21M35.501S" calcext:value-type="time">
            <text:p>08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31.76" calcext:value-type="float">
            <text:p>2031.76</text:p>
          </table:table-cell>
          <table:table-cell office:value-type="float" office:value="2491.78" calcext:value-type="float">
            <text:p>2491.78</text:p>
          </table:table-cell>
        </table:table-row>
        <table:table-row table:style-name="ro1">
          <table:table-cell office:value-type="float" office:value="30111501" calcext:value-type="float">
            <text:p>30111501</text:p>
          </table:table-cell>
          <table:table-cell table:style-name="ce1" table:formula="of:=[.A1884]/1000/(60*60*24)" office:value-type="time" office:time-value="PT08H21M51.501S" calcext:value-type="time">
            <text:p>08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32.79" calcext:value-type="float">
            <text:p>2032.79</text:p>
          </table:table-cell>
          <table:table-cell office:value-type="float" office:value="2492.99" calcext:value-type="float">
            <text:p>2492.99</text:p>
          </table:table-cell>
        </table:table-row>
        <table:table-row table:style-name="ro1">
          <table:table-cell office:value-type="float" office:value="30127501" calcext:value-type="float">
            <text:p>30127501</text:p>
          </table:table-cell>
          <table:table-cell table:style-name="ce1" table:formula="of:=[.A1885]/1000/(60*60*24)" office:value-type="time" office:time-value="PT08H22M07.501S" calcext:value-type="time">
            <text:p>08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33.83" calcext:value-type="float">
            <text:p>2033.83</text:p>
          </table:table-cell>
          <table:table-cell office:value-type="float" office:value="2494.2" calcext:value-type="float">
            <text:p>2494.2</text:p>
          </table:table-cell>
        </table:table-row>
        <table:table-row table:style-name="ro1">
          <table:table-cell office:value-type="float" office:value="30143501" calcext:value-type="float">
            <text:p>30143501</text:p>
          </table:table-cell>
          <table:table-cell table:style-name="ce1" table:formula="of:=[.A1886]/1000/(60*60*24)" office:value-type="time" office:time-value="PT08H22M23.501S" calcext:value-type="time">
            <text:p>08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34.86" calcext:value-type="float">
            <text:p>2034.86</text:p>
          </table:table-cell>
          <table:table-cell office:value-type="float" office:value="2495.41" calcext:value-type="float">
            <text:p>2495.41</text:p>
          </table:table-cell>
        </table:table-row>
        <table:table-row table:style-name="ro1">
          <table:table-cell office:value-type="float" office:value="30159501" calcext:value-type="float">
            <text:p>30159501</text:p>
          </table:table-cell>
          <table:table-cell table:style-name="ce1" table:formula="of:=[.A1887]/1000/(60*60*24)" office:value-type="time" office:time-value="PT08H22M39.501S" calcext:value-type="time">
            <text:p>08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35.89" calcext:value-type="float">
            <text:p>2035.89</text:p>
          </table:table-cell>
          <table:table-cell office:value-type="float" office:value="2496.62" calcext:value-type="float">
            <text:p>2496.62</text:p>
          </table:table-cell>
        </table:table-row>
        <table:table-row table:style-name="ro1">
          <table:table-cell office:value-type="float" office:value="30175501" calcext:value-type="float">
            <text:p>30175501</text:p>
          </table:table-cell>
          <table:table-cell table:style-name="ce1" table:formula="of:=[.A1888]/1000/(60*60*24)" office:value-type="time" office:time-value="PT08H22M55.501S" calcext:value-type="time">
            <text:p>08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2036.93" calcext:value-type="float">
            <text:p>2036.93</text:p>
          </table:table-cell>
          <table:table-cell office:value-type="float" office:value="2497.83" calcext:value-type="float">
            <text:p>2497.83</text:p>
          </table:table-cell>
        </table:table-row>
        <table:table-row table:style-name="ro1">
          <table:table-cell office:value-type="float" office:value="30191501" calcext:value-type="float">
            <text:p>30191501</text:p>
          </table:table-cell>
          <table:table-cell table:style-name="ce1" table:formula="of:=[.A1889]/1000/(60*60*24)" office:value-type="time" office:time-value="PT08H23M11.501S" calcext:value-type="time">
            <text:p>08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37.96" calcext:value-type="float">
            <text:p>2037.96</text:p>
          </table:table-cell>
          <table:table-cell office:value-type="float" office:value="2499.04" calcext:value-type="float">
            <text:p>2499.04</text:p>
          </table:table-cell>
        </table:table-row>
        <table:table-row table:style-name="ro1">
          <table:table-cell office:value-type="float" office:value="30207501" calcext:value-type="float">
            <text:p>30207501</text:p>
          </table:table-cell>
          <table:table-cell table:style-name="ce1" table:formula="of:=[.A1890]/1000/(60*60*24)" office:value-type="time" office:time-value="PT08H23M27.501S" calcext:value-type="time">
            <text:p>08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38.99" calcext:value-type="float">
            <text:p>2038.99</text:p>
          </table:table-cell>
          <table:table-cell office:value-type="float" office:value="2500.25" calcext:value-type="float">
            <text:p>2500.25</text:p>
          </table:table-cell>
        </table:table-row>
        <table:table-row table:style-name="ro1">
          <table:table-cell office:value-type="float" office:value="30223501" calcext:value-type="float">
            <text:p>30223501</text:p>
          </table:table-cell>
          <table:table-cell table:style-name="ce1" table:formula="of:=[.A1891]/1000/(60*60*24)" office:value-type="time" office:time-value="PT08H23M43.501S" calcext:value-type="time">
            <text:p>08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2040.03" calcext:value-type="float">
            <text:p>2040.03</text:p>
          </table:table-cell>
          <table:table-cell office:value-type="float" office:value="2501.46" calcext:value-type="float">
            <text:p>2501.46</text:p>
          </table:table-cell>
        </table:table-row>
        <table:table-row table:style-name="ro1">
          <table:table-cell office:value-type="float" office:value="30239501" calcext:value-type="float">
            <text:p>30239501</text:p>
          </table:table-cell>
          <table:table-cell table:style-name="ce1" table:formula="of:=[.A1892]/1000/(60*60*24)" office:value-type="time" office:time-value="PT08H23M59.501S" calcext:value-type="time">
            <text:p>08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41.06" calcext:value-type="float">
            <text:p>2041.06</text:p>
          </table:table-cell>
          <table:table-cell office:value-type="float" office:value="2502.68" calcext:value-type="float">
            <text:p>2502.68</text:p>
          </table:table-cell>
        </table:table-row>
        <table:table-row table:style-name="ro1">
          <table:table-cell office:value-type="float" office:value="30255501" calcext:value-type="float">
            <text:p>30255501</text:p>
          </table:table-cell>
          <table:table-cell table:style-name="ce1" table:formula="of:=[.A1893]/1000/(60*60*24)" office:value-type="time" office:time-value="PT08H24M15.501S" calcext:value-type="time">
            <text:p>08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42.09" calcext:value-type="float">
            <text:p>2042.09</text:p>
          </table:table-cell>
          <table:table-cell office:value-type="float" office:value="2503.89" calcext:value-type="float">
            <text:p>2503.89</text:p>
          </table:table-cell>
        </table:table-row>
        <table:table-row table:style-name="ro1">
          <table:table-cell office:value-type="float" office:value="30271501" calcext:value-type="float">
            <text:p>30271501</text:p>
          </table:table-cell>
          <table:table-cell table:style-name="ce1" table:formula="of:=[.A1894]/1000/(60*60*24)" office:value-type="time" office:time-value="PT08H24M31.501S" calcext:value-type="time">
            <text:p>08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43.13" calcext:value-type="float">
            <text:p>2043.13</text:p>
          </table:table-cell>
          <table:table-cell office:value-type="float" office:value="2505.1" calcext:value-type="float">
            <text:p>2505.1</text:p>
          </table:table-cell>
        </table:table-row>
        <table:table-row table:style-name="ro1">
          <table:table-cell office:value-type="float" office:value="30287501" calcext:value-type="float">
            <text:p>30287501</text:p>
          </table:table-cell>
          <table:table-cell table:style-name="ce1" table:formula="of:=[.A1895]/1000/(60*60*24)" office:value-type="time" office:time-value="PT08H24M47.501S" calcext:value-type="time">
            <text:p>08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44.16" calcext:value-type="float">
            <text:p>2044.16</text:p>
          </table:table-cell>
          <table:table-cell office:value-type="float" office:value="2506.31" calcext:value-type="float">
            <text:p>2506.31</text:p>
          </table:table-cell>
        </table:table-row>
        <table:table-row table:style-name="ro1">
          <table:table-cell office:value-type="float" office:value="30303501" calcext:value-type="float">
            <text:p>30303501</text:p>
          </table:table-cell>
          <table:table-cell table:style-name="ce1" table:formula="of:=[.A1896]/1000/(60*60*24)" office:value-type="time" office:time-value="PT08H25M03.501S" calcext:value-type="time">
            <text:p>08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045.19" calcext:value-type="float">
            <text:p>2045.19</text:p>
          </table:table-cell>
          <table:table-cell office:value-type="float" office:value="2507.51" calcext:value-type="float">
            <text:p>2507.51</text:p>
          </table:table-cell>
        </table:table-row>
        <table:table-row table:style-name="ro1">
          <table:table-cell office:value-type="float" office:value="30319501" calcext:value-type="float">
            <text:p>30319501</text:p>
          </table:table-cell>
          <table:table-cell table:style-name="ce1" table:formula="of:=[.A1897]/1000/(60*60*24)" office:value-type="time" office:time-value="PT08H25M19.501S" calcext:value-type="time">
            <text:p>08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46.22" calcext:value-type="float">
            <text:p>2046.22</text:p>
          </table:table-cell>
          <table:table-cell office:value-type="float" office:value="2508.72" calcext:value-type="float">
            <text:p>2508.72</text:p>
          </table:table-cell>
        </table:table-row>
        <table:table-row table:style-name="ro1">
          <table:table-cell office:value-type="float" office:value="30335501" calcext:value-type="float">
            <text:p>30335501</text:p>
          </table:table-cell>
          <table:table-cell table:style-name="ce1" table:formula="of:=[.A1898]/1000/(60*60*24)" office:value-type="time" office:time-value="PT08H25M35.501S" calcext:value-type="time">
            <text:p>08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047.25" calcext:value-type="float">
            <text:p>2047.25</text:p>
          </table:table-cell>
          <table:table-cell office:value-type="float" office:value="2509.92" calcext:value-type="float">
            <text:p>2509.92</text:p>
          </table:table-cell>
        </table:table-row>
        <table:table-row table:style-name="ro1">
          <table:table-cell office:value-type="float" office:value="30351501" calcext:value-type="float">
            <text:p>30351501</text:p>
          </table:table-cell>
          <table:table-cell table:style-name="ce1" table:formula="of:=[.A1899]/1000/(60*60*24)" office:value-type="time" office:time-value="PT08H25M51.501S" calcext:value-type="time">
            <text:p>08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48.29" calcext:value-type="float">
            <text:p>2048.29</text:p>
          </table:table-cell>
          <table:table-cell office:value-type="float" office:value="2511.13" calcext:value-type="float">
            <text:p>2511.13</text:p>
          </table:table-cell>
        </table:table-row>
        <table:table-row table:style-name="ro1">
          <table:table-cell office:value-type="float" office:value="30367501" calcext:value-type="float">
            <text:p>30367501</text:p>
          </table:table-cell>
          <table:table-cell table:style-name="ce1" table:formula="of:=[.A1900]/1000/(60*60*24)" office:value-type="time" office:time-value="PT08H26M07.501S" calcext:value-type="time">
            <text:p>08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2049.32" calcext:value-type="float">
            <text:p>2049.32</text:p>
          </table:table-cell>
          <table:table-cell office:value-type="float" office:value="2512.34" calcext:value-type="float">
            <text:p>2512.34</text:p>
          </table:table-cell>
        </table:table-row>
        <table:table-row table:style-name="ro1">
          <table:table-cell office:value-type="float" office:value="30383501" calcext:value-type="float">
            <text:p>30383501</text:p>
          </table:table-cell>
          <table:table-cell table:style-name="ce1" table:formula="of:=[.A1901]/1000/(60*60*24)" office:value-type="time" office:time-value="PT08H26M23.501S" calcext:value-type="time">
            <text:p>08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2050.35" calcext:value-type="float">
            <text:p>2050.35</text:p>
          </table:table-cell>
          <table:table-cell office:value-type="float" office:value="2513.54" calcext:value-type="float">
            <text:p>2513.54</text:p>
          </table:table-cell>
        </table:table-row>
        <table:table-row table:style-name="ro1">
          <table:table-cell office:value-type="float" office:value="30399501" calcext:value-type="float">
            <text:p>30399501</text:p>
          </table:table-cell>
          <table:table-cell table:style-name="ce1" table:formula="of:=[.A1902]/1000/(60*60*24)" office:value-type="time" office:time-value="PT08H26M39.501S" calcext:value-type="time">
            <text:p>08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51.38" calcext:value-type="float">
            <text:p>2051.38</text:p>
          </table:table-cell>
          <table:table-cell office:value-type="float" office:value="2514.75" calcext:value-type="float">
            <text:p>2514.75</text:p>
          </table:table-cell>
        </table:table-row>
        <table:table-row table:style-name="ro1">
          <table:table-cell office:value-type="float" office:value="30415501" calcext:value-type="float">
            <text:p>30415501</text:p>
          </table:table-cell>
          <table:table-cell table:style-name="ce1" table:formula="of:=[.A1903]/1000/(60*60*24)" office:value-type="time" office:time-value="PT08H26M55.501S" calcext:value-type="time">
            <text:p>08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52.41" calcext:value-type="float">
            <text:p>2052.41</text:p>
          </table:table-cell>
          <table:table-cell office:value-type="float" office:value="2515.96" calcext:value-type="float">
            <text:p>2515.96</text:p>
          </table:table-cell>
        </table:table-row>
        <table:table-row table:style-name="ro1">
          <table:table-cell office:value-type="float" office:value="30431501" calcext:value-type="float">
            <text:p>30431501</text:p>
          </table:table-cell>
          <table:table-cell table:style-name="ce1" table:formula="of:=[.A1904]/1000/(60*60*24)" office:value-type="time" office:time-value="PT08H27M11.501S" calcext:value-type="time">
            <text:p>08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53.44" calcext:value-type="float">
            <text:p>2053.44</text:p>
          </table:table-cell>
          <table:table-cell office:value-type="float" office:value="2517.16" calcext:value-type="float">
            <text:p>2517.16</text:p>
          </table:table-cell>
        </table:table-row>
        <table:table-row table:style-name="ro1">
          <table:table-cell office:value-type="float" office:value="30447501" calcext:value-type="float">
            <text:p>30447501</text:p>
          </table:table-cell>
          <table:table-cell table:style-name="ce1" table:formula="of:=[.A1905]/1000/(60*60*24)" office:value-type="time" office:time-value="PT08H27M27.501S" calcext:value-type="time">
            <text:p>08:2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2054.47" calcext:value-type="float">
            <text:p>2054.47</text:p>
          </table:table-cell>
          <table:table-cell office:value-type="float" office:value="2518.36" calcext:value-type="float">
            <text:p>2518.36</text:p>
          </table:table-cell>
        </table:table-row>
        <table:table-row table:style-name="ro1">
          <table:table-cell office:value-type="float" office:value="30463501" calcext:value-type="float">
            <text:p>30463501</text:p>
          </table:table-cell>
          <table:table-cell table:style-name="ce1" table:formula="of:=[.A1906]/1000/(60*60*24)" office:value-type="time" office:time-value="PT08H27M43.501S" calcext:value-type="time">
            <text:p>08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55.5" calcext:value-type="float">
            <text:p>2055.5</text:p>
          </table:table-cell>
          <table:table-cell office:value-type="float" office:value="2519.57" calcext:value-type="float">
            <text:p>2519.57</text:p>
          </table:table-cell>
        </table:table-row>
        <table:table-row table:style-name="ro1">
          <table:table-cell office:value-type="float" office:value="30479501" calcext:value-type="float">
            <text:p>30479501</text:p>
          </table:table-cell>
          <table:table-cell table:style-name="ce1" table:formula="of:=[.A1907]/1000/(60*60*24)" office:value-type="time" office:time-value="PT08H27M59.501S" calcext:value-type="time">
            <text:p>08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56.54" calcext:value-type="float">
            <text:p>2056.54</text:p>
          </table:table-cell>
          <table:table-cell office:value-type="float" office:value="2520.77" calcext:value-type="float">
            <text:p>2520.77</text:p>
          </table:table-cell>
        </table:table-row>
        <table:table-row table:style-name="ro1">
          <table:table-cell office:value-type="float" office:value="30495501" calcext:value-type="float">
            <text:p>30495501</text:p>
          </table:table-cell>
          <table:table-cell table:style-name="ce1" table:formula="of:=[.A1908]/1000/(60*60*24)" office:value-type="time" office:time-value="PT08H28M15.501S" calcext:value-type="time">
            <text:p>08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57.57" calcext:value-type="float">
            <text:p>2057.57</text:p>
          </table:table-cell>
          <table:table-cell office:value-type="float" office:value="2521.97" calcext:value-type="float">
            <text:p>2521.97</text:p>
          </table:table-cell>
        </table:table-row>
        <table:table-row table:style-name="ro1">
          <table:table-cell office:value-type="float" office:value="30511501" calcext:value-type="float">
            <text:p>30511501</text:p>
          </table:table-cell>
          <table:table-cell table:style-name="ce1" table:formula="of:=[.A1909]/1000/(60*60*24)" office:value-type="time" office:time-value="PT08H28M31.501S" calcext:value-type="time">
            <text:p>08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58.6" calcext:value-type="float">
            <text:p>2058.6</text:p>
          </table:table-cell>
          <table:table-cell office:value-type="float" office:value="2523.18" calcext:value-type="float">
            <text:p>2523.18</text:p>
          </table:table-cell>
        </table:table-row>
        <table:table-row table:style-name="ro1">
          <table:table-cell office:value-type="float" office:value="30527501" calcext:value-type="float">
            <text:p>30527501</text:p>
          </table:table-cell>
          <table:table-cell table:style-name="ce1" table:formula="of:=[.A1910]/1000/(60*60*24)" office:value-type="time" office:time-value="PT08H28M47.501S" calcext:value-type="time">
            <text:p>08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524.38" calcext:value-type="float">
            <text:p>2524.38</text:p>
          </table:table-cell>
        </table:table-row>
        <table:table-row table:style-name="ro1">
          <table:table-cell office:value-type="float" office:value="30543501" calcext:value-type="float">
            <text:p>30543501</text:p>
          </table:table-cell>
          <table:table-cell table:style-name="ce1" table:formula="of:=[.A1911]/1000/(60*60*24)" office:value-type="time" office:time-value="PT08H29M03.501S" calcext:value-type="time">
            <text:p>08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60.66" calcext:value-type="float">
            <text:p>2060.66</text:p>
          </table:table-cell>
          <table:table-cell office:value-type="float" office:value="2525.58" calcext:value-type="float">
            <text:p>2525.58</text:p>
          </table:table-cell>
        </table:table-row>
        <table:table-row table:style-name="ro1">
          <table:table-cell office:value-type="float" office:value="30559501" calcext:value-type="float">
            <text:p>30559501</text:p>
          </table:table-cell>
          <table:table-cell table:style-name="ce1" table:formula="of:=[.A1912]/1000/(60*60*24)" office:value-type="time" office:time-value="PT08H29M19.501S" calcext:value-type="time">
            <text:p>08:2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61.69" calcext:value-type="float">
            <text:p>2061.69</text:p>
          </table:table-cell>
          <table:table-cell office:value-type="float" office:value="2526.79" calcext:value-type="float">
            <text:p>2526.79</text:p>
          </table:table-cell>
        </table:table-row>
        <table:table-row table:style-name="ro1">
          <table:table-cell office:value-type="float" office:value="30575501" calcext:value-type="float">
            <text:p>30575501</text:p>
          </table:table-cell>
          <table:table-cell table:style-name="ce1" table:formula="of:=[.A1913]/1000/(60*60*24)" office:value-type="time" office:time-value="PT08H29M35.501S" calcext:value-type="time">
            <text:p>08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62.72" calcext:value-type="float">
            <text:p>2062.72</text:p>
          </table:table-cell>
          <table:table-cell office:value-type="float" office:value="2527.99" calcext:value-type="float">
            <text:p>2527.99</text:p>
          </table:table-cell>
        </table:table-row>
        <table:table-row table:style-name="ro1">
          <table:table-cell office:value-type="float" office:value="30591501" calcext:value-type="float">
            <text:p>30591501</text:p>
          </table:table-cell>
          <table:table-cell table:style-name="ce1" table:formula="of:=[.A1914]/1000/(60*60*24)" office:value-type="time" office:time-value="PT08H29M51.501S" calcext:value-type="time">
            <text:p>08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63.75" calcext:value-type="float">
            <text:p>2063.75</text:p>
          </table:table-cell>
          <table:table-cell office:value-type="float" office:value="2529.19" calcext:value-type="float">
            <text:p>2529.19</text:p>
          </table:table-cell>
        </table:table-row>
        <table:table-row table:style-name="ro1">
          <table:table-cell office:value-type="float" office:value="30607501" calcext:value-type="float">
            <text:p>30607501</text:p>
          </table:table-cell>
          <table:table-cell table:style-name="ce1" table:formula="of:=[.A1915]/1000/(60*60*24)" office:value-type="time" office:time-value="PT08H30M07.501S" calcext:value-type="time">
            <text:p>08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64.78" calcext:value-type="float">
            <text:p>2064.78</text:p>
          </table:table-cell>
          <table:table-cell office:value-type="float" office:value="2530.4" calcext:value-type="float">
            <text:p>2530.4</text:p>
          </table:table-cell>
        </table:table-row>
        <table:table-row table:style-name="ro1">
          <table:table-cell office:value-type="float" office:value="30623501" calcext:value-type="float">
            <text:p>30623501</text:p>
          </table:table-cell>
          <table:table-cell table:style-name="ce1" table:formula="of:=[.A1916]/1000/(60*60*24)" office:value-type="time" office:time-value="PT08H30M23.501S" calcext:value-type="time">
            <text:p>08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65.81" calcext:value-type="float">
            <text:p>2065.81</text:p>
          </table:table-cell>
          <table:table-cell office:value-type="float" office:value="2531.6" calcext:value-type="float">
            <text:p>2531.6</text:p>
          </table:table-cell>
        </table:table-row>
        <table:table-row table:style-name="ro1">
          <table:table-cell office:value-type="float" office:value="30639501" calcext:value-type="float">
            <text:p>30639501</text:p>
          </table:table-cell>
          <table:table-cell table:style-name="ce1" table:formula="of:=[.A1917]/1000/(60*60*24)" office:value-type="time" office:time-value="PT08H30M39.501S" calcext:value-type="time">
            <text:p>08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66.84" calcext:value-type="float">
            <text:p>2066.84</text:p>
          </table:table-cell>
          <table:table-cell office:value-type="float" office:value="2532.8" calcext:value-type="float">
            <text:p>2532.8</text:p>
          </table:table-cell>
        </table:table-row>
        <table:table-row table:style-name="ro1">
          <table:table-cell office:value-type="float" office:value="30655501" calcext:value-type="float">
            <text:p>30655501</text:p>
          </table:table-cell>
          <table:table-cell table:style-name="ce1" table:formula="of:=[.A1918]/1000/(60*60*24)" office:value-type="time" office:time-value="PT08H30M55.501S" calcext:value-type="time">
            <text:p>08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67.87" calcext:value-type="float">
            <text:p>2067.87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30671501" calcext:value-type="float">
            <text:p>30671501</text:p>
          </table:table-cell>
          <table:table-cell table:style-name="ce1" table:formula="of:=[.A1919]/1000/(60*60*24)" office:value-type="time" office:time-value="PT08H31M11.501S" calcext:value-type="time">
            <text:p>08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68.9" calcext:value-type="float">
            <text:p>2068.9</text:p>
          </table:table-cell>
          <table:table-cell office:value-type="float" office:value="2535.2" calcext:value-type="float">
            <text:p>2535.2</text:p>
          </table:table-cell>
        </table:table-row>
        <table:table-row table:style-name="ro1">
          <table:table-cell office:value-type="float" office:value="30687501" calcext:value-type="float">
            <text:p>30687501</text:p>
          </table:table-cell>
          <table:table-cell table:style-name="ce1" table:formula="of:=[.A1920]/1000/(60*60*24)" office:value-type="time" office:time-value="PT08H31M27.501S" calcext:value-type="time">
            <text:p>08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69.93" calcext:value-type="float">
            <text:p>2069.93</text:p>
          </table:table-cell>
          <table:table-cell office:value-type="float" office:value="2536.4" calcext:value-type="float">
            <text:p>2536.4</text:p>
          </table:table-cell>
        </table:table-row>
        <table:table-row table:style-name="ro1">
          <table:table-cell office:value-type="float" office:value="30703501" calcext:value-type="float">
            <text:p>30703501</text:p>
          </table:table-cell>
          <table:table-cell table:style-name="ce1" table:formula="of:=[.A1921]/1000/(60*60*24)" office:value-type="time" office:time-value="PT08H31M43.501S" calcext:value-type="time">
            <text:p>08:3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70.96" calcext:value-type="float">
            <text:p>2070.96</text:p>
          </table:table-cell>
          <table:table-cell office:value-type="float" office:value="2537.6" calcext:value-type="float">
            <text:p>2537.6</text:p>
          </table:table-cell>
        </table:table-row>
        <table:table-row table:style-name="ro1">
          <table:table-cell office:value-type="float" office:value="30719501" calcext:value-type="float">
            <text:p>30719501</text:p>
          </table:table-cell>
          <table:table-cell table:style-name="ce1" table:formula="of:=[.A1922]/1000/(60*60*24)" office:value-type="time" office:time-value="PT08H31M59.501S" calcext:value-type="time">
            <text:p>08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71.99" calcext:value-type="float">
            <text:p>2071.99</text:p>
          </table:table-cell>
          <table:table-cell office:value-type="float" office:value="2538.8" calcext:value-type="float">
            <text:p>2538.8</text:p>
          </table:table-cell>
        </table:table-row>
        <table:table-row table:style-name="ro1">
          <table:table-cell office:value-type="float" office:value="30735501" calcext:value-type="float">
            <text:p>30735501</text:p>
          </table:table-cell>
          <table:table-cell table:style-name="ce1" table:formula="of:=[.A1923]/1000/(60*60*24)" office:value-type="time" office:time-value="PT08H32M15.501S" calcext:value-type="time">
            <text:p>08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73.02" calcext:value-type="float">
            <text:p>2073.02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0751501" calcext:value-type="float">
            <text:p>30751501</text:p>
          </table:table-cell>
          <table:table-cell table:style-name="ce1" table:formula="of:=[.A1924]/1000/(60*60*24)" office:value-type="time" office:time-value="PT08H32M31.501S" calcext:value-type="time">
            <text:p>08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2074.04" calcext:value-type="float">
            <text:p>2074.04</text:p>
          </table:table-cell>
          <table:table-cell office:value-type="float" office:value="2541.2" calcext:value-type="float">
            <text:p>2541.2</text:p>
          </table:table-cell>
        </table:table-row>
        <table:table-row table:style-name="ro1">
          <table:table-cell office:value-type="float" office:value="30767501" calcext:value-type="float">
            <text:p>30767501</text:p>
          </table:table-cell>
          <table:table-cell table:style-name="ce1" table:formula="of:=[.A1925]/1000/(60*60*24)" office:value-type="time" office:time-value="PT08H32M47.501S" calcext:value-type="time">
            <text:p>08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075.07" calcext:value-type="float">
            <text:p>2075.07</text:p>
          </table:table-cell>
          <table:table-cell office:value-type="float" office:value="2542.4" calcext:value-type="float">
            <text:p>2542.4</text:p>
          </table:table-cell>
        </table:table-row>
        <table:table-row table:style-name="ro1">
          <table:table-cell office:value-type="float" office:value="30783501" calcext:value-type="float">
            <text:p>30783501</text:p>
          </table:table-cell>
          <table:table-cell table:style-name="ce1" table:formula="of:=[.A1926]/1000/(60*60*24)" office:value-type="time" office:time-value="PT08H33M03.501S" calcext:value-type="time">
            <text:p>08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7" calcext:value-type="float">
            <text:p>270.07</text:p>
          </table:table-cell>
          <table:table-cell office:value-type="float" office:value="2076.1" calcext:value-type="float">
            <text:p>2076.1</text:p>
          </table:table-cell>
          <table:table-cell office:value-type="float" office:value="2543.6" calcext:value-type="float">
            <text:p>2543.6</text:p>
          </table:table-cell>
        </table:table-row>
        <table:table-row table:style-name="ro1">
          <table:table-cell office:value-type="float" office:value="30799501" calcext:value-type="float">
            <text:p>30799501</text:p>
          </table:table-cell>
          <table:table-cell table:style-name="ce1" table:formula="of:=[.A1927]/1000/(60*60*24)" office:value-type="time" office:time-value="PT08H33M19.501S" calcext:value-type="time">
            <text:p>08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77.13" calcext:value-type="float">
            <text:p>2077.13</text:p>
          </table:table-cell>
          <table:table-cell office:value-type="float" office:value="2544.79" calcext:value-type="float">
            <text:p>2544.79</text:p>
          </table:table-cell>
        </table:table-row>
        <table:table-row table:style-name="ro1">
          <table:table-cell office:value-type="float" office:value="30815501" calcext:value-type="float">
            <text:p>30815501</text:p>
          </table:table-cell>
          <table:table-cell table:style-name="ce1" table:formula="of:=[.A1928]/1000/(60*60*24)" office:value-type="time" office:time-value="PT08H33M35.501S" calcext:value-type="time">
            <text:p>08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78.15" calcext:value-type="float">
            <text:p>2078.15</text:p>
          </table:table-cell>
          <table:table-cell office:value-type="float" office:value="2545.99" calcext:value-type="float">
            <text:p>2545.99</text:p>
          </table:table-cell>
        </table:table-row>
        <table:table-row table:style-name="ro1">
          <table:table-cell office:value-type="float" office:value="30831501" calcext:value-type="float">
            <text:p>30831501</text:p>
          </table:table-cell>
          <table:table-cell table:style-name="ce1" table:formula="of:=[.A1929]/1000/(60*60*24)" office:value-type="time" office:time-value="PT08H33M51.501S" calcext:value-type="time">
            <text:p>08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79.18" calcext:value-type="float">
            <text:p>2079.18</text:p>
          </table:table-cell>
          <table:table-cell office:value-type="float" office:value="2547.19" calcext:value-type="float">
            <text:p>2547.19</text:p>
          </table:table-cell>
        </table:table-row>
        <table:table-row table:style-name="ro1">
          <table:table-cell office:value-type="float" office:value="30847501" calcext:value-type="float">
            <text:p>30847501</text:p>
          </table:table-cell>
          <table:table-cell table:style-name="ce1" table:formula="of:=[.A1930]/1000/(60*60*24)" office:value-type="time" office:time-value="PT08H34M07.501S" calcext:value-type="time">
            <text:p>08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080.21" calcext:value-type="float">
            <text:p>2080.21</text:p>
          </table:table-cell>
          <table:table-cell office:value-type="float" office:value="2548.38" calcext:value-type="float">
            <text:p>2548.38</text:p>
          </table:table-cell>
        </table:table-row>
        <table:table-row table:style-name="ro1">
          <table:table-cell office:value-type="float" office:value="30863501" calcext:value-type="float">
            <text:p>30863501</text:p>
          </table:table-cell>
          <table:table-cell table:style-name="ce1" table:formula="of:=[.A1931]/1000/(60*60*24)" office:value-type="time" office:time-value="PT08H34M23.501S" calcext:value-type="time">
            <text:p>08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81.24" calcext:value-type="float">
            <text:p>2081.24</text:p>
          </table:table-cell>
          <table:table-cell office:value-type="float" office:value="2549.58" calcext:value-type="float">
            <text:p>2549.58</text:p>
          </table:table-cell>
        </table:table-row>
        <table:table-row table:style-name="ro1">
          <table:table-cell office:value-type="float" office:value="30879501" calcext:value-type="float">
            <text:p>30879501</text:p>
          </table:table-cell>
          <table:table-cell table:style-name="ce1" table:formula="of:=[.A1932]/1000/(60*60*24)" office:value-type="time" office:time-value="PT08H34M39.501S" calcext:value-type="time">
            <text:p>08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82.26" calcext:value-type="float">
            <text:p>2082.26</text:p>
          </table:table-cell>
          <table:table-cell office:value-type="float" office:value="2550.77" calcext:value-type="float">
            <text:p>2550.77</text:p>
          </table:table-cell>
        </table:table-row>
        <table:table-row table:style-name="ro1">
          <table:table-cell office:value-type="float" office:value="30895501" calcext:value-type="float">
            <text:p>30895501</text:p>
          </table:table-cell>
          <table:table-cell table:style-name="ce1" table:formula="of:=[.A1933]/1000/(60*60*24)" office:value-type="time" office:time-value="PT08H34M55.501S" calcext:value-type="time">
            <text:p>08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83.29" calcext:value-type="float">
            <text:p>2083.29</text:p>
          </table:table-cell>
          <table:table-cell office:value-type="float" office:value="2551.97" calcext:value-type="float">
            <text:p>2551.97</text:p>
          </table:table-cell>
        </table:table-row>
        <table:table-row table:style-name="ro1">
          <table:table-cell office:value-type="float" office:value="30911501" calcext:value-type="float">
            <text:p>30911501</text:p>
          </table:table-cell>
          <table:table-cell table:style-name="ce1" table:formula="of:=[.A1934]/1000/(60*60*24)" office:value-type="time" office:time-value="PT08H35M11.501S" calcext:value-type="time">
            <text:p>08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84.32" calcext:value-type="float">
            <text:p>2084.32</text:p>
          </table:table-cell>
          <table:table-cell office:value-type="float" office:value="2553.16" calcext:value-type="float">
            <text:p>2553.16</text:p>
          </table:table-cell>
        </table:table-row>
        <table:table-row table:style-name="ro1">
          <table:table-cell office:value-type="float" office:value="30927501" calcext:value-type="float">
            <text:p>30927501</text:p>
          </table:table-cell>
          <table:table-cell table:style-name="ce1" table:formula="of:=[.A1935]/1000/(60*60*24)" office:value-type="time" office:time-value="PT08H35M27.501S" calcext:value-type="time">
            <text:p>08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85.35" calcext:value-type="float">
            <text:p>2085.35</text:p>
          </table:table-cell>
          <table:table-cell office:value-type="float" office:value="2554.36" calcext:value-type="float">
            <text:p>2554.36</text:p>
          </table:table-cell>
        </table:table-row>
        <table:table-row table:style-name="ro1">
          <table:table-cell office:value-type="float" office:value="30943501" calcext:value-type="float">
            <text:p>30943501</text:p>
          </table:table-cell>
          <table:table-cell table:style-name="ce1" table:formula="of:=[.A1936]/1000/(60*60*24)" office:value-type="time" office:time-value="PT08H35M43.501S" calcext:value-type="time">
            <text:p>08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86.37" calcext:value-type="float">
            <text:p>2086.37</text:p>
          </table:table-cell>
          <table:table-cell office:value-type="float" office:value="2555.56" calcext:value-type="float">
            <text:p>2555.56</text:p>
          </table:table-cell>
        </table:table-row>
        <table:table-row table:style-name="ro1">
          <table:table-cell office:value-type="float" office:value="30959501" calcext:value-type="float">
            <text:p>30959501</text:p>
          </table:table-cell>
          <table:table-cell table:style-name="ce1" table:formula="of:=[.A1937]/1000/(60*60*24)" office:value-type="time" office:time-value="PT08H35M59.501S" calcext:value-type="time">
            <text:p>08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87.4" calcext:value-type="float">
            <text:p>2087.4</text:p>
          </table:table-cell>
          <table:table-cell office:value-type="float" office:value="2556.75" calcext:value-type="float">
            <text:p>2556.75</text:p>
          </table:table-cell>
        </table:table-row>
        <table:table-row table:style-name="ro1">
          <table:table-cell office:value-type="float" office:value="30975501" calcext:value-type="float">
            <text:p>30975501</text:p>
          </table:table-cell>
          <table:table-cell table:style-name="ce1" table:formula="of:=[.A1938]/1000/(60*60*24)" office:value-type="time" office:time-value="PT08H36M15.501S" calcext:value-type="time">
            <text:p>08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88.43" calcext:value-type="float">
            <text:p>2088.43</text:p>
          </table:table-cell>
          <table:table-cell office:value-type="float" office:value="2557.95" calcext:value-type="float">
            <text:p>2557.95</text:p>
          </table:table-cell>
        </table:table-row>
        <table:table-row table:style-name="ro1">
          <table:table-cell office:value-type="float" office:value="30991501" calcext:value-type="float">
            <text:p>30991501</text:p>
          </table:table-cell>
          <table:table-cell table:style-name="ce1" table:formula="of:=[.A1939]/1000/(60*60*24)" office:value-type="time" office:time-value="PT08H36M31.501S" calcext:value-type="time">
            <text:p>08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89.45" calcext:value-type="float">
            <text:p>2089.45</text:p>
          </table:table-cell>
          <table:table-cell office:value-type="float" office:value="2559.14" calcext:value-type="float">
            <text:p>2559.14</text:p>
          </table:table-cell>
        </table:table-row>
        <table:table-row table:style-name="ro1">
          <table:table-cell office:value-type="float" office:value="31007501" calcext:value-type="float">
            <text:p>31007501</text:p>
          </table:table-cell>
          <table:table-cell table:style-name="ce1" table:formula="of:=[.A1940]/1000/(60*60*24)" office:value-type="time" office:time-value="PT08H36M47.501S" calcext:value-type="time">
            <text:p>08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90.48" calcext:value-type="float">
            <text:p>2090.48</text:p>
          </table:table-cell>
          <table:table-cell office:value-type="float" office:value="2560.33" calcext:value-type="float">
            <text:p>2560.33</text:p>
          </table:table-cell>
        </table:table-row>
        <table:table-row table:style-name="ro1">
          <table:table-cell office:value-type="float" office:value="31023501" calcext:value-type="float">
            <text:p>31023501</text:p>
          </table:table-cell>
          <table:table-cell table:style-name="ce1" table:formula="of:=[.A1941]/1000/(60*60*24)" office:value-type="time" office:time-value="PT08H37M03.501S" calcext:value-type="time">
            <text:p>08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91.51" calcext:value-type="float">
            <text:p>2091.51</text:p>
          </table:table-cell>
          <table:table-cell office:value-type="float" office:value="2561.53" calcext:value-type="float">
            <text:p>2561.53</text:p>
          </table:table-cell>
        </table:table-row>
        <table:table-row table:style-name="ro1">
          <table:table-cell office:value-type="float" office:value="31039501" calcext:value-type="float">
            <text:p>31039501</text:p>
          </table:table-cell>
          <table:table-cell table:style-name="ce1" table:formula="of:=[.A1942]/1000/(60*60*24)" office:value-type="time" office:time-value="PT08H37M19.501S" calcext:value-type="time">
            <text:p>08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2092.54" calcext:value-type="float">
            <text:p>2092.54</text:p>
          </table:table-cell>
          <table:table-cell office:value-type="float" office:value="2562.72" calcext:value-type="float">
            <text:p>2562.72</text:p>
          </table:table-cell>
        </table:table-row>
        <table:table-row table:style-name="ro1">
          <table:table-cell office:value-type="float" office:value="31055501" calcext:value-type="float">
            <text:p>31055501</text:p>
          </table:table-cell>
          <table:table-cell table:style-name="ce1" table:formula="of:=[.A1943]/1000/(60*60*24)" office:value-type="time" office:time-value="PT08H37M35.501S" calcext:value-type="time">
            <text:p>08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93.56" calcext:value-type="float">
            <text:p>2093.56</text:p>
          </table:table-cell>
          <table:table-cell office:value-type="float" office:value="2563.91" calcext:value-type="float">
            <text:p>2563.91</text:p>
          </table:table-cell>
        </table:table-row>
        <table:table-row table:style-name="ro1">
          <table:table-cell office:value-type="float" office:value="31071501" calcext:value-type="float">
            <text:p>31071501</text:p>
          </table:table-cell>
          <table:table-cell table:style-name="ce1" table:formula="of:=[.A1944]/1000/(60*60*24)" office:value-type="time" office:time-value="PT08H37M51.501S" calcext:value-type="time">
            <text:p>08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94.59" calcext:value-type="float">
            <text:p>2094.59</text:p>
          </table:table-cell>
          <table:table-cell office:value-type="float" office:value="2565.1" calcext:value-type="float">
            <text:p>2565.1</text:p>
          </table:table-cell>
        </table:table-row>
        <table:table-row table:style-name="ro1">
          <table:table-cell office:value-type="float" office:value="31087501" calcext:value-type="float">
            <text:p>31087501</text:p>
          </table:table-cell>
          <table:table-cell table:style-name="ce1" table:formula="of:=[.A1945]/1000/(60*60*24)" office:value-type="time" office:time-value="PT08H38M07.501S" calcext:value-type="time">
            <text:p>08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95.61" calcext:value-type="float">
            <text:p>2095.61</text:p>
          </table:table-cell>
          <table:table-cell office:value-type="float" office:value="2566.29" calcext:value-type="float">
            <text:p>2566.29</text:p>
          </table:table-cell>
        </table:table-row>
        <table:table-row table:style-name="ro1">
          <table:table-cell office:value-type="float" office:value="31103501" calcext:value-type="float">
            <text:p>31103501</text:p>
          </table:table-cell>
          <table:table-cell table:style-name="ce1" table:formula="of:=[.A1946]/1000/(60*60*24)" office:value-type="time" office:time-value="PT08H38M23.501S" calcext:value-type="time">
            <text:p>08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96.64" calcext:value-type="float">
            <text:p>2096.64</text:p>
          </table:table-cell>
          <table:table-cell office:value-type="float" office:value="2567.49" calcext:value-type="float">
            <text:p>2567.49</text:p>
          </table:table-cell>
        </table:table-row>
        <table:table-row table:style-name="ro1">
          <table:table-cell office:value-type="float" office:value="31119501" calcext:value-type="float">
            <text:p>31119501</text:p>
          </table:table-cell>
          <table:table-cell table:style-name="ce1" table:formula="of:=[.A1947]/1000/(60*60*24)" office:value-type="time" office:time-value="PT08H38M39.501S" calcext:value-type="time">
            <text:p>08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97.66" calcext:value-type="float">
            <text:p>2097.66</text:p>
          </table:table-cell>
          <table:table-cell office:value-type="float" office:value="2568.68" calcext:value-type="float">
            <text:p>2568.68</text:p>
          </table:table-cell>
        </table:table-row>
        <table:table-row table:style-name="ro1">
          <table:table-cell office:value-type="float" office:value="31135501" calcext:value-type="float">
            <text:p>31135501</text:p>
          </table:table-cell>
          <table:table-cell table:style-name="ce1" table:formula="of:=[.A1948]/1000/(60*60*24)" office:value-type="time" office:time-value="PT08H38M55.501S" calcext:value-type="time">
            <text:p>08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98.68" calcext:value-type="float">
            <text:p>2098.68</text:p>
          </table:table-cell>
          <table:table-cell office:value-type="float" office:value="2569.87" calcext:value-type="float">
            <text:p>2569.87</text:p>
          </table:table-cell>
        </table:table-row>
        <table:table-row table:style-name="ro1">
          <table:table-cell office:value-type="float" office:value="31151501" calcext:value-type="float">
            <text:p>31151501</text:p>
          </table:table-cell>
          <table:table-cell table:style-name="ce1" table:formula="of:=[.A1949]/1000/(60*60*24)" office:value-type="time" office:time-value="PT08H39M11.501S" calcext:value-type="time">
            <text:p>08:3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2099.71" calcext:value-type="float">
            <text:p>2099.71</text:p>
          </table:table-cell>
          <table:table-cell office:value-type="float" office:value="2571.06" calcext:value-type="float">
            <text:p>2571.06</text:p>
          </table:table-cell>
        </table:table-row>
        <table:table-row table:style-name="ro1">
          <table:table-cell office:value-type="float" office:value="31167501" calcext:value-type="float">
            <text:p>31167501</text:p>
          </table:table-cell>
          <table:table-cell table:style-name="ce1" table:formula="of:=[.A1950]/1000/(60*60*24)" office:value-type="time" office:time-value="PT08H39M27.501S" calcext:value-type="time">
            <text:p>08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100.73" calcext:value-type="float">
            <text:p>2100.73</text:p>
          </table:table-cell>
          <table:table-cell office:value-type="float" office:value="2572.25" calcext:value-type="float">
            <text:p>2572.25</text:p>
          </table:table-cell>
        </table:table-row>
        <table:table-row table:style-name="ro1">
          <table:table-cell office:value-type="float" office:value="31183501" calcext:value-type="float">
            <text:p>31183501</text:p>
          </table:table-cell>
          <table:table-cell table:style-name="ce1" table:formula="of:=[.A1951]/1000/(60*60*24)" office:value-type="time" office:time-value="PT08H39M43.501S" calcext:value-type="time">
            <text:p>08:3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101.75" calcext:value-type="float">
            <text:p>2101.75</text:p>
          </table:table-cell>
          <table:table-cell office:value-type="float" office:value="2573.44" calcext:value-type="float">
            <text:p>2573.44</text:p>
          </table:table-cell>
        </table:table-row>
        <table:table-row table:style-name="ro1">
          <table:table-cell office:value-type="float" office:value="31199501" calcext:value-type="float">
            <text:p>31199501</text:p>
          </table:table-cell>
          <table:table-cell table:style-name="ce1" table:formula="of:=[.A1952]/1000/(60*60*24)" office:value-type="time" office:time-value="PT08H39M59.501S" calcext:value-type="time">
            <text:p>08:4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102.78" calcext:value-type="float">
            <text:p>2102.78</text:p>
          </table:table-cell>
          <table:table-cell office:value-type="float" office:value="2574.63" calcext:value-type="float">
            <text:p>2574.63</text:p>
          </table:table-cell>
        </table:table-row>
        <table:table-row table:style-name="ro1">
          <table:table-cell office:value-type="float" office:value="31215501" calcext:value-type="float">
            <text:p>31215501</text:p>
          </table:table-cell>
          <table:table-cell table:style-name="ce1" table:formula="of:=[.A1953]/1000/(60*60*24)" office:value-type="time" office:time-value="PT08H40M15.501S" calcext:value-type="time">
            <text:p>08:4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103.8" calcext:value-type="float">
            <text:p>2103.8</text:p>
          </table:table-cell>
          <table:table-cell office:value-type="float" office:value="2575.82" calcext:value-type="float">
            <text:p>2575.82</text:p>
          </table:table-cell>
        </table:table-row>
        <table:table-row table:style-name="ro1">
          <table:table-cell office:value-type="float" office:value="31231501" calcext:value-type="float">
            <text:p>31231501</text:p>
          </table:table-cell>
          <table:table-cell table:style-name="ce1" table:formula="of:=[.A1954]/1000/(60*60*24)" office:value-type="time" office:time-value="PT08H40M31.501S" calcext:value-type="time">
            <text:p>08:4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104.83" calcext:value-type="float">
            <text:p>2104.83</text:p>
          </table:table-cell>
          <table:table-cell office:value-type="float" office:value="2577.01" calcext:value-type="float">
            <text:p>2577.01</text:p>
          </table:table-cell>
        </table:table-row>
        <table:table-row table:style-name="ro1">
          <table:table-cell office:value-type="float" office:value="31247501" calcext:value-type="float">
            <text:p>31247501</text:p>
          </table:table-cell>
          <table:table-cell table:style-name="ce1" table:formula="of:=[.A1955]/1000/(60*60*24)" office:value-type="time" office:time-value="PT08H40M47.501S" calcext:value-type="time">
            <text:p>08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2105.85" calcext:value-type="float">
            <text:p>2105.85</text:p>
          </table:table-cell>
          <table:table-cell office:value-type="float" office:value="2578.2" calcext:value-type="float">
            <text:p>2578.2</text:p>
          </table:table-cell>
        </table:table-row>
        <table:table-row table:style-name="ro1">
          <table:table-cell office:value-type="float" office:value="31263501" calcext:value-type="float">
            <text:p>31263501</text:p>
          </table:table-cell>
          <table:table-cell table:style-name="ce1" table:formula="of:=[.A1956]/1000/(60*60*24)" office:value-type="time" office:time-value="PT08H41M03.501S" calcext:value-type="time">
            <text:p>08:4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2106.87" calcext:value-type="float">
            <text:p>2106.87</text:p>
          </table:table-cell>
          <table:table-cell office:value-type="float" office:value="2579.38" calcext:value-type="float">
            <text:p>2579.38</text:p>
          </table:table-cell>
        </table:table-row>
        <table:table-row table:style-name="ro1">
          <table:table-cell office:value-type="float" office:value="31279501" calcext:value-type="float">
            <text:p>31279501</text:p>
          </table:table-cell>
          <table:table-cell table:style-name="ce1" table:formula="of:=[.A1957]/1000/(60*60*24)" office:value-type="time" office:time-value="PT08H41M19.501S" calcext:value-type="time">
            <text:p>08:4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107.9" calcext:value-type="float">
            <text:p>2107.9</text:p>
          </table:table-cell>
          <table:table-cell office:value-type="float" office:value="2580.57" calcext:value-type="float">
            <text:p>2580.57</text:p>
          </table:table-cell>
        </table:table-row>
        <table:table-row table:style-name="ro1">
          <table:table-cell office:value-type="float" office:value="31295501" calcext:value-type="float">
            <text:p>31295501</text:p>
          </table:table-cell>
          <table:table-cell table:style-name="ce1" table:formula="of:=[.A1958]/1000/(60*60*24)" office:value-type="time" office:time-value="PT08H41M35.501S" calcext:value-type="time">
            <text:p>08:4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08.92" calcext:value-type="float">
            <text:p>2108.92</text:p>
          </table:table-cell>
          <table:table-cell office:value-type="float" office:value="2581.76" calcext:value-type="float">
            <text:p>2581.76</text:p>
          </table:table-cell>
        </table:table-row>
        <table:table-row table:style-name="ro1">
          <table:table-cell office:value-type="float" office:value="31311501" calcext:value-type="float">
            <text:p>31311501</text:p>
          </table:table-cell>
          <table:table-cell table:style-name="ce1" table:formula="of:=[.A1959]/1000/(60*60*24)" office:value-type="time" office:time-value="PT08H41M51.501S" calcext:value-type="time">
            <text:p>08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09.94" calcext:value-type="float">
            <text:p>2109.94</text:p>
          </table:table-cell>
          <table:table-cell office:value-type="float" office:value="2582.94" calcext:value-type="float">
            <text:p>2582.94</text:p>
          </table:table-cell>
        </table:table-row>
        <table:table-row table:style-name="ro1">
          <table:table-cell office:value-type="float" office:value="31327501" calcext:value-type="float">
            <text:p>31327501</text:p>
          </table:table-cell>
          <table:table-cell table:style-name="ce1" table:formula="of:=[.A1960]/1000/(60*60*24)" office:value-type="time" office:time-value="PT08H42M07.501S" calcext:value-type="time">
            <text:p>08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2110.97" calcext:value-type="float">
            <text:p>2110.97</text:p>
          </table:table-cell>
          <table:table-cell office:value-type="float" office:value="2584.13" calcext:value-type="float">
            <text:p>2584.13</text:p>
          </table:table-cell>
        </table:table-row>
        <table:table-row table:style-name="ro1">
          <table:table-cell office:value-type="float" office:value="31343501" calcext:value-type="float">
            <text:p>31343501</text:p>
          </table:table-cell>
          <table:table-cell table:style-name="ce1" table:formula="of:=[.A1961]/1000/(60*60*24)" office:value-type="time" office:time-value="PT08H42M23.501S" calcext:value-type="time">
            <text:p>08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11.99" calcext:value-type="float">
            <text:p>2111.99</text:p>
          </table:table-cell>
          <table:table-cell office:value-type="float" office:value="2585.32" calcext:value-type="float">
            <text:p>2585.32</text:p>
          </table:table-cell>
        </table:table-row>
        <table:table-row table:style-name="ro1">
          <table:table-cell office:value-type="float" office:value="31359501" calcext:value-type="float">
            <text:p>31359501</text:p>
          </table:table-cell>
          <table:table-cell table:style-name="ce1" table:formula="of:=[.A1962]/1000/(60*60*24)" office:value-type="time" office:time-value="PT08H42M39.501S" calcext:value-type="time">
            <text:p>08:42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13.01" calcext:value-type="float">
            <text:p>2113.01</text:p>
          </table:table-cell>
          <table:table-cell office:value-type="float" office:value="2586.5" calcext:value-type="float">
            <text:p>2586.5</text:p>
          </table:table-cell>
        </table:table-row>
        <table:table-row table:style-name="ro1">
          <table:table-cell office:value-type="float" office:value="31375501" calcext:value-type="float">
            <text:p>31375501</text:p>
          </table:table-cell>
          <table:table-cell table:style-name="ce1" table:formula="of:=[.A1963]/1000/(60*60*24)" office:value-type="time" office:time-value="PT08H42M55.501S" calcext:value-type="time">
            <text:p>08:4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14.04" calcext:value-type="float">
            <text:p>2114.04</text:p>
          </table:table-cell>
          <table:table-cell office:value-type="float" office:value="2587.68" calcext:value-type="float">
            <text:p>2587.68</text:p>
          </table:table-cell>
        </table:table-row>
        <table:table-row table:style-name="ro1">
          <table:table-cell office:value-type="float" office:value="31391501" calcext:value-type="float">
            <text:p>31391501</text:p>
          </table:table-cell>
          <table:table-cell table:style-name="ce1" table:formula="of:=[.A1964]/1000/(60*60*24)" office:value-type="time" office:time-value="PT08H43M11.501S" calcext:value-type="time">
            <text:p>08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15.06" calcext:value-type="float">
            <text:p>2115.06</text:p>
          </table:table-cell>
          <table:table-cell office:value-type="float" office:value="2588.87" calcext:value-type="float">
            <text:p>2588.87</text:p>
          </table:table-cell>
        </table:table-row>
        <table:table-row table:style-name="ro1">
          <table:table-cell office:value-type="float" office:value="31407501" calcext:value-type="float">
            <text:p>31407501</text:p>
          </table:table-cell>
          <table:table-cell table:style-name="ce1" table:formula="of:=[.A1965]/1000/(60*60*24)" office:value-type="time" office:time-value="PT08H43M27.501S" calcext:value-type="time">
            <text:p>08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16.08" calcext:value-type="float">
            <text:p>2116.08</text:p>
          </table:table-cell>
          <table:table-cell office:value-type="float" office:value="2590.05" calcext:value-type="float">
            <text:p>2590.05</text:p>
          </table:table-cell>
        </table:table-row>
        <table:table-row table:style-name="ro1">
          <table:table-cell office:value-type="float" office:value="31423501" calcext:value-type="float">
            <text:p>31423501</text:p>
          </table:table-cell>
          <table:table-cell table:style-name="ce1" table:formula="of:=[.A1966]/1000/(60*60*24)" office:value-type="time" office:time-value="PT08H43M43.501S" calcext:value-type="time">
            <text:p>08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17.11" calcext:value-type="float">
            <text:p>2117.11</text:p>
          </table:table-cell>
          <table:table-cell office:value-type="float" office:value="2591.24" calcext:value-type="float">
            <text:p>2591.24</text:p>
          </table:table-cell>
        </table:table-row>
        <table:table-row table:style-name="ro1">
          <table:table-cell office:value-type="float" office:value="31439501" calcext:value-type="float">
            <text:p>31439501</text:p>
          </table:table-cell>
          <table:table-cell table:style-name="ce1" table:formula="of:=[.A1967]/1000/(60*60*24)" office:value-type="time" office:time-value="PT08H43M59.501S" calcext:value-type="time">
            <text:p>08:44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118.13" calcext:value-type="float">
            <text:p>2118.13</text:p>
          </table:table-cell>
          <table:table-cell office:value-type="float" office:value="2592.42" calcext:value-type="float">
            <text:p>2592.42</text:p>
          </table:table-cell>
        </table:table-row>
        <table:table-row table:style-name="ro1">
          <table:table-cell office:value-type="float" office:value="31455501" calcext:value-type="float">
            <text:p>31455501</text:p>
          </table:table-cell>
          <table:table-cell table:style-name="ce1" table:formula="of:=[.A1968]/1000/(60*60*24)" office:value-type="time" office:time-value="PT08H44M15.501S" calcext:value-type="time">
            <text:p>08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19.15" calcext:value-type="float">
            <text:p>2119.15</text:p>
          </table:table-cell>
          <table:table-cell office:value-type="float" office:value="2593.6" calcext:value-type="float">
            <text:p>2593.6</text:p>
          </table:table-cell>
        </table:table-row>
        <table:table-row table:style-name="ro1">
          <table:table-cell office:value-type="float" office:value="31471501" calcext:value-type="float">
            <text:p>31471501</text:p>
          </table:table-cell>
          <table:table-cell table:style-name="ce1" table:formula="of:=[.A1969]/1000/(60*60*24)" office:value-type="time" office:time-value="PT08H44M31.501S" calcext:value-type="time">
            <text:p>08:44:3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20.17" calcext:value-type="float">
            <text:p>2120.17</text:p>
          </table:table-cell>
          <table:table-cell office:value-type="float" office:value="2594.78" calcext:value-type="float">
            <text:p>2594.78</text:p>
          </table:table-cell>
        </table:table-row>
        <table:table-row table:style-name="ro1">
          <table:table-cell office:value-type="float" office:value="31487501" calcext:value-type="float">
            <text:p>31487501</text:p>
          </table:table-cell>
          <table:table-cell table:style-name="ce1" table:formula="of:=[.A1970]/1000/(60*60*24)" office:value-type="time" office:time-value="PT08H44M47.501S" calcext:value-type="time">
            <text:p>08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121.19" calcext:value-type="float">
            <text:p>2121.19</text:p>
          </table:table-cell>
          <table:table-cell office:value-type="float" office:value="2595.97" calcext:value-type="float">
            <text:p>2595.97</text:p>
          </table:table-cell>
        </table:table-row>
        <table:table-row table:style-name="ro1">
          <table:table-cell office:value-type="float" office:value="31503501" calcext:value-type="float">
            <text:p>31503501</text:p>
          </table:table-cell>
          <table:table-cell table:style-name="ce1" table:formula="of:=[.A1971]/1000/(60*60*24)" office:value-type="time" office:time-value="PT08H45M03.501S" calcext:value-type="time">
            <text:p>08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122.21" calcext:value-type="float">
            <text:p>2122.21</text:p>
          </table:table-cell>
          <table:table-cell office:value-type="float" office:value="2597.15" calcext:value-type="float">
            <text:p>2597.15</text:p>
          </table:table-cell>
        </table:table-row>
        <table:table-row table:style-name="ro1">
          <table:table-cell office:value-type="float" office:value="31519501" calcext:value-type="float">
            <text:p>31519501</text:p>
          </table:table-cell>
          <table:table-cell table:style-name="ce1" table:formula="of:=[.A1972]/1000/(60*60*24)" office:value-type="time" office:time-value="PT08H45M19.501S" calcext:value-type="time">
            <text:p>08:45:20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123.23" calcext:value-type="float">
            <text:p>2123.23</text:p>
          </table:table-cell>
          <table:table-cell office:value-type="float" office:value="2598.33" calcext:value-type="float">
            <text:p>2598.33</text:p>
          </table:table-cell>
        </table:table-row>
        <table:table-row table:style-name="ro1">
          <table:table-cell office:value-type="float" office:value="31535501" calcext:value-type="float">
            <text:p>31535501</text:p>
          </table:table-cell>
          <table:table-cell table:style-name="ce1" table:formula="of:=[.A1973]/1000/(60*60*24)" office:value-type="time" office:time-value="PT08H45M35.501S" calcext:value-type="time">
            <text:p>08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1" calcext:value-type="float">
            <text:p>266.21</text:p>
          </table:table-cell>
          <table:table-cell office:value-type="float" office:value="2124.25" calcext:value-type="float">
            <text:p>2124.25</text:p>
          </table:table-cell>
          <table:table-cell office:value-type="float" office:value="2599.51" calcext:value-type="float">
            <text:p>2599.51</text:p>
          </table:table-cell>
        </table:table-row>
        <table:table-row table:style-name="ro1">
          <table:table-cell office:value-type="float" office:value="31551501" calcext:value-type="float">
            <text:p>31551501</text:p>
          </table:table-cell>
          <table:table-cell table:style-name="ce1" table:formula="of:=[.A1974]/1000/(60*60*24)" office:value-type="time" office:time-value="PT08H45M51.501S" calcext:value-type="time">
            <text:p>08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125.27" calcext:value-type="float">
            <text:p>2125.27</text:p>
          </table:table-cell>
          <table:table-cell office:value-type="float" office:value="2600.69" calcext:value-type="float">
            <text:p>2600.69</text:p>
          </table:table-cell>
        </table:table-row>
        <table:table-row table:style-name="ro1">
          <table:table-cell office:value-type="float" office:value="31567501" calcext:value-type="float">
            <text:p>31567501</text:p>
          </table:table-cell>
          <table:table-cell table:style-name="ce1" table:formula="of:=[.A1975]/1000/(60*60*24)" office:value-type="time" office:time-value="PT08H46M07.501S" calcext:value-type="time">
            <text:p>08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2126.29" calcext:value-type="float">
            <text:p>2126.29</text:p>
          </table:table-cell>
          <table:table-cell office:value-type="float" office:value="2601.87" calcext:value-type="float">
            <text:p>2601.87</text:p>
          </table:table-cell>
        </table:table-row>
        <table:table-row table:style-name="ro1">
          <table:table-cell office:value-type="float" office:value="31583501" calcext:value-type="float">
            <text:p>31583501</text:p>
          </table:table-cell>
          <table:table-cell table:style-name="ce1" table:formula="of:=[.A1976]/1000/(60*60*24)" office:value-type="time" office:time-value="PT08H46M23.501S" calcext:value-type="time">
            <text:p>08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27.31" calcext:value-type="float">
            <text:p>2127.31</text:p>
          </table:table-cell>
          <table:table-cell office:value-type="float" office:value="2603.06" calcext:value-type="float">
            <text:p>2603.06</text:p>
          </table:table-cell>
        </table:table-row>
        <table:table-row table:style-name="ro1">
          <table:table-cell office:value-type="float" office:value="31599501" calcext:value-type="float">
            <text:p>31599501</text:p>
          </table:table-cell>
          <table:table-cell table:style-name="ce1" table:formula="of:=[.A1977]/1000/(60*60*24)" office:value-type="time" office:time-value="PT08H46M39.501S" calcext:value-type="time">
            <text:p>08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128.33" calcext:value-type="float">
            <text:p>2128.33</text:p>
          </table:table-cell>
          <table:table-cell office:value-type="float" office:value="2604.23" calcext:value-type="float">
            <text:p>2604.23</text:p>
          </table:table-cell>
        </table:table-row>
        <table:table-row table:style-name="ro1">
          <table:table-cell office:value-type="float" office:value="31615501" calcext:value-type="float">
            <text:p>31615501</text:p>
          </table:table-cell>
          <table:table-cell table:style-name="ce1" table:formula="of:=[.A1978]/1000/(60*60*24)" office:value-type="time" office:time-value="PT08H46M55.501S" calcext:value-type="time">
            <text:p>08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29.35" calcext:value-type="float">
            <text:p>2129.35</text:p>
          </table:table-cell>
          <table:table-cell office:value-type="float" office:value="2605.41" calcext:value-type="float">
            <text:p>2605.41</text:p>
          </table:table-cell>
        </table:table-row>
        <table:table-row table:style-name="ro1">
          <table:table-cell office:value-type="float" office:value="31631501" calcext:value-type="float">
            <text:p>31631501</text:p>
          </table:table-cell>
          <table:table-cell table:style-name="ce1" table:formula="of:=[.A1979]/1000/(60*60*24)" office:value-type="time" office:time-value="PT08H47M11.501S" calcext:value-type="time">
            <text:p>08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30.37" calcext:value-type="float">
            <text:p>2130.37</text:p>
          </table:table-cell>
          <table:table-cell office:value-type="float" office:value="2606.59" calcext:value-type="float">
            <text:p>2606.59</text:p>
          </table:table-cell>
        </table:table-row>
        <table:table-row table:style-name="ro1">
          <table:table-cell office:value-type="float" office:value="31647501" calcext:value-type="float">
            <text:p>31647501</text:p>
          </table:table-cell>
          <table:table-cell table:style-name="ce1" table:formula="of:=[.A1980]/1000/(60*60*24)" office:value-type="time" office:time-value="PT08H47M27.501S" calcext:value-type="time">
            <text:p>08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31.39" calcext:value-type="float">
            <text:p>2131.39</text:p>
          </table:table-cell>
          <table:table-cell office:value-type="float" office:value="2607.77" calcext:value-type="float">
            <text:p>2607.77</text:p>
          </table:table-cell>
        </table:table-row>
        <table:table-row table:style-name="ro1">
          <table:table-cell office:value-type="float" office:value="31663501" calcext:value-type="float">
            <text:p>31663501</text:p>
          </table:table-cell>
          <table:table-cell table:style-name="ce1" table:formula="of:=[.A1981]/1000/(60*60*24)" office:value-type="time" office:time-value="PT08H47M43.501S" calcext:value-type="time">
            <text:p>08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32.41" calcext:value-type="float">
            <text:p>2132.41</text:p>
          </table:table-cell>
          <table:table-cell office:value-type="float" office:value="2608.95" calcext:value-type="float">
            <text:p>2608.95</text:p>
          </table:table-cell>
        </table:table-row>
        <table:table-row table:style-name="ro1">
          <table:table-cell office:value-type="float" office:value="31679501" calcext:value-type="float">
            <text:p>31679501</text:p>
          </table:table-cell>
          <table:table-cell table:style-name="ce1" table:formula="of:=[.A1982]/1000/(60*60*24)" office:value-type="time" office:time-value="PT08H47M59.501S" calcext:value-type="time">
            <text:p>08:4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33.43" calcext:value-type="float">
            <text:p>2133.43</text:p>
          </table:table-cell>
          <table:table-cell office:value-type="float" office:value="2610.12" calcext:value-type="float">
            <text:p>2610.12</text:p>
          </table:table-cell>
        </table:table-row>
        <table:table-row table:style-name="ro1">
          <table:table-cell office:value-type="float" office:value="31695501" calcext:value-type="float">
            <text:p>31695501</text:p>
          </table:table-cell>
          <table:table-cell table:style-name="ce1" table:formula="of:=[.A1983]/1000/(60*60*24)" office:value-type="time" office:time-value="PT08H48M15.501S" calcext:value-type="time">
            <text:p>08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34.45" calcext:value-type="float">
            <text:p>2134.45</text:p>
          </table:table-cell>
          <table:table-cell office:value-type="float" office:value="2611.3" calcext:value-type="float">
            <text:p>2611.3</text:p>
          </table:table-cell>
        </table:table-row>
        <table:table-row table:style-name="ro1">
          <table:table-cell office:value-type="float" office:value="31711501" calcext:value-type="float">
            <text:p>31711501</text:p>
          </table:table-cell>
          <table:table-cell table:style-name="ce1" table:formula="of:=[.A1984]/1000/(60*60*24)" office:value-type="time" office:time-value="PT08H48M31.501S" calcext:value-type="time">
            <text:p>08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35.47" calcext:value-type="float">
            <text:p>2135.47</text:p>
          </table:table-cell>
          <table:table-cell office:value-type="float" office:value="2612.47" calcext:value-type="float">
            <text:p>2612.47</text:p>
          </table:table-cell>
        </table:table-row>
        <table:table-row table:style-name="ro1">
          <table:table-cell office:value-type="float" office:value="31727501" calcext:value-type="float">
            <text:p>31727501</text:p>
          </table:table-cell>
          <table:table-cell table:style-name="ce1" table:formula="of:=[.A1985]/1000/(60*60*24)" office:value-type="time" office:time-value="PT08H48M47.501S" calcext:value-type="time">
            <text:p>08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2136.49" calcext:value-type="float">
            <text:p>2136.49</text:p>
          </table:table-cell>
          <table:table-cell office:value-type="float" office:value="2613.65" calcext:value-type="float">
            <text:p>2613.65</text:p>
          </table:table-cell>
        </table:table-row>
        <table:table-row table:style-name="ro1">
          <table:table-cell office:value-type="float" office:value="31743501" calcext:value-type="float">
            <text:p>31743501</text:p>
          </table:table-cell>
          <table:table-cell table:style-name="ce1" table:formula="of:=[.A1986]/1000/(60*60*24)" office:value-type="time" office:time-value="PT08H49M03.501S" calcext:value-type="time">
            <text:p>08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37.51" calcext:value-type="float">
            <text:p>2137.51</text:p>
          </table:table-cell>
          <table:table-cell office:value-type="float" office:value="2614.83" calcext:value-type="float">
            <text:p>2614.83</text:p>
          </table:table-cell>
        </table:table-row>
        <table:table-row table:style-name="ro1">
          <table:table-cell office:value-type="float" office:value="31759501" calcext:value-type="float">
            <text:p>31759501</text:p>
          </table:table-cell>
          <table:table-cell table:style-name="ce1" table:formula="of:=[.A1987]/1000/(60*60*24)" office:value-type="time" office:time-value="PT08H49M19.501S" calcext:value-type="time">
            <text:p>08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38.53" calcext:value-type="float">
            <text:p>2138.53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31775501" calcext:value-type="float">
            <text:p>31775501</text:p>
          </table:table-cell>
          <table:table-cell table:style-name="ce1" table:formula="of:=[.A1988]/1000/(60*60*24)" office:value-type="time" office:time-value="PT08H49M35.501S" calcext:value-type="time">
            <text:p>08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39.54" calcext:value-type="float">
            <text:p>2139.54</text:p>
          </table:table-cell>
          <table:table-cell office:value-type="float" office:value="2617.18" calcext:value-type="float">
            <text:p>2617.18</text:p>
          </table:table-cell>
        </table:table-row>
        <table:table-row table:style-name="ro1">
          <table:table-cell office:value-type="float" office:value="31791501" calcext:value-type="float">
            <text:p>31791501</text:p>
          </table:table-cell>
          <table:table-cell table:style-name="ce1" table:formula="of:=[.A1989]/1000/(60*60*24)" office:value-type="time" office:time-value="PT08H49M51.501S" calcext:value-type="time">
            <text:p>08:4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40.56" calcext:value-type="float">
            <text:p>2140.56</text:p>
          </table:table-cell>
          <table:table-cell office:value-type="float" office:value="2618.35" calcext:value-type="float">
            <text:p>2618.35</text:p>
          </table:table-cell>
        </table:table-row>
        <table:table-row table:style-name="ro1">
          <table:table-cell office:value-type="float" office:value="31807501" calcext:value-type="float">
            <text:p>31807501</text:p>
          </table:table-cell>
          <table:table-cell table:style-name="ce1" table:formula="of:=[.A1990]/1000/(60*60*24)" office:value-type="time" office:time-value="PT08H50M07.501S" calcext:value-type="time">
            <text:p>08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41.58" calcext:value-type="float">
            <text:p>2141.58</text:p>
          </table:table-cell>
          <table:table-cell office:value-type="float" office:value="2619.53" calcext:value-type="float">
            <text:p>2619.53</text:p>
          </table:table-cell>
        </table:table-row>
        <table:table-row table:style-name="ro1">
          <table:table-cell office:value-type="float" office:value="31823501" calcext:value-type="float">
            <text:p>31823501</text:p>
          </table:table-cell>
          <table:table-cell table:style-name="ce1" table:formula="of:=[.A1991]/1000/(60*60*24)" office:value-type="time" office:time-value="PT08H50M23.501S" calcext:value-type="time">
            <text:p>08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142.6" calcext:value-type="float">
            <text:p>2142.6</text:p>
          </table:table-cell>
          <table:table-cell office:value-type="float" office:value="2620.7" calcext:value-type="float">
            <text:p>2620.7</text:p>
          </table:table-cell>
        </table:table-row>
        <table:table-row table:style-name="ro1">
          <table:table-cell office:value-type="float" office:value="31839501" calcext:value-type="float">
            <text:p>31839501</text:p>
          </table:table-cell>
          <table:table-cell table:style-name="ce1" table:formula="of:=[.A1992]/1000/(60*60*24)" office:value-type="time" office:time-value="PT08H50M39.501S" calcext:value-type="time">
            <text:p>08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143.62" calcext:value-type="float">
            <text:p>2143.62</text:p>
          </table:table-cell>
          <table:table-cell office:value-type="float" office:value="2621.87" calcext:value-type="float">
            <text:p>2621.87</text:p>
          </table:table-cell>
        </table:table-row>
        <table:table-row table:style-name="ro1">
          <table:table-cell office:value-type="float" office:value="31855501" calcext:value-type="float">
            <text:p>31855501</text:p>
          </table:table-cell>
          <table:table-cell table:style-name="ce1" table:formula="of:=[.A1993]/1000/(60*60*24)" office:value-type="time" office:time-value="PT08H50M55.501S" calcext:value-type="time">
            <text:p>08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144.63" calcext:value-type="float">
            <text:p>2144.63</text:p>
          </table:table-cell>
          <table:table-cell office:value-type="float" office:value="2623.04" calcext:value-type="float">
            <text:p>2623.04</text:p>
          </table:table-cell>
        </table:table-row>
        <table:table-row table:style-name="ro1">
          <table:table-cell office:value-type="float" office:value="31871501" calcext:value-type="float">
            <text:p>31871501</text:p>
          </table:table-cell>
          <table:table-cell table:style-name="ce1" table:formula="of:=[.A1994]/1000/(60*60*24)" office:value-type="time" office:time-value="PT08H51M11.501S" calcext:value-type="time">
            <text:p>08:5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145.65" calcext:value-type="float">
            <text:p>2145.65</text:p>
          </table:table-cell>
          <table:table-cell office:value-type="float" office:value="2624.21" calcext:value-type="float">
            <text:p>2624.21</text:p>
          </table:table-cell>
        </table:table-row>
        <table:table-row table:style-name="ro1">
          <table:table-cell office:value-type="float" office:value="31887501" calcext:value-type="float">
            <text:p>31887501</text:p>
          </table:table-cell>
          <table:table-cell table:style-name="ce1" table:formula="of:=[.A1995]/1000/(60*60*24)" office:value-type="time" office:time-value="PT08H51M27.501S" calcext:value-type="time">
            <text:p>08:5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146.67" calcext:value-type="float">
            <text:p>2146.67</text:p>
          </table:table-cell>
          <table:table-cell office:value-type="float" office:value="2625.39" calcext:value-type="float">
            <text:p>2625.39</text:p>
          </table:table-cell>
        </table:table-row>
        <table:table-row table:style-name="ro1">
          <table:table-cell office:value-type="float" office:value="31903501" calcext:value-type="float">
            <text:p>31903501</text:p>
          </table:table-cell>
          <table:table-cell table:style-name="ce1" table:formula="of:=[.A1996]/1000/(60*60*24)" office:value-type="time" office:time-value="PT08H51M43.501S" calcext:value-type="time">
            <text:p>08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147.68" calcext:value-type="float">
            <text:p>2147.68</text:p>
          </table:table-cell>
          <table:table-cell office:value-type="float" office:value="2626.56" calcext:value-type="float">
            <text:p>2626.56</text:p>
          </table:table-cell>
        </table:table-row>
        <table:table-row table:style-name="ro1">
          <table:table-cell office:value-type="float" office:value="31919501" calcext:value-type="float">
            <text:p>31919501</text:p>
          </table:table-cell>
          <table:table-cell table:style-name="ce1" table:formula="of:=[.A1997]/1000/(60*60*24)" office:value-type="time" office:time-value="PT08H51M59.501S" calcext:value-type="time">
            <text:p>08:52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148.7" calcext:value-type="float">
            <text:p>2148.7</text:p>
          </table:table-cell>
          <table:table-cell office:value-type="float" office:value="2627.73" calcext:value-type="float">
            <text:p>2627.73</text:p>
          </table:table-cell>
        </table:table-row>
        <table:table-row table:style-name="ro1">
          <table:table-cell office:value-type="float" office:value="31935501" calcext:value-type="float">
            <text:p>31935501</text:p>
          </table:table-cell>
          <table:table-cell table:style-name="ce1" table:formula="of:=[.A1998]/1000/(60*60*24)" office:value-type="time" office:time-value="PT08H52M15.501S" calcext:value-type="time">
            <text:p>08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149.71" calcext:value-type="float">
            <text:p>2149.71</text:p>
          </table:table-cell>
          <table:table-cell office:value-type="float" office:value="2628.89" calcext:value-type="float">
            <text:p>2628.89</text:p>
          </table:table-cell>
        </table:table-row>
        <table:table-row table:style-name="ro1">
          <table:table-cell office:value-type="float" office:value="31951501" calcext:value-type="float">
            <text:p>31951501</text:p>
          </table:table-cell>
          <table:table-cell table:style-name="ce1" table:formula="of:=[.A1999]/1000/(60*60*24)" office:value-type="time" office:time-value="PT08H52M31.501S" calcext:value-type="time">
            <text:p>08:5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50.73" calcext:value-type="float">
            <text:p>2150.73</text:p>
          </table:table-cell>
          <table:table-cell office:value-type="float" office:value="2630.06" calcext:value-type="float">
            <text:p>2630.06</text:p>
          </table:table-cell>
        </table:table-row>
        <table:table-row table:style-name="ro1">
          <table:table-cell office:value-type="float" office:value="31967501" calcext:value-type="float">
            <text:p>31967501</text:p>
          </table:table-cell>
          <table:table-cell table:style-name="ce1" table:formula="of:=[.A2000]/1000/(60*60*24)" office:value-type="time" office:time-value="PT08H52M47.501S" calcext:value-type="time">
            <text:p>08:52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51.75" calcext:value-type="float">
            <text:p>2151.75</text:p>
          </table:table-cell>
          <table:table-cell office:value-type="float" office:value="2631.23" calcext:value-type="float">
            <text:p>2631.23</text:p>
          </table:table-cell>
        </table:table-row>
        <table:table-row table:style-name="ro1">
          <table:table-cell office:value-type="float" office:value="31983501" calcext:value-type="float">
            <text:p>31983501</text:p>
          </table:table-cell>
          <table:table-cell table:style-name="ce1" table:formula="of:=[.A2001]/1000/(60*60*24)" office:value-type="time" office:time-value="PT08H53M03.501S" calcext:value-type="time">
            <text:p>08:5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52.76" calcext:value-type="float">
            <text:p>2152.76</text:p>
          </table:table-cell>
          <table:table-cell office:value-type="float" office:value="2632.4" calcext:value-type="float">
            <text:p>2632.4</text:p>
          </table:table-cell>
        </table:table-row>
        <table:table-row table:style-name="ro1">
          <table:table-cell office:value-type="float" office:value="31999501" calcext:value-type="float">
            <text:p>31999501</text:p>
          </table:table-cell>
          <table:table-cell table:style-name="ce1" table:formula="of:=[.A2002]/1000/(60*60*24)" office:value-type="time" office:time-value="PT08H53M19.501S" calcext:value-type="time">
            <text:p>08:53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53.78" calcext:value-type="float">
            <text:p>2153.78</text:p>
          </table:table-cell>
          <table:table-cell office:value-type="float" office:value="2633.57" calcext:value-type="float">
            <text:p>2633.57</text:p>
          </table:table-cell>
        </table:table-row>
        <table:table-row table:style-name="ro1">
          <table:table-cell office:value-type="float" office:value="32015501" calcext:value-type="float">
            <text:p>32015501</text:p>
          </table:table-cell>
          <table:table-cell table:style-name="ce1" table:formula="of:=[.A2003]/1000/(60*60*24)" office:value-type="time" office:time-value="PT08H53M35.501S" calcext:value-type="time">
            <text:p>08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54.79" calcext:value-type="float">
            <text:p>2154.79</text:p>
          </table:table-cell>
          <table:table-cell office:value-type="float" office:value="2634.74" calcext:value-type="float">
            <text:p>2634.74</text:p>
          </table:table-cell>
        </table:table-row>
        <table:table-row table:style-name="ro1">
          <table:table-cell office:value-type="float" office:value="32031501" calcext:value-type="float">
            <text:p>32031501</text:p>
          </table:table-cell>
          <table:table-cell table:style-name="ce1" table:formula="of:=[.A2004]/1000/(60*60*24)" office:value-type="time" office:time-value="PT08H53M51.501S" calcext:value-type="time">
            <text:p>08:5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55.81" calcext:value-type="float">
            <text:p>2155.81</text:p>
          </table:table-cell>
          <table:table-cell office:value-type="float" office:value="2635.9" calcext:value-type="float">
            <text:p>2635.9</text:p>
          </table:table-cell>
        </table:table-row>
        <table:table-row table:style-name="ro1">
          <table:table-cell office:value-type="float" office:value="32047501" calcext:value-type="float">
            <text:p>32047501</text:p>
          </table:table-cell>
          <table:table-cell table:style-name="ce1" table:formula="of:=[.A2005]/1000/(60*60*24)" office:value-type="time" office:time-value="PT08H54M07.501S" calcext:value-type="time">
            <text:p>08:5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56.82" calcext:value-type="float">
            <text:p>2156.82</text:p>
          </table:table-cell>
          <table:table-cell office:value-type="float" office:value="2637.07" calcext:value-type="float">
            <text:p>2637.07</text:p>
          </table:table-cell>
        </table:table-row>
        <table:table-row table:style-name="ro1">
          <table:table-cell office:value-type="float" office:value="32063501" calcext:value-type="float">
            <text:p>32063501</text:p>
          </table:table-cell>
          <table:table-cell table:style-name="ce1" table:formula="of:=[.A2006]/1000/(60*60*24)" office:value-type="time" office:time-value="PT08H54M23.501S" calcext:value-type="time">
            <text:p>08:5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157.84" calcext:value-type="float">
            <text:p>2157.84</text:p>
          </table:table-cell>
          <table:table-cell office:value-type="float" office:value="2638.24" calcext:value-type="float">
            <text:p>2638.24</text:p>
          </table:table-cell>
        </table:table-row>
        <table:table-row table:style-name="ro1">
          <table:table-cell office:value-type="float" office:value="32079501" calcext:value-type="float">
            <text:p>32079501</text:p>
          </table:table-cell>
          <table:table-cell table:style-name="ce1" table:formula="of:=[.A2007]/1000/(60*60*24)" office:value-type="time" office:time-value="PT08H54M39.501S" calcext:value-type="time">
            <text:p>08:5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158.85" calcext:value-type="float">
            <text:p>2158.85</text:p>
          </table:table-cell>
          <table:table-cell office:value-type="float" office:value="2639.41" calcext:value-type="float">
            <text:p>2639.41</text:p>
          </table:table-cell>
        </table:table-row>
        <table:table-row table:style-name="ro1">
          <table:table-cell office:value-type="float" office:value="32095501" calcext:value-type="float">
            <text:p>32095501</text:p>
          </table:table-cell>
          <table:table-cell table:style-name="ce1" table:formula="of:=[.A2008]/1000/(60*60*24)" office:value-type="time" office:time-value="PT08H54M55.501S" calcext:value-type="time">
            <text:p>08:54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159.87" calcext:value-type="float">
            <text:p>2159.87</text:p>
          </table:table-cell>
          <table:table-cell office:value-type="float" office:value="2640.57" calcext:value-type="float">
            <text:p>2640.57</text:p>
          </table:table-cell>
        </table:table-row>
        <table:table-row table:style-name="ro1">
          <table:table-cell office:value-type="float" office:value="32111501" calcext:value-type="float">
            <text:p>32111501</text:p>
          </table:table-cell>
          <table:table-cell table:style-name="ce1" table:formula="of:=[.A2009]/1000/(60*60*24)" office:value-type="time" office:time-value="PT08H55M11.501S" calcext:value-type="time">
            <text:p>08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160.88" calcext:value-type="float">
            <text:p>2160.88</text:p>
          </table:table-cell>
          <table:table-cell office:value-type="float" office:value="2641.74" calcext:value-type="float">
            <text:p>2641.74</text:p>
          </table:table-cell>
        </table:table-row>
        <table:table-row table:style-name="ro1">
          <table:table-cell office:value-type="float" office:value="32127501" calcext:value-type="float">
            <text:p>32127501</text:p>
          </table:table-cell>
          <table:table-cell table:style-name="ce1" table:formula="of:=[.A2010]/1000/(60*60*24)" office:value-type="time" office:time-value="PT08H55M27.501S" calcext:value-type="time">
            <text:p>08:55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161.9" calcext:value-type="float">
            <text:p>2161.9</text:p>
          </table:table-cell>
          <table:table-cell office:value-type="float" office:value="2642.9" calcext:value-type="float">
            <text:p>2642.9</text:p>
          </table:table-cell>
        </table:table-row>
        <table:table-row table:style-name="ro1">
          <table:table-cell office:value-type="float" office:value="32143501" calcext:value-type="float">
            <text:p>32143501</text:p>
          </table:table-cell>
          <table:table-cell table:style-name="ce1" table:formula="of:=[.A2011]/1000/(60*60*24)" office:value-type="time" office:time-value="PT08H55M43.501S" calcext:value-type="time">
            <text:p>08:5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162.91" calcext:value-type="float">
            <text:p>2162.91</text:p>
          </table:table-cell>
          <table:table-cell office:value-type="float" office:value="2644.07" calcext:value-type="float">
            <text:p>2644.07</text:p>
          </table:table-cell>
        </table:table-row>
        <table:table-row table:style-name="ro1">
          <table:table-cell office:value-type="float" office:value="32159501" calcext:value-type="float">
            <text:p>32159501</text:p>
          </table:table-cell>
          <table:table-cell table:style-name="ce1" table:formula="of:=[.A2012]/1000/(60*60*24)" office:value-type="time" office:time-value="PT08H55M59.501S" calcext:value-type="time">
            <text:p>08:56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163.93" calcext:value-type="float">
            <text:p>2163.93</text:p>
          </table:table-cell>
          <table:table-cell office:value-type="float" office:value="2645.23" calcext:value-type="float">
            <text:p>2645.23</text:p>
          </table:table-cell>
        </table:table-row>
        <table:table-row table:style-name="ro1">
          <table:table-cell office:value-type="float" office:value="32175501" calcext:value-type="float">
            <text:p>32175501</text:p>
          </table:table-cell>
          <table:table-cell table:style-name="ce1" table:formula="of:=[.A2013]/1000/(60*60*24)" office:value-type="time" office:time-value="PT08H56M15.501S" calcext:value-type="time">
            <text:p>08:56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64.94" calcext:value-type="float">
            <text:p>2164.94</text:p>
          </table:table-cell>
          <table:table-cell office:value-type="float" office:value="2646.39" calcext:value-type="float">
            <text:p>2646.39</text:p>
          </table:table-cell>
        </table:table-row>
        <table:table-row table:style-name="ro1">
          <table:table-cell office:value-type="float" office:value="32191501" calcext:value-type="float">
            <text:p>32191501</text:p>
          </table:table-cell>
          <table:table-cell table:style-name="ce1" table:formula="of:=[.A2014]/1000/(60*60*24)" office:value-type="time" office:time-value="PT08H56M31.501S" calcext:value-type="time">
            <text:p>08:56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2165.95" calcext:value-type="float">
            <text:p>2165.95</text:p>
          </table:table-cell>
          <table:table-cell office:value-type="float" office:value="2647.55" calcext:value-type="float">
            <text:p>2647.55</text:p>
          </table:table-cell>
        </table:table-row>
        <table:table-row table:style-name="ro1">
          <table:table-cell office:value-type="float" office:value="32207501" calcext:value-type="float">
            <text:p>32207501</text:p>
          </table:table-cell>
          <table:table-cell table:style-name="ce1" table:formula="of:=[.A2015]/1000/(60*60*24)" office:value-type="time" office:time-value="PT08H56M47.501S" calcext:value-type="time">
            <text:p>08:5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66.97" calcext:value-type="float">
            <text:p>2166.97</text:p>
          </table:table-cell>
          <table:table-cell office:value-type="float" office:value="2648.71" calcext:value-type="float">
            <text:p>2648.71</text:p>
          </table:table-cell>
        </table:table-row>
        <table:table-row table:style-name="ro1">
          <table:table-cell office:value-type="float" office:value="32223501" calcext:value-type="float">
            <text:p>32223501</text:p>
          </table:table-cell>
          <table:table-cell table:style-name="ce1" table:formula="of:=[.A2016]/1000/(60*60*24)" office:value-type="time" office:time-value="PT08H57M03.501S" calcext:value-type="time">
            <text:p>08:5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67.98" calcext:value-type="float">
            <text:p>2167.98</text:p>
          </table:table-cell>
          <table:table-cell office:value-type="float" office:value="2649.87" calcext:value-type="float">
            <text:p>2649.87</text:p>
          </table:table-cell>
        </table:table-row>
        <table:table-row table:style-name="ro1">
          <table:table-cell office:value-type="float" office:value="32239501" calcext:value-type="float">
            <text:p>32239501</text:p>
          </table:table-cell>
          <table:table-cell table:style-name="ce1" table:formula="of:=[.A2017]/1000/(60*60*24)" office:value-type="time" office:time-value="PT08H57M19.501S" calcext:value-type="time">
            <text:p>08:5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68.99" calcext:value-type="float">
            <text:p>2168.99</text:p>
          </table:table-cell>
          <table:table-cell office:value-type="float" office:value="2651.04" calcext:value-type="float">
            <text:p>2651.04</text:p>
          </table:table-cell>
        </table:table-row>
        <table:table-row table:style-name="ro1">
          <table:table-cell office:value-type="float" office:value="32255501" calcext:value-type="float">
            <text:p>32255501</text:p>
          </table:table-cell>
          <table:table-cell table:style-name="ce1" table:formula="of:=[.A2018]/1000/(60*60*24)" office:value-type="time" office:time-value="PT08H57M35.501S" calcext:value-type="time">
            <text:p>08:5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70" calcext:value-type="float">
            <text:p>2170</text:p>
          </table:table-cell>
          <table:table-cell office:value-type="float" office:value="2652.2" calcext:value-type="float">
            <text:p>2652.2</text:p>
          </table:table-cell>
        </table:table-row>
        <table:table-row table:style-name="ro1">
          <table:table-cell office:value-type="float" office:value="32271501" calcext:value-type="float">
            <text:p>32271501</text:p>
          </table:table-cell>
          <table:table-cell table:style-name="ce1" table:formula="of:=[.A2019]/1000/(60*60*24)" office:value-type="time" office:time-value="PT08H57M51.501S" calcext:value-type="time">
            <text:p>08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71.01" calcext:value-type="float">
            <text:p>2171.01</text:p>
          </table:table-cell>
          <table:table-cell office:value-type="float" office:value="2653.36" calcext:value-type="float">
            <text:p>2653.36</text:p>
          </table:table-cell>
        </table:table-row>
        <table:table-row table:style-name="ro1">
          <table:table-cell office:value-type="float" office:value="32287501" calcext:value-type="float">
            <text:p>32287501</text:p>
          </table:table-cell>
          <table:table-cell table:style-name="ce1" table:formula="of:=[.A2020]/1000/(60*60*24)" office:value-type="time" office:time-value="PT08H58M07.501S" calcext:value-type="time">
            <text:p>08:5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72.03" calcext:value-type="float">
            <text:p>2172.03</text:p>
          </table:table-cell>
          <table:table-cell office:value-type="float" office:value="2654.52" calcext:value-type="float">
            <text:p>2654.52</text:p>
          </table:table-cell>
        </table:table-row>
        <table:table-row table:style-name="ro1">
          <table:table-cell office:value-type="float" office:value="32303501" calcext:value-type="float">
            <text:p>32303501</text:p>
          </table:table-cell>
          <table:table-cell table:style-name="ce1" table:formula="of:=[.A2021]/1000/(60*60*24)" office:value-type="time" office:time-value="PT08H58M23.501S" calcext:value-type="time">
            <text:p>08:5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73.04" calcext:value-type="float">
            <text:p>2173.04</text:p>
          </table:table-cell>
          <table:table-cell office:value-type="float" office:value="2655.68" calcext:value-type="float">
            <text:p>2655.68</text:p>
          </table:table-cell>
        </table:table-row>
        <table:table-row table:style-name="ro1">
          <table:table-cell office:value-type="float" office:value="32319501" calcext:value-type="float">
            <text:p>32319501</text:p>
          </table:table-cell>
          <table:table-cell table:style-name="ce1" table:formula="of:=[.A2022]/1000/(60*60*24)" office:value-type="time" office:time-value="PT08H58M39.501S" calcext:value-type="time">
            <text:p>08:5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74.05" calcext:value-type="float">
            <text:p>2174.05</text:p>
          </table:table-cell>
          <table:table-cell office:value-type="float" office:value="2656.84" calcext:value-type="float">
            <text:p>2656.84</text:p>
          </table:table-cell>
        </table:table-row>
        <table:table-row table:style-name="ro1">
          <table:table-cell office:value-type="float" office:value="32335501" calcext:value-type="float">
            <text:p>32335501</text:p>
          </table:table-cell>
          <table:table-cell table:style-name="ce1" table:formula="of:=[.A2023]/1000/(60*60*24)" office:value-type="time" office:time-value="PT08H58M55.501S" calcext:value-type="time">
            <text:p>08:5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75.06" calcext:value-type="float">
            <text:p>2175.06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2351501" calcext:value-type="float">
            <text:p>32351501</text:p>
          </table:table-cell>
          <table:table-cell table:style-name="ce1" table:formula="of:=[.A2024]/1000/(60*60*24)" office:value-type="time" office:time-value="PT08H59M11.501S" calcext:value-type="time">
            <text:p>08:5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76.07" calcext:value-type="float">
            <text:p>2176.07</text:p>
          </table:table-cell>
          <table:table-cell office:value-type="float" office:value="2659.16" calcext:value-type="float">
            <text:p>2659.16</text:p>
          </table:table-cell>
        </table:table-row>
        <table:table-row table:style-name="ro1">
          <table:table-cell office:value-type="float" office:value="32367501" calcext:value-type="float">
            <text:p>32367501</text:p>
          </table:table-cell>
          <table:table-cell table:style-name="ce1" table:formula="of:=[.A2025]/1000/(60*60*24)" office:value-type="time" office:time-value="PT08H59M27.501S" calcext:value-type="time">
            <text:p>08:5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77.08" calcext:value-type="float">
            <text:p>2177.08</text:p>
          </table:table-cell>
          <table:table-cell office:value-type="float" office:value="2660.32" calcext:value-type="float">
            <text:p>2660.32</text:p>
          </table:table-cell>
        </table:table-row>
        <table:table-row table:style-name="ro1">
          <table:table-cell office:value-type="float" office:value="32383501" calcext:value-type="float">
            <text:p>32383501</text:p>
          </table:table-cell>
          <table:table-cell table:style-name="ce1" table:formula="of:=[.A2026]/1000/(60*60*24)" office:value-type="time" office:time-value="PT08H59M43.501S" calcext:value-type="time">
            <text:p>08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78.1" calcext:value-type="float">
            <text:p>2178.1</text:p>
          </table:table-cell>
          <table:table-cell office:value-type="float" office:value="2661.48" calcext:value-type="float">
            <text:p>2661.48</text:p>
          </table:table-cell>
        </table:table-row>
        <table:table-row table:style-name="ro1">
          <table:table-cell office:value-type="float" office:value="32399501" calcext:value-type="float">
            <text:p>32399501</text:p>
          </table:table-cell>
          <table:table-cell table:style-name="ce1" table:formula="of:=[.A2027]/1000/(60*60*24)" office:value-type="time" office:time-value="PT08H59M59.501S" calcext:value-type="time">
            <text:p>09:0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179.11" calcext:value-type="float">
            <text:p>2179.11</text:p>
          </table:table-cell>
          <table:table-cell office:value-type="float" office:value="2662.63" calcext:value-type="float">
            <text:p>2662.63</text:p>
          </table:table-cell>
        </table:table-row>
        <table:table-row table:style-name="ro1">
          <table:table-cell office:value-type="float" office:value="32415501" calcext:value-type="float">
            <text:p>32415501</text:p>
          </table:table-cell>
          <table:table-cell table:style-name="ce1" table:formula="of:=[.A2028]/1000/(60*60*24)" office:value-type="time" office:time-value="PT09H00M15.501S" calcext:value-type="time">
            <text:p>09:0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180.12" calcext:value-type="float">
            <text:p>2180.12</text:p>
          </table:table-cell>
          <table:table-cell office:value-type="float" office:value="2663.79" calcext:value-type="float">
            <text:p>2663.79</text:p>
          </table:table-cell>
        </table:table-row>
        <table:table-row table:style-name="ro1">
          <table:table-cell office:value-type="float" office:value="32431501" calcext:value-type="float">
            <text:p>32431501</text:p>
          </table:table-cell>
          <table:table-cell table:style-name="ce1" table:formula="of:=[.A2029]/1000/(60*60*24)" office:value-type="time" office:time-value="PT09H00M31.501S" calcext:value-type="time">
            <text:p>09:00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81.13" calcext:value-type="float">
            <text:p>2181.13</text:p>
          </table:table-cell>
          <table:table-cell office:value-type="float" office:value="2664.95" calcext:value-type="float">
            <text:p>2664.95</text:p>
          </table:table-cell>
        </table:table-row>
        <table:table-row table:style-name="ro1">
          <table:table-cell office:value-type="float" office:value="32447501" calcext:value-type="float">
            <text:p>32447501</text:p>
          </table:table-cell>
          <table:table-cell table:style-name="ce1" table:formula="of:=[.A2030]/1000/(60*60*24)" office:value-type="time" office:time-value="PT09H00M47.501S" calcext:value-type="time">
            <text:p>09:00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82.14" calcext:value-type="float">
            <text:p>2182.14</text:p>
          </table:table-cell>
          <table:table-cell office:value-type="float" office:value="2666.1" calcext:value-type="float">
            <text:p>2666.1</text:p>
          </table:table-cell>
        </table:table-row>
        <table:table-row table:style-name="ro1">
          <table:table-cell office:value-type="float" office:value="32463501" calcext:value-type="float">
            <text:p>32463501</text:p>
          </table:table-cell>
          <table:table-cell table:style-name="ce1" table:formula="of:=[.A2031]/1000/(60*60*24)" office:value-type="time" office:time-value="PT09H01M03.501S" calcext:value-type="time">
            <text:p>09:0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83.15" calcext:value-type="float">
            <text:p>2183.15</text:p>
          </table:table-cell>
          <table:table-cell office:value-type="float" office:value="2667.25" calcext:value-type="float">
            <text:p>2667.25</text:p>
          </table:table-cell>
        </table:table-row>
        <table:table-row table:style-name="ro1">
          <table:table-cell office:value-type="float" office:value="32479501" calcext:value-type="float">
            <text:p>32479501</text:p>
          </table:table-cell>
          <table:table-cell table:style-name="ce1" table:formula="of:=[.A2032]/1000/(60*60*24)" office:value-type="time" office:time-value="PT09H01M19.501S" calcext:value-type="time">
            <text:p>09:01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84.16" calcext:value-type="float">
            <text:p>2184.16</text:p>
          </table:table-cell>
          <table:table-cell office:value-type="float" office:value="2668.41" calcext:value-type="float">
            <text:p>2668.41</text:p>
          </table:table-cell>
        </table:table-row>
        <table:table-row table:style-name="ro1">
          <table:table-cell office:value-type="float" office:value="32495501" calcext:value-type="float">
            <text:p>32495501</text:p>
          </table:table-cell>
          <table:table-cell table:style-name="ce1" table:formula="of:=[.A2033]/1000/(60*60*24)" office:value-type="time" office:time-value="PT09H01M35.501S" calcext:value-type="time">
            <text:p>09:01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4" calcext:value-type="float">
            <text:p>259.4</text:p>
          </table:table-cell>
          <table:table-cell office:value-type="float" office:value="2185.17" calcext:value-type="float">
            <text:p>2185.17</text:p>
          </table:table-cell>
          <table:table-cell office:value-type="float" office:value="2669.56" calcext:value-type="float">
            <text:p>2669.56</text:p>
          </table:table-cell>
        </table:table-row>
        <table:table-row table:style-name="ro1">
          <table:table-cell office:value-type="float" office:value="32511501" calcext:value-type="float">
            <text:p>32511501</text:p>
          </table:table-cell>
          <table:table-cell table:style-name="ce1" table:formula="of:=[.A2034]/1000/(60*60*24)" office:value-type="time" office:time-value="PT09H01M51.501S" calcext:value-type="time">
            <text:p>09:01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86.18" calcext:value-type="float">
            <text:p>2186.18</text:p>
          </table:table-cell>
          <table:table-cell office:value-type="float" office:value="2670.71" calcext:value-type="float">
            <text:p>2670.71</text:p>
          </table:table-cell>
        </table:table-row>
        <table:table-row table:style-name="ro1">
          <table:table-cell office:value-type="float" office:value="32527501" calcext:value-type="float">
            <text:p>32527501</text:p>
          </table:table-cell>
          <table:table-cell table:style-name="ce1" table:formula="of:=[.A2035]/1000/(60*60*24)" office:value-type="time" office:time-value="PT09H02M07.501S" calcext:value-type="time">
            <text:p>09:02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87.18" calcext:value-type="float">
            <text:p>2187.18</text:p>
          </table:table-cell>
          <table:table-cell office:value-type="float" office:value="2671.86" calcext:value-type="float">
            <text:p>2671.86</text:p>
          </table:table-cell>
        </table:table-row>
        <table:table-row table:style-name="ro1">
          <table:table-cell office:value-type="float" office:value="32543501" calcext:value-type="float">
            <text:p>32543501</text:p>
          </table:table-cell>
          <table:table-cell table:style-name="ce1" table:formula="of:=[.A2036]/1000/(60*60*24)" office:value-type="time" office:time-value="PT09H02M23.501S" calcext:value-type="time">
            <text:p>09:02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188.19" calcext:value-type="float">
            <text:p>2188.19</text:p>
          </table:table-cell>
          <table:table-cell office:value-type="float" office:value="2673.02" calcext:value-type="float">
            <text:p>2673.02</text:p>
          </table:table-cell>
        </table:table-row>
        <table:table-row table:style-name="ro1">
          <table:table-cell office:value-type="float" office:value="32559501" calcext:value-type="float">
            <text:p>32559501</text:p>
          </table:table-cell>
          <table:table-cell table:style-name="ce1" table:formula="of:=[.A2037]/1000/(60*60*24)" office:value-type="time" office:time-value="PT09H02M39.501S" calcext:value-type="time">
            <text:p>09:02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89.2" calcext:value-type="float">
            <text:p>2189.2</text:p>
          </table:table-cell>
          <table:table-cell office:value-type="float" office:value="2674.17" calcext:value-type="float">
            <text:p>2674.17</text:p>
          </table:table-cell>
        </table:table-row>
        <table:table-row table:style-name="ro1">
          <table:table-cell office:value-type="float" office:value="32575501" calcext:value-type="float">
            <text:p>32575501</text:p>
          </table:table-cell>
          <table:table-cell table:style-name="ce1" table:formula="of:=[.A2038]/1000/(60*60*24)" office:value-type="time" office:time-value="PT09H02M55.501S" calcext:value-type="time">
            <text:p>09:02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90.21" calcext:value-type="float">
            <text:p>2190.21</text:p>
          </table:table-cell>
          <table:table-cell office:value-type="float" office:value="2675.32" calcext:value-type="float">
            <text:p>2675.32</text:p>
          </table:table-cell>
        </table:table-row>
        <table:table-row table:style-name="ro1">
          <table:table-cell office:value-type="float" office:value="32591501" calcext:value-type="float">
            <text:p>32591501</text:p>
          </table:table-cell>
          <table:table-cell table:style-name="ce1" table:formula="of:=[.A2039]/1000/(60*60*24)" office:value-type="time" office:time-value="PT09H03M11.501S" calcext:value-type="time">
            <text:p>09:03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5" calcext:value-type="float">
            <text:p>259.05</text:p>
          </table:table-cell>
          <table:table-cell office:value-type="float" office:value="2191.21" calcext:value-type="float">
            <text:p>2191.21</text:p>
          </table:table-cell>
          <table:table-cell office:value-type="float" office:value="2676.47" calcext:value-type="float">
            <text:p>2676.47</text:p>
          </table:table-cell>
        </table:table-row>
        <table:table-row table:style-name="ro1">
          <table:table-cell office:value-type="float" office:value="32607501" calcext:value-type="float">
            <text:p>32607501</text:p>
          </table:table-cell>
          <table:table-cell table:style-name="ce1" table:formula="of:=[.A2040]/1000/(60*60*24)" office:value-type="time" office:time-value="PT09H03M27.501S" calcext:value-type="time">
            <text:p>09:03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92.22" calcext:value-type="float">
            <text:p>2192.22</text:p>
          </table:table-cell>
          <table:table-cell office:value-type="float" office:value="2677.62" calcext:value-type="float">
            <text:p>2677.62</text:p>
          </table:table-cell>
        </table:table-row>
        <table:table-row table:style-name="ro1">
          <table:table-cell office:value-type="float" office:value="32623501" calcext:value-type="float">
            <text:p>32623501</text:p>
          </table:table-cell>
          <table:table-cell table:style-name="ce1" table:formula="of:=[.A2041]/1000/(60*60*24)" office:value-type="time" office:time-value="PT09H03M43.501S" calcext:value-type="time">
            <text:p>09:03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2193.23" calcext:value-type="float">
            <text:p>2193.23</text:p>
          </table:table-cell>
          <table:table-cell office:value-type="float" office:value="2678.77" calcext:value-type="float">
            <text:p>2678.77</text:p>
          </table:table-cell>
        </table:table-row>
        <table:table-row table:style-name="ro1">
          <table:table-cell office:value-type="float" office:value="32639501" calcext:value-type="float">
            <text:p>32639501</text:p>
          </table:table-cell>
          <table:table-cell table:style-name="ce1" table:formula="of:=[.A2042]/1000/(60*60*24)" office:value-type="time" office:time-value="PT09H03M59.501S" calcext:value-type="time">
            <text:p>09:04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94.24" calcext:value-type="float">
            <text:p>2194.24</text:p>
          </table:table-cell>
          <table:table-cell office:value-type="float" office:value="2679.92" calcext:value-type="float">
            <text:p>2679.92</text:p>
          </table:table-cell>
        </table:table-row>
        <table:table-row table:style-name="ro1">
          <table:table-cell office:value-type="float" office:value="32655501" calcext:value-type="float">
            <text:p>32655501</text:p>
          </table:table-cell>
          <table:table-cell table:style-name="ce1" table:formula="of:=[.A2043]/1000/(60*60*24)" office:value-type="time" office:time-value="PT09H04M15.501S" calcext:value-type="time">
            <text:p>09:04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95.25" calcext:value-type="float">
            <text:p>2195.25</text:p>
          </table:table-cell>
          <table:table-cell office:value-type="float" office:value="2681.07" calcext:value-type="float">
            <text:p>2681.07</text:p>
          </table:table-cell>
        </table:table-row>
        <table:table-row table:style-name="ro1">
          <table:table-cell office:value-type="float" office:value="32671501" calcext:value-type="float">
            <text:p>32671501</text:p>
          </table:table-cell>
          <table:table-cell table:style-name="ce1" table:formula="of:=[.A2044]/1000/(60*60*24)" office:value-type="time" office:time-value="PT09H04M31.501S" calcext:value-type="time">
            <text:p>09:04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96.25" calcext:value-type="float">
            <text:p>2196.25</text:p>
          </table:table-cell>
          <table:table-cell office:value-type="float" office:value="2682.22" calcext:value-type="float">
            <text:p>2682.22</text:p>
          </table:table-cell>
        </table:table-row>
        <table:table-row table:style-name="ro1">
          <table:table-cell office:value-type="float" office:value="32687501" calcext:value-type="float">
            <text:p>32687501</text:p>
          </table:table-cell>
          <table:table-cell table:style-name="ce1" table:formula="of:=[.A2045]/1000/(60*60*24)" office:value-type="time" office:time-value="PT09H04M47.501S" calcext:value-type="time">
            <text:p>09:04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197.26" calcext:value-type="float">
            <text:p>2197.26</text:p>
          </table:table-cell>
          <table:table-cell office:value-type="float" office:value="2683.37" calcext:value-type="float">
            <text:p>2683.37</text:p>
          </table:table-cell>
        </table:table-row>
        <table:table-row table:style-name="ro1">
          <table:table-cell office:value-type="float" office:value="32703501" calcext:value-type="float">
            <text:p>32703501</text:p>
          </table:table-cell>
          <table:table-cell table:style-name="ce1" table:formula="of:=[.A2046]/1000/(60*60*24)" office:value-type="time" office:time-value="PT09H05M03.501S" calcext:value-type="time">
            <text:p>09:05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98.27" calcext:value-type="float">
            <text:p>2198.27</text:p>
          </table:table-cell>
          <table:table-cell office:value-type="float" office:value="2684.51" calcext:value-type="float">
            <text:p>2684.51</text:p>
          </table:table-cell>
        </table:table-row>
        <table:table-row table:style-name="ro1">
          <table:table-cell office:value-type="float" office:value="32719501" calcext:value-type="float">
            <text:p>32719501</text:p>
          </table:table-cell>
          <table:table-cell table:style-name="ce1" table:formula="of:=[.A2047]/1000/(60*60*24)" office:value-type="time" office:time-value="PT09H05M19.501S" calcext:value-type="time">
            <text:p>09:05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99.27" calcext:value-type="float">
            <text:p>2199.27</text:p>
          </table:table-cell>
          <table:table-cell office:value-type="float" office:value="2685.66" calcext:value-type="float">
            <text:p>2685.66</text:p>
          </table:table-cell>
        </table:table-row>
        <table:table-row table:style-name="ro1">
          <table:table-cell office:value-type="float" office:value="32735501" calcext:value-type="float">
            <text:p>32735501</text:p>
          </table:table-cell>
          <table:table-cell table:style-name="ce1" table:formula="of:=[.A2048]/1000/(60*60*24)" office:value-type="time" office:time-value="PT09H05M35.501S" calcext:value-type="time">
            <text:p>09:05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200.28" calcext:value-type="float">
            <text:p>2200.28</text:p>
          </table:table-cell>
          <table:table-cell office:value-type="float" office:value="2686.8" calcext:value-type="float">
            <text:p>2686.8</text:p>
          </table:table-cell>
        </table:table-row>
        <table:table-row table:style-name="ro1">
          <table:table-cell office:value-type="float" office:value="32751501" calcext:value-type="float">
            <text:p>32751501</text:p>
          </table:table-cell>
          <table:table-cell table:style-name="ce1" table:formula="of:=[.A2049]/1000/(60*60*24)" office:value-type="time" office:time-value="PT09H05M51.501S" calcext:value-type="time">
            <text:p>09:05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201.28" calcext:value-type="float">
            <text:p>2201.28</text:p>
          </table:table-cell>
          <table:table-cell office:value-type="float" office:value="2687.95" calcext:value-type="float">
            <text:p>2687.95</text:p>
          </table:table-cell>
        </table:table-row>
        <table:table-row table:style-name="ro1">
          <table:table-cell office:value-type="float" office:value="32767501" calcext:value-type="float">
            <text:p>32767501</text:p>
          </table:table-cell>
          <table:table-cell table:style-name="ce1" table:formula="of:=[.A2050]/1000/(60*60*24)" office:value-type="time" office:time-value="PT09H06M07.501S" calcext:value-type="time">
            <text:p>09:0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2202.29" calcext:value-type="float">
            <text:p>2202.29</text:p>
          </table:table-cell>
          <table:table-cell office:value-type="float" office:value="2689.09" calcext:value-type="float">
            <text:p>2689.09</text:p>
          </table:table-cell>
        </table:table-row>
        <table:table-row table:style-name="ro1">
          <table:table-cell office:value-type="float" office:value="32783501" calcext:value-type="float">
            <text:p>32783501</text:p>
          </table:table-cell>
          <table:table-cell table:style-name="ce1" table:formula="of:=[.A2051]/1000/(60*60*24)" office:value-type="time" office:time-value="PT09H06M23.501S" calcext:value-type="time">
            <text:p>09:06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203.29" calcext:value-type="float">
            <text:p>2203.29</text:p>
          </table:table-cell>
          <table:table-cell office:value-type="float" office:value="2690.24" calcext:value-type="float">
            <text:p>2690.24</text:p>
          </table:table-cell>
        </table:table-row>
        <table:table-row table:style-name="ro1">
          <table:table-cell office:value-type="float" office:value="32799501" calcext:value-type="float">
            <text:p>32799501</text:p>
          </table:table-cell>
          <table:table-cell table:style-name="ce1" table:formula="of:=[.A2052]/1000/(60*60*24)" office:value-type="time" office:time-value="PT09H06M39.501S" calcext:value-type="time">
            <text:p>09:06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204.3" calcext:value-type="float">
            <text:p>2204.3</text:p>
          </table:table-cell>
          <table:table-cell office:value-type="float" office:value="2691.38" calcext:value-type="float">
            <text:p>2691.38</text:p>
          </table:table-cell>
        </table:table-row>
        <table:table-row table:style-name="ro1">
          <table:table-cell office:value-type="float" office:value="32815501" calcext:value-type="float">
            <text:p>32815501</text:p>
          </table:table-cell>
          <table:table-cell table:style-name="ce1" table:formula="of:=[.A2053]/1000/(60*60*24)" office:value-type="time" office:time-value="PT09H06M55.501S" calcext:value-type="time">
            <text:p>09:0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2205.3" calcext:value-type="float">
            <text:p>2205.3</text:p>
          </table:table-cell>
          <table:table-cell office:value-type="float" office:value="2692.52" calcext:value-type="float">
            <text:p>2692.52</text:p>
          </table:table-cell>
        </table:table-row>
        <table:table-row table:style-name="ro1">
          <table:table-cell office:value-type="float" office:value="32831501" calcext:value-type="float">
            <text:p>32831501</text:p>
          </table:table-cell>
          <table:table-cell table:style-name="ce1" table:formula="of:=[.A2054]/1000/(60*60*24)" office:value-type="time" office:time-value="PT09H07M11.501S" calcext:value-type="time">
            <text:p>09:07:12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206.3" calcext:value-type="float">
            <text:p>2206.3</text:p>
          </table:table-cell>
          <table:table-cell office:value-type="float" office:value="2693.67" calcext:value-type="float">
            <text:p>2693.67</text:p>
          </table:table-cell>
        </table:table-row>
        <table:table-row table:style-name="ro1">
          <table:table-cell office:value-type="float" office:value="32847501" calcext:value-type="float">
            <text:p>32847501</text:p>
          </table:table-cell>
          <table:table-cell table:style-name="ce1" table:formula="of:=[.A2055]/1000/(60*60*24)" office:value-type="time" office:time-value="PT09H07M27.501S" calcext:value-type="time">
            <text:p>09:07:28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207.31" calcext:value-type="float">
            <text:p>2207.31</text:p>
          </table:table-cell>
          <table:table-cell office:value-type="float" office:value="2694.81" calcext:value-type="float">
            <text:p>2694.81</text:p>
          </table:table-cell>
        </table:table-row>
        <table:table-row table:style-name="ro1">
          <table:table-cell office:value-type="float" office:value="32863501" calcext:value-type="float">
            <text:p>32863501</text:p>
          </table:table-cell>
          <table:table-cell table:style-name="ce1" table:formula="of:=[.A2056]/1000/(60*60*24)" office:value-type="time" office:time-value="PT09H07M43.501S" calcext:value-type="time">
            <text:p>09:07:44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208.31" calcext:value-type="float">
            <text:p>2208.31</text:p>
          </table:table-cell>
          <table:table-cell office:value-type="float" office:value="2695.95" calcext:value-type="float">
            <text:p>2695.95</text:p>
          </table:table-cell>
        </table:table-row>
        <table:table-row table:style-name="ro1">
          <table:table-cell office:value-type="float" office:value="32879501" calcext:value-type="float">
            <text:p>32879501</text:p>
          </table:table-cell>
          <table:table-cell table:style-name="ce1" table:formula="of:=[.A2057]/1000/(60*60*24)" office:value-type="time" office:time-value="PT09H07M59.501S" calcext:value-type="time">
            <text:p>09:08:00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209.32" calcext:value-type="float">
            <text:p>2209.32</text:p>
          </table:table-cell>
          <table:table-cell office:value-type="float" office:value="2697.1" calcext:value-type="float">
            <text:p>2697.1</text:p>
          </table:table-cell>
        </table:table-row>
        <table:table-row table:style-name="ro1">
          <table:table-cell office:value-type="float" office:value="32895501" calcext:value-type="float">
            <text:p>32895501</text:p>
          </table:table-cell>
          <table:table-cell table:style-name="ce1" table:formula="of:=[.A2058]/1000/(60*60*24)" office:value-type="time" office:time-value="PT09H08M15.501S" calcext:value-type="time">
            <text:p>09:08:16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210.32" calcext:value-type="float">
            <text:p>2210.32</text:p>
          </table:table-cell>
          <table:table-cell office:value-type="float" office:value="2698.24" calcext:value-type="float">
            <text:p>2698.24</text:p>
          </table:table-cell>
        </table:table-row>
        <table:table-row table:style-name="ro1">
          <table:table-cell office:value-type="float" office:value="32911501" calcext:value-type="float">
            <text:p>32911501</text:p>
          </table:table-cell>
          <table:table-cell table:style-name="ce1" table:formula="of:=[.A2059]/1000/(60*60*24)" office:value-type="time" office:time-value="PT09H08M31.501S" calcext:value-type="time">
            <text:p>09:0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211.32" calcext:value-type="float">
            <text:p>2211.32</text:p>
          </table:table-cell>
          <table:table-cell office:value-type="float" office:value="2699.38" calcext:value-type="float">
            <text:p>2699.38</text:p>
          </table:table-cell>
        </table:table-row>
        <table:table-row table:style-name="ro1">
          <table:table-cell office:value-type="float" office:value="32927501" calcext:value-type="float">
            <text:p>32927501</text:p>
          </table:table-cell>
          <table:table-cell table:style-name="ce1" table:formula="of:=[.A2060]/1000/(60*60*24)" office:value-type="time" office:time-value="PT09H08M47.501S" calcext:value-type="time">
            <text:p>09:0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212.33" calcext:value-type="float">
            <text:p>2212.33</text:p>
          </table:table-cell>
          <table:table-cell office:value-type="float" office:value="2700.51" calcext:value-type="float">
            <text:p>2700.51</text:p>
          </table:table-cell>
        </table:table-row>
        <table:table-row table:style-name="ro1">
          <table:table-cell office:value-type="float" office:value="32943501" calcext:value-type="float">
            <text:p>32943501</text:p>
          </table:table-cell>
          <table:table-cell table:style-name="ce1" table:formula="of:=[.A2061]/1000/(60*60*24)" office:value-type="time" office:time-value="PT09H09M03.501S" calcext:value-type="time">
            <text:p>09:0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213.33" calcext:value-type="float">
            <text:p>2213.33</text:p>
          </table:table-cell>
          <table:table-cell office:value-type="float" office:value="2701.65" calcext:value-type="float">
            <text:p>2701.65</text:p>
          </table:table-cell>
        </table:table-row>
        <table:table-row table:style-name="ro1">
          <table:table-cell office:value-type="float" office:value="32959501" calcext:value-type="float">
            <text:p>32959501</text:p>
          </table:table-cell>
          <table:table-cell table:style-name="ce1" table:formula="of:=[.A2062]/1000/(60*60*24)" office:value-type="time" office:time-value="PT09H09M19.501S" calcext:value-type="time">
            <text:p>09:09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214.33" calcext:value-type="float">
            <text:p>2214.33</text:p>
          </table:table-cell>
          <table:table-cell office:value-type="float" office:value="2702.79" calcext:value-type="float">
            <text:p>2702.79</text:p>
          </table:table-cell>
        </table:table-row>
        <table:table-row table:style-name="ro1">
          <table:table-cell office:value-type="float" office:value="32975501" calcext:value-type="float">
            <text:p>32975501</text:p>
          </table:table-cell>
          <table:table-cell table:style-name="ce1" table:formula="of:=[.A2063]/1000/(60*60*24)" office:value-type="time" office:time-value="PT09H09M35.501S" calcext:value-type="time">
            <text:p>09:0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215.34" calcext:value-type="float">
            <text:p>2215.34</text:p>
          </table:table-cell>
          <table:table-cell office:value-type="float" office:value="2703.92" calcext:value-type="float">
            <text:p>2703.92</text:p>
          </table:table-cell>
        </table:table-row>
        <table:table-row table:style-name="ro1">
          <table:table-cell office:value-type="float" office:value="32991501" calcext:value-type="float">
            <text:p>32991501</text:p>
          </table:table-cell>
          <table:table-cell table:style-name="ce1" table:formula="of:=[.A2064]/1000/(60*60*24)" office:value-type="time" office:time-value="PT09H09M51.501S" calcext:value-type="time">
            <text:p>09:0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216.34" calcext:value-type="float">
            <text:p>2216.34</text:p>
          </table:table-cell>
          <table:table-cell office:value-type="float" office:value="2705.06" calcext:value-type="float">
            <text:p>2705.06</text:p>
          </table:table-cell>
        </table:table-row>
        <table:table-row table:style-name="ro1">
          <table:table-cell office:value-type="float" office:value="33007501" calcext:value-type="float">
            <text:p>33007501</text:p>
          </table:table-cell>
          <table:table-cell table:style-name="ce1" table:formula="of:=[.A2065]/1000/(60*60*24)" office:value-type="time" office:time-value="PT09H10M07.501S" calcext:value-type="time">
            <text:p>09:10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217.34" calcext:value-type="float">
            <text:p>2217.34</text:p>
          </table:table-cell>
          <table:table-cell office:value-type="float" office:value="2706.2" calcext:value-type="float">
            <text:p>2706.2</text:p>
          </table:table-cell>
        </table:table-row>
        <table:table-row table:style-name="ro1">
          <table:table-cell office:value-type="float" office:value="33023501" calcext:value-type="float">
            <text:p>33023501</text:p>
          </table:table-cell>
          <table:table-cell table:style-name="ce1" table:formula="of:=[.A2066]/1000/(60*60*24)" office:value-type="time" office:time-value="PT09H10M23.501S" calcext:value-type="time">
            <text:p>09:10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218.34" calcext:value-type="float">
            <text:p>2218.34</text:p>
          </table:table-cell>
          <table:table-cell office:value-type="float" office:value="2707.33" calcext:value-type="float">
            <text:p>2707.33</text:p>
          </table:table-cell>
        </table:table-row>
        <table:table-row table:style-name="ro1">
          <table:table-cell office:value-type="float" office:value="33039501" calcext:value-type="float">
            <text:p>33039501</text:p>
          </table:table-cell>
          <table:table-cell table:style-name="ce1" table:formula="of:=[.A2067]/1000/(60*60*24)" office:value-type="time" office:time-value="PT09H10M39.501S" calcext:value-type="time">
            <text:p>09:10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219.34" calcext:value-type="float">
            <text:p>2219.34</text:p>
          </table:table-cell>
          <table:table-cell office:value-type="float" office:value="2708.47" calcext:value-type="float">
            <text:p>2708.47</text:p>
          </table:table-cell>
        </table:table-row>
        <table:table-row table:style-name="ro1">
          <table:table-cell office:value-type="float" office:value="33055501" calcext:value-type="float">
            <text:p>33055501</text:p>
          </table:table-cell>
          <table:table-cell table:style-name="ce1" table:formula="of:=[.A2068]/1000/(60*60*24)" office:value-type="time" office:time-value="PT09H10M55.501S" calcext:value-type="time">
            <text:p>09:10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20.34" calcext:value-type="float">
            <text:p>2220.34</text:p>
          </table:table-cell>
          <table:table-cell office:value-type="float" office:value="2709.61" calcext:value-type="float">
            <text:p>2709.61</text:p>
          </table:table-cell>
        </table:table-row>
        <table:table-row table:style-name="ro1">
          <table:table-cell office:value-type="float" office:value="33071501" calcext:value-type="float">
            <text:p>33071501</text:p>
          </table:table-cell>
          <table:table-cell table:style-name="ce1" table:formula="of:=[.A2069]/1000/(60*60*24)" office:value-type="time" office:time-value="PT09H11M11.501S" calcext:value-type="time">
            <text:p>09:11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21.34" calcext:value-type="float">
            <text:p>2221.34</text:p>
          </table:table-cell>
          <table:table-cell office:value-type="float" office:value="2710.74" calcext:value-type="float">
            <text:p>2710.74</text:p>
          </table:table-cell>
        </table:table-row>
        <table:table-row table:style-name="ro1">
          <table:table-cell office:value-type="float" office:value="33087501" calcext:value-type="float">
            <text:p>33087501</text:p>
          </table:table-cell>
          <table:table-cell table:style-name="ce1" table:formula="of:=[.A2070]/1000/(60*60*24)" office:value-type="time" office:time-value="PT09H11M27.501S" calcext:value-type="time">
            <text:p>09:11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22.34" calcext:value-type="float">
            <text:p>2222.34</text:p>
          </table:table-cell>
          <table:table-cell office:value-type="float" office:value="2711.87" calcext:value-type="float">
            <text:p>2711.87</text:p>
          </table:table-cell>
        </table:table-row>
        <table:table-row table:style-name="ro1">
          <table:table-cell office:value-type="float" office:value="33103501" calcext:value-type="float">
            <text:p>33103501</text:p>
          </table:table-cell>
          <table:table-cell table:style-name="ce1" table:formula="of:=[.A2071]/1000/(60*60*24)" office:value-type="time" office:time-value="PT09H11M43.501S" calcext:value-type="time">
            <text:p>09:1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223.34" calcext:value-type="float">
            <text:p>2223.34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33119501" calcext:value-type="float">
            <text:p>33119501</text:p>
          </table:table-cell>
          <table:table-cell table:style-name="ce1" table:formula="of:=[.A2072]/1000/(60*60*24)" office:value-type="time" office:time-value="PT09H11M59.501S" calcext:value-type="time">
            <text:p>09:12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224.34" calcext:value-type="float">
            <text:p>2224.34</text:p>
          </table:table-cell>
          <table:table-cell office:value-type="float" office:value="2714.13" calcext:value-type="float">
            <text:p>2714.13</text:p>
          </table:table-cell>
        </table:table-row>
        <table:table-row table:style-name="ro1">
          <table:table-cell office:value-type="float" office:value="33135501" calcext:value-type="float">
            <text:p>33135501</text:p>
          </table:table-cell>
          <table:table-cell table:style-name="ce1" table:formula="of:=[.A2073]/1000/(60*60*24)" office:value-type="time" office:time-value="PT09H12M15.501S" calcext:value-type="time">
            <text:p>09:12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225.34" calcext:value-type="float">
            <text:p>2225.34</text:p>
          </table:table-cell>
          <table:table-cell office:value-type="float" office:value="2715.26" calcext:value-type="float">
            <text:p>2715.26</text:p>
          </table:table-cell>
        </table:table-row>
        <table:table-row table:style-name="ro1">
          <table:table-cell office:value-type="float" office:value="33151501" calcext:value-type="float">
            <text:p>33151501</text:p>
          </table:table-cell>
          <table:table-cell table:style-name="ce1" table:formula="of:=[.A2074]/1000/(60*60*24)" office:value-type="time" office:time-value="PT09H12M31.501S" calcext:value-type="time">
            <text:p>09:12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226.34" calcext:value-type="float">
            <text:p>2226.34</text:p>
          </table:table-cell>
          <table:table-cell office:value-type="float" office:value="2716.39" calcext:value-type="float">
            <text:p>2716.39</text:p>
          </table:table-cell>
        </table:table-row>
        <table:table-row table:style-name="ro1">
          <table:table-cell office:value-type="float" office:value="33167501" calcext:value-type="float">
            <text:p>33167501</text:p>
          </table:table-cell>
          <table:table-cell table:style-name="ce1" table:formula="of:=[.A2075]/1000/(60*60*24)" office:value-type="time" office:time-value="PT09H12M47.501S" calcext:value-type="time">
            <text:p>09:12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227.34" calcext:value-type="float">
            <text:p>2227.34</text:p>
          </table:table-cell>
          <table:table-cell office:value-type="float" office:value="2717.52" calcext:value-type="float">
            <text:p>2717.52</text:p>
          </table:table-cell>
        </table:table-row>
        <table:table-row table:style-name="ro1">
          <table:table-cell office:value-type="float" office:value="33183501" calcext:value-type="float">
            <text:p>33183501</text:p>
          </table:table-cell>
          <table:table-cell table:style-name="ce1" table:formula="of:=[.A2076]/1000/(60*60*24)" office:value-type="time" office:time-value="PT09H13M03.501S" calcext:value-type="time">
            <text:p>09:13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228.34" calcext:value-type="float">
            <text:p>2228.34</text:p>
          </table:table-cell>
          <table:table-cell office:value-type="float" office:value="2718.65" calcext:value-type="float">
            <text:p>2718.65</text:p>
          </table:table-cell>
        </table:table-row>
        <table:table-row table:style-name="ro1">
          <table:table-cell office:value-type="float" office:value="33199501" calcext:value-type="float">
            <text:p>33199501</text:p>
          </table:table-cell>
          <table:table-cell table:style-name="ce1" table:formula="of:=[.A2077]/1000/(60*60*24)" office:value-type="time" office:time-value="PT09H13M19.501S" calcext:value-type="time">
            <text:p>09:13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229.34" calcext:value-type="float">
            <text:p>2229.34</text:p>
          </table:table-cell>
          <table:table-cell office:value-type="float" office:value="2719.78" calcext:value-type="float">
            <text:p>2719.78</text:p>
          </table:table-cell>
        </table:table-row>
        <table:table-row table:style-name="ro1">
          <table:table-cell office:value-type="float" office:value="33215501" calcext:value-type="float">
            <text:p>33215501</text:p>
          </table:table-cell>
          <table:table-cell table:style-name="ce1" table:formula="of:=[.A2078]/1000/(60*60*24)" office:value-type="time" office:time-value="PT09H13M35.501S" calcext:value-type="time">
            <text:p>09:13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230.34" calcext:value-type="float">
            <text:p>2230.34</text:p>
          </table:table-cell>
          <table:table-cell office:value-type="float" office:value="2720.91" calcext:value-type="float">
            <text:p>2720.91</text:p>
          </table:table-cell>
        </table:table-row>
        <table:table-row table:style-name="ro1">
          <table:table-cell office:value-type="float" office:value="33231501" calcext:value-type="float">
            <text:p>33231501</text:p>
          </table:table-cell>
          <table:table-cell table:style-name="ce1" table:formula="of:=[.A2079]/1000/(60*60*24)" office:value-type="time" office:time-value="PT09H13M51.501S" calcext:value-type="time">
            <text:p>09:13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231.33" calcext:value-type="float">
            <text:p>2231.33</text:p>
          </table:table-cell>
          <table:table-cell office:value-type="float" office:value="2722.04" calcext:value-type="float">
            <text:p>2722.04</text:p>
          </table:table-cell>
        </table:table-row>
        <table:table-row table:style-name="ro1">
          <table:table-cell office:value-type="float" office:value="33247501" calcext:value-type="float">
            <text:p>33247501</text:p>
          </table:table-cell>
          <table:table-cell table:style-name="ce1" table:formula="of:=[.A2080]/1000/(60*60*24)" office:value-type="time" office:time-value="PT09H14M07.501S" calcext:value-type="time">
            <text:p>09:14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232.33" calcext:value-type="float">
            <text:p>2232.33</text:p>
          </table:table-cell>
          <table:table-cell office:value-type="float" office:value="2723.16" calcext:value-type="float">
            <text:p>2723.16</text:p>
          </table:table-cell>
        </table:table-row>
        <table:table-row table:style-name="ro1">
          <table:table-cell office:value-type="float" office:value="33263501" calcext:value-type="float">
            <text:p>33263501</text:p>
          </table:table-cell>
          <table:table-cell table:style-name="ce1" table:formula="of:=[.A2081]/1000/(60*60*24)" office:value-type="time" office:time-value="PT09H14M23.501S" calcext:value-type="time">
            <text:p>09:14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5" calcext:value-type="float">
            <text:p>252.55</text:p>
          </table:table-cell>
          <table:table-cell office:value-type="float" office:value="2233.32" calcext:value-type="float">
            <text:p>2233.32</text:p>
          </table:table-cell>
          <table:table-cell office:value-type="float" office:value="2724.29" calcext:value-type="float">
            <text:p>2724.29</text:p>
          </table:table-cell>
        </table:table-row>
        <table:table-row table:style-name="ro1">
          <table:table-cell office:value-type="float" office:value="33279501" calcext:value-type="float">
            <text:p>33279501</text:p>
          </table:table-cell>
          <table:table-cell table:style-name="ce1" table:formula="of:=[.A2082]/1000/(60*60*24)" office:value-type="time" office:time-value="PT09H14M39.501S" calcext:value-type="time">
            <text:p>09:14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234.32" calcext:value-type="float">
            <text:p>2234.32</text:p>
          </table:table-cell>
          <table:table-cell office:value-type="float" office:value="2725.42" calcext:value-type="float">
            <text:p>2725.42</text:p>
          </table:table-cell>
        </table:table-row>
        <table:table-row table:style-name="ro1">
          <table:table-cell office:value-type="float" office:value="33295501" calcext:value-type="float">
            <text:p>33295501</text:p>
          </table:table-cell>
          <table:table-cell table:style-name="ce1" table:formula="of:=[.A2083]/1000/(60*60*24)" office:value-type="time" office:time-value="PT09H14M55.501S" calcext:value-type="time">
            <text:p>09:14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235.32" calcext:value-type="float">
            <text:p>2235.32</text:p>
          </table:table-cell>
          <table:table-cell office:value-type="float" office:value="2726.54" calcext:value-type="float">
            <text:p>2726.54</text:p>
          </table:table-cell>
        </table:table-row>
        <table:table-row table:style-name="ro1">
          <table:table-cell office:value-type="float" office:value="33311501" calcext:value-type="float">
            <text:p>33311501</text:p>
          </table:table-cell>
          <table:table-cell table:style-name="ce1" table:formula="of:=[.A2084]/1000/(60*60*24)" office:value-type="time" office:time-value="PT09H15M11.501S" calcext:value-type="time">
            <text:p>09:15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236.31" calcext:value-type="float">
            <text:p>2236.31</text:p>
          </table:table-cell>
          <table:table-cell office:value-type="float" office:value="2727.66" calcext:value-type="float">
            <text:p>2727.66</text:p>
          </table:table-cell>
        </table:table-row>
        <table:table-row table:style-name="ro1">
          <table:table-cell office:value-type="float" office:value="33327501" calcext:value-type="float">
            <text:p>33327501</text:p>
          </table:table-cell>
          <table:table-cell table:style-name="ce1" table:formula="of:=[.A2085]/1000/(60*60*24)" office:value-type="time" office:time-value="PT09H15M27.501S" calcext:value-type="time">
            <text:p>09:15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2" calcext:value-type="float">
            <text:p>252.32</text:p>
          </table:table-cell>
          <table:table-cell office:value-type="float" office:value="2237.31" calcext:value-type="float">
            <text:p>2237.31</text:p>
          </table:table-cell>
          <table:table-cell office:value-type="float" office:value="2728.79" calcext:value-type="float">
            <text:p>2728.79</text:p>
          </table:table-cell>
        </table:table-row>
        <table:table-row table:style-name="ro1">
          <table:table-cell office:value-type="float" office:value="33343501" calcext:value-type="float">
            <text:p>33343501</text:p>
          </table:table-cell>
          <table:table-cell table:style-name="ce1" table:formula="of:=[.A2086]/1000/(60*60*24)" office:value-type="time" office:time-value="PT09H15M43.501S" calcext:value-type="time">
            <text:p>09:15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38.31" calcext:value-type="float">
            <text:p>2238.31</text:p>
          </table:table-cell>
          <table:table-cell office:value-type="float" office:value="2729.91" calcext:value-type="float">
            <text:p>2729.91</text:p>
          </table:table-cell>
        </table:table-row>
        <table:table-row table:style-name="ro1">
          <table:table-cell office:value-type="float" office:value="33359501" calcext:value-type="float">
            <text:p>33359501</text:p>
          </table:table-cell>
          <table:table-cell table:style-name="ce1" table:formula="of:=[.A2087]/1000/(60*60*24)" office:value-type="time" office:time-value="PT09H15M59.501S" calcext:value-type="time">
            <text:p>09:16:00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39.3" calcext:value-type="float">
            <text:p>2239.3</text:p>
          </table:table-cell>
          <table:table-cell office:value-type="float" office:value="2731.03" calcext:value-type="float">
            <text:p>2731.03</text:p>
          </table:table-cell>
        </table:table-row>
        <table:table-row table:style-name="ro1">
          <table:table-cell office:value-type="float" office:value="33375501" calcext:value-type="float">
            <text:p>33375501</text:p>
          </table:table-cell>
          <table:table-cell table:style-name="ce1" table:formula="of:=[.A2088]/1000/(60*60*24)" office:value-type="time" office:time-value="PT09H16M15.501S" calcext:value-type="time">
            <text:p>09:16:16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40.3" calcext:value-type="float">
            <text:p>2240.3</text:p>
          </table:table-cell>
          <table:table-cell office:value-type="float" office:value="2732.15" calcext:value-type="float">
            <text:p>2732.15</text:p>
          </table:table-cell>
        </table:table-row>
        <table:table-row table:style-name="ro1">
          <table:table-cell office:value-type="float" office:value="33391501" calcext:value-type="float">
            <text:p>33391501</text:p>
          </table:table-cell>
          <table:table-cell table:style-name="ce1" table:formula="of:=[.A2089]/1000/(60*60*24)" office:value-type="time" office:time-value="PT09H16M31.501S" calcext:value-type="time">
            <text:p>09:16:32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41.29" calcext:value-type="float">
            <text:p>2241.29</text:p>
          </table:table-cell>
          <table:table-cell office:value-type="float" office:value="2733.27" calcext:value-type="float">
            <text:p>2733.27</text:p>
          </table:table-cell>
        </table:table-row>
        <table:table-row table:style-name="ro1">
          <table:table-cell office:value-type="float" office:value="33407501" calcext:value-type="float">
            <text:p>33407501</text:p>
          </table:table-cell>
          <table:table-cell table:style-name="ce1" table:formula="of:=[.A2090]/1000/(60*60*24)" office:value-type="time" office:time-value="PT09H16M47.501S" calcext:value-type="time">
            <text:p>09:16:48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42.29" calcext:value-type="float">
            <text:p>2242.29</text:p>
          </table:table-cell>
          <table:table-cell office:value-type="float" office:value="2734.39" calcext:value-type="float">
            <text:p>2734.39</text:p>
          </table:table-cell>
        </table:table-row>
        <table:table-row table:style-name="ro1">
          <table:table-cell office:value-type="float" office:value="33423501" calcext:value-type="float">
            <text:p>33423501</text:p>
          </table:table-cell>
          <table:table-cell table:style-name="ce1" table:formula="of:=[.A2091]/1000/(60*60*24)" office:value-type="time" office:time-value="PT09H17M03.501S" calcext:value-type="time">
            <text:p>09:17:04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43.28" calcext:value-type="float">
            <text:p>2243.28</text:p>
          </table:table-cell>
          <table:table-cell office:value-type="float" office:value="2735.51" calcext:value-type="float">
            <text:p>2735.51</text:p>
          </table:table-cell>
        </table:table-row>
        <table:table-row table:style-name="ro1">
          <table:table-cell office:value-type="float" office:value="33439500" calcext:value-type="float">
            <text:p>33439500</text:p>
          </table:table-cell>
          <table:table-cell table:style-name="ce1" table:formula="of:=[.A2092]/1000/(60*60*24)" office:value-type="time" office:time-value="PT09H17M19.5S" calcext:value-type="time">
            <text:p>09:17:20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244.28" calcext:value-type="float">
            <text:p>2244.28</text:p>
          </table:table-cell>
          <table:table-cell office:value-type="float" office:value="2736.63" calcext:value-type="float">
            <text:p>2736.63</text:p>
          </table:table-cell>
        </table:table-row>
        <table:table-row table:style-name="ro1">
          <table:table-cell office:value-type="float" office:value="33455501" calcext:value-type="float">
            <text:p>33455501</text:p>
          </table:table-cell>
          <table:table-cell table:style-name="ce1" table:formula="of:=[.A2093]/1000/(60*60*24)" office:value-type="time" office:time-value="PT09H17M35.501S" calcext:value-type="time">
            <text:p>09:17:36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245.27" calcext:value-type="float">
            <text:p>2245.27</text:p>
          </table:table-cell>
          <table:table-cell office:value-type="float" office:value="2737.75" calcext:value-type="float">
            <text:p>2737.75</text:p>
          </table:table-cell>
        </table:table-row>
        <table:table-row table:style-name="ro1">
          <table:table-cell office:value-type="float" office:value="33471501" calcext:value-type="float">
            <text:p>33471501</text:p>
          </table:table-cell>
          <table:table-cell table:style-name="ce1" table:formula="of:=[.A2094]/1000/(60*60*24)" office:value-type="time" office:time-value="PT09H17M51.501S" calcext:value-type="time">
            <text:p>09:17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246.26" calcext:value-type="float">
            <text:p>2246.26</text:p>
          </table:table-cell>
          <table:table-cell office:value-type="float" office:value="2738.87" calcext:value-type="float">
            <text:p>2738.87</text:p>
          </table:table-cell>
        </table:table-row>
        <table:table-row table:style-name="ro1">
          <table:table-cell office:value-type="float" office:value="33487501" calcext:value-type="float">
            <text:p>33487501</text:p>
          </table:table-cell>
          <table:table-cell table:style-name="ce1" table:formula="of:=[.A2095]/1000/(60*60*24)" office:value-type="time" office:time-value="PT09H18M07.501S" calcext:value-type="time">
            <text:p>09:18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247.25" calcext:value-type="float">
            <text:p>2247.25</text:p>
          </table:table-cell>
          <table:table-cell office:value-type="float" office:value="2739.99" calcext:value-type="float">
            <text:p>2739.99</text:p>
          </table:table-cell>
        </table:table-row>
        <table:table-row table:style-name="ro1">
          <table:table-cell office:value-type="float" office:value="33503501" calcext:value-type="float">
            <text:p>33503501</text:p>
          </table:table-cell>
          <table:table-cell table:style-name="ce1" table:formula="of:=[.A2096]/1000/(60*60*24)" office:value-type="time" office:time-value="PT09H18M23.501S" calcext:value-type="time">
            <text:p>09:18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248.25" calcext:value-type="float">
            <text:p>2248.25</text:p>
          </table:table-cell>
          <table:table-cell office:value-type="float" office:value="2741.1" calcext:value-type="float">
            <text:p>2741.1</text:p>
          </table:table-cell>
        </table:table-row>
        <table:table-row table:style-name="ro1">
          <table:table-cell office:value-type="float" office:value="33519501" calcext:value-type="float">
            <text:p>33519501</text:p>
          </table:table-cell>
          <table:table-cell table:style-name="ce1" table:formula="of:=[.A2097]/1000/(60*60*24)" office:value-type="time" office:time-value="PT09H18M39.501S" calcext:value-type="time">
            <text:p>09:18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1" calcext:value-type="float">
            <text:p>250.61</text:p>
          </table:table-cell>
          <table:table-cell office:value-type="float" office:value="2249.24" calcext:value-type="float">
            <text:p>2249.24</text:p>
          </table:table-cell>
          <table:table-cell office:value-type="float" office:value="2742.22" calcext:value-type="float">
            <text:p>2742.22</text:p>
          </table:table-cell>
        </table:table-row>
        <table:table-row table:style-name="ro1">
          <table:table-cell office:value-type="float" office:value="33535501" calcext:value-type="float">
            <text:p>33535501</text:p>
          </table:table-cell>
          <table:table-cell table:style-name="ce1" table:formula="of:=[.A2098]/1000/(60*60*24)" office:value-type="time" office:time-value="PT09H18M55.501S" calcext:value-type="time">
            <text:p>09:18:56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250.23" calcext:value-type="float">
            <text:p>2250.23</text:p>
          </table:table-cell>
          <table:table-cell office:value-type="float" office:value="2743.33" calcext:value-type="float">
            <text:p>2743.33</text:p>
          </table:table-cell>
        </table:table-row>
        <table:table-row table:style-name="ro1">
          <table:table-cell office:value-type="float" office:value="33551501" calcext:value-type="float">
            <text:p>33551501</text:p>
          </table:table-cell>
          <table:table-cell table:style-name="ce1" table:formula="of:=[.A2099]/1000/(60*60*24)" office:value-type="time" office:time-value="PT09H19M11.501S" calcext:value-type="time">
            <text:p>09:19:12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51.22" calcext:value-type="float">
            <text:p>2251.22</text:p>
          </table:table-cell>
          <table:table-cell office:value-type="float" office:value="2744.45" calcext:value-type="float">
            <text:p>2744.45</text:p>
          </table:table-cell>
        </table:table-row>
        <table:table-row table:style-name="ro1">
          <table:table-cell office:value-type="float" office:value="33567501" calcext:value-type="float">
            <text:p>33567501</text:p>
          </table:table-cell>
          <table:table-cell table:style-name="ce1" table:formula="of:=[.A2100]/1000/(60*60*24)" office:value-type="time" office:time-value="PT09H19M27.501S" calcext:value-type="time">
            <text:p>09:19:28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252.21" calcext:value-type="float">
            <text:p>2252.21</text:p>
          </table:table-cell>
          <table:table-cell office:value-type="float" office:value="2745.56" calcext:value-type="float">
            <text:p>2745.56</text:p>
          </table:table-cell>
        </table:table-row>
        <table:table-row table:style-name="ro1">
          <table:table-cell office:value-type="float" office:value="33583501" calcext:value-type="float">
            <text:p>33583501</text:p>
          </table:table-cell>
          <table:table-cell table:style-name="ce1" table:formula="of:=[.A2101]/1000/(60*60*24)" office:value-type="time" office:time-value="PT09H19M43.501S" calcext:value-type="time">
            <text:p>09:19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53.21" calcext:value-type="float">
            <text:p>2253.21</text:p>
          </table:table-cell>
          <table:table-cell office:value-type="float" office:value="2746.67" calcext:value-type="float">
            <text:p>2746.67</text:p>
          </table:table-cell>
        </table:table-row>
        <table:table-row table:style-name="ro1">
          <table:table-cell office:value-type="float" office:value="33599501" calcext:value-type="float">
            <text:p>33599501</text:p>
          </table:table-cell>
          <table:table-cell table:style-name="ce1" table:formula="of:=[.A2102]/1000/(60*60*24)" office:value-type="time" office:time-value="PT09H19M59.501S" calcext:value-type="time">
            <text:p>09:20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54.2" calcext:value-type="float">
            <text:p>2254.2</text:p>
          </table:table-cell>
          <table:table-cell office:value-type="float" office:value="2747.78" calcext:value-type="float">
            <text:p>2747.78</text:p>
          </table:table-cell>
        </table:table-row>
        <table:table-row table:style-name="ro1">
          <table:table-cell office:value-type="float" office:value="33615501" calcext:value-type="float">
            <text:p>33615501</text:p>
          </table:table-cell>
          <table:table-cell table:style-name="ce1" table:formula="of:=[.A2103]/1000/(60*60*24)" office:value-type="time" office:time-value="PT09H20M15.501S" calcext:value-type="time">
            <text:p>09:20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255.19" calcext:value-type="float">
            <text:p>2255.19</text:p>
          </table:table-cell>
          <table:table-cell office:value-type="float" office:value="2748.89" calcext:value-type="float">
            <text:p>2748.89</text:p>
          </table:table-cell>
        </table:table-row>
        <table:table-row table:style-name="ro1">
          <table:table-cell office:value-type="float" office:value="33631501" calcext:value-type="float">
            <text:p>33631501</text:p>
          </table:table-cell>
          <table:table-cell table:style-name="ce1" table:formula="of:=[.A2104]/1000/(60*60*24)" office:value-type="time" office:time-value="PT09H20M31.501S" calcext:value-type="time">
            <text:p>09:20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256.18" calcext:value-type="float">
            <text:p>2256.18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3647501" calcext:value-type="float">
            <text:p>33647501</text:p>
          </table:table-cell>
          <table:table-cell table:style-name="ce1" table:formula="of:=[.A2105]/1000/(60*60*24)" office:value-type="time" office:time-value="PT09H20M47.501S" calcext:value-type="time">
            <text:p>09:20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257.17" calcext:value-type="float">
            <text:p>2257.17</text:p>
          </table:table-cell>
          <table:table-cell office:value-type="float" office:value="2751.11" calcext:value-type="float">
            <text:p>2751.11</text:p>
          </table:table-cell>
        </table:table-row>
        <table:table-row table:style-name="ro1">
          <table:table-cell office:value-type="float" office:value="33663501" calcext:value-type="float">
            <text:p>33663501</text:p>
          </table:table-cell>
          <table:table-cell table:style-name="ce1" table:formula="of:=[.A2106]/1000/(60*60*24)" office:value-type="time" office:time-value="PT09H21M03.501S" calcext:value-type="time">
            <text:p>09:21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9.7" calcext:value-type="float">
            <text:p>249.7</text:p>
          </table:table-cell>
          <table:table-cell office:value-type="float" office:value="2258.15" calcext:value-type="float">
            <text:p>2258.15</text:p>
          </table:table-cell>
          <table:table-cell office:value-type="float" office:value="2752.22" calcext:value-type="float">
            <text:p>2752.22</text:p>
          </table:table-cell>
        </table:table-row>
        <table:table-row table:style-name="ro1">
          <table:table-cell office:value-type="float" office:value="33679501" calcext:value-type="float">
            <text:p>33679501</text:p>
          </table:table-cell>
          <table:table-cell table:style-name="ce1" table:formula="of:=[.A2107]/1000/(60*60*24)" office:value-type="time" office:time-value="PT09H21M19.501S" calcext:value-type="time">
            <text:p>09:21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9.7" calcext:value-type="float">
            <text:p>249.7</text:p>
          </table:table-cell>
          <table:table-cell office:value-type="float" office:value="2259.14" calcext:value-type="float">
            <text:p>2259.14</text:p>
          </table:table-cell>
          <table:table-cell office:value-type="float" office:value="2753.33" calcext:value-type="float">
            <text:p>2753.33</text:p>
          </table:table-cell>
        </table:table-row>
        <table:table-row table:style-name="ro1">
          <table:table-cell office:value-type="float" office:value="33695501" calcext:value-type="float">
            <text:p>33695501</text:p>
          </table:table-cell>
          <table:table-cell table:style-name="ce1" table:formula="of:=[.A2108]/1000/(60*60*24)" office:value-type="time" office:time-value="PT09H21M35.501S" calcext:value-type="time">
            <text:p>09:21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260.13" calcext:value-type="float">
            <text:p>2260.13</text:p>
          </table:table-cell>
          <table:table-cell office:value-type="float" office:value="2754.44" calcext:value-type="float">
            <text:p>2754.44</text:p>
          </table:table-cell>
        </table:table-row>
        <table:table-row table:style-name="ro1">
          <table:table-cell office:value-type="float" office:value="33711501" calcext:value-type="float">
            <text:p>33711501</text:p>
          </table:table-cell>
          <table:table-cell table:style-name="ce1" table:formula="of:=[.A2109]/1000/(60*60*24)" office:value-type="time" office:time-value="PT09H21M51.501S" calcext:value-type="time">
            <text:p>09:21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261.12" calcext:value-type="float">
            <text:p>2261.12</text:p>
          </table:table-cell>
          <table:table-cell office:value-type="float" office:value="2755.54" calcext:value-type="float">
            <text:p>2755.54</text:p>
          </table:table-cell>
        </table:table-row>
        <table:table-row table:style-name="ro1">
          <table:table-cell office:value-type="float" office:value="33727501" calcext:value-type="float">
            <text:p>33727501</text:p>
          </table:table-cell>
          <table:table-cell table:style-name="ce1" table:formula="of:=[.A2110]/1000/(60*60*24)" office:value-type="time" office:time-value="PT09H22M07.501S" calcext:value-type="time">
            <text:p>09:22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62.11" calcext:value-type="float">
            <text:p>2262.11</text:p>
          </table:table-cell>
          <table:table-cell office:value-type="float" office:value="2756.65" calcext:value-type="float">
            <text:p>2756.65</text:p>
          </table:table-cell>
        </table:table-row>
        <table:table-row table:style-name="ro1">
          <table:table-cell office:value-type="float" office:value="33743501" calcext:value-type="float">
            <text:p>33743501</text:p>
          </table:table-cell>
          <table:table-cell table:style-name="ce1" table:formula="of:=[.A2111]/1000/(60*60*24)" office:value-type="time" office:time-value="PT09H22M23.501S" calcext:value-type="time">
            <text:p>09:22:24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63.1" calcext:value-type="float">
            <text:p>2263.1</text:p>
          </table:table-cell>
          <table:table-cell office:value-type="float" office:value="2757.75" calcext:value-type="float">
            <text:p>2757.75</text:p>
          </table:table-cell>
        </table:table-row>
        <table:table-row table:style-name="ro1">
          <table:table-cell office:value-type="float" office:value="33759501" calcext:value-type="float">
            <text:p>33759501</text:p>
          </table:table-cell>
          <table:table-cell table:style-name="ce1" table:formula="of:=[.A2112]/1000/(60*60*24)" office:value-type="time" office:time-value="PT09H22M39.501S" calcext:value-type="time">
            <text:p>09:22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264.08" calcext:value-type="float">
            <text:p>2264.08</text:p>
          </table:table-cell>
          <table:table-cell office:value-type="float" office:value="2758.86" calcext:value-type="float">
            <text:p>2758.86</text:p>
          </table:table-cell>
        </table:table-row>
        <table:table-row table:style-name="ro1">
          <table:table-cell office:value-type="float" office:value="33775501" calcext:value-type="float">
            <text:p>33775501</text:p>
          </table:table-cell>
          <table:table-cell table:style-name="ce1" table:formula="of:=[.A2113]/1000/(60*60*24)" office:value-type="time" office:time-value="PT09H22M55.501S" calcext:value-type="time">
            <text:p>09:22:56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2265.07" calcext:value-type="float">
            <text:p>2265.07</text:p>
          </table:table-cell>
          <table:table-cell office:value-type="float" office:value="2759.96" calcext:value-type="float">
            <text:p>2759.96</text:p>
          </table:table-cell>
        </table:table-row>
        <table:table-row table:style-name="ro1">
          <table:table-cell office:value-type="float" office:value="33791501" calcext:value-type="float">
            <text:p>33791501</text:p>
          </table:table-cell>
          <table:table-cell table:style-name="ce1" table:formula="of:=[.A2114]/1000/(60*60*24)" office:value-type="time" office:time-value="PT09H23M11.501S" calcext:value-type="time">
            <text:p>09:23:12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266.06" calcext:value-type="float">
            <text:p>2266.06</text:p>
          </table:table-cell>
          <table:table-cell office:value-type="float" office:value="2761.06" calcext:value-type="float">
            <text:p>2761.06</text:p>
          </table:table-cell>
        </table:table-row>
        <table:table-row table:style-name="ro1">
          <table:table-cell office:value-type="float" office:value="33807501" calcext:value-type="float">
            <text:p>33807501</text:p>
          </table:table-cell>
          <table:table-cell table:style-name="ce1" table:formula="of:=[.A2115]/1000/(60*60*24)" office:value-type="time" office:time-value="PT09H23M27.501S" calcext:value-type="time">
            <text:p>09:23:28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67.04" calcext:value-type="float">
            <text:p>2267.04</text:p>
          </table:table-cell>
          <table:table-cell office:value-type="float" office:value="2762.16" calcext:value-type="float">
            <text:p>2762.16</text:p>
          </table:table-cell>
        </table:table-row>
        <table:table-row table:style-name="ro1">
          <table:table-cell office:value-type="float" office:value="33823501" calcext:value-type="float">
            <text:p>33823501</text:p>
          </table:table-cell>
          <table:table-cell table:style-name="ce1" table:formula="of:=[.A2116]/1000/(60*60*24)" office:value-type="time" office:time-value="PT09H23M43.501S" calcext:value-type="time">
            <text:p>09:23:44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268.03" calcext:value-type="float">
            <text:p>2268.03</text:p>
          </table:table-cell>
          <table:table-cell office:value-type="float" office:value="2763.26" calcext:value-type="float">
            <text:p>2763.26</text:p>
          </table:table-cell>
        </table:table-row>
        <table:table-row table:style-name="ro1">
          <table:table-cell office:value-type="float" office:value="33839501" calcext:value-type="float">
            <text:p>33839501</text:p>
          </table:table-cell>
          <table:table-cell table:style-name="ce1" table:formula="of:=[.A2117]/1000/(60*60*24)" office:value-type="time" office:time-value="PT09H23M59.501S" calcext:value-type="time">
            <text:p>09:24:00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269.01" calcext:value-type="float">
            <text:p>2269.01</text:p>
          </table:table-cell>
          <table:table-cell office:value-type="float" office:value="2764.36" calcext:value-type="float">
            <text:p>2764.36</text:p>
          </table:table-cell>
        </table:table-row>
        <table:table-row table:style-name="ro1">
          <table:table-cell office:value-type="float" office:value="33855501" calcext:value-type="float">
            <text:p>33855501</text:p>
          </table:table-cell>
          <table:table-cell table:style-name="ce1" table:formula="of:=[.A2118]/1000/(60*60*24)" office:value-type="time" office:time-value="PT09H24M15.501S" calcext:value-type="time">
            <text:p>09:24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70" calcext:value-type="float">
            <text:p>2270</text:p>
          </table:table-cell>
          <table:table-cell office:value-type="float" office:value="2765.46" calcext:value-type="float">
            <text:p>2765.46</text:p>
          </table:table-cell>
        </table:table-row>
        <table:table-row table:style-name="ro1">
          <table:table-cell office:value-type="float" office:value="33871501" calcext:value-type="float">
            <text:p>33871501</text:p>
          </table:table-cell>
          <table:table-cell table:style-name="ce1" table:formula="of:=[.A2119]/1000/(60*60*24)" office:value-type="time" office:time-value="PT09H24M31.501S" calcext:value-type="time">
            <text:p>09:24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270.98" calcext:value-type="float">
            <text:p>2270.98</text:p>
          </table:table-cell>
          <table:table-cell office:value-type="float" office:value="2766.56" calcext:value-type="float">
            <text:p>2766.56</text:p>
          </table:table-cell>
        </table:table-row>
        <table:table-row table:style-name="ro1">
          <table:table-cell office:value-type="float" office:value="33887501" calcext:value-type="float">
            <text:p>33887501</text:p>
          </table:table-cell>
          <table:table-cell table:style-name="ce1" table:formula="of:=[.A2120]/1000/(60*60*24)" office:value-type="time" office:time-value="PT09H24M47.501S" calcext:value-type="time">
            <text:p>09:24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71.97" calcext:value-type="float">
            <text:p>2271.97</text:p>
          </table:table-cell>
          <table:table-cell office:value-type="float" office:value="2767.66" calcext:value-type="float">
            <text:p>2767.66</text:p>
          </table:table-cell>
        </table:table-row>
        <table:table-row table:style-name="ro1">
          <table:table-cell office:value-type="float" office:value="33903501" calcext:value-type="float">
            <text:p>33903501</text:p>
          </table:table-cell>
          <table:table-cell table:style-name="ce1" table:formula="of:=[.A2121]/1000/(60*60*24)" office:value-type="time" office:time-value="PT09H25M03.501S" calcext:value-type="time">
            <text:p>09:25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72.95" calcext:value-type="float">
            <text:p>2272.95</text:p>
          </table:table-cell>
          <table:table-cell office:value-type="float" office:value="2768.75" calcext:value-type="float">
            <text:p>2768.75</text:p>
          </table:table-cell>
        </table:table-row>
        <table:table-row table:style-name="ro1">
          <table:table-cell office:value-type="float" office:value="33919501" calcext:value-type="float">
            <text:p>33919501</text:p>
          </table:table-cell>
          <table:table-cell table:style-name="ce1" table:formula="of:=[.A2122]/1000/(60*60*24)" office:value-type="time" office:time-value="PT09H25M19.501S" calcext:value-type="time">
            <text:p>09:25:20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73.93" calcext:value-type="float">
            <text:p>2273.93</text:p>
          </table:table-cell>
          <table:table-cell office:value-type="float" office:value="2769.85" calcext:value-type="float">
            <text:p>2769.85</text:p>
          </table:table-cell>
        </table:table-row>
        <table:table-row table:style-name="ro1">
          <table:table-cell office:value-type="float" office:value="33935501" calcext:value-type="float">
            <text:p>33935501</text:p>
          </table:table-cell>
          <table:table-cell table:style-name="ce1" table:formula="of:=[.A2123]/1000/(60*60*24)" office:value-type="time" office:time-value="PT09H25M35.501S" calcext:value-type="time">
            <text:p>09:25:36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74.92" calcext:value-type="float">
            <text:p>2274.92</text:p>
          </table:table-cell>
          <table:table-cell office:value-type="float" office:value="2770.94" calcext:value-type="float">
            <text:p>2770.94</text:p>
          </table:table-cell>
        </table:table-row>
        <table:table-row table:style-name="ro1">
          <table:table-cell office:value-type="float" office:value="33951501" calcext:value-type="float">
            <text:p>33951501</text:p>
          </table:table-cell>
          <table:table-cell table:style-name="ce1" table:formula="of:=[.A2124]/1000/(60*60*24)" office:value-type="time" office:time-value="PT09H25M51.501S" calcext:value-type="time">
            <text:p>09:25:52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75.9" calcext:value-type="float">
            <text:p>2275.9</text:p>
          </table:table-cell>
          <table:table-cell office:value-type="float" office:value="2772.04" calcext:value-type="float">
            <text:p>2772.04</text:p>
          </table:table-cell>
        </table:table-row>
        <table:table-row table:style-name="ro1">
          <table:table-cell office:value-type="float" office:value="33967501" calcext:value-type="float">
            <text:p>33967501</text:p>
          </table:table-cell>
          <table:table-cell table:style-name="ce1" table:formula="of:=[.A2125]/1000/(60*60*24)" office:value-type="time" office:time-value="PT09H26M07.501S" calcext:value-type="time">
            <text:p>09:26:08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276.88" calcext:value-type="float">
            <text:p>2276.88</text:p>
          </table:table-cell>
          <table:table-cell office:value-type="float" office:value="2773.13" calcext:value-type="float">
            <text:p>2773.13</text:p>
          </table:table-cell>
        </table:table-row>
        <table:table-row table:style-name="ro1">
          <table:table-cell office:value-type="float" office:value="33983501" calcext:value-type="float">
            <text:p>33983501</text:p>
          </table:table-cell>
          <table:table-cell table:style-name="ce1" table:formula="of:=[.A2126]/1000/(60*60*24)" office:value-type="time" office:time-value="PT09H26M23.501S" calcext:value-type="time">
            <text:p>09:26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277.87" calcext:value-type="float">
            <text:p>2277.87</text:p>
          </table:table-cell>
          <table:table-cell office:value-type="float" office:value="2774.22" calcext:value-type="float">
            <text:p>2774.22</text:p>
          </table:table-cell>
        </table:table-row>
        <table:table-row table:style-name="ro1">
          <table:table-cell office:value-type="float" office:value="33999501" calcext:value-type="float">
            <text:p>33999501</text:p>
          </table:table-cell>
          <table:table-cell table:style-name="ce1" table:formula="of:=[.A2127]/1000/(60*60*24)" office:value-type="time" office:time-value="PT09H26M39.501S" calcext:value-type="time">
            <text:p>09:26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2278.85" calcext:value-type="float">
            <text:p>2278.85</text:p>
          </table:table-cell>
          <table:table-cell office:value-type="float" office:value="2775.31" calcext:value-type="float">
            <text:p>2775.31</text:p>
          </table:table-cell>
        </table:table-row>
        <table:table-row table:style-name="ro1">
          <table:table-cell office:value-type="float" office:value="34015501" calcext:value-type="float">
            <text:p>34015501</text:p>
          </table:table-cell>
          <table:table-cell table:style-name="ce1" table:formula="of:=[.A2128]/1000/(60*60*24)" office:value-type="time" office:time-value="PT09H26M55.501S" calcext:value-type="time">
            <text:p>09:26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79.83" calcext:value-type="float">
            <text:p>2279.83</text:p>
          </table:table-cell>
          <table:table-cell office:value-type="float" office:value="2776.4" calcext:value-type="float">
            <text:p>2776.4</text:p>
          </table:table-cell>
        </table:table-row>
        <table:table-row table:style-name="ro1">
          <table:table-cell office:value-type="float" office:value="34031501" calcext:value-type="float">
            <text:p>34031501</text:p>
          </table:table-cell>
          <table:table-cell table:style-name="ce1" table:formula="of:=[.A2129]/1000/(60*60*24)" office:value-type="time" office:time-value="PT09H27M11.501S" calcext:value-type="time">
            <text:p>09:27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80.81" calcext:value-type="float">
            <text:p>2280.81</text:p>
          </table:table-cell>
          <table:table-cell office:value-type="float" office:value="2777.49" calcext:value-type="float">
            <text:p>2777.49</text:p>
          </table:table-cell>
        </table:table-row>
        <table:table-row table:style-name="ro1">
          <table:table-cell office:value-type="float" office:value="34047501" calcext:value-type="float">
            <text:p>34047501</text:p>
          </table:table-cell>
          <table:table-cell table:style-name="ce1" table:formula="of:=[.A2130]/1000/(60*60*24)" office:value-type="time" office:time-value="PT09H27M27.501S" calcext:value-type="time">
            <text:p>09:27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281.79" calcext:value-type="float">
            <text:p>2281.79</text:p>
          </table:table-cell>
          <table:table-cell office:value-type="float" office:value="2778.58" calcext:value-type="float">
            <text:p>2778.58</text:p>
          </table:table-cell>
        </table:table-row>
        <table:table-row table:style-name="ro1">
          <table:table-cell office:value-type="float" office:value="34063501" calcext:value-type="float">
            <text:p>34063501</text:p>
          </table:table-cell>
          <table:table-cell table:style-name="ce1" table:formula="of:=[.A2131]/1000/(60*60*24)" office:value-type="time" office:time-value="PT09H27M43.501S" calcext:value-type="time">
            <text:p>09:27:44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82.77" calcext:value-type="float">
            <text:p>2282.77</text:p>
          </table:table-cell>
          <table:table-cell office:value-type="float" office:value="2779.66" calcext:value-type="float">
            <text:p>2779.66</text:p>
          </table:table-cell>
        </table:table-row>
        <table:table-row table:style-name="ro1">
          <table:table-cell office:value-type="float" office:value="34079501" calcext:value-type="float">
            <text:p>34079501</text:p>
          </table:table-cell>
          <table:table-cell table:style-name="ce1" table:formula="of:=[.A2132]/1000/(60*60*24)" office:value-type="time" office:time-value="PT09H27M59.501S" calcext:value-type="time">
            <text:p>09:28:00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283.75" calcext:value-type="float">
            <text:p>2283.75</text:p>
          </table:table-cell>
          <table:table-cell office:value-type="float" office:value="2780.75" calcext:value-type="float">
            <text:p>2780.75</text:p>
          </table:table-cell>
        </table:table-row>
        <table:table-row table:style-name="ro1">
          <table:table-cell office:value-type="float" office:value="34095501" calcext:value-type="float">
            <text:p>34095501</text:p>
          </table:table-cell>
          <table:table-cell table:style-name="ce1" table:formula="of:=[.A2133]/1000/(60*60*24)" office:value-type="time" office:time-value="PT09H28M15.501S" calcext:value-type="time">
            <text:p>09:28:16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284.73" calcext:value-type="float">
            <text:p>2284.73</text:p>
          </table:table-cell>
          <table:table-cell office:value-type="float" office:value="2781.83" calcext:value-type="float">
            <text:p>2781.83</text:p>
          </table:table-cell>
        </table:table-row>
        <table:table-row table:style-name="ro1">
          <table:table-cell office:value-type="float" office:value="34111501" calcext:value-type="float">
            <text:p>34111501</text:p>
          </table:table-cell>
          <table:table-cell table:style-name="ce1" table:formula="of:=[.A2134]/1000/(60*60*24)" office:value-type="time" office:time-value="PT09H28M31.501S" calcext:value-type="time">
            <text:p>09:28:32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4" calcext:value-type="float">
            <text:p>243.44</text:p>
          </table:table-cell>
          <table:table-cell office:value-type="float" office:value="2285.71" calcext:value-type="float">
            <text:p>2285.71</text:p>
          </table:table-cell>
          <table:table-cell office:value-type="float" office:value="2782.92" calcext:value-type="float">
            <text:p>2782.92</text:p>
          </table:table-cell>
        </table:table-row>
        <table:table-row table:style-name="ro1">
          <table:table-cell office:value-type="float" office:value="34127501" calcext:value-type="float">
            <text:p>34127501</text:p>
          </table:table-cell>
          <table:table-cell table:style-name="ce1" table:formula="of:=[.A2135]/1000/(60*60*24)" office:value-type="time" office:time-value="PT09H28M47.501S" calcext:value-type="time">
            <text:p>09:28:48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86.69" calcext:value-type="float">
            <text:p>2286.69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4143501" calcext:value-type="float">
            <text:p>34143501</text:p>
          </table:table-cell>
          <table:table-cell table:style-name="ce1" table:formula="of:=[.A2136]/1000/(60*60*24)" office:value-type="time" office:time-value="PT09H29M03.501S" calcext:value-type="time">
            <text:p>09:29:04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87.66" calcext:value-type="float">
            <text:p>2287.66</text:p>
          </table:table-cell>
          <table:table-cell office:value-type="float" office:value="2785.08" calcext:value-type="float">
            <text:p>2785.08</text:p>
          </table:table-cell>
        </table:table-row>
        <table:table-row table:style-name="ro1">
          <table:table-cell office:value-type="float" office:value="34159501" calcext:value-type="float">
            <text:p>34159501</text:p>
          </table:table-cell>
          <table:table-cell table:style-name="ce1" table:formula="of:=[.A2137]/1000/(60*60*24)" office:value-type="time" office:time-value="PT09H29M19.501S" calcext:value-type="time">
            <text:p>09:29:20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88.64" calcext:value-type="float">
            <text:p>2288.64</text:p>
          </table:table-cell>
          <table:table-cell office:value-type="float" office:value="2786.16" calcext:value-type="float">
            <text:p>2786.16</text:p>
          </table:table-cell>
        </table:table-row>
        <table:table-row table:style-name="ro1">
          <table:table-cell office:value-type="float" office:value="34175501" calcext:value-type="float">
            <text:p>34175501</text:p>
          </table:table-cell>
          <table:table-cell table:style-name="ce1" table:formula="of:=[.A2138]/1000/(60*60*24)" office:value-type="time" office:time-value="PT09H29M35.501S" calcext:value-type="time">
            <text:p>09:29:36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89.62" calcext:value-type="float">
            <text:p>2289.62</text:p>
          </table:table-cell>
          <table:table-cell office:value-type="float" office:value="2787.24" calcext:value-type="float">
            <text:p>2787.24</text:p>
          </table:table-cell>
        </table:table-row>
        <table:table-row table:style-name="ro1">
          <table:table-cell office:value-type="float" office:value="34191501" calcext:value-type="float">
            <text:p>34191501</text:p>
          </table:table-cell>
          <table:table-cell table:style-name="ce1" table:formula="of:=[.A2139]/1000/(60*60*24)" office:value-type="time" office:time-value="PT09H29M51.501S" calcext:value-type="time">
            <text:p>09:29:52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90.59" calcext:value-type="float">
            <text:p>2290.59</text:p>
          </table:table-cell>
          <table:table-cell office:value-type="float" office:value="2788.32" calcext:value-type="float">
            <text:p>2788.32</text:p>
          </table:table-cell>
        </table:table-row>
        <table:table-row table:style-name="ro1">
          <table:table-cell office:value-type="float" office:value="34207501" calcext:value-type="float">
            <text:p>34207501</text:p>
          </table:table-cell>
          <table:table-cell table:style-name="ce1" table:formula="of:=[.A2140]/1000/(60*60*24)" office:value-type="time" office:time-value="PT09H30M07.501S" calcext:value-type="time">
            <text:p>09:30:08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91.57" calcext:value-type="float">
            <text:p>2291.57</text:p>
          </table:table-cell>
          <table:table-cell office:value-type="float" office:value="2789.4" calcext:value-type="float">
            <text:p>2789.4</text:p>
          </table:table-cell>
        </table:table-row>
        <table:table-row table:style-name="ro1">
          <table:table-cell office:value-type="float" office:value="34223501" calcext:value-type="float">
            <text:p>34223501</text:p>
          </table:table-cell>
          <table:table-cell table:style-name="ce1" table:formula="of:=[.A2141]/1000/(60*60*24)" office:value-type="time" office:time-value="PT09H30M23.501S" calcext:value-type="time">
            <text:p>09:30:24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292.54" calcext:value-type="float">
            <text:p>2292.54</text:p>
          </table:table-cell>
          <table:table-cell office:value-type="float" office:value="2790.48" calcext:value-type="float">
            <text:p>2790.48</text:p>
          </table:table-cell>
        </table:table-row>
        <table:table-row table:style-name="ro1">
          <table:table-cell office:value-type="float" office:value="34239501" calcext:value-type="float">
            <text:p>34239501</text:p>
          </table:table-cell>
          <table:table-cell table:style-name="ce1" table:formula="of:=[.A2142]/1000/(60*60*24)" office:value-type="time" office:time-value="PT09H30M39.501S" calcext:value-type="time">
            <text:p>09:30:40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293.52" calcext:value-type="float">
            <text:p>2293.52</text:p>
          </table:table-cell>
          <table:table-cell office:value-type="float" office:value="2791.55" calcext:value-type="float">
            <text:p>2791.55</text:p>
          </table:table-cell>
        </table:table-row>
        <table:table-row table:style-name="ro1">
          <table:table-cell office:value-type="float" office:value="34255501" calcext:value-type="float">
            <text:p>34255501</text:p>
          </table:table-cell>
          <table:table-cell table:style-name="ce1" table:formula="of:=[.A2143]/1000/(60*60*24)" office:value-type="time" office:time-value="PT09H30M55.501S" calcext:value-type="time">
            <text:p>09:30:56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294.5" calcext:value-type="float">
            <text:p>2294.5</text:p>
          </table:table-cell>
          <table:table-cell office:value-type="float" office:value="2792.63" calcext:value-type="float">
            <text:p>2792.63</text:p>
          </table:table-cell>
        </table:table-row>
        <table:table-row table:style-name="ro1">
          <table:table-cell office:value-type="float" office:value="34271501" calcext:value-type="float">
            <text:p>34271501</text:p>
          </table:table-cell>
          <table:table-cell table:style-name="ce1" table:formula="of:=[.A2144]/1000/(60*60*24)" office:value-type="time" office:time-value="PT09H31M11.501S" calcext:value-type="time">
            <text:p>09:31:12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95.47" calcext:value-type="float">
            <text:p>2295.47</text:p>
          </table:table-cell>
          <table:table-cell office:value-type="float" office:value="2793.7" calcext:value-type="float">
            <text:p>2793.7</text:p>
          </table:table-cell>
        </table:table-row>
        <table:table-row table:style-name="ro1">
          <table:table-cell office:value-type="float" office:value="34287501" calcext:value-type="float">
            <text:p>34287501</text:p>
          </table:table-cell>
          <table:table-cell table:style-name="ce1" table:formula="of:=[.A2145]/1000/(60*60*24)" office:value-type="time" office:time-value="PT09H31M27.501S" calcext:value-type="time">
            <text:p>09:31:28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96.44" calcext:value-type="float">
            <text:p>2296.44</text:p>
          </table:table-cell>
          <table:table-cell office:value-type="float" office:value="2794.77" calcext:value-type="float">
            <text:p>2794.77</text:p>
          </table:table-cell>
        </table:table-row>
        <table:table-row table:style-name="ro1">
          <table:table-cell office:value-type="float" office:value="34303501" calcext:value-type="float">
            <text:p>34303501</text:p>
          </table:table-cell>
          <table:table-cell table:style-name="ce1" table:formula="of:=[.A2146]/1000/(60*60*24)" office:value-type="time" office:time-value="PT09H31M43.501S" calcext:value-type="time">
            <text:p>09:31:44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1" calcext:value-type="float">
            <text:p>241.21</text:p>
          </table:table-cell>
          <table:table-cell office:value-type="float" office:value="2297.42" calcext:value-type="float">
            <text:p>2297.42</text:p>
          </table:table-cell>
          <table:table-cell office:value-type="float" office:value="2795.85" calcext:value-type="float">
            <text:p>2795.85</text:p>
          </table:table-cell>
        </table:table-row>
        <table:table-row table:style-name="ro1">
          <table:table-cell office:value-type="float" office:value="34319501" calcext:value-type="float">
            <text:p>34319501</text:p>
          </table:table-cell>
          <table:table-cell table:style-name="ce1" table:formula="of:=[.A2147]/1000/(60*60*24)" office:value-type="time" office:time-value="PT09H31M59.501S" calcext:value-type="time">
            <text:p>09:32:00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98.39" calcext:value-type="float">
            <text:p>2298.39</text:p>
          </table:table-cell>
          <table:table-cell office:value-type="float" office:value="2796.92" calcext:value-type="float">
            <text:p>2796.92</text:p>
          </table:table-cell>
        </table:table-row>
        <table:table-row table:style-name="ro1">
          <table:table-cell office:value-type="float" office:value="34335501" calcext:value-type="float">
            <text:p>34335501</text:p>
          </table:table-cell>
          <table:table-cell table:style-name="ce1" table:formula="of:=[.A2148]/1000/(60*60*24)" office:value-type="time" office:time-value="PT09H32M15.501S" calcext:value-type="time">
            <text:p>09:32:16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299.36" calcext:value-type="float">
            <text:p>2299.36</text:p>
          </table:table-cell>
          <table:table-cell office:value-type="float" office:value="2797.98" calcext:value-type="float">
            <text:p>2797.98</text:p>
          </table:table-cell>
        </table:table-row>
        <table:table-row table:style-name="ro1">
          <table:table-cell office:value-type="float" office:value="34351501" calcext:value-type="float">
            <text:p>34351501</text:p>
          </table:table-cell>
          <table:table-cell table:style-name="ce1" table:formula="of:=[.A2149]/1000/(60*60*24)" office:value-type="time" office:time-value="PT09H32M31.501S" calcext:value-type="time">
            <text:p>09:32:32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300.33" calcext:value-type="float">
            <text:p>2300.33</text:p>
          </table:table-cell>
          <table:table-cell office:value-type="float" office:value="2799.05" calcext:value-type="float">
            <text:p>2799.05</text:p>
          </table:table-cell>
        </table:table-row>
        <table:table-row table:style-name="ro1">
          <table:table-cell office:value-type="float" office:value="34367501" calcext:value-type="float">
            <text:p>34367501</text:p>
          </table:table-cell>
          <table:table-cell table:style-name="ce1" table:formula="of:=[.A2150]/1000/(60*60*24)" office:value-type="time" office:time-value="PT09H32M47.501S" calcext:value-type="time">
            <text:p>09:32:48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301.3" calcext:value-type="float">
            <text:p>2301.3</text:p>
          </table:table-cell>
          <table:table-cell office:value-type="float" office:value="2800.12" calcext:value-type="float">
            <text:p>2800.12</text:p>
          </table:table-cell>
        </table:table-row>
        <table:table-row table:style-name="ro1">
          <table:table-cell office:value-type="float" office:value="34383501" calcext:value-type="float">
            <text:p>34383501</text:p>
          </table:table-cell>
          <table:table-cell table:style-name="ce1" table:formula="of:=[.A2151]/1000/(60*60*24)" office:value-type="time" office:time-value="PT09H33M03.501S" calcext:value-type="time">
            <text:p>09:33:04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302.27" calcext:value-type="float">
            <text:p>2302.27</text:p>
          </table:table-cell>
          <table:table-cell office:value-type="float" office:value="2801.18" calcext:value-type="float">
            <text:p>2801.18</text:p>
          </table:table-cell>
        </table:table-row>
        <table:table-row table:style-name="ro1">
          <table:table-cell office:value-type="float" office:value="34399501" calcext:value-type="float">
            <text:p>34399501</text:p>
          </table:table-cell>
          <table:table-cell table:style-name="ce1" table:formula="of:=[.A2152]/1000/(60*60*24)" office:value-type="time" office:time-value="PT09H33M19.501S" calcext:value-type="time">
            <text:p>09:33:20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303.24" calcext:value-type="float">
            <text:p>2303.24</text:p>
          </table:table-cell>
          <table:table-cell office:value-type="float" office:value="2802.25" calcext:value-type="float">
            <text:p>2802.25</text:p>
          </table:table-cell>
        </table:table-row>
        <table:table-row table:style-name="ro1">
          <table:table-cell office:value-type="float" office:value="34415501" calcext:value-type="float">
            <text:p>34415501</text:p>
          </table:table-cell>
          <table:table-cell table:style-name="ce1" table:formula="of:=[.A2153]/1000/(60*60*24)" office:value-type="time" office:time-value="PT09H33M35.501S" calcext:value-type="time">
            <text:p>09:33:36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304.21" calcext:value-type="float">
            <text:p>2304.21</text:p>
          </table:table-cell>
          <table:table-cell office:value-type="float" office:value="2803.31" calcext:value-type="float">
            <text:p>2803.31</text:p>
          </table:table-cell>
        </table:table-row>
        <table:table-row table:style-name="ro1">
          <table:table-cell office:value-type="float" office:value="34431501" calcext:value-type="float">
            <text:p>34431501</text:p>
          </table:table-cell>
          <table:table-cell table:style-name="ce1" table:formula="of:=[.A2154]/1000/(60*60*24)" office:value-type="time" office:time-value="PT09H33M51.501S" calcext:value-type="time">
            <text:p>09:33:52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305.18" calcext:value-type="float">
            <text:p>2305.18</text:p>
          </table:table-cell>
          <table:table-cell office:value-type="float" office:value="2804.38" calcext:value-type="float">
            <text:p>2804.38</text:p>
          </table:table-cell>
        </table:table-row>
        <table:table-row table:style-name="ro1">
          <table:table-cell office:value-type="float" office:value="34447501" calcext:value-type="float">
            <text:p>34447501</text:p>
          </table:table-cell>
          <table:table-cell table:style-name="ce1" table:formula="of:=[.A2155]/1000/(60*60*24)" office:value-type="time" office:time-value="PT09H34M07.501S" calcext:value-type="time">
            <text:p>09:34:08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3" calcext:value-type="float">
            <text:p>238.33</text:p>
          </table:table-cell>
          <table:table-cell office:value-type="float" office:value="2306.15" calcext:value-type="float">
            <text:p>2306.15</text:p>
          </table:table-cell>
          <table:table-cell office:value-type="float" office:value="2805.44" calcext:value-type="float">
            <text:p>2805.44</text:p>
          </table:table-cell>
        </table:table-row>
        <table:table-row table:style-name="ro1">
          <table:table-cell office:value-type="float" office:value="34463501" calcext:value-type="float">
            <text:p>34463501</text:p>
          </table:table-cell>
          <table:table-cell table:style-name="ce1" table:formula="of:=[.A2156]/1000/(60*60*24)" office:value-type="time" office:time-value="PT09H34M23.501S" calcext:value-type="time">
            <text:p>09:34:24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307.12" calcext:value-type="float">
            <text:p>2307.12</text:p>
          </table:table-cell>
          <table:table-cell office:value-type="float" office:value="2806.5" calcext:value-type="float">
            <text:p>2806.5</text:p>
          </table:table-cell>
        </table:table-row>
        <table:table-row table:style-name="ro1">
          <table:table-cell office:value-type="float" office:value="34479501" calcext:value-type="float">
            <text:p>34479501</text:p>
          </table:table-cell>
          <table:table-cell table:style-name="ce1" table:formula="of:=[.A2157]/1000/(60*60*24)" office:value-type="time" office:time-value="PT09H34M39.501S" calcext:value-type="time">
            <text:p>09:34:40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308.09" calcext:value-type="float">
            <text:p>2308.09</text:p>
          </table:table-cell>
          <table:table-cell office:value-type="float" office:value="2807.55" calcext:value-type="float">
            <text:p>2807.55</text:p>
          </table:table-cell>
        </table:table-row>
        <table:table-row table:style-name="ro1">
          <table:table-cell office:value-type="float" office:value="34495501" calcext:value-type="float">
            <text:p>34495501</text:p>
          </table:table-cell>
          <table:table-cell table:style-name="ce1" table:formula="of:=[.A2158]/1000/(60*60*24)" office:value-type="time" office:time-value="PT09H34M55.501S" calcext:value-type="time">
            <text:p>09:34:56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309.05" calcext:value-type="float">
            <text:p>2309.05</text:p>
          </table:table-cell>
          <table:table-cell office:value-type="float" office:value="2808.61" calcext:value-type="float">
            <text:p>2808.61</text:p>
          </table:table-cell>
        </table:table-row>
        <table:table-row table:style-name="ro1">
          <table:table-cell office:value-type="float" office:value="34511501" calcext:value-type="float">
            <text:p>34511501</text:p>
          </table:table-cell>
          <table:table-cell table:style-name="ce1" table:formula="of:=[.A2159]/1000/(60*60*24)" office:value-type="time" office:time-value="PT09H35M11.501S" calcext:value-type="time">
            <text:p>09:35:12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310.02" calcext:value-type="float">
            <text:p>2310.02</text:p>
          </table:table-cell>
          <table:table-cell office:value-type="float" office:value="2809.67" calcext:value-type="float">
            <text:p>2809.67</text:p>
          </table:table-cell>
        </table:table-row>
        <table:table-row table:style-name="ro1">
          <table:table-cell office:value-type="float" office:value="34527501" calcext:value-type="float">
            <text:p>34527501</text:p>
          </table:table-cell>
          <table:table-cell table:style-name="ce1" table:formula="of:=[.A2160]/1000/(60*60*24)" office:value-type="time" office:time-value="PT09H35M27.501S" calcext:value-type="time">
            <text:p>09:35:28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310.98" calcext:value-type="float">
            <text:p>2310.98</text:p>
          </table:table-cell>
          <table:table-cell office:value-type="float" office:value="2810.73" calcext:value-type="float">
            <text:p>2810.73</text:p>
          </table:table-cell>
        </table:table-row>
        <table:table-row table:style-name="ro1">
          <table:table-cell office:value-type="float" office:value="34543501" calcext:value-type="float">
            <text:p>34543501</text:p>
          </table:table-cell>
          <table:table-cell table:style-name="ce1" table:formula="of:=[.A2161]/1000/(60*60*24)" office:value-type="time" office:time-value="PT09H35M43.501S" calcext:value-type="time">
            <text:p>09:35:44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311.95" calcext:value-type="float">
            <text:p>2311.95</text:p>
          </table:table-cell>
          <table:table-cell office:value-type="float" office:value="2811.78" calcext:value-type="float">
            <text:p>2811.78</text:p>
          </table:table-cell>
        </table:table-row>
        <table:table-row table:style-name="ro1">
          <table:table-cell office:value-type="float" office:value="34559501" calcext:value-type="float">
            <text:p>34559501</text:p>
          </table:table-cell>
          <table:table-cell table:style-name="ce1" table:formula="of:=[.A2162]/1000/(60*60*24)" office:value-type="time" office:time-value="PT09H35M59.501S" calcext:value-type="time">
            <text:p>09:36:00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6" calcext:value-type="float">
            <text:p>236.36</text:p>
          </table:table-cell>
          <table:table-cell office:value-type="float" office:value="2312.91" calcext:value-type="float">
            <text:p>2312.91</text:p>
          </table:table-cell>
          <table:table-cell office:value-type="float" office:value="2812.83" calcext:value-type="float">
            <text:p>2812.83</text:p>
          </table:table-cell>
        </table:table-row>
        <table:table-row table:style-name="ro1">
          <table:table-cell office:value-type="float" office:value="34575501" calcext:value-type="float">
            <text:p>34575501</text:p>
          </table:table-cell>
          <table:table-cell table:style-name="ce1" table:formula="of:=[.A2163]/1000/(60*60*24)" office:value-type="time" office:time-value="PT09H36M15.501S" calcext:value-type="time">
            <text:p>09:36:16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313.88" calcext:value-type="float">
            <text:p>2313.88</text:p>
          </table:table-cell>
          <table:table-cell office:value-type="float" office:value="2813.89" calcext:value-type="float">
            <text:p>2813.89</text:p>
          </table:table-cell>
        </table:table-row>
        <table:table-row table:style-name="ro1">
          <table:table-cell office:value-type="float" office:value="34591501" calcext:value-type="float">
            <text:p>34591501</text:p>
          </table:table-cell>
          <table:table-cell table:style-name="ce1" table:formula="of:=[.A2164]/1000/(60*60*24)" office:value-type="time" office:time-value="PT09H36M31.501S" calcext:value-type="time">
            <text:p>09:36:32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314.84" calcext:value-type="float">
            <text:p>2314.84</text:p>
          </table:table-cell>
          <table:table-cell office:value-type="float" office:value="2814.94" calcext:value-type="float">
            <text:p>2814.94</text:p>
          </table:table-cell>
        </table:table-row>
        <table:table-row table:style-name="ro1">
          <table:table-cell office:value-type="float" office:value="34607501" calcext:value-type="float">
            <text:p>34607501</text:p>
          </table:table-cell>
          <table:table-cell table:style-name="ce1" table:formula="of:=[.A2165]/1000/(60*60*24)" office:value-type="time" office:time-value="PT09H36M47.501S" calcext:value-type="time">
            <text:p>09:36:48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315.8" calcext:value-type="float">
            <text:p>2315.8</text:p>
          </table:table-cell>
          <table:table-cell office:value-type="float" office:value="2815.99" calcext:value-type="float">
            <text:p>2815.99</text:p>
          </table:table-cell>
        </table:table-row>
        <table:table-row table:style-name="ro1">
          <table:table-cell office:value-type="float" office:value="34623501" calcext:value-type="float">
            <text:p>34623501</text:p>
          </table:table-cell>
          <table:table-cell table:style-name="ce1" table:formula="of:=[.A2166]/1000/(60*60*24)" office:value-type="time" office:time-value="PT09H37M03.501S" calcext:value-type="time">
            <text:p>09:37:04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316.77" calcext:value-type="float">
            <text:p>2316.77</text:p>
          </table:table-cell>
          <table:table-cell office:value-type="float" office:value="2817.04" calcext:value-type="float">
            <text:p>2817.04</text:p>
          </table:table-cell>
        </table:table-row>
        <table:table-row table:style-name="ro1">
          <table:table-cell office:value-type="float" office:value="34639501" calcext:value-type="float">
            <text:p>34639501</text:p>
          </table:table-cell>
          <table:table-cell table:style-name="ce1" table:formula="of:=[.A2167]/1000/(60*60*24)" office:value-type="time" office:time-value="PT09H37M19.501S" calcext:value-type="time">
            <text:p>09:37:20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5.69" calcext:value-type="float">
            <text:p>235.69</text:p>
          </table:table-cell>
          <table:table-cell office:value-type="float" office:value="2317.73" calcext:value-type="float">
            <text:p>2317.73</text:p>
          </table:table-cell>
          <table:table-cell office:value-type="float" office:value="2818.08" calcext:value-type="float">
            <text:p>2818.08</text:p>
          </table:table-cell>
        </table:table-row>
        <table:table-row table:style-name="ro1">
          <table:table-cell office:value-type="float" office:value="34655501" calcext:value-type="float">
            <text:p>34655501</text:p>
          </table:table-cell>
          <table:table-cell table:style-name="ce1" table:formula="of:=[.A2168]/1000/(60*60*24)" office:value-type="time" office:time-value="PT09H37M35.501S" calcext:value-type="time">
            <text:p>09:37:36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318.69" calcext:value-type="float">
            <text:p>2318.69</text:p>
          </table:table-cell>
          <table:table-cell office:value-type="float" office:value="2819.13" calcext:value-type="float">
            <text:p>2819.13</text:p>
          </table:table-cell>
        </table:table-row>
        <table:table-row table:style-name="ro1">
          <table:table-cell office:value-type="float" office:value="34671501" calcext:value-type="float">
            <text:p>34671501</text:p>
          </table:table-cell>
          <table:table-cell table:style-name="ce1" table:formula="of:=[.A2169]/1000/(60*60*24)" office:value-type="time" office:time-value="PT09H37M51.501S" calcext:value-type="time">
            <text:p>09:37:52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319.65" calcext:value-type="float">
            <text:p>2319.65</text:p>
          </table:table-cell>
          <table:table-cell office:value-type="float" office:value="2820.17" calcext:value-type="float">
            <text:p>2820.17</text:p>
          </table:table-cell>
        </table:table-row>
        <table:table-row table:style-name="ro1">
          <table:table-cell office:value-type="float" office:value="34687501" calcext:value-type="float">
            <text:p>34687501</text:p>
          </table:table-cell>
          <table:table-cell table:style-name="ce1" table:formula="of:=[.A2170]/1000/(60*60*24)" office:value-type="time" office:time-value="PT09H38M07.501S" calcext:value-type="time">
            <text:p>09:38:08</text:p>
          </table:table-cell>
          <table:table-cell office:value-type="float" office:value="1.09" calcext:value-type="float">
            <text:p>1.09</text:p>
          </table:table-cell>
          <table:table-cell office:value-type="float" office:value="215.9" calcext:value-type="float">
            <text:p>215.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320.61" calcext:value-type="float">
            <text:p>2320.61</text:p>
          </table:table-cell>
          <table:table-cell office:value-type="float" office:value="2821.21" calcext:value-type="float">
            <text:p>2821.21</text:p>
          </table:table-cell>
        </table:table-row>
        <table:table-row table:style-name="ro1">
          <table:table-cell office:value-type="float" office:value="34703501" calcext:value-type="float">
            <text:p>34703501</text:p>
          </table:table-cell>
          <table:table-cell table:style-name="ce1" table:formula="of:=[.A2171]/1000/(60*60*24)" office:value-type="time" office:time-value="PT09H38M23.501S" calcext:value-type="time">
            <text:p>09:38:24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321.57" calcext:value-type="float">
            <text:p>2321.57</text:p>
          </table:table-cell>
          <table:table-cell office:value-type="float" office:value="2822.25" calcext:value-type="float">
            <text:p>2822.25</text:p>
          </table:table-cell>
        </table:table-row>
        <table:table-row table:style-name="ro1">
          <table:table-cell office:value-type="float" office:value="34719501" calcext:value-type="float">
            <text:p>34719501</text:p>
          </table:table-cell>
          <table:table-cell table:style-name="ce1" table:formula="of:=[.A2172]/1000/(60*60*24)" office:value-type="time" office:time-value="PT09H38M39.501S" calcext:value-type="time">
            <text:p>09:38:40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22.53" calcext:value-type="float">
            <text:p>2322.53</text:p>
          </table:table-cell>
          <table:table-cell office:value-type="float" office:value="2823.29" calcext:value-type="float">
            <text:p>2823.29</text:p>
          </table:table-cell>
        </table:table-row>
        <table:table-row table:style-name="ro1">
          <table:table-cell office:value-type="float" office:value="34735501" calcext:value-type="float">
            <text:p>34735501</text:p>
          </table:table-cell>
          <table:table-cell table:style-name="ce1" table:formula="of:=[.A2173]/1000/(60*60*24)" office:value-type="time" office:time-value="PT09H38M55.501S" calcext:value-type="time">
            <text:p>09:38:56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323.48" calcext:value-type="float">
            <text:p>2323.48</text:p>
          </table:table-cell>
          <table:table-cell office:value-type="float" office:value="2824.33" calcext:value-type="float">
            <text:p>2824.33</text:p>
          </table:table-cell>
        </table:table-row>
        <table:table-row table:style-name="ro1">
          <table:table-cell office:value-type="float" office:value="34751501" calcext:value-type="float">
            <text:p>34751501</text:p>
          </table:table-cell>
          <table:table-cell table:style-name="ce1" table:formula="of:=[.A2174]/1000/(60*60*24)" office:value-type="time" office:time-value="PT09H39M11.501S" calcext:value-type="time">
            <text:p>09:39:12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5" calcext:value-type="float">
            <text:p>232.75</text:p>
          </table:table-cell>
          <table:table-cell office:value-type="float" office:value="2324.44" calcext:value-type="float">
            <text:p>2324.44</text:p>
          </table:table-cell>
          <table:table-cell office:value-type="float" office:value="2825.37" calcext:value-type="float">
            <text:p>2825.37</text:p>
          </table:table-cell>
        </table:table-row>
        <table:table-row table:style-name="ro1">
          <table:table-cell office:value-type="float" office:value="34767501" calcext:value-type="float">
            <text:p>34767501</text:p>
          </table:table-cell>
          <table:table-cell table:style-name="ce1" table:formula="of:=[.A2175]/1000/(60*60*24)" office:value-type="time" office:time-value="PT09H39M27.501S" calcext:value-type="time">
            <text:p>09:39:28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325.4" calcext:value-type="float">
            <text:p>2325.4</text:p>
          </table:table-cell>
          <table:table-cell office:value-type="float" office:value="2826.4" calcext:value-type="float">
            <text:p>2826.4</text:p>
          </table:table-cell>
        </table:table-row>
        <table:table-row table:style-name="ro1">
          <table:table-cell office:value-type="float" office:value="34783501" calcext:value-type="float">
            <text:p>34783501</text:p>
          </table:table-cell>
          <table:table-cell table:style-name="ce1" table:formula="of:=[.A2176]/1000/(60*60*24)" office:value-type="time" office:time-value="PT09H39M43.501S" calcext:value-type="time">
            <text:p>09:39:44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326.35" calcext:value-type="float">
            <text:p>2326.35</text:p>
          </table:table-cell>
          <table:table-cell office:value-type="float" office:value="2827.44" calcext:value-type="float">
            <text:p>2827.44</text:p>
          </table:table-cell>
        </table:table-row>
        <table:table-row table:style-name="ro1">
          <table:table-cell office:value-type="float" office:value="34799501" calcext:value-type="float">
            <text:p>34799501</text:p>
          </table:table-cell>
          <table:table-cell table:style-name="ce1" table:formula="of:=[.A2177]/1000/(60*60*24)" office:value-type="time" office:time-value="PT09H39M59.501S" calcext:value-type="time">
            <text:p>09:40:00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327.31" calcext:value-type="float">
            <text:p>2327.31</text:p>
          </table:table-cell>
          <table:table-cell office:value-type="float" office:value="2828.47" calcext:value-type="float">
            <text:p>2828.47</text:p>
          </table:table-cell>
        </table:table-row>
        <table:table-row table:style-name="ro1">
          <table:table-cell office:value-type="float" office:value="34815501" calcext:value-type="float">
            <text:p>34815501</text:p>
          </table:table-cell>
          <table:table-cell table:style-name="ce1" table:formula="of:=[.A2178]/1000/(60*60*24)" office:value-type="time" office:time-value="PT09H40M15.501S" calcext:value-type="time">
            <text:p>09:40:16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328.26" calcext:value-type="float">
            <text:p>2328.26</text:p>
          </table:table-cell>
          <table:table-cell office:value-type="float" office:value="2829.5" calcext:value-type="float">
            <text:p>2829.5</text:p>
          </table:table-cell>
        </table:table-row>
        <table:table-row table:style-name="ro1">
          <table:table-cell office:value-type="float" office:value="34831501" calcext:value-type="float">
            <text:p>34831501</text:p>
          </table:table-cell>
          <table:table-cell table:style-name="ce1" table:formula="of:=[.A2179]/1000/(60*60*24)" office:value-type="time" office:time-value="PT09H40M31.501S" calcext:value-type="time">
            <text:p>09:40:32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97" calcext:value-type="float">
            <text:p>231.97</text:p>
          </table:table-cell>
          <table:table-cell office:value-type="float" office:value="2329.22" calcext:value-type="float">
            <text:p>2329.22</text:p>
          </table:table-cell>
          <table:table-cell office:value-type="float" office:value="2830.53" calcext:value-type="float">
            <text:p>2830.53</text:p>
          </table:table-cell>
        </table:table-row>
        <table:table-row table:style-name="ro1">
          <table:table-cell office:value-type="float" office:value="34847501" calcext:value-type="float">
            <text:p>34847501</text:p>
          </table:table-cell>
          <table:table-cell table:style-name="ce1" table:formula="of:=[.A2180]/1000/(60*60*24)" office:value-type="time" office:time-value="PT09H40M47.501S" calcext:value-type="time">
            <text:p>09:40:48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330.17" calcext:value-type="float">
            <text:p>2330.17</text:p>
          </table:table-cell>
          <table:table-cell office:value-type="float" office:value="2831.55" calcext:value-type="float">
            <text:p>2831.55</text:p>
          </table:table-cell>
        </table:table-row>
        <table:table-row table:style-name="ro1">
          <table:table-cell office:value-type="float" office:value="34863501" calcext:value-type="float">
            <text:p>34863501</text:p>
          </table:table-cell>
          <table:table-cell table:style-name="ce1" table:formula="of:=[.A2181]/1000/(60*60*24)" office:value-type="time" office:time-value="PT09H41M03.501S" calcext:value-type="time">
            <text:p>09:41:04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8" calcext:value-type="float">
            <text:p>230.68</text:p>
          </table:table-cell>
          <table:table-cell office:value-type="float" office:value="2331.12" calcext:value-type="float">
            <text:p>2331.12</text:p>
          </table:table-cell>
          <table:table-cell office:value-type="float" office:value="2832.58" calcext:value-type="float">
            <text:p>2832.58</text:p>
          </table:table-cell>
        </table:table-row>
        <table:table-row table:style-name="ro1">
          <table:table-cell office:value-type="float" office:value="34879501" calcext:value-type="float">
            <text:p>34879501</text:p>
          </table:table-cell>
          <table:table-cell table:style-name="ce1" table:formula="of:=[.A2182]/1000/(60*60*24)" office:value-type="time" office:time-value="PT09H41M19.501S" calcext:value-type="time">
            <text:p>09:41:20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332.07" calcext:value-type="float">
            <text:p>2332.07</text:p>
          </table:table-cell>
          <table:table-cell office:value-type="float" office:value="2833.6" calcext:value-type="float">
            <text:p>2833.6</text:p>
          </table:table-cell>
        </table:table-row>
        <table:table-row table:style-name="ro1">
          <table:table-cell office:value-type="float" office:value="34895501" calcext:value-type="float">
            <text:p>34895501</text:p>
          </table:table-cell>
          <table:table-cell table:style-name="ce1" table:formula="of:=[.A2183]/1000/(60*60*24)" office:value-type="time" office:time-value="PT09H41M35.501S" calcext:value-type="time">
            <text:p>09:41:36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9.38" calcext:value-type="float">
            <text:p>229.38</text:p>
          </table:table-cell>
          <table:table-cell office:value-type="float" office:value="2333.02" calcext:value-type="float">
            <text:p>2333.02</text:p>
          </table:table-cell>
          <table:table-cell office:value-type="float" office:value="2834.62" calcext:value-type="float">
            <text:p>2834.62</text:p>
          </table:table-cell>
        </table:table-row>
        <table:table-row table:style-name="ro1">
          <table:table-cell office:value-type="float" office:value="34911501" calcext:value-type="float">
            <text:p>34911501</text:p>
          </table:table-cell>
          <table:table-cell table:style-name="ce1" table:formula="of:=[.A2184]/1000/(60*60*24)" office:value-type="time" office:time-value="PT09H41M51.501S" calcext:value-type="time">
            <text:p>09:41:52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333.97" calcext:value-type="float">
            <text:p>2333.97</text:p>
          </table:table-cell>
          <table:table-cell office:value-type="float" office:value="2835.64" calcext:value-type="float">
            <text:p>2835.64</text:p>
          </table:table-cell>
        </table:table-row>
        <table:table-row table:style-name="ro1">
          <table:table-cell office:value-type="float" office:value="34927501" calcext:value-type="float">
            <text:p>34927501</text:p>
          </table:table-cell>
          <table:table-cell table:style-name="ce1" table:formula="of:=[.A2185]/1000/(60*60*24)" office:value-type="time" office:time-value="PT09H42M07.501S" calcext:value-type="time">
            <text:p>09:42:08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334.92" calcext:value-type="float">
            <text:p>2334.92</text:p>
          </table:table-cell>
          <table:table-cell office:value-type="float" office:value="2836.66" calcext:value-type="float">
            <text:p>2836.66</text:p>
          </table:table-cell>
        </table:table-row>
        <table:table-row table:style-name="ro1">
          <table:table-cell office:value-type="float" office:value="34943501" calcext:value-type="float">
            <text:p>34943501</text:p>
          </table:table-cell>
          <table:table-cell table:style-name="ce1" table:formula="of:=[.A2186]/1000/(60*60*24)" office:value-type="time" office:time-value="PT09H42M23.501S" calcext:value-type="time">
            <text:p>09:42:24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335.87" calcext:value-type="float">
            <text:p>2335.87</text:p>
          </table:table-cell>
          <table:table-cell office:value-type="float" office:value="2837.68" calcext:value-type="float">
            <text:p>2837.68</text:p>
          </table:table-cell>
        </table:table-row>
        <table:table-row table:style-name="ro1">
          <table:table-cell office:value-type="float" office:value="34959501" calcext:value-type="float">
            <text:p>34959501</text:p>
          </table:table-cell>
          <table:table-cell table:style-name="ce1" table:formula="of:=[.A2187]/1000/(60*60*24)" office:value-type="time" office:time-value="PT09H42M39.501S" calcext:value-type="time">
            <text:p>09:42:40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8.72" calcext:value-type="float">
            <text:p>228.72</text:p>
          </table:table-cell>
          <table:table-cell office:value-type="float" office:value="2336.82" calcext:value-type="float">
            <text:p>2336.82</text:p>
          </table:table-cell>
          <table:table-cell office:value-type="float" office:value="2838.69" calcext:value-type="float">
            <text:p>2838.69</text:p>
          </table:table-cell>
        </table:table-row>
        <table:table-row table:style-name="ro1">
          <table:table-cell office:value-type="float" office:value="34975501" calcext:value-type="float">
            <text:p>34975501</text:p>
          </table:table-cell>
          <table:table-cell table:style-name="ce1" table:formula="of:=[.A2188]/1000/(60*60*24)" office:value-type="time" office:time-value="PT09H42M55.501S" calcext:value-type="time">
            <text:p>09:42:56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337.76" calcext:value-type="float">
            <text:p>2337.76</text:p>
          </table:table-cell>
          <table:table-cell office:value-type="float" office:value="2839.71" calcext:value-type="float">
            <text:p>2839.71</text:p>
          </table:table-cell>
        </table:table-row>
        <table:table-row table:style-name="ro1">
          <table:table-cell office:value-type="float" office:value="34991501" calcext:value-type="float">
            <text:p>34991501</text:p>
          </table:table-cell>
          <table:table-cell table:style-name="ce1" table:formula="of:=[.A2189]/1000/(60*60*24)" office:value-type="time" office:time-value="PT09H43M11.501S" calcext:value-type="time">
            <text:p>09:43:12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2" calcext:value-type="float">
            <text:p>227.32</text:p>
          </table:table-cell>
          <table:table-cell office:value-type="float" office:value="2338.71" calcext:value-type="float">
            <text:p>2338.71</text:p>
          </table:table-cell>
          <table:table-cell office:value-type="float" office:value="2840.72" calcext:value-type="float">
            <text:p>2840.72</text:p>
          </table:table-cell>
        </table:table-row>
        <table:table-row table:style-name="ro1">
          <table:table-cell office:value-type="float" office:value="35007501" calcext:value-type="float">
            <text:p>35007501</text:p>
          </table:table-cell>
          <table:table-cell table:style-name="ce1" table:formula="of:=[.A2190]/1000/(60*60*24)" office:value-type="time" office:time-value="PT09H43M27.501S" calcext:value-type="time">
            <text:p>09:43:28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7.22" calcext:value-type="float">
            <text:p>227.22</text:p>
          </table:table-cell>
          <table:table-cell office:value-type="float" office:value="2339.65" calcext:value-type="float">
            <text:p>2339.65</text:p>
          </table:table-cell>
          <table:table-cell office:value-type="float" office:value="2841.73" calcext:value-type="float">
            <text:p>2841.73</text:p>
          </table:table-cell>
        </table:table-row>
        <table:table-row table:style-name="ro1">
          <table:table-cell office:value-type="float" office:value="35023501" calcext:value-type="float">
            <text:p>35023501</text:p>
          </table:table-cell>
          <table:table-cell table:style-name="ce1" table:formula="of:=[.A2191]/1000/(60*60*24)" office:value-type="time" office:time-value="PT09H43M43.501S" calcext:value-type="time">
            <text:p>09:43:44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7" calcext:value-type="float">
            <text:p>227</text:p>
          </table:table-cell>
          <table:table-cell office:value-type="float" office:value="2340.6" calcext:value-type="float">
            <text:p>2340.6</text:p>
          </table:table-cell>
          <table:table-cell office:value-type="float" office:value="2842.73" calcext:value-type="float">
            <text:p>2842.73</text:p>
          </table:table-cell>
        </table:table-row>
        <table:table-row table:style-name="ro1">
          <table:table-cell office:value-type="float" office:value="35039501" calcext:value-type="float">
            <text:p>35039501</text:p>
          </table:table-cell>
          <table:table-cell table:style-name="ce1" table:formula="of:=[.A2192]/1000/(60*60*24)" office:value-type="time" office:time-value="PT09H43M59.501S" calcext:value-type="time">
            <text:p>09:44:00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2341.54" calcext:value-type="float">
            <text:p>2341.54</text:p>
          </table:table-cell>
          <table:table-cell office:value-type="float" office:value="2843.74" calcext:value-type="float">
            <text:p>2843.74</text:p>
          </table:table-cell>
        </table:table-row>
        <table:table-row table:style-name="ro1">
          <table:table-cell office:value-type="float" office:value="35055501" calcext:value-type="float">
            <text:p>35055501</text:p>
          </table:table-cell>
          <table:table-cell table:style-name="ce1" table:formula="of:=[.A2193]/1000/(60*60*24)" office:value-type="time" office:time-value="PT09H44M15.501S" calcext:value-type="time">
            <text:p>09:44:16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42.48" calcext:value-type="float">
            <text:p>2342.48</text:p>
          </table:table-cell>
          <table:table-cell office:value-type="float" office:value="2844.74" calcext:value-type="float">
            <text:p>2844.74</text:p>
          </table:table-cell>
        </table:table-row>
        <table:table-row table:style-name="ro1">
          <table:table-cell office:value-type="float" office:value="35071501" calcext:value-type="float">
            <text:p>35071501</text:p>
          </table:table-cell>
          <table:table-cell table:style-name="ce1" table:formula="of:=[.A2194]/1000/(60*60*24)" office:value-type="time" office:time-value="PT09H44M31.501S" calcext:value-type="time">
            <text:p>09:44:32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2343.42" calcext:value-type="float">
            <text:p>2343.42</text:p>
          </table:table-cell>
          <table:table-cell office:value-type="float" office:value="2845.75" calcext:value-type="float">
            <text:p>2845.75</text:p>
          </table:table-cell>
        </table:table-row>
        <table:table-row table:style-name="ro1">
          <table:table-cell office:value-type="float" office:value="35087501" calcext:value-type="float">
            <text:p>35087501</text:p>
          </table:table-cell>
          <table:table-cell table:style-name="ce1" table:formula="of:=[.A2195]/1000/(60*60*24)" office:value-type="time" office:time-value="PT09H44M47.501S" calcext:value-type="time">
            <text:p>09:44:48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344.36" calcext:value-type="float">
            <text:p>2344.36</text:p>
          </table:table-cell>
          <table:table-cell office:value-type="float" office:value="2846.74" calcext:value-type="float">
            <text:p>2846.74</text:p>
          </table:table-cell>
        </table:table-row>
        <table:table-row table:style-name="ro1">
          <table:table-cell office:value-type="float" office:value="35103501" calcext:value-type="float">
            <text:p>35103501</text:p>
          </table:table-cell>
          <table:table-cell table:style-name="ce1" table:formula="of:=[.A2196]/1000/(60*60*24)" office:value-type="time" office:time-value="PT09H45M03.501S" calcext:value-type="time">
            <text:p>09:45:04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2" calcext:value-type="float">
            <text:p>224.22</text:p>
          </table:table-cell>
          <table:table-cell office:value-type="float" office:value="2345.3" calcext:value-type="float">
            <text:p>2345.3</text:p>
          </table:table-cell>
          <table:table-cell office:value-type="float" office:value="2847.74" calcext:value-type="float">
            <text:p>2847.74</text:p>
          </table:table-cell>
        </table:table-row>
        <table:table-row table:style-name="ro1">
          <table:table-cell office:value-type="float" office:value="35119501" calcext:value-type="float">
            <text:p>35119501</text:p>
          </table:table-cell>
          <table:table-cell table:style-name="ce1" table:formula="of:=[.A2197]/1000/(60*60*24)" office:value-type="time" office:time-value="PT09H45M19.501S" calcext:value-type="time">
            <text:p>09:45:20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346.24" calcext:value-type="float">
            <text:p>2346.24</text:p>
          </table:table-cell>
          <table:table-cell office:value-type="float" office:value="2848.74" calcext:value-type="float">
            <text:p>2848.74</text:p>
          </table:table-cell>
        </table:table-row>
        <table:table-row table:style-name="ro1">
          <table:table-cell office:value-type="float" office:value="35135501" calcext:value-type="float">
            <text:p>35135501</text:p>
          </table:table-cell>
          <table:table-cell table:style-name="ce1" table:formula="of:=[.A2198]/1000/(60*60*24)" office:value-type="time" office:time-value="PT09H45M35.501S" calcext:value-type="time">
            <text:p>09:45:36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347.18" calcext:value-type="float">
            <text:p>2347.18</text:p>
          </table:table-cell>
          <table:table-cell office:value-type="float" office:value="2849.73" calcext:value-type="float">
            <text:p>2849.73</text:p>
          </table:table-cell>
        </table:table-row>
        <table:table-row table:style-name="ro1">
          <table:table-cell office:value-type="float" office:value="35151501" calcext:value-type="float">
            <text:p>35151501</text:p>
          </table:table-cell>
          <table:table-cell table:style-name="ce1" table:formula="of:=[.A2199]/1000/(60*60*24)" office:value-type="time" office:time-value="PT09H45M51.501S" calcext:value-type="time">
            <text:p>09:45:52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348.12" calcext:value-type="float">
            <text:p>2348.12</text:p>
          </table:table-cell>
          <table:table-cell office:value-type="float" office:value="2850.72" calcext:value-type="float">
            <text:p>2850.72</text:p>
          </table:table-cell>
        </table:table-row>
        <table:table-row table:style-name="ro1">
          <table:table-cell office:value-type="float" office:value="35167501" calcext:value-type="float">
            <text:p>35167501</text:p>
          </table:table-cell>
          <table:table-cell table:style-name="ce1" table:formula="of:=[.A2200]/1000/(60*60*24)" office:value-type="time" office:time-value="PT09H46M07.501S" calcext:value-type="time">
            <text:p>09:46:08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349.05" calcext:value-type="float">
            <text:p>2349.05</text:p>
          </table:table-cell>
          <table:table-cell office:value-type="float" office:value="2851.71" calcext:value-type="float">
            <text:p>2851.71</text:p>
          </table:table-cell>
        </table:table-row>
        <table:table-row table:style-name="ro1">
          <table:table-cell office:value-type="float" office:value="35183501" calcext:value-type="float">
            <text:p>35183501</text:p>
          </table:table-cell>
          <table:table-cell table:style-name="ce1" table:formula="of:=[.A2201]/1000/(60*60*24)" office:value-type="time" office:time-value="PT09H46M23.501S" calcext:value-type="time">
            <text:p>09:46:24</text:p>
          </table:table-cell>
          <table:table-cell office:value-type="float" office:value="1.06" calcext:value-type="float">
            <text:p>1.06</text:p>
          </table:table-cell>
          <table:table-cell office:value-type="float" office:value="210" calcext:value-type="float">
            <text:p>210</text:p>
          </table:table-cell>
          <table:table-cell office:value-type="float" office:value="221.97" calcext:value-type="float">
            <text:p>221.97</text:p>
          </table:table-cell>
          <table:table-cell office:value-type="float" office:value="2349.99" calcext:value-type="float">
            <text:p>2349.99</text:p>
          </table:table-cell>
          <table:table-cell office:value-type="float" office:value="2852.7" calcext:value-type="float">
            <text:p>2852.7</text:p>
          </table:table-cell>
        </table:table-row>
        <table:table-row table:style-name="ro1">
          <table:table-cell office:value-type="float" office:value="35199501" calcext:value-type="float">
            <text:p>35199501</text:p>
          </table:table-cell>
          <table:table-cell table:style-name="ce1" table:formula="of:=[.A2202]/1000/(60*60*24)" office:value-type="time" office:time-value="PT09H46M39.501S" calcext:value-type="time">
            <text:p>09:46:40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92" calcext:value-type="float">
            <text:p>220.92</text:p>
          </table:table-cell>
          <table:table-cell office:value-type="float" office:value="2350.92" calcext:value-type="float">
            <text:p>2350.92</text:p>
          </table:table-cell>
          <table:table-cell office:value-type="float" office:value="2853.68" calcext:value-type="float">
            <text:p>2853.68</text:p>
          </table:table-cell>
        </table:table-row>
        <table:table-row table:style-name="ro1">
          <table:table-cell office:value-type="float" office:value="35215501" calcext:value-type="float">
            <text:p>35215501</text:p>
          </table:table-cell>
          <table:table-cell table:style-name="ce1" table:formula="of:=[.A2203]/1000/(60*60*24)" office:value-type="time" office:time-value="PT09H46M55.501S" calcext:value-type="time">
            <text:p>09:46:56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20.7" calcext:value-type="float">
            <text:p>220.7</text:p>
          </table:table-cell>
          <table:table-cell office:value-type="float" office:value="2351.85" calcext:value-type="float">
            <text:p>2351.85</text:p>
          </table:table-cell>
          <table:table-cell office:value-type="float" office:value="2854.66" calcext:value-type="float">
            <text:p>2854.66</text:p>
          </table:table-cell>
        </table:table-row>
        <table:table-row table:style-name="ro1">
          <table:table-cell office:value-type="float" office:value="35231501" calcext:value-type="float">
            <text:p>35231501</text:p>
          </table:table-cell>
          <table:table-cell table:style-name="ce1" table:formula="of:=[.A2204]/1000/(60*60*24)" office:value-type="time" office:time-value="PT09H47M11.501S" calcext:value-type="time">
            <text:p>09:47:12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352.78" calcext:value-type="float">
            <text:p>2352.78</text:p>
          </table:table-cell>
          <table:table-cell office:value-type="float" office:value="2855.64" calcext:value-type="float">
            <text:p>2855.64</text:p>
          </table:table-cell>
        </table:table-row>
        <table:table-row table:style-name="ro1">
          <table:table-cell office:value-type="float" office:value="35247501" calcext:value-type="float">
            <text:p>35247501</text:p>
          </table:table-cell>
          <table:table-cell table:style-name="ce1" table:formula="of:=[.A2205]/1000/(60*60*24)" office:value-type="time" office:time-value="PT09H47M27.501S" calcext:value-type="time">
            <text:p>09:47:28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353.71" calcext:value-type="float">
            <text:p>2353.71</text:p>
          </table:table-cell>
          <table:table-cell office:value-type="float" office:value="2856.62" calcext:value-type="float">
            <text:p>2856.62</text:p>
          </table:table-cell>
        </table:table-row>
        <table:table-row table:style-name="ro1">
          <table:table-cell office:value-type="float" office:value="35263501" calcext:value-type="float">
            <text:p>35263501</text:p>
          </table:table-cell>
          <table:table-cell table:style-name="ce1" table:formula="of:=[.A2206]/1000/(60*60*24)" office:value-type="time" office:time-value="PT09H47M43.501S" calcext:value-type="time">
            <text:p>09:47:44</text:p>
          </table:table-cell>
          <table:table-cell office:value-type="float" office:value="1.05" calcext:value-type="float">
            <text:p>1.05</text:p>
          </table:table-cell>
          <table:table-cell office:value-type="float" office:value="208.8" calcext:value-type="float">
            <text:p>208.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354.64" calcext:value-type="float">
            <text:p>2354.64</text:p>
          </table:table-cell>
          <table:table-cell office:value-type="float" office:value="2857.59" calcext:value-type="float">
            <text:p>2857.59</text:p>
          </table:table-cell>
        </table:table-row>
        <table:table-row table:style-name="ro1">
          <table:table-cell office:value-type="float" office:value="35279501" calcext:value-type="float">
            <text:p>35279501</text:p>
          </table:table-cell>
          <table:table-cell table:style-name="ce1" table:formula="of:=[.A2207]/1000/(60*60*24)" office:value-type="time" office:time-value="PT09H47M59.501S" calcext:value-type="time">
            <text:p>09:48:00</text:p>
          </table:table-cell>
          <table:table-cell office:value-type="float" office:value="1.05" calcext:value-type="float">
            <text:p>1.05</text:p>
          </table:table-cell>
          <table:table-cell office:value-type="float" office:value="208.5" calcext:value-type="float">
            <text:p>208.5</text:p>
          </table:table-cell>
          <table:table-cell office:value-type="float" office:value="218.69" calcext:value-type="float">
            <text:p>218.69</text:p>
          </table:table-cell>
          <table:table-cell office:value-type="float" office:value="2355.57" calcext:value-type="float">
            <text:p>2355.57</text:p>
          </table:table-cell>
          <table:table-cell office:value-type="float" office:value="2858.57" calcext:value-type="float">
            <text:p>2858.57</text:p>
          </table:table-cell>
        </table:table-row>
        <table:table-row table:style-name="ro1">
          <table:table-cell office:value-type="float" office:value="35295501" calcext:value-type="float">
            <text:p>35295501</text:p>
          </table:table-cell>
          <table:table-cell table:style-name="ce1" table:formula="of:=[.A2208]/1000/(60*60*24)" office:value-type="time" office:time-value="PT09H48M15.501S" calcext:value-type="time">
            <text:p>09:48:16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2356.49" calcext:value-type="float">
            <text:p>2356.49</text:p>
          </table:table-cell>
          <table:table-cell office:value-type="float" office:value="2859.54" calcext:value-type="float">
            <text:p>2859.54</text:p>
          </table:table-cell>
        </table:table-row>
        <table:table-row table:style-name="ro1">
          <table:table-cell office:value-type="float" office:value="35311501" calcext:value-type="float">
            <text:p>35311501</text:p>
          </table:table-cell>
          <table:table-cell table:style-name="ce1" table:formula="of:=[.A2209]/1000/(60*60*24)" office:value-type="time" office:time-value="PT09H48M31.501S" calcext:value-type="time">
            <text:p>09:48:32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357.42" calcext:value-type="float">
            <text:p>2357.42</text:p>
          </table:table-cell>
          <table:table-cell office:value-type="float" office:value="2860.5" calcext:value-type="float">
            <text:p>2860.5</text:p>
          </table:table-cell>
        </table:table-row>
        <table:table-row table:style-name="ro1">
          <table:table-cell office:value-type="float" office:value="35327501" calcext:value-type="float">
            <text:p>35327501</text:p>
          </table:table-cell>
          <table:table-cell table:style-name="ce1" table:formula="of:=[.A2210]/1000/(60*60*24)" office:value-type="time" office:time-value="PT09H48M47.501S" calcext:value-type="time">
            <text:p>09:48:48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7" calcext:value-type="float">
            <text:p>217</text:p>
          </table:table-cell>
          <table:table-cell office:value-type="float" office:value="2358.34" calcext:value-type="float">
            <text:p>2358.34</text:p>
          </table:table-cell>
          <table:table-cell office:value-type="float" office:value="2861.47" calcext:value-type="float">
            <text:p>2861.47</text:p>
          </table:table-cell>
        </table:table-row>
        <table:table-row table:style-name="ro1">
          <table:table-cell office:value-type="float" office:value="35343501" calcext:value-type="float">
            <text:p>35343501</text:p>
          </table:table-cell>
          <table:table-cell table:style-name="ce1" table:formula="of:=[.A2211]/1000/(60*60*24)" office:value-type="time" office:time-value="PT09H49M03.501S" calcext:value-type="time">
            <text:p>09:49:04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6.68" calcext:value-type="float">
            <text:p>216.68</text:p>
          </table:table-cell>
          <table:table-cell office:value-type="float" office:value="2359.26" calcext:value-type="float">
            <text:p>2359.26</text:p>
          </table:table-cell>
          <table:table-cell office:value-type="float" office:value="2862.43" calcext:value-type="float">
            <text:p>2862.43</text:p>
          </table:table-cell>
        </table:table-row>
        <table:table-row table:style-name="ro1">
          <table:table-cell office:value-type="float" office:value="35359501" calcext:value-type="float">
            <text:p>35359501</text:p>
          </table:table-cell>
          <table:table-cell table:style-name="ce1" table:formula="of:=[.A2212]/1000/(60*60*24)" office:value-type="time" office:time-value="PT09H49M19.501S" calcext:value-type="time">
            <text:p>09:49:20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5.53" calcext:value-type="float">
            <text:p>215.53</text:p>
          </table:table-cell>
          <table:table-cell office:value-type="float" office:value="2360.19" calcext:value-type="float">
            <text:p>2360.19</text:p>
          </table:table-cell>
          <table:table-cell office:value-type="float" office:value="2863.39" calcext:value-type="float">
            <text:p>2863.39</text:p>
          </table:table-cell>
        </table:table-row>
        <table:table-row table:style-name="ro1">
          <table:table-cell office:value-type="float" office:value="35375501" calcext:value-type="float">
            <text:p>35375501</text:p>
          </table:table-cell>
          <table:table-cell table:style-name="ce1" table:formula="of:=[.A2213]/1000/(60*60*24)" office:value-type="time" office:time-value="PT09H49M35.501S" calcext:value-type="time">
            <text:p>09:49:36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5.21" calcext:value-type="float">
            <text:p>215.21</text:p>
          </table:table-cell>
          <table:table-cell office:value-type="float" office:value="2361.11" calcext:value-type="float">
            <text:p>2361.11</text:p>
          </table:table-cell>
          <table:table-cell office:value-type="float" office:value="2864.35" calcext:value-type="float">
            <text:p>2864.35</text:p>
          </table:table-cell>
        </table:table-row>
        <table:table-row table:style-name="ro1">
          <table:table-cell office:value-type="float" office:value="35391501" calcext:value-type="float">
            <text:p>35391501</text:p>
          </table:table-cell>
          <table:table-cell table:style-name="ce1" table:formula="of:=[.A2214]/1000/(60*60*24)" office:value-type="time" office:time-value="PT09H49M51.501S" calcext:value-type="time">
            <text:p>09:49:52</text:p>
          </table:table-cell>
          <table:table-cell office:value-type="float" office:value="1.04" calcext:value-type="float">
            <text:p>1.04</text:p>
          </table:table-cell>
          <table:table-cell office:value-type="float" office:value="206.5" calcext:value-type="float">
            <text:p>206.5</text:p>
          </table:table-cell>
          <table:table-cell office:value-type="float" office:value="214.07" calcext:value-type="float">
            <text:p>214.07</text:p>
          </table:table-cell>
          <table:table-cell office:value-type="float" office:value="2362.02" calcext:value-type="float">
            <text:p>2362.02</text:p>
          </table:table-cell>
          <table:table-cell office:value-type="float" office:value="2865.3" calcext:value-type="float">
            <text:p>2865.3</text:p>
          </table:table-cell>
        </table:table-row>
        <table:table-row table:style-name="ro1">
          <table:table-cell office:value-type="float" office:value="35407501" calcext:value-type="float">
            <text:p>35407501</text:p>
          </table:table-cell>
          <table:table-cell table:style-name="ce1" table:formula="of:=[.A2215]/1000/(60*60*24)" office:value-type="time" office:time-value="PT09H50M07.501S" calcext:value-type="time">
            <text:p>09:50:08</text:p>
          </table:table-cell>
          <table:table-cell office:value-type="float" office:value="1.03" calcext:value-type="float">
            <text:p>1.03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92" calcext:value-type="float">
            <text:p>212.92</text:p>
          </table:table-cell>
          <table:table-cell office:value-type="float" office:value="2362.94" calcext:value-type="float">
            <text:p>2362.94</text:p>
          </table:table-cell>
          <table:table-cell office:value-type="float" office:value="2866.25" calcext:value-type="float">
            <text:p>2866.25</text:p>
          </table:table-cell>
        </table:table-row>
        <table:table-row table:style-name="ro1">
          <table:table-cell office:value-type="float" office:value="35423501" calcext:value-type="float">
            <text:p>35423501</text:p>
          </table:table-cell>
          <table:table-cell table:style-name="ce1" table:formula="of:=[.A2216]/1000/(60*60*24)" office:value-type="time" office:time-value="PT09H50M23.501S" calcext:value-type="time">
            <text:p>09:50:24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2.5" calcext:value-type="float">
            <text:p>212.5</text:p>
          </table:table-cell>
          <table:table-cell office:value-type="float" office:value="2363.86" calcext:value-type="float">
            <text:p>2363.86</text:p>
          </table:table-cell>
          <table:table-cell office:value-type="float" office:value="2867.19" calcext:value-type="float">
            <text:p>2867.19</text:p>
          </table:table-cell>
        </table:table-row>
        <table:table-row table:style-name="ro1">
          <table:table-cell office:value-type="float" office:value="35439501" calcext:value-type="float">
            <text:p>35439501</text:p>
          </table:table-cell>
          <table:table-cell table:style-name="ce1" table:formula="of:=[.A2217]/1000/(60*60*24)" office:value-type="time" office:time-value="PT09H50M39.501S" calcext:value-type="time">
            <text:p>09:50:40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2.19" calcext:value-type="float">
            <text:p>212.19</text:p>
          </table:table-cell>
          <table:table-cell office:value-type="float" office:value="2364.77" calcext:value-type="float">
            <text:p>2364.77</text:p>
          </table:table-cell>
          <table:table-cell office:value-type="float" office:value="2868.14" calcext:value-type="float">
            <text:p>2868.14</text:p>
          </table:table-cell>
        </table:table-row>
        <table:table-row table:style-name="ro1">
          <table:table-cell office:value-type="float" office:value="35455501" calcext:value-type="float">
            <text:p>35455501</text:p>
          </table:table-cell>
          <table:table-cell table:style-name="ce1" table:formula="of:=[.A2218]/1000/(60*60*24)" office:value-type="time" office:time-value="PT09H50M55.501S" calcext:value-type="time">
            <text:p>09:50:56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2365.68" calcext:value-type="float">
            <text:p>2365.68</text:p>
          </table:table-cell>
          <table:table-cell office:value-type="float" office:value="2869.08" calcext:value-type="float">
            <text:p>2869.08</text:p>
          </table:table-cell>
        </table:table-row>
        <table:table-row table:style-name="ro1">
          <table:table-cell office:value-type="float" office:value="35471501" calcext:value-type="float">
            <text:p>35471501</text:p>
          </table:table-cell>
          <table:table-cell table:style-name="ce1" table:formula="of:=[.A2219]/1000/(60*60*24)" office:value-type="time" office:time-value="PT09H51M11.501S" calcext:value-type="time">
            <text:p>09:51:12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366.59" calcext:value-type="float">
            <text:p>2366.59</text:p>
          </table:table-cell>
          <table:table-cell office:value-type="float" office:value="2870.02" calcext:value-type="float">
            <text:p>2870.02</text:p>
          </table:table-cell>
        </table:table-row>
        <table:table-row table:style-name="ro1">
          <table:table-cell office:value-type="float" office:value="35487501" calcext:value-type="float">
            <text:p>35487501</text:p>
          </table:table-cell>
          <table:table-cell table:style-name="ce1" table:formula="of:=[.A2220]/1000/(60*60*24)" office:value-type="time" office:time-value="PT09H51M27.501S" calcext:value-type="time">
            <text:p>09:51:28</text:p>
          </table:table-cell>
          <table:table-cell office:value-type="float" office:value="1.02" calcext:value-type="float">
            <text:p>1.02</text:p>
          </table:table-cell>
          <table:table-cell office:value-type="float" office:value="204.4" calcext:value-type="float">
            <text:p>204.4</text:p>
          </table:table-cell>
          <table:table-cell office:value-type="float" office:value="209.4" calcext:value-type="float">
            <text:p>209.4</text:p>
          </table:table-cell>
          <table:table-cell office:value-type="float" office:value="2367.5" calcext:value-type="float">
            <text:p>2367.5</text:p>
          </table:table-cell>
          <table:table-cell office:value-type="float" office:value="2870.95" calcext:value-type="float">
            <text:p>2870.95</text:p>
          </table:table-cell>
        </table:table-row>
        <table:table-row table:style-name="ro1">
          <table:table-cell office:value-type="float" office:value="35503501" calcext:value-type="float">
            <text:p>35503501</text:p>
          </table:table-cell>
          <table:table-cell table:style-name="ce1" table:formula="of:=[.A2221]/1000/(60*60*24)" office:value-type="time" office:time-value="PT09H51M43.501S" calcext:value-type="time">
            <text:p>09:51:44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368.41" calcext:value-type="float">
            <text:p>2368.41</text:p>
          </table:table-cell>
          <table:table-cell office:value-type="float" office:value="2871.88" calcext:value-type="float">
            <text:p>2871.88</text:p>
          </table:table-cell>
        </table:table-row>
        <table:table-row table:style-name="ro1">
          <table:table-cell office:value-type="float" office:value="35519501" calcext:value-type="float">
            <text:p>35519501</text:p>
          </table:table-cell>
          <table:table-cell table:style-name="ce1" table:formula="of:=[.A2222]/1000/(60*60*24)" office:value-type="time" office:time-value="PT09H51M59.501S" calcext:value-type="time">
            <text:p>09:52:00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8.56" calcext:value-type="float">
            <text:p>208.56</text:p>
          </table:table-cell>
          <table:table-cell office:value-type="float" office:value="2369.32" calcext:value-type="float">
            <text:p>2369.32</text:p>
          </table:table-cell>
          <table:table-cell office:value-type="float" office:value="2872.81" calcext:value-type="float">
            <text:p>2872.81</text:p>
          </table:table-cell>
        </table:table-row>
        <table:table-row table:style-name="ro1">
          <table:table-cell office:value-type="float" office:value="35535501" calcext:value-type="float">
            <text:p>35535501</text:p>
          </table:table-cell>
          <table:table-cell table:style-name="ce1" table:formula="of:=[.A2223]/1000/(60*60*24)" office:value-type="time" office:time-value="PT09H52M15.501S" calcext:value-type="time">
            <text:p>09:52:16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7.33" calcext:value-type="float">
            <text:p>207.33</text:p>
          </table:table-cell>
          <table:table-cell office:value-type="float" office:value="2370.22" calcext:value-type="float">
            <text:p>2370.22</text:p>
          </table:table-cell>
          <table:table-cell office:value-type="float" office:value="2873.73" calcext:value-type="float">
            <text:p>2873.73</text:p>
          </table:table-cell>
        </table:table-row>
        <table:table-row table:style-name="ro1">
          <table:table-cell office:value-type="float" office:value="35551501" calcext:value-type="float">
            <text:p>35551501</text:p>
          </table:table-cell>
          <table:table-cell table:style-name="ce1" table:formula="of:=[.A2224]/1000/(60*60*24)" office:value-type="time" office:time-value="PT09H52M31.501S" calcext:value-type="time">
            <text:p>09:52:32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6.21" calcext:value-type="float">
            <text:p>206.21</text:p>
          </table:table-cell>
          <table:table-cell office:value-type="float" office:value="2371.12" calcext:value-type="float">
            <text:p>2371.12</text:p>
          </table:table-cell>
          <table:table-cell office:value-type="float" office:value="2874.65" calcext:value-type="float">
            <text:p>2874.65</text:p>
          </table:table-cell>
        </table:table-row>
        <table:table-row table:style-name="ro1">
          <table:table-cell office:value-type="float" office:value="35567501" calcext:value-type="float">
            <text:p>35567501</text:p>
          </table:table-cell>
          <table:table-cell table:style-name="ce1" table:formula="of:=[.A2225]/1000/(60*60*24)" office:value-type="time" office:time-value="PT09H52M47.501S" calcext:value-type="time">
            <text:p>09:52:48</text:p>
          </table:table-cell>
          <table:table-cell office:value-type="float" office:value="1.02" calcext:value-type="float">
            <text:p>1.02</text:p>
          </table:table-cell>
          <table:table-cell office:value-type="float" office:value="202.5" calcext:value-type="float">
            <text:p>202.5</text:p>
          </table:table-cell>
          <table:table-cell office:value-type="float" office:value="205.79" calcext:value-type="float">
            <text:p>205.79</text:p>
          </table:table-cell>
          <table:table-cell office:value-type="float" office:value="2372.02" calcext:value-type="float">
            <text:p>2372.02</text:p>
          </table:table-cell>
          <table:table-cell office:value-type="float" office:value="2875.56" calcext:value-type="float">
            <text:p>2875.56</text:p>
          </table:table-cell>
        </table:table-row>
        <table:table-row table:style-name="ro1">
          <table:table-cell office:value-type="float" office:value="35583501" calcext:value-type="float">
            <text:p>35583501</text:p>
          </table:table-cell>
          <table:table-cell table:style-name="ce1" table:formula="of:=[.A2226]/1000/(60*60*24)" office:value-type="time" office:time-value="PT09H53M03.501S" calcext:value-type="time">
            <text:p>09:53:04</text:p>
          </table:table-cell>
          <table:table-cell office:value-type="float" office:value="1.01" calcext:value-type="float">
            <text:p>1.01</text:p>
          </table:table-cell>
          <table:table-cell office:value-type="float" office:value="202.1" calcext:value-type="float">
            <text:p>202.1</text:p>
          </table:table-cell>
          <table:table-cell office:value-type="float" office:value="204.57" calcext:value-type="float">
            <text:p>204.57</text:p>
          </table:table-cell>
          <table:table-cell office:value-type="float" office:value="2372.92" calcext:value-type="float">
            <text:p>2372.92</text:p>
          </table:table-cell>
          <table:table-cell office:value-type="float" office:value="2876.48" calcext:value-type="float">
            <text:p>2876.48</text:p>
          </table:table-cell>
        </table:table-row>
        <table:table-row table:style-name="ro1">
          <table:table-cell office:value-type="float" office:value="35599501" calcext:value-type="float">
            <text:p>35599501</text:p>
          </table:table-cell>
          <table:table-cell table:style-name="ce1" table:formula="of:=[.A2227]/1000/(60*60*24)" office:value-type="time" office:time-value="PT09H53M19.501S" calcext:value-type="time">
            <text:p>09:53:20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4.05" calcext:value-type="float">
            <text:p>204.05</text:p>
          </table:table-cell>
          <table:table-cell office:value-type="float" office:value="2373.82" calcext:value-type="float">
            <text:p>2373.82</text:p>
          </table:table-cell>
          <table:table-cell office:value-type="float" office:value="2877.39" calcext:value-type="float">
            <text:p>2877.39</text:p>
          </table:table-cell>
        </table:table-row>
        <table:table-row table:style-name="ro1">
          <table:table-cell office:value-type="float" office:value="35615501" calcext:value-type="float">
            <text:p>35615501</text:p>
          </table:table-cell>
          <table:table-cell table:style-name="ce1" table:formula="of:=[.A2228]/1000/(60*60*24)" office:value-type="time" office:time-value="PT09H53M35.501S" calcext:value-type="time">
            <text:p>09:53:36</text:p>
          </table:table-cell>
          <table:table-cell office:value-type="float" office:value="1.01" calcext:value-type="float">
            <text:p>1.01</text:p>
          </table:table-cell>
          <table:table-cell office:value-type="float" office:value="201.1" calcext:value-type="float">
            <text:p>201.1</text:p>
          </table:table-cell>
          <table:table-cell office:value-type="float" office:value="202.73" calcext:value-type="float">
            <text:p>202.73</text:p>
          </table:table-cell>
          <table:table-cell office:value-type="float" office:value="2374.71" calcext:value-type="float">
            <text:p>2374.71</text:p>
          </table:table-cell>
          <table:table-cell office:value-type="float" office:value="2878.29" calcext:value-type="float">
            <text:p>2878.29</text:p>
          </table:table-cell>
        </table:table-row>
        <table:table-row table:style-name="ro1">
          <table:table-cell office:value-type="float" office:value="35631501" calcext:value-type="float">
            <text:p>35631501</text:p>
          </table:table-cell>
          <table:table-cell table:style-name="ce1" table:formula="of:=[.A2229]/1000/(60*60*24)" office:value-type="time" office:time-value="PT09H53M51.501S" calcext:value-type="time">
            <text:p>09:53:52</text:p>
          </table:table-cell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.7</text:p>
          </table:table-cell>
          <table:table-cell office:value-type="float" office:value="201.52" calcext:value-type="float">
            <text:p>201.52</text:p>
          </table:table-cell>
          <table:table-cell office:value-type="float" office:value="2375.61" calcext:value-type="float">
            <text:p>2375.61</text:p>
          </table:table-cell>
          <table:table-cell office:value-type="float" office:value="2879.19" calcext:value-type="float">
            <text:p>2879.19</text:p>
          </table:table-cell>
        </table:table-row>
        <table:table-row table:style-name="ro1">
          <table:table-cell office:value-type="float" office:value="35647501" calcext:value-type="float">
            <text:p>35647501</text:p>
          </table:table-cell>
          <table:table-cell table:style-name="ce1" table:formula="of:=[.A2230]/1000/(60*60*24)" office:value-type="time" office:time-value="PT09H54M07.501S" calcext:value-type="time">
            <text:p>09:54:08</text:p>
          </table:table-cell>
          <table:table-cell office:value-type="float" office:value="1" calcext:value-type="float">
            <text:p>1</text:p>
          </table:table-cell>
          <table:table-cell office:value-type="float" office:value="200.3" calcext:value-type="float">
            <text:p>200.3</text:p>
          </table:table-cell>
          <table:table-cell office:value-type="float" office:value="201.11" calcext:value-type="float">
            <text:p>201.11</text:p>
          </table:table-cell>
          <table:table-cell office:value-type="float" office:value="2376.5" calcext:value-type="float">
            <text:p>2376.5</text:p>
          </table:table-cell>
          <table:table-cell office:value-type="float" office:value="2880.08" calcext:value-type="float">
            <text:p>2880.08</text:p>
          </table:table-cell>
        </table:table-row>
        <table:table-row table:style-name="ro1">
          <table:table-cell office:value-type="float" office:value="35663501" calcext:value-type="float">
            <text:p>35663501</text:p>
          </table:table-cell>
          <table:table-cell table:style-name="ce1" table:formula="of:=[.A2231]/1000/(60*60*24)" office:value-type="time" office:time-value="PT09H54M23.501S" calcext:value-type="time">
            <text:p>09:54:24</text:p>
          </table:table-cell>
          <table:table-cell office:value-type="float" office:value="1" calcext:value-type="float">
            <text:p>1</text:p>
          </table:table-cell>
          <table:table-cell office:value-type="float" office:value="199.8" calcext:value-type="float">
            <text:p>199.8</text:p>
          </table:table-cell>
          <table:table-cell office:value-type="float" office:value="200.6" calcext:value-type="float">
            <text:p>200.6</text:p>
          </table:table-cell>
          <table:table-cell office:value-type="float" office:value="2377.39" calcext:value-type="float">
            <text:p>2377.39</text:p>
          </table:table-cell>
          <table:table-cell office:value-type="float" office:value="2880.98" calcext:value-type="float">
            <text:p>2880.98</text:p>
          </table:table-cell>
        </table:table-row>
        <table:table-row table:style-name="ro1">
          <table:table-cell office:value-type="float" office:value="35664501" calcext:value-type="float">
            <text:p>35664501</text:p>
          </table:table-cell>
          <table:table-cell table:style-name="ce1" table:formula="of:=[.A2232]/1000/(60*60*24)" office:value-type="time" office:time-value="PT09H54M24.501S" calcext:value-type="time">
            <text:p>09:54:25</text:p>
          </table:table-cell>
          <table:table-cell office:value-type="float" office:value="1" calcext:value-type="float">
            <text:p>1</text:p>
          </table:table-cell>
          <table:table-cell office:value-type="float" office:value="199.7" calcext:value-type="float">
            <text:p>199.7</text:p>
          </table:table-cell>
          <table:table-cell office:value-type="float" office:value="199.69" calcext:value-type="float">
            <text:p>199.69</text:p>
          </table:table-cell>
          <table:table-cell office:value-type="float" office:value="2377.44" calcext:value-type="float">
            <text:p>2377.44</text:p>
          </table:table-cell>
          <table:table-cell office:value-type="float" office:value="2881.03" calcext:value-type="float">
            <text:p>2881.03</text:p>
          </table:table-cell>
        </table:table-row>
        <table:table-row table:style-name="ro1" table:number-rows-repeated="10463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39:16.1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41:56.478000000</dc:date>
    <meta:editing-duration>PT3H19M10S</meta:editing-duration>
    <meta:editing-cycles>3</meta:editing-cycles>
    <meta:generator>LibreOffice/6.3.4.2$Windows_X86_64 LibreOffice_project/60da17e045e08f1793c57c00ba83cdfce946d0aa</meta:generator>
    <meta:document-statistic meta:table-count="1" meta:cell-count="1562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3cm" svg:height="15.248cm" xlink:href=".." xlink:type="simple" chart:class="chart:line" chart:style-name="ch1">
        <chart:title svg:x="11.52cm" svg:y="0.44cm" chart:style-name="ch2">
          <text:p>Ladda @ 5 Ohm #1</text:p>
        </chart:title>
        <chart:legend chart:legend-position="end" svg:x="24.588cm" svg:y="7.325cm" style:legend-expansion="high" chart:style-name="ch3"/>
        <chart:plot-area chart:style-name="ch4" table:cell-range-address="LOGGER00.B2:LOGGER00.C2232 LOGGER00.C1:LOGGER00.C1" chart:data-source-has-labels="both" svg:x="0.54cm" svg:y="1.523cm" svg:width="23.508cm" svg:height="13.421cm">
          <chartooo:coordinate-region svg:x="1.452cm" svg:y="1.523cm" svg:width="22.516cm" svg:height="12.092cm"/>
          <chart:axis chart:dimension="x" chart:name="primary-x" chart:style-name="ch5" chartooo:axis-type="auto">
            <chartooo:date-scale/>
            <chart:categories table:cell-range-address="LOGGER00.B2:LOGGER00.B22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232" chart:label-cell-address="LOGGER00.C1:LOGGER00.C1" chart:class="chart:line">
            <chart:data-point chart:repeated="22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232</svg:desc>
                </draw:g>
              </table:table-cell>
              <table:table-cell office:value-type="float" office:value="1.34">
                <text:p>1.34</text:p>
                <draw:g>
                  <svg:desc>LOGGER00.C2:LOGGER00.C2232</svg:desc>
                </draw:g>
              </table:table-cell>
            </table:table-row>
            <table:table-row>
              <table:table-cell office:value-type="float" office:value="0.000179398148148148">
                <text:p>0.000179398148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364594907407407">
                <text:p>0.0003645949074074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549780092592593">
                <text:p>0.00054978009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4965277777778">
                <text:p>0.000734965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20150462962963">
                <text:p>0.00092015046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10533564814815">
                <text:p>0.0011053356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29052083333333">
                <text:p>0.0012905208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47570601851852">
                <text:p>0.0014757060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6608912037037">
                <text:p>0.0016608912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84607638888889">
                <text:p>0.0018460763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03126157407407">
                <text:p>0.0020312615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21644675925926">
                <text:p>0.0022164467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163194444444">
                <text:p>0.0024016319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58681712962963">
                <text:p>0.002586817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77200231481481">
                <text:p>0.00277200231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9571875">
                <text:p>0.00295718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14237268518518">
                <text:p>0.0031423726851851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32755787037037">
                <text:p>0.003327557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51274305555555">
                <text:p>0.0035127430555555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69792824074074">
                <text:p>0.0036979282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88311342592593">
                <text:p>0.0038831134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06829861111111">
                <text:p>0.0040682986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2534837962963">
                <text:p>0.0042534837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43866898148148">
                <text:p>0.0044386689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62385416666667">
                <text:p>0.0046238541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80903935185185">
                <text:p>0.0048090393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99422453703704">
                <text:p>0.0049942245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17940972222222">
                <text:p>0.0051794097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36459490740741">
                <text:p>0.0053645949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54978009259259">
                <text:p>0.0055497800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73496527777778">
                <text:p>0.0057349652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92015046296296">
                <text:p>0.005920150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10533564814815">
                <text:p>0.0061053356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29052083333333">
                <text:p>0.0062905208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47570601851852">
                <text:p>0.006475706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6608912037037">
                <text:p>0.00666089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84607638888889">
                <text:p>0.006846076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03126157407407">
                <text:p>0.007031261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21644675925926">
                <text:p>0.007216446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40163194444444">
                <text:p>0.007401631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58681712962963">
                <text:p>0.007586817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77200231481481">
                <text:p>0.0077720023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9571875">
                <text:p>0.00795718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14237268518519">
                <text:p>0.0081423726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32755787037037">
                <text:p>0.008327557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51274305555556">
                <text:p>0.0085127430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69792824074074">
                <text:p>0.008697928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88311342592593">
                <text:p>0.008883113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06829861111111">
                <text:p>0.009068298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2534837962963">
                <text:p>0.00925348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43866898148148">
                <text:p>0.009438668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62385416666667">
                <text:p>0.0096238541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80903935185185">
                <text:p>0.009809039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99422453703704">
                <text:p>0.009994224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1794097222222">
                <text:p>0.010179409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3645949074074">
                <text:p>0.0103645949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5497800925926">
                <text:p>0.0105497800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7349652777778">
                <text:p>0.0107349652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920150462963">
                <text:p>0.010920150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1053356481481">
                <text:p>0.011105335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2905208333333">
                <text:p>0.0112905208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4757060185185">
                <text:p>0.011475706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6608912037037">
                <text:p>0.0116608912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8460763888889">
                <text:p>0.011846076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0312615740741">
                <text:p>0.0120312615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2164467592593">
                <text:p>0.012216446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4016319444444">
                <text:p>0.012401631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5868171296296">
                <text:p>0.012586817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7720023148148">
                <text:p>0.012772002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9571875">
                <text:p>0.01295718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1423726851852">
                <text:p>0.01314237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3275578703704">
                <text:p>0.01332755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5127430555556">
                <text:p>0.01351274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6979282407407">
                <text:p>0.01369792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8831134259259">
                <text:p>0.01388311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0682986111111">
                <text:p>0.014068298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2534837962963">
                <text:p>0.01425348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4386689814815">
                <text:p>0.014438668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6238541666667">
                <text:p>0.014623854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8090393518519">
                <text:p>0.014809039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994224537037">
                <text:p>0.01499422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794097222222">
                <text:p>0.015179409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3645949074074">
                <text:p>0.015364594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497800925926">
                <text:p>0.015549780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349652777778">
                <text:p>0.015734965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920150462963">
                <text:p>0.015920150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053356481481">
                <text:p>0.016105335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05208333333">
                <text:p>0.01629052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757060185185">
                <text:p>0.01647570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6608912037037">
                <text:p>0.01666089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8460763888889">
                <text:p>0.016846076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0312615740741">
                <text:p>0.01703126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2164467592593">
                <text:p>0.01721644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4016319444444">
                <text:p>0.01740163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5868171296296">
                <text:p>0.01758681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7720023148148">
                <text:p>0.01777200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9571875">
                <text:p>0.0179571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1423726851852">
                <text:p>0.01814237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3275578703704">
                <text:p>0.01832755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5127430555556">
                <text:p>0.01851274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6979282407407">
                <text:p>0.01869792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8831134259259">
                <text:p>0.01888311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0682986111111">
                <text:p>0.019068298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2534837962963">
                <text:p>0.01925348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4386689814815">
                <text:p>0.019438668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6238541666667">
                <text:p>0.019623854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8090393518519">
                <text:p>0.019809039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994224537037">
                <text:p>0.01999422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1794097222222">
                <text:p>0.020179409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3645949074074">
                <text:p>0.020364594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5497800925926">
                <text:p>0.02054978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349652777778">
                <text:p>0.0207349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20150462963">
                <text:p>0.02092015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53356481481">
                <text:p>0.02110533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905208333333">
                <text:p>0.0212905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757060185185">
                <text:p>0.02147570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6608912037037">
                <text:p>0.0216608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8460763888889">
                <text:p>0.02184607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0312615740741">
                <text:p>0.02203126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2164467592593">
                <text:p>0.02221644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4016319444444">
                <text:p>0.02240163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5868171296296">
                <text:p>0.02258681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7720023148148">
                <text:p>0.02277200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9571875">
                <text:p>0.02295718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1423726851852">
                <text:p>0.02314237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3275462962963">
                <text:p>0.0233275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5127430555556">
                <text:p>0.02351274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6979282407407">
                <text:p>0.02369792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8831134259259">
                <text:p>0.02388311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0682986111111">
                <text:p>0.02406829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2534837962963">
                <text:p>0.02425348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4386689814815">
                <text:p>0.02443866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6238541666667">
                <text:p>0.0246238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8090393518518">
                <text:p>0.024809039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994224537037">
                <text:p>0.0249942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1794097222222">
                <text:p>0.0251794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3645949074074">
                <text:p>0.0253645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497800925926">
                <text:p>0.0255497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49652777778">
                <text:p>0.0257349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920150462963">
                <text:p>0.0259201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53356481481">
                <text:p>0.0261053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05208333333">
                <text:p>0.0262905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757060185185">
                <text:p>0.0264757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08912037037">
                <text:p>0.0266608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60763888889">
                <text:p>0.0268460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12615740741">
                <text:p>0.0270312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164467592593">
                <text:p>0.0272164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16319444444">
                <text:p>0.0274016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868171296296">
                <text:p>0.0275868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20023148148">
                <text:p>0.0277720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571875">
                <text:p>0.0279571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23726851852">
                <text:p>0.02814237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275578703704">
                <text:p>0.02832755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27314814815">
                <text:p>0.0285127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6979282407407">
                <text:p>0.0286979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31134259259">
                <text:p>0.0288831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682986111111">
                <text:p>0.0290682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34837962963">
                <text:p>0.0292534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386689814815">
                <text:p>0.0294386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38541666667">
                <text:p>0.0296238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090393518519">
                <text:p>0.0298090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4224537037">
                <text:p>0.0299942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794097222222">
                <text:p>0.0301794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3645949074074">
                <text:p>0.0303645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5497800925926">
                <text:p>0.0305497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7349652777778">
                <text:p>0.0307349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920150462963">
                <text:p>0.0309201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1053356481481">
                <text:p>0.0311053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2905208333333">
                <text:p>0.0312905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4757060185185">
                <text:p>0.0314757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6608912037037">
                <text:p>0.0316608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8460763888889">
                <text:p>0.0318460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0312615740741">
                <text:p>0.0320312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2164467592593">
                <text:p>0.0322164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4016319444444">
                <text:p>0.0324016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5868171296296">
                <text:p>0.0325868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7720023148148">
                <text:p>0.0327720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9571875">
                <text:p>0.0329571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1423726851852">
                <text:p>0.03314237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3275578703704">
                <text:p>0.03332755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5127430555556">
                <text:p>0.03351274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6979282407407">
                <text:p>0.0336979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8831134259259">
                <text:p>0.0338831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0682986111111">
                <text:p>0.0340682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2534837962963">
                <text:p>0.0342534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4386689814815">
                <text:p>0.0344386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6238541666667">
                <text:p>0.0346238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8090393518519">
                <text:p>0.0348090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994224537037">
                <text:p>0.0349942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1794097222222">
                <text:p>0.0351794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3645949074074">
                <text:p>0.0353645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5497800925926">
                <text:p>0.03554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7349652777778">
                <text:p>0.0357349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920150462963">
                <text:p>0.0359201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1053356481481">
                <text:p>0.0361053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2905208333333">
                <text:p>0.0362905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757060185185">
                <text:p>0.0364757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6608912037037">
                <text:p>0.03666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8460763888889">
                <text:p>0.0368460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0312615740741">
                <text:p>0.0370312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164467592593">
                <text:p>0.0372164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4016319444444">
                <text:p>0.0374016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5868171296296">
                <text:p>0.03758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720023148148">
                <text:p>0.03777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571875">
                <text:p>0.03795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23726851852">
                <text:p>0.03814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275578703704">
                <text:p>0.03832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27430555556">
                <text:p>0.03851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6979282407407">
                <text:p>0.0386979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31134259259">
                <text:p>0.0388831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682986111111">
                <text:p>0.0390682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34837962963">
                <text:p>0.03925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386689814815">
                <text:p>0.03943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38541666667">
                <text:p>0.0396238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8090393518518">
                <text:p>0.03980903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994224537037">
                <text:p>0.03999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1794097222222">
                <text:p>0.040179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645949074074">
                <text:p>0.0403645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5497800925926">
                <text:p>0.04054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7349652777778">
                <text:p>0.0407349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920150462963">
                <text:p>0.0409201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1053356481482">
                <text:p>0.04110533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2905208333333">
                <text:p>0.0412905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4757060185185">
                <text:p>0.0414757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6608912037037">
                <text:p>0.04166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8460763888889">
                <text:p>0.0418460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0312615740741">
                <text:p>0.0420312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2164467592593">
                <text:p>0.0422164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4016203703704">
                <text:p>0.0424016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5868171296296">
                <text:p>0.04258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7720023148148">
                <text:p>0.04277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9571875">
                <text:p>0.04295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423726851852">
                <text:p>0.04314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3275578703704">
                <text:p>0.04332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5127430555556">
                <text:p>0.04351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6979282407407">
                <text:p>0.0436979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31134259259">
                <text:p>0.0438831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82986111111">
                <text:p>0.04406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34837962963">
                <text:p>0.04425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386689814815">
                <text:p>0.04443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238541666667">
                <text:p>0.04462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8090393518519">
                <text:p>0.04480903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94224537037">
                <text:p>0.04499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794097222222">
                <text:p>0.04517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3645949074074">
                <text:p>0.04536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5497800925926">
                <text:p>0.04554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349652777778">
                <text:p>0.04573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920150462963">
                <text:p>0.04592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1053356481482">
                <text:p>0.0461053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2905208333333">
                <text:p>0.04629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4757060185185">
                <text:p>0.04647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608912037037">
                <text:p>0.04666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8460763888889">
                <text:p>0.04684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312615740741">
                <text:p>0.04703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164467592593">
                <text:p>0.04721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4016203703704">
                <text:p>0.04740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868171296296">
                <text:p>0.04758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720023148148">
                <text:p>0.04777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571875">
                <text:p>0.04795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423726851852">
                <text:p>0.04814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275578703704">
                <text:p>0.04832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127430555556">
                <text:p>0.04851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6979282407407">
                <text:p>0.04869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831018518519">
                <text:p>0.0488831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682986111111">
                <text:p>0.04906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534837962963">
                <text:p>0.04925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386689814815">
                <text:p>0.04943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238541666667">
                <text:p>0.04962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090393518519">
                <text:p>0.04980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4224537037">
                <text:p>0.04999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794097222222">
                <text:p>0.05017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3645949074074">
                <text:p>0.05036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497800925926">
                <text:p>0.05054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49652777778">
                <text:p>0.05073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0150462963">
                <text:p>0.05092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1053356481482">
                <text:p>0.0511053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905208333333">
                <text:p>0.05129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757060185185">
                <text:p>0.05147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08912037037">
                <text:p>0.05166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60763888889">
                <text:p>0.05184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12615740741">
                <text:p>0.05203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64467592593">
                <text:p>0.05221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16319444444">
                <text:p>0.05240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868171296296">
                <text:p>0.05258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20023148148">
                <text:p>0.05277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571875">
                <text:p>0.05295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1423726851852">
                <text:p>0.05314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3275578703704">
                <text:p>0.05332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5127430555556">
                <text:p>0.05351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6979282407407">
                <text:p>0.05369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31134259259">
                <text:p>0.05388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0682986111111">
                <text:p>0.05406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534837962963">
                <text:p>0.05425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4386689814815">
                <text:p>0.05443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6238541666667">
                <text:p>0.05462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8090393518519">
                <text:p>0.05480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994224537037">
                <text:p>0.05499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1794097222222">
                <text:p>0.05517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3645949074074">
                <text:p>0.05536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5497800925926">
                <text:p>0.055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349652777778">
                <text:p>0.05573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920150462963">
                <text:p>0.05592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1053356481482">
                <text:p>0.0561053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2905208333333">
                <text:p>0.05629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4757060185185">
                <text:p>0.05647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6608912037037">
                <text:p>0.05666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8460763888889">
                <text:p>0.05684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0312615740741">
                <text:p>0.05703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2164467592593">
                <text:p>0.05721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4016319444444">
                <text:p>0.05740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5868171296296">
                <text:p>0.05758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7720023148148">
                <text:p>0.057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71875">
                <text:p>0.05795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1423726851852">
                <text:p>0.058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75578703704">
                <text:p>0.05832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5127430555556">
                <text:p>0.0585127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79282407407">
                <text:p>0.058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831134259259">
                <text:p>0.05888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0682986111111">
                <text:p>0.059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534837962963">
                <text:p>0.059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86689814815">
                <text:p>0.059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38541666667">
                <text:p>0.059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90393518519">
                <text:p>0.0598090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4224537037">
                <text:p>0.059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94097222222">
                <text:p>0.060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45949074074">
                <text:p>0.06036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5497800925926">
                <text:p>0.060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49652777778">
                <text:p>0.060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20150462963">
                <text:p>0.060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53356481481">
                <text:p>0.061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905208333333">
                <text:p>0.061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57060185185">
                <text:p>0.061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608912037037">
                <text:p>0.061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60763888889">
                <text:p>0.061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312615740741">
                <text:p>0.062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64467592593">
                <text:p>0.0622164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16319444445">
                <text:p>0.06240163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5868171296296">
                <text:p>0.062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20023148148">
                <text:p>0.062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71875">
                <text:p>0.062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23726851852">
                <text:p>0.063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75578703704">
                <text:p>0.063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27430555555">
                <text:p>0.063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79282407407">
                <text:p>0.063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31134259259">
                <text:p>0.063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82986111111">
                <text:p>0.064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34837962963">
                <text:p>0.064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86689814815">
                <text:p>0.064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38541666667">
                <text:p>0.064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90393518518">
                <text:p>0.0648090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4224537037">
                <text:p>0.064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94097222222">
                <text:p>0.065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45949074074">
                <text:p>0.065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97800925926">
                <text:p>0.065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49537037037">
                <text:p>0.06573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20150462963">
                <text:p>0.065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53356481482">
                <text:p>0.066105335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905208333333">
                <text:p>0.066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57060185185">
                <text:p>0.066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08912037037">
                <text:p>0.066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60763888889">
                <text:p>0.066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312615740741">
                <text:p>0.067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64467592593">
                <text:p>0.0672164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4016319444444">
                <text:p>0.067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68171296296">
                <text:p>0.067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20023148148">
                <text:p>0.067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71875">
                <text:p>0.067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23726851852">
                <text:p>0.068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75578703704">
                <text:p>0.068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27430555555">
                <text:p>0.068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79282407407">
                <text:p>0.068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31134259259">
                <text:p>0.068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82986111111">
                <text:p>0.069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34837962963">
                <text:p>0.069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86689814815">
                <text:p>0.069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38541666667">
                <text:p>0.069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090393518519">
                <text:p>0.0698090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4224537037">
                <text:p>0.069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794097222222">
                <text:p>0.070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45949074074">
                <text:p>0.070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497800925926">
                <text:p>0.070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49652777778">
                <text:p>0.070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20150462963">
                <text:p>0.070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53356481481">
                <text:p>0.071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905208333333">
                <text:p>0.071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57060185185">
                <text:p>0.071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608912037037">
                <text:p>0.071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60763888889">
                <text:p>0.071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312615740741">
                <text:p>0.072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64467592593">
                <text:p>0.0722164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16319444444">
                <text:p>0.072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68171296296">
                <text:p>0.072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20023148148">
                <text:p>0.072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71875">
                <text:p>0.072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23726851852">
                <text:p>0.073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75578703704">
                <text:p>0.073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27430555555">
                <text:p>0.073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979282407407">
                <text:p>0.073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31134259259">
                <text:p>0.073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682986111111">
                <text:p>0.074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34837962963">
                <text:p>0.074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386689814815">
                <text:p>0.074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38541666667">
                <text:p>0.074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090393518519">
                <text:p>0.0748090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4224537037">
                <text:p>0.074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794097222222">
                <text:p>0.075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45949074074">
                <text:p>0.075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497800925926">
                <text:p>0.075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349652777778">
                <text:p>0.075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201388888889">
                <text:p>0.07592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53356481481">
                <text:p>0.076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905208333333">
                <text:p>0.076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57060185185">
                <text:p>0.076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608912037037">
                <text:p>0.076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460763888889">
                <text:p>0.076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12615740741">
                <text:p>0.077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64467592593">
                <text:p>0.0772164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4016319444444">
                <text:p>0.077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68171296296">
                <text:p>0.077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720023148148">
                <text:p>0.077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71875">
                <text:p>0.077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423726851852">
                <text:p>0.078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75462962963">
                <text:p>0.07832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127430555556">
                <text:p>0.0785127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6979282407407">
                <text:p>0.078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31134259259">
                <text:p>0.078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682986111111">
                <text:p>0.079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534837962963">
                <text:p>0.079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386689814815">
                <text:p>0.079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238541666667">
                <text:p>0.079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090393518519">
                <text:p>0.0798090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94224537037">
                <text:p>0.079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794097222222">
                <text:p>0.080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645949074074">
                <text:p>0.080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497800925926">
                <text:p>0.080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349537037037">
                <text:p>0.08073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20150462963">
                <text:p>0.080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53356481481">
                <text:p>0.081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905208333333">
                <text:p>0.081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757060185185">
                <text:p>0.081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08912037037">
                <text:p>0.081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460763888889">
                <text:p>0.081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312615740741">
                <text:p>0.082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164467592592">
                <text:p>0.0822164467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4016319444444">
                <text:p>0.082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868171296296">
                <text:p>0.082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720023148148">
                <text:p>0.082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71875">
                <text:p>0.082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423726851852">
                <text:p>0.083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75578703704">
                <text:p>0.083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127430555555">
                <text:p>0.083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6979282407407">
                <text:p>0.083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831134259259">
                <text:p>0.083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682986111111">
                <text:p>0.084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34837962963">
                <text:p>0.084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386574074074">
                <text:p>0.08443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238541666667">
                <text:p>0.084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090393518518">
                <text:p>0.0848090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94224537037">
                <text:p>0.084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794097222222">
                <text:p>0.085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645949074074">
                <text:p>0.085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497800925926">
                <text:p>0.085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349652777778">
                <text:p>0.085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20150462963">
                <text:p>0.085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1053356481482">
                <text:p>0.086105335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905208333333">
                <text:p>0.086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757060185185">
                <text:p>0.086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608912037037">
                <text:p>0.086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460763888889">
                <text:p>0.086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312615740741">
                <text:p>0.087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164467592592">
                <text:p>0.0872164467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4016319444444">
                <text:p>0.087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68171296296">
                <text:p>0.087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720023148148">
                <text:p>0.087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71875">
                <text:p>0.087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423726851852">
                <text:p>0.088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275578703704">
                <text:p>0.088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127430555555">
                <text:p>0.088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979282407407">
                <text:p>0.088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831134259259">
                <text:p>0.088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682986111111">
                <text:p>0.089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534837962963">
                <text:p>0.089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386689814815">
                <text:p>0.089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238541666667">
                <text:p>0.08962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090393518518">
                <text:p>0.0898090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94224537037">
                <text:p>0.089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794097222222">
                <text:p>0.090179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645949074074">
                <text:p>0.0903645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497800925926">
                <text:p>0.09054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349652777778">
                <text:p>0.090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20150462963">
                <text:p>0.090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1053356481481">
                <text:p>0.091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905208333333">
                <text:p>0.091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757060185185">
                <text:p>0.091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608912037037">
                <text:p>0.091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460763888889">
                <text:p>0.0918460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312615740741">
                <text:p>0.0920312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164467592592">
                <text:p>0.0922164467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4016319444444">
                <text:p>0.092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68171296296">
                <text:p>0.092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720023148148">
                <text:p>0.09277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71875">
                <text:p>0.092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423726851852">
                <text:p>0.093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275578703704">
                <text:p>0.093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5127430555556">
                <text:p>0.0935127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6979282407408">
                <text:p>0.0936979282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31134259259">
                <text:p>0.0938831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682986111111">
                <text:p>0.094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534837962963">
                <text:p>0.094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386689814815">
                <text:p>0.0944386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238541666667">
                <text:p>0.0946238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8090393518518">
                <text:p>0.0948090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94224537037">
                <text:p>0.09499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794097222222">
                <text:p>0.0951794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645949074074">
                <text:p>0.0953645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497800925926">
                <text:p>0.0955497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349652777778">
                <text:p>0.0957349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20150462963">
                <text:p>0.09592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1053356481481">
                <text:p>0.09610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905208333333">
                <text:p>0.0962905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757060185185">
                <text:p>0.096475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608912037037">
                <text:p>0.09666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460763888889">
                <text:p>0.0968460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312615740741">
                <text:p>0.0970312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164467592592">
                <text:p>0.097216446759259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4016319444444">
                <text:p>0.0974016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68171296296">
                <text:p>0.09758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720023148148">
                <text:p>0.0977720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571875">
                <text:p>0.09795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423726851852">
                <text:p>0.09814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275578703704">
                <text:p>0.09832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127430555555">
                <text:p>0.0985127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6979282407407">
                <text:p>0.0986979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831134259259">
                <text:p>0.0988831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682986111111">
                <text:p>0.0990682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534837962963">
                <text:p>0.09925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386689814815">
                <text:p>0.0994386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6238541666667">
                <text:p>0.0996238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8090393518518">
                <text:p>0.0998090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94224537037">
                <text:p>0.09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179409722222">
                <text:p>0.10017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64594907407">
                <text:p>0.10036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49780092593">
                <text:p>0.100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34965277778">
                <text:p>0.100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20150462963">
                <text:p>0.100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105335648148">
                <text:p>0.101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90520833333">
                <text:p>0.10129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475706018519">
                <text:p>0.101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60891203704">
                <text:p>0.101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6076388889">
                <text:p>0.10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31261574074">
                <text:p>0.10203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16446759259">
                <text:p>0.102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401631944444">
                <text:p>0.10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681712963">
                <text:p>0.10258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72002314815">
                <text:p>0.10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571875">
                <text:p>0.102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42372685185">
                <text:p>0.103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2755787037">
                <text:p>0.103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512743055556">
                <text:p>0.103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97928240741">
                <text:p>0.10369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83113425926">
                <text:p>0.103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68298611111">
                <text:p>0.104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253483796296">
                <text:p>0.104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38668981481">
                <text:p>0.104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23854166667">
                <text:p>0.10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09039351852">
                <text:p>0.104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94224537037">
                <text:p>0.104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79409722222">
                <text:p>0.105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64594907407">
                <text:p>0.105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49780092593">
                <text:p>0.105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34965277778">
                <text:p>0.105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20150462963">
                <text:p>0.10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105335648148">
                <text:p>0.106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90520833333">
                <text:p>0.106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75706018519">
                <text:p>0.106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60891203704">
                <text:p>0.106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46076388889">
                <text:p>0.106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3125">
                <text:p>0.1070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6446759259">
                <text:p>0.107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401631944444">
                <text:p>0.107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681712963">
                <text:p>0.107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72002314815">
                <text:p>0.107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71875">
                <text:p>0.107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42372685185">
                <text:p>0.108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755787037">
                <text:p>0.108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12743055556">
                <text:p>0.108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97928240741">
                <text:p>0.108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83113425926">
                <text:p>0.108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68298611111">
                <text:p>0.109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53483796296">
                <text:p>0.109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38668981481">
                <text:p>0.109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23854166667">
                <text:p>0.109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809039351852">
                <text:p>0.109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94224537037">
                <text:p>0.10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79409722222">
                <text:p>0.110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64594907407">
                <text:p>0.110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49780092593">
                <text:p>0.110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34965277778">
                <text:p>0.110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20150462963">
                <text:p>0.110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105335648148">
                <text:p>0.111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90520833333">
                <text:p>0.111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75706018519">
                <text:p>0.111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60891203704">
                <text:p>0.111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6076388889">
                <text:p>0.11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31261574074">
                <text:p>0.112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16446759259">
                <text:p>0.112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401631944444">
                <text:p>0.11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8681712963">
                <text:p>0.112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72002314815">
                <text:p>0.11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71875">
                <text:p>0.112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42372685185">
                <text:p>0.113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2755787037">
                <text:p>0.113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12743055556">
                <text:p>0.113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97928240741">
                <text:p>0.113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83113425926">
                <text:p>0.113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8298611111">
                <text:p>0.114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53483796296">
                <text:p>0.114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38668981481">
                <text:p>0.114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23854166667">
                <text:p>0.11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09039351852">
                <text:p>0.114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94224537037">
                <text:p>0.114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79409722222">
                <text:p>0.115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64594907407">
                <text:p>0.115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49780092593">
                <text:p>0.115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34965277778">
                <text:p>0.115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20150462963">
                <text:p>0.11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105335648148">
                <text:p>0.116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90520833333">
                <text:p>0.116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75706018519">
                <text:p>0.116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60891203704">
                <text:p>0.116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46076388889">
                <text:p>0.116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31261574074">
                <text:p>0.117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16446759259">
                <text:p>0.117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401631944444">
                <text:p>0.117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8681712963">
                <text:p>0.117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72002314815">
                <text:p>0.117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571875">
                <text:p>0.117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42372685185">
                <text:p>0.118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2755787037">
                <text:p>0.118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512743055556">
                <text:p>0.118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697928240741">
                <text:p>0.118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83113425926">
                <text:p>0.118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68287037037">
                <text:p>0.1190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53483796296">
                <text:p>0.119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38668981481">
                <text:p>0.119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23854166667">
                <text:p>0.119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809039351852">
                <text:p>0.119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94224537037">
                <text:p>0.11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79409722222">
                <text:p>0.120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64594907407">
                <text:p>0.120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49780092593">
                <text:p>0.120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34965277778">
                <text:p>0.120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20150462963">
                <text:p>0.120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105335648148">
                <text:p>0.121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90520833333">
                <text:p>0.121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75706018519">
                <text:p>0.121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60891203704">
                <text:p>0.121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46076388889">
                <text:p>0.12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31261574074">
                <text:p>0.122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16446759259">
                <text:p>0.122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401631944444">
                <text:p>0.12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8681712963">
                <text:p>0.122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72002314815">
                <text:p>0.12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571875">
                <text:p>0.122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42372685185">
                <text:p>0.123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2755787037">
                <text:p>0.123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512743055556">
                <text:p>0.123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697928240741">
                <text:p>0.123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83113425926">
                <text:p>0.123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68298611111">
                <text:p>0.124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53483796296">
                <text:p>0.124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38668981481">
                <text:p>0.124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23854166667">
                <text:p>0.12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809039351852">
                <text:p>0.124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94224537037">
                <text:p>0.124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79409722222">
                <text:p>0.125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64594907407">
                <text:p>0.125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49780092593">
                <text:p>0.125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34965277778">
                <text:p>0.125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20150462963">
                <text:p>0.12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105335648148">
                <text:p>0.126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90520833333">
                <text:p>0.126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75706018519">
                <text:p>0.126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60891203704">
                <text:p>0.126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46076388889">
                <text:p>0.126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31261574074">
                <text:p>0.127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16446759259">
                <text:p>0.127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401631944444">
                <text:p>0.127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8681712963">
                <text:p>0.127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72002314815">
                <text:p>0.127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571875">
                <text:p>0.127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42372685185">
                <text:p>0.128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2755787037">
                <text:p>0.128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512743055556">
                <text:p>0.128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697928240741">
                <text:p>0.128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83113425926">
                <text:p>0.128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68298611111">
                <text:p>0.129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253483796296">
                <text:p>0.129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38668981481">
                <text:p>0.129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23854166667">
                <text:p>0.129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09039351852">
                <text:p>0.129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94224537037">
                <text:p>0.12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179409722222">
                <text:p>0.130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64594907407">
                <text:p>0.130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49780092593">
                <text:p>0.130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34965277778">
                <text:p>0.130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920150462963">
                <text:p>0.130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105335648148">
                <text:p>0.131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90520833333">
                <text:p>0.13129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475706018519">
                <text:p>0.131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60891203704">
                <text:p>0.131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46076388889">
                <text:p>0.13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31261574074">
                <text:p>0.132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216446759259">
                <text:p>0.132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401631944444">
                <text:p>0.13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8681712963">
                <text:p>0.132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772002314815">
                <text:p>0.13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571875">
                <text:p>0.132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142372685185">
                <text:p>0.133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32755787037">
                <text:p>0.133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512743055556">
                <text:p>0.133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697928240741">
                <text:p>0.133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883113425926">
                <text:p>0.133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68298611111">
                <text:p>0.134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253472222222">
                <text:p>0.134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438668981481">
                <text:p>0.13443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623854166667">
                <text:p>0.13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809039351852">
                <text:p>0.134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994224537037">
                <text:p>0.134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179409722222">
                <text:p>0.135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364594907407">
                <text:p>0.135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549780092593">
                <text:p>0.135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734965277778">
                <text:p>0.135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920150462963">
                <text:p>0.13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105335648148">
                <text:p>0.136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290509259259">
                <text:p>0.1362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475706018518">
                <text:p>0.1364757060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660891203704">
                <text:p>0.136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846076388889">
                <text:p>0.136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031261574074">
                <text:p>0.137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216446759259">
                <text:p>0.137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40162037037">
                <text:p>0.137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58681712963">
                <text:p>0.137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772002314815">
                <text:p>0.137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9571875">
                <text:p>0.137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142372685185">
                <text:p>0.138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32755787037">
                <text:p>0.138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512743055556">
                <text:p>0.138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697928240741">
                <text:p>0.138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883113425926">
                <text:p>0.138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068298611111">
                <text:p>0.13906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253483796296">
                <text:p>0.139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438668981482">
                <text:p>0.1394386689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623854166667">
                <text:p>0.13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9039351852">
                <text:p>0.13980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994224537037">
                <text:p>0.13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179409722222">
                <text:p>0.140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364594907407">
                <text:p>0.140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549780092593">
                <text:p>0.14054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734965277778">
                <text:p>0.140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920150462963">
                <text:p>0.140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105335648148">
                <text:p>0.141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290520833333">
                <text:p>0.14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75706018519">
                <text:p>0.141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660891203704">
                <text:p>0.141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846076388889">
                <text:p>0.14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031261574074">
                <text:p>0.14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6446759259">
                <text:p>0.14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401631944444">
                <text:p>0.14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58681712963">
                <text:p>0.142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772002314815">
                <text:p>0.14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9571875">
                <text:p>0.14295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142372685185">
                <text:p>0.14314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32755787037">
                <text:p>0.14332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512743055556">
                <text:p>0.143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697928240741">
                <text:p>0.14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3113425926">
                <text:p>0.14388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068298611111">
                <text:p>0.14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3483796296">
                <text:p>0.14425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438668981481">
                <text:p>0.14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3854166667">
                <text:p>0.14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809039351852">
                <text:p>0.14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94224537037">
                <text:p>0.144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179409722222">
                <text:p>0.14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4594907407">
                <text:p>0.145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549780092593">
                <text:p>0.14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4965277778">
                <text:p>0.14573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920150462963">
                <text:p>0.14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105335648148">
                <text:p>0.14610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290520833333">
                <text:p>0.14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5706018519">
                <text:p>0.14647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660891203704">
                <text:p>0.14666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846076388889">
                <text:p>0.14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31261574074">
                <text:p>0.14703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216446759259">
                <text:p>0.14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401631944444">
                <text:p>0.14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681712963">
                <text:p>0.14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2002314815">
                <text:p>0.147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957175925926">
                <text:p>0.1479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2372685185">
                <text:p>0.14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755787037">
                <text:p>0.14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2743055556">
                <text:p>0.14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7928240741">
                <text:p>0.14869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883101851852">
                <text:p>0.1488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068298611111">
                <text:p>0.14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3483796296">
                <text:p>0.14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8668981481">
                <text:p>0.14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3854166667">
                <text:p>0.14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9039351852">
                <text:p>0.14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4224537037">
                <text:p>0.14999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179409722222">
                <text:p>0.15017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364594907407">
                <text:p>0.15036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549780092593">
                <text:p>0.15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4965277778">
                <text:p>0.15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20150462963">
                <text:p>0.15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5335648148">
                <text:p>0.15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90520833333">
                <text:p>0.15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5706018519">
                <text:p>0.151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0891203704">
                <text:p>0.15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6076388889">
                <text:p>0.15184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031261574074">
                <text:p>0.15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6446759259">
                <text:p>0.15221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401631944444">
                <text:p>0.15240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58681712963">
                <text:p>0.15258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772002314815">
                <text:p>0.15277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9571875">
                <text:p>0.15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2372685185">
                <text:p>0.15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755787037">
                <text:p>0.15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12743055556">
                <text:p>0.15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7928240741">
                <text:p>0.15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3113425926">
                <text:p>0.15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8298611111">
                <text:p>0.15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3483796296">
                <text:p>0.15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38668981481">
                <text:p>0.15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3854166667">
                <text:p>0.15462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809039351852">
                <text:p>0.15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4224537037">
                <text:p>0.15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79409722222">
                <text:p>0.15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4594907407">
                <text:p>0.15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49780092593">
                <text:p>0.15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4965277778">
                <text:p>0.15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20150462963">
                <text:p>0.15592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105335648148">
                <text:p>0.15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90520833333">
                <text:p>0.15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5706018519">
                <text:p>0.156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60891203704">
                <text:p>0.15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6076388889">
                <text:p>0.15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31261574074">
                <text:p>0.15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6446759259">
                <text:p>0.15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401631944444">
                <text:p>0.15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681712963">
                <text:p>0.15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2002314815">
                <text:p>0.15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71875">
                <text:p>0.15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2372685185">
                <text:p>0.15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755787037">
                <text:p>0.15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2743055556">
                <text:p>0.15851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697928240741">
                <text:p>0.15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3113425926">
                <text:p>0.15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8298611111">
                <text:p>0.15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3483796296">
                <text:p>0.15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38668981481">
                <text:p>0.15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3854166667">
                <text:p>0.15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9039351852">
                <text:p>0.15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4224537037">
                <text:p>0.15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9409722222">
                <text:p>0.16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4594907407">
                <text:p>0.16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9780092593">
                <text:p>0.16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4965277778">
                <text:p>0.16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20150462963">
                <text:p>0.16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5335648148">
                <text:p>0.16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0520833333">
                <text:p>0.16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5706018518">
                <text:p>0.16147570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0891203704">
                <text:p>0.16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6076388889">
                <text:p>0.16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1261574074">
                <text:p>0.16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6446759259">
                <text:p>0.16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1631944444">
                <text:p>0.16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681712963">
                <text:p>0.16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2002314815">
                <text:p>0.162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71875">
                <text:p>0.16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2372685185">
                <text:p>0.16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755787037">
                <text:p>0.16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2743055556">
                <text:p>0.16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7928240741">
                <text:p>0.16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3113425926">
                <text:p>0.16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68298611111">
                <text:p>0.16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3483796296">
                <text:p>0.16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8668981481">
                <text:p>0.16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3854166667">
                <text:p>0.16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09039351852">
                <text:p>0.16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4224537037">
                <text:p>0.16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79409722222">
                <text:p>0.16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4594907407">
                <text:p>0.16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49780092593">
                <text:p>0.16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4965277778">
                <text:p>0.16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20150462963">
                <text:p>0.16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105335648148">
                <text:p>0.16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90520833333">
                <text:p>0.16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475694444444">
                <text:p>0.1664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60891203704">
                <text:p>0.16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6076388889">
                <text:p>0.16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1261574074">
                <text:p>0.16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6446759259">
                <text:p>0.16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1631944444">
                <text:p>0.16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681712963">
                <text:p>0.16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2002314815">
                <text:p>0.16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71875">
                <text:p>0.16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2372685185">
                <text:p>0.16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2755787037">
                <text:p>0.16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12743055556">
                <text:p>0.16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697928240741">
                <text:p>0.16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3113425926">
                <text:p>0.16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68298611111">
                <text:p>0.16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53483796296">
                <text:p>0.16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8668981481">
                <text:p>0.16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3854166667">
                <text:p>0.16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09039351852">
                <text:p>0.16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4224537037">
                <text:p>0.16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79409722222">
                <text:p>0.17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64594907407">
                <text:p>0.17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49780092593">
                <text:p>0.17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4965277778">
                <text:p>0.17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20150462963">
                <text:p>0.17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105335648148">
                <text:p>0.17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90520833333">
                <text:p>0.17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5706018519">
                <text:p>0.171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60891203704">
                <text:p>0.17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46076388889">
                <text:p>0.17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31261574074">
                <text:p>0.17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6446759259">
                <text:p>0.17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401631944444">
                <text:p>0.17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8681712963">
                <text:p>0.17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72002314815">
                <text:p>0.172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71875">
                <text:p>0.17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42372685185">
                <text:p>0.17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32755787037">
                <text:p>0.17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512743055556">
                <text:p>0.17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697928240741">
                <text:p>0.17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883113425926">
                <text:p>0.17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068298611111">
                <text:p>0.17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253483796296">
                <text:p>0.17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38668981481">
                <text:p>0.17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623854166667">
                <text:p>0.17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09039351852">
                <text:p>0.17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994224537037">
                <text:p>0.17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179409722222">
                <text:p>0.17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364594907407">
                <text:p>0.17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549780092593">
                <text:p>0.17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734965277778">
                <text:p>0.17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920150462963">
                <text:p>0.17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105335648148">
                <text:p>0.17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290520833333">
                <text:p>0.17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475706018519">
                <text:p>0.176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660891203704">
                <text:p>0.17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846076388889">
                <text:p>0.17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031261574074">
                <text:p>0.17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216446759259">
                <text:p>0.17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401631944444">
                <text:p>0.17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58681712963">
                <text:p>0.17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772002314815">
                <text:p>0.17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9571875">
                <text:p>0.17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42372685185">
                <text:p>0.17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32755787037">
                <text:p>0.17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512743055556">
                <text:p>0.17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697916666667">
                <text:p>0.1786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883113425926">
                <text:p>0.17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68298611111">
                <text:p>0.17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253483796296">
                <text:p>0.17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438668981481">
                <text:p>0.17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623854166667">
                <text:p>0.17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809039351852">
                <text:p>0.17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994224537037">
                <text:p>0.17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179409722222">
                <text:p>0.18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364594907407">
                <text:p>0.18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549780092593">
                <text:p>0.18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734965277778">
                <text:p>0.18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920150462963">
                <text:p>0.18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105335648148">
                <text:p>0.18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290520833333">
                <text:p>0.18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75706018519">
                <text:p>0.181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660891203704">
                <text:p>0.18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846076388889">
                <text:p>0.18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031261574074">
                <text:p>0.18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216446759259">
                <text:p>0.18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401631944444">
                <text:p>0.18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58681712963">
                <text:p>0.18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772002314815">
                <text:p>0.182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9571875">
                <text:p>0.18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142372685185">
                <text:p>0.18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32755787037">
                <text:p>0.18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512743055556">
                <text:p>0.18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697928240741">
                <text:p>0.18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883113425926">
                <text:p>0.18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068298611111">
                <text:p>0.18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253483796296">
                <text:p>0.18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438668981481">
                <text:p>0.18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623854166667">
                <text:p>0.18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809039351852">
                <text:p>0.18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994224537037">
                <text:p>0.18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179409722222">
                <text:p>0.18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364594907407">
                <text:p>0.18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549780092593">
                <text:p>0.18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734965277778">
                <text:p>0.18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920150462963">
                <text:p>0.18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105335648148">
                <text:p>0.18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290520833333">
                <text:p>0.18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475706018519">
                <text:p>0.186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660891203704">
                <text:p>0.18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846076388889">
                <text:p>0.18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031261574074">
                <text:p>0.18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216446759259">
                <text:p>0.18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401631944444">
                <text:p>0.18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58681712963">
                <text:p>0.18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772002314815">
                <text:p>0.18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9571875">
                <text:p>0.18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142372685185">
                <text:p>0.18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32755787037">
                <text:p>0.18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512743055556">
                <text:p>0.18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697928240741">
                <text:p>0.18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883113425926">
                <text:p>0.18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068298611111">
                <text:p>0.18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253483796296">
                <text:p>0.18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438668981481">
                <text:p>0.18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623854166667">
                <text:p>0.18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809039351852">
                <text:p>0.18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994224537037">
                <text:p>0.18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179409722222">
                <text:p>0.19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364594907407">
                <text:p>0.19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549780092593">
                <text:p>0.19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734965277778">
                <text:p>0.19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920150462963">
                <text:p>0.19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105335648148">
                <text:p>0.19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290520833333">
                <text:p>0.19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475706018519">
                <text:p>0.191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660891203704">
                <text:p>0.19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846076388889">
                <text:p>0.19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031261574074">
                <text:p>0.19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216446759259">
                <text:p>0.19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401631944444">
                <text:p>0.19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58681712963">
                <text:p>0.19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772002314815">
                <text:p>0.192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9571875">
                <text:p>0.19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142372685185">
                <text:p>0.19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32755787037">
                <text:p>0.19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512743055556">
                <text:p>0.19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697928240741">
                <text:p>0.19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883113425926">
                <text:p>0.19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068298611111">
                <text:p>0.19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253483796296">
                <text:p>0.19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438668981481">
                <text:p>0.19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623854166667">
                <text:p>0.19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809039351852">
                <text:p>0.19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994224537037">
                <text:p>0.19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179409722222">
                <text:p>0.19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364594907407">
                <text:p>0.19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549780092593">
                <text:p>0.19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734965277778">
                <text:p>0.19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920150462963">
                <text:p>0.19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105335648148">
                <text:p>0.19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290520833333">
                <text:p>0.19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475706018519">
                <text:p>0.196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660891203704">
                <text:p>0.19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846076388889">
                <text:p>0.19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031261574074">
                <text:p>0.19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216446759259">
                <text:p>0.19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401631944444">
                <text:p>0.19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58681712963">
                <text:p>0.19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772002314815">
                <text:p>0.19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9571875">
                <text:p>0.19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142372685185">
                <text:p>0.19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32755787037">
                <text:p>0.19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512743055556">
                <text:p>0.19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697928240741">
                <text:p>0.19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883113425926">
                <text:p>0.19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068298611111">
                <text:p>0.19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253483796296">
                <text:p>0.19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438668981481">
                <text:p>0.19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623854166667">
                <text:p>0.19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809039351852">
                <text:p>0.19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994224537037">
                <text:p>0.19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179409722222">
                <text:p>0.20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364594907407">
                <text:p>0.20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549780092593">
                <text:p>0.20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734965277778">
                <text:p>0.20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920150462963">
                <text:p>0.20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105335648148">
                <text:p>0.20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290520833333">
                <text:p>0.20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475706018519">
                <text:p>0.20147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660891203704">
                <text:p>0.20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846076388889">
                <text:p>0.20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031261574074">
                <text:p>0.20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216446759259">
                <text:p>0.20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401631944444">
                <text:p>0.20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58681712963">
                <text:p>0.20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771990740741">
                <text:p>0.2027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9571875">
                <text:p>0.20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142372685185">
                <text:p>0.20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32755787037">
                <text:p>0.20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512743055556">
                <text:p>0.20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697928240741">
                <text:p>0.20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883113425926">
                <text:p>0.20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068298611111">
                <text:p>0.20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253483796296">
                <text:p>0.20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438668981481">
                <text:p>0.204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623854166667">
                <text:p>0.20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809039351852">
                <text:p>0.20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994224537037">
                <text:p>0.20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179409722222">
                <text:p>0.20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364594907407">
                <text:p>0.20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549780092593">
                <text:p>0.20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734965277778">
                <text:p>0.20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920150462963">
                <text:p>0.20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105335648148">
                <text:p>0.20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290520833333">
                <text:p>0.206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475706018518">
                <text:p>0.20647570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660891203704">
                <text:p>0.20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846076388889">
                <text:p>0.20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031261574074">
                <text:p>0.20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216446759259">
                <text:p>0.207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401631944444">
                <text:p>0.20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58681712963">
                <text:p>0.207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772002314815">
                <text:p>0.207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9571875">
                <text:p>0.20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142372685185">
                <text:p>0.20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32755787037">
                <text:p>0.20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512743055556">
                <text:p>0.20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697928240741">
                <text:p>0.20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883113425926">
                <text:p>0.20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068298611111">
                <text:p>0.20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253483796296">
                <text:p>0.20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438668981481">
                <text:p>0.20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623854166667">
                <text:p>0.209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809039351852">
                <text:p>0.20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994224537037">
                <text:p>0.20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179409722222">
                <text:p>0.21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364594907407">
                <text:p>0.21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549780092593">
                <text:p>0.21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734965277778">
                <text:p>0.21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920150462963">
                <text:p>0.210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105335648148">
                <text:p>0.21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290520833333">
                <text:p>0.21129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475706018518">
                <text:p>0.21147570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660891203704">
                <text:p>0.211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846076388889">
                <text:p>0.211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031261574074">
                <text:p>0.212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216446759259">
                <text:p>0.21221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401631944444">
                <text:p>0.212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58681712963">
                <text:p>0.21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772002314815">
                <text:p>0.21277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9571875">
                <text:p>0.21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142372685185">
                <text:p>0.21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32755787037">
                <text:p>0.213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512743055556">
                <text:p>0.213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697928240741">
                <text:p>0.213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883113425926">
                <text:p>0.213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068298611111">
                <text:p>0.214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253483796296">
                <text:p>0.214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438668981481">
                <text:p>0.21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623854166667">
                <text:p>0.21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809039351852">
                <text:p>0.214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994224537037">
                <text:p>0.214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179409722222">
                <text:p>0.215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364594907407">
                <text:p>0.215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549780092593">
                <text:p>0.215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734965277778">
                <text:p>0.215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920150462963">
                <text:p>0.21592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105335648148">
                <text:p>0.216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290520833333">
                <text:p>0.216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475706018518">
                <text:p>0.21647570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660891203704">
                <text:p>0.21666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846076388889">
                <text:p>0.21684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031261574074">
                <text:p>0.217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216446759259">
                <text:p>0.217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401631944444">
                <text:p>0.21740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58681712963">
                <text:p>0.21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772002314815">
                <text:p>0.217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9571875">
                <text:p>0.217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142372685185">
                <text:p>0.218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32755787037">
                <text:p>0.21832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512743055556">
                <text:p>0.21851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697928240741">
                <text:p>0.21869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883113425926">
                <text:p>0.21888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068298611111">
                <text:p>0.21906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253483796296">
                <text:p>0.21925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438668981481">
                <text:p>0.21943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623854166667">
                <text:p>0.21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809039351852">
                <text:p>0.21980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994224537037">
                <text:p>0.21999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179409722222">
                <text:p>0.22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364594907407">
                <text:p>0.22036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549780092593">
                <text:p>0.22054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734965277778">
                <text:p>0.22073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920150462963">
                <text:p>0.220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105335648148">
                <text:p>0.22110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290520833333">
                <text:p>0.221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475706018519">
                <text:p>0.22147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660891203704">
                <text:p>0.221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846076388889">
                <text:p>0.221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031261574074">
                <text:p>0.22203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216446759259">
                <text:p>0.222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401631944444">
                <text:p>0.222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58681712963">
                <text:p>0.22258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772002314815">
                <text:p>0.222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9571875">
                <text:p>0.22295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142372685185">
                <text:p>0.22314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32755787037">
                <text:p>0.223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512743055556">
                <text:p>0.223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697928240741">
                <text:p>0.223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883113425926">
                <text:p>0.223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068298611111">
                <text:p>0.22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253483796296">
                <text:p>0.224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438668981481">
                <text:p>0.22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623854166667">
                <text:p>0.22462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809039351852">
                <text:p>0.224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994224537037">
                <text:p>0.224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179409722222">
                <text:p>0.225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364594907407">
                <text:p>0.225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549780092593">
                <text:p>0.225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734965277778">
                <text:p>0.225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920150462963">
                <text:p>0.225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105335648148">
                <text:p>0.226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290520833333">
                <text:p>0.226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475706018519">
                <text:p>0.22647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660891203704">
                <text:p>0.226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846076388889">
                <text:p>0.226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031261574074">
                <text:p>0.227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216446759259">
                <text:p>0.227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401631944444">
                <text:p>0.227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58681712963">
                <text:p>0.22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772002314815">
                <text:p>0.227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9571875">
                <text:p>0.227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142372685185">
                <text:p>0.228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32755787037">
                <text:p>0.228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512743055556">
                <text:p>0.228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697928240741">
                <text:p>0.228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883113425926">
                <text:p>0.228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068298611111">
                <text:p>0.229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253483796296">
                <text:p>0.229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438668981481">
                <text:p>0.229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623854166667">
                <text:p>0.22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809039351852">
                <text:p>0.229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994224537037">
                <text:p>0.229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179409722222">
                <text:p>0.23017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364594907407">
                <text:p>0.230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549780092593">
                <text:p>0.230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734965277778">
                <text:p>0.230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920150462963">
                <text:p>0.230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105335648148">
                <text:p>0.231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290520833333">
                <text:p>0.231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475706018518">
                <text:p>0.2314757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660891203704">
                <text:p>0.231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846076388889">
                <text:p>0.231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031261574074">
                <text:p>0.232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216446759259">
                <text:p>0.232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401631944444">
                <text:p>0.232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58681712963">
                <text:p>0.232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772002314815">
                <text:p>0.232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9571875">
                <text:p>0.232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142372685185">
                <text:p>0.233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32755787037">
                <text:p>0.233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512743055556">
                <text:p>0.233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697928240741">
                <text:p>0.233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883113425926">
                <text:p>0.233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068298611111">
                <text:p>0.23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253483796296">
                <text:p>0.234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438668981481">
                <text:p>0.23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623854166667">
                <text:p>0.234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809039351852">
                <text:p>0.234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994224537037">
                <text:p>0.234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179409722222">
                <text:p>0.235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364594907407">
                <text:p>0.235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549780092593">
                <text:p>0.235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734965277778">
                <text:p>0.235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920150462963">
                <text:p>0.235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105335648148">
                <text:p>0.236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290520833333">
                <text:p>0.236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475706018518">
                <text:p>0.2364757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660891203704">
                <text:p>0.236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846076388889">
                <text:p>0.236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031261574074">
                <text:p>0.237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216446759259">
                <text:p>0.237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401631944444">
                <text:p>0.237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58681712963">
                <text:p>0.23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772002314815">
                <text:p>0.237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9571875">
                <text:p>0.237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142372685185">
                <text:p>0.238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32755787037">
                <text:p>0.238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512743055556">
                <text:p>0.238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697928240741">
                <text:p>0.238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883113425926">
                <text:p>0.238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068298611111">
                <text:p>0.239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253483796296">
                <text:p>0.239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438668981481">
                <text:p>0.239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623854166667">
                <text:p>0.23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809039351852">
                <text:p>0.239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994224537037">
                <text:p>0.239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179409722222">
                <text:p>0.240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364594907407">
                <text:p>0.240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549780092593">
                <text:p>0.240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734965277778">
                <text:p>0.240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920150462963">
                <text:p>0.240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105335648148">
                <text:p>0.241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290520833333">
                <text:p>0.241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475706018518">
                <text:p>0.2414757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660891203704">
                <text:p>0.241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846076388889">
                <text:p>0.241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031261574074">
                <text:p>0.242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216446759259">
                <text:p>0.242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401631944444">
                <text:p>0.242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58681712963">
                <text:p>0.242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772002314815">
                <text:p>0.242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9571875">
                <text:p>0.242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142372685185">
                <text:p>0.243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32755787037">
                <text:p>0.243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512743055556">
                <text:p>0.243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697928240741">
                <text:p>0.243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883113425926">
                <text:p>0.243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068298611111">
                <text:p>0.24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253483796296">
                <text:p>0.244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438668981481">
                <text:p>0.24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623854166667">
                <text:p>0.244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809039351852">
                <text:p>0.244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994224537037">
                <text:p>0.244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179409722222">
                <text:p>0.245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364594907407">
                <text:p>0.245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549780092593">
                <text:p>0.245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734965277778">
                <text:p>0.245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920150462963">
                <text:p>0.245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105335648148">
                <text:p>0.246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290520833333">
                <text:p>0.246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475706018519">
                <text:p>0.24647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660891203704">
                <text:p>0.246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846076388889">
                <text:p>0.246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031261574074">
                <text:p>0.247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216446759259">
                <text:p>0.247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401631944444">
                <text:p>0.247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58681712963">
                <text:p>0.24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772002314815">
                <text:p>0.247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9571875">
                <text:p>0.247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142361111111">
                <text:p>0.2481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32755787037">
                <text:p>0.248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512743055556">
                <text:p>0.248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697928240741">
                <text:p>0.248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883113425926">
                <text:p>0.248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068298611111">
                <text:p>0.249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253483796296">
                <text:p>0.249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438668981481">
                <text:p>0.249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623854166667">
                <text:p>0.24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809039351852">
                <text:p>0.249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994224537037">
                <text:p>0.249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179409722222">
                <text:p>0.250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364594907407">
                <text:p>0.250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549780092593">
                <text:p>0.250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734965277778">
                <text:p>0.250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920150462963">
                <text:p>0.250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105335648148">
                <text:p>0.251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290520833333">
                <text:p>0.251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475706018518">
                <text:p>0.2514757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660891203704">
                <text:p>0.251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846076388889">
                <text:p>0.251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031261574074">
                <text:p>0.252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216446759259">
                <text:p>0.252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401631944444">
                <text:p>0.252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58681712963">
                <text:p>0.252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772002314815">
                <text:p>0.252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9571875">
                <text:p>0.252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142372685185">
                <text:p>0.253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32755787037">
                <text:p>0.253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512743055556">
                <text:p>0.253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697928240741">
                <text:p>0.253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883113425926">
                <text:p>0.253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068298611111">
                <text:p>0.25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253483796296">
                <text:p>0.254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438668981481">
                <text:p>0.25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623854166667">
                <text:p>0.254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809039351852">
                <text:p>0.254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994224537037">
                <text:p>0.254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179409722222">
                <text:p>0.255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364594907407">
                <text:p>0.255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549780092593">
                <text:p>0.255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734965277778">
                <text:p>0.255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920150462963">
                <text:p>0.255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105335648148">
                <text:p>0.256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290520833333">
                <text:p>0.256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475694444444">
                <text:p>0.25647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660891203704">
                <text:p>0.25666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846076388889">
                <text:p>0.256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031261574074">
                <text:p>0.257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216446759259">
                <text:p>0.257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401631944444">
                <text:p>0.257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58681712963">
                <text:p>0.25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772002314815">
                <text:p>0.257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9571875">
                <text:p>0.257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142372685185">
                <text:p>0.258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32755787037">
                <text:p>0.258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512743055556">
                <text:p>0.258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697928240741">
                <text:p>0.258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883113425926">
                <text:p>0.258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068298611111">
                <text:p>0.259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253483796296">
                <text:p>0.259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438668981481">
                <text:p>0.259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623854166667">
                <text:p>0.25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809039351852">
                <text:p>0.259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994224537037">
                <text:p>0.259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179409722222">
                <text:p>0.26017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364594907407">
                <text:p>0.26036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549780092593">
                <text:p>0.26054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734965277778">
                <text:p>0.26073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920150462963">
                <text:p>0.260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105335648148">
                <text:p>0.26110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290520833333">
                <text:p>0.26129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475706018519">
                <text:p>0.26147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660891203704">
                <text:p>0.26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846076388889">
                <text:p>0.26184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031261574074">
                <text:p>0.26203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216446759259">
                <text:p>0.26221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401631944444">
                <text:p>0.26240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58681712963">
                <text:p>0.262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772002314815">
                <text:p>0.26277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9571875">
                <text:p>0.26295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142372685185">
                <text:p>0.26314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32755787037">
                <text:p>0.263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512743055556">
                <text:p>0.26351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697928240741">
                <text:p>0.26369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883113425926">
                <text:p>0.26388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068298611111">
                <text:p>0.26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253483796296">
                <text:p>0.264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438668981481">
                <text:p>0.26443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623842592593">
                <text:p>0.26462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809039351852">
                <text:p>0.26480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994224537037">
                <text:p>0.26499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179409722222">
                <text:p>0.265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364594907407">
                <text:p>0.265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549780092593">
                <text:p>0.265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734965277778">
                <text:p>0.265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920150462963">
                <text:p>0.26592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105335648148">
                <text:p>0.266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290520833333">
                <text:p>0.266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475706018518">
                <text:p>0.2664757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660891203704">
                <text:p>0.266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846076388889">
                <text:p>0.266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031261574074">
                <text:p>0.267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216446759259">
                <text:p>0.267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401631944444">
                <text:p>0.267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58681712963">
                <text:p>0.267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772002314815">
                <text:p>0.267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9571875">
                <text:p>0.267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142372685185">
                <text:p>0.268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32755787037">
                <text:p>0.26832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512743055556">
                <text:p>0.268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697928240741">
                <text:p>0.268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883113425926">
                <text:p>0.268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068298611111">
                <text:p>0.269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253483796296">
                <text:p>0.26925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438668981481">
                <text:p>0.269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623854166667">
                <text:p>0.26962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809039351852">
                <text:p>0.269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994224537037">
                <text:p>0.269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179409722222">
                <text:p>0.270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364594907407">
                <text:p>0.270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549780092593">
                <text:p>0.270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734965277778">
                <text:p>0.270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920150462963">
                <text:p>0.270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105335648148">
                <text:p>0.271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290520833333">
                <text:p>0.271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475706018518">
                <text:p>0.271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660891203704">
                <text:p>0.27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846076388889">
                <text:p>0.271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031261574074">
                <text:p>0.272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216446759259">
                <text:p>0.272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401631944444">
                <text:p>0.272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58681712963">
                <text:p>0.27258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772002314815">
                <text:p>0.272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9571875">
                <text:p>0.272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142372685185">
                <text:p>0.273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32755787037">
                <text:p>0.273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512743055555">
                <text:p>0.27351274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697928240741">
                <text:p>0.273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883113425926">
                <text:p>0.273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068298611111">
                <text:p>0.27406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253483796296">
                <text:p>0.274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438668981481">
                <text:p>0.274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623854166667">
                <text:p>0.274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809039351852">
                <text:p>0.274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994224537037">
                <text:p>0.274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179409722222">
                <text:p>0.275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364594907407">
                <text:p>0.275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549780092593">
                <text:p>0.275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734965277778">
                <text:p>0.275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920150462963">
                <text:p>0.275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105335648148">
                <text:p>0.276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290520833333">
                <text:p>0.276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475706018518">
                <text:p>0.276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660891203704">
                <text:p>0.276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846076388889">
                <text:p>0.276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031261574074">
                <text:p>0.277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216446759259">
                <text:p>0.277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401631944444">
                <text:p>0.277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58681712963">
                <text:p>0.277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772002314815">
                <text:p>0.277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9571875">
                <text:p>0.277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142372685185">
                <text:p>0.278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32755787037">
                <text:p>0.278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512743055556">
                <text:p>0.278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697928240741">
                <text:p>0.278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883113425926">
                <text:p>0.278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068298611111">
                <text:p>0.279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253483796296">
                <text:p>0.279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438668981481">
                <text:p>0.279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623854166667">
                <text:p>0.279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809039351852">
                <text:p>0.279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994224537037">
                <text:p>0.279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179409722222">
                <text:p>0.280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364594907407">
                <text:p>0.280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549780092593">
                <text:p>0.280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734965277778">
                <text:p>0.280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920150462963">
                <text:p>0.280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105335648148">
                <text:p>0.281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290520833333">
                <text:p>0.281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475706018518">
                <text:p>0.281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660891203704">
                <text:p>0.28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846076388889">
                <text:p>0.281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031261574074">
                <text:p>0.282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216446759259">
                <text:p>0.282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401631944444">
                <text:p>0.282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58681712963">
                <text:p>0.282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772002314815">
                <text:p>0.282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9571875">
                <text:p>0.282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142372685185">
                <text:p>0.283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32755787037">
                <text:p>0.283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512743055556">
                <text:p>0.283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697928240741">
                <text:p>0.283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883113425926">
                <text:p>0.283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068298611111">
                <text:p>0.284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253483796296">
                <text:p>0.284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438668981481">
                <text:p>0.284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623854166667">
                <text:p>0.284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809039351852">
                <text:p>0.284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994224537037">
                <text:p>0.284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179409722222">
                <text:p>0.285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364594907407">
                <text:p>0.285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549780092593">
                <text:p>0.285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734965277778">
                <text:p>0.285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920150462963">
                <text:p>0.285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105335648148">
                <text:p>0.286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290520833333">
                <text:p>0.286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475706018518">
                <text:p>0.286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660891203704">
                <text:p>0.286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846076388889">
                <text:p>0.286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031261574074">
                <text:p>0.287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216446759259">
                <text:p>0.287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401631944444">
                <text:p>0.287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58681712963">
                <text:p>0.287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772002314815">
                <text:p>0.287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9571875">
                <text:p>0.287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142372685185">
                <text:p>0.288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32755787037">
                <text:p>0.288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512743055555">
                <text:p>0.28851274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697928240741">
                <text:p>0.288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883113425926">
                <text:p>0.288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068298611111">
                <text:p>0.289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253483796296">
                <text:p>0.289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438668981481">
                <text:p>0.289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623854166667">
                <text:p>0.289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809039351852">
                <text:p>0.289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994224537037">
                <text:p>0.289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179409722222">
                <text:p>0.290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364594907407">
                <text:p>0.290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549780092593">
                <text:p>0.290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734965277778">
                <text:p>0.290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920150462963">
                <text:p>0.290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105335648148">
                <text:p>0.291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290520833333">
                <text:p>0.291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475706018518">
                <text:p>0.291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660891203704">
                <text:p>0.29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846076388889">
                <text:p>0.291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031261574074">
                <text:p>0.292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216446759259">
                <text:p>0.292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401631944444">
                <text:p>0.292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586805555555">
                <text:p>0.2925868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772002314815">
                <text:p>0.292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9571875">
                <text:p>0.292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142372685185">
                <text:p>0.293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32755787037">
                <text:p>0.293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512743055556">
                <text:p>0.293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697928240741">
                <text:p>0.293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883113425926">
                <text:p>0.293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068298611111">
                <text:p>0.294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253483796296">
                <text:p>0.294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438668981481">
                <text:p>0.294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623854166667">
                <text:p>0.294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809039351852">
                <text:p>0.294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994224537037">
                <text:p>0.294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179409722222">
                <text:p>0.295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364594907407">
                <text:p>0.295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549780092593">
                <text:p>0.295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734965277778">
                <text:p>0.295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920150462963">
                <text:p>0.295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105335648148">
                <text:p>0.296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290520833333">
                <text:p>0.296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475706018518">
                <text:p>0.296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660891203704">
                <text:p>0.296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846076388889">
                <text:p>0.296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031261574074">
                <text:p>0.297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216446759259">
                <text:p>0.297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401631944444">
                <text:p>0.297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58681712963">
                <text:p>0.297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772002314815">
                <text:p>0.297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9571875">
                <text:p>0.297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142372685185">
                <text:p>0.298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32755787037">
                <text:p>0.298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512743055555">
                <text:p>0.29851274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697928240741">
                <text:p>0.298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883113425926">
                <text:p>0.298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068298611111">
                <text:p>0.299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253483796296">
                <text:p>0.299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438668981481">
                <text:p>0.299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623854166667">
                <text:p>0.299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809039351852">
                <text:p>0.299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994212962963">
                <text:p>0.29999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179409722222">
                <text:p>0.300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364594907407">
                <text:p>0.300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549780092593">
                <text:p>0.300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734965277778">
                <text:p>0.300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920150462963">
                <text:p>0.300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105335648148">
                <text:p>0.301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290520833333">
                <text:p>0.301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475706018519">
                <text:p>0.3014757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660891203704">
                <text:p>0.30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846076388889">
                <text:p>0.301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031261574074">
                <text:p>0.302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216446759259">
                <text:p>0.302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401631944444">
                <text:p>0.302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58681712963">
                <text:p>0.302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772002314815">
                <text:p>0.302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9571875">
                <text:p>0.302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142372685185">
                <text:p>0.303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32755787037">
                <text:p>0.303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512743055556">
                <text:p>0.303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697928240741">
                <text:p>0.303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883113425926">
                <text:p>0.303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068298611111">
                <text:p>0.304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253483796296">
                <text:p>0.304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438668981482">
                <text:p>0.30443866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623854166667">
                <text:p>0.304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809039351852">
                <text:p>0.304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994224537037">
                <text:p>0.304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179409722222">
                <text:p>0.305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364594907407">
                <text:p>0.305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549780092593">
                <text:p>0.305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734965277778">
                <text:p>0.30573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920150462963">
                <text:p>0.30592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105335648148">
                <text:p>0.30610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290520833333">
                <text:p>0.30629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475706018518">
                <text:p>0.30647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660891203704">
                <text:p>0.306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846076388889">
                <text:p>0.30684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031261574074">
                <text:p>0.307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216446759259">
                <text:p>0.307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401631944444">
                <text:p>0.307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58681712963">
                <text:p>0.30758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772002314815">
                <text:p>0.30777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9571875">
                <text:p>0.30795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142372685185">
                <text:p>0.30814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32755787037">
                <text:p>0.30832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512743055556">
                <text:p>0.308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697928240741">
                <text:p>0.30869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883113425926">
                <text:p>0.30888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068298611111">
                <text:p>0.30906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253483796296">
                <text:p>0.30925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438668981481">
                <text:p>0.30943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623854166667">
                <text:p>0.30962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809039351852">
                <text:p>0.30980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994224537037">
                <text:p>0.30999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179409722222">
                <text:p>0.31017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364594907407">
                <text:p>0.31036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549780092593">
                <text:p>0.31054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734965277778">
                <text:p>0.3107349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920150462963">
                <text:p>0.31092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105335648148">
                <text:p>0.3111053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290520833333">
                <text:p>0.3112905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475706018519">
                <text:p>0.3114757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660891203704">
                <text:p>0.31166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846076388889">
                <text:p>0.31184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031261574074">
                <text:p>0.31203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216446759259">
                <text:p>0.31221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401631944444">
                <text:p>0.31240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58681712963">
                <text:p>0.31258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772002314815">
                <text:p>0.3127720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9571875">
                <text:p>0.31295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142372685185">
                <text:p>0.31314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32755787037">
                <text:p>0.31332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512743055556">
                <text:p>0.31351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697928240741">
                <text:p>0.3136979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883113425926">
                <text:p>0.3138831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068298611111">
                <text:p>0.3140682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253483796296">
                <text:p>0.314253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438668981481">
                <text:p>0.3144386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623854166667">
                <text:p>0.3146238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809039351852">
                <text:p>0.3148090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994224537037">
                <text:p>0.31499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179409722222">
                <text:p>0.31517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364594907407">
                <text:p>0.3153645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549780092593">
                <text:p>0.3155497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734965277778">
                <text:p>0.3157349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920150462963">
                <text:p>0.31592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105335648148">
                <text:p>0.3161053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290520833333">
                <text:p>0.3162905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475706018518">
                <text:p>0.3164757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660891203704">
                <text:p>0.3166608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846076388889">
                <text:p>0.31684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031261574074">
                <text:p>0.3170312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216446759259">
                <text:p>0.3172164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401631944444">
                <text:p>0.3174016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58681712963">
                <text:p>0.31758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772002314815">
                <text:p>0.3177720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9571875">
                <text:p>0.31795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142372685185">
                <text:p>0.31814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32755787037">
                <text:p>0.31832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512743055556">
                <text:p>0.3185127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697928240741">
                <text:p>0.3186979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883113425926">
                <text:p>0.3188831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068298611111">
                <text:p>0.3190682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253483796296">
                <text:p>0.319253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438668981481">
                <text:p>0.3194386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623854166667">
                <text:p>0.3196238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809039351852">
                <text:p>0.3198090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994224537037">
                <text:p>0.31999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179409722222">
                <text:p>0.32017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364594907407">
                <text:p>0.3203645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549780092593">
                <text:p>0.3205497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734965277778">
                <text:p>0.3207349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920150462963">
                <text:p>0.32092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105335648148">
                <text:p>0.3211053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290520833333">
                <text:p>0.3212905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475706018519">
                <text:p>0.32147570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660891203704">
                <text:p>0.3216608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846076388889">
                <text:p>0.32184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031261574074">
                <text:p>0.3220312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216446759259">
                <text:p>0.3222164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401631944444">
                <text:p>0.3224016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58681712963">
                <text:p>0.32258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772002314815">
                <text:p>0.3227720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9571875">
                <text:p>0.32295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142372685185">
                <text:p>0.32314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32755787037">
                <text:p>0.32332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512743055556">
                <text:p>0.3235127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697928240741">
                <text:p>0.3236979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883113425926">
                <text:p>0.3238831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068298611111">
                <text:p>0.3240682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253483796296">
                <text:p>0.324253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438668981481">
                <text:p>0.3244386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623854166667">
                <text:p>0.3246238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809039351852">
                <text:p>0.3248090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994224537037">
                <text:p>0.32499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179409722222">
                <text:p>0.32517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364594907407">
                <text:p>0.3253645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549780092593">
                <text:p>0.3255497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734965277778">
                <text:p>0.3257349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920150462963">
                <text:p>0.32592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105335648148">
                <text:p>0.3261053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290520833333">
                <text:p>0.3262905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475706018518">
                <text:p>0.3264757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660891203704">
                <text:p>0.32666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846076388889">
                <text:p>0.32684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031261574074">
                <text:p>0.3270312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216446759259">
                <text:p>0.3272164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401631944444">
                <text:p>0.3274016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58681712963">
                <text:p>0.32758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772002314815">
                <text:p>0.32777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9571875">
                <text:p>0.32795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142372685185">
                <text:p>0.32814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32755787037">
                <text:p>0.32832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512743055556">
                <text:p>0.3285127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697928240741">
                <text:p>0.32869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883113425926">
                <text:p>0.32888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068298611111">
                <text:p>0.32906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253483796296">
                <text:p>0.32925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438668981481">
                <text:p>0.3294386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623854166667">
                <text:p>0.32962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809039351852">
                <text:p>0.32980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994224537037">
                <text:p>0.32999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179409722222">
                <text:p>0.33017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364594907407">
                <text:p>0.33036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549780092593">
                <text:p>0.33054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734965277778">
                <text:p>0.33073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920150462963">
                <text:p>0.33092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105335648148">
                <text:p>0.3311053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290509259259">
                <text:p>0.33129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475706018519">
                <text:p>0.33147570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660891203704">
                <text:p>0.33166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846076388889">
                <text:p>0.3318460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031261574074">
                <text:p>0.33203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216446759259">
                <text:p>0.3322164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401631944444">
                <text:p>0.3324016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58681712963">
                <text:p>0.3325868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772002314815">
                <text:p>0.33277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9571875">
                <text:p>0.33295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142372685185">
                <text:p>0.3331423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32755787037">
                <text:p>0.3333275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512743055556">
                <text:p>0.3335127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697928240741">
                <text:p>0.33369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883113425926">
                <text:p>0.33388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068298611111">
                <text:p>0.33406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253483796296">
                <text:p>0.33425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438668981481">
                <text:p>0.3344386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623854166667">
                <text:p>0.33462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809039351852">
                <text:p>0.33480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994224537037">
                <text:p>0.33499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179409722222">
                <text:p>0.33517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364594907407">
                <text:p>0.33536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549780092593">
                <text:p>0.33554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734965277778">
                <text:p>0.33573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920150462963">
                <text:p>0.33592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105335648148">
                <text:p>0.3361053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290520833333">
                <text:p>0.3362905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475706018518">
                <text:p>0.3364757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660891203704">
                <text:p>0.33666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846076388889">
                <text:p>0.3368460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031261574074">
                <text:p>0.33703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216446759259">
                <text:p>0.3372164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401631944444">
                <text:p>0.3374016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58681712963">
                <text:p>0.3375868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772002314815">
                <text:p>0.33777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9571875">
                <text:p>0.33795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142372685185">
                <text:p>0.3381423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32755787037">
                <text:p>0.3383275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512743055555">
                <text:p>0.3385127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697928240741">
                <text:p>0.33869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883113425926">
                <text:p>0.33888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068298611111">
                <text:p>0.33906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253483796296">
                <text:p>0.33925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438668981481">
                <text:p>0.3394386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623854166667">
                <text:p>0.33962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809039351852">
                <text:p>0.33980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994224537037">
                <text:p>0.33999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179409722222">
                <text:p>0.34017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364594907407">
                <text:p>0.34036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549780092593">
                <text:p>0.34054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734965277778">
                <text:p>0.34073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920150462963">
                <text:p>0.34092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105335648148">
                <text:p>0.3411053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290520833333">
                <text:p>0.3412905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475706018518">
                <text:p>0.3414757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660891203704">
                <text:p>0.34166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846076388889">
                <text:p>0.3418460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031261574074">
                <text:p>0.34203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216446759259">
                <text:p>0.3422164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401631944444">
                <text:p>0.3424016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58681712963">
                <text:p>0.3425868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772002314815">
                <text:p>0.34277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9571875">
                <text:p>0.34295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142372685185">
                <text:p>0.3431423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32755787037">
                <text:p>0.3433275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512743055556">
                <text:p>0.3435127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697928240741">
                <text:p>0.34369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883113425926">
                <text:p>0.34388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068298611111">
                <text:p>0.34406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253483796296">
                <text:p>0.34425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438668981481">
                <text:p>0.3444386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623854166667">
                <text:p>0.34462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809039351852">
                <text:p>0.34480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994224537037">
                <text:p>0.34499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179409722222">
                <text:p>0.34517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364594907407">
                <text:p>0.34536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549780092593">
                <text:p>0.34554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734965277778">
                <text:p>0.34573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920150462963">
                <text:p>0.34592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105335648148">
                <text:p>0.346105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290520833333">
                <text:p>0.346290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475706018518">
                <text:p>0.3464757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660891203704">
                <text:p>0.34666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846076388889">
                <text:p>0.346846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031261574074">
                <text:p>0.34703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216446759259">
                <text:p>0.347216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401631944444">
                <text:p>0.347401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58681712963">
                <text:p>0.3475868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772002314815">
                <text:p>0.3477720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9571875">
                <text:p>0.34795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142372685185">
                <text:p>0.348142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32755787037">
                <text:p>0.348327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512743055555">
                <text:p>0.34851274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697928240741">
                <text:p>0.348697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883113425926">
                <text:p>0.348883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068298611111">
                <text:p>0.349068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253483796296">
                <text:p>0.349253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438668981481">
                <text:p>0.349438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623854166667">
                <text:p>0.349623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809039351852">
                <text:p>0.349809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994224537037">
                <text:p>0.34999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179409722222">
                <text:p>0.3501794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364594907407">
                <text:p>0.350364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549780092593">
                <text:p>0.3505497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734965277778">
                <text:p>0.350734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920150462963">
                <text:p>0.35092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105335648148">
                <text:p>0.351105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290520833333">
                <text:p>0.351290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475706018518">
                <text:p>0.3514757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660891203704">
                <text:p>0.3516608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846076388889">
                <text:p>0.351846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031261574074">
                <text:p>0.352031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216446759259">
                <text:p>0.352216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401631944444">
                <text:p>0.352401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58681712963">
                <text:p>0.3525868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772002314815">
                <text:p>0.3527720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9571875">
                <text:p>0.35295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142372685185">
                <text:p>0.353142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32755787037">
                <text:p>0.353327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512743055555">
                <text:p>0.35351274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697928240741">
                <text:p>0.353697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883113425926">
                <text:p>0.353883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068298611111">
                <text:p>0.354068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253483796296">
                <text:p>0.354253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438668981481">
                <text:p>0.354438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623854166667">
                <text:p>0.354623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809039351852">
                <text:p>0.354809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994224537037">
                <text:p>0.35499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179409722222">
                <text:p>0.3551794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364594907407">
                <text:p>0.355364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549780092592">
                <text:p>0.3555497800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734965277778">
                <text:p>0.355734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920150462963">
                <text:p>0.35592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105335648148">
                <text:p>0.356105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290520833333">
                <text:p>0.356290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475706018518">
                <text:p>0.3564757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660891203704">
                <text:p>0.356660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846076388889">
                <text:p>0.356846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031261574074">
                <text:p>0.357031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216446759259">
                <text:p>0.357216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401631944444">
                <text:p>0.3574016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58681712963">
                <text:p>0.3575868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772002314815">
                <text:p>0.357772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9571875">
                <text:p>0.35795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142372685185">
                <text:p>0.3581423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32755787037">
                <text:p>0.358327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512743055556">
                <text:p>0.3585127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697928240741">
                <text:p>0.358697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883113425926">
                <text:p>0.358883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068298611111">
                <text:p>0.3590682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253483796296">
                <text:p>0.359253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438668981481">
                <text:p>0.359438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623854166667">
                <text:p>0.359623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809039351852">
                <text:p>0.359809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994224537037">
                <text:p>0.35999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179409722222">
                <text:p>0.360179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364594907407">
                <text:p>0.3603645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549780092593">
                <text:p>0.360549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734965277778">
                <text:p>0.3607349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920150462963">
                <text:p>0.36092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105335648148">
                <text:p>0.3611053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290520833333">
                <text:p>0.3612905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475706018519">
                <text:p>0.3614757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660891203704">
                <text:p>0.361660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846076388889">
                <text:p>0.361846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031261574074">
                <text:p>0.3620312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216446759259">
                <text:p>0.362216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401631944444">
                <text:p>0.3624016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58681712963">
                <text:p>0.3625868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772002314815">
                <text:p>0.362772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9571875">
                <text:p>0.36295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3142372685185">
                <text:p>0.3631423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332755787037">
                <text:p>0.363327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3512743055555">
                <text:p>0.3635127430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3697928240741">
                <text:p>0.363697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3883113425926">
                <text:p>0.363883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068298611111">
                <text:p>0.3640682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253483796296">
                <text:p>0.364253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438668981481">
                <text:p>0.364438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623854166667">
                <text:p>0.364623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809039351852">
                <text:p>0.364809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994224537037">
                <text:p>0.36499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179409722222">
                <text:p>0.365179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364594907407">
                <text:p>0.3653645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549780092593">
                <text:p>0.365549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734965277778">
                <text:p>0.36573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920150462963">
                <text:p>0.365920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105335648148">
                <text:p>0.3661053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290520833333">
                <text:p>0.366290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475706018518">
                <text:p>0.3664757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660891203704">
                <text:p>0.366660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846076388889">
                <text:p>0.366846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031261574074">
                <text:p>0.367031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216446759259">
                <text:p>0.367216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401631944444">
                <text:p>0.367401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58681712963">
                <text:p>0.367586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772002314815">
                <text:p>0.367772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9571875">
                <text:p>0.36795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142372685185">
                <text:p>0.368142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32755787037">
                <text:p>0.3683275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512743055556">
                <text:p>0.368512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697928240741">
                <text:p>0.3686979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883113425926">
                <text:p>0.368883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068298611111">
                <text:p>0.369068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253483796296">
                <text:p>0.369253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438668981481">
                <text:p>0.369438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623854166667">
                <text:p>0.369623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809039351852">
                <text:p>0.369809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994224537037">
                <text:p>0.369994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0179409722222">
                <text:p>0.370179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0364594907407">
                <text:p>0.3703645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0549780092593">
                <text:p>0.370549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0734965277778">
                <text:p>0.37073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0920150462963">
                <text:p>0.370920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105335648148">
                <text:p>0.3711053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290520833333">
                <text:p>0.371290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475706018518">
                <text:p>0.3714757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660891203704">
                <text:p>0.371660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846076388889">
                <text:p>0.371846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031261574074">
                <text:p>0.372031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216446759259">
                <text:p>0.372216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401631944444">
                <text:p>0.372401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58681712963">
                <text:p>0.372586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772002314815">
                <text:p>0.372772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9571875">
                <text:p>0.37295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142372685185">
                <text:p>0.373142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32755787037">
                <text:p>0.3733275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512743055555">
                <text:p>0.3735127430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697928240741">
                <text:p>0.3736979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883113425926">
                <text:p>0.373883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068298611111">
                <text:p>0.374068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253483796296">
                <text:p>0.374253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438668981481">
                <text:p>0.374438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623854166667">
                <text:p>0.374623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809039351852">
                <text:p>0.374809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994224537037">
                <text:p>0.374994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179409722222">
                <text:p>0.375179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364594907407">
                <text:p>0.3753645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549780092593">
                <text:p>0.3755497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734965277778">
                <text:p>0.375734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920150462963">
                <text:p>0.37592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105335648148">
                <text:p>0.3761053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290520833333">
                <text:p>0.3762905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475706018518">
                <text:p>0.37647570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660891203704">
                <text:p>0.3766608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846076388889">
                <text:p>0.3768460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031261574074">
                <text:p>0.3770312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216446759259">
                <text:p>0.3772164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401631944444">
                <text:p>0.377401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58681712963">
                <text:p>0.3775868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772002314815">
                <text:p>0.3777720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9571875">
                <text:p>0.377957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8142372685185">
                <text:p>0.37814237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832755787037">
                <text:p>0.3783275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8512743055556">
                <text:p>0.3785127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8697928240741">
                <text:p>0.3786979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8883113425926">
                <text:p>0.3788831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9068298611111">
                <text:p>0.3790682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9253483796296">
                <text:p>0.379253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438668981481">
                <text:p>0.3794386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9623854166667">
                <text:p>0.37962385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9809039351852">
                <text:p>0.3798090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994224537037">
                <text:p>0.379994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179409722222">
                <text:p>0.3801794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364594907407">
                <text:p>0.3803645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549780092593">
                <text:p>0.3805497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734965277778">
                <text:p>0.380734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920150462963">
                <text:p>0.380920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105335648148">
                <text:p>0.381105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290520833333">
                <text:p>0.3812905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475706018518">
                <text:p>0.38147570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660891203704">
                <text:p>0.3816608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846076388889">
                <text:p>0.3818460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031261574074">
                <text:p>0.3820312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216446759259">
                <text:p>0.382216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401631944444">
                <text:p>0.3824016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58681712963">
                <text:p>0.3825868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772002314815">
                <text:p>0.3827720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9571875">
                <text:p>0.3829571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142372685185">
                <text:p>0.3831423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32755787037">
                <text:p>0.3833275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512743055556">
                <text:p>0.3835127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697928240741">
                <text:p>0.3836979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883113425926">
                <text:p>0.3838831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068298611111">
                <text:p>0.3840682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253483796296">
                <text:p>0.384253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438668981481">
                <text:p>0.3844386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623854166667">
                <text:p>0.3846238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809039351852">
                <text:p>0.3848090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994224537037">
                <text:p>0.3849942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179409722222">
                <text:p>0.3851794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364594907407">
                <text:p>0.385364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549780092593">
                <text:p>0.385549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734965277778">
                <text:p>0.3857349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920150462963">
                <text:p>0.385920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105335648148">
                <text:p>0.386105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290520833333">
                <text:p>0.3862905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475706018519">
                <text:p>0.38647570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660891203704">
                <text:p>0.3866608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846076388889">
                <text:p>0.3868460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03125">
                <text:p>0.3870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216446759259">
                <text:p>0.387216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401631944444">
                <text:p>0.38740163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58681712963">
                <text:p>0.38758681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772002314815">
                <text:p>0.3877720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9571875">
                <text:p>0.3879571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142372685185">
                <text:p>0.38814237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32755787037">
                <text:p>0.38832755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512743055556">
                <text:p>0.38851274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697928240741">
                <text:p>0.38869792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883113425926">
                <text:p>0.38888311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068298611111">
                <text:p>0.38906829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253483796296">
                <text:p>0.38925348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438668981481">
                <text:p>0.38943866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623854166667">
                <text:p>0.38962385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809039351852">
                <text:p>0.38980903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994224537037">
                <text:p>0.389994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179409722222">
                <text:p>0.39017940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364594907407">
                <text:p>0.39036459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549780092593">
                <text:p>0.39054978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734965277778">
                <text:p>0.39073496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920150462963">
                <text:p>0.39092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105335648148">
                <text:p>0.39110533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290520833333">
                <text:p>0.39129052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475706018518">
                <text:p>0.39147570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660891203704">
                <text:p>0.3916608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846076388889">
                <text:p>0.3918460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031261574074">
                <text:p>0.3920312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216446759259">
                <text:p>0.39221644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401631944444">
                <text:p>0.39240163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58681712963">
                <text:p>0.3925868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772002314815">
                <text:p>0.39277200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9571875">
                <text:p>0.3929571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142372685185">
                <text:p>0.3931423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32755787037">
                <text:p>0.39332755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512743055556">
                <text:p>0.39351274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697928240741">
                <text:p>0.39369792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883113425926">
                <text:p>0.39388311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068298611111">
                <text:p>0.3940682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253483796296">
                <text:p>0.39425348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438668981481">
                <text:p>0.39443866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623854166667">
                <text:p>0.39462385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809039351852">
                <text:p>0.39480903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994224537037">
                <text:p>0.3949942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179409722222">
                <text:p>0.39517940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364594907407">
                <text:p>0.3953645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549780092593">
                <text:p>0.3955497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734965277778">
                <text:p>0.39573496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920150462963">
                <text:p>0.39592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105335648148">
                <text:p>0.39610533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6290520833333">
                <text:p>0.39629052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475706018518">
                <text:p>0.396475706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6660891203704">
                <text:p>0.39666089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6846076388889">
                <text:p>0.39684607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031261574074">
                <text:p>0.3970312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216446759259">
                <text:p>0.39721644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401631944444">
                <text:p>0.39740163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58681712963">
                <text:p>0.39758681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772002314815">
                <text:p>0.39777200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9571875">
                <text:p>0.3979571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142372685185">
                <text:p>0.39814237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32755787037">
                <text:p>0.39832755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512743055555">
                <text:p>0.3985127430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697928240741">
                <text:p>0.39869792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8883113425926">
                <text:p>0.39888311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068298611111">
                <text:p>0.39906829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253483796296">
                <text:p>0.39925348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438668981481">
                <text:p>0.39943866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623854166667">
                <text:p>0.39962385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809039351852">
                <text:p>0.39980903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9994224537037">
                <text:p>0.3999942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0179409722222">
                <text:p>0.40017940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0364594907407">
                <text:p>0.40036459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0549780092593">
                <text:p>0.40054978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0734965277778">
                <text:p>0.40073496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0920150462963">
                <text:p>0.4009201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105335648148">
                <text:p>0.40110533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290520833333">
                <text:p>0.40129052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475706018519">
                <text:p>0.40147570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660891203704">
                <text:p>0.40166089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846076388889">
                <text:p>0.40184607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031261574074">
                <text:p>0.40203126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2216446759259">
                <text:p>0.402216446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2401631944444">
                <text:p>0.40240163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258681712963">
                <text:p>0.402586817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2772002314815">
                <text:p>0.40277200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29571875">
                <text:p>0.40295718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142372685185">
                <text:p>0.40314237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32755787037">
                <text:p>0.40332755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512743055556">
                <text:p>0.40351274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697928240741">
                <text:p>0.40369792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3883113425926">
                <text:p>0.40388311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068298611111">
                <text:p>0.40406829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253483796296">
                <text:p>0.40425348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438668981481">
                <text:p>0.40443866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623854166667">
                <text:p>0.40462385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809039351852">
                <text:p>0.40480903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4994224537037">
                <text:p>0.40499422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179409722222">
                <text:p>0.40517940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364594907407">
                <text:p>0.40536459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549780092593">
                <text:p>0.40554978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734965277778">
                <text:p>0.40573496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920150462963">
                <text:p>0.405920150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6105335648148">
                <text:p>0.4061053356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6290520833333">
                <text:p>0.406290520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6475706018519">
                <text:p>0.4064757060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6660891203704">
                <text:p>0.4066608912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6846076388889">
                <text:p>0.4068460763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031261574074">
                <text:p>0.407031261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216446759259">
                <text:p>0.407216446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401631944444">
                <text:p>0.407401631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758681712963">
                <text:p>0.4075868171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7772002314815">
                <text:p>0.407772002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79571875">
                <text:p>0.40795718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142372685185">
                <text:p>0.4081423726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32755787037">
                <text:p>0.4083275578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512743055556">
                <text:p>0.4085127430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8697928240741">
                <text:p>0.408697928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8883113425926">
                <text:p>0.4088831134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068298611111">
                <text:p>0.409068298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253483796296">
                <text:p>0.409253483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438668981481">
                <text:p>0.4094386689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623854166667">
                <text:p>0.4096238541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809039351852">
                <text:p>0.409809039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9994224537037">
                <text:p>0.40999422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179409722222">
                <text:p>0.4101794097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364594907407">
                <text:p>0.410364594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549780092593">
                <text:p>0.4105497800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734965277778">
                <text:p>0.4107349652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0920150462963">
                <text:p>0.410920150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105335648148">
                <text:p>0.4111053356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290520833333">
                <text:p>0.4112905208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475706018519">
                <text:p>0.4114757060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660891203704">
                <text:p>0.4116608912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846076388889">
                <text:p>0.411846076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2031261574074">
                <text:p>0.4120312615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2216446759259">
                <text:p>0.41221644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2401631944444">
                <text:p>0.4124016319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58681712963">
                <text:p>0.4125868171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772002314815">
                <text:p>0.4127720023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783576388889">
                <text:p>0.4127835763888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